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amm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/>
          <table:table-cell office:value-type="float" office:value="10100" calcext:value-type="float">
            <text:p>10100</text:p>
          </table:table-cell>
          <table:table-cell office:value-type="float" office:value="271.87976" calcext:value-type="float">
            <text:p>271.87976</text:p>
          </table:table-cell>
          <table:table-cell office:value-type="float" office:value="-941.59129" calcext:value-type="float">
            <text:p>-941.59129</text:p>
          </table:table-cell>
          <table:table-cell office:value-type="float" office:value="81000" calcext:value-type="float">
            <text:p>81000</text:p>
          </table:table-cell>
          <table:table-cell office:value-type="float" office:value="-258.74581" calcext:value-type="float">
            <text:p>-258.74581</text:p>
          </table:table-cell>
          <table:table-cell office:value-type="float" office:value="597.28095" calcext:value-type="float">
            <text:p>597.28095</text:p>
          </table:table-cell>
          <table:table-cell office:value-type="float" office:value="338.53514" calcext:value-type="float">
            <text:p>338.53514</text:p>
          </table:table-cell>
          <table:table-cell office:value-type="float" office:value="18.771706" calcext:value-type="float">
            <text:p>18.771706</text:p>
          </table:table-cell>
          <table:table-cell table:style-name="ce1" office:value-type="string" calcext:value-type="string">
            <text:p>AVERAGE: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Pzz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PotEng</text:p>
          </table:table-cell>
          <table:table-cell table:style-name="ce1" office:value-type="string" calcext:value-type="string">
            <text:p>KingEng</text:p>
          </table:table-cell>
          <table:table-cell table:style-name="ce1" office:value-type="string" calcext:value-type="string">
            <text:p>v_TotEng</text:p>
          </table:table-cell>
          <table:table-cell table:style-name="ce1" office:value-type="string" calcext:value-type="string">
            <text:p>v_IFT</text:p>
          </table:table-cell>
        </table:table-row>
        <table:table-row table:style-name="ro1">
          <table:table-cell/>
          <table:table-cell office:value-type="float" office:value="10200" calcext:value-type="float">
            <text:p>10200</text:p>
          </table:table-cell>
          <table:table-cell office:value-type="float" office:value="305.21599" calcext:value-type="float">
            <text:p>305.21599</text:p>
          </table:table-cell>
          <table:table-cell office:value-type="float" office:value="557.67716" calcext:value-type="float">
            <text:p>557.67716</text:p>
          </table:table-cell>
          <table:table-cell office:value-type="float" office:value="81000" calcext:value-type="float">
            <text:p>81000</text:p>
          </table:table-cell>
          <table:table-cell office:value-type="float" office:value="-261.20921" calcext:value-type="float">
            <text:p>-261.20921</text:p>
          </table:table-cell>
          <table:table-cell office:value-type="float" office:value="670.51589" calcext:value-type="float">
            <text:p>670.51589</text:p>
          </table:table-cell>
          <table:table-cell office:value-type="float" office:value="409.30668" calcext:value-type="float">
            <text:p>409.30668</text:p>
          </table:table-cell>
          <table:table-cell office:value-type="float" office:value="153.55887" calcext:value-type="float">
            <text:p>153.55887</text:p>
          </table:table-cell>
          <table:table-cell table:style-name="ce1"/>
          <table:table-cell table:style-name="ce2" table:formula="of:=AVERAGE([.C$1:.C$1048576])" office:value-type="float" office:value="298.4205834" calcext:value-type="float">
            <text:p>298.4205834</text:p>
          </table:table-cell>
          <table:table-cell table:style-name="ce2" table:formula="of:=AVERAGE([.D$1:.D$1048576])" office:value-type="float" office:value="-39.4311791193" calcext:value-type="float">
            <text:p>-39.4311791193</text:p>
          </table:table-cell>
          <table:table-cell table:style-name="ce2" table:formula="of:=AVERAGE([.E$1:.E$1048576])" office:value-type="float" office:value="81000" calcext:value-type="float">
            <text:p>81000</text:p>
          </table:table-cell>
          <table:table-cell table:style-name="ce2" table:formula="of:=AVERAGE([.F$1:.F$1048576])" office:value-type="float" office:value="-683.89547599" calcext:value-type="float">
            <text:p>-683.89547599</text:p>
          </table:table-cell>
          <table:table-cell table:style-name="ce2" table:formula="of:=AVERAGE([.G$1:.G$1048576])" office:value-type="float" office:value="655.587349909999" calcext:value-type="float">
            <text:p>655.587349909999</text:p>
          </table:table-cell>
          <table:table-cell table:style-name="ce2" table:formula="of:=AVERAGE([.H$1:.H$1048576])" office:value-type="float" office:value="-28.3081260794" calcext:value-type="float">
            <text:p>-28.3081260794</text:p>
          </table:table-cell>
          <table:table-cell table:style-name="ce2" table:formula="of:=AVERAGE([.I$1:.I$1048576])" office:value-type="float" office:value="13.17984018274" calcext:value-type="float">
            <text:p>13.17984018274</text:p>
          </table:table-cell>
        </table:table-row>
        <table:table-row table:style-name="ro1">
          <table:table-cell/>
          <table:table-cell office:value-type="float" office:value="10300" calcext:value-type="float">
            <text:p>10300</text:p>
          </table:table-cell>
          <table:table-cell office:value-type="float" office:value="294.24464" calcext:value-type="float">
            <text:p>294.24464</text:p>
          </table:table-cell>
          <table:table-cell office:value-type="float" office:value="967.44243" calcext:value-type="float">
            <text:p>967.44243</text:p>
          </table:table-cell>
          <table:table-cell office:value-type="float" office:value="81000" calcext:value-type="float">
            <text:p>81000</text:p>
          </table:table-cell>
          <table:table-cell office:value-type="float" office:value="-186.91727" calcext:value-type="float">
            <text:p>-186.91727</text:p>
          </table:table-cell>
          <table:table-cell office:value-type="float" office:value="646.41341" calcext:value-type="float">
            <text:p>646.41341</text:p>
          </table:table-cell>
          <table:table-cell office:value-type="float" office:value="459.49613" calcext:value-type="float">
            <text:p>459.49613</text:p>
          </table:table-cell>
          <table:table-cell office:value-type="float" office:value="9.1051444" calcext:value-type="float">
            <text:p>9.1051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0" calcext:value-type="float">
            <text:p>10400</text:p>
          </table:table-cell>
          <table:table-cell office:value-type="float" office:value="309.64623" calcext:value-type="float">
            <text:p>309.64623</text:p>
          </table:table-cell>
          <table:table-cell office:value-type="float" office:value="1112.6867" calcext:value-type="float">
            <text:p>1112.6867</text:p>
          </table:table-cell>
          <table:table-cell office:value-type="float" office:value="81000" calcext:value-type="float">
            <text:p>81000</text:p>
          </table:table-cell>
          <table:table-cell office:value-type="float" office:value="-206.50046" calcext:value-type="float">
            <text:p>-206.50046</text:p>
          </table:table-cell>
          <table:table-cell office:value-type="float" office:value="680.24848" calcext:value-type="float">
            <text:p>680.24848</text:p>
          </table:table-cell>
          <table:table-cell office:value-type="float" office:value="473.74802" calcext:value-type="float">
            <text:p>473.74802</text:p>
          </table:table-cell>
          <table:table-cell office:value-type="float" office:value="35.670532" calcext:value-type="float">
            <text:p>35.670532</text:p>
          </table:table-cell>
          <table:table-cell/>
          <table:table-cell office:value-type="string" calcext:value-type="string">
            <text:p>Slide 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305.5806" calcext:value-type="float">
            <text:p>305.5806</text:p>
          </table:table-cell>
          <table:table-cell office:value-type="float" office:value="-73.4973" calcext:value-type="float">
            <text:p>-73.4973</text:p>
          </table:table-cell>
          <table:table-cell office:value-type="float" office:value="81000" calcext:value-type="float">
            <text:p>81000</text:p>
          </table:table-cell>
          <table:table-cell office:value-type="float" office:value="-226.99238" calcext:value-type="float">
            <text:p>-226.99238</text:p>
          </table:table-cell>
          <table:table-cell office:value-type="float" office:value="671.31689" calcext:value-type="float">
            <text:p>671.31689</text:p>
          </table:table-cell>
          <table:table-cell office:value-type="float" office:value="444.32451" calcext:value-type="float">
            <text:p>444.32451</text:p>
          </table:table-cell>
          <table:table-cell office:value-type="float" office:value="-62.052718" calcext:value-type="float">
            <text:p>-62.052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294.51994" calcext:value-type="float">
            <text:p>294.51994</text:p>
          </table:table-cell>
          <table:table-cell office:value-type="float" office:value="-713.2272" calcext:value-type="float">
            <text:p>-713.2272</text:p>
          </table:table-cell>
          <table:table-cell office:value-type="float" office:value="81000" calcext:value-type="float">
            <text:p>81000</text:p>
          </table:table-cell>
          <table:table-cell office:value-type="float" office:value="-225.60224" calcext:value-type="float">
            <text:p>-225.60224</text:p>
          </table:table-cell>
          <table:table-cell office:value-type="float" office:value="647.01819" calcext:value-type="float">
            <text:p>647.01819</text:p>
          </table:table-cell>
          <table:table-cell office:value-type="float" office:value="421.41595" calcext:value-type="float">
            <text:p>421.41595</text:p>
          </table:table-cell>
          <table:table-cell office:value-type="float" office:value="64.068068" calcext:value-type="float">
            <text:p>64.068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0" calcext:value-type="float">
            <text:p>10700</text:p>
          </table:table-cell>
          <table:table-cell office:value-type="float" office:value="281.89382" calcext:value-type="float">
            <text:p>281.89382</text:p>
          </table:table-cell>
          <table:table-cell office:value-type="float" office:value="-1151.5227" calcext:value-type="float">
            <text:p>-1151.5227</text:p>
          </table:table-cell>
          <table:table-cell office:value-type="float" office:value="81000" calcext:value-type="float">
            <text:p>81000</text:p>
          </table:table-cell>
          <table:table-cell office:value-type="float" office:value="-196.72369" calcext:value-type="float">
            <text:p>-196.72369</text:p>
          </table:table-cell>
          <table:table-cell office:value-type="float" office:value="619.28042" calcext:value-type="float">
            <text:p>619.28042</text:p>
          </table:table-cell>
          <table:table-cell office:value-type="float" office:value="422.55673" calcext:value-type="float">
            <text:p>422.55673</text:p>
          </table:table-cell>
          <table:table-cell office:value-type="float" office:value="176.93387" calcext:value-type="float">
            <text:p>176.93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0" calcext:value-type="float">
            <text:p>10800</text:p>
          </table:table-cell>
          <table:table-cell office:value-type="float" office:value="300.16437" calcext:value-type="float">
            <text:p>300.16437</text:p>
          </table:table-cell>
          <table:table-cell office:value-type="float" office:value="-359.59851" calcext:value-type="float">
            <text:p>-359.59851</text:p>
          </table:table-cell>
          <table:table-cell office:value-type="float" office:value="81000" calcext:value-type="float">
            <text:p>81000</text:p>
          </table:table-cell>
          <table:table-cell office:value-type="float" office:value="-211.89563" calcext:value-type="float">
            <text:p>-211.89563</text:p>
          </table:table-cell>
          <table:table-cell office:value-type="float" office:value="659.41821" calcext:value-type="float">
            <text:p>659.41821</text:p>
          </table:table-cell>
          <table:table-cell office:value-type="float" office:value="447.52258" calcext:value-type="float">
            <text:p>447.52258</text:p>
          </table:table-cell>
          <table:table-cell office:value-type="float" office:value="99.459662" calcext:value-type="float">
            <text:p>99.459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0" calcext:value-type="float">
            <text:p>10900</text:p>
          </table:table-cell>
          <table:table-cell office:value-type="float" office:value="312.72028" calcext:value-type="float">
            <text:p>312.72028</text:p>
          </table:table-cell>
          <table:table-cell office:value-type="float" office:value="349.90638" calcext:value-type="float">
            <text:p>349.90638</text:p>
          </table:table-cell>
          <table:table-cell office:value-type="float" office:value="81000" calcext:value-type="float">
            <text:p>81000</text:p>
          </table:table-cell>
          <table:table-cell office:value-type="float" office:value="-215.84496" calcext:value-type="float">
            <text:p>-215.84496</text:p>
          </table:table-cell>
          <table:table-cell office:value-type="float" office:value="687.00173" calcext:value-type="float">
            <text:p>687.00173</text:p>
          </table:table-cell>
          <table:table-cell office:value-type="float" office:value="471.15678" calcext:value-type="float">
            <text:p>471.15678</text:p>
          </table:table-cell>
          <table:table-cell office:value-type="float" office:value="41.401761" calcext:value-type="float">
            <text:p>41.401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300.12915" calcext:value-type="float">
            <text:p>300.12915</text:p>
          </table:table-cell>
          <table:table-cell office:value-type="float" office:value="700.23234" calcext:value-type="float">
            <text:p>700.23234</text:p>
          </table:table-cell>
          <table:table-cell office:value-type="float" office:value="81000" calcext:value-type="float">
            <text:p>81000</text:p>
          </table:table-cell>
          <table:table-cell office:value-type="float" office:value="-216.1059" calcext:value-type="float">
            <text:p>-216.1059</text:p>
          </table:table-cell>
          <table:table-cell office:value-type="float" office:value="659.34082" calcext:value-type="float">
            <text:p>659.34082</text:p>
          </table:table-cell>
          <table:table-cell office:value-type="float" office:value="443.23492" calcext:value-type="float">
            <text:p>443.23492</text:p>
          </table:table-cell>
          <table:table-cell office:value-type="float" office:value="-131.46709" calcext:value-type="float">
            <text:p>-131.467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0" calcext:value-type="float">
            <text:p>11100</text:p>
          </table:table-cell>
          <table:table-cell office:value-type="float" office:value="292.02795" calcext:value-type="float">
            <text:p>292.02795</text:p>
          </table:table-cell>
          <table:table-cell office:value-type="float" office:value="818.86055" calcext:value-type="float">
            <text:p>818.86055</text:p>
          </table:table-cell>
          <table:table-cell office:value-type="float" office:value="81000" calcext:value-type="float">
            <text:p>81000</text:p>
          </table:table-cell>
          <table:table-cell office:value-type="float" office:value="-242.34019" calcext:value-type="float">
            <text:p>-242.34019</text:p>
          </table:table-cell>
          <table:table-cell office:value-type="float" office:value="641.54366" calcext:value-type="float">
            <text:p>641.54366</text:p>
          </table:table-cell>
          <table:table-cell office:value-type="float" office:value="399.20347" calcext:value-type="float">
            <text:p>399.20347</text:p>
          </table:table-cell>
          <table:table-cell office:value-type="float" office:value="102.39322" calcext:value-type="float">
            <text:p>102.39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office:value-type="float" office:value="297.87268" calcext:value-type="float">
            <text:p>297.87268</text:p>
          </table:table-cell>
          <table:table-cell office:value-type="float" office:value="33.739748" calcext:value-type="float">
            <text:p>33.739748</text:p>
          </table:table-cell>
          <table:table-cell office:value-type="float" office:value="81000" calcext:value-type="float">
            <text:p>81000</text:p>
          </table:table-cell>
          <table:table-cell office:value-type="float" office:value="-242.56905" calcext:value-type="float">
            <text:p>-242.56905</text:p>
          </table:table-cell>
          <table:table-cell office:value-type="float" office:value="654.38367" calcext:value-type="float">
            <text:p>654.38367</text:p>
          </table:table-cell>
          <table:table-cell office:value-type="float" office:value="411.81462" calcext:value-type="float">
            <text:p>411.81462</text:p>
          </table:table-cell>
          <table:table-cell office:value-type="float" office:value="-24.17423" calcext:value-type="float">
            <text:p>-24.17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0" calcext:value-type="float">
            <text:p>11300</text:p>
          </table:table-cell>
          <table:table-cell office:value-type="float" office:value="305.01968" calcext:value-type="float">
            <text:p>305.01968</text:p>
          </table:table-cell>
          <table:table-cell office:value-type="float" office:value="-647.96239" calcext:value-type="float">
            <text:p>-647.96239</text:p>
          </table:table-cell>
          <table:table-cell office:value-type="float" office:value="81000" calcext:value-type="float">
            <text:p>81000</text:p>
          </table:table-cell>
          <table:table-cell office:value-type="float" office:value="-233.85041" calcext:value-type="float">
            <text:p>-233.85041</text:p>
          </table:table-cell>
          <table:table-cell office:value-type="float" office:value="670.08463" calcext:value-type="float">
            <text:p>670.08463</text:p>
          </table:table-cell>
          <table:table-cell office:value-type="float" office:value="436.23421" calcext:value-type="float">
            <text:p>436.23421</text:p>
          </table:table-cell>
          <table:table-cell office:value-type="float" office:value="60.289308" calcext:value-type="float">
            <text:p>60.289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298.14069" calcext:value-type="float">
            <text:p>298.14069</text:p>
          </table:table-cell>
          <table:table-cell office:value-type="float" office:value="-1007.7262" calcext:value-type="float">
            <text:p>-1007.7262</text:p>
          </table:table-cell>
          <table:table-cell office:value-type="float" office:value="81000" calcext:value-type="float">
            <text:p>81000</text:p>
          </table:table-cell>
          <table:table-cell office:value-type="float" office:value="-204.14205" calcext:value-type="float">
            <text:p>-204.14205</text:p>
          </table:table-cell>
          <table:table-cell office:value-type="float" office:value="654.97246" calcext:value-type="float">
            <text:p>654.97246</text:p>
          </table:table-cell>
          <table:table-cell office:value-type="float" office:value="450.83041" calcext:value-type="float">
            <text:p>450.83041</text:p>
          </table:table-cell>
          <table:table-cell office:value-type="float" office:value="-150.95005" calcext:value-type="float">
            <text:p>-150.95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292.86906" calcext:value-type="float">
            <text:p>292.86906</text:p>
          </table:table-cell>
          <table:table-cell office:value-type="float" office:value="-355.20816" calcext:value-type="float">
            <text:p>-355.20816</text:p>
          </table:table-cell>
          <table:table-cell office:value-type="float" office:value="81000" calcext:value-type="float">
            <text:p>81000</text:p>
          </table:table-cell>
          <table:table-cell office:value-type="float" office:value="-190.25072" calcext:value-type="float">
            <text:p>-190.25072</text:p>
          </table:table-cell>
          <table:table-cell office:value-type="float" office:value="643.39145" calcext:value-type="float">
            <text:p>643.39145</text:p>
          </table:table-cell>
          <table:table-cell office:value-type="float" office:value="453.14073" calcext:value-type="float">
            <text:p>453.14073</text:p>
          </table:table-cell>
          <table:table-cell office:value-type="float" office:value="-190.89527" calcext:value-type="float">
            <text:p>-190.89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0" calcext:value-type="float">
            <text:p>11600</text:p>
          </table:table-cell>
          <table:table-cell office:value-type="float" office:value="311.23945" calcext:value-type="float">
            <text:p>311.23945</text:p>
          </table:table-cell>
          <table:table-cell office:value-type="float" office:value="-30.504313" calcext:value-type="float">
            <text:p>-30.504313</text:p>
          </table:table-cell>
          <table:table-cell office:value-type="float" office:value="81000" calcext:value-type="float">
            <text:p>81000</text:p>
          </table:table-cell>
          <table:table-cell office:value-type="float" office:value="-201.34122" calcext:value-type="float">
            <text:p>-201.34122</text:p>
          </table:table-cell>
          <table:table-cell office:value-type="float" office:value="683.74858" calcext:value-type="float">
            <text:p>683.74858</text:p>
          </table:table-cell>
          <table:table-cell office:value-type="float" office:value="482.40736" calcext:value-type="float">
            <text:p>482.40736</text:p>
          </table:table-cell>
          <table:table-cell office:value-type="float" office:value="41.551682" calcext:value-type="float">
            <text:p>41.551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0" calcext:value-type="float">
            <text:p>11700</text:p>
          </table:table-cell>
          <table:table-cell office:value-type="float" office:value="319.12419" calcext:value-type="float">
            <text:p>319.12419</text:p>
          </table:table-cell>
          <table:table-cell office:value-type="float" office:value="894.52737" calcext:value-type="float">
            <text:p>894.52737</text:p>
          </table:table-cell>
          <table:table-cell office:value-type="float" office:value="81000" calcext:value-type="float">
            <text:p>81000</text:p>
          </table:table-cell>
          <table:table-cell office:value-type="float" office:value="-218.39447" calcext:value-type="float">
            <text:p>-218.39447</text:p>
          </table:table-cell>
          <table:table-cell office:value-type="float" office:value="701.0702" calcext:value-type="float">
            <text:p>701.0702</text:p>
          </table:table-cell>
          <table:table-cell office:value-type="float" office:value="482.67574" calcext:value-type="float">
            <text:p>482.67574</text:p>
          </table:table-cell>
          <table:table-cell office:value-type="float" office:value="16.968489" calcext:value-type="float">
            <text:p>16.96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0" calcext:value-type="float">
            <text:p>11800</text:p>
          </table:table-cell>
          <table:table-cell office:value-type="float" office:value="294.47581" calcext:value-type="float">
            <text:p>294.47581</text:p>
          </table:table-cell>
          <table:table-cell office:value-type="float" office:value="313.12894" calcext:value-type="float">
            <text:p>313.12894</text:p>
          </table:table-cell>
          <table:table-cell office:value-type="float" office:value="81000" calcext:value-type="float">
            <text:p>81000</text:p>
          </table:table-cell>
          <table:table-cell office:value-type="float" office:value="-201.63719" calcext:value-type="float">
            <text:p>-201.63719</text:p>
          </table:table-cell>
          <table:table-cell office:value-type="float" office:value="646.92124" calcext:value-type="float">
            <text:p>646.92124</text:p>
          </table:table-cell>
          <table:table-cell office:value-type="float" office:value="445.28404" calcext:value-type="float">
            <text:p>445.28404</text:p>
          </table:table-cell>
          <table:table-cell office:value-type="float" office:value="-67.51539" calcext:value-type="float">
            <text:p>-67.515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0" calcext:value-type="float">
            <text:p>11900</text:p>
          </table:table-cell>
          <table:table-cell office:value-type="float" office:value="288.03748" calcext:value-type="float">
            <text:p>288.03748</text:p>
          </table:table-cell>
          <table:table-cell office:value-type="float" office:value="-201.74313" calcext:value-type="float">
            <text:p>-201.74313</text:p>
          </table:table-cell>
          <table:table-cell office:value-type="float" office:value="81000" calcext:value-type="float">
            <text:p>81000</text:p>
          </table:table-cell>
          <table:table-cell office:value-type="float" office:value="-215.86057" calcext:value-type="float">
            <text:p>-215.86057</text:p>
          </table:table-cell>
          <table:table-cell office:value-type="float" office:value="632.77716" calcext:value-type="float">
            <text:p>632.77716</text:p>
          </table:table-cell>
          <table:table-cell office:value-type="float" office:value="416.91659" calcext:value-type="float">
            <text:p>416.91659</text:p>
          </table:table-cell>
          <table:table-cell office:value-type="float" office:value="103.87781" calcext:value-type="float">
            <text:p>103.87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289.15604" calcext:value-type="float">
            <text:p>289.15604</text:p>
          </table:table-cell>
          <table:table-cell office:value-type="float" office:value="-567.07296" calcext:value-type="float">
            <text:p>-567.07296</text:p>
          </table:table-cell>
          <table:table-cell office:value-type="float" office:value="81000" calcext:value-type="float">
            <text:p>81000</text:p>
          </table:table-cell>
          <table:table-cell office:value-type="float" office:value="-213.37158" calcext:value-type="float">
            <text:p>-213.37158</text:p>
          </table:table-cell>
          <table:table-cell office:value-type="float" office:value="635.23446" calcext:value-type="float">
            <text:p>635.23446</text:p>
          </table:table-cell>
          <table:table-cell office:value-type="float" office:value="421.86289" calcext:value-type="float">
            <text:p>421.86289</text:p>
          </table:table-cell>
          <table:table-cell office:value-type="float" office:value="-91.294769" calcext:value-type="float">
            <text:p>-91.294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0" calcext:value-type="float">
            <text:p>12100</text:p>
          </table:table-cell>
          <table:table-cell office:value-type="float" office:value="297.84628" calcext:value-type="float">
            <text:p>297.84628</text:p>
          </table:table-cell>
          <table:table-cell office:value-type="float" office:value="-469.82845" calcext:value-type="float">
            <text:p>-469.82845</text:p>
          </table:table-cell>
          <table:table-cell office:value-type="float" office:value="81000" calcext:value-type="float">
            <text:p>81000</text:p>
          </table:table-cell>
          <table:table-cell office:value-type="float" office:value="-205.9093" calcext:value-type="float">
            <text:p>-205.9093</text:p>
          </table:table-cell>
          <table:table-cell office:value-type="float" office:value="654.3257" calcext:value-type="float">
            <text:p>654.3257</text:p>
          </table:table-cell>
          <table:table-cell office:value-type="float" office:value="448.4164" calcext:value-type="float">
            <text:p>448.4164</text:p>
          </table:table-cell>
          <table:table-cell office:value-type="float" office:value="127.22999" calcext:value-type="float">
            <text:p>127.22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0" calcext:value-type="float">
            <text:p>12200</text:p>
          </table:table-cell>
          <table:table-cell office:value-type="float" office:value="320.2499" calcext:value-type="float">
            <text:p>320.2499</text:p>
          </table:table-cell>
          <table:table-cell office:value-type="float" office:value="134.59454" calcext:value-type="float">
            <text:p>134.59454</text:p>
          </table:table-cell>
          <table:table-cell office:value-type="float" office:value="81000" calcext:value-type="float">
            <text:p>81000</text:p>
          </table:table-cell>
          <table:table-cell office:value-type="float" office:value="-213.39114" calcext:value-type="float">
            <text:p>-213.39114</text:p>
          </table:table-cell>
          <table:table-cell office:value-type="float" office:value="703.54324" calcext:value-type="float">
            <text:p>703.54324</text:p>
          </table:table-cell>
          <table:table-cell office:value-type="float" office:value="490.1521" calcext:value-type="float">
            <text:p>490.1521</text:p>
          </table:table-cell>
          <table:table-cell office:value-type="float" office:value="78.559839" calcext:value-type="float">
            <text:p>78.559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0" calcext:value-type="float">
            <text:p>12300</text:p>
          </table:table-cell>
          <table:table-cell office:value-type="float" office:value="322.5066" calcext:value-type="float">
            <text:p>322.5066</text:p>
          </table:table-cell>
          <table:table-cell office:value-type="float" office:value="455.70668" calcext:value-type="float">
            <text:p>455.70668</text:p>
          </table:table-cell>
          <table:table-cell office:value-type="float" office:value="81000" calcext:value-type="float">
            <text:p>81000</text:p>
          </table:table-cell>
          <table:table-cell office:value-type="float" office:value="-196.75211" calcext:value-type="float">
            <text:p>-196.75211</text:p>
          </table:table-cell>
          <table:table-cell office:value-type="float" office:value="708.50089" calcext:value-type="float">
            <text:p>708.50089</text:p>
          </table:table-cell>
          <table:table-cell office:value-type="float" office:value="511.74878" calcext:value-type="float">
            <text:p>511.74878</text:p>
          </table:table-cell>
          <table:table-cell office:value-type="float" office:value="254.35239" calcext:value-type="float">
            <text:p>254.352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0" calcext:value-type="float">
            <text:p>12400</text:p>
          </table:table-cell>
          <table:table-cell office:value-type="float" office:value="289.682" calcext:value-type="float">
            <text:p>289.682</text:p>
          </table:table-cell>
          <table:table-cell office:value-type="float" office:value="57.476475" calcext:value-type="float">
            <text:p>57.476475</text:p>
          </table:table-cell>
          <table:table-cell office:value-type="float" office:value="81000" calcext:value-type="float">
            <text:p>81000</text:p>
          </table:table-cell>
          <table:table-cell office:value-type="float" office:value="-187.32391" calcext:value-type="float">
            <text:p>-187.32391</text:p>
          </table:table-cell>
          <table:table-cell office:value-type="float" office:value="636.38994" calcext:value-type="float">
            <text:p>636.38994</text:p>
          </table:table-cell>
          <table:table-cell office:value-type="float" office:value="449.06603" calcext:value-type="float">
            <text:p>449.06603</text:p>
          </table:table-cell>
          <table:table-cell office:value-type="float" office:value="-76.508265" calcext:value-type="float">
            <text:p>-76.508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304.15724" calcext:value-type="float">
            <text:p>304.15724</text:p>
          </table:table-cell>
          <table:table-cell office:value-type="float" office:value="34.5357" calcext:value-type="float">
            <text:p>34.5357</text:p>
          </table:table-cell>
          <table:table-cell office:value-type="float" office:value="81000" calcext:value-type="float">
            <text:p>81000</text:p>
          </table:table-cell>
          <table:table-cell office:value-type="float" office:value="-238.56477" calcext:value-type="float">
            <text:p>-238.56477</text:p>
          </table:table-cell>
          <table:table-cell office:value-type="float" office:value="668.18997" calcext:value-type="float">
            <text:p>668.18997</text:p>
          </table:table-cell>
          <table:table-cell office:value-type="float" office:value="429.62519" calcext:value-type="float">
            <text:p>429.62519</text:p>
          </table:table-cell>
          <table:table-cell office:value-type="float" office:value="-27.748206" calcext:value-type="float">
            <text:p>-27.748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0" calcext:value-type="float">
            <text:p>12600</text:p>
          </table:table-cell>
          <table:table-cell office:value-type="float" office:value="293.52171" calcext:value-type="float">
            <text:p>293.52171</text:p>
          </table:table-cell>
          <table:table-cell office:value-type="float" office:value="-410.32273" calcext:value-type="float">
            <text:p>-410.32273</text:p>
          </table:table-cell>
          <table:table-cell office:value-type="float" office:value="81000" calcext:value-type="float">
            <text:p>81000</text:p>
          </table:table-cell>
          <table:table-cell office:value-type="float" office:value="-233.18707" calcext:value-type="float">
            <text:p>-233.18707</text:p>
          </table:table-cell>
          <table:table-cell office:value-type="float" office:value="644.82523" calcext:value-type="float">
            <text:p>644.82523</text:p>
          </table:table-cell>
          <table:table-cell office:value-type="float" office:value="411.63816" calcext:value-type="float">
            <text:p>411.63816</text:p>
          </table:table-cell>
          <table:table-cell office:value-type="float" office:value="45.561164" calcext:value-type="float">
            <text:p>45.5611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0" calcext:value-type="float">
            <text:p>12700</text:p>
          </table:table-cell>
          <table:table-cell office:value-type="float" office:value="285.99922" calcext:value-type="float">
            <text:p>285.99922</text:p>
          </table:table-cell>
          <table:table-cell office:value-type="float" office:value="-458.22872" calcext:value-type="float">
            <text:p>-458.22872</text:p>
          </table:table-cell>
          <table:table-cell office:value-type="float" office:value="81000" calcext:value-type="float">
            <text:p>81000</text:p>
          </table:table-cell>
          <table:table-cell office:value-type="float" office:value="-218.80456" calcext:value-type="float">
            <text:p>-218.80456</text:p>
          </table:table-cell>
          <table:table-cell office:value-type="float" office:value="628.29938" calcext:value-type="float">
            <text:p>628.29938</text:p>
          </table:table-cell>
          <table:table-cell office:value-type="float" office:value="409.49482" calcext:value-type="float">
            <text:p>409.49482</text:p>
          </table:table-cell>
          <table:table-cell office:value-type="float" office:value="-128.89476" calcext:value-type="float">
            <text:p>-128.89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float" office:value="298.46888" calcext:value-type="float">
            <text:p>298.46888</text:p>
          </table:table-cell>
          <table:table-cell office:value-type="float" office:value="-162.38516" calcext:value-type="float">
            <text:p>-162.38516</text:p>
          </table:table-cell>
          <table:table-cell office:value-type="float" office:value="81000" calcext:value-type="float">
            <text:p>81000</text:p>
          </table:table-cell>
          <table:table-cell office:value-type="float" office:value="-214.39112" calcext:value-type="float">
            <text:p>-214.39112</text:p>
          </table:table-cell>
          <table:table-cell office:value-type="float" office:value="655.69346" calcext:value-type="float">
            <text:p>655.69346</text:p>
          </table:table-cell>
          <table:table-cell office:value-type="float" office:value="441.30234" calcext:value-type="float">
            <text:p>441.30234</text:p>
          </table:table-cell>
          <table:table-cell office:value-type="float" office:value="148.11392" calcext:value-type="float">
            <text:p>148.11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0" calcext:value-type="float">
            <text:p>12900</text:p>
          </table:table-cell>
          <table:table-cell office:value-type="float" office:value="307.96273" calcext:value-type="float">
            <text:p>307.96273</text:p>
          </table:table-cell>
          <table:table-cell office:value-type="float" office:value="-369.89737" calcext:value-type="float">
            <text:p>-369.89737</text:p>
          </table:table-cell>
          <table:table-cell office:value-type="float" office:value="81000" calcext:value-type="float">
            <text:p>81000</text:p>
          </table:table-cell>
          <table:table-cell office:value-type="float" office:value="-202.02131" calcext:value-type="float">
            <text:p>-202.02131</text:p>
          </table:table-cell>
          <table:table-cell office:value-type="float" office:value="676.55008" calcext:value-type="float">
            <text:p>676.55008</text:p>
          </table:table-cell>
          <table:table-cell office:value-type="float" office:value="474.52877" calcext:value-type="float">
            <text:p>474.52877</text:p>
          </table:table-cell>
          <table:table-cell office:value-type="float" office:value="-86.124581" calcext:value-type="float">
            <text:p>-86.124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308.66112" calcext:value-type="float">
            <text:p>308.66112</text:p>
          </table:table-cell>
          <table:table-cell office:value-type="float" office:value="75.381374" calcext:value-type="float">
            <text:p>75.381374</text:p>
          </table:table-cell>
          <table:table-cell office:value-type="float" office:value="81000" calcext:value-type="float">
            <text:p>81000</text:p>
          </table:table-cell>
          <table:table-cell office:value-type="float" office:value="-235.38473" calcext:value-type="float">
            <text:p>-235.38473</text:p>
          </table:table-cell>
          <table:table-cell office:value-type="float" office:value="678.08435" calcext:value-type="float">
            <text:p>678.08435</text:p>
          </table:table-cell>
          <table:table-cell office:value-type="float" office:value="442.69962" calcext:value-type="float">
            <text:p>442.69962</text:p>
          </table:table-cell>
          <table:table-cell office:value-type="float" office:value="113.57993" calcext:value-type="float">
            <text:p>113.57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00" calcext:value-type="float">
            <text:p>13100</text:p>
          </table:table-cell>
          <table:table-cell office:value-type="float" office:value="295.00671" calcext:value-type="float">
            <text:p>295.00671</text:p>
          </table:table-cell>
          <table:table-cell office:value-type="float" office:value="185.84233" calcext:value-type="float">
            <text:p>185.84233</text:p>
          </table:table-cell>
          <table:table-cell office:value-type="float" office:value="81000" calcext:value-type="float">
            <text:p>81000</text:p>
          </table:table-cell>
          <table:table-cell office:value-type="float" office:value="-238.68661" calcext:value-type="float">
            <text:p>-238.68661</text:p>
          </table:table-cell>
          <table:table-cell office:value-type="float" office:value="648.08756" calcext:value-type="float">
            <text:p>648.08756</text:p>
          </table:table-cell>
          <table:table-cell office:value-type="float" office:value="409.40095" calcext:value-type="float">
            <text:p>409.40095</text:p>
          </table:table-cell>
          <table:table-cell office:value-type="float" office:value="23.398578" calcext:value-type="float">
            <text:p>23.398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00" calcext:value-type="float">
            <text:p>13200</text:p>
          </table:table-cell>
          <table:table-cell office:value-type="float" office:value="302.29365" calcext:value-type="float">
            <text:p>302.29365</text:p>
          </table:table-cell>
          <table:table-cell office:value-type="float" office:value="-16.374306" calcext:value-type="float">
            <text:p>-16.374306</text:p>
          </table:table-cell>
          <table:table-cell office:value-type="float" office:value="81000" calcext:value-type="float">
            <text:p>81000</text:p>
          </table:table-cell>
          <table:table-cell office:value-type="float" office:value="-270.19053" calcext:value-type="float">
            <text:p>-270.19053</text:p>
          </table:table-cell>
          <table:table-cell office:value-type="float" office:value="664.09592" calcext:value-type="float">
            <text:p>664.09592</text:p>
          </table:table-cell>
          <table:table-cell office:value-type="float" office:value="393.9054" calcext:value-type="float">
            <text:p>393.9054</text:p>
          </table:table-cell>
          <table:table-cell office:value-type="float" office:value="59.029506" calcext:value-type="float">
            <text:p>59.02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00" calcext:value-type="float">
            <text:p>13300</text:p>
          </table:table-cell>
          <table:table-cell office:value-type="float" office:value="290.47136" calcext:value-type="float">
            <text:p>290.47136</text:p>
          </table:table-cell>
          <table:table-cell office:value-type="float" office:value="-721.08443" calcext:value-type="float">
            <text:p>-721.08443</text:p>
          </table:table-cell>
          <table:table-cell office:value-type="float" office:value="81000" calcext:value-type="float">
            <text:p>81000</text:p>
          </table:table-cell>
          <table:table-cell office:value-type="float" office:value="-265.79063" calcext:value-type="float">
            <text:p>-265.79063</text:p>
          </table:table-cell>
          <table:table-cell office:value-type="float" office:value="638.12404" calcext:value-type="float">
            <text:p>638.12404</text:p>
          </table:table-cell>
          <table:table-cell office:value-type="float" office:value="372.33341" calcext:value-type="float">
            <text:p>372.33341</text:p>
          </table:table-cell>
          <table:table-cell office:value-type="float" office:value="-177.54584" calcext:value-type="float">
            <text:p>-177.54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00" calcext:value-type="float">
            <text:p>13400</text:p>
          </table:table-cell>
          <table:table-cell office:value-type="float" office:value="288.41219" calcext:value-type="float">
            <text:p>288.41219</text:p>
          </table:table-cell>
          <table:table-cell office:value-type="float" office:value="-50.652683" calcext:value-type="float">
            <text:p>-50.652683</text:p>
          </table:table-cell>
          <table:table-cell office:value-type="float" office:value="81000" calcext:value-type="float">
            <text:p>81000</text:p>
          </table:table-cell>
          <table:table-cell office:value-type="float" office:value="-271.68127" calcext:value-type="float">
            <text:p>-271.68127</text:p>
          </table:table-cell>
          <table:table-cell office:value-type="float" office:value="633.60034" calcext:value-type="float">
            <text:p>633.60034</text:p>
          </table:table-cell>
          <table:table-cell office:value-type="float" office:value="361.91906" calcext:value-type="float">
            <text:p>361.91906</text:p>
          </table:table-cell>
          <table:table-cell office:value-type="float" office:value="161.33123" calcext:value-type="float">
            <text:p>161.33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305.83366" calcext:value-type="float">
            <text:p>305.83366</text:p>
          </table:table-cell>
          <table:table-cell office:value-type="float" office:value="-411.40925" calcext:value-type="float">
            <text:p>-411.40925</text:p>
          </table:table-cell>
          <table:table-cell office:value-type="float" office:value="81000" calcext:value-type="float">
            <text:p>81000</text:p>
          </table:table-cell>
          <table:table-cell office:value-type="float" office:value="-294.23871" calcext:value-type="float">
            <text:p>-294.23871</text:p>
          </table:table-cell>
          <table:table-cell office:value-type="float" office:value="671.87282" calcext:value-type="float">
            <text:p>671.87282</text:p>
          </table:table-cell>
          <table:table-cell office:value-type="float" office:value="377.63411" calcext:value-type="float">
            <text:p>377.63411</text:p>
          </table:table-cell>
          <table:table-cell office:value-type="float" office:value="-3.3335887" calcext:value-type="float">
            <text:p>-3.3335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office:value-type="float" office:value="313.37518" calcext:value-type="float">
            <text:p>313.37518</text:p>
          </table:table-cell>
          <table:table-cell office:value-type="float" office:value="-303.76589" calcext:value-type="float">
            <text:p>-303.76589</text:p>
          </table:table-cell>
          <table:table-cell office:value-type="float" office:value="81000" calcext:value-type="float">
            <text:p>81000</text:p>
          </table:table-cell>
          <table:table-cell office:value-type="float" office:value="-265.23182" calcext:value-type="float">
            <text:p>-265.23182</text:p>
          </table:table-cell>
          <table:table-cell office:value-type="float" office:value="688.44046" calcext:value-type="float">
            <text:p>688.44046</text:p>
          </table:table-cell>
          <table:table-cell office:value-type="float" office:value="423.20864" calcext:value-type="float">
            <text:p>423.20864</text:p>
          </table:table-cell>
          <table:table-cell office:value-type="float" office:value="-261.95196" calcext:value-type="float">
            <text:p>-261.95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00" calcext:value-type="float">
            <text:p>13700</text:p>
          </table:table-cell>
          <table:table-cell office:value-type="float" office:value="301.6763" calcext:value-type="float">
            <text:p>301.6763</text:p>
          </table:table-cell>
          <table:table-cell office:value-type="float" office:value="187.02646" calcext:value-type="float">
            <text:p>187.02646</text:p>
          </table:table-cell>
          <table:table-cell office:value-type="float" office:value="81000" calcext:value-type="float">
            <text:p>81000</text:p>
          </table:table-cell>
          <table:table-cell office:value-type="float" office:value="-247.14153" calcext:value-type="float">
            <text:p>-247.14153</text:p>
          </table:table-cell>
          <table:table-cell office:value-type="float" office:value="662.73968" calcext:value-type="float">
            <text:p>662.73968</text:p>
          </table:table-cell>
          <table:table-cell office:value-type="float" office:value="415.59815" calcext:value-type="float">
            <text:p>415.59815</text:p>
          </table:table-cell>
          <table:table-cell office:value-type="float" office:value="-81.445614" calcext:value-type="float">
            <text:p>-81.44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00" calcext:value-type="float">
            <text:p>13800</text:p>
          </table:table-cell>
          <table:table-cell office:value-type="float" office:value="288.43169" calcext:value-type="float">
            <text:p>288.43169</text:p>
          </table:table-cell>
          <table:table-cell office:value-type="float" office:value="266.08142" calcext:value-type="float">
            <text:p>266.08142</text:p>
          </table:table-cell>
          <table:table-cell office:value-type="float" office:value="81000" calcext:value-type="float">
            <text:p>81000</text:p>
          </table:table-cell>
          <table:table-cell office:value-type="float" office:value="-242.87959" calcext:value-type="float">
            <text:p>-242.87959</text:p>
          </table:table-cell>
          <table:table-cell office:value-type="float" office:value="633.64318" calcext:value-type="float">
            <text:p>633.64318</text:p>
          </table:table-cell>
          <table:table-cell office:value-type="float" office:value="390.76359" calcext:value-type="float">
            <text:p>390.76359</text:p>
          </table:table-cell>
          <table:table-cell office:value-type="float" office:value="-15.118604" calcext:value-type="float">
            <text:p>-15.1186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00" calcext:value-type="float">
            <text:p>13900</text:p>
          </table:table-cell>
          <table:table-cell office:value-type="float" office:value="298.33296" calcext:value-type="float">
            <text:p>298.33296</text:p>
          </table:table-cell>
          <table:table-cell office:value-type="float" office:value="197.14158" calcext:value-type="float">
            <text:p>197.14158</text:p>
          </table:table-cell>
          <table:table-cell office:value-type="float" office:value="81000" calcext:value-type="float">
            <text:p>81000</text:p>
          </table:table-cell>
          <table:table-cell office:value-type="float" office:value="-262.92834" calcext:value-type="float">
            <text:p>-262.92834</text:p>
          </table:table-cell>
          <table:table-cell office:value-type="float" office:value="655.39485" calcext:value-type="float">
            <text:p>655.39485</text:p>
          </table:table-cell>
          <table:table-cell office:value-type="float" office:value="392.4665" calcext:value-type="float">
            <text:p>392.4665</text:p>
          </table:table-cell>
          <table:table-cell office:value-type="float" office:value="3.6994673" calcext:value-type="float">
            <text:p>3.69946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318.51748" calcext:value-type="float">
            <text:p>318.51748</text:p>
          </table:table-cell>
          <table:table-cell office:value-type="float" office:value="-526.40896" calcext:value-type="float">
            <text:p>-526.40896</text:p>
          </table:table-cell>
          <table:table-cell office:value-type="float" office:value="81000" calcext:value-type="float">
            <text:p>81000</text:p>
          </table:table-cell>
          <table:table-cell office:value-type="float" office:value="-244.40157" calcext:value-type="float">
            <text:p>-244.40157</text:p>
          </table:table-cell>
          <table:table-cell office:value-type="float" office:value="699.73737" calcext:value-type="float">
            <text:p>699.73737</text:p>
          </table:table-cell>
          <table:table-cell office:value-type="float" office:value="455.33579" calcext:value-type="float">
            <text:p>455.33579</text:p>
          </table:table-cell>
          <table:table-cell office:value-type="float" office:value="-128.33341" calcext:value-type="float">
            <text:p>-128.333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00" calcext:value-type="float">
            <text:p>14100</text:p>
          </table:table-cell>
          <table:table-cell office:value-type="float" office:value="305.96396" calcext:value-type="float">
            <text:p>305.96396</text:p>
          </table:table-cell>
          <table:table-cell office:value-type="float" office:value="-244.70995" calcext:value-type="float">
            <text:p>-244.70995</text:p>
          </table:table-cell>
          <table:table-cell office:value-type="float" office:value="81000" calcext:value-type="float">
            <text:p>81000</text:p>
          </table:table-cell>
          <table:table-cell office:value-type="float" office:value="-214.69469" calcext:value-type="float">
            <text:p>-214.69469</text:p>
          </table:table-cell>
          <table:table-cell office:value-type="float" office:value="672.15908" calcext:value-type="float">
            <text:p>672.15908</text:p>
          </table:table-cell>
          <table:table-cell office:value-type="float" office:value="457.46439" calcext:value-type="float">
            <text:p>457.46439</text:p>
          </table:table-cell>
          <table:table-cell office:value-type="float" office:value="143.54493" calcext:value-type="float">
            <text:p>143.544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00" calcext:value-type="float">
            <text:p>14200</text:p>
          </table:table-cell>
          <table:table-cell office:value-type="float" office:value="303.10793" calcext:value-type="float">
            <text:p>303.10793</text:p>
          </table:table-cell>
          <table:table-cell office:value-type="float" office:value="-160.79263" calcext:value-type="float">
            <text:p>-160.79263</text:p>
          </table:table-cell>
          <table:table-cell office:value-type="float" office:value="81000" calcext:value-type="float">
            <text:p>81000</text:p>
          </table:table-cell>
          <table:table-cell office:value-type="float" office:value="-243.14287" calcext:value-type="float">
            <text:p>-243.14287</text:p>
          </table:table-cell>
          <table:table-cell office:value-type="float" office:value="665.88477" calcext:value-type="float">
            <text:p>665.88477</text:p>
          </table:table-cell>
          <table:table-cell office:value-type="float" office:value="422.7419" calcext:value-type="float">
            <text:p>422.7419</text:p>
          </table:table-cell>
          <table:table-cell office:value-type="float" office:value="-1.3870715" calcext:value-type="float">
            <text:p>-1.3870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00" calcext:value-type="float">
            <text:p>14300</text:p>
          </table:table-cell>
          <table:table-cell office:value-type="float" office:value="303.81443" calcext:value-type="float">
            <text:p>303.81443</text:p>
          </table:table-cell>
          <table:table-cell office:value-type="float" office:value="-30.718587" calcext:value-type="float">
            <text:p>-30.718587</text:p>
          </table:table-cell>
          <table:table-cell office:value-type="float" office:value="81000" calcext:value-type="float">
            <text:p>81000</text:p>
          </table:table-cell>
          <table:table-cell office:value-type="float" office:value="-264.17919" calcext:value-type="float">
            <text:p>-264.17919</text:p>
          </table:table-cell>
          <table:table-cell office:value-type="float" office:value="667.43687" calcext:value-type="float">
            <text:p>667.43687</text:p>
          </table:table-cell>
          <table:table-cell office:value-type="float" office:value="403.25768" calcext:value-type="float">
            <text:p>403.25768</text:p>
          </table:table-cell>
          <table:table-cell office:value-type="float" office:value="-69.513399" calcext:value-type="float">
            <text:p>-69.5133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00" calcext:value-type="float">
            <text:p>14400</text:p>
          </table:table-cell>
          <table:table-cell office:value-type="float" office:value="297.73685" calcext:value-type="float">
            <text:p>297.73685</text:p>
          </table:table-cell>
          <table:table-cell office:value-type="float" office:value="191.36414" calcext:value-type="float">
            <text:p>191.36414</text:p>
          </table:table-cell>
          <table:table-cell office:value-type="float" office:value="81000" calcext:value-type="float">
            <text:p>81000</text:p>
          </table:table-cell>
          <table:table-cell office:value-type="float" office:value="-260.47686" calcext:value-type="float">
            <text:p>-260.47686</text:p>
          </table:table-cell>
          <table:table-cell office:value-type="float" office:value="654.08529" calcext:value-type="float">
            <text:p>654.08529</text:p>
          </table:table-cell>
          <table:table-cell office:value-type="float" office:value="393.60843" calcext:value-type="float">
            <text:p>393.60843</text:p>
          </table:table-cell>
          <table:table-cell office:value-type="float" office:value="29.936352" calcext:value-type="float">
            <text:p>29.936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304.28873" calcext:value-type="float">
            <text:p>304.28873</text:p>
          </table:table-cell>
          <table:table-cell office:value-type="float" office:value="-234.70269" calcext:value-type="float">
            <text:p>-234.70269</text:p>
          </table:table-cell>
          <table:table-cell office:value-type="float" office:value="81000" calcext:value-type="float">
            <text:p>81000</text:p>
          </table:table-cell>
          <table:table-cell office:value-type="float" office:value="-275.10617" calcext:value-type="float">
            <text:p>-275.10617</text:p>
          </table:table-cell>
          <table:table-cell office:value-type="float" office:value="668.47883" calcext:value-type="float">
            <text:p>668.47883</text:p>
          </table:table-cell>
          <table:table-cell office:value-type="float" office:value="393.37265" calcext:value-type="float">
            <text:p>393.37265</text:p>
          </table:table-cell>
          <table:table-cell office:value-type="float" office:value="-178.99971" calcext:value-type="float">
            <text:p>-178.99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00" calcext:value-type="float">
            <text:p>14600</text:p>
          </table:table-cell>
          <table:table-cell office:value-type="float" office:value="297.78905" calcext:value-type="float">
            <text:p>297.78905</text:p>
          </table:table-cell>
          <table:table-cell office:value-type="float" office:value="-14.930842" calcext:value-type="float">
            <text:p>-14.930842</text:p>
          </table:table-cell>
          <table:table-cell office:value-type="float" office:value="81000" calcext:value-type="float">
            <text:p>81000</text:p>
          </table:table-cell>
          <table:table-cell office:value-type="float" office:value="-245.47484" calcext:value-type="float">
            <text:p>-245.47484</text:p>
          </table:table-cell>
          <table:table-cell office:value-type="float" office:value="654.19995" calcext:value-type="float">
            <text:p>654.19995</text:p>
          </table:table-cell>
          <table:table-cell office:value-type="float" office:value="408.72512" calcext:value-type="float">
            <text:p>408.72512</text:p>
          </table:table-cell>
          <table:table-cell office:value-type="float" office:value="-60.238624" calcext:value-type="float">
            <text:p>-60.238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00" calcext:value-type="float">
            <text:p>14700</text:p>
          </table:table-cell>
          <table:table-cell office:value-type="float" office:value="316.84703" calcext:value-type="float">
            <text:p>316.84703</text:p>
          </table:table-cell>
          <table:table-cell office:value-type="float" office:value="-43.328826" calcext:value-type="float">
            <text:p>-43.328826</text:p>
          </table:table-cell>
          <table:table-cell office:value-type="float" office:value="81000" calcext:value-type="float">
            <text:p>81000</text:p>
          </table:table-cell>
          <table:table-cell office:value-type="float" office:value="-274.4805" calcext:value-type="float">
            <text:p>-274.4805</text:p>
          </table:table-cell>
          <table:table-cell office:value-type="float" office:value="696.06762" calcext:value-type="float">
            <text:p>696.06762</text:p>
          </table:table-cell>
          <table:table-cell office:value-type="float" office:value="421.58712" calcext:value-type="float">
            <text:p>421.58712</text:p>
          </table:table-cell>
          <table:table-cell office:value-type="float" office:value="142.74476" calcext:value-type="float">
            <text:p>142.74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00" calcext:value-type="float">
            <text:p>14800</text:p>
          </table:table-cell>
          <table:table-cell office:value-type="float" office:value="312.05658" calcext:value-type="float">
            <text:p>312.05658</text:p>
          </table:table-cell>
          <table:table-cell office:value-type="float" office:value="232.91848" calcext:value-type="float">
            <text:p>232.91848</text:p>
          </table:table-cell>
          <table:table-cell office:value-type="float" office:value="81000" calcext:value-type="float">
            <text:p>81000</text:p>
          </table:table-cell>
          <table:table-cell office:value-type="float" office:value="-281.37067" calcext:value-type="float">
            <text:p>-281.37067</text:p>
          </table:table-cell>
          <table:table-cell office:value-type="float" office:value="685.54368" calcext:value-type="float">
            <text:p>685.54368</text:p>
          </table:table-cell>
          <table:table-cell office:value-type="float" office:value="404.17301" calcext:value-type="float">
            <text:p>404.17301</text:p>
          </table:table-cell>
          <table:table-cell office:value-type="float" office:value="270.41236" calcext:value-type="float">
            <text:p>270.4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00" calcext:value-type="float">
            <text:p>14900</text:p>
          </table:table-cell>
          <table:table-cell office:value-type="float" office:value="295.59989" calcext:value-type="float">
            <text:p>295.59989</text:p>
          </table:table-cell>
          <table:table-cell office:value-type="float" office:value="107.41078" calcext:value-type="float">
            <text:p>107.41078</text:p>
          </table:table-cell>
          <table:table-cell office:value-type="float" office:value="81000" calcext:value-type="float">
            <text:p>81000</text:p>
          </table:table-cell>
          <table:table-cell office:value-type="float" office:value="-285.2131" calcext:value-type="float">
            <text:p>-285.2131</text:p>
          </table:table-cell>
          <table:table-cell office:value-type="float" office:value="649.39069" calcext:value-type="float">
            <text:p>649.39069</text:p>
          </table:table-cell>
          <table:table-cell office:value-type="float" office:value="364.1776" calcext:value-type="float">
            <text:p>364.1776</text:p>
          </table:table-cell>
          <table:table-cell office:value-type="float" office:value="121.8061" calcext:value-type="float">
            <text:p>121.8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86.91088" calcext:value-type="float">
            <text:p>286.91088</text:p>
          </table:table-cell>
          <table:table-cell office:value-type="float" office:value="-47.254401" calcext:value-type="float">
            <text:p>-47.254401</text:p>
          </table:table-cell>
          <table:table-cell office:value-type="float" office:value="81000" calcext:value-type="float">
            <text:p>81000</text:p>
          </table:table-cell>
          <table:table-cell office:value-type="float" office:value="-265.74399" calcext:value-type="float">
            <text:p>-265.74399</text:p>
          </table:table-cell>
          <table:table-cell office:value-type="float" office:value="630.30218" calcext:value-type="float">
            <text:p>630.30218</text:p>
          </table:table-cell>
          <table:table-cell office:value-type="float" office:value="364.55819" calcext:value-type="float">
            <text:p>364.55819</text:p>
          </table:table-cell>
          <table:table-cell office:value-type="float" office:value="61.566953" calcext:value-type="float">
            <text:p>61.5669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00" calcext:value-type="float">
            <text:p>15100</text:p>
          </table:table-cell>
          <table:table-cell office:value-type="float" office:value="292.08272" calcext:value-type="float">
            <text:p>292.08272</text:p>
          </table:table-cell>
          <table:table-cell office:value-type="float" office:value="89.732074" calcext:value-type="float">
            <text:p>89.732074</text:p>
          </table:table-cell>
          <table:table-cell office:value-type="float" office:value="81000" calcext:value-type="float">
            <text:p>81000</text:p>
          </table:table-cell>
          <table:table-cell office:value-type="float" office:value="-243.69982" calcext:value-type="float">
            <text:p>-243.69982</text:p>
          </table:table-cell>
          <table:table-cell office:value-type="float" office:value="641.66396" calcext:value-type="float">
            <text:p>641.66396</text:p>
          </table:table-cell>
          <table:table-cell office:value-type="float" office:value="397.96415" calcext:value-type="float">
            <text:p>397.96415</text:p>
          </table:table-cell>
          <table:table-cell office:value-type="float" office:value="34.834253" calcext:value-type="float">
            <text:p>34.83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00" calcext:value-type="float">
            <text:p>15200</text:p>
          </table:table-cell>
          <table:table-cell office:value-type="float" office:value="318.47359" calcext:value-type="float">
            <text:p>318.47359</text:p>
          </table:table-cell>
          <table:table-cell office:value-type="float" office:value="-256.77238" calcext:value-type="float">
            <text:p>-256.77238</text:p>
          </table:table-cell>
          <table:table-cell office:value-type="float" office:value="81000" calcext:value-type="float">
            <text:p>81000</text:p>
          </table:table-cell>
          <table:table-cell office:value-type="float" office:value="-285.62456" calcext:value-type="float">
            <text:p>-285.62456</text:p>
          </table:table-cell>
          <table:table-cell office:value-type="float" office:value="699.64094" calcext:value-type="float">
            <text:p>699.64094</text:p>
          </table:table-cell>
          <table:table-cell office:value-type="float" office:value="414.01638" calcext:value-type="float">
            <text:p>414.01638</text:p>
          </table:table-cell>
          <table:table-cell office:value-type="float" office:value="-29.002515" calcext:value-type="float">
            <text:p>-29.0025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00" calcext:value-type="float">
            <text:p>15300</text:p>
          </table:table-cell>
          <table:table-cell office:value-type="float" office:value="299.97199" calcext:value-type="float">
            <text:p>299.97199</text:p>
          </table:table-cell>
          <table:table-cell office:value-type="float" office:value="-171.90906" calcext:value-type="float">
            <text:p>-171.90906</text:p>
          </table:table-cell>
          <table:table-cell office:value-type="float" office:value="81000" calcext:value-type="float">
            <text:p>81000</text:p>
          </table:table-cell>
          <table:table-cell office:value-type="float" office:value="-261.18194" calcext:value-type="float">
            <text:p>-261.18194</text:p>
          </table:table-cell>
          <table:table-cell office:value-type="float" office:value="658.99558" calcext:value-type="float">
            <text:p>658.99558</text:p>
          </table:table-cell>
          <table:table-cell office:value-type="float" office:value="397.81364" calcext:value-type="float">
            <text:p>397.81364</text:p>
          </table:table-cell>
          <table:table-cell office:value-type="float" office:value="135.90545" calcext:value-type="float">
            <text:p>135.90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00" calcext:value-type="float">
            <text:p>15400</text:p>
          </table:table-cell>
          <table:table-cell office:value-type="float" office:value="285.7796" calcext:value-type="float">
            <text:p>285.7796</text:p>
          </table:table-cell>
          <table:table-cell office:value-type="float" office:value="-524.19233" calcext:value-type="float">
            <text:p>-524.19233</text:p>
          </table:table-cell>
          <table:table-cell office:value-type="float" office:value="81000" calcext:value-type="float">
            <text:p>81000</text:p>
          </table:table-cell>
          <table:table-cell office:value-type="float" office:value="-239.9458" calcext:value-type="float">
            <text:p>-239.9458</text:p>
          </table:table-cell>
          <table:table-cell office:value-type="float" office:value="627.81691" calcext:value-type="float">
            <text:p>627.81691</text:p>
          </table:table-cell>
          <table:table-cell office:value-type="float" office:value="387.8711" calcext:value-type="float">
            <text:p>387.8711</text:p>
          </table:table-cell>
          <table:table-cell office:value-type="float" office:value="41.803369" calcext:value-type="float">
            <text:p>41.803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294.5028" calcext:value-type="float">
            <text:p>294.5028</text:p>
          </table:table-cell>
          <table:table-cell office:value-type="float" office:value="-110.19434" calcext:value-type="float">
            <text:p>-110.19434</text:p>
          </table:table-cell>
          <table:table-cell office:value-type="float" office:value="81000" calcext:value-type="float">
            <text:p>81000</text:p>
          </table:table-cell>
          <table:table-cell office:value-type="float" office:value="-263.93437" calcext:value-type="float">
            <text:p>-263.93437</text:p>
          </table:table-cell>
          <table:table-cell office:value-type="float" office:value="646.98055" calcext:value-type="float">
            <text:p>646.98055</text:p>
          </table:table-cell>
          <table:table-cell office:value-type="float" office:value="383.04618" calcext:value-type="float">
            <text:p>383.04618</text:p>
          </table:table-cell>
          <table:table-cell office:value-type="float" office:value="76.63052" calcext:value-type="float">
            <text:p>76.63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00" calcext:value-type="float">
            <text:p>15600</text:p>
          </table:table-cell>
          <table:table-cell office:value-type="float" office:value="287.61373" calcext:value-type="float">
            <text:p>287.61373</text:p>
          </table:table-cell>
          <table:table-cell office:value-type="float" office:value="-603.82965" calcext:value-type="float">
            <text:p>-603.82965</text:p>
          </table:table-cell>
          <table:table-cell office:value-type="float" office:value="81000" calcext:value-type="float">
            <text:p>81000</text:p>
          </table:table-cell>
          <table:table-cell office:value-type="float" office:value="-274.92014" calcext:value-type="float">
            <text:p>-274.92014</text:p>
          </table:table-cell>
          <table:table-cell office:value-type="float" office:value="631.84625" calcext:value-type="float">
            <text:p>631.84625</text:p>
          </table:table-cell>
          <table:table-cell office:value-type="float" office:value="356.92611" calcext:value-type="float">
            <text:p>356.92611</text:p>
          </table:table-cell>
          <table:table-cell office:value-type="float" office:value="-119.34886" calcext:value-type="float">
            <text:p>-119.348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00" calcext:value-type="float">
            <text:p>15700</text:p>
          </table:table-cell>
          <table:table-cell office:value-type="float" office:value="288.6523" calcext:value-type="float">
            <text:p>288.6523</text:p>
          </table:table-cell>
          <table:table-cell office:value-type="float" office:value="-50.148477" calcext:value-type="float">
            <text:p>-50.148477</text:p>
          </table:table-cell>
          <table:table-cell office:value-type="float" office:value="81000" calcext:value-type="float">
            <text:p>81000</text:p>
          </table:table-cell>
          <table:table-cell office:value-type="float" office:value="-280.96479" calcext:value-type="float">
            <text:p>-280.96479</text:p>
          </table:table-cell>
          <table:table-cell office:value-type="float" office:value="634.12783" calcext:value-type="float">
            <text:p>634.12783</text:p>
          </table:table-cell>
          <table:table-cell office:value-type="float" office:value="353.16303" calcext:value-type="float">
            <text:p>353.16303</text:p>
          </table:table-cell>
          <table:table-cell office:value-type="float" office:value="65.435553" calcext:value-type="float">
            <text:p>65.435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00" calcext:value-type="float">
            <text:p>15800</text:p>
          </table:table-cell>
          <table:table-cell office:value-type="float" office:value="310.40878" calcext:value-type="float">
            <text:p>310.40878</text:p>
          </table:table-cell>
          <table:table-cell office:value-type="float" office:value="81.874331" calcext:value-type="float">
            <text:p>81.874331</text:p>
          </table:table-cell>
          <table:table-cell office:value-type="float" office:value="81000" calcext:value-type="float">
            <text:p>81000</text:p>
          </table:table-cell>
          <table:table-cell office:value-type="float" office:value="-285.1011" calcext:value-type="float">
            <text:p>-285.1011</text:p>
          </table:table-cell>
          <table:table-cell office:value-type="float" office:value="681.92371" calcext:value-type="float">
            <text:p>681.92371</text:p>
          </table:table-cell>
          <table:table-cell office:value-type="float" office:value="396.8226" calcext:value-type="float">
            <text:p>396.8226</text:p>
          </table:table-cell>
          <table:table-cell office:value-type="float" office:value="40.332192" calcext:value-type="float">
            <text:p>40.332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00" calcext:value-type="float">
            <text:p>15900</text:p>
          </table:table-cell>
          <table:table-cell office:value-type="float" office:value="298.28259" calcext:value-type="float">
            <text:p>298.28259</text:p>
          </table:table-cell>
          <table:table-cell office:value-type="float" office:value="125.65434" calcext:value-type="float">
            <text:p>125.65434</text:p>
          </table:table-cell>
          <table:table-cell office:value-type="float" office:value="81000" calcext:value-type="float">
            <text:p>81000</text:p>
          </table:table-cell>
          <table:table-cell office:value-type="float" office:value="-262.89477" calcext:value-type="float">
            <text:p>-262.89477</text:p>
          </table:table-cell>
          <table:table-cell office:value-type="float" office:value="655.28419" calcext:value-type="float">
            <text:p>655.28419</text:p>
          </table:table-cell>
          <table:table-cell office:value-type="float" office:value="392.38942" calcext:value-type="float">
            <text:p>392.38942</text:p>
          </table:table-cell>
          <table:table-cell office:value-type="float" office:value="87.226159" calcext:value-type="float">
            <text:p>87.226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298.84883" calcext:value-type="float">
            <text:p>298.84883</text:p>
          </table:table-cell>
          <table:table-cell office:value-type="float" office:value="-356.84954" calcext:value-type="float">
            <text:p>-356.84954</text:p>
          </table:table-cell>
          <table:table-cell office:value-type="float" office:value="81000" calcext:value-type="float">
            <text:p>81000</text:p>
          </table:table-cell>
          <table:table-cell office:value-type="float" office:value="-284.91221" calcext:value-type="float">
            <text:p>-284.91221</text:p>
          </table:table-cell>
          <table:table-cell office:value-type="float" office:value="656.52814" calcext:value-type="float">
            <text:p>656.52814</text:p>
          </table:table-cell>
          <table:table-cell office:value-type="float" office:value="371.61593" calcext:value-type="float">
            <text:p>371.61593</text:p>
          </table:table-cell>
          <table:table-cell office:value-type="float" office:value="0.82558282" calcext:value-type="float">
            <text:p>0.82558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00" calcext:value-type="float">
            <text:p>16100</text:p>
          </table:table-cell>
          <table:table-cell office:value-type="float" office:value="301.37185" calcext:value-type="float">
            <text:p>301.37185</text:p>
          </table:table-cell>
          <table:table-cell office:value-type="float" office:value="-422.57652" calcext:value-type="float">
            <text:p>-422.57652</text:p>
          </table:table-cell>
          <table:table-cell office:value-type="float" office:value="81000" calcext:value-type="float">
            <text:p>81000</text:p>
          </table:table-cell>
          <table:table-cell office:value-type="float" office:value="-304.19217" calcext:value-type="float">
            <text:p>-304.19217</text:p>
          </table:table-cell>
          <table:table-cell office:value-type="float" office:value="662.07086" calcext:value-type="float">
            <text:p>662.07086</text:p>
          </table:table-cell>
          <table:table-cell office:value-type="float" office:value="357.87869" calcext:value-type="float">
            <text:p>357.87869</text:p>
          </table:table-cell>
          <table:table-cell office:value-type="float" office:value="80.55353" calcext:value-type="float">
            <text:p>80.55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289.22111" calcext:value-type="float">
            <text:p>289.22111</text:p>
          </table:table-cell>
          <table:table-cell office:value-type="float" office:value="-180.96302" calcext:value-type="float">
            <text:p>-180.96302</text:p>
          </table:table-cell>
          <table:table-cell office:value-type="float" office:value="81000" calcext:value-type="float">
            <text:p>81000</text:p>
          </table:table-cell>
          <table:table-cell office:value-type="float" office:value="-277.19107" calcext:value-type="float">
            <text:p>-277.19107</text:p>
          </table:table-cell>
          <table:table-cell office:value-type="float" office:value="635.37741" calcext:value-type="float">
            <text:p>635.37741</text:p>
          </table:table-cell>
          <table:table-cell office:value-type="float" office:value="358.18634" calcext:value-type="float">
            <text:p>358.18634</text:p>
          </table:table-cell>
          <table:table-cell office:value-type="float" office:value="-105.36672" calcext:value-type="float">
            <text:p>-105.36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00" calcext:value-type="float">
            <text:p>16300</text:p>
          </table:table-cell>
          <table:table-cell office:value-type="float" office:value="301.56771" calcext:value-type="float">
            <text:p>301.56771</text:p>
          </table:table-cell>
          <table:table-cell office:value-type="float" office:value="-26.608943" calcext:value-type="float">
            <text:p>-26.608943</text:p>
          </table:table-cell>
          <table:table-cell office:value-type="float" office:value="81000" calcext:value-type="float">
            <text:p>81000</text:p>
          </table:table-cell>
          <table:table-cell office:value-type="float" office:value="-301.53717" calcext:value-type="float">
            <text:p>-301.53717</text:p>
          </table:table-cell>
          <table:table-cell office:value-type="float" office:value="662.50114" calcext:value-type="float">
            <text:p>662.50114</text:p>
          </table:table-cell>
          <table:table-cell office:value-type="float" office:value="360.96396" calcext:value-type="float">
            <text:p>360.96396</text:p>
          </table:table-cell>
          <table:table-cell office:value-type="float" office:value="-1.2877443" calcext:value-type="float">
            <text:p>-1.2877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00" calcext:value-type="float">
            <text:p>16400</text:p>
          </table:table-cell>
          <table:table-cell office:value-type="float" office:value="300.90891" calcext:value-type="float">
            <text:p>300.90891</text:p>
          </table:table-cell>
          <table:table-cell office:value-type="float" office:value="-142.18221" calcext:value-type="float">
            <text:p>-142.18221</text:p>
          </table:table-cell>
          <table:table-cell office:value-type="float" office:value="81000" calcext:value-type="float">
            <text:p>81000</text:p>
          </table:table-cell>
          <table:table-cell office:value-type="float" office:value="-319.39036" calcext:value-type="float">
            <text:p>-319.39036</text:p>
          </table:table-cell>
          <table:table-cell office:value-type="float" office:value="661.05385" calcext:value-type="float">
            <text:p>661.05385</text:p>
          </table:table-cell>
          <table:table-cell office:value-type="float" office:value="341.66349" calcext:value-type="float">
            <text:p>341.66349</text:p>
          </table:table-cell>
          <table:table-cell office:value-type="float" office:value="-155.96255" calcext:value-type="float">
            <text:p>-155.96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300.20225" calcext:value-type="float">
            <text:p>300.20225</text:p>
          </table:table-cell>
          <table:table-cell office:value-type="float" office:value="31.209445" calcext:value-type="float">
            <text:p>31.209445</text:p>
          </table:table-cell>
          <table:table-cell office:value-type="float" office:value="81000" calcext:value-type="float">
            <text:p>81000</text:p>
          </table:table-cell>
          <table:table-cell office:value-type="float" office:value="-346.34292" calcext:value-type="float">
            <text:p>-346.34292</text:p>
          </table:table-cell>
          <table:table-cell office:value-type="float" office:value="659.50141" calcext:value-type="float">
            <text:p>659.50141</text:p>
          </table:table-cell>
          <table:table-cell office:value-type="float" office:value="313.15849" calcext:value-type="float">
            <text:p>313.15849</text:p>
          </table:table-cell>
          <table:table-cell office:value-type="float" office:value="14.628974" calcext:value-type="float">
            <text:p>14.628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00" calcext:value-type="float">
            <text:p>16600</text:p>
          </table:table-cell>
          <table:table-cell office:value-type="float" office:value="295.98513" calcext:value-type="float">
            <text:p>295.98513</text:p>
          </table:table-cell>
          <table:table-cell office:value-type="float" office:value="-181.86228" calcext:value-type="float">
            <text:p>-181.86228</text:p>
          </table:table-cell>
          <table:table-cell office:value-type="float" office:value="81000" calcext:value-type="float">
            <text:p>81000</text:p>
          </table:table-cell>
          <table:table-cell office:value-type="float" office:value="-358.77075" calcext:value-type="float">
            <text:p>-358.77075</text:p>
          </table:table-cell>
          <table:table-cell office:value-type="float" office:value="650.237" calcext:value-type="float">
            <text:p>650.237</text:p>
          </table:table-cell>
          <table:table-cell office:value-type="float" office:value="291.46626" calcext:value-type="float">
            <text:p>291.46626</text:p>
          </table:table-cell>
          <table:table-cell office:value-type="float" office:value="28.061895" calcext:value-type="float">
            <text:p>28.061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00" calcext:value-type="float">
            <text:p>16700</text:p>
          </table:table-cell>
          <table:table-cell office:value-type="float" office:value="274.13973" calcext:value-type="float">
            <text:p>274.13973</text:p>
          </table:table-cell>
          <table:table-cell office:value-type="float" office:value="161.42397" calcext:value-type="float">
            <text:p>161.42397</text:p>
          </table:table-cell>
          <table:table-cell office:value-type="float" office:value="81000" calcext:value-type="float">
            <text:p>81000</text:p>
          </table:table-cell>
          <table:table-cell office:value-type="float" office:value="-340.92169" calcext:value-type="float">
            <text:p>-340.92169</text:p>
          </table:table-cell>
          <table:table-cell office:value-type="float" office:value="602.24579" calcext:value-type="float">
            <text:p>602.24579</text:p>
          </table:table-cell>
          <table:table-cell office:value-type="float" office:value="261.3241" calcext:value-type="float">
            <text:p>261.3241</text:p>
          </table:table-cell>
          <table:table-cell office:value-type="float" office:value="77.111282" calcext:value-type="float">
            <text:p>77.11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00" calcext:value-type="float">
            <text:p>16800</text:p>
          </table:table-cell>
          <table:table-cell office:value-type="float" office:value="280.80023" calcext:value-type="float">
            <text:p>280.80023</text:p>
          </table:table-cell>
          <table:table-cell office:value-type="float" office:value="-137.97575" calcext:value-type="float">
            <text:p>-137.97575</text:p>
          </table:table-cell>
          <table:table-cell office:value-type="float" office:value="81000" calcext:value-type="float">
            <text:p>81000</text:p>
          </table:table-cell>
          <table:table-cell office:value-type="float" office:value="-358.20251" calcext:value-type="float">
            <text:p>-358.20251</text:p>
          </table:table-cell>
          <table:table-cell office:value-type="float" office:value="616.87796" calcext:value-type="float">
            <text:p>616.87796</text:p>
          </table:table-cell>
          <table:table-cell office:value-type="float" office:value="258.67545" calcext:value-type="float">
            <text:p>258.67545</text:p>
          </table:table-cell>
          <table:table-cell office:value-type="float" office:value="7.4887049" calcext:value-type="float">
            <text:p>7.4887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00" calcext:value-type="float">
            <text:p>16900</text:p>
          </table:table-cell>
          <table:table-cell office:value-type="float" office:value="297.85634" calcext:value-type="float">
            <text:p>297.85634</text:p>
          </table:table-cell>
          <table:table-cell office:value-type="float" office:value="-73.765099" calcext:value-type="float">
            <text:p>-73.765099</text:p>
          </table:table-cell>
          <table:table-cell office:value-type="float" office:value="81000" calcext:value-type="float">
            <text:p>81000</text:p>
          </table:table-cell>
          <table:table-cell office:value-type="float" office:value="-350.29907" calcext:value-type="float">
            <text:p>-350.29907</text:p>
          </table:table-cell>
          <table:table-cell office:value-type="float" office:value="654.34779" calcext:value-type="float">
            <text:p>654.34779</text:p>
          </table:table-cell>
          <table:table-cell office:value-type="float" office:value="304.04872" calcext:value-type="float">
            <text:p>304.04872</text:p>
          </table:table-cell>
          <table:table-cell office:value-type="float" office:value="-106.65832" calcext:value-type="float">
            <text:p>-106.658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304.13076" calcext:value-type="float">
            <text:p>304.13076</text:p>
          </table:table-cell>
          <table:table-cell office:value-type="float" office:value="550.41167" calcext:value-type="float">
            <text:p>550.41167</text:p>
          </table:table-cell>
          <table:table-cell office:value-type="float" office:value="81000" calcext:value-type="float">
            <text:p>81000</text:p>
          </table:table-cell>
          <table:table-cell office:value-type="float" office:value="-340.17173" calcext:value-type="float">
            <text:p>-340.17173</text:p>
          </table:table-cell>
          <table:table-cell office:value-type="float" office:value="668.13178" calcext:value-type="float">
            <text:p>668.13178</text:p>
          </table:table-cell>
          <table:table-cell office:value-type="float" office:value="327.96005" calcext:value-type="float">
            <text:p>327.96005</text:p>
          </table:table-cell>
          <table:table-cell office:value-type="float" office:value="190.00636" calcext:value-type="float">
            <text:p>190.00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00" calcext:value-type="float">
            <text:p>17100</text:p>
          </table:table-cell>
          <table:table-cell office:value-type="float" office:value="302.67085" calcext:value-type="float">
            <text:p>302.67085</text:p>
          </table:table-cell>
          <table:table-cell office:value-type="float" office:value="256.1622" calcext:value-type="float">
            <text:p>256.1622</text:p>
          </table:table-cell>
          <table:table-cell office:value-type="float" office:value="81000" calcext:value-type="float">
            <text:p>81000</text:p>
          </table:table-cell>
          <table:table-cell office:value-type="float" office:value="-335.87282" calcext:value-type="float">
            <text:p>-335.87282</text:p>
          </table:table-cell>
          <table:table-cell office:value-type="float" office:value="664.92457" calcext:value-type="float">
            <text:p>664.92457</text:p>
          </table:table-cell>
          <table:table-cell office:value-type="float" office:value="329.05175" calcext:value-type="float">
            <text:p>329.05175</text:p>
          </table:table-cell>
          <table:table-cell office:value-type="float" office:value="100.74333" calcext:value-type="float">
            <text:p>100.7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00" calcext:value-type="float">
            <text:p>17200</text:p>
          </table:table-cell>
          <table:table-cell office:value-type="float" office:value="290.79494" calcext:value-type="float">
            <text:p>290.79494</text:p>
          </table:table-cell>
          <table:table-cell office:value-type="float" office:value="-21.915126" calcext:value-type="float">
            <text:p>-21.915126</text:p>
          </table:table-cell>
          <table:table-cell office:value-type="float" office:value="81000" calcext:value-type="float">
            <text:p>81000</text:p>
          </table:table-cell>
          <table:table-cell office:value-type="float" office:value="-351.989" calcext:value-type="float">
            <text:p>-351.989</text:p>
          </table:table-cell>
          <table:table-cell office:value-type="float" office:value="638.8349" calcext:value-type="float">
            <text:p>638.8349</text:p>
          </table:table-cell>
          <table:table-cell office:value-type="float" office:value="286.8459" calcext:value-type="float">
            <text:p>286.8459</text:p>
          </table:table-cell>
          <table:table-cell office:value-type="float" office:value="-51.080437" calcext:value-type="float">
            <text:p>-51.0804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00" calcext:value-type="float">
            <text:p>17300</text:p>
          </table:table-cell>
          <table:table-cell office:value-type="float" office:value="291.39964" calcext:value-type="float">
            <text:p>291.39964</text:p>
          </table:table-cell>
          <table:table-cell office:value-type="float" office:value="-301.31208" calcext:value-type="float">
            <text:p>-301.31208</text:p>
          </table:table-cell>
          <table:table-cell office:value-type="float" office:value="81000" calcext:value-type="float">
            <text:p>81000</text:p>
          </table:table-cell>
          <table:table-cell office:value-type="float" office:value="-372.44874" calcext:value-type="float">
            <text:p>-372.44874</text:p>
          </table:table-cell>
          <table:table-cell office:value-type="float" office:value="640.16334" calcext:value-type="float">
            <text:p>640.16334</text:p>
          </table:table-cell>
          <table:table-cell office:value-type="float" office:value="267.7146" calcext:value-type="float">
            <text:p>267.7146</text:p>
          </table:table-cell>
          <table:table-cell office:value-type="float" office:value="-16.482747" calcext:value-type="float">
            <text:p>-16.4827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00" calcext:value-type="float">
            <text:p>17400</text:p>
          </table:table-cell>
          <table:table-cell office:value-type="float" office:value="295.56864" calcext:value-type="float">
            <text:p>295.56864</text:p>
          </table:table-cell>
          <table:table-cell office:value-type="float" office:value="-166.15992" calcext:value-type="float">
            <text:p>-166.15992</text:p>
          </table:table-cell>
          <table:table-cell office:value-type="float" office:value="81000" calcext:value-type="float">
            <text:p>81000</text:p>
          </table:table-cell>
          <table:table-cell office:value-type="float" office:value="-362.98935" calcext:value-type="float">
            <text:p>-362.98935</text:p>
          </table:table-cell>
          <table:table-cell office:value-type="float" office:value="649.32204" calcext:value-type="float">
            <text:p>649.32204</text:p>
          </table:table-cell>
          <table:table-cell office:value-type="float" office:value="286.33269" calcext:value-type="float">
            <text:p>286.33269</text:p>
          </table:table-cell>
          <table:table-cell office:value-type="float" office:value="16.80321" calcext:value-type="float">
            <text:p>16.80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304.07834" calcext:value-type="float">
            <text:p>304.07834</text:p>
          </table:table-cell>
          <table:table-cell office:value-type="float" office:value="-130.12818" calcext:value-type="float">
            <text:p>-130.12818</text:p>
          </table:table-cell>
          <table:table-cell office:value-type="float" office:value="81000" calcext:value-type="float">
            <text:p>81000</text:p>
          </table:table-cell>
          <table:table-cell office:value-type="float" office:value="-360.18851" calcext:value-type="float">
            <text:p>-360.18851</text:p>
          </table:table-cell>
          <table:table-cell office:value-type="float" office:value="668.01664" calcext:value-type="float">
            <text:p>668.01664</text:p>
          </table:table-cell>
          <table:table-cell office:value-type="float" office:value="307.82813" calcext:value-type="float">
            <text:p>307.82813</text:p>
          </table:table-cell>
          <table:table-cell office:value-type="float" office:value="98.337793" calcext:value-type="float">
            <text:p>98.337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00" calcext:value-type="float">
            <text:p>17600</text:p>
          </table:table-cell>
          <table:table-cell office:value-type="float" office:value="307.8244" calcext:value-type="float">
            <text:p>307.8244</text:p>
          </table:table-cell>
          <table:table-cell office:value-type="float" office:value="-154.27213" calcext:value-type="float">
            <text:p>-154.27213</text:p>
          </table:table-cell>
          <table:table-cell office:value-type="float" office:value="81000" calcext:value-type="float">
            <text:p>81000</text:p>
          </table:table-cell>
          <table:table-cell office:value-type="float" office:value="-361.98128" calcext:value-type="float">
            <text:p>-361.98128</text:p>
          </table:table-cell>
          <table:table-cell office:value-type="float" office:value="676.24619" calcext:value-type="float">
            <text:p>676.24619</text:p>
          </table:table-cell>
          <table:table-cell office:value-type="float" office:value="314.26491" calcext:value-type="float">
            <text:p>314.26491</text:p>
          </table:table-cell>
          <table:table-cell office:value-type="float" office:value="-76.733449" calcext:value-type="float">
            <text:p>-76.7334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00" calcext:value-type="float">
            <text:p>17700</text:p>
          </table:table-cell>
          <table:table-cell office:value-type="float" office:value="303.93684" calcext:value-type="float">
            <text:p>303.93684</text:p>
          </table:table-cell>
          <table:table-cell office:value-type="float" office:value="-190.2732" calcext:value-type="float">
            <text:p>-190.2732</text:p>
          </table:table-cell>
          <table:table-cell office:value-type="float" office:value="81000" calcext:value-type="float">
            <text:p>81000</text:p>
          </table:table-cell>
          <table:table-cell office:value-type="float" office:value="-383.69031" calcext:value-type="float">
            <text:p>-383.69031</text:p>
          </table:table-cell>
          <table:table-cell office:value-type="float" office:value="667.70577" calcext:value-type="float">
            <text:p>667.70577</text:p>
          </table:table-cell>
          <table:table-cell office:value-type="float" office:value="284.01546" calcext:value-type="float">
            <text:p>284.01546</text:p>
          </table:table-cell>
          <table:table-cell office:value-type="float" office:value="-112.30562" calcext:value-type="float">
            <text:p>-112.30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00" calcext:value-type="float">
            <text:p>17800</text:p>
          </table:table-cell>
          <table:table-cell office:value-type="float" office:value="273.47839" calcext:value-type="float">
            <text:p>273.47839</text:p>
          </table:table-cell>
          <table:table-cell office:value-type="float" office:value="-10.494974" calcext:value-type="float">
            <text:p>-10.494974</text:p>
          </table:table-cell>
          <table:table-cell office:value-type="float" office:value="81000" calcext:value-type="float">
            <text:p>81000</text:p>
          </table:table-cell>
          <table:table-cell office:value-type="float" office:value="-355.16551" calcext:value-type="float">
            <text:p>-355.16551</text:p>
          </table:table-cell>
          <table:table-cell office:value-type="float" office:value="600.79292" calcext:value-type="float">
            <text:p>600.79292</text:p>
          </table:table-cell>
          <table:table-cell office:value-type="float" office:value="245.62741" calcext:value-type="float">
            <text:p>245.62741</text:p>
          </table:table-cell>
          <table:table-cell office:value-type="float" office:value="78.90738" calcext:value-type="float">
            <text:p>78.907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00" calcext:value-type="float">
            <text:p>17900</text:p>
          </table:table-cell>
          <table:table-cell office:value-type="float" office:value="279.50667" calcext:value-type="float">
            <text:p>279.50667</text:p>
          </table:table-cell>
          <table:table-cell office:value-type="float" office:value="-71.944722" calcext:value-type="float">
            <text:p>-71.944722</text:p>
          </table:table-cell>
          <table:table-cell office:value-type="float" office:value="81000" calcext:value-type="float">
            <text:p>81000</text:p>
          </table:table-cell>
          <table:table-cell office:value-type="float" office:value="-350.75747" calcext:value-type="float">
            <text:p>-350.75747</text:p>
          </table:table-cell>
          <table:table-cell office:value-type="float" office:value="614.03619" calcext:value-type="float">
            <text:p>614.03619</text:p>
          </table:table-cell>
          <table:table-cell office:value-type="float" office:value="263.27872" calcext:value-type="float">
            <text:p>263.27872</text:p>
          </table:table-cell>
          <table:table-cell office:value-type="float" office:value="-115.80185" calcext:value-type="float">
            <text:p>-115.801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301.65133" calcext:value-type="float">
            <text:p>301.65133</text:p>
          </table:table-cell>
          <table:table-cell office:value-type="float" office:value="-489.43479" calcext:value-type="float">
            <text:p>-489.43479</text:p>
          </table:table-cell>
          <table:table-cell office:value-type="float" office:value="81000" calcext:value-type="float">
            <text:p>81000</text:p>
          </table:table-cell>
          <table:table-cell office:value-type="float" office:value="-363.06261" calcext:value-type="float">
            <text:p>-363.06261</text:p>
          </table:table-cell>
          <table:table-cell office:value-type="float" office:value="662.68485" calcext:value-type="float">
            <text:p>662.68485</text:p>
          </table:table-cell>
          <table:table-cell office:value-type="float" office:value="299.62224" calcext:value-type="float">
            <text:p>299.62224</text:p>
          </table:table-cell>
          <table:table-cell office:value-type="float" office:value="-104.92914" calcext:value-type="float">
            <text:p>-104.92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00" calcext:value-type="float">
            <text:p>18100</text:p>
          </table:table-cell>
          <table:table-cell office:value-type="float" office:value="318.86481" calcext:value-type="float">
            <text:p>318.86481</text:p>
          </table:table-cell>
          <table:table-cell office:value-type="float" office:value="-697.1147" calcext:value-type="float">
            <text:p>-697.1147</text:p>
          </table:table-cell>
          <table:table-cell office:value-type="float" office:value="81000" calcext:value-type="float">
            <text:p>81000</text:p>
          </table:table-cell>
          <table:table-cell office:value-type="float" office:value="-397.54501" calcext:value-type="float">
            <text:p>-397.54501</text:p>
          </table:table-cell>
          <table:table-cell office:value-type="float" office:value="700.5004" calcext:value-type="float">
            <text:p>700.5004</text:p>
          </table:table-cell>
          <table:table-cell office:value-type="float" office:value="302.95539" calcext:value-type="float">
            <text:p>302.95539</text:p>
          </table:table-cell>
          <table:table-cell office:value-type="float" office:value="-187.83266" calcext:value-type="float">
            <text:p>-187.83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00" calcext:value-type="float">
            <text:p>18200</text:p>
          </table:table-cell>
          <table:table-cell office:value-type="float" office:value="291.83442" calcext:value-type="float">
            <text:p>291.83442</text:p>
          </table:table-cell>
          <table:table-cell office:value-type="float" office:value="217.67223" calcext:value-type="float">
            <text:p>217.67223</text:p>
          </table:table-cell>
          <table:table-cell office:value-type="float" office:value="81000" calcext:value-type="float">
            <text:p>81000</text:p>
          </table:table-cell>
          <table:table-cell office:value-type="float" office:value="-372.45066" calcext:value-type="float">
            <text:p>-372.45066</text:p>
          </table:table-cell>
          <table:table-cell office:value-type="float" office:value="641.11848" calcext:value-type="float">
            <text:p>641.11848</text:p>
          </table:table-cell>
          <table:table-cell office:value-type="float" office:value="268.66783" calcext:value-type="float">
            <text:p>268.66783</text:p>
          </table:table-cell>
          <table:table-cell office:value-type="float" office:value="84.045811" calcext:value-type="float">
            <text:p>84.045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00" calcext:value-type="float">
            <text:p>18300</text:p>
          </table:table-cell>
          <table:table-cell office:value-type="float" office:value="298.34752" calcext:value-type="float">
            <text:p>298.34752</text:p>
          </table:table-cell>
          <table:table-cell office:value-type="float" office:value="-5.4926959" calcext:value-type="float">
            <text:p>-5.4926959</text:p>
          </table:table-cell>
          <table:table-cell office:value-type="float" office:value="81000" calcext:value-type="float">
            <text:p>81000</text:p>
          </table:table-cell>
          <table:table-cell office:value-type="float" office:value="-389.78391" calcext:value-type="float">
            <text:p>-389.78391</text:p>
          </table:table-cell>
          <table:table-cell office:value-type="float" office:value="655.42683" calcext:value-type="float">
            <text:p>655.42683</text:p>
          </table:table-cell>
          <table:table-cell office:value-type="float" office:value="265.64292" calcext:value-type="float">
            <text:p>265.64292</text:p>
          </table:table-cell>
          <table:table-cell office:value-type="float" office:value="-134.38076" calcext:value-type="float">
            <text:p>-134.38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00" calcext:value-type="float">
            <text:p>18400</text:p>
          </table:table-cell>
          <table:table-cell office:value-type="float" office:value="292.26542" calcext:value-type="float">
            <text:p>292.26542</text:p>
          </table:table-cell>
          <table:table-cell office:value-type="float" office:value="202.9988" calcext:value-type="float">
            <text:p>202.9988</text:p>
          </table:table-cell>
          <table:table-cell office:value-type="float" office:value="81000" calcext:value-type="float">
            <text:p>81000</text:p>
          </table:table-cell>
          <table:table-cell office:value-type="float" office:value="-376.41252" calcext:value-type="float">
            <text:p>-376.41252</text:p>
          </table:table-cell>
          <table:table-cell office:value-type="float" office:value="642.06533" calcext:value-type="float">
            <text:p>642.06533</text:p>
          </table:table-cell>
          <table:table-cell office:value-type="float" office:value="265.65281" calcext:value-type="float">
            <text:p>265.65281</text:p>
          </table:table-cell>
          <table:table-cell office:value-type="float" office:value="76.260481" calcext:value-type="float">
            <text:p>76.26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305.37296" calcext:value-type="float">
            <text:p>305.37296</text:p>
          </table:table-cell>
          <table:table-cell office:value-type="float" office:value="-233.89772" calcext:value-type="float">
            <text:p>-233.89772</text:p>
          </table:table-cell>
          <table:table-cell office:value-type="float" office:value="81000" calcext:value-type="float">
            <text:p>81000</text:p>
          </table:table-cell>
          <table:table-cell office:value-type="float" office:value="-401.48425" calcext:value-type="float">
            <text:p>-401.48425</text:p>
          </table:table-cell>
          <table:table-cell office:value-type="float" office:value="670.86072" calcext:value-type="float">
            <text:p>670.86072</text:p>
          </table:table-cell>
          <table:table-cell office:value-type="float" office:value="269.37647" calcext:value-type="float">
            <text:p>269.37647</text:p>
          </table:table-cell>
          <table:table-cell office:value-type="float" office:value="-42.261139" calcext:value-type="float">
            <text:p>-42.26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00" calcext:value-type="float">
            <text:p>18600</text:p>
          </table:table-cell>
          <table:table-cell office:value-type="float" office:value="297.20115" calcext:value-type="float">
            <text:p>297.20115</text:p>
          </table:table-cell>
          <table:table-cell office:value-type="float" office:value="-146.86152" calcext:value-type="float">
            <text:p>-146.86152</text:p>
          </table:table-cell>
          <table:table-cell office:value-type="float" office:value="81000" calcext:value-type="float">
            <text:p>81000</text:p>
          </table:table-cell>
          <table:table-cell office:value-type="float" office:value="-406.91403" calcext:value-type="float">
            <text:p>-406.91403</text:p>
          </table:table-cell>
          <table:table-cell office:value-type="float" office:value="652.90843" calcext:value-type="float">
            <text:p>652.90843</text:p>
          </table:table-cell>
          <table:table-cell office:value-type="float" office:value="245.99439" calcext:value-type="float">
            <text:p>245.99439</text:p>
          </table:table-cell>
          <table:table-cell office:value-type="float" office:value="-33.685247" calcext:value-type="float">
            <text:p>-33.685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00" calcext:value-type="float">
            <text:p>18700</text:p>
          </table:table-cell>
          <table:table-cell office:value-type="float" office:value="283.94586" calcext:value-type="float">
            <text:p>283.94586</text:p>
          </table:table-cell>
          <table:table-cell office:value-type="float" office:value="380.38762" calcext:value-type="float">
            <text:p>380.38762</text:p>
          </table:table-cell>
          <table:table-cell office:value-type="float" office:value="81000" calcext:value-type="float">
            <text:p>81000</text:p>
          </table:table-cell>
          <table:table-cell office:value-type="float" office:value="-403.46488" calcext:value-type="float">
            <text:p>-403.46488</text:p>
          </table:table-cell>
          <table:table-cell office:value-type="float" office:value="623.78844" calcext:value-type="float">
            <text:p>623.78844</text:p>
          </table:table-cell>
          <table:table-cell office:value-type="float" office:value="220.32356" calcext:value-type="float">
            <text:p>220.32356</text:p>
          </table:table-cell>
          <table:table-cell office:value-type="float" office:value="129.89879" calcext:value-type="float">
            <text:p>129.89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00" calcext:value-type="float">
            <text:p>18800</text:p>
          </table:table-cell>
          <table:table-cell office:value-type="float" office:value="296.80955" calcext:value-type="float">
            <text:p>296.80955</text:p>
          </table:table-cell>
          <table:table-cell office:value-type="float" office:value="-376.33809" calcext:value-type="float">
            <text:p>-376.33809</text:p>
          </table:table-cell>
          <table:table-cell office:value-type="float" office:value="81000" calcext:value-type="float">
            <text:p>81000</text:p>
          </table:table-cell>
          <table:table-cell office:value-type="float" office:value="-418.94526" calcext:value-type="float">
            <text:p>-418.94526</text:p>
          </table:table-cell>
          <table:table-cell office:value-type="float" office:value="652.04813" calcext:value-type="float">
            <text:p>652.04813</text:p>
          </table:table-cell>
          <table:table-cell office:value-type="float" office:value="233.10287" calcext:value-type="float">
            <text:p>233.10287</text:p>
          </table:table-cell>
          <table:table-cell office:value-type="float" office:value="-35.274031" calcext:value-type="float">
            <text:p>-35.27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00" calcext:value-type="float">
            <text:p>18900</text:p>
          </table:table-cell>
          <table:table-cell office:value-type="float" office:value="312.45977" calcext:value-type="float">
            <text:p>312.45977</text:p>
          </table:table-cell>
          <table:table-cell office:value-type="float" office:value="-274.48687" calcext:value-type="float">
            <text:p>-274.48687</text:p>
          </table:table-cell>
          <table:table-cell office:value-type="float" office:value="81000" calcext:value-type="float">
            <text:p>81000</text:p>
          </table:table-cell>
          <table:table-cell office:value-type="float" office:value="-413.82852" calcext:value-type="float">
            <text:p>-413.82852</text:p>
          </table:table-cell>
          <table:table-cell office:value-type="float" office:value="686.42945" calcext:value-type="float">
            <text:p>686.42945</text:p>
          </table:table-cell>
          <table:table-cell office:value-type="float" office:value="272.60093" calcext:value-type="float">
            <text:p>272.60093</text:p>
          </table:table-cell>
          <table:table-cell office:value-type="float" office:value="18.434337" calcext:value-type="float">
            <text:p>18.434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301.8015" calcext:value-type="float">
            <text:p>301.8015</text:p>
          </table:table-cell>
          <table:table-cell office:value-type="float" office:value="57.717122" calcext:value-type="float">
            <text:p>57.717122</text:p>
          </table:table-cell>
          <table:table-cell office:value-type="float" office:value="81000" calcext:value-type="float">
            <text:p>81000</text:p>
          </table:table-cell>
          <table:table-cell office:value-type="float" office:value="-382.87261" calcext:value-type="float">
            <text:p>-382.87261</text:p>
          </table:table-cell>
          <table:table-cell office:value-type="float" office:value="663.01475" calcext:value-type="float">
            <text:p>663.01475</text:p>
          </table:table-cell>
          <table:table-cell office:value-type="float" office:value="280.14213" calcext:value-type="float">
            <text:p>280.14213</text:p>
          </table:table-cell>
          <table:table-cell office:value-type="float" office:value="9.6152992" calcext:value-type="float">
            <text:p>9.615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00" calcext:value-type="float">
            <text:p>19100</text:p>
          </table:table-cell>
          <table:table-cell office:value-type="float" office:value="297.16366" calcext:value-type="float">
            <text:p>297.16366</text:p>
          </table:table-cell>
          <table:table-cell office:value-type="float" office:value="-154.11221" calcext:value-type="float">
            <text:p>-154.11221</text:p>
          </table:table-cell>
          <table:table-cell office:value-type="float" office:value="81000" calcext:value-type="float">
            <text:p>81000</text:p>
          </table:table-cell>
          <table:table-cell office:value-type="float" office:value="-394.25061" calcext:value-type="float">
            <text:p>-394.25061</text:p>
          </table:table-cell>
          <table:table-cell office:value-type="float" office:value="652.82606" calcext:value-type="float">
            <text:p>652.82606</text:p>
          </table:table-cell>
          <table:table-cell office:value-type="float" office:value="258.57544" calcext:value-type="float">
            <text:p>258.57544</text:p>
          </table:table-cell>
          <table:table-cell office:value-type="float" office:value="-84.680982" calcext:value-type="float">
            <text:p>-84.680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  <table:table-cell office:value-type="float" office:value="287.43893" calcext:value-type="float">
            <text:p>287.43893</text:p>
          </table:table-cell>
          <table:table-cell office:value-type="float" office:value="-73.493352" calcext:value-type="float">
            <text:p>-73.493352</text:p>
          </table:table-cell>
          <table:table-cell office:value-type="float" office:value="81000" calcext:value-type="float">
            <text:p>81000</text:p>
          </table:table-cell>
          <table:table-cell office:value-type="float" office:value="-408.93802" calcext:value-type="float">
            <text:p>-408.93802</text:p>
          </table:table-cell>
          <table:table-cell office:value-type="float" office:value="631.46222" calcext:value-type="float">
            <text:p>631.46222</text:p>
          </table:table-cell>
          <table:table-cell office:value-type="float" office:value="222.5242" calcext:value-type="float">
            <text:p>222.5242</text:p>
          </table:table-cell>
          <table:table-cell office:value-type="float" office:value="-43.054677" calcext:value-type="float">
            <text:p>-43.0546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00" calcext:value-type="float">
            <text:p>19300</text:p>
          </table:table-cell>
          <table:table-cell office:value-type="float" office:value="282.18498" calcext:value-type="float">
            <text:p>282.18498</text:p>
          </table:table-cell>
          <table:table-cell office:value-type="float" office:value="-126.69135" calcext:value-type="float">
            <text:p>-126.69135</text:p>
          </table:table-cell>
          <table:table-cell office:value-type="float" office:value="81000" calcext:value-type="float">
            <text:p>81000</text:p>
          </table:table-cell>
          <table:table-cell office:value-type="float" office:value="-420.9545" calcext:value-type="float">
            <text:p>-420.9545</text:p>
          </table:table-cell>
          <table:table-cell office:value-type="float" office:value="619.92004" calcext:value-type="float">
            <text:p>619.92004</text:p>
          </table:table-cell>
          <table:table-cell office:value-type="float" office:value="198.96555" calcext:value-type="float">
            <text:p>198.96555</text:p>
          </table:table-cell>
          <table:table-cell office:value-type="float" office:value="-179.22387" calcext:value-type="float">
            <text:p>-179.22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00" calcext:value-type="float">
            <text:p>19400</text:p>
          </table:table-cell>
          <table:table-cell office:value-type="float" office:value="289.17158" calcext:value-type="float">
            <text:p>289.17158</text:p>
          </table:table-cell>
          <table:table-cell office:value-type="float" office:value="-86.991871" calcext:value-type="float">
            <text:p>-86.991871</text:p>
          </table:table-cell>
          <table:table-cell office:value-type="float" office:value="81000" calcext:value-type="float">
            <text:p>81000</text:p>
          </table:table-cell>
          <table:table-cell office:value-type="float" office:value="-409.33633" calcext:value-type="float">
            <text:p>-409.33633</text:p>
          </table:table-cell>
          <table:table-cell office:value-type="float" office:value="635.26861" calcext:value-type="float">
            <text:p>635.26861</text:p>
          </table:table-cell>
          <table:table-cell office:value-type="float" office:value="225.93228" calcext:value-type="float">
            <text:p>225.93228</text:p>
          </table:table-cell>
          <table:table-cell office:value-type="float" office:value="-51.944556" calcext:value-type="float">
            <text:p>-51.944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308.45644" calcext:value-type="float">
            <text:p>308.45644</text:p>
          </table:table-cell>
          <table:table-cell office:value-type="float" office:value="-161.39497" calcext:value-type="float">
            <text:p>-161.39497</text:p>
          </table:table-cell>
          <table:table-cell office:value-type="float" office:value="81000" calcext:value-type="float">
            <text:p>81000</text:p>
          </table:table-cell>
          <table:table-cell office:value-type="float" office:value="-408.38018" calcext:value-type="float">
            <text:p>-408.38018</text:p>
          </table:table-cell>
          <table:table-cell office:value-type="float" office:value="677.63469" calcext:value-type="float">
            <text:p>677.63469</text:p>
          </table:table-cell>
          <table:table-cell office:value-type="float" office:value="269.25451" calcext:value-type="float">
            <text:p>269.25451</text:p>
          </table:table-cell>
          <table:table-cell office:value-type="float" office:value="-192.00017" calcext:value-type="float">
            <text:p>-192.0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00" calcext:value-type="float">
            <text:p>19600</text:p>
          </table:table-cell>
          <table:table-cell office:value-type="float" office:value="304.34864" calcext:value-type="float">
            <text:p>304.34864</text:p>
          </table:table-cell>
          <table:table-cell office:value-type="float" office:value="26.237057" calcext:value-type="float">
            <text:p>26.237057</text:p>
          </table:table-cell>
          <table:table-cell office:value-type="float" office:value="81000" calcext:value-type="float">
            <text:p>81000</text:p>
          </table:table-cell>
          <table:table-cell office:value-type="float" office:value="-395.01642" calcext:value-type="float">
            <text:p>-395.01642</text:p>
          </table:table-cell>
          <table:table-cell office:value-type="float" office:value="668.61045" calcext:value-type="float">
            <text:p>668.61045</text:p>
          </table:table-cell>
          <table:table-cell office:value-type="float" office:value="273.59403" calcext:value-type="float">
            <text:p>273.59403</text:p>
          </table:table-cell>
          <table:table-cell office:value-type="float" office:value="16.653365" calcext:value-type="float">
            <text:p>16.653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00" calcext:value-type="float">
            <text:p>19700</text:p>
          </table:table-cell>
          <table:table-cell office:value-type="float" office:value="296.43462" calcext:value-type="float">
            <text:p>296.43462</text:p>
          </table:table-cell>
          <table:table-cell office:value-type="float" office:value="116.0499" calcext:value-type="float">
            <text:p>116.0499</text:p>
          </table:table-cell>
          <table:table-cell office:value-type="float" office:value="81000" calcext:value-type="float">
            <text:p>81000</text:p>
          </table:table-cell>
          <table:table-cell office:value-type="float" office:value="-403.94224" calcext:value-type="float">
            <text:p>-403.94224</text:p>
          </table:table-cell>
          <table:table-cell office:value-type="float" office:value="651.22448" calcext:value-type="float">
            <text:p>651.22448</text:p>
          </table:table-cell>
          <table:table-cell office:value-type="float" office:value="247.28224" calcext:value-type="float">
            <text:p>247.28224</text:p>
          </table:table-cell>
          <table:table-cell office:value-type="float" office:value="143.08535" calcext:value-type="float">
            <text:p>143.08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 office:value-type="float" office:value="296.5384" calcext:value-type="float">
            <text:p>296.5384</text:p>
          </table:table-cell>
          <table:table-cell office:value-type="float" office:value="188.78182" calcext:value-type="float">
            <text:p>188.78182</text:p>
          </table:table-cell>
          <table:table-cell office:value-type="float" office:value="81000" calcext:value-type="float">
            <text:p>81000</text:p>
          </table:table-cell>
          <table:table-cell office:value-type="float" office:value="-430.89181" calcext:value-type="float">
            <text:p>-430.89181</text:p>
          </table:table-cell>
          <table:table-cell office:value-type="float" office:value="651.45247" calcext:value-type="float">
            <text:p>651.45247</text:p>
          </table:table-cell>
          <table:table-cell office:value-type="float" office:value="220.56066" calcext:value-type="float">
            <text:p>220.56066</text:p>
          </table:table-cell>
          <table:table-cell office:value-type="float" office:value="25.473059" calcext:value-type="float">
            <text:p>25.473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00" calcext:value-type="float">
            <text:p>19900</text:p>
          </table:table-cell>
          <table:table-cell office:value-type="float" office:value="298.64942" calcext:value-type="float">
            <text:p>298.64942</text:p>
          </table:table-cell>
          <table:table-cell office:value-type="float" office:value="88.142608" calcext:value-type="float">
            <text:p>88.142608</text:p>
          </table:table-cell>
          <table:table-cell office:value-type="float" office:value="81000" calcext:value-type="float">
            <text:p>81000</text:p>
          </table:table-cell>
          <table:table-cell office:value-type="float" office:value="-430.51911" calcext:value-type="float">
            <text:p>-430.51911</text:p>
          </table:table-cell>
          <table:table-cell office:value-type="float" office:value="656.09008" calcext:value-type="float">
            <text:p>656.09008</text:p>
          </table:table-cell>
          <table:table-cell office:value-type="float" office:value="225.57097" calcext:value-type="float">
            <text:p>225.57097</text:p>
          </table:table-cell>
          <table:table-cell office:value-type="float" office:value="57.428007" calcext:value-type="float">
            <text:p>57.428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6.94903" calcext:value-type="float">
            <text:p>316.94903</text:p>
          </table:table-cell>
          <table:table-cell office:value-type="float" office:value="294.01904" calcext:value-type="float">
            <text:p>294.01904</text:p>
          </table:table-cell>
          <table:table-cell office:value-type="float" office:value="81000" calcext:value-type="float">
            <text:p>81000</text:p>
          </table:table-cell>
          <table:table-cell office:value-type="float" office:value="-414.71882" calcext:value-type="float">
            <text:p>-414.71882</text:p>
          </table:table-cell>
          <table:table-cell office:value-type="float" office:value="696.2917" calcext:value-type="float">
            <text:p>696.2917</text:p>
          </table:table-cell>
          <table:table-cell office:value-type="float" office:value="281.57288" calcext:value-type="float">
            <text:p>281.57288</text:p>
          </table:table-cell>
          <table:table-cell office:value-type="float" office:value="205.89715" calcext:value-type="float">
            <text:p>205.89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00" calcext:value-type="float">
            <text:p>20100</text:p>
          </table:table-cell>
          <table:table-cell office:value-type="float" office:value="305.95623" calcext:value-type="float">
            <text:p>305.95623</text:p>
          </table:table-cell>
          <table:table-cell office:value-type="float" office:value="-410.2802" calcext:value-type="float">
            <text:p>-410.2802</text:p>
          </table:table-cell>
          <table:table-cell office:value-type="float" office:value="81000" calcext:value-type="float">
            <text:p>81000</text:p>
          </table:table-cell>
          <table:table-cell office:value-type="float" office:value="-390.9098" calcext:value-type="float">
            <text:p>-390.9098</text:p>
          </table:table-cell>
          <table:table-cell office:value-type="float" office:value="672.14208" calcext:value-type="float">
            <text:p>672.14208</text:p>
          </table:table-cell>
          <table:table-cell office:value-type="float" office:value="281.23228" calcext:value-type="float">
            <text:p>281.23228</text:p>
          </table:table-cell>
          <table:table-cell office:value-type="float" office:value="-84.01748" calcext:value-type="float">
            <text:p>-84.017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00" calcext:value-type="float">
            <text:p>20200</text:p>
          </table:table-cell>
          <table:table-cell office:value-type="float" office:value="302.26649" calcext:value-type="float">
            <text:p>302.26649</text:p>
          </table:table-cell>
          <table:table-cell office:value-type="float" office:value="-177.14695" calcext:value-type="float">
            <text:p>-177.14695</text:p>
          </table:table-cell>
          <table:table-cell office:value-type="float" office:value="81000" calcext:value-type="float">
            <text:p>81000</text:p>
          </table:table-cell>
          <table:table-cell office:value-type="float" office:value="-415.93966" calcext:value-type="float">
            <text:p>-415.93966</text:p>
          </table:table-cell>
          <table:table-cell office:value-type="float" office:value="664.03626" calcext:value-type="float">
            <text:p>664.03626</text:p>
          </table:table-cell>
          <table:table-cell office:value-type="float" office:value="248.0966" calcext:value-type="float">
            <text:p>248.0966</text:p>
          </table:table-cell>
          <table:table-cell office:value-type="float" office:value="-83.870835" calcext:value-type="float">
            <text:p>-83.870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00" calcext:value-type="float">
            <text:p>20300</text:p>
          </table:table-cell>
          <table:table-cell office:value-type="float" office:value="303.41661" calcext:value-type="float">
            <text:p>303.41661</text:p>
          </table:table-cell>
          <table:table-cell office:value-type="float" office:value="-93.415497" calcext:value-type="float">
            <text:p>-93.415497</text:p>
          </table:table-cell>
          <table:table-cell office:value-type="float" office:value="81000" calcext:value-type="float">
            <text:p>81000</text:p>
          </table:table-cell>
          <table:table-cell office:value-type="float" office:value="-446.10085" calcext:value-type="float">
            <text:p>-446.10085</text:p>
          </table:table-cell>
          <table:table-cell office:value-type="float" office:value="666.56291" calcext:value-type="float">
            <text:p>666.56291</text:p>
          </table:table-cell>
          <table:table-cell office:value-type="float" office:value="220.46205" calcext:value-type="float">
            <text:p>220.46205</text:p>
          </table:table-cell>
          <table:table-cell office:value-type="float" office:value="40.468571" calcext:value-type="float">
            <text:p>40.46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00" calcext:value-type="float">
            <text:p>20400</text:p>
          </table:table-cell>
          <table:table-cell office:value-type="float" office:value="294.0048" calcext:value-type="float">
            <text:p>294.0048</text:p>
          </table:table-cell>
          <table:table-cell office:value-type="float" office:value="-326.0539" calcext:value-type="float">
            <text:p>-326.0539</text:p>
          </table:table-cell>
          <table:table-cell office:value-type="float" office:value="81000" calcext:value-type="float">
            <text:p>81000</text:p>
          </table:table-cell>
          <table:table-cell office:value-type="float" office:value="-429.3204" calcext:value-type="float">
            <text:p>-429.3204</text:p>
          </table:table-cell>
          <table:table-cell office:value-type="float" office:value="645.8865" calcext:value-type="float">
            <text:p>645.8865</text:p>
          </table:table-cell>
          <table:table-cell office:value-type="float" office:value="216.5661" calcext:value-type="float">
            <text:p>216.5661</text:p>
          </table:table-cell>
          <table:table-cell office:value-type="float" office:value="-12.78359" calcext:value-type="float">
            <text:p>-12.78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303.70206" calcext:value-type="float">
            <text:p>303.70206</text:p>
          </table:table-cell>
          <table:table-cell office:value-type="float" office:value="-275.49577" calcext:value-type="float">
            <text:p>-275.49577</text:p>
          </table:table-cell>
          <table:table-cell office:value-type="float" office:value="81000" calcext:value-type="float">
            <text:p>81000</text:p>
          </table:table-cell>
          <table:table-cell office:value-type="float" office:value="-439.07038" calcext:value-type="float">
            <text:p>-439.07038</text:p>
          </table:table-cell>
          <table:table-cell office:value-type="float" office:value="667.19" calcext:value-type="float">
            <text:p>667.19</text:p>
          </table:table-cell>
          <table:table-cell office:value-type="float" office:value="228.11962" calcext:value-type="float">
            <text:p>228.11962</text:p>
          </table:table-cell>
          <table:table-cell office:value-type="float" office:value="-65.624902" calcext:value-type="float">
            <text:p>-65.62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00" calcext:value-type="float">
            <text:p>20600</text:p>
          </table:table-cell>
          <table:table-cell office:value-type="float" office:value="304.12798" calcext:value-type="float">
            <text:p>304.12798</text:p>
          </table:table-cell>
          <table:table-cell office:value-type="float" office:value="262.00126" calcext:value-type="float">
            <text:p>262.00126</text:p>
          </table:table-cell>
          <table:table-cell office:value-type="float" office:value="81000" calcext:value-type="float">
            <text:p>81000</text:p>
          </table:table-cell>
          <table:table-cell office:value-type="float" office:value="-412.34885" calcext:value-type="float">
            <text:p>-412.34885</text:p>
          </table:table-cell>
          <table:table-cell office:value-type="float" office:value="668.12569" calcext:value-type="float">
            <text:p>668.12569</text:p>
          </table:table-cell>
          <table:table-cell office:value-type="float" office:value="255.77684" calcext:value-type="float">
            <text:p>255.77684</text:p>
          </table:table-cell>
          <table:table-cell office:value-type="float" office:value="-4.6973407" calcext:value-type="float">
            <text:p>-4.6973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00" calcext:value-type="float">
            <text:p>20700</text:p>
          </table:table-cell>
          <table:table-cell office:value-type="float" office:value="314.34184" calcext:value-type="float">
            <text:p>314.34184</text:p>
          </table:table-cell>
          <table:table-cell office:value-type="float" office:value="95.689657" calcext:value-type="float">
            <text:p>95.689657</text:p>
          </table:table-cell>
          <table:table-cell office:value-type="float" office:value="81000" calcext:value-type="float">
            <text:p>81000</text:p>
          </table:table-cell>
          <table:table-cell office:value-type="float" office:value="-403.24415" calcext:value-type="float">
            <text:p>-403.24415</text:p>
          </table:table-cell>
          <table:table-cell office:value-type="float" office:value="690.56408" calcext:value-type="float">
            <text:p>690.56408</text:p>
          </table:table-cell>
          <table:table-cell office:value-type="float" office:value="287.31993" calcext:value-type="float">
            <text:p>287.31993</text:p>
          </table:table-cell>
          <table:table-cell office:value-type="float" office:value="35.916403" calcext:value-type="float">
            <text:p>35.916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 office:value-type="float" office:value="302.36733" calcext:value-type="float">
            <text:p>302.36733</text:p>
          </table:table-cell>
          <table:table-cell office:value-type="float" office:value="367.84814" calcext:value-type="float">
            <text:p>367.84814</text:p>
          </table:table-cell>
          <table:table-cell office:value-type="float" office:value="81000" calcext:value-type="float">
            <text:p>81000</text:p>
          </table:table-cell>
          <table:table-cell office:value-type="float" office:value="-421.00025" calcext:value-type="float">
            <text:p>-421.00025</text:p>
          </table:table-cell>
          <table:table-cell office:value-type="float" office:value="664.2578" calcext:value-type="float">
            <text:p>664.2578</text:p>
          </table:table-cell>
          <table:table-cell office:value-type="float" office:value="243.25754" calcext:value-type="float">
            <text:p>243.25754</text:p>
          </table:table-cell>
          <table:table-cell office:value-type="float" office:value="266.06048" calcext:value-type="float">
            <text:p>266.06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00" calcext:value-type="float">
            <text:p>20900</text:p>
          </table:table-cell>
          <table:table-cell office:value-type="float" office:value="290.69737" calcext:value-type="float">
            <text:p>290.69737</text:p>
          </table:table-cell>
          <table:table-cell office:value-type="float" office:value="-232.88448" calcext:value-type="float">
            <text:p>-232.88448</text:p>
          </table:table-cell>
          <table:table-cell office:value-type="float" office:value="81000" calcext:value-type="float">
            <text:p>81000</text:p>
          </table:table-cell>
          <table:table-cell office:value-type="float" office:value="-426.81861" calcext:value-type="float">
            <text:p>-426.81861</text:p>
          </table:table-cell>
          <table:table-cell office:value-type="float" office:value="638.62055" calcext:value-type="float">
            <text:p>638.62055</text:p>
          </table:table-cell>
          <table:table-cell office:value-type="float" office:value="211.80194" calcext:value-type="float">
            <text:p>211.80194</text:p>
          </table:table-cell>
          <table:table-cell office:value-type="float" office:value="-12.196973" calcext:value-type="float">
            <text:p>-12.1969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287.99338" calcext:value-type="float">
            <text:p>287.99338</text:p>
          </table:table-cell>
          <table:table-cell office:value-type="float" office:value="-119.49913" calcext:value-type="float">
            <text:p>-119.49913</text:p>
          </table:table-cell>
          <table:table-cell office:value-type="float" office:value="81000" calcext:value-type="float">
            <text:p>81000</text:p>
          </table:table-cell>
          <table:table-cell office:value-type="float" office:value="-434.10981" calcext:value-type="float">
            <text:p>-434.10981</text:p>
          </table:table-cell>
          <table:table-cell office:value-type="float" office:value="632.68027" calcext:value-type="float">
            <text:p>632.68027</text:p>
          </table:table-cell>
          <table:table-cell office:value-type="float" office:value="198.57046" calcext:value-type="float">
            <text:p>198.57046</text:p>
          </table:table-cell>
          <table:table-cell office:value-type="float" office:value="-203.44383" calcext:value-type="float">
            <text:p>-203.44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00" calcext:value-type="float">
            <text:p>21100</text:p>
          </table:table-cell>
          <table:table-cell office:value-type="float" office:value="303.09295" calcext:value-type="float">
            <text:p>303.09295</text:p>
          </table:table-cell>
          <table:table-cell office:value-type="float" office:value="-126.78215" calcext:value-type="float">
            <text:p>-126.78215</text:p>
          </table:table-cell>
          <table:table-cell office:value-type="float" office:value="81000" calcext:value-type="float">
            <text:p>81000</text:p>
          </table:table-cell>
          <table:table-cell office:value-type="float" office:value="-455.01008" calcext:value-type="float">
            <text:p>-455.01008</text:p>
          </table:table-cell>
          <table:table-cell office:value-type="float" office:value="665.85188" calcext:value-type="float">
            <text:p>665.85188</text:p>
          </table:table-cell>
          <table:table-cell office:value-type="float" office:value="210.8418" calcext:value-type="float">
            <text:p>210.8418</text:p>
          </table:table-cell>
          <table:table-cell office:value-type="float" office:value="-45.073782" calcext:value-type="float">
            <text:p>-45.0737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00" calcext:value-type="float">
            <text:p>21200</text:p>
          </table:table-cell>
          <table:table-cell office:value-type="float" office:value="304.93636" calcext:value-type="float">
            <text:p>304.93636</text:p>
          </table:table-cell>
          <table:table-cell office:value-type="float" office:value="-47.966124" calcext:value-type="float">
            <text:p>-47.966124</text:p>
          </table:table-cell>
          <table:table-cell office:value-type="float" office:value="81000" calcext:value-type="float">
            <text:p>81000</text:p>
          </table:table-cell>
          <table:table-cell office:value-type="float" office:value="-418.05228" calcext:value-type="float">
            <text:p>-418.05228</text:p>
          </table:table-cell>
          <table:table-cell office:value-type="float" office:value="669.90158" calcext:value-type="float">
            <text:p>669.90158</text:p>
          </table:table-cell>
          <table:table-cell office:value-type="float" office:value="251.84931" calcext:value-type="float">
            <text:p>251.84931</text:p>
          </table:table-cell>
          <table:table-cell office:value-type="float" office:value="-10.580897" calcext:value-type="float">
            <text:p>-10.580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00" calcext:value-type="float">
            <text:p>21300</text:p>
          </table:table-cell>
          <table:table-cell office:value-type="float" office:value="304.69687" calcext:value-type="float">
            <text:p>304.69687</text:p>
          </table:table-cell>
          <table:table-cell office:value-type="float" office:value="-195.61714" calcext:value-type="float">
            <text:p>-195.61714</text:p>
          </table:table-cell>
          <table:table-cell office:value-type="float" office:value="81000" calcext:value-type="float">
            <text:p>81000</text:p>
          </table:table-cell>
          <table:table-cell office:value-type="float" office:value="-418.40377" calcext:value-type="float">
            <text:p>-418.40377</text:p>
          </table:table-cell>
          <table:table-cell office:value-type="float" office:value="669.37545" calcext:value-type="float">
            <text:p>669.37545</text:p>
          </table:table-cell>
          <table:table-cell office:value-type="float" office:value="250.97169" calcext:value-type="float">
            <text:p>250.97169</text:p>
          </table:table-cell>
          <table:table-cell office:value-type="float" office:value="-221.02077" calcext:value-type="float">
            <text:p>-221.02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00" calcext:value-type="float">
            <text:p>21400</text:p>
          </table:table-cell>
          <table:table-cell office:value-type="float" office:value="296.35567" calcext:value-type="float">
            <text:p>296.35567</text:p>
          </table:table-cell>
          <table:table-cell office:value-type="float" office:value="-59.588992" calcext:value-type="float">
            <text:p>-59.588992</text:p>
          </table:table-cell>
          <table:table-cell office:value-type="float" office:value="81000" calcext:value-type="float">
            <text:p>81000</text:p>
          </table:table-cell>
          <table:table-cell office:value-type="float" office:value="-437.72045" calcext:value-type="float">
            <text:p>-437.72045</text:p>
          </table:table-cell>
          <table:table-cell office:value-type="float" office:value="651.05103" calcext:value-type="float">
            <text:p>651.05103</text:p>
          </table:table-cell>
          <table:table-cell office:value-type="float" office:value="213.33058" calcext:value-type="float">
            <text:p>213.33058</text:p>
          </table:table-cell>
          <table:table-cell office:value-type="float" office:value="-34.283952" calcext:value-type="float">
            <text:p>-34.283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280.46866" calcext:value-type="float">
            <text:p>280.46866</text:p>
          </table:table-cell>
          <table:table-cell office:value-type="float" office:value="107.68781" calcext:value-type="float">
            <text:p>107.68781</text:p>
          </table:table-cell>
          <table:table-cell office:value-type="float" office:value="81000" calcext:value-type="float">
            <text:p>81000</text:p>
          </table:table-cell>
          <table:table-cell office:value-type="float" office:value="-409.60967" calcext:value-type="float">
            <text:p>-409.60967</text:p>
          </table:table-cell>
          <table:table-cell office:value-type="float" office:value="616.14955" calcext:value-type="float">
            <text:p>616.14955</text:p>
          </table:table-cell>
          <table:table-cell office:value-type="float" office:value="206.53988" calcext:value-type="float">
            <text:p>206.53988</text:p>
          </table:table-cell>
          <table:table-cell office:value-type="float" office:value="-25.542601" calcext:value-type="float">
            <text:p>-25.542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00" calcext:value-type="float">
            <text:p>21600</text:p>
          </table:table-cell>
          <table:table-cell office:value-type="float" office:value="307.80488" calcext:value-type="float">
            <text:p>307.80488</text:p>
          </table:table-cell>
          <table:table-cell office:value-type="float" office:value="-165.10405" calcext:value-type="float">
            <text:p>-165.10405</text:p>
          </table:table-cell>
          <table:table-cell office:value-type="float" office:value="81000" calcext:value-type="float">
            <text:p>81000</text:p>
          </table:table-cell>
          <table:table-cell office:value-type="float" office:value="-450.46996" calcext:value-type="float">
            <text:p>-450.46996</text:p>
          </table:table-cell>
          <table:table-cell office:value-type="float" office:value="676.20331" calcext:value-type="float">
            <text:p>676.20331</text:p>
          </table:table-cell>
          <table:table-cell office:value-type="float" office:value="225.73335" calcext:value-type="float">
            <text:p>225.73335</text:p>
          </table:table-cell>
          <table:table-cell office:value-type="float" office:value="135.25131" calcext:value-type="float">
            <text:p>135.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00" calcext:value-type="float">
            <text:p>21700</text:p>
          </table:table-cell>
          <table:table-cell office:value-type="float" office:value="303.43113" calcext:value-type="float">
            <text:p>303.43113</text:p>
          </table:table-cell>
          <table:table-cell office:value-type="float" office:value="171.05481" calcext:value-type="float">
            <text:p>171.05481</text:p>
          </table:table-cell>
          <table:table-cell office:value-type="float" office:value="81000" calcext:value-type="float">
            <text:p>81000</text:p>
          </table:table-cell>
          <table:table-cell office:value-type="float" office:value="-434.44711" calcext:value-type="float">
            <text:p>-434.44711</text:p>
          </table:table-cell>
          <table:table-cell office:value-type="float" office:value="666.59481" calcext:value-type="float">
            <text:p>666.59481</text:p>
          </table:table-cell>
          <table:table-cell office:value-type="float" office:value="232.1477" calcext:value-type="float">
            <text:p>232.1477</text:p>
          </table:table-cell>
          <table:table-cell office:value-type="float" office:value="163.64007" calcext:value-type="float">
            <text:p>163.6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00" calcext:value-type="float">
            <text:p>21800</text:p>
          </table:table-cell>
          <table:table-cell office:value-type="float" office:value="296.59581" calcext:value-type="float">
            <text:p>296.59581</text:p>
          </table:table-cell>
          <table:table-cell office:value-type="float" office:value="-268.2663" calcext:value-type="float">
            <text:p>-268.2663</text:p>
          </table:table-cell>
          <table:table-cell office:value-type="float" office:value="81000" calcext:value-type="float">
            <text:p>81000</text:p>
          </table:table-cell>
          <table:table-cell office:value-type="float" office:value="-442.41709" calcext:value-type="float">
            <text:p>-442.41709</text:p>
          </table:table-cell>
          <table:table-cell office:value-type="float" office:value="651.57858" calcext:value-type="float">
            <text:p>651.57858</text:p>
          </table:table-cell>
          <table:table-cell office:value-type="float" office:value="209.16149" calcext:value-type="float">
            <text:p>209.16149</text:p>
          </table:table-cell>
          <table:table-cell office:value-type="float" office:value="-102.20479" calcext:value-type="float">
            <text:p>-102.20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288.17006" calcext:value-type="float">
            <text:p>288.17006</text:p>
          </table:table-cell>
          <table:table-cell office:value-type="float" office:value="-398.20231" calcext:value-type="float">
            <text:p>-398.20231</text:p>
          </table:table-cell>
          <table:table-cell office:value-type="float" office:value="81000" calcext:value-type="float">
            <text:p>81000</text:p>
          </table:table-cell>
          <table:table-cell office:value-type="float" office:value="-469.68474" calcext:value-type="float">
            <text:p>-469.68474</text:p>
          </table:table-cell>
          <table:table-cell office:value-type="float" office:value="633.06842" calcext:value-type="float">
            <text:p>633.06842</text:p>
          </table:table-cell>
          <table:table-cell office:value-type="float" office:value="163.38368" calcext:value-type="float">
            <text:p>163.38368</text:p>
          </table:table-cell>
          <table:table-cell office:value-type="float" office:value="-152.62423" calcext:value-type="float">
            <text:p>-152.62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296.17736" calcext:value-type="float">
            <text:p>296.17736</text:p>
          </table:table-cell>
          <table:table-cell office:value-type="float" office:value="-561.53089" calcext:value-type="float">
            <text:p>-561.53089</text:p>
          </table:table-cell>
          <table:table-cell office:value-type="float" office:value="81000" calcext:value-type="float">
            <text:p>81000</text:p>
          </table:table-cell>
          <table:table-cell office:value-type="float" office:value="-489.72802" calcext:value-type="float">
            <text:p>-489.72802</text:p>
          </table:table-cell>
          <table:table-cell office:value-type="float" office:value="650.65932" calcext:value-type="float">
            <text:p>650.65932</text:p>
          </table:table-cell>
          <table:table-cell office:value-type="float" office:value="160.9313" calcext:value-type="float">
            <text:p>160.9313</text:p>
          </table:table-cell>
          <table:table-cell office:value-type="float" office:value="-111.51733" calcext:value-type="float">
            <text:p>-111.517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00" calcext:value-type="float">
            <text:p>22100</text:p>
          </table:table-cell>
          <table:table-cell office:value-type="float" office:value="297.27743" calcext:value-type="float">
            <text:p>297.27743</text:p>
          </table:table-cell>
          <table:table-cell office:value-type="float" office:value="159.1618" calcext:value-type="float">
            <text:p>159.1618</text:p>
          </table:table-cell>
          <table:table-cell office:value-type="float" office:value="81000" calcext:value-type="float">
            <text:p>81000</text:p>
          </table:table-cell>
          <table:table-cell office:value-type="float" office:value="-465.53313" calcext:value-type="float">
            <text:p>-465.53313</text:p>
          </table:table-cell>
          <table:table-cell office:value-type="float" office:value="653.07599" calcext:value-type="float">
            <text:p>653.07599</text:p>
          </table:table-cell>
          <table:table-cell office:value-type="float" office:value="187.54286" calcext:value-type="float">
            <text:p>187.54286</text:p>
          </table:table-cell>
          <table:table-cell office:value-type="float" office:value="54.378533" calcext:value-type="float">
            <text:p>54.3785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00" calcext:value-type="float">
            <text:p>22200</text:p>
          </table:table-cell>
          <table:table-cell office:value-type="float" office:value="304.89837" calcext:value-type="float">
            <text:p>304.89837</text:p>
          </table:table-cell>
          <table:table-cell office:value-type="float" office:value="288.56106" calcext:value-type="float">
            <text:p>288.56106</text:p>
          </table:table-cell>
          <table:table-cell office:value-type="float" office:value="81000" calcext:value-type="float">
            <text:p>81000</text:p>
          </table:table-cell>
          <table:table-cell office:value-type="float" office:value="-470.9952" calcext:value-type="float">
            <text:p>-470.9952</text:p>
          </table:table-cell>
          <table:table-cell office:value-type="float" office:value="669.81812" calcext:value-type="float">
            <text:p>669.81812</text:p>
          </table:table-cell>
          <table:table-cell office:value-type="float" office:value="198.82292" calcext:value-type="float">
            <text:p>198.82292</text:p>
          </table:table-cell>
          <table:table-cell office:value-type="float" office:value="64.779156" calcext:value-type="float">
            <text:p>64.779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00" calcext:value-type="float">
            <text:p>22300</text:p>
          </table:table-cell>
          <table:table-cell office:value-type="float" office:value="312.76529" calcext:value-type="float">
            <text:p>312.76529</text:p>
          </table:table-cell>
          <table:table-cell office:value-type="float" office:value="274.30856" calcext:value-type="float">
            <text:p>274.30856</text:p>
          </table:table-cell>
          <table:table-cell office:value-type="float" office:value="81000" calcext:value-type="float">
            <text:p>81000</text:p>
          </table:table-cell>
          <table:table-cell office:value-type="float" office:value="-491.96871" calcext:value-type="float">
            <text:p>-491.96871</text:p>
          </table:table-cell>
          <table:table-cell office:value-type="float" office:value="687.10062" calcext:value-type="float">
            <text:p>687.10062</text:p>
          </table:table-cell>
          <table:table-cell office:value-type="float" office:value="195.13191" calcext:value-type="float">
            <text:p>195.13191</text:p>
          </table:table-cell>
          <table:table-cell office:value-type="float" office:value="11.486812" calcext:value-type="float">
            <text:p>11.486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00" calcext:value-type="float">
            <text:p>22400</text:p>
          </table:table-cell>
          <table:table-cell office:value-type="float" office:value="296.50611" calcext:value-type="float">
            <text:p>296.50611</text:p>
          </table:table-cell>
          <table:table-cell office:value-type="float" office:value="493.07325" calcext:value-type="float">
            <text:p>493.07325</text:p>
          </table:table-cell>
          <table:table-cell office:value-type="float" office:value="81000" calcext:value-type="float">
            <text:p>81000</text:p>
          </table:table-cell>
          <table:table-cell office:value-type="float" office:value="-471.89728" calcext:value-type="float">
            <text:p>-471.89728</text:p>
          </table:table-cell>
          <table:table-cell office:value-type="float" office:value="651.38153" calcext:value-type="float">
            <text:p>651.38153</text:p>
          </table:table-cell>
          <table:table-cell office:value-type="float" office:value="179.48426" calcext:value-type="float">
            <text:p>179.48426</text:p>
          </table:table-cell>
          <table:table-cell office:value-type="float" office:value="304.56819" calcext:value-type="float">
            <text:p>304.56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311.85793" calcext:value-type="float">
            <text:p>311.85793</text:p>
          </table:table-cell>
          <table:table-cell office:value-type="float" office:value="-163.11557" calcext:value-type="float">
            <text:p>-163.11557</text:p>
          </table:table-cell>
          <table:table-cell office:value-type="float" office:value="81000" calcext:value-type="float">
            <text:p>81000</text:p>
          </table:table-cell>
          <table:table-cell office:value-type="float" office:value="-521.10072" calcext:value-type="float">
            <text:p>-521.10072</text:p>
          </table:table-cell>
          <table:table-cell office:value-type="float" office:value="685.10727" calcext:value-type="float">
            <text:p>685.10727</text:p>
          </table:table-cell>
          <table:table-cell office:value-type="float" office:value="164.00655" calcext:value-type="float">
            <text:p>164.00655</text:p>
          </table:table-cell>
          <table:table-cell office:value-type="float" office:value="-164.57781" calcext:value-type="float">
            <text:p>-164.57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00" calcext:value-type="float">
            <text:p>22600</text:p>
          </table:table-cell>
          <table:table-cell office:value-type="float" office:value="293.1907" calcext:value-type="float">
            <text:p>293.1907</text:p>
          </table:table-cell>
          <table:table-cell office:value-type="float" office:value="371.65048" calcext:value-type="float">
            <text:p>371.65048</text:p>
          </table:table-cell>
          <table:table-cell office:value-type="float" office:value="81000" calcext:value-type="float">
            <text:p>81000</text:p>
          </table:table-cell>
          <table:table-cell office:value-type="float" office:value="-496.74011" calcext:value-type="float">
            <text:p>-496.74011</text:p>
          </table:table-cell>
          <table:table-cell office:value-type="float" office:value="644.09804" calcext:value-type="float">
            <text:p>644.09804</text:p>
          </table:table-cell>
          <table:table-cell office:value-type="float" office:value="147.35793" calcext:value-type="float">
            <text:p>147.35793</text:p>
          </table:table-cell>
          <table:table-cell office:value-type="float" office:value="90.460986" calcext:value-type="float">
            <text:p>90.46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00" calcext:value-type="float">
            <text:p>22700</text:p>
          </table:table-cell>
          <table:table-cell office:value-type="float" office:value="291.27752" calcext:value-type="float">
            <text:p>291.27752</text:p>
          </table:table-cell>
          <table:table-cell office:value-type="float" office:value="-42.256973" calcext:value-type="float">
            <text:p>-42.256973</text:p>
          </table:table-cell>
          <table:table-cell office:value-type="float" office:value="81000" calcext:value-type="float">
            <text:p>81000</text:p>
          </table:table-cell>
          <table:table-cell office:value-type="float" office:value="-484.3721" calcext:value-type="float">
            <text:p>-484.3721</text:p>
          </table:table-cell>
          <table:table-cell office:value-type="float" office:value="639.89506" calcext:value-type="float">
            <text:p>639.89506</text:p>
          </table:table-cell>
          <table:table-cell office:value-type="float" office:value="155.52297" calcext:value-type="float">
            <text:p>155.52297</text:p>
          </table:table-cell>
          <table:table-cell office:value-type="float" office:value="-6.7734413" calcext:value-type="float">
            <text:p>-6.77344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00" calcext:value-type="float">
            <text:p>22800</text:p>
          </table:table-cell>
          <table:table-cell office:value-type="float" office:value="306.13882" calcext:value-type="float">
            <text:p>306.13882</text:p>
          </table:table-cell>
          <table:table-cell office:value-type="float" office:value="-256.78959" calcext:value-type="float">
            <text:p>-256.78959</text:p>
          </table:table-cell>
          <table:table-cell office:value-type="float" office:value="81000" calcext:value-type="float">
            <text:p>81000</text:p>
          </table:table-cell>
          <table:table-cell office:value-type="float" office:value="-455.11807" calcext:value-type="float">
            <text:p>-455.11807</text:p>
          </table:table-cell>
          <table:table-cell office:value-type="float" office:value="672.54321" calcext:value-type="float">
            <text:p>672.54321</text:p>
          </table:table-cell>
          <table:table-cell office:value-type="float" office:value="217.42514" calcext:value-type="float">
            <text:p>217.42514</text:p>
          </table:table-cell>
          <table:table-cell office:value-type="float" office:value="-56.586663" calcext:value-type="float">
            <text:p>-56.586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00" calcext:value-type="float">
            <text:p>22900</text:p>
          </table:table-cell>
          <table:table-cell office:value-type="float" office:value="302.43402" calcext:value-type="float">
            <text:p>302.43402</text:p>
          </table:table-cell>
          <table:table-cell office:value-type="float" office:value="-332.33344" calcext:value-type="float">
            <text:p>-332.33344</text:p>
          </table:table-cell>
          <table:table-cell office:value-type="float" office:value="81000" calcext:value-type="float">
            <text:p>81000</text:p>
          </table:table-cell>
          <table:table-cell office:value-type="float" office:value="-455.46256" calcext:value-type="float">
            <text:p>-455.46256</text:p>
          </table:table-cell>
          <table:table-cell office:value-type="float" office:value="664.40431" calcext:value-type="float">
            <text:p>664.40431</text:p>
          </table:table-cell>
          <table:table-cell office:value-type="float" office:value="208.94174" calcext:value-type="float">
            <text:p>208.94174</text:p>
          </table:table-cell>
          <table:table-cell office:value-type="float" office:value="-40.101264" calcext:value-type="float">
            <text:p>-40.101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291.25501" calcext:value-type="float">
            <text:p>291.25501</text:p>
          </table:table-cell>
          <table:table-cell office:value-type="float" office:value="-384.47323" calcext:value-type="float">
            <text:p>-384.47323</text:p>
          </table:table-cell>
          <table:table-cell office:value-type="float" office:value="81000" calcext:value-type="float">
            <text:p>81000</text:p>
          </table:table-cell>
          <table:table-cell office:value-type="float" office:value="-464.95521" calcext:value-type="float">
            <text:p>-464.95521</text:p>
          </table:table-cell>
          <table:table-cell office:value-type="float" office:value="639.84561" calcext:value-type="float">
            <text:p>639.84561</text:p>
          </table:table-cell>
          <table:table-cell office:value-type="float" office:value="174.8904" calcext:value-type="float">
            <text:p>174.8904</text:p>
          </table:table-cell>
          <table:table-cell office:value-type="float" office:value="-270.78155" calcext:value-type="float">
            <text:p>-270.781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00" calcext:value-type="float">
            <text:p>23100</text:p>
          </table:table-cell>
          <table:table-cell office:value-type="float" office:value="303.67786" calcext:value-type="float">
            <text:p>303.67786</text:p>
          </table:table-cell>
          <table:table-cell office:value-type="float" office:value="-280.54991" calcext:value-type="float">
            <text:p>-280.54991</text:p>
          </table:table-cell>
          <table:table-cell office:value-type="float" office:value="81000" calcext:value-type="float">
            <text:p>81000</text:p>
          </table:table-cell>
          <table:table-cell office:value-type="float" office:value="-506.02231" calcext:value-type="float">
            <text:p>-506.02231</text:p>
          </table:table-cell>
          <table:table-cell office:value-type="float" office:value="667.13684" calcext:value-type="float">
            <text:p>667.13684</text:p>
          </table:table-cell>
          <table:table-cell office:value-type="float" office:value="161.11453" calcext:value-type="float">
            <text:p>161.11453</text:p>
          </table:table-cell>
          <table:table-cell office:value-type="float" office:value="20.805441" calcext:value-type="float">
            <text:p>20.805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00" calcext:value-type="float">
            <text:p>23200</text:p>
          </table:table-cell>
          <table:table-cell office:value-type="float" office:value="310.33952" calcext:value-type="float">
            <text:p>310.33952</text:p>
          </table:table-cell>
          <table:table-cell office:value-type="float" office:value="-251.70885" calcext:value-type="float">
            <text:p>-251.70885</text:p>
          </table:table-cell>
          <table:table-cell office:value-type="float" office:value="81000" calcext:value-type="float">
            <text:p>81000</text:p>
          </table:table-cell>
          <table:table-cell office:value-type="float" office:value="-522.19649" calcext:value-type="float">
            <text:p>-522.19649</text:p>
          </table:table-cell>
          <table:table-cell office:value-type="float" office:value="681.77155" calcext:value-type="float">
            <text:p>681.77155</text:p>
          </table:table-cell>
          <table:table-cell office:value-type="float" office:value="159.57507" calcext:value-type="float">
            <text:p>159.57507</text:p>
          </table:table-cell>
          <table:table-cell office:value-type="float" office:value="-36.765209" calcext:value-type="float">
            <text:p>-36.765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00" calcext:value-type="float">
            <text:p>23300</text:p>
          </table:table-cell>
          <table:table-cell office:value-type="float" office:value="281.4762" calcext:value-type="float">
            <text:p>281.4762</text:p>
          </table:table-cell>
          <table:table-cell office:value-type="float" office:value="-273.11974" calcext:value-type="float">
            <text:p>-273.11974</text:p>
          </table:table-cell>
          <table:table-cell office:value-type="float" office:value="81000" calcext:value-type="float">
            <text:p>81000</text:p>
          </table:table-cell>
          <table:table-cell office:value-type="float" office:value="-492.40285" calcext:value-type="float">
            <text:p>-492.40285</text:p>
          </table:table-cell>
          <table:table-cell office:value-type="float" office:value="618.36295" calcext:value-type="float">
            <text:p>618.36295</text:p>
          </table:table-cell>
          <table:table-cell office:value-type="float" office:value="125.96011" calcext:value-type="float">
            <text:p>125.96011</text:p>
          </table:table-cell>
          <table:table-cell office:value-type="float" office:value="-105.77296" calcext:value-type="float">
            <text:p>-105.77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00" calcext:value-type="float">
            <text:p>23400</text:p>
          </table:table-cell>
          <table:table-cell office:value-type="float" office:value="296.60844" calcext:value-type="float">
            <text:p>296.60844</text:p>
          </table:table-cell>
          <table:table-cell office:value-type="float" office:value="-149.18656" calcext:value-type="float">
            <text:p>-149.18656</text:p>
          </table:table-cell>
          <table:table-cell office:value-type="float" office:value="81000" calcext:value-type="float">
            <text:p>81000</text:p>
          </table:table-cell>
          <table:table-cell office:value-type="float" office:value="-559.45373" calcext:value-type="float">
            <text:p>-559.45373</text:p>
          </table:table-cell>
          <table:table-cell office:value-type="float" office:value="651.60632" calcext:value-type="float">
            <text:p>651.60632</text:p>
          </table:table-cell>
          <table:table-cell office:value-type="float" office:value="92.152593" calcext:value-type="float">
            <text:p>92.152593</text:p>
          </table:table-cell>
          <table:table-cell office:value-type="float" office:value="-118.85199" calcext:value-type="float">
            <text:p>-118.851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295.09868" calcext:value-type="float">
            <text:p>295.09868</text:p>
          </table:table-cell>
          <table:table-cell office:value-type="float" office:value="-315.96633" calcext:value-type="float">
            <text:p>-315.96633</text:p>
          </table:table-cell>
          <table:table-cell office:value-type="float" office:value="81000" calcext:value-type="float">
            <text:p>81000</text:p>
          </table:table-cell>
          <table:table-cell office:value-type="float" office:value="-543.4937" calcext:value-type="float">
            <text:p>-543.4937</text:p>
          </table:table-cell>
          <table:table-cell office:value-type="float" office:value="648.2896" calcext:value-type="float">
            <text:p>648.2896</text:p>
          </table:table-cell>
          <table:table-cell office:value-type="float" office:value="104.7959" calcext:value-type="float">
            <text:p>104.7959</text:p>
          </table:table-cell>
          <table:table-cell office:value-type="float" office:value="3.3834128" calcext:value-type="float">
            <text:p>3.383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00" calcext:value-type="float">
            <text:p>23600</text:p>
          </table:table-cell>
          <table:table-cell office:value-type="float" office:value="301.11761" calcext:value-type="float">
            <text:p>301.11761</text:p>
          </table:table-cell>
          <table:table-cell office:value-type="float" office:value="-280.52573" calcext:value-type="float">
            <text:p>-280.52573</text:p>
          </table:table-cell>
          <table:table-cell office:value-type="float" office:value="81000" calcext:value-type="float">
            <text:p>81000</text:p>
          </table:table-cell>
          <table:table-cell office:value-type="float" office:value="-526.10719" calcext:value-type="float">
            <text:p>-526.10719</text:p>
          </table:table-cell>
          <table:table-cell office:value-type="float" office:value="661.51232" calcext:value-type="float">
            <text:p>661.51232</text:p>
          </table:table-cell>
          <table:table-cell office:value-type="float" office:value="135.40513" calcext:value-type="float">
            <text:p>135.40513</text:p>
          </table:table-cell>
          <table:table-cell office:value-type="float" office:value="37.882431" calcext:value-type="float">
            <text:p>37.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00" calcext:value-type="float">
            <text:p>23700</text:p>
          </table:table-cell>
          <table:table-cell office:value-type="float" office:value="301.18915" calcext:value-type="float">
            <text:p>301.18915</text:p>
          </table:table-cell>
          <table:table-cell office:value-type="float" office:value="-261.42896" calcext:value-type="float">
            <text:p>-261.42896</text:p>
          </table:table-cell>
          <table:table-cell office:value-type="float" office:value="81000" calcext:value-type="float">
            <text:p>81000</text:p>
          </table:table-cell>
          <table:table-cell office:value-type="float" office:value="-533.32163" calcext:value-type="float">
            <text:p>-533.32163</text:p>
          </table:table-cell>
          <table:table-cell office:value-type="float" office:value="661.66949" calcext:value-type="float">
            <text:p>661.66949</text:p>
          </table:table-cell>
          <table:table-cell office:value-type="float" office:value="128.34787" calcext:value-type="float">
            <text:p>128.34787</text:p>
          </table:table-cell>
          <table:table-cell office:value-type="float" office:value="-158.65371" calcext:value-type="float">
            <text:p>-158.65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00" calcext:value-type="float">
            <text:p>23800</text:p>
          </table:table-cell>
          <table:table-cell office:value-type="float" office:value="276.95214" calcext:value-type="float">
            <text:p>276.95214</text:p>
          </table:table-cell>
          <table:table-cell office:value-type="float" office:value="516.75634" calcext:value-type="float">
            <text:p>516.75634</text:p>
          </table:table-cell>
          <table:table-cell office:value-type="float" office:value="81000" calcext:value-type="float">
            <text:p>81000</text:p>
          </table:table-cell>
          <table:table-cell office:value-type="float" office:value="-541.99203" calcext:value-type="float">
            <text:p>-541.99203</text:p>
          </table:table-cell>
          <table:table-cell office:value-type="float" office:value="608.42425" calcext:value-type="float">
            <text:p>608.42425</text:p>
          </table:table-cell>
          <table:table-cell office:value-type="float" office:value="66.432222" calcext:value-type="float">
            <text:p>66.432222</text:p>
          </table:table-cell>
          <table:table-cell office:value-type="float" office:value="126.9576" calcext:value-type="float">
            <text:p>126.9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00" calcext:value-type="float">
            <text:p>23900</text:p>
          </table:table-cell>
          <table:table-cell office:value-type="float" office:value="286.82433" calcext:value-type="float">
            <text:p>286.82433</text:p>
          </table:table-cell>
          <table:table-cell office:value-type="float" office:value="156.31721" calcext:value-type="float">
            <text:p>156.31721</text:p>
          </table:table-cell>
          <table:table-cell office:value-type="float" office:value="81000" calcext:value-type="float">
            <text:p>81000</text:p>
          </table:table-cell>
          <table:table-cell office:value-type="float" office:value="-559.8861" calcext:value-type="float">
            <text:p>-559.8861</text:p>
          </table:table-cell>
          <table:table-cell office:value-type="float" office:value="630.11204" calcext:value-type="float">
            <text:p>630.11204</text:p>
          </table:table-cell>
          <table:table-cell office:value-type="float" office:value="70.22594" calcext:value-type="float">
            <text:p>70.22594</text:p>
          </table:table-cell>
          <table:table-cell office:value-type="float" office:value="80.365176" calcext:value-type="float">
            <text:p>80.3651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294.73751" calcext:value-type="float">
            <text:p>294.73751</text:p>
          </table:table-cell>
          <table:table-cell office:value-type="float" office:value="290.74572" calcext:value-type="float">
            <text:p>290.74572</text:p>
          </table:table-cell>
          <table:table-cell office:value-type="float" office:value="81000" calcext:value-type="float">
            <text:p>81000</text:p>
          </table:table-cell>
          <table:table-cell office:value-type="float" office:value="-547.32039" calcext:value-type="float">
            <text:p>-547.32039</text:p>
          </table:table-cell>
          <table:table-cell office:value-type="float" office:value="647.49616" calcext:value-type="float">
            <text:p>647.49616</text:p>
          </table:table-cell>
          <table:table-cell office:value-type="float" office:value="100.17577" calcext:value-type="float">
            <text:p>100.17577</text:p>
          </table:table-cell>
          <table:table-cell office:value-type="float" office:value="167.45231" calcext:value-type="float">
            <text:p>167.45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00" calcext:value-type="float">
            <text:p>24100</text:p>
          </table:table-cell>
          <table:table-cell office:value-type="float" office:value="306.015" calcext:value-type="float">
            <text:p>306.015</text:p>
          </table:table-cell>
          <table:table-cell office:value-type="float" office:value="6.3754553" calcext:value-type="float">
            <text:p>6.3754553</text:p>
          </table:table-cell>
          <table:table-cell office:value-type="float" office:value="81000" calcext:value-type="float">
            <text:p>81000</text:p>
          </table:table-cell>
          <table:table-cell office:value-type="float" office:value="-544.94954" calcext:value-type="float">
            <text:p>-544.94954</text:p>
          </table:table-cell>
          <table:table-cell office:value-type="float" office:value="672.27121" calcext:value-type="float">
            <text:p>672.27121</text:p>
          </table:table-cell>
          <table:table-cell office:value-type="float" office:value="127.32167" calcext:value-type="float">
            <text:p>127.32167</text:p>
          </table:table-cell>
          <table:table-cell office:value-type="float" office:value="-209.1003" calcext:value-type="float">
            <text:p>-209.1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00" calcext:value-type="float">
            <text:p>24200</text:p>
          </table:table-cell>
          <table:table-cell office:value-type="float" office:value="303.83207" calcext:value-type="float">
            <text:p>303.83207</text:p>
          </table:table-cell>
          <table:table-cell office:value-type="float" office:value="45.999181" calcext:value-type="float">
            <text:p>45.999181</text:p>
          </table:table-cell>
          <table:table-cell office:value-type="float" office:value="81000" calcext:value-type="float">
            <text:p>81000</text:p>
          </table:table-cell>
          <table:table-cell office:value-type="float" office:value="-535.75582" calcext:value-type="float">
            <text:p>-535.75582</text:p>
          </table:table-cell>
          <table:table-cell office:value-type="float" office:value="667.47562" calcext:value-type="float">
            <text:p>667.47562</text:p>
          </table:table-cell>
          <table:table-cell office:value-type="float" office:value="131.71979" calcext:value-type="float">
            <text:p>131.71979</text:p>
          </table:table-cell>
          <table:table-cell office:value-type="float" office:value="10.52407" calcext:value-type="float">
            <text:p>10.52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00" calcext:value-type="float">
            <text:p>24300</text:p>
          </table:table-cell>
          <table:table-cell office:value-type="float" office:value="301.83471" calcext:value-type="float">
            <text:p>301.83471</text:p>
          </table:table-cell>
          <table:table-cell office:value-type="float" office:value="70.339803" calcext:value-type="float">
            <text:p>70.339803</text:p>
          </table:table-cell>
          <table:table-cell office:value-type="float" office:value="81000" calcext:value-type="float">
            <text:p>81000</text:p>
          </table:table-cell>
          <table:table-cell office:value-type="float" office:value="-544.60138" calcext:value-type="float">
            <text:p>-544.60138</text:p>
          </table:table-cell>
          <table:table-cell office:value-type="float" office:value="663.0877" calcext:value-type="float">
            <text:p>663.0877</text:p>
          </table:table-cell>
          <table:table-cell office:value-type="float" office:value="118.48632" calcext:value-type="float">
            <text:p>118.48632</text:p>
          </table:table-cell>
          <table:table-cell office:value-type="float" office:value="14.072017" calcext:value-type="float">
            <text:p>14.07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float" office:value="287.2043" calcext:value-type="float">
            <text:p>287.2043</text:p>
          </table:table-cell>
          <table:table-cell office:value-type="float" office:value="155.6486" calcext:value-type="float">
            <text:p>155.6486</text:p>
          </table:table-cell>
          <table:table-cell office:value-type="float" office:value="81000" calcext:value-type="float">
            <text:p>81000</text:p>
          </table:table-cell>
          <table:table-cell office:value-type="float" office:value="-570.16242" calcext:value-type="float">
            <text:p>-570.16242</text:p>
          </table:table-cell>
          <table:table-cell office:value-type="float" office:value="630.94679" calcext:value-type="float">
            <text:p>630.94679</text:p>
          </table:table-cell>
          <table:table-cell office:value-type="float" office:value="60.784361" calcext:value-type="float">
            <text:p>60.784361</text:p>
          </table:table-cell>
          <table:table-cell office:value-type="float" office:value="102.55362" calcext:value-type="float">
            <text:p>102.55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289.63838" calcext:value-type="float">
            <text:p>289.63838</text:p>
          </table:table-cell>
          <table:table-cell office:value-type="float" office:value="170.3823" calcext:value-type="float">
            <text:p>170.3823</text:p>
          </table:table-cell>
          <table:table-cell office:value-type="float" office:value="81000" calcext:value-type="float">
            <text:p>81000</text:p>
          </table:table-cell>
          <table:table-cell office:value-type="float" office:value="-566.88312" calcext:value-type="float">
            <text:p>-566.88312</text:p>
          </table:table-cell>
          <table:table-cell office:value-type="float" office:value="636.29409" calcext:value-type="float">
            <text:p>636.29409</text:p>
          </table:table-cell>
          <table:table-cell office:value-type="float" office:value="69.410975" calcext:value-type="float">
            <text:p>69.410975</text:p>
          </table:table-cell>
          <table:table-cell office:value-type="float" office:value="137.34333" calcext:value-type="float">
            <text:p>137.3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00" calcext:value-type="float">
            <text:p>24600</text:p>
          </table:table-cell>
          <table:table-cell office:value-type="float" office:value="300.82637" calcext:value-type="float">
            <text:p>300.82637</text:p>
          </table:table-cell>
          <table:table-cell office:value-type="float" office:value="-228.50449" calcext:value-type="float">
            <text:p>-228.50449</text:p>
          </table:table-cell>
          <table:table-cell office:value-type="float" office:value="81000" calcext:value-type="float">
            <text:p>81000</text:p>
          </table:table-cell>
          <table:table-cell office:value-type="float" office:value="-556.01557" calcext:value-type="float">
            <text:p>-556.01557</text:p>
          </table:table-cell>
          <table:table-cell office:value-type="float" office:value="660.87252" calcext:value-type="float">
            <text:p>660.87252</text:p>
          </table:table-cell>
          <table:table-cell office:value-type="float" office:value="104.85694" calcext:value-type="float">
            <text:p>104.85694</text:p>
          </table:table-cell>
          <table:table-cell office:value-type="float" office:value="55.682728" calcext:value-type="float">
            <text:p>55.682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00" calcext:value-type="float">
            <text:p>24700</text:p>
          </table:table-cell>
          <table:table-cell office:value-type="float" office:value="312.05456" calcext:value-type="float">
            <text:p>312.05456</text:p>
          </table:table-cell>
          <table:table-cell office:value-type="float" office:value="78.12543" calcext:value-type="float">
            <text:p>78.12543</text:p>
          </table:table-cell>
          <table:table-cell office:value-type="float" office:value="81000" calcext:value-type="float">
            <text:p>81000</text:p>
          </table:table-cell>
          <table:table-cell office:value-type="float" office:value="-570.48027" calcext:value-type="float">
            <text:p>-570.48027</text:p>
          </table:table-cell>
          <table:table-cell office:value-type="float" office:value="685.53924" calcext:value-type="float">
            <text:p>685.53924</text:p>
          </table:table-cell>
          <table:table-cell office:value-type="float" office:value="115.05898" calcext:value-type="float">
            <text:p>115.05898</text:p>
          </table:table-cell>
          <table:table-cell office:value-type="float" office:value="133.15116" calcext:value-type="float">
            <text:p>133.151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00" calcext:value-type="float">
            <text:p>24800</text:p>
          </table:table-cell>
          <table:table-cell office:value-type="float" office:value="291.37847" calcext:value-type="float">
            <text:p>291.37847</text:p>
          </table:table-cell>
          <table:table-cell office:value-type="float" office:value="-175.59656" calcext:value-type="float">
            <text:p>-175.59656</text:p>
          </table:table-cell>
          <table:table-cell office:value-type="float" office:value="81000" calcext:value-type="float">
            <text:p>81000</text:p>
          </table:table-cell>
          <table:table-cell office:value-type="float" office:value="-557.28606" calcext:value-type="float">
            <text:p>-557.28606</text:p>
          </table:table-cell>
          <table:table-cell office:value-type="float" office:value="640.11682" calcext:value-type="float">
            <text:p>640.11682</text:p>
          </table:table-cell>
          <table:table-cell office:value-type="float" office:value="82.830762" calcext:value-type="float">
            <text:p>82.830762</text:p>
          </table:table-cell>
          <table:table-cell office:value-type="float" office:value="-64.501998" calcext:value-type="float">
            <text:p>-64.501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00" calcext:value-type="float">
            <text:p>24900</text:p>
          </table:table-cell>
          <table:table-cell office:value-type="float" office:value="297.80485" calcext:value-type="float">
            <text:p>297.80485</text:p>
          </table:table-cell>
          <table:table-cell office:value-type="float" office:value="65.515864" calcext:value-type="float">
            <text:p>65.515864</text:p>
          </table:table-cell>
          <table:table-cell office:value-type="float" office:value="81000" calcext:value-type="float">
            <text:p>81000</text:p>
          </table:table-cell>
          <table:table-cell office:value-type="float" office:value="-591.2023" calcext:value-type="float">
            <text:p>-591.2023</text:p>
          </table:table-cell>
          <table:table-cell office:value-type="float" office:value="654.23467" calcext:value-type="float">
            <text:p>654.23467</text:p>
          </table:table-cell>
          <table:table-cell office:value-type="float" office:value="63.032369" calcext:value-type="float">
            <text:p>63.032369</text:p>
          </table:table-cell>
          <table:table-cell office:value-type="float" office:value="131.04068" calcext:value-type="float">
            <text:p>131.04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92.50549" calcext:value-type="float">
            <text:p>292.50549</text:p>
          </table:table-cell>
          <table:table-cell office:value-type="float" office:value="-199.91071" calcext:value-type="float">
            <text:p>-199.91071</text:p>
          </table:table-cell>
          <table:table-cell office:value-type="float" office:value="81000" calcext:value-type="float">
            <text:p>81000</text:p>
          </table:table-cell>
          <table:table-cell office:value-type="float" office:value="-581.46515" calcext:value-type="float">
            <text:p>-581.46515</text:p>
          </table:table-cell>
          <table:table-cell office:value-type="float" office:value="642.59274" calcext:value-type="float">
            <text:p>642.59274</text:p>
          </table:table-cell>
          <table:table-cell office:value-type="float" office:value="61.127591" calcext:value-type="float">
            <text:p>61.127591</text:p>
          </table:table-cell>
          <table:table-cell office:value-type="float" office:value="25.368555" calcext:value-type="float">
            <text:p>25.368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00" calcext:value-type="float">
            <text:p>25100</text:p>
          </table:table-cell>
          <table:table-cell office:value-type="float" office:value="300.59184" calcext:value-type="float">
            <text:p>300.59184</text:p>
          </table:table-cell>
          <table:table-cell office:value-type="float" office:value="-118.15629" calcext:value-type="float">
            <text:p>-118.15629</text:p>
          </table:table-cell>
          <table:table-cell office:value-type="float" office:value="81000" calcext:value-type="float">
            <text:p>81000</text:p>
          </table:table-cell>
          <table:table-cell office:value-type="float" office:value="-590.68919" calcext:value-type="float">
            <text:p>-590.68919</text:p>
          </table:table-cell>
          <table:table-cell office:value-type="float" office:value="660.35729" calcext:value-type="float">
            <text:p>660.35729</text:p>
          </table:table-cell>
          <table:table-cell office:value-type="float" office:value="69.668095" calcext:value-type="float">
            <text:p>69.668095</text:p>
          </table:table-cell>
          <table:table-cell office:value-type="float" office:value="47.252775" calcext:value-type="float">
            <text:p>47.2527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00" calcext:value-type="float">
            <text:p>25200</text:p>
          </table:table-cell>
          <table:table-cell office:value-type="float" office:value="304.02327" calcext:value-type="float">
            <text:p>304.02327</text:p>
          </table:table-cell>
          <table:table-cell office:value-type="float" office:value="9.7776565" calcext:value-type="float">
            <text:p>9.7776565</text:p>
          </table:table-cell>
          <table:table-cell office:value-type="float" office:value="81000" calcext:value-type="float">
            <text:p>81000</text:p>
          </table:table-cell>
          <table:table-cell office:value-type="float" office:value="-589.25403" calcext:value-type="float">
            <text:p>-589.25403</text:p>
          </table:table-cell>
          <table:table-cell office:value-type="float" office:value="667.89564" calcext:value-type="float">
            <text:p>667.89564</text:p>
          </table:table-cell>
          <table:table-cell office:value-type="float" office:value="78.641611" calcext:value-type="float">
            <text:p>78.641611</text:p>
          </table:table-cell>
          <table:table-cell office:value-type="float" office:value="42.6502" calcext:value-type="float">
            <text:p>42.65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00" calcext:value-type="float">
            <text:p>25300</text:p>
          </table:table-cell>
          <table:table-cell office:value-type="float" office:value="297.76851" calcext:value-type="float">
            <text:p>297.76851</text:p>
          </table:table-cell>
          <table:table-cell office:value-type="float" office:value="181.79491" calcext:value-type="float">
            <text:p>181.79491</text:p>
          </table:table-cell>
          <table:table-cell office:value-type="float" office:value="81000" calcext:value-type="float">
            <text:p>81000</text:p>
          </table:table-cell>
          <table:table-cell office:value-type="float" office:value="-612.79549" calcext:value-type="float">
            <text:p>-612.79549</text:p>
          </table:table-cell>
          <table:table-cell office:value-type="float" office:value="654.15484" calcext:value-type="float">
            <text:p>654.15484</text:p>
          </table:table-cell>
          <table:table-cell office:value-type="float" office:value="41.359351" calcext:value-type="float">
            <text:p>41.359351</text:p>
          </table:table-cell>
          <table:table-cell office:value-type="float" office:value="262.96703" calcext:value-type="float">
            <text:p>262.96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00" calcext:value-type="float">
            <text:p>25400</text:p>
          </table:table-cell>
          <table:table-cell office:value-type="float" office:value="290.86942" calcext:value-type="float">
            <text:p>290.86942</text:p>
          </table:table-cell>
          <table:table-cell office:value-type="float" office:value="-615.51978" calcext:value-type="float">
            <text:p>-615.51978</text:p>
          </table:table-cell>
          <table:table-cell office:value-type="float" office:value="81000" calcext:value-type="float">
            <text:p>81000</text:p>
          </table:table-cell>
          <table:table-cell office:value-type="float" office:value="-633.65155" calcext:value-type="float">
            <text:p>-633.65155</text:p>
          </table:table-cell>
          <table:table-cell office:value-type="float" office:value="638.99853" calcext:value-type="float">
            <text:p>638.99853</text:p>
          </table:table-cell>
          <table:table-cell office:value-type="float" office:value="5.3469859" calcext:value-type="float">
            <text:p>5.3469859</text:p>
          </table:table-cell>
          <table:table-cell office:value-type="float" office:value="-161.25603" calcext:value-type="float">
            <text:p>-161.25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289.85134" calcext:value-type="float">
            <text:p>289.85134</text:p>
          </table:table-cell>
          <table:table-cell office:value-type="float" office:value="-127.22438" calcext:value-type="float">
            <text:p>-127.22438</text:p>
          </table:table-cell>
          <table:table-cell office:value-type="float" office:value="81000" calcext:value-type="float">
            <text:p>81000</text:p>
          </table:table-cell>
          <table:table-cell office:value-type="float" office:value="-628.28408" calcext:value-type="float">
            <text:p>-628.28408</text:p>
          </table:table-cell>
          <table:table-cell office:value-type="float" office:value="636.76195" calcext:value-type="float">
            <text:p>636.76195</text:p>
          </table:table-cell>
          <table:table-cell office:value-type="float" office:value="8.4778786" calcext:value-type="float">
            <text:p>8.4778786</text:p>
          </table:table-cell>
          <table:table-cell office:value-type="float" office:value="65.877318" calcext:value-type="float">
            <text:p>65.8773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00" calcext:value-type="float">
            <text:p>25600</text:p>
          </table:table-cell>
          <table:table-cell office:value-type="float" office:value="303.29885" calcext:value-type="float">
            <text:p>303.29885</text:p>
          </table:table-cell>
          <table:table-cell office:value-type="float" office:value="153.48684" calcext:value-type="float">
            <text:p>153.48684</text:p>
          </table:table-cell>
          <table:table-cell office:value-type="float" office:value="81000" calcext:value-type="float">
            <text:p>81000</text:p>
          </table:table-cell>
          <table:table-cell office:value-type="float" office:value="-615.90345" calcext:value-type="float">
            <text:p>-615.90345</text:p>
          </table:table-cell>
          <table:table-cell office:value-type="float" office:value="666.30419" calcext:value-type="float">
            <text:p>666.30419</text:p>
          </table:table-cell>
          <table:table-cell office:value-type="float" office:value="50.400741" calcext:value-type="float">
            <text:p>50.400741</text:p>
          </table:table-cell>
          <table:table-cell office:value-type="float" office:value="-119.79084" calcext:value-type="float">
            <text:p>-119.790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00" calcext:value-type="float">
            <text:p>25700</text:p>
          </table:table-cell>
          <table:table-cell office:value-type="float" office:value="307.48928" calcext:value-type="float">
            <text:p>307.48928</text:p>
          </table:table-cell>
          <table:table-cell office:value-type="float" office:value="133.90111" calcext:value-type="float">
            <text:p>133.90111</text:p>
          </table:table-cell>
          <table:table-cell office:value-type="float" office:value="81000" calcext:value-type="float">
            <text:p>81000</text:p>
          </table:table-cell>
          <table:table-cell office:value-type="float" office:value="-612.36438" calcext:value-type="float">
            <text:p>-612.36438</text:p>
          </table:table-cell>
          <table:table-cell office:value-type="float" office:value="675.50997" calcext:value-type="float">
            <text:p>675.50997</text:p>
          </table:table-cell>
          <table:table-cell office:value-type="float" office:value="63.145593" calcext:value-type="float">
            <text:p>63.145593</text:p>
          </table:table-cell>
          <table:table-cell office:value-type="float" office:value="89.185793" calcext:value-type="float">
            <text:p>89.185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00" calcext:value-type="float">
            <text:p>25800</text:p>
          </table:table-cell>
          <table:table-cell office:value-type="float" office:value="291.99581" calcext:value-type="float">
            <text:p>291.99581</text:p>
          </table:table-cell>
          <table:table-cell office:value-type="float" office:value="71.074393" calcext:value-type="float">
            <text:p>71.074393</text:p>
          </table:table-cell>
          <table:table-cell office:value-type="float" office:value="81000" calcext:value-type="float">
            <text:p>81000</text:p>
          </table:table-cell>
          <table:table-cell office:value-type="float" office:value="-589.12377" calcext:value-type="float">
            <text:p>-589.12377</text:p>
          </table:table-cell>
          <table:table-cell office:value-type="float" office:value="641.47303" calcext:value-type="float">
            <text:p>641.47303</text:p>
          </table:table-cell>
          <table:table-cell office:value-type="float" office:value="52.349263" calcext:value-type="float">
            <text:p>52.349263</text:p>
          </table:table-cell>
          <table:table-cell office:value-type="float" office:value="-68.290427" calcext:value-type="float">
            <text:p>-68.290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00" calcext:value-type="float">
            <text:p>25900</text:p>
          </table:table-cell>
          <table:table-cell office:value-type="float" office:value="298.44459" calcext:value-type="float">
            <text:p>298.44459</text:p>
          </table:table-cell>
          <table:table-cell office:value-type="float" office:value="4.384366" calcext:value-type="float">
            <text:p>4.384366</text:p>
          </table:table-cell>
          <table:table-cell office:value-type="float" office:value="81000" calcext:value-type="float">
            <text:p>81000</text:p>
          </table:table-cell>
          <table:table-cell office:value-type="float" office:value="-617.89829" calcext:value-type="float">
            <text:p>-617.89829</text:p>
          </table:table-cell>
          <table:table-cell office:value-type="float" office:value="655.64008" calcext:value-type="float">
            <text:p>655.64008</text:p>
          </table:table-cell>
          <table:table-cell office:value-type="float" office:value="37.741791" calcext:value-type="float">
            <text:p>37.741791</text:p>
          </table:table-cell>
          <table:table-cell office:value-type="float" office:value="-130.8093" calcext:value-type="float">
            <text:p>-130.80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288.70427" calcext:value-type="float">
            <text:p>288.70427</text:p>
          </table:table-cell>
          <table:table-cell office:value-type="float" office:value="190.57144" calcext:value-type="float">
            <text:p>190.57144</text:p>
          </table:table-cell>
          <table:table-cell office:value-type="float" office:value="81000" calcext:value-type="float">
            <text:p>81000</text:p>
          </table:table-cell>
          <table:table-cell office:value-type="float" office:value="-600.02128" calcext:value-type="float">
            <text:p>-600.02128</text:p>
          </table:table-cell>
          <table:table-cell office:value-type="float" office:value="634.24201" calcext:value-type="float">
            <text:p>634.24201</text:p>
          </table:table-cell>
          <table:table-cell office:value-type="float" office:value="34.220725" calcext:value-type="float">
            <text:p>34.220725</text:p>
          </table:table-cell>
          <table:table-cell office:value-type="float" office:value="30.942725" calcext:value-type="float">
            <text:p>30.94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00" calcext:value-type="float">
            <text:p>26100</text:p>
          </table:table-cell>
          <table:table-cell office:value-type="float" office:value="288.20245" calcext:value-type="float">
            <text:p>288.20245</text:p>
          </table:table-cell>
          <table:table-cell office:value-type="float" office:value="179.01968" calcext:value-type="float">
            <text:p>179.01968</text:p>
          </table:table-cell>
          <table:table-cell office:value-type="float" office:value="81000" calcext:value-type="float">
            <text:p>81000</text:p>
          </table:table-cell>
          <table:table-cell office:value-type="float" office:value="-576.09275" calcext:value-type="float">
            <text:p>-576.09275</text:p>
          </table:table-cell>
          <table:table-cell office:value-type="float" office:value="633.13958" calcext:value-type="float">
            <text:p>633.13958</text:p>
          </table:table-cell>
          <table:table-cell office:value-type="float" office:value="57.046827" calcext:value-type="float">
            <text:p>57.046827</text:p>
          </table:table-cell>
          <table:table-cell office:value-type="float" office:value="59.880969" calcext:value-type="float">
            <text:p>59.880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00" calcext:value-type="float">
            <text:p>26200</text:p>
          </table:table-cell>
          <table:table-cell office:value-type="float" office:value="305.65974" calcext:value-type="float">
            <text:p>305.65974</text:p>
          </table:table-cell>
          <table:table-cell office:value-type="float" office:value="5.6000553" calcext:value-type="float">
            <text:p>5.6000553</text:p>
          </table:table-cell>
          <table:table-cell office:value-type="float" office:value="81000" calcext:value-type="float">
            <text:p>81000</text:p>
          </table:table-cell>
          <table:table-cell office:value-type="float" office:value="-581.75352" calcext:value-type="float">
            <text:p>-581.75352</text:p>
          </table:table-cell>
          <table:table-cell office:value-type="float" office:value="671.49074" calcext:value-type="float">
            <text:p>671.49074</text:p>
          </table:table-cell>
          <table:table-cell office:value-type="float" office:value="89.737216" calcext:value-type="float">
            <text:p>89.737216</text:p>
          </table:table-cell>
          <table:table-cell office:value-type="float" office:value="-10.285527" calcext:value-type="float">
            <text:p>-10.285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00" calcext:value-type="float">
            <text:p>26300</text:p>
          </table:table-cell>
          <table:table-cell office:value-type="float" office:value="300.74446" calcext:value-type="float">
            <text:p>300.74446</text:p>
          </table:table-cell>
          <table:table-cell office:value-type="float" office:value="689.97415" calcext:value-type="float">
            <text:p>689.97415</text:p>
          </table:table-cell>
          <table:table-cell office:value-type="float" office:value="81000" calcext:value-type="float">
            <text:p>81000</text:p>
          </table:table-cell>
          <table:table-cell office:value-type="float" office:value="-581.52816" calcext:value-type="float">
            <text:p>-581.52816</text:p>
          </table:table-cell>
          <table:table-cell office:value-type="float" office:value="660.69256" calcext:value-type="float">
            <text:p>660.69256</text:p>
          </table:table-cell>
          <table:table-cell office:value-type="float" office:value="79.164402" calcext:value-type="float">
            <text:p>79.164402</text:p>
          </table:table-cell>
          <table:table-cell office:value-type="float" office:value="230.01651" calcext:value-type="float">
            <text:p>230.0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00" calcext:value-type="float">
            <text:p>26400</text:p>
          </table:table-cell>
          <table:table-cell office:value-type="float" office:value="297.5896" calcext:value-type="float">
            <text:p>297.5896</text:p>
          </table:table-cell>
          <table:table-cell office:value-type="float" office:value="-89.411233" calcext:value-type="float">
            <text:p>-89.411233</text:p>
          </table:table-cell>
          <table:table-cell office:value-type="float" office:value="81000" calcext:value-type="float">
            <text:p>81000</text:p>
          </table:table-cell>
          <table:table-cell office:value-type="float" office:value="-612.12942" calcext:value-type="float">
            <text:p>-612.12942</text:p>
          </table:table-cell>
          <table:table-cell office:value-type="float" office:value="653.7618" calcext:value-type="float">
            <text:p>653.7618</text:p>
          </table:table-cell>
          <table:table-cell office:value-type="float" office:value="41.632379" calcext:value-type="float">
            <text:p>41.632379</text:p>
          </table:table-cell>
          <table:table-cell office:value-type="float" office:value="43.001901" calcext:value-type="float">
            <text:p>43.001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282.19566" calcext:value-type="float">
            <text:p>282.19566</text:p>
          </table:table-cell>
          <table:table-cell office:value-type="float" office:value="119.20382" calcext:value-type="float">
            <text:p>119.20382</text:p>
          </table:table-cell>
          <table:table-cell office:value-type="float" office:value="81000" calcext:value-type="float">
            <text:p>81000</text:p>
          </table:table-cell>
          <table:table-cell office:value-type="float" office:value="-600.87326" calcext:value-type="float">
            <text:p>-600.87326</text:p>
          </table:table-cell>
          <table:table-cell office:value-type="float" office:value="619.94352" calcext:value-type="float">
            <text:p>619.94352</text:p>
          </table:table-cell>
          <table:table-cell office:value-type="float" office:value="19.070261" calcext:value-type="float">
            <text:p>19.070261</text:p>
          </table:table-cell>
          <table:table-cell office:value-type="float" office:value="159.49445" calcext:value-type="float">
            <text:p>159.49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00" calcext:value-type="float">
            <text:p>26600</text:p>
          </table:table-cell>
          <table:table-cell office:value-type="float" office:value="308.58715" calcext:value-type="float">
            <text:p>308.58715</text:p>
          </table:table-cell>
          <table:table-cell office:value-type="float" office:value="-315.09767" calcext:value-type="float">
            <text:p>-315.09767</text:p>
          </table:table-cell>
          <table:table-cell office:value-type="float" office:value="81000" calcext:value-type="float">
            <text:p>81000</text:p>
          </table:table-cell>
          <table:table-cell office:value-type="float" office:value="-640.85031" calcext:value-type="float">
            <text:p>-640.85031</text:p>
          </table:table-cell>
          <table:table-cell office:value-type="float" office:value="677.92184" calcext:value-type="float">
            <text:p>677.92184</text:p>
          </table:table-cell>
          <table:table-cell office:value-type="float" office:value="37.071527" calcext:value-type="float">
            <text:p>37.071527</text:p>
          </table:table-cell>
          <table:table-cell office:value-type="float" office:value="23.764817" calcext:value-type="float">
            <text:p>23.764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00" calcext:value-type="float">
            <text:p>26700</text:p>
          </table:table-cell>
          <table:table-cell office:value-type="float" office:value="317.2505" calcext:value-type="float">
            <text:p>317.2505</text:p>
          </table:table-cell>
          <table:table-cell office:value-type="float" office:value="-309.92896" calcext:value-type="float">
            <text:p>-309.92896</text:p>
          </table:table-cell>
          <table:table-cell office:value-type="float" office:value="81000" calcext:value-type="float">
            <text:p>81000</text:p>
          </table:table-cell>
          <table:table-cell office:value-type="float" office:value="-589.81575" calcext:value-type="float">
            <text:p>-589.81575</text:p>
          </table:table-cell>
          <table:table-cell office:value-type="float" office:value="696.95399" calcext:value-type="float">
            <text:p>696.95399</text:p>
          </table:table-cell>
          <table:table-cell office:value-type="float" office:value="107.13823" calcext:value-type="float">
            <text:p>107.13823</text:p>
          </table:table-cell>
          <table:table-cell office:value-type="float" office:value="-117.16193" calcext:value-type="float">
            <text:p>-117.16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00" calcext:value-type="float">
            <text:p>26800</text:p>
          </table:table-cell>
          <table:table-cell office:value-type="float" office:value="309.96517" calcext:value-type="float">
            <text:p>309.96517</text:p>
          </table:table-cell>
          <table:table-cell office:value-type="float" office:value="-422.30029" calcext:value-type="float">
            <text:p>-422.30029</text:p>
          </table:table-cell>
          <table:table-cell office:value-type="float" office:value="81000" calcext:value-type="float">
            <text:p>81000</text:p>
          </table:table-cell>
          <table:table-cell office:value-type="float" office:value="-602.92374" calcext:value-type="float">
            <text:p>-602.92374</text:p>
          </table:table-cell>
          <table:table-cell office:value-type="float" office:value="680.94915" calcext:value-type="float">
            <text:p>680.94915</text:p>
          </table:table-cell>
          <table:table-cell office:value-type="float" office:value="78.025415" calcext:value-type="float">
            <text:p>78.025415</text:p>
          </table:table-cell>
          <table:table-cell office:value-type="float" office:value="-9.1901253" calcext:value-type="float">
            <text:p>-9.1901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00" calcext:value-type="float">
            <text:p>26900</text:p>
          </table:table-cell>
          <table:table-cell office:value-type="float" office:value="299.89865" calcext:value-type="float">
            <text:p>299.89865</text:p>
          </table:table-cell>
          <table:table-cell office:value-type="float" office:value="-422.61121" calcext:value-type="float">
            <text:p>-422.61121</text:p>
          </table:table-cell>
          <table:table-cell office:value-type="float" office:value="81000" calcext:value-type="float">
            <text:p>81000</text:p>
          </table:table-cell>
          <table:table-cell office:value-type="float" office:value="-621.62596" calcext:value-type="float">
            <text:p>-621.62596</text:p>
          </table:table-cell>
          <table:table-cell office:value-type="float" office:value="658.83445" calcext:value-type="float">
            <text:p>658.83445</text:p>
          </table:table-cell>
          <table:table-cell office:value-type="float" office:value="37.208487" calcext:value-type="float">
            <text:p>37.208487</text:p>
          </table:table-cell>
          <table:table-cell office:value-type="float" office:value="-18.046484" calcext:value-type="float">
            <text:p>-18.04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301.22044" calcext:value-type="float">
            <text:p>301.22044</text:p>
          </table:table-cell>
          <table:table-cell office:value-type="float" office:value="-487.15255" calcext:value-type="float">
            <text:p>-487.15255</text:p>
          </table:table-cell>
          <table:table-cell office:value-type="float" office:value="81000" calcext:value-type="float">
            <text:p>81000</text:p>
          </table:table-cell>
          <table:table-cell office:value-type="float" office:value="-649.42049" calcext:value-type="float">
            <text:p>-649.42049</text:p>
          </table:table-cell>
          <table:table-cell office:value-type="float" office:value="661.73824" calcext:value-type="float">
            <text:p>661.73824</text:p>
          </table:table-cell>
          <table:table-cell office:value-type="float" office:value="12.317743" calcext:value-type="float">
            <text:p>12.317743</text:p>
          </table:table-cell>
          <table:table-cell office:value-type="float" office:value="60.076737" calcext:value-type="float">
            <text:p>60.076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00" calcext:value-type="float">
            <text:p>27100</text:p>
          </table:table-cell>
          <table:table-cell office:value-type="float" office:value="301.00011" calcext:value-type="float">
            <text:p>301.00011</text:p>
          </table:table-cell>
          <table:table-cell office:value-type="float" office:value="-518.34794" calcext:value-type="float">
            <text:p>-518.34794</text:p>
          </table:table-cell>
          <table:table-cell office:value-type="float" office:value="81000" calcext:value-type="float">
            <text:p>81000</text:p>
          </table:table-cell>
          <table:table-cell office:value-type="float" office:value="-658.29306" calcext:value-type="float">
            <text:p>-658.29306</text:p>
          </table:table-cell>
          <table:table-cell office:value-type="float" office:value="661.2542" calcext:value-type="float">
            <text:p>661.2542</text:p>
          </table:table-cell>
          <table:table-cell office:value-type="float" office:value="2.9611394" calcext:value-type="float">
            <text:p>2.9611394</text:p>
          </table:table-cell>
          <table:table-cell office:value-type="float" office:value="-261.39613" calcext:value-type="float">
            <text:p>-261.39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00" calcext:value-type="float">
            <text:p>27200</text:p>
          </table:table-cell>
          <table:table-cell office:value-type="float" office:value="295.30003" calcext:value-type="float">
            <text:p>295.30003</text:p>
          </table:table-cell>
          <table:table-cell office:value-type="float" office:value="-33.120229" calcext:value-type="float">
            <text:p>-33.120229</text:p>
          </table:table-cell>
          <table:table-cell office:value-type="float" office:value="81000" calcext:value-type="float">
            <text:p>81000</text:p>
          </table:table-cell>
          <table:table-cell office:value-type="float" office:value="-667.47126" calcext:value-type="float">
            <text:p>-667.47126</text:p>
          </table:table-cell>
          <table:table-cell office:value-type="float" office:value="648.73194" calcext:value-type="float">
            <text:p>648.73194</text:p>
          </table:table-cell>
          <table:table-cell office:value-type="float" office:value="-18.739318" calcext:value-type="float">
            <text:p>-18.739318</text:p>
          </table:table-cell>
          <table:table-cell office:value-type="float" office:value="57.938108" calcext:value-type="float">
            <text:p>57.9381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00" calcext:value-type="float">
            <text:p>27300</text:p>
          </table:table-cell>
          <table:table-cell office:value-type="float" office:value="296.43667" calcext:value-type="float">
            <text:p>296.43667</text:p>
          </table:table-cell>
          <table:table-cell office:value-type="float" office:value="-77.970144" calcext:value-type="float">
            <text:p>-77.970144</text:p>
          </table:table-cell>
          <table:table-cell office:value-type="float" office:value="81000" calcext:value-type="float">
            <text:p>81000</text:p>
          </table:table-cell>
          <table:table-cell office:value-type="float" office:value="-683.47421" calcext:value-type="float">
            <text:p>-683.47421</text:p>
          </table:table-cell>
          <table:table-cell office:value-type="float" office:value="651.22897" calcext:value-type="float">
            <text:p>651.22897</text:p>
          </table:table-cell>
          <table:table-cell office:value-type="float" office:value="-32.245247" calcext:value-type="float">
            <text:p>-32.245247</text:p>
          </table:table-cell>
          <table:table-cell office:value-type="float" office:value="-8.9112412" calcext:value-type="float">
            <text:p>-8.911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00" calcext:value-type="float">
            <text:p>27400</text:p>
          </table:table-cell>
          <table:table-cell office:value-type="float" office:value="293.25852" calcext:value-type="float">
            <text:p>293.25852</text:p>
          </table:table-cell>
          <table:table-cell office:value-type="float" office:value="99.118669" calcext:value-type="float">
            <text:p>99.118669</text:p>
          </table:table-cell>
          <table:table-cell office:value-type="float" office:value="81000" calcext:value-type="float">
            <text:p>81000</text:p>
          </table:table-cell>
          <table:table-cell office:value-type="float" office:value="-648.85577" calcext:value-type="float">
            <text:p>-648.85577</text:p>
          </table:table-cell>
          <table:table-cell office:value-type="float" office:value="644.24702" calcext:value-type="float">
            <text:p>644.24702</text:p>
          </table:table-cell>
          <table:table-cell office:value-type="float" office:value="-4.60875" calcext:value-type="float">
            <text:p>-4.60875</text:p>
          </table:table-cell>
          <table:table-cell office:value-type="float" office:value="-85.292853" calcext:value-type="float">
            <text:p>-85.292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307.46723" calcext:value-type="float">
            <text:p>307.46723</text:p>
          </table:table-cell>
          <table:table-cell office:value-type="float" office:value="186.80908" calcext:value-type="float">
            <text:p>186.80908</text:p>
          </table:table-cell>
          <table:table-cell office:value-type="float" office:value="81000" calcext:value-type="float">
            <text:p>81000</text:p>
          </table:table-cell>
          <table:table-cell office:value-type="float" office:value="-646.25126" calcext:value-type="float">
            <text:p>-646.25126</text:p>
          </table:table-cell>
          <table:table-cell office:value-type="float" office:value="675.46155" calcext:value-type="float">
            <text:p>675.46155</text:p>
          </table:table-cell>
          <table:table-cell office:value-type="float" office:value="29.210291" calcext:value-type="float">
            <text:p>29.210291</text:p>
          </table:table-cell>
          <table:table-cell office:value-type="float" office:value="69.674169" calcext:value-type="float">
            <text:p>69.674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00" calcext:value-type="float">
            <text:p>27600</text:p>
          </table:table-cell>
          <table:table-cell office:value-type="float" office:value="295.79101" calcext:value-type="float">
            <text:p>295.79101</text:p>
          </table:table-cell>
          <table:table-cell office:value-type="float" office:value="54.767471" calcext:value-type="float">
            <text:p>54.767471</text:p>
          </table:table-cell>
          <table:table-cell office:value-type="float" office:value="81000" calcext:value-type="float">
            <text:p>81000</text:p>
          </table:table-cell>
          <table:table-cell office:value-type="float" office:value="-629.89407" calcext:value-type="float">
            <text:p>-629.89407</text:p>
          </table:table-cell>
          <table:table-cell office:value-type="float" office:value="649.81055" calcext:value-type="float">
            <text:p>649.81055</text:p>
          </table:table-cell>
          <table:table-cell office:value-type="float" office:value="19.916475" calcext:value-type="float">
            <text:p>19.916475</text:p>
          </table:table-cell>
          <table:table-cell office:value-type="float" office:value="68.845648" calcext:value-type="float">
            <text:p>68.845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00" calcext:value-type="float">
            <text:p>27700</text:p>
          </table:table-cell>
          <table:table-cell office:value-type="float" office:value="290.49526" calcext:value-type="float">
            <text:p>290.49526</text:p>
          </table:table-cell>
          <table:table-cell office:value-type="float" office:value="154.52745" calcext:value-type="float">
            <text:p>154.52745</text:p>
          </table:table-cell>
          <table:table-cell office:value-type="float" office:value="81000" calcext:value-type="float">
            <text:p>81000</text:p>
          </table:table-cell>
          <table:table-cell office:value-type="float" office:value="-651.99692" calcext:value-type="float">
            <text:p>-651.99692</text:p>
          </table:table-cell>
          <table:table-cell office:value-type="float" office:value="638.17654" calcext:value-type="float">
            <text:p>638.17654</text:p>
          </table:table-cell>
          <table:table-cell office:value-type="float" office:value="-13.820375" calcext:value-type="float">
            <text:p>-13.820375</text:p>
          </table:table-cell>
          <table:table-cell office:value-type="float" office:value="43.640557" calcext:value-type="float">
            <text:p>43.640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00" calcext:value-type="float">
            <text:p>27800</text:p>
          </table:table-cell>
          <table:table-cell office:value-type="float" office:value="298.03995" calcext:value-type="float">
            <text:p>298.03995</text:p>
          </table:table-cell>
          <table:table-cell office:value-type="float" office:value="-22.35611" calcext:value-type="float">
            <text:p>-22.35611</text:p>
          </table:table-cell>
          <table:table-cell office:value-type="float" office:value="81000" calcext:value-type="float">
            <text:p>81000</text:p>
          </table:table-cell>
          <table:table-cell office:value-type="float" office:value="-682.2587" calcext:value-type="float">
            <text:p>-682.2587</text:p>
          </table:table-cell>
          <table:table-cell office:value-type="float" office:value="654.75116" calcext:value-type="float">
            <text:p>654.75116</text:p>
          </table:table-cell>
          <table:table-cell office:value-type="float" office:value="-27.507535" calcext:value-type="float">
            <text:p>-27.507535</text:p>
          </table:table-cell>
          <table:table-cell office:value-type="float" office:value="-35.336502" calcext:value-type="float">
            <text:p>-35.3365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00" calcext:value-type="float">
            <text:p>27900</text:p>
          </table:table-cell>
          <table:table-cell office:value-type="float" office:value="298.04123" calcext:value-type="float">
            <text:p>298.04123</text:p>
          </table:table-cell>
          <table:table-cell office:value-type="float" office:value="-5.2601753" calcext:value-type="float">
            <text:p>-5.2601753</text:p>
          </table:table-cell>
          <table:table-cell office:value-type="float" office:value="81000" calcext:value-type="float">
            <text:p>81000</text:p>
          </table:table-cell>
          <table:table-cell office:value-type="float" office:value="-668.34274" calcext:value-type="float">
            <text:p>-668.34274</text:p>
          </table:table-cell>
          <table:table-cell office:value-type="float" office:value="654.75397" calcext:value-type="float">
            <text:p>654.75397</text:p>
          </table:table-cell>
          <table:table-cell office:value-type="float" office:value="-13.588776" calcext:value-type="float">
            <text:p>-13.588776</text:p>
          </table:table-cell>
          <table:table-cell office:value-type="float" office:value="1.3599018" calcext:value-type="float">
            <text:p>1.3599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312.13894" calcext:value-type="float">
            <text:p>312.13894</text:p>
          </table:table-cell>
          <table:table-cell office:value-type="float" office:value="318.3627" calcext:value-type="float">
            <text:p>318.3627</text:p>
          </table:table-cell>
          <table:table-cell office:value-type="float" office:value="81000" calcext:value-type="float">
            <text:p>81000</text:p>
          </table:table-cell>
          <table:table-cell office:value-type="float" office:value="-629.95865" calcext:value-type="float">
            <text:p>-629.95865</text:p>
          </table:table-cell>
          <table:table-cell office:value-type="float" office:value="685.72462" calcext:value-type="float">
            <text:p>685.72462</text:p>
          </table:table-cell>
          <table:table-cell office:value-type="float" office:value="55.765973" calcext:value-type="float">
            <text:p>55.765973</text:p>
          </table:table-cell>
          <table:table-cell office:value-type="float" office:value="65.524325" calcext:value-type="float">
            <text:p>65.524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00" calcext:value-type="float">
            <text:p>28100</text:p>
          </table:table-cell>
          <table:table-cell office:value-type="float" office:value="313.59768" calcext:value-type="float">
            <text:p>313.59768</text:p>
          </table:table-cell>
          <table:table-cell office:value-type="float" office:value="151.66956" calcext:value-type="float">
            <text:p>151.66956</text:p>
          </table:table-cell>
          <table:table-cell office:value-type="float" office:value="81000" calcext:value-type="float">
            <text:p>81000</text:p>
          </table:table-cell>
          <table:table-cell office:value-type="float" office:value="-647.23032" calcext:value-type="float">
            <text:p>-647.23032</text:p>
          </table:table-cell>
          <table:table-cell office:value-type="float" office:value="688.92925" calcext:value-type="float">
            <text:p>688.92925</text:p>
          </table:table-cell>
          <table:table-cell office:value-type="float" office:value="41.698931" calcext:value-type="float">
            <text:p>41.698931</text:p>
          </table:table-cell>
          <table:table-cell office:value-type="float" office:value="41.806351" calcext:value-type="float">
            <text:p>41.8063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  <table:table-cell office:value-type="float" office:value="310.08583" calcext:value-type="float">
            <text:p>310.08583</text:p>
          </table:table-cell>
          <table:table-cell office:value-type="float" office:value="448.07446" calcext:value-type="float">
            <text:p>448.07446</text:p>
          </table:table-cell>
          <table:table-cell office:value-type="float" office:value="81000" calcext:value-type="float">
            <text:p>81000</text:p>
          </table:table-cell>
          <table:table-cell office:value-type="float" office:value="-694.34865" calcext:value-type="float">
            <text:p>-694.34865</text:p>
          </table:table-cell>
          <table:table-cell office:value-type="float" office:value="681.21424" calcext:value-type="float">
            <text:p>681.21424</text:p>
          </table:table-cell>
          <table:table-cell office:value-type="float" office:value="-13.134414" calcext:value-type="float">
            <text:p>-13.134414</text:p>
          </table:table-cell>
          <table:table-cell office:value-type="float" office:value="3.8509887" calcext:value-type="float">
            <text:p>3.8509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00" calcext:value-type="float">
            <text:p>28300</text:p>
          </table:table-cell>
          <table:table-cell office:value-type="float" office:value="292.75547" calcext:value-type="float">
            <text:p>292.75547</text:p>
          </table:table-cell>
          <table:table-cell office:value-type="float" office:value="-103.18936" calcext:value-type="float">
            <text:p>-103.18936</text:p>
          </table:table-cell>
          <table:table-cell office:value-type="float" office:value="81000" calcext:value-type="float">
            <text:p>81000</text:p>
          </table:table-cell>
          <table:table-cell office:value-type="float" office:value="-681.35682" calcext:value-type="float">
            <text:p>-681.35682</text:p>
          </table:table-cell>
          <table:table-cell office:value-type="float" office:value="643.14191" calcext:value-type="float">
            <text:p>643.14191</text:p>
          </table:table-cell>
          <table:table-cell office:value-type="float" office:value="-38.214908" calcext:value-type="float">
            <text:p>-38.214908</text:p>
          </table:table-cell>
          <table:table-cell office:value-type="float" office:value="-14.453014" calcext:value-type="float">
            <text:p>-14.453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00" calcext:value-type="float">
            <text:p>28400</text:p>
          </table:table-cell>
          <table:table-cell office:value-type="float" office:value="285.75022" calcext:value-type="float">
            <text:p>285.75022</text:p>
          </table:table-cell>
          <table:table-cell office:value-type="float" office:value="149.58806" calcext:value-type="float">
            <text:p>149.58806</text:p>
          </table:table-cell>
          <table:table-cell office:value-type="float" office:value="81000" calcext:value-type="float">
            <text:p>81000</text:p>
          </table:table-cell>
          <table:table-cell office:value-type="float" office:value="-661.96486" calcext:value-type="float">
            <text:p>-661.96486</text:p>
          </table:table-cell>
          <table:table-cell office:value-type="float" office:value="627.75238" calcext:value-type="float">
            <text:p>627.75238</text:p>
          </table:table-cell>
          <table:table-cell office:value-type="float" office:value="-34.212485" calcext:value-type="float">
            <text:p>-34.212485</text:p>
          </table:table-cell>
          <table:table-cell office:value-type="float" office:value="-20.729072" calcext:value-type="float">
            <text:p>-20.729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00" calcext:value-type="float">
            <text:p>28500</text:p>
          </table:table-cell>
          <table:table-cell office:value-type="float" office:value="298.14521" calcext:value-type="float">
            <text:p>298.14521</text:p>
          </table:table-cell>
          <table:table-cell office:value-type="float" office:value="94.604704" calcext:value-type="float">
            <text:p>94.604704</text:p>
          </table:table-cell>
          <table:table-cell office:value-type="float" office:value="81000" calcext:value-type="float">
            <text:p>81000</text:p>
          </table:table-cell>
          <table:table-cell office:value-type="float" office:value="-655.96061" calcext:value-type="float">
            <text:p>-655.96061</text:p>
          </table:table-cell>
          <table:table-cell office:value-type="float" office:value="654.98239" calcext:value-type="float">
            <text:p>654.98239</text:p>
          </table:table-cell>
          <table:table-cell office:value-type="float" office:value="-0.97822095" calcext:value-type="float">
            <text:p>-0.97822095</text:p>
          </table:table-cell>
          <table:table-cell office:value-type="float" office:value="2.7574051" calcext:value-type="float">
            <text:p>2.7574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00" calcext:value-type="float">
            <text:p>28600</text:p>
          </table:table-cell>
          <table:table-cell office:value-type="float" office:value="305.42503" calcext:value-type="float">
            <text:p>305.42503</text:p>
          </table:table-cell>
          <table:table-cell office:value-type="float" office:value="112.06802" calcext:value-type="float">
            <text:p>112.06802</text:p>
          </table:table-cell>
          <table:table-cell office:value-type="float" office:value="81000" calcext:value-type="float">
            <text:p>81000</text:p>
          </table:table-cell>
          <table:table-cell office:value-type="float" office:value="-650.76918" calcext:value-type="float">
            <text:p>-650.76918</text:p>
          </table:table-cell>
          <table:table-cell office:value-type="float" office:value="670.97511" calcext:value-type="float">
            <text:p>670.97511</text:p>
          </table:table-cell>
          <table:table-cell office:value-type="float" office:value="20.205932" calcext:value-type="float">
            <text:p>20.205932</text:p>
          </table:table-cell>
          <table:table-cell office:value-type="float" office:value="170.43579" calcext:value-type="float">
            <text:p>170.43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00" calcext:value-type="float">
            <text:p>28700</text:p>
          </table:table-cell>
          <table:table-cell office:value-type="float" office:value="290.81136" calcext:value-type="float">
            <text:p>290.81136</text:p>
          </table:table-cell>
          <table:table-cell office:value-type="float" office:value="-49.064006" calcext:value-type="float">
            <text:p>-49.064006</text:p>
          </table:table-cell>
          <table:table-cell office:value-type="float" office:value="81000" calcext:value-type="float">
            <text:p>81000</text:p>
          </table:table-cell>
          <table:table-cell office:value-type="float" office:value="-644.79842" calcext:value-type="float">
            <text:p>-644.79842</text:p>
          </table:table-cell>
          <table:table-cell office:value-type="float" office:value="638.87098" calcext:value-type="float">
            <text:p>638.87098</text:p>
          </table:table-cell>
          <table:table-cell office:value-type="float" office:value="-5.9274393" calcext:value-type="float">
            <text:p>-5.9274393</text:p>
          </table:table-cell>
          <table:table-cell office:value-type="float" office:value="136.91241" calcext:value-type="float">
            <text:p>136.91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00" calcext:value-type="float">
            <text:p>28800</text:p>
          </table:table-cell>
          <table:table-cell office:value-type="float" office:value="285.81265" calcext:value-type="float">
            <text:p>285.81265</text:p>
          </table:table-cell>
          <table:table-cell office:value-type="float" office:value="-233.41407" calcext:value-type="float">
            <text:p>-233.41407</text:p>
          </table:table-cell>
          <table:table-cell office:value-type="float" office:value="81000" calcext:value-type="float">
            <text:p>81000</text:p>
          </table:table-cell>
          <table:table-cell office:value-type="float" office:value="-676.921" calcext:value-type="float">
            <text:p>-676.921</text:p>
          </table:table-cell>
          <table:table-cell office:value-type="float" office:value="627.88951" calcext:value-type="float">
            <text:p>627.88951</text:p>
          </table:table-cell>
          <table:table-cell office:value-type="float" office:value="-49.031485" calcext:value-type="float">
            <text:p>-49.031485</text:p>
          </table:table-cell>
          <table:table-cell office:value-type="float" office:value="159.9399" calcext:value-type="float">
            <text:p>159.93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float" office:value="298.37439" calcext:value-type="float">
            <text:p>298.37439</text:p>
          </table:table-cell>
          <table:table-cell office:value-type="float" office:value="139.16018" calcext:value-type="float">
            <text:p>139.16018</text:p>
          </table:table-cell>
          <table:table-cell office:value-type="float" office:value="81000" calcext:value-type="float">
            <text:p>81000</text:p>
          </table:table-cell>
          <table:table-cell office:value-type="float" office:value="-690.6134" calcext:value-type="float">
            <text:p>-690.6134</text:p>
          </table:table-cell>
          <table:table-cell office:value-type="float" office:value="655.48586" calcext:value-type="float">
            <text:p>655.48586</text:p>
          </table:table-cell>
          <table:table-cell office:value-type="float" office:value="-35.127541" calcext:value-type="float">
            <text:p>-35.127541</text:p>
          </table:table-cell>
          <table:table-cell office:value-type="float" office:value="146.35763" calcext:value-type="float">
            <text:p>146.3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00" calcext:value-type="float">
            <text:p>29000</text:p>
          </table:table-cell>
          <table:table-cell office:value-type="float" office:value="303.75568" calcext:value-type="float">
            <text:p>303.75568</text:p>
          </table:table-cell>
          <table:table-cell office:value-type="float" office:value="-292.7359" calcext:value-type="float">
            <text:p>-292.7359</text:p>
          </table:table-cell>
          <table:table-cell office:value-type="float" office:value="81000" calcext:value-type="float">
            <text:p>81000</text:p>
          </table:table-cell>
          <table:table-cell office:value-type="float" office:value="-670.16249" calcext:value-type="float">
            <text:p>-670.16249</text:p>
          </table:table-cell>
          <table:table-cell office:value-type="float" office:value="667.30779" calcext:value-type="float">
            <text:p>667.30779</text:p>
          </table:table-cell>
          <table:table-cell office:value-type="float" office:value="-2.854698" calcext:value-type="float">
            <text:p>-2.854698</text:p>
          </table:table-cell>
          <table:table-cell office:value-type="float" office:value="-154.41691" calcext:value-type="float">
            <text:p>-154.416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00" calcext:value-type="float">
            <text:p>29100</text:p>
          </table:table-cell>
          <table:table-cell office:value-type="float" office:value="297.2061" calcext:value-type="float">
            <text:p>297.2061</text:p>
          </table:table-cell>
          <table:table-cell office:value-type="float" office:value="-653.96286" calcext:value-type="float">
            <text:p>-653.96286</text:p>
          </table:table-cell>
          <table:table-cell office:value-type="float" office:value="81000" calcext:value-type="float">
            <text:p>81000</text:p>
          </table:table-cell>
          <table:table-cell office:value-type="float" office:value="-651.09798" calcext:value-type="float">
            <text:p>-651.09798</text:p>
          </table:table-cell>
          <table:table-cell office:value-type="float" office:value="652.9193" calcext:value-type="float">
            <text:p>652.9193</text:p>
          </table:table-cell>
          <table:table-cell office:value-type="float" office:value="1.8213132" calcext:value-type="float">
            <text:p>1.8213132</text:p>
          </table:table-cell>
          <table:table-cell office:value-type="float" office:value="-247.56251" calcext:value-type="float">
            <text:p>-247.56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00" calcext:value-type="float">
            <text:p>29200</text:p>
          </table:table-cell>
          <table:table-cell office:value-type="float" office:value="291.00962" calcext:value-type="float">
            <text:p>291.00962</text:p>
          </table:table-cell>
          <table:table-cell office:value-type="float" office:value="-94.648056" calcext:value-type="float">
            <text:p>-94.648056</text:p>
          </table:table-cell>
          <table:table-cell office:value-type="float" office:value="81000" calcext:value-type="float">
            <text:p>81000</text:p>
          </table:table-cell>
          <table:table-cell office:value-type="float" office:value="-653.7767" calcext:value-type="float">
            <text:p>-653.7767</text:p>
          </table:table-cell>
          <table:table-cell office:value-type="float" office:value="639.30652" calcext:value-type="float">
            <text:p>639.30652</text:p>
          </table:table-cell>
          <table:table-cell office:value-type="float" office:value="-14.470176" calcext:value-type="float">
            <text:p>-14.470176</text:p>
          </table:table-cell>
          <table:table-cell office:value-type="float" office:value="-64.738739" calcext:value-type="float">
            <text:p>-64.738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00" calcext:value-type="float">
            <text:p>29300</text:p>
          </table:table-cell>
          <table:table-cell office:value-type="float" office:value="282.26679" calcext:value-type="float">
            <text:p>282.26679</text:p>
          </table:table-cell>
          <table:table-cell office:value-type="float" office:value="-248.81594" calcext:value-type="float">
            <text:p>-248.81594</text:p>
          </table:table-cell>
          <table:table-cell office:value-type="float" office:value="81000" calcext:value-type="float">
            <text:p>81000</text:p>
          </table:table-cell>
          <table:table-cell office:value-type="float" office:value="-681.2045" calcext:value-type="float">
            <text:p>-681.2045</text:p>
          </table:table-cell>
          <table:table-cell office:value-type="float" office:value="620.09978" calcext:value-type="float">
            <text:p>620.09978</text:p>
          </table:table-cell>
          <table:table-cell office:value-type="float" office:value="-61.104717" calcext:value-type="float">
            <text:p>-61.104717</text:p>
          </table:table-cell>
          <table:table-cell office:value-type="float" office:value="-46.209216" calcext:value-type="float">
            <text:p>-46.20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00" calcext:value-type="float">
            <text:p>29400</text:p>
          </table:table-cell>
          <table:table-cell office:value-type="float" office:value="276.52868" calcext:value-type="float">
            <text:p>276.52868</text:p>
          </table:table-cell>
          <table:table-cell office:value-type="float" office:value="-13.512607" calcext:value-type="float">
            <text:p>-13.512607</text:p>
          </table:table-cell>
          <table:table-cell office:value-type="float" office:value="81000" calcext:value-type="float">
            <text:p>81000</text:p>
          </table:table-cell>
          <table:table-cell office:value-type="float" office:value="-685.69086" calcext:value-type="float">
            <text:p>-685.69086</text:p>
          </table:table-cell>
          <table:table-cell office:value-type="float" office:value="607.49396" calcext:value-type="float">
            <text:p>607.49396</text:p>
          </table:table-cell>
          <table:table-cell office:value-type="float" office:value="-78.196897" calcext:value-type="float">
            <text:p>-78.196897</text:p>
          </table:table-cell>
          <table:table-cell office:value-type="float" office:value="190.58734" calcext:value-type="float">
            <text:p>190.58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float" office:value="283.68044" calcext:value-type="float">
            <text:p>283.68044</text:p>
          </table:table-cell>
          <table:table-cell office:value-type="float" office:value="-240.73632" calcext:value-type="float">
            <text:p>-240.73632</text:p>
          </table:table-cell>
          <table:table-cell office:value-type="float" office:value="81000" calcext:value-type="float">
            <text:p>81000</text:p>
          </table:table-cell>
          <table:table-cell office:value-type="float" office:value="-662.13493" calcext:value-type="float">
            <text:p>-662.13493</text:p>
          </table:table-cell>
          <table:table-cell office:value-type="float" office:value="623.20537" calcext:value-type="float">
            <text:p>623.20537</text:p>
          </table:table-cell>
          <table:table-cell office:value-type="float" office:value="-38.929568" calcext:value-type="float">
            <text:p>-38.929568</text:p>
          </table:table-cell>
          <table:table-cell office:value-type="float" office:value="89.978119" calcext:value-type="float">
            <text:p>89.97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00" calcext:value-type="float">
            <text:p>29600</text:p>
          </table:table-cell>
          <table:table-cell office:value-type="float" office:value="298.62777" calcext:value-type="float">
            <text:p>298.62777</text:p>
          </table:table-cell>
          <table:table-cell office:value-type="float" office:value="131.27927" calcext:value-type="float">
            <text:p>131.27927</text:p>
          </table:table-cell>
          <table:table-cell office:value-type="float" office:value="81000" calcext:value-type="float">
            <text:p>81000</text:p>
          </table:table-cell>
          <table:table-cell office:value-type="float" office:value="-666.44924" calcext:value-type="float">
            <text:p>-666.44924</text:p>
          </table:table-cell>
          <table:table-cell office:value-type="float" office:value="656.0425" calcext:value-type="float">
            <text:p>656.0425</text:p>
          </table:table-cell>
          <table:table-cell office:value-type="float" office:value="-10.406739" calcext:value-type="float">
            <text:p>-10.406739</text:p>
          </table:table-cell>
          <table:table-cell office:value-type="float" office:value="147.79954" calcext:value-type="float">
            <text:p>147.79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00" calcext:value-type="float">
            <text:p>29700</text:p>
          </table:table-cell>
          <table:table-cell office:value-type="float" office:value="304.02324" calcext:value-type="float">
            <text:p>304.02324</text:p>
          </table:table-cell>
          <table:table-cell office:value-type="float" office:value="128.07688" calcext:value-type="float">
            <text:p>128.07688</text:p>
          </table:table-cell>
          <table:table-cell office:value-type="float" office:value="81000" calcext:value-type="float">
            <text:p>81000</text:p>
          </table:table-cell>
          <table:table-cell office:value-type="float" office:value="-650.10456" calcext:value-type="float">
            <text:p>-650.10456</text:p>
          </table:table-cell>
          <table:table-cell office:value-type="float" office:value="667.89558" calcext:value-type="float">
            <text:p>667.89558</text:p>
          </table:table-cell>
          <table:table-cell office:value-type="float" office:value="17.791022" calcext:value-type="float">
            <text:p>17.791022</text:p>
          </table:table-cell>
          <table:table-cell office:value-type="float" office:value="-8.7142887" calcext:value-type="float">
            <text:p>-8.7142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00" calcext:value-type="float">
            <text:p>29800</text:p>
          </table:table-cell>
          <table:table-cell office:value-type="float" office:value="312.58086" calcext:value-type="float">
            <text:p>312.58086</text:p>
          </table:table-cell>
          <table:table-cell office:value-type="float" office:value="43.958252" calcext:value-type="float">
            <text:p>43.958252</text:p>
          </table:table-cell>
          <table:table-cell office:value-type="float" office:value="81000" calcext:value-type="float">
            <text:p>81000</text:p>
          </table:table-cell>
          <table:table-cell office:value-type="float" office:value="-653.10074" calcext:value-type="float">
            <text:p>-653.10074</text:p>
          </table:table-cell>
          <table:table-cell office:value-type="float" office:value="686.69545" calcext:value-type="float">
            <text:p>686.69545</text:p>
          </table:table-cell>
          <table:table-cell office:value-type="float" office:value="33.594711" calcext:value-type="float">
            <text:p>33.594711</text:p>
          </table:table-cell>
          <table:table-cell office:value-type="float" office:value="55.904831" calcext:value-type="float">
            <text:p>55.904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00" calcext:value-type="float">
            <text:p>29900</text:p>
          </table:table-cell>
          <table:table-cell office:value-type="float" office:value="289.80202" calcext:value-type="float">
            <text:p>289.80202</text:p>
          </table:table-cell>
          <table:table-cell office:value-type="float" office:value="78.241889" calcext:value-type="float">
            <text:p>78.241889</text:p>
          </table:table-cell>
          <table:table-cell office:value-type="float" office:value="81000" calcext:value-type="float">
            <text:p>81000</text:p>
          </table:table-cell>
          <table:table-cell office:value-type="float" office:value="-641.10035" calcext:value-type="float">
            <text:p>-641.10035</text:p>
          </table:table-cell>
          <table:table-cell office:value-type="float" office:value="636.65359" calcext:value-type="float">
            <text:p>636.65359</text:p>
          </table:table-cell>
          <table:table-cell office:value-type="float" office:value="-4.4467614" calcext:value-type="float">
            <text:p>-4.4467614</text:p>
          </table:table-cell>
          <table:table-cell office:value-type="float" office:value="29.197751" calcext:value-type="float">
            <text:p>29.197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85.62843" calcext:value-type="float">
            <text:p>285.62843</text:p>
          </table:table-cell>
          <table:table-cell office:value-type="float" office:value="-234.11022" calcext:value-type="float">
            <text:p>-234.11022</text:p>
          </table:table-cell>
          <table:table-cell office:value-type="float" office:value="81000" calcext:value-type="float">
            <text:p>81000</text:p>
          </table:table-cell>
          <table:table-cell office:value-type="float" office:value="-650.04748" calcext:value-type="float">
            <text:p>-650.04748</text:p>
          </table:table-cell>
          <table:table-cell office:value-type="float" office:value="627.48482" calcext:value-type="float">
            <text:p>627.48482</text:p>
          </table:table-cell>
          <table:table-cell office:value-type="float" office:value="-22.562665" calcext:value-type="float">
            <text:p>-22.562665</text:p>
          </table:table-cell>
          <table:table-cell office:value-type="float" office:value="-303.14887" calcext:value-type="float">
            <text:p>-303.14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00" calcext:value-type="float">
            <text:p>30100</text:p>
          </table:table-cell>
          <table:table-cell office:value-type="float" office:value="300.97594" calcext:value-type="float">
            <text:p>300.97594</text:p>
          </table:table-cell>
          <table:table-cell office:value-type="float" office:value="336.41209" calcext:value-type="float">
            <text:p>336.41209</text:p>
          </table:table-cell>
          <table:table-cell office:value-type="float" office:value="81000" calcext:value-type="float">
            <text:p>81000</text:p>
          </table:table-cell>
          <table:table-cell office:value-type="float" office:value="-673.38779" calcext:value-type="float">
            <text:p>-673.38779</text:p>
          </table:table-cell>
          <table:table-cell office:value-type="float" office:value="661.20111" calcext:value-type="float">
            <text:p>661.20111</text:p>
          </table:table-cell>
          <table:table-cell office:value-type="float" office:value="-12.186688" calcext:value-type="float">
            <text:p>-12.186688</text:p>
          </table:table-cell>
          <table:table-cell office:value-type="float" office:value="53.466383" calcext:value-type="float">
            <text:p>53.466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00" calcext:value-type="float">
            <text:p>30200</text:p>
          </table:table-cell>
          <table:table-cell office:value-type="float" office:value="312.91135" calcext:value-type="float">
            <text:p>312.91135</text:p>
          </table:table-cell>
          <table:table-cell office:value-type="float" office:value="90.487925" calcext:value-type="float">
            <text:p>90.487925</text:p>
          </table:table-cell>
          <table:table-cell office:value-type="float" office:value="81000" calcext:value-type="float">
            <text:p>81000</text:p>
          </table:table-cell>
          <table:table-cell office:value-type="float" office:value="-691.20735" calcext:value-type="float">
            <text:p>-691.20735</text:p>
          </table:table-cell>
          <table:table-cell office:value-type="float" office:value="687.42149" calcext:value-type="float">
            <text:p>687.42149</text:p>
          </table:table-cell>
          <table:table-cell office:value-type="float" office:value="-3.7858604" calcext:value-type="float">
            <text:p>-3.7858604</text:p>
          </table:table-cell>
          <table:table-cell office:value-type="float" office:value="-80.412393" calcext:value-type="float">
            <text:p>-80.412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00" calcext:value-type="float">
            <text:p>30300</text:p>
          </table:table-cell>
          <table:table-cell office:value-type="float" office:value="308.95581" calcext:value-type="float">
            <text:p>308.95581</text:p>
          </table:table-cell>
          <table:table-cell office:value-type="float" office:value="-116.83841" calcext:value-type="float">
            <text:p>-116.83841</text:p>
          </table:table-cell>
          <table:table-cell office:value-type="float" office:value="81000" calcext:value-type="float">
            <text:p>81000</text:p>
          </table:table-cell>
          <table:table-cell office:value-type="float" office:value="-690.97159" calcext:value-type="float">
            <text:p>-690.97159</text:p>
          </table:table-cell>
          <table:table-cell office:value-type="float" office:value="678.73173" calcext:value-type="float">
            <text:p>678.73173</text:p>
          </table:table-cell>
          <table:table-cell office:value-type="float" office:value="-12.239864" calcext:value-type="float">
            <text:p>-12.239864</text:p>
          </table:table-cell>
          <table:table-cell office:value-type="float" office:value="37.452461" calcext:value-type="float">
            <text:p>37.452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00" calcext:value-type="float">
            <text:p>30400</text:p>
          </table:table-cell>
          <table:table-cell office:value-type="float" office:value="283.50641" calcext:value-type="float">
            <text:p>283.50641</text:p>
          </table:table-cell>
          <table:table-cell office:value-type="float" office:value="315.55278" calcext:value-type="float">
            <text:p>315.55278</text:p>
          </table:table-cell>
          <table:table-cell office:value-type="float" office:value="81000" calcext:value-type="float">
            <text:p>81000</text:p>
          </table:table-cell>
          <table:table-cell office:value-type="float" office:value="-686.64137" calcext:value-type="float">
            <text:p>-686.64137</text:p>
          </table:table-cell>
          <table:table-cell office:value-type="float" office:value="622.82305" calcext:value-type="float">
            <text:p>622.82305</text:p>
          </table:table-cell>
          <table:table-cell office:value-type="float" office:value="-63.818322" calcext:value-type="float">
            <text:p>-63.818322</text:p>
          </table:table-cell>
          <table:table-cell office:value-type="float" office:value="290.71454" calcext:value-type="float">
            <text:p>290.714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286.70031" calcext:value-type="float">
            <text:p>286.70031</text:p>
          </table:table-cell>
          <table:table-cell office:value-type="float" office:value="35.611416" calcext:value-type="float">
            <text:p>35.611416</text:p>
          </table:table-cell>
          <table:table-cell office:value-type="float" office:value="81000" calcext:value-type="float">
            <text:p>81000</text:p>
          </table:table-cell>
          <table:table-cell office:value-type="float" office:value="-687.85394" calcext:value-type="float">
            <text:p>-687.85394</text:p>
          </table:table-cell>
          <table:table-cell office:value-type="float" office:value="629.83959" calcext:value-type="float">
            <text:p>629.83959</text:p>
          </table:table-cell>
          <table:table-cell office:value-type="float" office:value="-58.014352" calcext:value-type="float">
            <text:p>-58.014352</text:p>
          </table:table-cell>
          <table:table-cell office:value-type="float" office:value="9.8466818" calcext:value-type="float">
            <text:p>9.8466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00" calcext:value-type="float">
            <text:p>30600</text:p>
          </table:table-cell>
          <table:table-cell office:value-type="float" office:value="292.14014" calcext:value-type="float">
            <text:p>292.14014</text:p>
          </table:table-cell>
          <table:table-cell office:value-type="float" office:value="383.47317" calcext:value-type="float">
            <text:p>383.47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661.64606" calcext:value-type="float">
            <text:p>-661.64606</text:p>
          </table:table-cell>
          <table:table-cell office:value-type="float" office:value="641.79012" calcext:value-type="float">
            <text:p>641.79012</text:p>
          </table:table-cell>
          <table:table-cell office:value-type="float" office:value="-19.855936" calcext:value-type="float">
            <text:p>-19.855936</text:p>
          </table:table-cell>
          <table:table-cell office:value-type="float" office:value="269.47255" calcext:value-type="float">
            <text:p>269.47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00" calcext:value-type="float">
            <text:p>30700</text:p>
          </table:table-cell>
          <table:table-cell office:value-type="float" office:value="310.42072" calcext:value-type="float">
            <text:p>310.42072</text:p>
          </table:table-cell>
          <table:table-cell office:value-type="float" office:value="-712.3619" calcext:value-type="float">
            <text:p>-712.3619</text:p>
          </table:table-cell>
          <table:table-cell office:value-type="float" office:value="81000" calcext:value-type="float">
            <text:p>81000</text:p>
          </table:table-cell>
          <table:table-cell office:value-type="float" office:value="-683.20629" calcext:value-type="float">
            <text:p>-683.20629</text:p>
          </table:table-cell>
          <table:table-cell office:value-type="float" office:value="681.94994" calcext:value-type="float">
            <text:p>681.94994</text:p>
          </table:table-cell>
          <table:table-cell office:value-type="float" office:value="-1.2563451" calcext:value-type="float">
            <text:p>-1.2563451</text:p>
          </table:table-cell>
          <table:table-cell office:value-type="float" office:value="-181.73468" calcext:value-type="float">
            <text:p>-181.734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00" calcext:value-type="float">
            <text:p>30800</text:p>
          </table:table-cell>
          <table:table-cell office:value-type="float" office:value="300.80499" calcext:value-type="float">
            <text:p>300.80499</text:p>
          </table:table-cell>
          <table:table-cell office:value-type="float" office:value="-82.158715" calcext:value-type="float">
            <text:p>-82.158715</text:p>
          </table:table-cell>
          <table:table-cell office:value-type="float" office:value="81000" calcext:value-type="float">
            <text:p>81000</text:p>
          </table:table-cell>
          <table:table-cell office:value-type="float" office:value="-663.83219" calcext:value-type="float">
            <text:p>-663.83219</text:p>
          </table:table-cell>
          <table:table-cell office:value-type="float" office:value="660.82555" calcext:value-type="float">
            <text:p>660.82555</text:p>
          </table:table-cell>
          <table:table-cell office:value-type="float" office:value="-3.0066416" calcext:value-type="float">
            <text:p>-3.0066416</text:p>
          </table:table-cell>
          <table:table-cell office:value-type="float" office:value="97.702924" calcext:value-type="float">
            <text:p>97.702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00" calcext:value-type="float">
            <text:p>30900</text:p>
          </table:table-cell>
          <table:table-cell office:value-type="float" office:value="298.88753" calcext:value-type="float">
            <text:p>298.88753</text:p>
          </table:table-cell>
          <table:table-cell office:value-type="float" office:value="-196.51574" calcext:value-type="float">
            <text:p>-196.51574</text:p>
          </table:table-cell>
          <table:table-cell office:value-type="float" office:value="81000" calcext:value-type="float">
            <text:p>81000</text:p>
          </table:table-cell>
          <table:table-cell office:value-type="float" office:value="-675.81278" calcext:value-type="float">
            <text:p>-675.81278</text:p>
          </table:table-cell>
          <table:table-cell office:value-type="float" office:value="656.61317" calcext:value-type="float">
            <text:p>656.61317</text:p>
          </table:table-cell>
          <table:table-cell office:value-type="float" office:value="-19.199613" calcext:value-type="float">
            <text:p>-19.199613</text:p>
          </table:table-cell>
          <table:table-cell office:value-type="float" office:value="44.270205" calcext:value-type="float">
            <text:p>44.270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00" calcext:value-type="float">
            <text:p>31000</text:p>
          </table:table-cell>
          <table:table-cell office:value-type="float" office:value="279.83114" calcext:value-type="float">
            <text:p>279.83114</text:p>
          </table:table-cell>
          <table:table-cell office:value-type="float" office:value="-666.64776" calcext:value-type="float">
            <text:p>-666.64776</text:p>
          </table:table-cell>
          <table:table-cell office:value-type="float" office:value="81000" calcext:value-type="float">
            <text:p>81000</text:p>
          </table:table-cell>
          <table:table-cell office:value-type="float" office:value="-675.74033" calcext:value-type="float">
            <text:p>-675.74033</text:p>
          </table:table-cell>
          <table:table-cell office:value-type="float" office:value="614.74899" calcext:value-type="float">
            <text:p>614.74899</text:p>
          </table:table-cell>
          <table:table-cell office:value-type="float" office:value="-60.991336" calcext:value-type="float">
            <text:p>-60.991336</text:p>
          </table:table-cell>
          <table:table-cell office:value-type="float" office:value="-278.20607" calcext:value-type="float">
            <text:p>-278.2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00" calcext:value-type="float">
            <text:p>31100</text:p>
          </table:table-cell>
          <table:table-cell office:value-type="float" office:value="285.44511" calcext:value-type="float">
            <text:p>285.44511</text:p>
          </table:table-cell>
          <table:table-cell office:value-type="float" office:value="184.34319" calcext:value-type="float">
            <text:p>184.3431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1.55781" calcext:value-type="float">
            <text:p>-691.55781</text:p>
          </table:table-cell>
          <table:table-cell office:value-type="float" office:value="627.08209" calcext:value-type="float">
            <text:p>627.08209</text:p>
          </table:table-cell>
          <table:table-cell office:value-type="float" office:value="-64.475723" calcext:value-type="float">
            <text:p>-64.475723</text:p>
          </table:table-cell>
          <table:table-cell office:value-type="float" office:value="170.69488" calcext:value-type="float">
            <text:p>170.69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00" calcext:value-type="float">
            <text:p>31200</text:p>
          </table:table-cell>
          <table:table-cell office:value-type="float" office:value="294.91555" calcext:value-type="float">
            <text:p>294.91555</text:p>
          </table:table-cell>
          <table:table-cell office:value-type="float" office:value="100.16072" calcext:value-type="float">
            <text:p>100.16072</text:p>
          </table:table-cell>
          <table:table-cell office:value-type="float" office:value="81000" calcext:value-type="float">
            <text:p>81000</text:p>
          </table:table-cell>
          <table:table-cell office:value-type="float" office:value="-657.2258" calcext:value-type="float">
            <text:p>-657.2258</text:p>
          </table:table-cell>
          <table:table-cell office:value-type="float" office:value="647.88729" calcext:value-type="float">
            <text:p>647.88729</text:p>
          </table:table-cell>
          <table:table-cell office:value-type="float" office:value="-9.3385148" calcext:value-type="float">
            <text:p>-9.3385148</text:p>
          </table:table-cell>
          <table:table-cell office:value-type="float" office:value="48.005485" calcext:value-type="float">
            <text:p>48.0054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00" calcext:value-type="float">
            <text:p>31300</text:p>
          </table:table-cell>
          <table:table-cell office:value-type="float" office:value="300.17284" calcext:value-type="float">
            <text:p>300.17284</text:p>
          </table:table-cell>
          <table:table-cell office:value-type="float" office:value="381.27738" calcext:value-type="float">
            <text:p>381.27738</text:p>
          </table:table-cell>
          <table:table-cell office:value-type="float" office:value="81000" calcext:value-type="float">
            <text:p>81000</text:p>
          </table:table-cell>
          <table:table-cell office:value-type="float" office:value="-661.15875" calcext:value-type="float">
            <text:p>-661.15875</text:p>
          </table:table-cell>
          <table:table-cell office:value-type="float" office:value="659.4368" calcext:value-type="float">
            <text:p>659.4368</text:p>
          </table:table-cell>
          <table:table-cell office:value-type="float" office:value="-1.7219533" calcext:value-type="float">
            <text:p>-1.7219533</text:p>
          </table:table-cell>
          <table:table-cell office:value-type="float" office:value="305.63004" calcext:value-type="float">
            <text:p>305.63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00" calcext:value-type="float">
            <text:p>31400</text:p>
          </table:table-cell>
          <table:table-cell office:value-type="float" office:value="306.05195" calcext:value-type="float">
            <text:p>306.05195</text:p>
          </table:table-cell>
          <table:table-cell office:value-type="float" office:value="-141.67843" calcext:value-type="float">
            <text:p>-141.67843</text:p>
          </table:table-cell>
          <table:table-cell office:value-type="float" office:value="81000" calcext:value-type="float">
            <text:p>81000</text:p>
          </table:table-cell>
          <table:table-cell office:value-type="float" office:value="-693.27395" calcext:value-type="float">
            <text:p>-693.27395</text:p>
          </table:table-cell>
          <table:table-cell office:value-type="float" office:value="672.35238" calcext:value-type="float">
            <text:p>672.35238</text:p>
          </table:table-cell>
          <table:table-cell office:value-type="float" office:value="-20.921573" calcext:value-type="float">
            <text:p>-20.921573</text:p>
          </table:table-cell>
          <table:table-cell office:value-type="float" office:value="-109.0047" calcext:value-type="float">
            <text:p>-109.00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00" calcext:value-type="float">
            <text:p>31500</text:p>
          </table:table-cell>
          <table:table-cell office:value-type="float" office:value="306.11979" calcext:value-type="float">
            <text:p>306.11979</text:p>
          </table:table-cell>
          <table:table-cell office:value-type="float" office:value="-252.99827" calcext:value-type="float">
            <text:p>-252.998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8.98459" calcext:value-type="float">
            <text:p>-728.98459</text:p>
          </table:table-cell>
          <table:table-cell office:value-type="float" office:value="672.5014" calcext:value-type="float">
            <text:p>672.5014</text:p>
          </table:table-cell>
          <table:table-cell office:value-type="float" office:value="-56.483189" calcext:value-type="float">
            <text:p>-56.483189</text:p>
          </table:table-cell>
          <table:table-cell office:value-type="float" office:value="-20.007053" calcext:value-type="float">
            <text:p>-20.007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00" calcext:value-type="float">
            <text:p>31600</text:p>
          </table:table-cell>
          <table:table-cell office:value-type="float" office:value="297.11857" calcext:value-type="float">
            <text:p>297.11857</text:p>
          </table:table-cell>
          <table:table-cell office:value-type="float" office:value="-251.62804" calcext:value-type="float">
            <text:p>-251.628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2.59467" calcext:value-type="float">
            <text:p>-722.59467</text:p>
          </table:table-cell>
          <table:table-cell office:value-type="float" office:value="652.72702" calcext:value-type="float">
            <text:p>652.72702</text:p>
          </table:table-cell>
          <table:table-cell office:value-type="float" office:value="-69.867654" calcext:value-type="float">
            <text:p>-69.867654</text:p>
          </table:table-cell>
          <table:table-cell office:value-type="float" office:value="40.120903" calcext:value-type="float">
            <text:p>40.120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00" calcext:value-type="float">
            <text:p>31700</text:p>
          </table:table-cell>
          <table:table-cell office:value-type="float" office:value="284.53095" calcext:value-type="float">
            <text:p>284.53095</text:p>
          </table:table-cell>
          <table:table-cell office:value-type="float" office:value="-89.545051" calcext:value-type="float">
            <text:p>-89.545051</text:p>
          </table:table-cell>
          <table:table-cell office:value-type="float" office:value="81000" calcext:value-type="float">
            <text:p>81000</text:p>
          </table:table-cell>
          <table:table-cell office:value-type="float" office:value="-675.82075" calcext:value-type="float">
            <text:p>-675.82075</text:p>
          </table:table-cell>
          <table:table-cell office:value-type="float" office:value="625.07381" calcext:value-type="float">
            <text:p>625.07381</text:p>
          </table:table-cell>
          <table:table-cell office:value-type="float" office:value="-50.746944" calcext:value-type="float">
            <text:p>-50.746944</text:p>
          </table:table-cell>
          <table:table-cell office:value-type="float" office:value="-66.29099" calcext:value-type="float">
            <text:p>-66.2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00" calcext:value-type="float">
            <text:p>31800</text:p>
          </table:table-cell>
          <table:table-cell office:value-type="float" office:value="292.30169" calcext:value-type="float">
            <text:p>292.30169</text:p>
          </table:table-cell>
          <table:table-cell office:value-type="float" office:value="-123.95667" calcext:value-type="float">
            <text:p>-123.95667</text:p>
          </table:table-cell>
          <table:table-cell office:value-type="float" office:value="81000" calcext:value-type="float">
            <text:p>81000</text:p>
          </table:table-cell>
          <table:table-cell office:value-type="float" office:value="-677.29312" calcext:value-type="float">
            <text:p>-677.29312</text:p>
          </table:table-cell>
          <table:table-cell office:value-type="float" office:value="642.14503" calcext:value-type="float">
            <text:p>642.14503</text:p>
          </table:table-cell>
          <table:table-cell office:value-type="float" office:value="-35.148092" calcext:value-type="float">
            <text:p>-35.148092</text:p>
          </table:table-cell>
          <table:table-cell office:value-type="float" office:value="50.674713" calcext:value-type="float">
            <text:p>50.6747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00" calcext:value-type="float">
            <text:p>31900</text:p>
          </table:table-cell>
          <table:table-cell office:value-type="float" office:value="292.70011" calcext:value-type="float">
            <text:p>292.70011</text:p>
          </table:table-cell>
          <table:table-cell office:value-type="float" office:value="90.814134" calcext:value-type="float">
            <text:p>90.814134</text:p>
          </table:table-cell>
          <table:table-cell office:value-type="float" office:value="81000" calcext:value-type="float">
            <text:p>81000</text:p>
          </table:table-cell>
          <table:table-cell office:value-type="float" office:value="-686.85275" calcext:value-type="float">
            <text:p>-686.85275</text:p>
          </table:table-cell>
          <table:table-cell office:value-type="float" office:value="643.02029" calcext:value-type="float">
            <text:p>643.02029</text:p>
          </table:table-cell>
          <table:table-cell office:value-type="float" office:value="-43.832464" calcext:value-type="float">
            <text:p>-43.832464</text:p>
          </table:table-cell>
          <table:table-cell office:value-type="float" office:value="26.755431" calcext:value-type="float">
            <text:p>26.755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295.2661" calcext:value-type="float">
            <text:p>295.2661</text:p>
          </table:table-cell>
          <table:table-cell office:value-type="float" office:value="121.85684" calcext:value-type="float">
            <text:p>121.856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12.13743" calcext:value-type="float">
            <text:p>-712.13743</text:p>
          </table:table-cell>
          <table:table-cell office:value-type="float" office:value="648.6574" calcext:value-type="float">
            <text:p>648.6574</text:p>
          </table:table-cell>
          <table:table-cell office:value-type="float" office:value="-63.480022" calcext:value-type="float">
            <text:p>-63.480022</text:p>
          </table:table-cell>
          <table:table-cell office:value-type="float" office:value="-33.142401" calcext:value-type="float">
            <text:p>-33.142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00" calcext:value-type="float">
            <text:p>32100</text:p>
          </table:table-cell>
          <table:table-cell office:value-type="float" office:value="291.71501" calcext:value-type="float">
            <text:p>291.71501</text:p>
          </table:table-cell>
          <table:table-cell office:value-type="float" office:value="79.09644" calcext:value-type="float">
            <text:p>79.096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92452" calcext:value-type="float">
            <text:p>-732.92452</text:p>
          </table:table-cell>
          <table:table-cell office:value-type="float" office:value="640.85617" calcext:value-type="float">
            <text:p>640.85617</text:p>
          </table:table-cell>
          <table:table-cell office:value-type="float" office:value="-92.06835" calcext:value-type="float">
            <text:p>-92.06835</text:p>
          </table:table-cell>
          <table:table-cell office:value-type="float" office:value="-18.288958" calcext:value-type="float">
            <text:p>-18.288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00" calcext:value-type="float">
            <text:p>32200</text:p>
          </table:table-cell>
          <table:table-cell office:value-type="float" office:value="285.62737" calcext:value-type="float">
            <text:p>285.62737</text:p>
          </table:table-cell>
          <table:table-cell office:value-type="float" office:value="19.138925" calcext:value-type="float">
            <text:p>19.1389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32457" calcext:value-type="float">
            <text:p>-734.32457</text:p>
          </table:table-cell>
          <table:table-cell office:value-type="float" office:value="627.48249" calcext:value-type="float">
            <text:p>627.48249</text:p>
          </table:table-cell>
          <table:table-cell office:value-type="float" office:value="-106.84208" calcext:value-type="float">
            <text:p>-106.84208</text:p>
          </table:table-cell>
          <table:table-cell office:value-type="float" office:value="34.665963" calcext:value-type="float">
            <text:p>34.665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00" calcext:value-type="float">
            <text:p>32300</text:p>
          </table:table-cell>
          <table:table-cell office:value-type="float" office:value="293.18148" calcext:value-type="float">
            <text:p>293.18148</text:p>
          </table:table-cell>
          <table:table-cell office:value-type="float" office:value="187.26284" calcext:value-type="float">
            <text:p>187.262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07.75911" calcext:value-type="float">
            <text:p>-707.75911</text:p>
          </table:table-cell>
          <table:table-cell office:value-type="float" office:value="644.0778" calcext:value-type="float">
            <text:p>644.0778</text:p>
          </table:table-cell>
          <table:table-cell office:value-type="float" office:value="-63.681318" calcext:value-type="float">
            <text:p>-63.681318</text:p>
          </table:table-cell>
          <table:table-cell office:value-type="float" office:value="-115.32697" calcext:value-type="float">
            <text:p>-115.32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00" calcext:value-type="float">
            <text:p>32400</text:p>
          </table:table-cell>
          <table:table-cell office:value-type="float" office:value="306.34102" calcext:value-type="float">
            <text:p>306.34102</text:p>
          </table:table-cell>
          <table:table-cell office:value-type="float" office:value="535.17311" calcext:value-type="float">
            <text:p>535.173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03.96963" calcext:value-type="float">
            <text:p>-703.96963</text:p>
          </table:table-cell>
          <table:table-cell office:value-type="float" office:value="672.98742" calcext:value-type="float">
            <text:p>672.98742</text:p>
          </table:table-cell>
          <table:table-cell office:value-type="float" office:value="-30.982212" calcext:value-type="float">
            <text:p>-30.982212</text:p>
          </table:table-cell>
          <table:table-cell office:value-type="float" office:value="165.18221" calcext:value-type="float">
            <text:p>165.18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00" calcext:value-type="float">
            <text:p>32500</text:p>
          </table:table-cell>
          <table:table-cell office:value-type="float" office:value="300.07061" calcext:value-type="float">
            <text:p>300.07061</text:p>
          </table:table-cell>
          <table:table-cell office:value-type="float" office:value="-112.1446" calcext:value-type="float">
            <text:p>-112.1446</text:p>
          </table:table-cell>
          <table:table-cell office:value-type="float" office:value="81000" calcext:value-type="float">
            <text:p>81000</text:p>
          </table:table-cell>
          <table:table-cell office:value-type="float" office:value="-691.98223" calcext:value-type="float">
            <text:p>-691.98223</text:p>
          </table:table-cell>
          <table:table-cell office:value-type="float" office:value="659.21223" calcext:value-type="float">
            <text:p>659.21223</text:p>
          </table:table-cell>
          <table:table-cell office:value-type="float" office:value="-32.770005" calcext:value-type="float">
            <text:p>-32.770005</text:p>
          </table:table-cell>
          <table:table-cell office:value-type="float" office:value="-34.862984" calcext:value-type="float">
            <text:p>-34.862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00" calcext:value-type="float">
            <text:p>32600</text:p>
          </table:table-cell>
          <table:table-cell office:value-type="float" office:value="296.608" calcext:value-type="float">
            <text:p>296.608</text:p>
          </table:table-cell>
          <table:table-cell office:value-type="float" office:value="48.768" calcext:value-type="float">
            <text:p>48.768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28724" calcext:value-type="float">
            <text:p>-729.28724</text:p>
          </table:table-cell>
          <table:table-cell office:value-type="float" office:value="651.60537" calcext:value-type="float">
            <text:p>651.60537</text:p>
          </table:table-cell>
          <table:table-cell office:value-type="float" office:value="-77.681877" calcext:value-type="float">
            <text:p>-77.681877</text:p>
          </table:table-cell>
          <table:table-cell office:value-type="float" office:value="163.0824" calcext:value-type="float">
            <text:p>163.0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00" calcext:value-type="float">
            <text:p>32700</text:p>
          </table:table-cell>
          <table:table-cell office:value-type="float" office:value="290.95639" calcext:value-type="float">
            <text:p>290.95639</text:p>
          </table:table-cell>
          <table:table-cell office:value-type="float" office:value="-137.65809" calcext:value-type="float">
            <text:p>-137.6580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94818" calcext:value-type="float">
            <text:p>-727.94818</text:p>
          </table:table-cell>
          <table:table-cell office:value-type="float" office:value="639.18958" calcext:value-type="float">
            <text:p>639.18958</text:p>
          </table:table-cell>
          <table:table-cell office:value-type="float" office:value="-88.758602" calcext:value-type="float">
            <text:p>-88.758602</text:p>
          </table:table-cell>
          <table:table-cell office:value-type="float" office:value="-26.055348" calcext:value-type="float">
            <text:p>-26.05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281.35808" calcext:value-type="float">
            <text:p>281.35808</text:p>
          </table:table-cell>
          <table:table-cell office:value-type="float" office:value="-172.50706" calcext:value-type="float">
            <text:p>-172.50706</text:p>
          </table:table-cell>
          <table:table-cell office:value-type="float" office:value="81000" calcext:value-type="float">
            <text:p>81000</text:p>
          </table:table-cell>
          <table:table-cell office:value-type="float" office:value="-693.80748" calcext:value-type="float">
            <text:p>-693.80748</text:p>
          </table:table-cell>
          <table:table-cell office:value-type="float" office:value="618.10346" calcext:value-type="float">
            <text:p>618.10346</text:p>
          </table:table-cell>
          <table:table-cell office:value-type="float" office:value="-75.70402" calcext:value-type="float">
            <text:p>-75.70402</text:p>
          </table:table-cell>
          <table:table-cell office:value-type="float" office:value="-120.1969" calcext:value-type="float">
            <text:p>-120.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00" calcext:value-type="float">
            <text:p>32900</text:p>
          </table:table-cell>
          <table:table-cell office:value-type="float" office:value="299.96097" calcext:value-type="float">
            <text:p>299.96097</text:p>
          </table:table-cell>
          <table:table-cell office:value-type="float" office:value="-23.688165" calcext:value-type="float">
            <text:p>-23.688165</text:p>
          </table:table-cell>
          <table:table-cell office:value-type="float" office:value="81000" calcext:value-type="float">
            <text:p>81000</text:p>
          </table:table-cell>
          <table:table-cell office:value-type="float" office:value="-697.58812" calcext:value-type="float">
            <text:p>-697.58812</text:p>
          </table:table-cell>
          <table:table-cell office:value-type="float" office:value="658.97137" calcext:value-type="float">
            <text:p>658.97137</text:p>
          </table:table-cell>
          <table:table-cell office:value-type="float" office:value="-38.616748" calcext:value-type="float">
            <text:p>-38.616748</text:p>
          </table:table-cell>
          <table:table-cell office:value-type="float" office:value="149.76535" calcext:value-type="float">
            <text:p>149.76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302.75072" calcext:value-type="float">
            <text:p>302.75072</text:p>
          </table:table-cell>
          <table:table-cell office:value-type="float" office:value="-3.4720885" calcext:value-type="float">
            <text:p>-3.4720885</text:p>
          </table:table-cell>
          <table:table-cell office:value-type="float" office:value="81000" calcext:value-type="float">
            <text:p>81000</text:p>
          </table:table-cell>
          <table:table-cell office:value-type="float" office:value="-688.71399" calcext:value-type="float">
            <text:p>-688.71399</text:p>
          </table:table-cell>
          <table:table-cell office:value-type="float" office:value="665.10003" calcext:value-type="float">
            <text:p>665.10003</text:p>
          </table:table-cell>
          <table:table-cell office:value-type="float" office:value="-23.613962" calcext:value-type="float">
            <text:p>-23.613962</text:p>
          </table:table-cell>
          <table:table-cell office:value-type="float" office:value="6.0510278" calcext:value-type="float">
            <text:p>6.05102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00" calcext:value-type="float">
            <text:p>33100</text:p>
          </table:table-cell>
          <table:table-cell office:value-type="float" office:value="305.73743" calcext:value-type="float">
            <text:p>305.73743</text:p>
          </table:table-cell>
          <table:table-cell office:value-type="float" office:value="417.45825" calcext:value-type="float">
            <text:p>417.45825</text:p>
          </table:table-cell>
          <table:table-cell office:value-type="float" office:value="81000" calcext:value-type="float">
            <text:p>81000</text:p>
          </table:table-cell>
          <table:table-cell office:value-type="float" office:value="-694.08099" calcext:value-type="float">
            <text:p>-694.08099</text:p>
          </table:table-cell>
          <table:table-cell office:value-type="float" office:value="671.66143" calcext:value-type="float">
            <text:p>671.66143</text:p>
          </table:table-cell>
          <table:table-cell office:value-type="float" office:value="-22.419563" calcext:value-type="float">
            <text:p>-22.419563</text:p>
          </table:table-cell>
          <table:table-cell office:value-type="float" office:value="218.53247" calcext:value-type="float">
            <text:p>218.53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00" calcext:value-type="float">
            <text:p>33200</text:p>
          </table:table-cell>
          <table:table-cell office:value-type="float" office:value="286.35308" calcext:value-type="float">
            <text:p>286.35308</text:p>
          </table:table-cell>
          <table:table-cell office:value-type="float" office:value="-36.220684" calcext:value-type="float">
            <text:p>-36.220684</text:p>
          </table:table-cell>
          <table:table-cell office:value-type="float" office:value="81000" calcext:value-type="float">
            <text:p>81000</text:p>
          </table:table-cell>
          <table:table-cell office:value-type="float" office:value="-661.68646" calcext:value-type="float">
            <text:p>-661.68646</text:p>
          </table:table-cell>
          <table:table-cell office:value-type="float" office:value="629.07676" calcext:value-type="float">
            <text:p>629.07676</text:p>
          </table:table-cell>
          <table:table-cell office:value-type="float" office:value="-32.609696" calcext:value-type="float">
            <text:p>-32.609696</text:p>
          </table:table-cell>
          <table:table-cell office:value-type="float" office:value="27.91771" calcext:value-type="float">
            <text:p>27.91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00" calcext:value-type="float">
            <text:p>33300</text:p>
          </table:table-cell>
          <table:table-cell office:value-type="float" office:value="289.13854" calcext:value-type="float">
            <text:p>289.13854</text:p>
          </table:table-cell>
          <table:table-cell office:value-type="float" office:value="-188.30727" calcext:value-type="float">
            <text:p>-188.30727</text:p>
          </table:table-cell>
          <table:table-cell office:value-type="float" office:value="81000" calcext:value-type="float">
            <text:p>81000</text:p>
          </table:table-cell>
          <table:table-cell office:value-type="float" office:value="-662.84379" calcext:value-type="float">
            <text:p>-662.84379</text:p>
          </table:table-cell>
          <table:table-cell office:value-type="float" office:value="635.19602" calcext:value-type="float">
            <text:p>635.19602</text:p>
          </table:table-cell>
          <table:table-cell office:value-type="float" office:value="-27.647773" calcext:value-type="float">
            <text:p>-27.647773</text:p>
          </table:table-cell>
          <table:table-cell office:value-type="float" office:value="26.737594" calcext:value-type="float">
            <text:p>26.7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00" calcext:value-type="float">
            <text:p>33400</text:p>
          </table:table-cell>
          <table:table-cell office:value-type="float" office:value="308.01481" calcext:value-type="float">
            <text:p>308.01481</text:p>
          </table:table-cell>
          <table:table-cell office:value-type="float" office:value="-9.7772437" calcext:value-type="float">
            <text:p>-9.7772437</text:p>
          </table:table-cell>
          <table:table-cell office:value-type="float" office:value="81000" calcext:value-type="float">
            <text:p>81000</text:p>
          </table:table-cell>
          <table:table-cell office:value-type="float" office:value="-661.40568" calcext:value-type="float">
            <text:p>-661.40568</text:p>
          </table:table-cell>
          <table:table-cell office:value-type="float" office:value="676.6645" calcext:value-type="float">
            <text:p>676.6645</text:p>
          </table:table-cell>
          <table:table-cell office:value-type="float" office:value="15.258819" calcext:value-type="float">
            <text:p>15.258819</text:p>
          </table:table-cell>
          <table:table-cell office:value-type="float" office:value="151.42997" calcext:value-type="float">
            <text:p>151.42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00" calcext:value-type="float">
            <text:p>33500</text:p>
          </table:table-cell>
          <table:table-cell office:value-type="float" office:value="305.23611" calcext:value-type="float">
            <text:p>305.23611</text:p>
          </table:table-cell>
          <table:table-cell office:value-type="float" office:value="-474.88789" calcext:value-type="float">
            <text:p>-474.88789</text:p>
          </table:table-cell>
          <table:table-cell office:value-type="float" office:value="81000" calcext:value-type="float">
            <text:p>81000</text:p>
          </table:table-cell>
          <table:table-cell office:value-type="float" office:value="-640.32153" calcext:value-type="float">
            <text:p>-640.32153</text:p>
          </table:table-cell>
          <table:table-cell office:value-type="float" office:value="670.5601" calcext:value-type="float">
            <text:p>670.5601</text:p>
          </table:table-cell>
          <table:table-cell office:value-type="float" office:value="30.238568" calcext:value-type="float">
            <text:p>30.238568</text:p>
          </table:table-cell>
          <table:table-cell office:value-type="float" office:value="-190.17851" calcext:value-type="float">
            <text:p>-190.17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304.06604" calcext:value-type="float">
            <text:p>304.06604</text:p>
          </table:table-cell>
          <table:table-cell office:value-type="float" office:value="-387.51473" calcext:value-type="float">
            <text:p>-387.51473</text:p>
          </table:table-cell>
          <table:table-cell office:value-type="float" office:value="81000" calcext:value-type="float">
            <text:p>81000</text:p>
          </table:table-cell>
          <table:table-cell office:value-type="float" office:value="-668.20197" calcext:value-type="float">
            <text:p>-668.20197</text:p>
          </table:table-cell>
          <table:table-cell office:value-type="float" office:value="667.98962" calcext:value-type="float">
            <text:p>667.98962</text:p>
          </table:table-cell>
          <table:table-cell office:value-type="float" office:value="-0.21235478" calcext:value-type="float">
            <text:p>-0.21235478</text:p>
          </table:table-cell>
          <table:table-cell office:value-type="float" office:value="104.78358" calcext:value-type="float">
            <text:p>104.7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00" calcext:value-type="float">
            <text:p>33700</text:p>
          </table:table-cell>
          <table:table-cell office:value-type="float" office:value="290.08533" calcext:value-type="float">
            <text:p>290.08533</text:p>
          </table:table-cell>
          <table:table-cell office:value-type="float" office:value="-629.06708" calcext:value-type="float">
            <text:p>-629.06708</text:p>
          </table:table-cell>
          <table:table-cell office:value-type="float" office:value="81000" calcext:value-type="float">
            <text:p>81000</text:p>
          </table:table-cell>
          <table:table-cell office:value-type="float" office:value="-665.90181" calcext:value-type="float">
            <text:p>-665.90181</text:p>
          </table:table-cell>
          <table:table-cell office:value-type="float" office:value="637.27598" calcext:value-type="float">
            <text:p>637.27598</text:p>
          </table:table-cell>
          <table:table-cell office:value-type="float" office:value="-28.625831" calcext:value-type="float">
            <text:p>-28.625831</text:p>
          </table:table-cell>
          <table:table-cell office:value-type="float" office:value="-142.08007" calcext:value-type="float">
            <text:p>-142.08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00" calcext:value-type="float">
            <text:p>33800</text:p>
          </table:table-cell>
          <table:table-cell office:value-type="float" office:value="298.60691" calcext:value-type="float">
            <text:p>298.60691</text:p>
          </table:table-cell>
          <table:table-cell office:value-type="float" office:value="283.89785" calcext:value-type="float">
            <text:p>283.89785</text:p>
          </table:table-cell>
          <table:table-cell office:value-type="float" office:value="81000" calcext:value-type="float">
            <text:p>81000</text:p>
          </table:table-cell>
          <table:table-cell office:value-type="float" office:value="-674.59712" calcext:value-type="float">
            <text:p>-674.59712</text:p>
          </table:table-cell>
          <table:table-cell office:value-type="float" office:value="655.99668" calcext:value-type="float">
            <text:p>655.99668</text:p>
          </table:table-cell>
          <table:table-cell office:value-type="float" office:value="-18.600442" calcext:value-type="float">
            <text:p>-18.600442</text:p>
          </table:table-cell>
          <table:table-cell office:value-type="float" office:value="268.48848" calcext:value-type="float">
            <text:p>268.48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00" calcext:value-type="float">
            <text:p>33900</text:p>
          </table:table-cell>
          <table:table-cell office:value-type="float" office:value="303.86039" calcext:value-type="float">
            <text:p>303.86039</text:p>
          </table:table-cell>
          <table:table-cell office:value-type="float" office:value="396.49844" calcext:value-type="float">
            <text:p>396.49844</text:p>
          </table:table-cell>
          <table:table-cell office:value-type="float" office:value="81000" calcext:value-type="float">
            <text:p>81000</text:p>
          </table:table-cell>
          <table:table-cell office:value-type="float" office:value="-667.69634" calcext:value-type="float">
            <text:p>-667.69634</text:p>
          </table:table-cell>
          <table:table-cell office:value-type="float" office:value="667.53782" calcext:value-type="float">
            <text:p>667.53782</text:p>
          </table:table-cell>
          <table:table-cell office:value-type="float" office:value="-0.1585113" calcext:value-type="float">
            <text:p>-0.1585113</text:p>
          </table:table-cell>
          <table:table-cell office:value-type="float" office:value="310.1085" calcext:value-type="float">
            <text:p>310.10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298.87411" calcext:value-type="float">
            <text:p>298.87411</text:p>
          </table:table-cell>
          <table:table-cell office:value-type="float" office:value="-222.11813" calcext:value-type="float">
            <text:p>-222.11813</text:p>
          </table:table-cell>
          <table:table-cell office:value-type="float" office:value="81000" calcext:value-type="float">
            <text:p>81000</text:p>
          </table:table-cell>
          <table:table-cell office:value-type="float" office:value="-645.35954" calcext:value-type="float">
            <text:p>-645.35954</text:p>
          </table:table-cell>
          <table:table-cell office:value-type="float" office:value="656.58368" calcext:value-type="float">
            <text:p>656.58368</text:p>
          </table:table-cell>
          <table:table-cell office:value-type="float" office:value="11.224145" calcext:value-type="float">
            <text:p>11.224145</text:p>
          </table:table-cell>
          <table:table-cell office:value-type="float" office:value="72.556253" calcext:value-type="float">
            <text:p>72.556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 office:value-type="float" office:value="308.45928" calcext:value-type="float">
            <text:p>308.45928</text:p>
          </table:table-cell>
          <table:table-cell office:value-type="float" office:value="-227.18505" calcext:value-type="float">
            <text:p>-227.18505</text:p>
          </table:table-cell>
          <table:table-cell office:value-type="float" office:value="81000" calcext:value-type="float">
            <text:p>81000</text:p>
          </table:table-cell>
          <table:table-cell office:value-type="float" office:value="-657.7876" calcext:value-type="float">
            <text:p>-657.7876</text:p>
          </table:table-cell>
          <table:table-cell office:value-type="float" office:value="677.64092" calcext:value-type="float">
            <text:p>677.64092</text:p>
          </table:table-cell>
          <table:table-cell office:value-type="float" office:value="19.853325" calcext:value-type="float">
            <text:p>19.853325</text:p>
          </table:table-cell>
          <table:table-cell office:value-type="float" office:value="-42.993679" calcext:value-type="float">
            <text:p>-42.9936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301.26736" calcext:value-type="float">
            <text:p>301.26736</text:p>
          </table:table-cell>
          <table:table-cell office:value-type="float" office:value="92.847231" calcext:value-type="float">
            <text:p>92.847231</text:p>
          </table:table-cell>
          <table:table-cell office:value-type="float" office:value="81000" calcext:value-type="float">
            <text:p>81000</text:p>
          </table:table-cell>
          <table:table-cell office:value-type="float" office:value="-643.96073" calcext:value-type="float">
            <text:p>-643.96073</text:p>
          </table:table-cell>
          <table:table-cell office:value-type="float" office:value="661.84131" calcext:value-type="float">
            <text:p>661.84131</text:p>
          </table:table-cell>
          <table:table-cell office:value-type="float" office:value="17.880576" calcext:value-type="float">
            <text:p>17.880576</text:p>
          </table:table-cell>
          <table:table-cell office:value-type="float" office:value="-25.817575" calcext:value-type="float">
            <text:p>-25.817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00" calcext:value-type="float">
            <text:p>34300</text:p>
          </table:table-cell>
          <table:table-cell office:value-type="float" office:value="288.99643" calcext:value-type="float">
            <text:p>288.99643</text:p>
          </table:table-cell>
          <table:table-cell office:value-type="float" office:value="163.14699" calcext:value-type="float">
            <text:p>163.14699</text:p>
          </table:table-cell>
          <table:table-cell office:value-type="float" office:value="81000" calcext:value-type="float">
            <text:p>81000</text:p>
          </table:table-cell>
          <table:table-cell office:value-type="float" office:value="-635.6419" calcext:value-type="float">
            <text:p>-635.6419</text:p>
          </table:table-cell>
          <table:table-cell office:value-type="float" office:value="634.88383" calcext:value-type="float">
            <text:p>634.88383</text:p>
          </table:table-cell>
          <table:table-cell office:value-type="float" office:value="-0.75806288" calcext:value-type="float">
            <text:p>-0.75806288</text:p>
          </table:table-cell>
          <table:table-cell office:value-type="float" office:value="70.202024" calcext:value-type="float">
            <text:p>70.202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00" calcext:value-type="float">
            <text:p>34400</text:p>
          </table:table-cell>
          <table:table-cell office:value-type="float" office:value="293.19423" calcext:value-type="float">
            <text:p>293.19423</text:p>
          </table:table-cell>
          <table:table-cell office:value-type="float" office:value="-73.576825" calcext:value-type="float">
            <text:p>-73.576825</text:p>
          </table:table-cell>
          <table:table-cell office:value-type="float" office:value="81000" calcext:value-type="float">
            <text:p>81000</text:p>
          </table:table-cell>
          <table:table-cell office:value-type="float" office:value="-660.00223" calcext:value-type="float">
            <text:p>-660.00223</text:p>
          </table:table-cell>
          <table:table-cell office:value-type="float" office:value="644.1058" calcext:value-type="float">
            <text:p>644.1058</text:p>
          </table:table-cell>
          <table:table-cell office:value-type="float" office:value="-15.896431" calcext:value-type="float">
            <text:p>-15.896431</text:p>
          </table:table-cell>
          <table:table-cell office:value-type="float" office:value="6.3789026" calcext:value-type="float">
            <text:p>6.3789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00" calcext:value-type="float">
            <text:p>34500</text:p>
          </table:table-cell>
          <table:table-cell office:value-type="float" office:value="295.36624" calcext:value-type="float">
            <text:p>295.36624</text:p>
          </table:table-cell>
          <table:table-cell office:value-type="float" office:value="-424.71823" calcext:value-type="float">
            <text:p>-424.71823</text:p>
          </table:table-cell>
          <table:table-cell office:value-type="float" office:value="81000" calcext:value-type="float">
            <text:p>81000</text:p>
          </table:table-cell>
          <table:table-cell office:value-type="float" office:value="-669.38826" calcext:value-type="float">
            <text:p>-669.38826</text:p>
          </table:table-cell>
          <table:table-cell office:value-type="float" office:value="648.8774" calcext:value-type="float">
            <text:p>648.8774</text:p>
          </table:table-cell>
          <table:table-cell office:value-type="float" office:value="-20.510853" calcext:value-type="float">
            <text:p>-20.510853</text:p>
          </table:table-cell>
          <table:table-cell office:value-type="float" office:value="-181.35221" calcext:value-type="float">
            <text:p>-181.35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00" calcext:value-type="float">
            <text:p>34600</text:p>
          </table:table-cell>
          <table:table-cell office:value-type="float" office:value="303.92594" calcext:value-type="float">
            <text:p>303.92594</text:p>
          </table:table-cell>
          <table:table-cell office:value-type="float" office:value="-429.53888" calcext:value-type="float">
            <text:p>-429.53888</text:p>
          </table:table-cell>
          <table:table-cell office:value-type="float" office:value="81000" calcext:value-type="float">
            <text:p>81000</text:p>
          </table:table-cell>
          <table:table-cell office:value-type="float" office:value="-677.78867" calcext:value-type="float">
            <text:p>-677.78867</text:p>
          </table:table-cell>
          <table:table-cell office:value-type="float" office:value="667.68183" calcext:value-type="float">
            <text:p>667.68183</text:p>
          </table:table-cell>
          <table:table-cell office:value-type="float" office:value="-10.10684" calcext:value-type="float">
            <text:p>-10.10684</text:p>
          </table:table-cell>
          <table:table-cell office:value-type="float" office:value="-188.76883" calcext:value-type="float">
            <text:p>-188.76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00" calcext:value-type="float">
            <text:p>34700</text:p>
          </table:table-cell>
          <table:table-cell office:value-type="float" office:value="291.98364" calcext:value-type="float">
            <text:p>291.98364</text:p>
          </table:table-cell>
          <table:table-cell office:value-type="float" office:value="-251.11112" calcext:value-type="float">
            <text:p>-251.11112</text:p>
          </table:table-cell>
          <table:table-cell office:value-type="float" office:value="81000" calcext:value-type="float">
            <text:p>81000</text:p>
          </table:table-cell>
          <table:table-cell office:value-type="float" office:value="-644.3736" calcext:value-type="float">
            <text:p>-644.3736</text:p>
          </table:table-cell>
          <table:table-cell office:value-type="float" office:value="641.44631" calcext:value-type="float">
            <text:p>641.44631</text:p>
          </table:table-cell>
          <table:table-cell office:value-type="float" office:value="-2.92729" calcext:value-type="float">
            <text:p>-2.92729</text:p>
          </table:table-cell>
          <table:table-cell office:value-type="float" office:value="-98.056905" calcext:value-type="float">
            <text:p>-98.056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  <table:table-cell office:value-type="float" office:value="295.50147" calcext:value-type="float">
            <text:p>295.50147</text:p>
          </table:table-cell>
          <table:table-cell office:value-type="float" office:value="-376.16471" calcext:value-type="float">
            <text:p>-376.16471</text:p>
          </table:table-cell>
          <table:table-cell office:value-type="float" office:value="81000" calcext:value-type="float">
            <text:p>81000</text:p>
          </table:table-cell>
          <table:table-cell office:value-type="float" office:value="-659.14039" calcext:value-type="float">
            <text:p>-659.14039</text:p>
          </table:table-cell>
          <table:table-cell office:value-type="float" office:value="649.17447" calcext:value-type="float">
            <text:p>649.17447</text:p>
          </table:table-cell>
          <table:table-cell office:value-type="float" office:value="-9.9659178" calcext:value-type="float">
            <text:p>-9.9659178</text:p>
          </table:table-cell>
          <table:table-cell office:value-type="float" office:value="24.865154" calcext:value-type="float">
            <text:p>24.8651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00" calcext:value-type="float">
            <text:p>34900</text:p>
          </table:table-cell>
          <table:table-cell office:value-type="float" office:value="302.25158" calcext:value-type="float">
            <text:p>302.25158</text:p>
          </table:table-cell>
          <table:table-cell office:value-type="float" office:value="155.70613" calcext:value-type="float">
            <text:p>155.706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05.77302" calcext:value-type="float">
            <text:p>-705.77302</text:p>
          </table:table-cell>
          <table:table-cell office:value-type="float" office:value="664.0035" calcext:value-type="float">
            <text:p>664.0035</text:p>
          </table:table-cell>
          <table:table-cell office:value-type="float" office:value="-41.769526" calcext:value-type="float">
            <text:p>-41.769526</text:p>
          </table:table-cell>
          <table:table-cell office:value-type="float" office:value="89.016516" calcext:value-type="float">
            <text:p>89.016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292.86534" calcext:value-type="float">
            <text:p>292.86534</text:p>
          </table:table-cell>
          <table:table-cell office:value-type="float" office:value="218.56742" calcext:value-type="float">
            <text:p>218.567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2.11867" calcext:value-type="float">
            <text:p>-712.11867</text:p>
          </table:table-cell>
          <table:table-cell office:value-type="float" office:value="643.38327" calcext:value-type="float">
            <text:p>643.38327</text:p>
          </table:table-cell>
          <table:table-cell office:value-type="float" office:value="-68.735406" calcext:value-type="float">
            <text:p>-68.735406</text:p>
          </table:table-cell>
          <table:table-cell office:value-type="float" office:value="53.977087" calcext:value-type="float">
            <text:p>53.977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00" calcext:value-type="float">
            <text:p>35100</text:p>
          </table:table-cell>
          <table:table-cell office:value-type="float" office:value="284.61266" calcext:value-type="float">
            <text:p>284.61266</text:p>
          </table:table-cell>
          <table:table-cell office:value-type="float" office:value="110.10391" calcext:value-type="float">
            <text:p>110.10391</text:p>
          </table:table-cell>
          <table:table-cell office:value-type="float" office:value="81000" calcext:value-type="float">
            <text:p>81000</text:p>
          </table:table-cell>
          <table:table-cell office:value-type="float" office:value="-682.62394" calcext:value-type="float">
            <text:p>-682.62394</text:p>
          </table:table-cell>
          <table:table-cell office:value-type="float" office:value="625.25331" calcext:value-type="float">
            <text:p>625.25331</text:p>
          </table:table-cell>
          <table:table-cell office:value-type="float" office:value="-57.370631" calcext:value-type="float">
            <text:p>-57.370631</text:p>
          </table:table-cell>
          <table:table-cell office:value-type="float" office:value="12.006244" calcext:value-type="float">
            <text:p>12.006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00" calcext:value-type="float">
            <text:p>35200</text:p>
          </table:table-cell>
          <table:table-cell office:value-type="float" office:value="303.36965" calcext:value-type="float">
            <text:p>303.36965</text:p>
          </table:table-cell>
          <table:table-cell office:value-type="float" office:value="345.52908" calcext:value-type="float">
            <text:p>345.52908</text:p>
          </table:table-cell>
          <table:table-cell office:value-type="float" office:value="81000" calcext:value-type="float">
            <text:p>81000</text:p>
          </table:table-cell>
          <table:table-cell office:value-type="float" office:value="-669.65963" calcext:value-type="float">
            <text:p>-669.65963</text:p>
          </table:table-cell>
          <table:table-cell office:value-type="float" office:value="666.45973" calcext:value-type="float">
            <text:p>666.45973</text:p>
          </table:table-cell>
          <table:table-cell office:value-type="float" office:value="-3.1999045" calcext:value-type="float">
            <text:p>-3.1999045</text:p>
          </table:table-cell>
          <table:table-cell office:value-type="float" office:value="231.30237" calcext:value-type="float">
            <text:p>231.30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00" calcext:value-type="float">
            <text:p>35300</text:p>
          </table:table-cell>
          <table:table-cell office:value-type="float" office:value="305.52795" calcext:value-type="float">
            <text:p>305.52795</text:p>
          </table:table-cell>
          <table:table-cell office:value-type="float" office:value="326.60852" calcext:value-type="float">
            <text:p>326.60852</text:p>
          </table:table-cell>
          <table:table-cell office:value-type="float" office:value="81000" calcext:value-type="float">
            <text:p>81000</text:p>
          </table:table-cell>
          <table:table-cell office:value-type="float" office:value="-673.51158" calcext:value-type="float">
            <text:p>-673.51158</text:p>
          </table:table-cell>
          <table:table-cell office:value-type="float" office:value="671.20123" calcext:value-type="float">
            <text:p>671.20123</text:p>
          </table:table-cell>
          <table:table-cell office:value-type="float" office:value="-2.3103532" calcext:value-type="float">
            <text:p>-2.3103532</text:p>
          </table:table-cell>
          <table:table-cell office:value-type="float" office:value="28.974074" calcext:value-type="float">
            <text:p>28.974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00" calcext:value-type="float">
            <text:p>35400</text:p>
          </table:table-cell>
          <table:table-cell office:value-type="float" office:value="297.65403" calcext:value-type="float">
            <text:p>297.65403</text:p>
          </table:table-cell>
          <table:table-cell office:value-type="float" office:value="198.90497" calcext:value-type="float">
            <text:p>198.90497</text:p>
          </table:table-cell>
          <table:table-cell office:value-type="float" office:value="81000" calcext:value-type="float">
            <text:p>81000</text:p>
          </table:table-cell>
          <table:table-cell office:value-type="float" office:value="-690.77832" calcext:value-type="float">
            <text:p>-690.77832</text:p>
          </table:table-cell>
          <table:table-cell office:value-type="float" office:value="653.90335" calcext:value-type="float">
            <text:p>653.90335</text:p>
          </table:table-cell>
          <table:table-cell office:value-type="float" office:value="-36.874974" calcext:value-type="float">
            <text:p>-36.874974</text:p>
          </table:table-cell>
          <table:table-cell office:value-type="float" office:value="204.08899" calcext:value-type="float">
            <text:p>204.088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00" calcext:value-type="float">
            <text:p>35500</text:p>
          </table:table-cell>
          <table:table-cell office:value-type="float" office:value="288.89454" calcext:value-type="float">
            <text:p>288.89454</text:p>
          </table:table-cell>
          <table:table-cell office:value-type="float" office:value="-214.04655" calcext:value-type="float">
            <text:p>-214.04655</text:p>
          </table:table-cell>
          <table:table-cell office:value-type="float" office:value="81000" calcext:value-type="float">
            <text:p>81000</text:p>
          </table:table-cell>
          <table:table-cell office:value-type="float" office:value="-695.68362" calcext:value-type="float">
            <text:p>-695.68362</text:p>
          </table:table-cell>
          <table:table-cell office:value-type="float" office:value="634.66" calcext:value-type="float">
            <text:p>634.66</text:p>
          </table:table-cell>
          <table:table-cell office:value-type="float" office:value="-61.023615" calcext:value-type="float">
            <text:p>-61.023615</text:p>
          </table:table-cell>
          <table:table-cell office:value-type="float" office:value="-32.500142" calcext:value-type="float">
            <text:p>-32.500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00" calcext:value-type="float">
            <text:p>35600</text:p>
          </table:table-cell>
          <table:table-cell office:value-type="float" office:value="295.31473" calcext:value-type="float">
            <text:p>295.31473</text:p>
          </table:table-cell>
          <table:table-cell office:value-type="float" office:value="-85.032729" calcext:value-type="float">
            <text:p>-85.0327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00.08756" calcext:value-type="float">
            <text:p>-700.08756</text:p>
          </table:table-cell>
          <table:table-cell office:value-type="float" office:value="648.76422" calcext:value-type="float">
            <text:p>648.76422</text:p>
          </table:table-cell>
          <table:table-cell office:value-type="float" office:value="-51.323335" calcext:value-type="float">
            <text:p>-51.323335</text:p>
          </table:table-cell>
          <table:table-cell office:value-type="float" office:value="83.041682" calcext:value-type="float">
            <text:p>83.041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00" calcext:value-type="float">
            <text:p>35700</text:p>
          </table:table-cell>
          <table:table-cell office:value-type="float" office:value="314.54129" calcext:value-type="float">
            <text:p>314.54129</text:p>
          </table:table-cell>
          <table:table-cell office:value-type="float" office:value="49.553565" calcext:value-type="float">
            <text:p>49.5535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11.46685" calcext:value-type="float">
            <text:p>-711.46685</text:p>
          </table:table-cell>
          <table:table-cell office:value-type="float" office:value="691.00224" calcext:value-type="float">
            <text:p>691.00224</text:p>
          </table:table-cell>
          <table:table-cell office:value-type="float" office:value="-20.464614" calcext:value-type="float">
            <text:p>-20.464614</text:p>
          </table:table-cell>
          <table:table-cell office:value-type="float" office:value="-125.64592" calcext:value-type="float">
            <text:p>-125.64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00" calcext:value-type="float">
            <text:p>35800</text:p>
          </table:table-cell>
          <table:table-cell office:value-type="float" office:value="310.19922" calcext:value-type="float">
            <text:p>310.19922</text:p>
          </table:table-cell>
          <table:table-cell office:value-type="float" office:value="264.61175" calcext:value-type="float">
            <text:p>264.61175</text:p>
          </table:table-cell>
          <table:table-cell office:value-type="float" office:value="81000" calcext:value-type="float">
            <text:p>81000</text:p>
          </table:table-cell>
          <table:table-cell office:value-type="float" office:value="-663.67682" calcext:value-type="float">
            <text:p>-663.67682</text:p>
          </table:table-cell>
          <table:table-cell office:value-type="float" office:value="681.46332" calcext:value-type="float">
            <text:p>681.46332</text:p>
          </table:table-cell>
          <table:table-cell office:value-type="float" office:value="17.786497" calcext:value-type="float">
            <text:p>17.786497</text:p>
          </table:table-cell>
          <table:table-cell office:value-type="float" office:value="64.438847" calcext:value-type="float">
            <text:p>64.4388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00" calcext:value-type="float">
            <text:p>35900</text:p>
          </table:table-cell>
          <table:table-cell office:value-type="float" office:value="318.18455" calcext:value-type="float">
            <text:p>318.18455</text:p>
          </table:table-cell>
          <table:table-cell office:value-type="float" office:value="-116.43608" calcext:value-type="float">
            <text:p>-116.43608</text:p>
          </table:table-cell>
          <table:table-cell office:value-type="float" office:value="81000" calcext:value-type="float">
            <text:p>81000</text:p>
          </table:table-cell>
          <table:table-cell office:value-type="float" office:value="-671.0685" calcext:value-type="float">
            <text:p>-671.0685</text:p>
          </table:table-cell>
          <table:table-cell office:value-type="float" office:value="699.00596" calcext:value-type="float">
            <text:p>699.00596</text:p>
          </table:table-cell>
          <table:table-cell office:value-type="float" office:value="27.937467" calcext:value-type="float">
            <text:p>27.937467</text:p>
          </table:table-cell>
          <table:table-cell office:value-type="float" office:value="-64.131305" calcext:value-type="float">
            <text:p>-64.131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298.08996" calcext:value-type="float">
            <text:p>298.08996</text:p>
          </table:table-cell>
          <table:table-cell office:value-type="float" office:value="-31.032567" calcext:value-type="float">
            <text:p>-31.032567</text:p>
          </table:table-cell>
          <table:table-cell office:value-type="float" office:value="81000" calcext:value-type="float">
            <text:p>81000</text:p>
          </table:table-cell>
          <table:table-cell office:value-type="float" office:value="-686.25912" calcext:value-type="float">
            <text:p>-686.25912</text:p>
          </table:table-cell>
          <table:table-cell office:value-type="float" office:value="654.86102" calcext:value-type="float">
            <text:p>654.86102</text:p>
          </table:table-cell>
          <table:table-cell office:value-type="float" office:value="-31.398106" calcext:value-type="float">
            <text:p>-31.398106</text:p>
          </table:table-cell>
          <table:table-cell office:value-type="float" office:value="-1.8780094" calcext:value-type="float">
            <text:p>-1.87800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00" calcext:value-type="float">
            <text:p>36100</text:p>
          </table:table-cell>
          <table:table-cell office:value-type="float" office:value="307.19563" calcext:value-type="float">
            <text:p>307.19563</text:p>
          </table:table-cell>
          <table:table-cell office:value-type="float" office:value="139.82793" calcext:value-type="float">
            <text:p>139.827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0.03709" calcext:value-type="float">
            <text:p>-730.03709</text:p>
          </table:table-cell>
          <table:table-cell office:value-type="float" office:value="674.86488" calcext:value-type="float">
            <text:p>674.86488</text:p>
          </table:table-cell>
          <table:table-cell office:value-type="float" office:value="-55.172209" calcext:value-type="float">
            <text:p>-55.172209</text:p>
          </table:table-cell>
          <table:table-cell office:value-type="float" office:value="114.2807" calcext:value-type="float">
            <text:p>114.2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00" calcext:value-type="float">
            <text:p>36200</text:p>
          </table:table-cell>
          <table:table-cell office:value-type="float" office:value="289.48961" calcext:value-type="float">
            <text:p>289.48961</text:p>
          </table:table-cell>
          <table:table-cell office:value-type="float" office:value="-333.21675" calcext:value-type="float">
            <text:p>-333.216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05.70277" calcext:value-type="float">
            <text:p>-705.70277</text:p>
          </table:table-cell>
          <table:table-cell office:value-type="float" office:value="635.96728" calcext:value-type="float">
            <text:p>635.96728</text:p>
          </table:table-cell>
          <table:table-cell office:value-type="float" office:value="-69.735496" calcext:value-type="float">
            <text:p>-69.735496</text:p>
          </table:table-cell>
          <table:table-cell office:value-type="float" office:value="-170.33798" calcext:value-type="float">
            <text:p>-170.337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00" calcext:value-type="float">
            <text:p>36300</text:p>
          </table:table-cell>
          <table:table-cell office:value-type="float" office:value="295.55607" calcext:value-type="float">
            <text:p>295.55607</text:p>
          </table:table-cell>
          <table:table-cell office:value-type="float" office:value="-127.39771" calcext:value-type="float">
            <text:p>-127.397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04.19122" calcext:value-type="float">
            <text:p>-704.19122</text:p>
          </table:table-cell>
          <table:table-cell office:value-type="float" office:value="649.29442" calcext:value-type="float">
            <text:p>649.29442</text:p>
          </table:table-cell>
          <table:table-cell office:value-type="float" office:value="-54.896806" calcext:value-type="float">
            <text:p>-54.896806</text:p>
          </table:table-cell>
          <table:table-cell office:value-type="float" office:value="-22.794523" calcext:value-type="float">
            <text:p>-22.794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00" calcext:value-type="float">
            <text:p>36400</text:p>
          </table:table-cell>
          <table:table-cell office:value-type="float" office:value="311.54236" calcext:value-type="float">
            <text:p>311.54236</text:p>
          </table:table-cell>
          <table:table-cell office:value-type="float" office:value="37.327977" calcext:value-type="float">
            <text:p>37.327977</text:p>
          </table:table-cell>
          <table:table-cell office:value-type="float" office:value="81000" calcext:value-type="float">
            <text:p>81000</text:p>
          </table:table-cell>
          <table:table-cell office:value-type="float" office:value="-699.03475" calcext:value-type="float">
            <text:p>-699.03475</text:p>
          </table:table-cell>
          <table:table-cell office:value-type="float" office:value="684.41402" calcext:value-type="float">
            <text:p>684.41402</text:p>
          </table:table-cell>
          <table:table-cell office:value-type="float" office:value="-14.620734" calcext:value-type="float">
            <text:p>-14.620734</text:p>
          </table:table-cell>
          <table:table-cell office:value-type="float" office:value="160.08922" calcext:value-type="float">
            <text:p>160.08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00" calcext:value-type="float">
            <text:p>36500</text:p>
          </table:table-cell>
          <table:table-cell office:value-type="float" office:value="302.56219" calcext:value-type="float">
            <text:p>302.56219</text:p>
          </table:table-cell>
          <table:table-cell office:value-type="float" office:value="-147.83125" calcext:value-type="float">
            <text:p>-147.83125</text:p>
          </table:table-cell>
          <table:table-cell office:value-type="float" office:value="81000" calcext:value-type="float">
            <text:p>81000</text:p>
          </table:table-cell>
          <table:table-cell office:value-type="float" office:value="-681.3476" calcext:value-type="float">
            <text:p>-681.3476</text:p>
          </table:table-cell>
          <table:table-cell office:value-type="float" office:value="664.68587" calcext:value-type="float">
            <text:p>664.68587</text:p>
          </table:table-cell>
          <table:table-cell office:value-type="float" office:value="-16.661728" calcext:value-type="float">
            <text:p>-16.661728</text:p>
          </table:table-cell>
          <table:table-cell office:value-type="float" office:value="-33.607158" calcext:value-type="float">
            <text:p>-33.607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00" calcext:value-type="float">
            <text:p>36600</text:p>
          </table:table-cell>
          <table:table-cell office:value-type="float" office:value="302.31199" calcext:value-type="float">
            <text:p>302.31199</text:p>
          </table:table-cell>
          <table:table-cell office:value-type="float" office:value="-162.35709" calcext:value-type="float">
            <text:p>-162.35709</text:p>
          </table:table-cell>
          <table:table-cell office:value-type="float" office:value="81000" calcext:value-type="float">
            <text:p>81000</text:p>
          </table:table-cell>
          <table:table-cell office:value-type="float" office:value="-712.00909" calcext:value-type="float">
            <text:p>-712.00909</text:p>
          </table:table-cell>
          <table:table-cell office:value-type="float" office:value="664.13622" calcext:value-type="float">
            <text:p>664.13622</text:p>
          </table:table-cell>
          <table:table-cell office:value-type="float" office:value="-47.872874" calcext:value-type="float">
            <text:p>-47.872874</text:p>
          </table:table-cell>
          <table:table-cell office:value-type="float" office:value="-1.9711037" calcext:value-type="float">
            <text:p>-1.9711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00" calcext:value-type="float">
            <text:p>36700</text:p>
          </table:table-cell>
          <table:table-cell office:value-type="float" office:value="279.79405" calcext:value-type="float">
            <text:p>279.79405</text:p>
          </table:table-cell>
          <table:table-cell office:value-type="float" office:value="55.179481" calcext:value-type="float">
            <text:p>55.179481</text:p>
          </table:table-cell>
          <table:table-cell office:value-type="float" office:value="81000" calcext:value-type="float">
            <text:p>81000</text:p>
          </table:table-cell>
          <table:table-cell office:value-type="float" office:value="-671.84831" calcext:value-type="float">
            <text:p>-671.84831</text:p>
          </table:table-cell>
          <table:table-cell office:value-type="float" office:value="614.66752" calcext:value-type="float">
            <text:p>614.66752</text:p>
          </table:table-cell>
          <table:table-cell office:value-type="float" office:value="-57.180795" calcext:value-type="float">
            <text:p>-57.180795</text:p>
          </table:table-cell>
          <table:table-cell office:value-type="float" office:value="243.53924" calcext:value-type="float">
            <text:p>243.53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00" calcext:value-type="float">
            <text:p>36800</text:p>
          </table:table-cell>
          <table:table-cell office:value-type="float" office:value="294.53714" calcext:value-type="float">
            <text:p>294.53714</text:p>
          </table:table-cell>
          <table:table-cell office:value-type="float" office:value="177.58419" calcext:value-type="float">
            <text:p>177.5841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2.66359" calcext:value-type="float">
            <text:p>-692.66359</text:p>
          </table:table-cell>
          <table:table-cell office:value-type="float" office:value="647.05597" calcext:value-type="float">
            <text:p>647.05597</text:p>
          </table:table-cell>
          <table:table-cell office:value-type="float" office:value="-45.607613" calcext:value-type="float">
            <text:p>-45.607613</text:p>
          </table:table-cell>
          <table:table-cell office:value-type="float" office:value="196.04067" calcext:value-type="float">
            <text:p>196.040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00" calcext:value-type="float">
            <text:p>36900</text:p>
          </table:table-cell>
          <table:table-cell office:value-type="float" office:value="299.71828" calcext:value-type="float">
            <text:p>299.71828</text:p>
          </table:table-cell>
          <table:table-cell office:value-type="float" office:value="-538.14185" calcext:value-type="float">
            <text:p>-538.14185</text:p>
          </table:table-cell>
          <table:table-cell office:value-type="float" office:value="81000" calcext:value-type="float">
            <text:p>81000</text:p>
          </table:table-cell>
          <table:table-cell office:value-type="float" office:value="-682.84337" calcext:value-type="float">
            <text:p>-682.84337</text:p>
          </table:table-cell>
          <table:table-cell office:value-type="float" office:value="658.4382" calcext:value-type="float">
            <text:p>658.4382</text:p>
          </table:table-cell>
          <table:table-cell office:value-type="float" office:value="-24.405168" calcext:value-type="float">
            <text:p>-24.405168</text:p>
          </table:table-cell>
          <table:table-cell office:value-type="float" office:value="-277.56309" calcext:value-type="float">
            <text:p>-277.56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00" calcext:value-type="float">
            <text:p>37000</text:p>
          </table:table-cell>
          <table:table-cell office:value-type="float" office:value="307.92126" calcext:value-type="float">
            <text:p>307.92126</text:p>
          </table:table-cell>
          <table:table-cell office:value-type="float" office:value="-159.39986" calcext:value-type="float">
            <text:p>-159.39986</text:p>
          </table:table-cell>
          <table:table-cell office:value-type="float" office:value="81000" calcext:value-type="float">
            <text:p>81000</text:p>
          </table:table-cell>
          <table:table-cell office:value-type="float" office:value="-687.92102" calcext:value-type="float">
            <text:p>-687.92102</text:p>
          </table:table-cell>
          <table:table-cell office:value-type="float" office:value="676.45898" calcext:value-type="float">
            <text:p>676.45898</text:p>
          </table:table-cell>
          <table:table-cell office:value-type="float" office:value="-11.462032" calcext:value-type="float">
            <text:p>-11.462032</text:p>
          </table:table-cell>
          <table:table-cell office:value-type="float" office:value="235.9331" calcext:value-type="float">
            <text:p>235.9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00" calcext:value-type="float">
            <text:p>37100</text:p>
          </table:table-cell>
          <table:table-cell office:value-type="float" office:value="298.75184" calcext:value-type="float">
            <text:p>298.75184</text:p>
          </table:table-cell>
          <table:table-cell office:value-type="float" office:value="-360.45274" calcext:value-type="float">
            <text:p>-360.452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11.99731" calcext:value-type="float">
            <text:p>-711.99731</text:p>
          </table:table-cell>
          <table:table-cell office:value-type="float" office:value="656.31508" calcext:value-type="float">
            <text:p>656.31508</text:p>
          </table:table-cell>
          <table:table-cell office:value-type="float" office:value="-55.682222" calcext:value-type="float">
            <text:p>-55.682222</text:p>
          </table:table-cell>
          <table:table-cell office:value-type="float" office:value="71.764747" calcext:value-type="float">
            <text:p>71.7647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00" calcext:value-type="float">
            <text:p>37200</text:p>
          </table:table-cell>
          <table:table-cell office:value-type="float" office:value="291.93814" calcext:value-type="float">
            <text:p>291.93814</text:p>
          </table:table-cell>
          <table:table-cell office:value-type="float" office:value="91.627649" calcext:value-type="float">
            <text:p>91.6276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64043" calcext:value-type="float">
            <text:p>-723.64043</text:p>
          </table:table-cell>
          <table:table-cell office:value-type="float" office:value="641.34634" calcext:value-type="float">
            <text:p>641.34634</text:p>
          </table:table-cell>
          <table:table-cell office:value-type="float" office:value="-82.294093" calcext:value-type="float">
            <text:p>-82.294093</text:p>
          </table:table-cell>
          <table:table-cell office:value-type="float" office:value="213.97439" calcext:value-type="float">
            <text:p>213.97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00" calcext:value-type="float">
            <text:p>37300</text:p>
          </table:table-cell>
          <table:table-cell office:value-type="float" office:value="300.18877" calcext:value-type="float">
            <text:p>300.18877</text:p>
          </table:table-cell>
          <table:table-cell office:value-type="float" office:value="111.77053" calcext:value-type="float">
            <text:p>111.770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18.78843" calcext:value-type="float">
            <text:p>-718.78843</text:p>
          </table:table-cell>
          <table:table-cell office:value-type="float" office:value="659.4718" calcext:value-type="float">
            <text:p>659.4718</text:p>
          </table:table-cell>
          <table:table-cell office:value-type="float" office:value="-59.31663" calcext:value-type="float">
            <text:p>-59.31663</text:p>
          </table:table-cell>
          <table:table-cell office:value-type="float" office:value="-45.734544" calcext:value-type="float">
            <text:p>-45.734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00" calcext:value-type="float">
            <text:p>37400</text:p>
          </table:table-cell>
          <table:table-cell office:value-type="float" office:value="305.30498" calcext:value-type="float">
            <text:p>305.30498</text:p>
          </table:table-cell>
          <table:table-cell office:value-type="float" office:value="-28.075269" calcext:value-type="float">
            <text:p>-28.075269</text:p>
          </table:table-cell>
          <table:table-cell office:value-type="float" office:value="81000" calcext:value-type="float">
            <text:p>81000</text:p>
          </table:table-cell>
          <table:table-cell office:value-type="float" office:value="-714.19957" calcext:value-type="float">
            <text:p>-714.19957</text:p>
          </table:table-cell>
          <table:table-cell office:value-type="float" office:value="670.71139" calcext:value-type="float">
            <text:p>670.71139</text:p>
          </table:table-cell>
          <table:table-cell office:value-type="float" office:value="-43.488184" calcext:value-type="float">
            <text:p>-43.488184</text:p>
          </table:table-cell>
          <table:table-cell office:value-type="float" office:value="50.115521" calcext:value-type="float">
            <text:p>50.115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float" office:value="294.16032" calcext:value-type="float">
            <text:p>294.16032</text:p>
          </table:table-cell>
          <table:table-cell office:value-type="float" office:value="161.63498" calcext:value-type="float">
            <text:p>161.634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04.41375" calcext:value-type="float">
            <text:p>-704.41375</text:p>
          </table:table-cell>
          <table:table-cell office:value-type="float" office:value="646.22817" calcext:value-type="float">
            <text:p>646.22817</text:p>
          </table:table-cell>
          <table:table-cell office:value-type="float" office:value="-58.185579" calcext:value-type="float">
            <text:p>-58.185579</text:p>
          </table:table-cell>
          <table:table-cell office:value-type="float" office:value="69.291536" calcext:value-type="float">
            <text:p>69.291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00" calcext:value-type="float">
            <text:p>37600</text:p>
          </table:table-cell>
          <table:table-cell office:value-type="float" office:value="282.91007" calcext:value-type="float">
            <text:p>282.91007</text:p>
          </table:table-cell>
          <table:table-cell office:value-type="float" office:value="-188.89654" calcext:value-type="float">
            <text:p>-188.896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22915" calcext:value-type="float">
            <text:p>-721.22915</text:p>
          </table:table-cell>
          <table:table-cell office:value-type="float" office:value="621.51297" calcext:value-type="float">
            <text:p>621.51297</text:p>
          </table:table-cell>
          <table:table-cell office:value-type="float" office:value="-99.716174" calcext:value-type="float">
            <text:p>-99.716174</text:p>
          </table:table-cell>
          <table:table-cell office:value-type="float" office:value="-146.27596" calcext:value-type="float">
            <text:p>-146.27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00" calcext:value-type="float">
            <text:p>37700</text:p>
          </table:table-cell>
          <table:table-cell office:value-type="float" office:value="286.53859" calcext:value-type="float">
            <text:p>286.53859</text:p>
          </table:table-cell>
          <table:table-cell office:value-type="float" office:value="62.373642" calcext:value-type="float">
            <text:p>62.3736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95015" calcext:value-type="float">
            <text:p>-761.95015</text:p>
          </table:table-cell>
          <table:table-cell office:value-type="float" office:value="629.48431" calcext:value-type="float">
            <text:p>629.48431</text:p>
          </table:table-cell>
          <table:table-cell office:value-type="float" office:value="-132.46584" calcext:value-type="float">
            <text:p>-132.46584</text:p>
          </table:table-cell>
          <table:table-cell office:value-type="float" office:value="219.34328" calcext:value-type="float">
            <text:p>219.34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00" calcext:value-type="float">
            <text:p>37800</text:p>
          </table:table-cell>
          <table:table-cell office:value-type="float" office:value="297.92753" calcext:value-type="float">
            <text:p>297.92753</text:p>
          </table:table-cell>
          <table:table-cell office:value-type="float" office:value="-206.10825" calcext:value-type="float">
            <text:p>-206.108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40946" calcext:value-type="float">
            <text:p>-756.40946</text:p>
          </table:table-cell>
          <table:table-cell office:value-type="float" office:value="654.50418" calcext:value-type="float">
            <text:p>654.50418</text:p>
          </table:table-cell>
          <table:table-cell office:value-type="float" office:value="-101.90528" calcext:value-type="float">
            <text:p>-101.90528</text:p>
          </table:table-cell>
          <table:table-cell office:value-type="float" office:value="-47.282525" calcext:value-type="float">
            <text:p>-47.28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00" calcext:value-type="float">
            <text:p>37900</text:p>
          </table:table-cell>
          <table:table-cell office:value-type="float" office:value="289.19999" calcext:value-type="float">
            <text:p>289.19999</text:p>
          </table:table-cell>
          <table:table-cell office:value-type="float" office:value="-208.63714" calcext:value-type="float">
            <text:p>-208.637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11.18553" calcext:value-type="float">
            <text:p>-711.18553</text:p>
          </table:table-cell>
          <table:table-cell office:value-type="float" office:value="635.33102" calcext:value-type="float">
            <text:p>635.33102</text:p>
          </table:table-cell>
          <table:table-cell office:value-type="float" office:value="-75.854517" calcext:value-type="float">
            <text:p>-75.854517</text:p>
          </table:table-cell>
          <table:table-cell office:value-type="float" office:value="-37.82232" calcext:value-type="float">
            <text:p>-37.82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285.41981" calcext:value-type="float">
            <text:p>285.41981</text:p>
          </table:table-cell>
          <table:table-cell office:value-type="float" office:value="-307.08887" calcext:value-type="float">
            <text:p>-307.08887</text:p>
          </table:table-cell>
          <table:table-cell office:value-type="float" office:value="81000" calcext:value-type="float">
            <text:p>81000</text:p>
          </table:table-cell>
          <table:table-cell office:value-type="float" office:value="-678.53765" calcext:value-type="float">
            <text:p>-678.53765</text:p>
          </table:table-cell>
          <table:table-cell office:value-type="float" office:value="627.0265" calcext:value-type="float">
            <text:p>627.0265</text:p>
          </table:table-cell>
          <table:table-cell office:value-type="float" office:value="-51.51115" calcext:value-type="float">
            <text:p>-51.51115</text:p>
          </table:table-cell>
          <table:table-cell office:value-type="float" office:value="-142.26541" calcext:value-type="float">
            <text:p>-142.26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00" calcext:value-type="float">
            <text:p>38100</text:p>
          </table:table-cell>
          <table:table-cell office:value-type="float" office:value="307.30776" calcext:value-type="float">
            <text:p>307.30776</text:p>
          </table:table-cell>
          <table:table-cell office:value-type="float" office:value="-42.060741" calcext:value-type="float">
            <text:p>-42.06074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6.36013" calcext:value-type="float">
            <text:p>-716.36013</text:p>
          </table:table-cell>
          <table:table-cell office:value-type="float" office:value="675.1112" calcext:value-type="float">
            <text:p>675.1112</text:p>
          </table:table-cell>
          <table:table-cell office:value-type="float" office:value="-41.248929" calcext:value-type="float">
            <text:p>-41.248929</text:p>
          </table:table-cell>
          <table:table-cell office:value-type="float" office:value="-26.355003" calcext:value-type="float">
            <text:p>-26.355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00" calcext:value-type="float">
            <text:p>38200</text:p>
          </table:table-cell>
          <table:table-cell office:value-type="float" office:value="288.88664" calcext:value-type="float">
            <text:p>288.88664</text:p>
          </table:table-cell>
          <table:table-cell office:value-type="float" office:value="136.84552" calcext:value-type="float">
            <text:p>136.84552</text:p>
          </table:table-cell>
          <table:table-cell office:value-type="float" office:value="81000" calcext:value-type="float">
            <text:p>81000</text:p>
          </table:table-cell>
          <table:table-cell office:value-type="float" office:value="-690.01323" calcext:value-type="float">
            <text:p>-690.01323</text:p>
          </table:table-cell>
          <table:table-cell office:value-type="float" office:value="634.64265" calcext:value-type="float">
            <text:p>634.64265</text:p>
          </table:table-cell>
          <table:table-cell office:value-type="float" office:value="-55.370581" calcext:value-type="float">
            <text:p>-55.370581</text:p>
          </table:table-cell>
          <table:table-cell office:value-type="float" office:value="53.139034" calcext:value-type="float">
            <text:p>53.139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 office:value-type="float" office:value="294.52466" calcext:value-type="float">
            <text:p>294.52466</text:p>
          </table:table-cell>
          <table:table-cell office:value-type="float" office:value="84.88426" calcext:value-type="float">
            <text:p>84.884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73131" calcext:value-type="float">
            <text:p>-731.73131</text:p>
          </table:table-cell>
          <table:table-cell office:value-type="float" office:value="647.02856" calcext:value-type="float">
            <text:p>647.02856</text:p>
          </table:table-cell>
          <table:table-cell office:value-type="float" office:value="-84.702756" calcext:value-type="float">
            <text:p>-84.702756</text:p>
          </table:table-cell>
          <table:table-cell office:value-type="float" office:value="-91.236603" calcext:value-type="float">
            <text:p>-91.236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float" office:value="281.35072" calcext:value-type="float">
            <text:p>281.35072</text:p>
          </table:table-cell>
          <table:table-cell office:value-type="float" office:value="131.03816" calcext:value-type="float">
            <text:p>131.03816</text:p>
          </table:table-cell>
          <table:table-cell office:value-type="float" office:value="81000" calcext:value-type="float">
            <text:p>81000</text:p>
          </table:table-cell>
          <table:table-cell office:value-type="float" office:value="-717.00058" calcext:value-type="float">
            <text:p>-717.00058</text:p>
          </table:table-cell>
          <table:table-cell office:value-type="float" office:value="618.0873" calcext:value-type="float">
            <text:p>618.0873</text:p>
          </table:table-cell>
          <table:table-cell office:value-type="float" office:value="-98.913282" calcext:value-type="float">
            <text:p>-98.913282</text:p>
          </table:table-cell>
          <table:table-cell office:value-type="float" office:value="28.57757" calcext:value-type="float">
            <text:p>28.57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00" calcext:value-type="float">
            <text:p>38500</text:p>
          </table:table-cell>
          <table:table-cell office:value-type="float" office:value="293.12109" calcext:value-type="float">
            <text:p>293.12109</text:p>
          </table:table-cell>
          <table:table-cell office:value-type="float" office:value="-20.803787" calcext:value-type="float">
            <text:p>-20.803787</text:p>
          </table:table-cell>
          <table:table-cell office:value-type="float" office:value="81000" calcext:value-type="float">
            <text:p>81000</text:p>
          </table:table-cell>
          <table:table-cell office:value-type="float" office:value="-696.68867" calcext:value-type="float">
            <text:p>-696.68867</text:p>
          </table:table-cell>
          <table:table-cell office:value-type="float" office:value="643.94512" calcext:value-type="float">
            <text:p>643.94512</text:p>
          </table:table-cell>
          <table:table-cell office:value-type="float" office:value="-52.743551" calcext:value-type="float">
            <text:p>-52.743551</text:p>
          </table:table-cell>
          <table:table-cell office:value-type="float" office:value="-120.70378" calcext:value-type="float">
            <text:p>-120.703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00" calcext:value-type="float">
            <text:p>38600</text:p>
          </table:table-cell>
          <table:table-cell office:value-type="float" office:value="315.30409" calcext:value-type="float">
            <text:p>315.30409</text:p>
          </table:table-cell>
          <table:table-cell office:value-type="float" office:value="317.99591" calcext:value-type="float">
            <text:p>317.995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04157" calcext:value-type="float">
            <text:p>-723.04157</text:p>
          </table:table-cell>
          <table:table-cell office:value-type="float" office:value="692.678" calcext:value-type="float">
            <text:p>692.678</text:p>
          </table:table-cell>
          <table:table-cell office:value-type="float" office:value="-30.363574" calcext:value-type="float">
            <text:p>-30.363574</text:p>
          </table:table-cell>
          <table:table-cell office:value-type="float" office:value="92.066683" calcext:value-type="float">
            <text:p>92.066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00" calcext:value-type="float">
            <text:p>38700</text:p>
          </table:table-cell>
          <table:table-cell office:value-type="float" office:value="299.47508" calcext:value-type="float">
            <text:p>299.47508</text:p>
          </table:table-cell>
          <table:table-cell office:value-type="float" office:value="-349.48698" calcext:value-type="float">
            <text:p>-349.486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02.68754" calcext:value-type="float">
            <text:p>-702.68754</text:p>
          </table:table-cell>
          <table:table-cell office:value-type="float" office:value="657.90392" calcext:value-type="float">
            <text:p>657.90392</text:p>
          </table:table-cell>
          <table:table-cell office:value-type="float" office:value="-44.783614" calcext:value-type="float">
            <text:p>-44.783614</text:p>
          </table:table-cell>
          <table:table-cell office:value-type="float" office:value="-62.516104" calcext:value-type="float">
            <text:p>-62.516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00" calcext:value-type="float">
            <text:p>38800</text:p>
          </table:table-cell>
          <table:table-cell office:value-type="float" office:value="294.01246" calcext:value-type="float">
            <text:p>294.01246</text:p>
          </table:table-cell>
          <table:table-cell office:value-type="float" office:value="-271.54088" calcext:value-type="float">
            <text:p>-271.540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28027" calcext:value-type="float">
            <text:p>-720.28027</text:p>
          </table:table-cell>
          <table:table-cell office:value-type="float" office:value="645.90332" calcext:value-type="float">
            <text:p>645.90332</text:p>
          </table:table-cell>
          <table:table-cell office:value-type="float" office:value="-74.37695" calcext:value-type="float">
            <text:p>-74.37695</text:p>
          </table:table-cell>
          <table:table-cell office:value-type="float" office:value="29.584279" calcext:value-type="float">
            <text:p>29.584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00" calcext:value-type="float">
            <text:p>38900</text:p>
          </table:table-cell>
          <table:table-cell office:value-type="float" office:value="288.73202" calcext:value-type="float">
            <text:p>288.73202</text:p>
          </table:table-cell>
          <table:table-cell office:value-type="float" office:value="-271.20712" calcext:value-type="float">
            <text:p>-271.207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42338" calcext:value-type="float">
            <text:p>-729.42338</text:p>
          </table:table-cell>
          <table:table-cell office:value-type="float" office:value="634.30296" calcext:value-type="float">
            <text:p>634.30296</text:p>
          </table:table-cell>
          <table:table-cell office:value-type="float" office:value="-95.120414" calcext:value-type="float">
            <text:p>-95.120414</text:p>
          </table:table-cell>
          <table:table-cell office:value-type="float" office:value="-124.06409" calcext:value-type="float">
            <text:p>-124.06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00" calcext:value-type="float">
            <text:p>39000</text:p>
          </table:table-cell>
          <table:table-cell office:value-type="float" office:value="294.10247" calcext:value-type="float">
            <text:p>294.10247</text:p>
          </table:table-cell>
          <table:table-cell office:value-type="float" office:value="170.80793" calcext:value-type="float">
            <text:p>170.807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45423" calcext:value-type="float">
            <text:p>-729.45423</text:p>
          </table:table-cell>
          <table:table-cell office:value-type="float" office:value="646.10107" calcext:value-type="float">
            <text:p>646.10107</text:p>
          </table:table-cell>
          <table:table-cell office:value-type="float" office:value="-83.353162" calcext:value-type="float">
            <text:p>-83.353162</text:p>
          </table:table-cell>
          <table:table-cell office:value-type="float" office:value="146.10099" calcext:value-type="float">
            <text:p>146.10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00" calcext:value-type="float">
            <text:p>39100</text:p>
          </table:table-cell>
          <table:table-cell office:value-type="float" office:value="304.13103" calcext:value-type="float">
            <text:p>304.13103</text:p>
          </table:table-cell>
          <table:table-cell office:value-type="float" office:value="-446.31298" calcext:value-type="float">
            <text:p>-446.312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00.14194" calcext:value-type="float">
            <text:p>-700.14194</text:p>
          </table:table-cell>
          <table:table-cell office:value-type="float" office:value="668.13239" calcext:value-type="float">
            <text:p>668.13239</text:p>
          </table:table-cell>
          <table:table-cell office:value-type="float" office:value="-32.009554" calcext:value-type="float">
            <text:p>-32.009554</text:p>
          </table:table-cell>
          <table:table-cell office:value-type="float" office:value="-178.78213" calcext:value-type="float">
            <text:p>-178.78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00" calcext:value-type="float">
            <text:p>39200</text:p>
          </table:table-cell>
          <table:table-cell office:value-type="float" office:value="325.70243" calcext:value-type="float">
            <text:p>325.70243</text:p>
          </table:table-cell>
          <table:table-cell office:value-type="float" office:value="17.751075" calcext:value-type="float">
            <text:p>17.7510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01843" calcext:value-type="float">
            <text:p>-738.01843</text:p>
          </table:table-cell>
          <table:table-cell office:value-type="float" office:value="715.52166" calcext:value-type="float">
            <text:p>715.52166</text:p>
          </table:table-cell>
          <table:table-cell office:value-type="float" office:value="-22.49677" calcext:value-type="float">
            <text:p>-22.49677</text:p>
          </table:table-cell>
          <table:table-cell office:value-type="float" office:value="53.894395" calcext:value-type="float">
            <text:p>53.894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00" calcext:value-type="float">
            <text:p>39300</text:p>
          </table:table-cell>
          <table:table-cell office:value-type="float" office:value="298.29389" calcext:value-type="float">
            <text:p>298.29389</text:p>
          </table:table-cell>
          <table:table-cell office:value-type="float" office:value="380.73978" calcext:value-type="float">
            <text:p>380.73978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8971" calcext:value-type="float">
            <text:p>-720.8971</text:p>
          </table:table-cell>
          <table:table-cell office:value-type="float" office:value="655.30902" calcext:value-type="float">
            <text:p>655.30902</text:p>
          </table:table-cell>
          <table:table-cell office:value-type="float" office:value="-65.588077" calcext:value-type="float">
            <text:p>-65.588077</text:p>
          </table:table-cell>
          <table:table-cell office:value-type="float" office:value="58.370448" calcext:value-type="float">
            <text:p>58.370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00" calcext:value-type="float">
            <text:p>39400</text:p>
          </table:table-cell>
          <table:table-cell office:value-type="float" office:value="289.68763" calcext:value-type="float">
            <text:p>289.68763</text:p>
          </table:table-cell>
          <table:table-cell office:value-type="float" office:value="210.86163" calcext:value-type="float">
            <text:p>210.861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16.22936" calcext:value-type="float">
            <text:p>-716.22936</text:p>
          </table:table-cell>
          <table:table-cell office:value-type="float" office:value="636.40229" calcext:value-type="float">
            <text:p>636.40229</text:p>
          </table:table-cell>
          <table:table-cell office:value-type="float" office:value="-79.827072" calcext:value-type="float">
            <text:p>-79.827072</text:p>
          </table:table-cell>
          <table:table-cell office:value-type="float" office:value="101.51201" calcext:value-type="float">
            <text:p>101.51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  <table:table-cell office:value-type="float" office:value="288.30715" calcext:value-type="float">
            <text:p>288.30715</text:p>
          </table:table-cell>
          <table:table-cell office:value-type="float" office:value="6.6985759" calcext:value-type="float">
            <text:p>6.698575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2.98109" calcext:value-type="float">
            <text:p>-692.98109</text:p>
          </table:table-cell>
          <table:table-cell office:value-type="float" office:value="633.36959" calcext:value-type="float">
            <text:p>633.36959</text:p>
          </table:table-cell>
          <table:table-cell office:value-type="float" office:value="-59.611503" calcext:value-type="float">
            <text:p>-59.611503</text:p>
          </table:table-cell>
          <table:table-cell office:value-type="float" office:value="89.338023" calcext:value-type="float">
            <text:p>89.338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00" calcext:value-type="float">
            <text:p>39600</text:p>
          </table:table-cell>
          <table:table-cell office:value-type="float" office:value="305.57769" calcext:value-type="float">
            <text:p>305.57769</text:p>
          </table:table-cell>
          <table:table-cell office:value-type="float" office:value="-214.30579" calcext:value-type="float">
            <text:p>-214.3057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4.87014" calcext:value-type="float">
            <text:p>-694.87014</text:p>
          </table:table-cell>
          <table:table-cell office:value-type="float" office:value="671.3105" calcext:value-type="float">
            <text:p>671.3105</text:p>
          </table:table-cell>
          <table:table-cell office:value-type="float" office:value="-23.559646" calcext:value-type="float">
            <text:p>-23.559646</text:p>
          </table:table-cell>
          <table:table-cell office:value-type="float" office:value="-5.5859441" calcext:value-type="float">
            <text:p>-5.5859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00" calcext:value-type="float">
            <text:p>39700</text:p>
          </table:table-cell>
          <table:table-cell office:value-type="float" office:value="312.24578" calcext:value-type="float">
            <text:p>312.24578</text:p>
          </table:table-cell>
          <table:table-cell office:value-type="float" office:value="-139.68866" calcext:value-type="float">
            <text:p>-139.688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08.89865" calcext:value-type="float">
            <text:p>-708.89865</text:p>
          </table:table-cell>
          <table:table-cell office:value-type="float" office:value="685.95933" calcext:value-type="float">
            <text:p>685.95933</text:p>
          </table:table-cell>
          <table:table-cell office:value-type="float" office:value="-22.939323" calcext:value-type="float">
            <text:p>-22.939323</text:p>
          </table:table-cell>
          <table:table-cell office:value-type="float" office:value="-8.6484041" calcext:value-type="float">
            <text:p>-8.6484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00" calcext:value-type="float">
            <text:p>39800</text:p>
          </table:table-cell>
          <table:table-cell office:value-type="float" office:value="304.72556" calcext:value-type="float">
            <text:p>304.72556</text:p>
          </table:table-cell>
          <table:table-cell office:value-type="float" office:value="-210.75312" calcext:value-type="float">
            <text:p>-210.753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4.3582" calcext:value-type="float">
            <text:p>-714.3582</text:p>
          </table:table-cell>
          <table:table-cell office:value-type="float" office:value="669.43849" calcext:value-type="float">
            <text:p>669.43849</text:p>
          </table:table-cell>
          <table:table-cell office:value-type="float" office:value="-44.919711" calcext:value-type="float">
            <text:p>-44.919711</text:p>
          </table:table-cell>
          <table:table-cell office:value-type="float" office:value="-49.768593" calcext:value-type="float">
            <text:p>-49.768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00" calcext:value-type="float">
            <text:p>39900</text:p>
          </table:table-cell>
          <table:table-cell office:value-type="float" office:value="299.84846" calcext:value-type="float">
            <text:p>299.84846</text:p>
          </table:table-cell>
          <table:table-cell office:value-type="float" office:value="-464.71678" calcext:value-type="float">
            <text:p>-464.71678</text:p>
          </table:table-cell>
          <table:table-cell office:value-type="float" office:value="81000" calcext:value-type="float">
            <text:p>81000</text:p>
          </table:table-cell>
          <table:table-cell office:value-type="float" office:value="-716.04164" calcext:value-type="float">
            <text:p>-716.04164</text:p>
          </table:table-cell>
          <table:table-cell office:value-type="float" office:value="658.72418" calcext:value-type="float">
            <text:p>658.72418</text:p>
          </table:table-cell>
          <table:table-cell office:value-type="float" office:value="-57.317459" calcext:value-type="float">
            <text:p>-57.317459</text:p>
          </table:table-cell>
          <table:table-cell office:value-type="float" office:value="28.54624" calcext:value-type="float">
            <text:p>28.54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293.42964" calcext:value-type="float">
            <text:p>293.42964</text:p>
          </table:table-cell>
          <table:table-cell office:value-type="float" office:value="-526.62449" calcext:value-type="float">
            <text:p>-526.6244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1.13815" calcext:value-type="float">
            <text:p>-691.13815</text:p>
          </table:table-cell>
          <table:table-cell office:value-type="float" office:value="644.62296" calcext:value-type="float">
            <text:p>644.62296</text:p>
          </table:table-cell>
          <table:table-cell office:value-type="float" office:value="-46.515191" calcext:value-type="float">
            <text:p>-46.515191</text:p>
          </table:table-cell>
          <table:table-cell office:value-type="float" office:value="-60.112564" calcext:value-type="float">
            <text:p>-60.1125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00" calcext:value-type="float">
            <text:p>40100</text:p>
          </table:table-cell>
          <table:table-cell office:value-type="float" office:value="316.35487" calcext:value-type="float">
            <text:p>316.35487</text:p>
          </table:table-cell>
          <table:table-cell office:value-type="float" office:value="120.20324" calcext:value-type="float">
            <text:p>120.20324</text:p>
          </table:table-cell>
          <table:table-cell office:value-type="float" office:value="81000" calcext:value-type="float">
            <text:p>81000</text:p>
          </table:table-cell>
          <table:table-cell office:value-type="float" office:value="-688.90222" calcext:value-type="float">
            <text:p>-688.90222</text:p>
          </table:table-cell>
          <table:table-cell office:value-type="float" office:value="694.98642" calcext:value-type="float">
            <text:p>694.98642</text:p>
          </table:table-cell>
          <table:table-cell office:value-type="float" office:value="6.0841942" calcext:value-type="float">
            <text:p>6.0841942</text:p>
          </table:table-cell>
          <table:table-cell office:value-type="float" office:value="98.926106" calcext:value-type="float">
            <text:p>98.926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00" calcext:value-type="float">
            <text:p>40200</text:p>
          </table:table-cell>
          <table:table-cell office:value-type="float" office:value="297.22565" calcext:value-type="float">
            <text:p>297.22565</text:p>
          </table:table-cell>
          <table:table-cell office:value-type="float" office:value="-356.93058" calcext:value-type="float">
            <text:p>-356.93058</text:p>
          </table:table-cell>
          <table:table-cell office:value-type="float" office:value="81000" calcext:value-type="float">
            <text:p>81000</text:p>
          </table:table-cell>
          <table:table-cell office:value-type="float" office:value="-653.3871" calcext:value-type="float">
            <text:p>-653.3871</text:p>
          </table:table-cell>
          <table:table-cell office:value-type="float" office:value="652.96225" calcext:value-type="float">
            <text:p>652.96225</text:p>
          </table:table-cell>
          <table:table-cell office:value-type="float" office:value="-0.42484759" calcext:value-type="float">
            <text:p>-0.42484759</text:p>
          </table:table-cell>
          <table:table-cell office:value-type="float" office:value="-84.663145" calcext:value-type="float">
            <text:p>-84.66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00" calcext:value-type="float">
            <text:p>40300</text:p>
          </table:table-cell>
          <table:table-cell office:value-type="float" office:value="296.44641" calcext:value-type="float">
            <text:p>296.44641</text:p>
          </table:table-cell>
          <table:table-cell office:value-type="float" office:value="-522.88888" calcext:value-type="float">
            <text:p>-522.88888</text:p>
          </table:table-cell>
          <table:table-cell office:value-type="float" office:value="81000" calcext:value-type="float">
            <text:p>81000</text:p>
          </table:table-cell>
          <table:table-cell office:value-type="float" office:value="-681.00364" calcext:value-type="float">
            <text:p>-681.00364</text:p>
          </table:table-cell>
          <table:table-cell office:value-type="float" office:value="651.25038" calcext:value-type="float">
            <text:p>651.25038</text:p>
          </table:table-cell>
          <table:table-cell office:value-type="float" office:value="-29.753261" calcext:value-type="float">
            <text:p>-29.753261</text:p>
          </table:table-cell>
          <table:table-cell office:value-type="float" office:value="-113.98421" calcext:value-type="float">
            <text:p>-113.9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00" calcext:value-type="float">
            <text:p>40400</text:p>
          </table:table-cell>
          <table:table-cell office:value-type="float" office:value="286.46175" calcext:value-type="float">
            <text:p>286.46175</text:p>
          </table:table-cell>
          <table:table-cell office:value-type="float" office:value="-679.13077" calcext:value-type="float">
            <text:p>-679.13077</text:p>
          </table:table-cell>
          <table:table-cell office:value-type="float" office:value="81000" calcext:value-type="float">
            <text:p>81000</text:p>
          </table:table-cell>
          <table:table-cell office:value-type="float" office:value="-666.59465" calcext:value-type="float">
            <text:p>-666.59465</text:p>
          </table:table-cell>
          <table:table-cell office:value-type="float" office:value="629.31551" calcext:value-type="float">
            <text:p>629.31551</text:p>
          </table:table-cell>
          <table:table-cell office:value-type="float" office:value="-37.279145" calcext:value-type="float">
            <text:p>-37.279145</text:p>
          </table:table-cell>
          <table:table-cell office:value-type="float" office:value="-167.20368" calcext:value-type="float">
            <text:p>-167.20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292.49345" calcext:value-type="float">
            <text:p>292.49345</text:p>
          </table:table-cell>
          <table:table-cell office:value-type="float" office:value="191.98198" calcext:value-type="float">
            <text:p>191.98198</text:p>
          </table:table-cell>
          <table:table-cell office:value-type="float" office:value="81000" calcext:value-type="float">
            <text:p>81000</text:p>
          </table:table-cell>
          <table:table-cell office:value-type="float" office:value="-673.41189" calcext:value-type="float">
            <text:p>-673.41189</text:p>
          </table:table-cell>
          <table:table-cell office:value-type="float" office:value="642.56629" calcext:value-type="float">
            <text:p>642.56629</text:p>
          </table:table-cell>
          <table:table-cell office:value-type="float" office:value="-30.845593" calcext:value-type="float">
            <text:p>-30.845593</text:p>
          </table:table-cell>
          <table:table-cell office:value-type="float" office:value="27.663914" calcext:value-type="float">
            <text:p>27.663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304.60703" calcext:value-type="float">
            <text:p>304.60703</text:p>
          </table:table-cell>
          <table:table-cell office:value-type="float" office:value="304.73982" calcext:value-type="float">
            <text:p>304.73982</text:p>
          </table:table-cell>
          <table:table-cell office:value-type="float" office:value="81000" calcext:value-type="float">
            <text:p>81000</text:p>
          </table:table-cell>
          <table:table-cell office:value-type="float" office:value="-683.55108" calcext:value-type="float">
            <text:p>-683.55108</text:p>
          </table:table-cell>
          <table:table-cell office:value-type="float" office:value="669.17809" calcext:value-type="float">
            <text:p>669.17809</text:p>
          </table:table-cell>
          <table:table-cell office:value-type="float" office:value="-14.372991" calcext:value-type="float">
            <text:p>-14.372991</text:p>
          </table:table-cell>
          <table:table-cell office:value-type="float" office:value="70.079144" calcext:value-type="float">
            <text:p>70.079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  <table:table-cell office:value-type="float" office:value="301.18139" calcext:value-type="float">
            <text:p>301.18139</text:p>
          </table:table-cell>
          <table:table-cell office:value-type="float" office:value="-25.915902" calcext:value-type="float">
            <text:p>-25.915902</text:p>
          </table:table-cell>
          <table:table-cell office:value-type="float" office:value="81000" calcext:value-type="float">
            <text:p>81000</text:p>
          </table:table-cell>
          <table:table-cell office:value-type="float" office:value="-642.92048" calcext:value-type="float">
            <text:p>-642.92048</text:p>
          </table:table-cell>
          <table:table-cell office:value-type="float" office:value="661.65244" calcext:value-type="float">
            <text:p>661.65244</text:p>
          </table:table-cell>
          <table:table-cell office:value-type="float" office:value="18.731954" calcext:value-type="float">
            <text:p>18.731954</text:p>
          </table:table-cell>
          <table:table-cell office:value-type="float" office:value="-100.21647" calcext:value-type="float">
            <text:p>-100.2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00" calcext:value-type="float">
            <text:p>40800</text:p>
          </table:table-cell>
          <table:table-cell office:value-type="float" office:value="317.50763" calcext:value-type="float">
            <text:p>317.50763</text:p>
          </table:table-cell>
          <table:table-cell office:value-type="float" office:value="108.87002" calcext:value-type="float">
            <text:p>108.87002</text:p>
          </table:table-cell>
          <table:table-cell office:value-type="float" office:value="81000" calcext:value-type="float">
            <text:p>81000</text:p>
          </table:table-cell>
          <table:table-cell office:value-type="float" office:value="-647.22384" calcext:value-type="float">
            <text:p>-647.22384</text:p>
          </table:table-cell>
          <table:table-cell office:value-type="float" office:value="697.51887" calcext:value-type="float">
            <text:p>697.51887</text:p>
          </table:table-cell>
          <table:table-cell office:value-type="float" office:value="50.29503" calcext:value-type="float">
            <text:p>50.29503</text:p>
          </table:table-cell>
          <table:table-cell office:value-type="float" office:value="77.782748" calcext:value-type="float">
            <text:p>77.7827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00" calcext:value-type="float">
            <text:p>40900</text:p>
          </table:table-cell>
          <table:table-cell office:value-type="float" office:value="315.80077" calcext:value-type="float">
            <text:p>315.80077</text:p>
          </table:table-cell>
          <table:table-cell office:value-type="float" office:value="64.737932" calcext:value-type="float">
            <text:p>64.737932</text:p>
          </table:table-cell>
          <table:table-cell office:value-type="float" office:value="81000" calcext:value-type="float">
            <text:p>81000</text:p>
          </table:table-cell>
          <table:table-cell office:value-type="float" office:value="-690.2397" calcext:value-type="float">
            <text:p>-690.2397</text:p>
          </table:table-cell>
          <table:table-cell office:value-type="float" office:value="693.76914" calcext:value-type="float">
            <text:p>693.76914</text:p>
          </table:table-cell>
          <table:table-cell office:value-type="float" office:value="3.5294428" calcext:value-type="float">
            <text:p>3.5294428</text:p>
          </table:table-cell>
          <table:table-cell office:value-type="float" office:value="-63.239267" calcext:value-type="float">
            <text:p>-63.2392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office:value-type="float" office:value="296.64694" calcext:value-type="float">
            <text:p>296.64694</text:p>
          </table:table-cell>
          <table:table-cell office:value-type="float" office:value="-26.75251" calcext:value-type="float">
            <text:p>-26.75251</text:p>
          </table:table-cell>
          <table:table-cell office:value-type="float" office:value="81000" calcext:value-type="float">
            <text:p>81000</text:p>
          </table:table-cell>
          <table:table-cell office:value-type="float" office:value="-675.39101" calcext:value-type="float">
            <text:p>-675.39101</text:p>
          </table:table-cell>
          <table:table-cell office:value-type="float" office:value="651.69091" calcext:value-type="float">
            <text:p>651.69091</text:p>
          </table:table-cell>
          <table:table-cell office:value-type="float" office:value="-23.700103" calcext:value-type="float">
            <text:p>-23.700103</text:p>
          </table:table-cell>
          <table:table-cell office:value-type="float" office:value="135.11006" calcext:value-type="float">
            <text:p>135.11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00" calcext:value-type="float">
            <text:p>41100</text:p>
          </table:table-cell>
          <table:table-cell office:value-type="float" office:value="297.87148" calcext:value-type="float">
            <text:p>297.87148</text:p>
          </table:table-cell>
          <table:table-cell office:value-type="float" office:value="-757.54563" calcext:value-type="float">
            <text:p>-757.54563</text:p>
          </table:table-cell>
          <table:table-cell office:value-type="float" office:value="81000" calcext:value-type="float">
            <text:p>81000</text:p>
          </table:table-cell>
          <table:table-cell office:value-type="float" office:value="-670.22916" calcext:value-type="float">
            <text:p>-670.22916</text:p>
          </table:table-cell>
          <table:table-cell office:value-type="float" office:value="654.38105" calcext:value-type="float">
            <text:p>654.38105</text:p>
          </table:table-cell>
          <table:table-cell office:value-type="float" office:value="-15.848108" calcext:value-type="float">
            <text:p>-15.848108</text:p>
          </table:table-cell>
          <table:table-cell office:value-type="float" office:value="-246.97443" calcext:value-type="float">
            <text:p>-246.97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303.65213" calcext:value-type="float">
            <text:p>303.65213</text:p>
          </table:table-cell>
          <table:table-cell office:value-type="float" office:value="-168.86266" calcext:value-type="float">
            <text:p>-168.86266</text:p>
          </table:table-cell>
          <table:table-cell office:value-type="float" office:value="81000" calcext:value-type="float">
            <text:p>81000</text:p>
          </table:table-cell>
          <table:table-cell office:value-type="float" office:value="-653.3569" calcext:value-type="float">
            <text:p>-653.3569</text:p>
          </table:table-cell>
          <table:table-cell office:value-type="float" office:value="667.08031" calcext:value-type="float">
            <text:p>667.08031</text:p>
          </table:table-cell>
          <table:table-cell office:value-type="float" office:value="13.723413" calcext:value-type="float">
            <text:p>13.723413</text:p>
          </table:table-cell>
          <table:table-cell office:value-type="float" office:value="-156.55105" calcext:value-type="float">
            <text:p>-156.55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00" calcext:value-type="float">
            <text:p>41300</text:p>
          </table:table-cell>
          <table:table-cell office:value-type="float" office:value="309.56237" calcext:value-type="float">
            <text:p>309.56237</text:p>
          </table:table-cell>
          <table:table-cell office:value-type="float" office:value="46.09453" calcext:value-type="float">
            <text:p>46.09453</text:p>
          </table:table-cell>
          <table:table-cell office:value-type="float" office:value="81000" calcext:value-type="float">
            <text:p>81000</text:p>
          </table:table-cell>
          <table:table-cell office:value-type="float" office:value="-638.64824" calcext:value-type="float">
            <text:p>-638.64824</text:p>
          </table:table-cell>
          <table:table-cell office:value-type="float" office:value="680.06425" calcext:value-type="float">
            <text:p>680.06425</text:p>
          </table:table-cell>
          <table:table-cell office:value-type="float" office:value="41.416019" calcext:value-type="float">
            <text:p>41.416019</text:p>
          </table:table-cell>
          <table:table-cell office:value-type="float" office:value="130.11598" calcext:value-type="float">
            <text:p>130.115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00" calcext:value-type="float">
            <text:p>41400</text:p>
          </table:table-cell>
          <table:table-cell office:value-type="float" office:value="296.55259" calcext:value-type="float">
            <text:p>296.55259</text:p>
          </table:table-cell>
          <table:table-cell office:value-type="float" office:value="-87.159607" calcext:value-type="float">
            <text:p>-87.159607</text:p>
          </table:table-cell>
          <table:table-cell office:value-type="float" office:value="81000" calcext:value-type="float">
            <text:p>81000</text:p>
          </table:table-cell>
          <table:table-cell office:value-type="float" office:value="-628.64248" calcext:value-type="float">
            <text:p>-628.64248</text:p>
          </table:table-cell>
          <table:table-cell office:value-type="float" office:value="651.48364" calcext:value-type="float">
            <text:p>651.48364</text:p>
          </table:table-cell>
          <table:table-cell office:value-type="float" office:value="22.841158" calcext:value-type="float">
            <text:p>22.841158</text:p>
          </table:table-cell>
          <table:table-cell office:value-type="float" office:value="-32.947035" calcext:value-type="float">
            <text:p>-32.947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00" calcext:value-type="float">
            <text:p>41500</text:p>
          </table:table-cell>
          <table:table-cell office:value-type="float" office:value="282.01038" calcext:value-type="float">
            <text:p>282.01038</text:p>
          </table:table-cell>
          <table:table-cell office:value-type="float" office:value="-254.65854" calcext:value-type="float">
            <text:p>-254.65854</text:p>
          </table:table-cell>
          <table:table-cell office:value-type="float" office:value="81000" calcext:value-type="float">
            <text:p>81000</text:p>
          </table:table-cell>
          <table:table-cell office:value-type="float" office:value="-658.56736" calcext:value-type="float">
            <text:p>-658.56736</text:p>
          </table:table-cell>
          <table:table-cell office:value-type="float" office:value="619.53647" calcext:value-type="float">
            <text:p>619.53647</text:p>
          </table:table-cell>
          <table:table-cell office:value-type="float" office:value="-39.030887" calcext:value-type="float">
            <text:p>-39.030887</text:p>
          </table:table-cell>
          <table:table-cell office:value-type="float" office:value="62.396642" calcext:value-type="float">
            <text:p>62.3966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290.58499" calcext:value-type="float">
            <text:p>290.58499</text:p>
          </table:table-cell>
          <table:table-cell office:value-type="float" office:value="-377.70427" calcext:value-type="float">
            <text:p>-377.70427</text:p>
          </table:table-cell>
          <table:table-cell office:value-type="float" office:value="81000" calcext:value-type="float">
            <text:p>81000</text:p>
          </table:table-cell>
          <table:table-cell office:value-type="float" office:value="-680.8459" calcext:value-type="float">
            <text:p>-680.8459</text:p>
          </table:table-cell>
          <table:table-cell office:value-type="float" office:value="638.37367" calcext:value-type="float">
            <text:p>638.37367</text:p>
          </table:table-cell>
          <table:table-cell office:value-type="float" office:value="-42.472223" calcext:value-type="float">
            <text:p>-42.472223</text:p>
          </table:table-cell>
          <table:table-cell office:value-type="float" office:value="61.187566" calcext:value-type="float">
            <text:p>61.187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00" calcext:value-type="float">
            <text:p>41700</text:p>
          </table:table-cell>
          <table:table-cell office:value-type="float" office:value="299.04249" calcext:value-type="float">
            <text:p>299.04249</text:p>
          </table:table-cell>
          <table:table-cell office:value-type="float" office:value="-22.113327" calcext:value-type="float">
            <text:p>-22.113327</text:p>
          </table:table-cell>
          <table:table-cell office:value-type="float" office:value="81000" calcext:value-type="float">
            <text:p>81000</text:p>
          </table:table-cell>
          <table:table-cell office:value-type="float" office:value="-674.6035" calcext:value-type="float">
            <text:p>-674.6035</text:p>
          </table:table-cell>
          <table:table-cell office:value-type="float" office:value="656.95359" calcext:value-type="float">
            <text:p>656.95359</text:p>
          </table:table-cell>
          <table:table-cell office:value-type="float" office:value="-17.649905" calcext:value-type="float">
            <text:p>-17.649905</text:p>
          </table:table-cell>
          <table:table-cell office:value-type="float" office:value="-6.6147139" calcext:value-type="float">
            <text:p>-6.6147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301.41316" calcext:value-type="float">
            <text:p>301.41316</text:p>
          </table:table-cell>
          <table:table-cell office:value-type="float" office:value="-224.82937" calcext:value-type="float">
            <text:p>-224.82937</text:p>
          </table:table-cell>
          <table:table-cell office:value-type="float" office:value="81000" calcext:value-type="float">
            <text:p>81000</text:p>
          </table:table-cell>
          <table:table-cell office:value-type="float" office:value="-656.29999" calcext:value-type="float">
            <text:p>-656.29999</text:p>
          </table:table-cell>
          <table:table-cell office:value-type="float" office:value="662.16161" calcext:value-type="float">
            <text:p>662.16161</text:p>
          </table:table-cell>
          <table:table-cell office:value-type="float" office:value="5.8616178" calcext:value-type="float">
            <text:p>5.8616178</text:p>
          </table:table-cell>
          <table:table-cell office:value-type="float" office:value="-58.950591" calcext:value-type="float">
            <text:p>-58.950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00" calcext:value-type="float">
            <text:p>41900</text:p>
          </table:table-cell>
          <table:table-cell office:value-type="float" office:value="298.82189" calcext:value-type="float">
            <text:p>298.82189</text:p>
          </table:table-cell>
          <table:table-cell office:value-type="float" office:value="-124.06071" calcext:value-type="float">
            <text:p>-124.06071</text:p>
          </table:table-cell>
          <table:table-cell office:value-type="float" office:value="81000" calcext:value-type="float">
            <text:p>81000</text:p>
          </table:table-cell>
          <table:table-cell office:value-type="float" office:value="-659.24927" calcext:value-type="float">
            <text:p>-659.24927</text:p>
          </table:table-cell>
          <table:table-cell office:value-type="float" office:value="656.46896" calcext:value-type="float">
            <text:p>656.46896</text:p>
          </table:table-cell>
          <table:table-cell office:value-type="float" office:value="-2.780307" calcext:value-type="float">
            <text:p>-2.780307</text:p>
          </table:table-cell>
          <table:table-cell office:value-type="float" office:value="50.77648" calcext:value-type="float">
            <text:p>50.77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294.48935" calcext:value-type="float">
            <text:p>294.48935</text:p>
          </table:table-cell>
          <table:table-cell office:value-type="float" office:value="291.13393" calcext:value-type="float">
            <text:p>291.133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02.49746" calcext:value-type="float">
            <text:p>-702.49746</text:p>
          </table:table-cell>
          <table:table-cell office:value-type="float" office:value="646.951" calcext:value-type="float">
            <text:p>646.951</text:p>
          </table:table-cell>
          <table:table-cell office:value-type="float" office:value="-55.546469" calcext:value-type="float">
            <text:p>-55.546469</text:p>
          </table:table-cell>
          <table:table-cell office:value-type="float" office:value="223.65344" calcext:value-type="float">
            <text:p>223.65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00" calcext:value-type="float">
            <text:p>42100</text:p>
          </table:table-cell>
          <table:table-cell office:value-type="float" office:value="293.12902" calcext:value-type="float">
            <text:p>293.12902</text:p>
          </table:table-cell>
          <table:table-cell office:value-type="float" office:value="439.20338" calcext:value-type="float">
            <text:p>439.203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08.72071" calcext:value-type="float">
            <text:p>-708.72071</text:p>
          </table:table-cell>
          <table:table-cell office:value-type="float" office:value="643.96253" calcext:value-type="float">
            <text:p>643.96253</text:p>
          </table:table-cell>
          <table:table-cell office:value-type="float" office:value="-64.758176" calcext:value-type="float">
            <text:p>-64.758176</text:p>
          </table:table-cell>
          <table:table-cell office:value-type="float" office:value="100.26533" calcext:value-type="float">
            <text:p>100.265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295.8612" calcext:value-type="float">
            <text:p>295.8612</text:p>
          </table:table-cell>
          <table:table-cell office:value-type="float" office:value="-179.22137" calcext:value-type="float">
            <text:p>-179.221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06.78905" calcext:value-type="float">
            <text:p>-706.78905</text:p>
          </table:table-cell>
          <table:table-cell office:value-type="float" office:value="649.96474" calcext:value-type="float">
            <text:p>649.96474</text:p>
          </table:table-cell>
          <table:table-cell office:value-type="float" office:value="-56.824309" calcext:value-type="float">
            <text:p>-56.824309</text:p>
          </table:table-cell>
          <table:table-cell office:value-type="float" office:value="44.651928" calcext:value-type="float">
            <text:p>44.65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00" calcext:value-type="float">
            <text:p>42300</text:p>
          </table:table-cell>
          <table:table-cell office:value-type="float" office:value="293.35426" calcext:value-type="float">
            <text:p>293.35426</text:p>
          </table:table-cell>
          <table:table-cell office:value-type="float" office:value="21.301847" calcext:value-type="float">
            <text:p>21.301847</text:p>
          </table:table-cell>
          <table:table-cell office:value-type="float" office:value="81000" calcext:value-type="float">
            <text:p>81000</text:p>
          </table:table-cell>
          <table:table-cell office:value-type="float" office:value="-697.72294" calcext:value-type="float">
            <text:p>-697.72294</text:p>
          </table:table-cell>
          <table:table-cell office:value-type="float" office:value="644.45737" calcext:value-type="float">
            <text:p>644.45737</text:p>
          </table:table-cell>
          <table:table-cell office:value-type="float" office:value="-53.265572" calcext:value-type="float">
            <text:p>-53.265572</text:p>
          </table:table-cell>
          <table:table-cell office:value-type="float" office:value="-80.12212" calcext:value-type="float">
            <text:p>-80.12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00" calcext:value-type="float">
            <text:p>42400</text:p>
          </table:table-cell>
          <table:table-cell office:value-type="float" office:value="297.94951" calcext:value-type="float">
            <text:p>297.94951</text:p>
          </table:table-cell>
          <table:table-cell office:value-type="float" office:value="146.88212" calcext:value-type="float">
            <text:p>146.88212</text:p>
          </table:table-cell>
          <table:table-cell office:value-type="float" office:value="81000" calcext:value-type="float">
            <text:p>81000</text:p>
          </table:table-cell>
          <table:table-cell office:value-type="float" office:value="-696.71432" calcext:value-type="float">
            <text:p>-696.71432</text:p>
          </table:table-cell>
          <table:table-cell office:value-type="float" office:value="654.55246" calcext:value-type="float">
            <text:p>654.55246</text:p>
          </table:table-cell>
          <table:table-cell office:value-type="float" office:value="-42.161858" calcext:value-type="float">
            <text:p>-42.161858</text:p>
          </table:table-cell>
          <table:table-cell office:value-type="float" office:value="204.83164" calcext:value-type="float">
            <text:p>204.831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00" calcext:value-type="float">
            <text:p>42500</text:p>
          </table:table-cell>
          <table:table-cell office:value-type="float" office:value="297.48337" calcext:value-type="float">
            <text:p>297.48337</text:p>
          </table:table-cell>
          <table:table-cell office:value-type="float" office:value="-270.47729" calcext:value-type="float">
            <text:p>-270.47729</text:p>
          </table:table-cell>
          <table:table-cell office:value-type="float" office:value="81000" calcext:value-type="float">
            <text:p>81000</text:p>
          </table:table-cell>
          <table:table-cell office:value-type="float" office:value="-685.79979" calcext:value-type="float">
            <text:p>-685.79979</text:p>
          </table:table-cell>
          <table:table-cell office:value-type="float" office:value="653.52844" calcext:value-type="float">
            <text:p>653.52844</text:p>
          </table:table-cell>
          <table:table-cell office:value-type="float" office:value="-32.271357" calcext:value-type="float">
            <text:p>-32.271357</text:p>
          </table:table-cell>
          <table:table-cell office:value-type="float" office:value="-115.859" calcext:value-type="float">
            <text:p>-115.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304.72653" calcext:value-type="float">
            <text:p>304.72653</text:p>
          </table:table-cell>
          <table:table-cell office:value-type="float" office:value="293.01761" calcext:value-type="float">
            <text:p>293.01761</text:p>
          </table:table-cell>
          <table:table-cell office:value-type="float" office:value="81000" calcext:value-type="float">
            <text:p>81000</text:p>
          </table:table-cell>
          <table:table-cell office:value-type="float" office:value="-685.63678" calcext:value-type="float">
            <text:p>-685.63678</text:p>
          </table:table-cell>
          <table:table-cell office:value-type="float" office:value="669.44061" calcext:value-type="float">
            <text:p>669.44061</text:p>
          </table:table-cell>
          <table:table-cell office:value-type="float" office:value="-16.196169" calcext:value-type="float">
            <text:p>-16.196169</text:p>
          </table:table-cell>
          <table:table-cell office:value-type="float" office:value="173.69834" calcext:value-type="float">
            <text:p>173.69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00" calcext:value-type="float">
            <text:p>42700</text:p>
          </table:table-cell>
          <table:table-cell office:value-type="float" office:value="311.98458" calcext:value-type="float">
            <text:p>311.98458</text:p>
          </table:table-cell>
          <table:table-cell office:value-type="float" office:value="228.37091" calcext:value-type="float">
            <text:p>228.370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00.20502" calcext:value-type="float">
            <text:p>-700.20502</text:p>
          </table:table-cell>
          <table:table-cell office:value-type="float" office:value="685.38551" calcext:value-type="float">
            <text:p>685.38551</text:p>
          </table:table-cell>
          <table:table-cell office:value-type="float" office:value="-14.819513" calcext:value-type="float">
            <text:p>-14.819513</text:p>
          </table:table-cell>
          <table:table-cell office:value-type="float" office:value="133.1817" calcext:value-type="float">
            <text:p>133.1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299.98576" calcext:value-type="float">
            <text:p>299.98576</text:p>
          </table:table-cell>
          <table:table-cell office:value-type="float" office:value="-182.82171" calcext:value-type="float">
            <text:p>-182.821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9.16331" calcext:value-type="float">
            <text:p>-719.16331</text:p>
          </table:table-cell>
          <table:table-cell office:value-type="float" office:value="659.02582" calcext:value-type="float">
            <text:p>659.02582</text:p>
          </table:table-cell>
          <table:table-cell office:value-type="float" office:value="-60.137496" calcext:value-type="float">
            <text:p>-60.137496</text:p>
          </table:table-cell>
          <table:table-cell office:value-type="float" office:value="-119.86355" calcext:value-type="float">
            <text:p>-119.8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00" calcext:value-type="float">
            <text:p>42900</text:p>
          </table:table-cell>
          <table:table-cell office:value-type="float" office:value="289.58682" calcext:value-type="float">
            <text:p>289.58682</text:p>
          </table:table-cell>
          <table:table-cell office:value-type="float" office:value="142.73653" calcext:value-type="float">
            <text:p>142.736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12.76855" calcext:value-type="float">
            <text:p>-712.76855</text:p>
          </table:table-cell>
          <table:table-cell office:value-type="float" office:value="636.18084" calcext:value-type="float">
            <text:p>636.18084</text:p>
          </table:table-cell>
          <table:table-cell office:value-type="float" office:value="-76.587707" calcext:value-type="float">
            <text:p>-76.587707</text:p>
          </table:table-cell>
          <table:table-cell office:value-type="float" office:value="18.660249" calcext:value-type="float">
            <text:p>18.6602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office:value-type="float" office:value="301.09837" calcext:value-type="float">
            <text:p>301.09837</text:p>
          </table:table-cell>
          <table:table-cell office:value-type="float" office:value="213.10156" calcext:value-type="float">
            <text:p>213.101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19.92442" calcext:value-type="float">
            <text:p>-719.92442</text:p>
          </table:table-cell>
          <table:table-cell office:value-type="float" office:value="661.47006" calcext:value-type="float">
            <text:p>661.47006</text:p>
          </table:table-cell>
          <table:table-cell office:value-type="float" office:value="-58.454364" calcext:value-type="float">
            <text:p>-58.454364</text:p>
          </table:table-cell>
          <table:table-cell office:value-type="float" office:value="98.719157" calcext:value-type="float">
            <text:p>98.7191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303.47307" calcext:value-type="float">
            <text:p>303.47307</text:p>
          </table:table-cell>
          <table:table-cell office:value-type="float" office:value="-115.3985" calcext:value-type="float">
            <text:p>-115.3985</text:p>
          </table:table-cell>
          <table:table-cell office:value-type="float" office:value="81000" calcext:value-type="float">
            <text:p>81000</text:p>
          </table:table-cell>
          <table:table-cell office:value-type="float" office:value="-693.80178" calcext:value-type="float">
            <text:p>-693.80178</text:p>
          </table:table-cell>
          <table:table-cell office:value-type="float" office:value="666.68694" calcext:value-type="float">
            <text:p>666.68694</text:p>
          </table:table-cell>
          <table:table-cell office:value-type="float" office:value="-27.114837" calcext:value-type="float">
            <text:p>-27.114837</text:p>
          </table:table-cell>
          <table:table-cell office:value-type="float" office:value="-132.56681" calcext:value-type="float">
            <text:p>-132.56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00" calcext:value-type="float">
            <text:p>43200</text:p>
          </table:table-cell>
          <table:table-cell office:value-type="float" office:value="306.70571" calcext:value-type="float">
            <text:p>306.70571</text:p>
          </table:table-cell>
          <table:table-cell office:value-type="float" office:value="-78.008249" calcext:value-type="float">
            <text:p>-78.008249</text:p>
          </table:table-cell>
          <table:table-cell office:value-type="float" office:value="81000" calcext:value-type="float">
            <text:p>81000</text:p>
          </table:table-cell>
          <table:table-cell office:value-type="float" office:value="-696.30515" calcext:value-type="float">
            <text:p>-696.30515</text:p>
          </table:table-cell>
          <table:table-cell office:value-type="float" office:value="673.78859" calcext:value-type="float">
            <text:p>673.78859</text:p>
          </table:table-cell>
          <table:table-cell office:value-type="float" office:value="-22.516558" calcext:value-type="float">
            <text:p>-22.516558</text:p>
          </table:table-cell>
          <table:table-cell office:value-type="float" office:value="-86.261547" calcext:value-type="float">
            <text:p>-86.261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00" calcext:value-type="float">
            <text:p>43300</text:p>
          </table:table-cell>
          <table:table-cell office:value-type="float" office:value="288.09769" calcext:value-type="float">
            <text:p>288.09769</text:p>
          </table:table-cell>
          <table:table-cell office:value-type="float" office:value="61.566272" calcext:value-type="float">
            <text:p>61.566272</text:p>
          </table:table-cell>
          <table:table-cell office:value-type="float" office:value="81000" calcext:value-type="float">
            <text:p>81000</text:p>
          </table:table-cell>
          <table:table-cell office:value-type="float" office:value="-669.03585" calcext:value-type="float">
            <text:p>-669.03585</text:p>
          </table:table-cell>
          <table:table-cell office:value-type="float" office:value="632.90944" calcext:value-type="float">
            <text:p>632.90944</text:p>
          </table:table-cell>
          <table:table-cell office:value-type="float" office:value="-36.12641" calcext:value-type="float">
            <text:p>-36.12641</text:p>
          </table:table-cell>
          <table:table-cell office:value-type="float" office:value="53.559553" calcext:value-type="float">
            <text:p>53.559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00" calcext:value-type="float">
            <text:p>43400</text:p>
          </table:table-cell>
          <table:table-cell office:value-type="float" office:value="295.91673" calcext:value-type="float">
            <text:p>295.91673</text:p>
          </table:table-cell>
          <table:table-cell office:value-type="float" office:value="350.9039" calcext:value-type="float">
            <text:p>350.90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02.40475" calcext:value-type="float">
            <text:p>-702.40475</text:p>
          </table:table-cell>
          <table:table-cell office:value-type="float" office:value="650.08674" calcext:value-type="float">
            <text:p>650.08674</text:p>
          </table:table-cell>
          <table:table-cell office:value-type="float" office:value="-52.318007" calcext:value-type="float">
            <text:p>-52.318007</text:p>
          </table:table-cell>
          <table:table-cell office:value-type="float" office:value="185.86591" calcext:value-type="float">
            <text:p>185.86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00" calcext:value-type="float">
            <text:p>43500</text:p>
          </table:table-cell>
          <table:table-cell office:value-type="float" office:value="293.32222" calcext:value-type="float">
            <text:p>293.32222</text:p>
          </table:table-cell>
          <table:table-cell office:value-type="float" office:value="-22.335765" calcext:value-type="float">
            <text:p>-22.3357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3438" calcext:value-type="float">
            <text:p>-720.3438</text:p>
          </table:table-cell>
          <table:table-cell office:value-type="float" office:value="644.38697" calcext:value-type="float">
            <text:p>644.38697</text:p>
          </table:table-cell>
          <table:table-cell office:value-type="float" office:value="-75.956837" calcext:value-type="float">
            <text:p>-75.956837</text:p>
          </table:table-cell>
          <table:table-cell office:value-type="float" office:value="-16.147161" calcext:value-type="float">
            <text:p>-16.147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00" calcext:value-type="float">
            <text:p>43600</text:p>
          </table:table-cell>
          <table:table-cell office:value-type="float" office:value="277.80371" calcext:value-type="float">
            <text:p>277.80371</text:p>
          </table:table-cell>
          <table:table-cell office:value-type="float" office:value="235.60171" calcext:value-type="float">
            <text:p>235.601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7.94464" calcext:value-type="float">
            <text:p>-717.94464</text:p>
          </table:table-cell>
          <table:table-cell office:value-type="float" office:value="610.29503" calcext:value-type="float">
            <text:p>610.29503</text:p>
          </table:table-cell>
          <table:table-cell office:value-type="float" office:value="-107.64961" calcext:value-type="float">
            <text:p>-107.64961</text:p>
          </table:table-cell>
          <table:table-cell office:value-type="float" office:value="52.072025" calcext:value-type="float">
            <text:p>52.072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00" calcext:value-type="float">
            <text:p>43700</text:p>
          </table:table-cell>
          <table:table-cell office:value-type="float" office:value="276.9917" calcext:value-type="float">
            <text:p>276.9917</text:p>
          </table:table-cell>
          <table:table-cell office:value-type="float" office:value="290.21259" calcext:value-type="float">
            <text:p>290.212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11549" calcext:value-type="float">
            <text:p>-744.11549</text:p>
          </table:table-cell>
          <table:table-cell office:value-type="float" office:value="608.51116" calcext:value-type="float">
            <text:p>608.51116</text:p>
          </table:table-cell>
          <table:table-cell office:value-type="float" office:value="-135.60433" calcext:value-type="float">
            <text:p>-135.60433</text:p>
          </table:table-cell>
          <table:table-cell office:value-type="float" office:value="63.922335" calcext:value-type="float">
            <text:p>63.9223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00" calcext:value-type="float">
            <text:p>43800</text:p>
          </table:table-cell>
          <table:table-cell office:value-type="float" office:value="306.83248" calcext:value-type="float">
            <text:p>306.83248</text:p>
          </table:table-cell>
          <table:table-cell office:value-type="float" office:value="86.031175" calcext:value-type="float">
            <text:p>86.0311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82947" calcext:value-type="float">
            <text:p>-770.82947</text:p>
          </table:table-cell>
          <table:table-cell office:value-type="float" office:value="674.06709" calcext:value-type="float">
            <text:p>674.06709</text:p>
          </table:table-cell>
          <table:table-cell office:value-type="float" office:value="-96.76238" calcext:value-type="float">
            <text:p>-96.76238</text:p>
          </table:table-cell>
          <table:table-cell office:value-type="float" office:value="96.70361" calcext:value-type="float">
            <text:p>96.70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00" calcext:value-type="float">
            <text:p>43900</text:p>
          </table:table-cell>
          <table:table-cell office:value-type="float" office:value="302.91387" calcext:value-type="float">
            <text:p>302.91387</text:p>
          </table:table-cell>
          <table:table-cell office:value-type="float" office:value="213.635" calcext:value-type="float">
            <text:p>213.6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02581" calcext:value-type="float">
            <text:p>-723.02581</text:p>
          </table:table-cell>
          <table:table-cell office:value-type="float" office:value="665.45846" calcext:value-type="float">
            <text:p>665.45846</text:p>
          </table:table-cell>
          <table:table-cell office:value-type="float" office:value="-57.567343" calcext:value-type="float">
            <text:p>-57.567343</text:p>
          </table:table-cell>
          <table:table-cell office:value-type="float" office:value="108.30374" calcext:value-type="float">
            <text:p>108.30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312.21677" calcext:value-type="float">
            <text:p>312.21677</text:p>
          </table:table-cell>
          <table:table-cell office:value-type="float" office:value="199.26919" calcext:value-type="float">
            <text:p>199.2691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12233" calcext:value-type="float">
            <text:p>-727.12233</text:p>
          </table:table-cell>
          <table:table-cell office:value-type="float" office:value="685.89561" calcext:value-type="float">
            <text:p>685.89561</text:p>
          </table:table-cell>
          <table:table-cell office:value-type="float" office:value="-41.226718" calcext:value-type="float">
            <text:p>-41.226718</text:p>
          </table:table-cell>
          <table:table-cell office:value-type="float" office:value="138.66119" calcext:value-type="float">
            <text:p>138.66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00" calcext:value-type="float">
            <text:p>44100</text:p>
          </table:table-cell>
          <table:table-cell office:value-type="float" office:value="311.16334" calcext:value-type="float">
            <text:p>311.16334</text:p>
          </table:table-cell>
          <table:table-cell office:value-type="float" office:value="373.8983" calcext:value-type="float">
            <text:p>373.898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72591" calcext:value-type="float">
            <text:p>-745.72591</text:p>
          </table:table-cell>
          <table:table-cell office:value-type="float" office:value="683.58136" calcext:value-type="float">
            <text:p>683.58136</text:p>
          </table:table-cell>
          <table:table-cell office:value-type="float" office:value="-62.144554" calcext:value-type="float">
            <text:p>-62.144554</text:p>
          </table:table-cell>
          <table:table-cell office:value-type="float" office:value="188.57645" calcext:value-type="float">
            <text:p>188.57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00" calcext:value-type="float">
            <text:p>44200</text:p>
          </table:table-cell>
          <table:table-cell office:value-type="float" office:value="298.49102" calcext:value-type="float">
            <text:p>298.49102</text:p>
          </table:table-cell>
          <table:table-cell office:value-type="float" office:value="132.13747" calcext:value-type="float">
            <text:p>132.137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15587" calcext:value-type="float">
            <text:p>-753.15587</text:p>
          </table:table-cell>
          <table:table-cell office:value-type="float" office:value="655.7421" calcext:value-type="float">
            <text:p>655.7421</text:p>
          </table:table-cell>
          <table:table-cell office:value-type="float" office:value="-97.413772" calcext:value-type="float">
            <text:p>-97.413772</text:p>
          </table:table-cell>
          <table:table-cell office:value-type="float" office:value="8.5419479" calcext:value-type="float">
            <text:p>8.5419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00" calcext:value-type="float">
            <text:p>44300</text:p>
          </table:table-cell>
          <table:table-cell office:value-type="float" office:value="287.74913" calcext:value-type="float">
            <text:p>287.74913</text:p>
          </table:table-cell>
          <table:table-cell office:value-type="float" office:value="-249.53999" calcext:value-type="float">
            <text:p>-249.539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6034" calcext:value-type="float">
            <text:p>-743.26034</text:p>
          </table:table-cell>
          <table:table-cell office:value-type="float" office:value="632.14369" calcext:value-type="float">
            <text:p>632.14369</text:p>
          </table:table-cell>
          <table:table-cell office:value-type="float" office:value="-111.11665" calcext:value-type="float">
            <text:p>-111.11665</text:p>
          </table:table-cell>
          <table:table-cell office:value-type="float" office:value="2.2653513" calcext:value-type="float">
            <text:p>2.2653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00" calcext:value-type="float">
            <text:p>44400</text:p>
          </table:table-cell>
          <table:table-cell office:value-type="float" office:value="303.91735" calcext:value-type="float">
            <text:p>303.91735</text:p>
          </table:table-cell>
          <table:table-cell office:value-type="float" office:value="15.865301" calcext:value-type="float">
            <text:p>15.8653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13297" calcext:value-type="float">
            <text:p>-737.13297</text:p>
          </table:table-cell>
          <table:table-cell office:value-type="float" office:value="667.66295" calcext:value-type="float">
            <text:p>667.66295</text:p>
          </table:table-cell>
          <table:table-cell office:value-type="float" office:value="-69.470021" calcext:value-type="float">
            <text:p>-69.470021</text:p>
          </table:table-cell>
          <table:table-cell office:value-type="float" office:value="85.703719" calcext:value-type="float">
            <text:p>85.7037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00" calcext:value-type="float">
            <text:p>44500</text:p>
          </table:table-cell>
          <table:table-cell office:value-type="float" office:value="318.48258" calcext:value-type="float">
            <text:p>318.48258</text:p>
          </table:table-cell>
          <table:table-cell office:value-type="float" office:value="97.434804" calcext:value-type="float">
            <text:p>97.4348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45685" calcext:value-type="float">
            <text:p>-729.45685</text:p>
          </table:table-cell>
          <table:table-cell office:value-type="float" office:value="699.6607" calcext:value-type="float">
            <text:p>699.6607</text:p>
          </table:table-cell>
          <table:table-cell office:value-type="float" office:value="-29.796149" calcext:value-type="float">
            <text:p>-29.796149</text:p>
          </table:table-cell>
          <table:table-cell office:value-type="float" office:value="33.301175" calcext:value-type="float">
            <text:p>33.301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00" calcext:value-type="float">
            <text:p>44600</text:p>
          </table:table-cell>
          <table:table-cell office:value-type="float" office:value="303.04197" calcext:value-type="float">
            <text:p>303.04197</text:p>
          </table:table-cell>
          <table:table-cell office:value-type="float" office:value="214.15357" calcext:value-type="float">
            <text:p>214.153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13.11423" calcext:value-type="float">
            <text:p>-713.11423</text:p>
          </table:table-cell>
          <table:table-cell office:value-type="float" office:value="665.73987" calcext:value-type="float">
            <text:p>665.73987</text:p>
          </table:table-cell>
          <table:table-cell office:value-type="float" office:value="-47.374366" calcext:value-type="float">
            <text:p>-47.374366</text:p>
          </table:table-cell>
          <table:table-cell office:value-type="float" office:value="-49.938942" calcext:value-type="float">
            <text:p>-49.938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00" calcext:value-type="float">
            <text:p>44700</text:p>
          </table:table-cell>
          <table:table-cell office:value-type="float" office:value="292.15901" calcext:value-type="float">
            <text:p>292.15901</text:p>
          </table:table-cell>
          <table:table-cell office:value-type="float" office:value="280.28341" calcext:value-type="float">
            <text:p>280.2834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11488" calcext:value-type="float">
            <text:p>-721.11488</text:p>
          </table:table-cell>
          <table:table-cell office:value-type="float" office:value="641.83157" calcext:value-type="float">
            <text:p>641.83157</text:p>
          </table:table-cell>
          <table:table-cell office:value-type="float" office:value="-79.283313" calcext:value-type="float">
            <text:p>-79.283313</text:p>
          </table:table-cell>
          <table:table-cell office:value-type="float" office:value="189.16859" calcext:value-type="float">
            <text:p>189.1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00" calcext:value-type="float">
            <text:p>44800</text:p>
          </table:table-cell>
          <table:table-cell office:value-type="float" office:value="284.82773" calcext:value-type="float">
            <text:p>284.82773</text:p>
          </table:table-cell>
          <table:table-cell office:value-type="float" office:value="-288.88937" calcext:value-type="float">
            <text:p>-288.889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15.06088" calcext:value-type="float">
            <text:p>-715.06088</text:p>
          </table:table-cell>
          <table:table-cell office:value-type="float" office:value="625.7258" calcext:value-type="float">
            <text:p>625.7258</text:p>
          </table:table-cell>
          <table:table-cell office:value-type="float" office:value="-89.335083" calcext:value-type="float">
            <text:p>-89.335083</text:p>
          </table:table-cell>
          <table:table-cell office:value-type="float" office:value="-112.05893" calcext:value-type="float">
            <text:p>-112.05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00" calcext:value-type="float">
            <text:p>44900</text:p>
          </table:table-cell>
          <table:table-cell office:value-type="float" office:value="301.7846" calcext:value-type="float">
            <text:p>301.7846</text:p>
          </table:table-cell>
          <table:table-cell office:value-type="float" office:value="-177.00555" calcext:value-type="float">
            <text:p>-177.005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19.64273" calcext:value-type="float">
            <text:p>-719.64273</text:p>
          </table:table-cell>
          <table:table-cell office:value-type="float" office:value="662.97761" calcext:value-type="float">
            <text:p>662.97761</text:p>
          </table:table-cell>
          <table:table-cell office:value-type="float" office:value="-56.665117" calcext:value-type="float">
            <text:p>-56.665117</text:p>
          </table:table-cell>
          <table:table-cell office:value-type="float" office:value="-17.929078" calcext:value-type="float">
            <text:p>-17.929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311.29498" calcext:value-type="float">
            <text:p>311.29498</text:p>
          </table:table-cell>
          <table:table-cell office:value-type="float" office:value="-37.002523" calcext:value-type="float">
            <text:p>-37.002523</text:p>
          </table:table-cell>
          <table:table-cell office:value-type="float" office:value="81000" calcext:value-type="float">
            <text:p>81000</text:p>
          </table:table-cell>
          <table:table-cell office:value-type="float" office:value="-697.53982" calcext:value-type="float">
            <text:p>-697.53982</text:p>
          </table:table-cell>
          <table:table-cell office:value-type="float" office:value="683.87056" calcext:value-type="float">
            <text:p>683.87056</text:p>
          </table:table-cell>
          <table:table-cell office:value-type="float" office:value="-13.669256" calcext:value-type="float">
            <text:p>-13.669256</text:p>
          </table:table-cell>
          <table:table-cell office:value-type="float" office:value="-109.7768" calcext:value-type="float">
            <text:p>-109.7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00" calcext:value-type="float">
            <text:p>45100</text:p>
          </table:table-cell>
          <table:table-cell office:value-type="float" office:value="304.34505" calcext:value-type="float">
            <text:p>304.34505</text:p>
          </table:table-cell>
          <table:table-cell office:value-type="float" office:value="43.725341" calcext:value-type="float">
            <text:p>43.725341</text:p>
          </table:table-cell>
          <table:table-cell office:value-type="float" office:value="81000" calcext:value-type="float">
            <text:p>81000</text:p>
          </table:table-cell>
          <table:table-cell office:value-type="float" office:value="-706.4048" calcext:value-type="float">
            <text:p>-706.4048</text:p>
          </table:table-cell>
          <table:table-cell office:value-type="float" office:value="668.60256" calcext:value-type="float">
            <text:p>668.60256</text:p>
          </table:table-cell>
          <table:table-cell office:value-type="float" office:value="-37.80224" calcext:value-type="float">
            <text:p>-37.80224</text:p>
          </table:table-cell>
          <table:table-cell office:value-type="float" office:value="13.055113" calcext:value-type="float">
            <text:p>13.055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294.6072" calcext:value-type="float">
            <text:p>294.6072</text:p>
          </table:table-cell>
          <table:table-cell office:value-type="float" office:value="106.98358" calcext:value-type="float">
            <text:p>106.983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13.21035" calcext:value-type="float">
            <text:p>-713.21035</text:p>
          </table:table-cell>
          <table:table-cell office:value-type="float" office:value="647.20989" calcext:value-type="float">
            <text:p>647.20989</text:p>
          </table:table-cell>
          <table:table-cell office:value-type="float" office:value="-66.000464" calcext:value-type="float">
            <text:p>-66.000464</text:p>
          </table:table-cell>
          <table:table-cell office:value-type="float" office:value="-22.53395" calcext:value-type="float">
            <text:p>-22.53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00" calcext:value-type="float">
            <text:p>45300</text:p>
          </table:table-cell>
          <table:table-cell office:value-type="float" office:value="294.13647" calcext:value-type="float">
            <text:p>294.13647</text:p>
          </table:table-cell>
          <table:table-cell office:value-type="float" office:value="31.007112" calcext:value-type="float">
            <text:p>31.0071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7.36067" calcext:value-type="float">
            <text:p>-717.36067</text:p>
          </table:table-cell>
          <table:table-cell office:value-type="float" office:value="646.17577" calcext:value-type="float">
            <text:p>646.17577</text:p>
          </table:table-cell>
          <table:table-cell office:value-type="float" office:value="-71.1849" calcext:value-type="float">
            <text:p>-71.1849</text:p>
          </table:table-cell>
          <table:table-cell office:value-type="float" office:value="48.024711" calcext:value-type="float">
            <text:p>48.0247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00" calcext:value-type="float">
            <text:p>45400</text:p>
          </table:table-cell>
          <table:table-cell office:value-type="float" office:value="298.23509" calcext:value-type="float">
            <text:p>298.23509</text:p>
          </table:table-cell>
          <table:table-cell office:value-type="float" office:value="322.13391" calcext:value-type="float">
            <text:p>322.133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5.41967" calcext:value-type="float">
            <text:p>-715.41967</text:p>
          </table:table-cell>
          <table:table-cell office:value-type="float" office:value="655.17986" calcext:value-type="float">
            <text:p>655.17986</text:p>
          </table:table-cell>
          <table:table-cell office:value-type="float" office:value="-60.239817" calcext:value-type="float">
            <text:p>-60.239817</text:p>
          </table:table-cell>
          <table:table-cell office:value-type="float" office:value="115.27273" calcext:value-type="float">
            <text:p>115.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308.7608" calcext:value-type="float">
            <text:p>308.7608</text:p>
          </table:table-cell>
          <table:table-cell office:value-type="float" office:value="534.67551" calcext:value-type="float">
            <text:p>534.67551</text:p>
          </table:table-cell>
          <table:table-cell office:value-type="float" office:value="81000" calcext:value-type="float">
            <text:p>81000</text:p>
          </table:table-cell>
          <table:table-cell office:value-type="float" office:value="-685.18057" calcext:value-type="float">
            <text:p>-685.18057</text:p>
          </table:table-cell>
          <table:table-cell office:value-type="float" office:value="678.30333" calcext:value-type="float">
            <text:p>678.30333</text:p>
          </table:table-cell>
          <table:table-cell office:value-type="float" office:value="-6.8772404" calcext:value-type="float">
            <text:p>-6.8772404</text:p>
          </table:table-cell>
          <table:table-cell office:value-type="float" office:value="143.14091" calcext:value-type="float">
            <text:p>143.14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00" calcext:value-type="float">
            <text:p>45600</text:p>
          </table:table-cell>
          <table:table-cell office:value-type="float" office:value="303.64885" calcext:value-type="float">
            <text:p>303.64885</text:p>
          </table:table-cell>
          <table:table-cell office:value-type="float" office:value="-410.66643" calcext:value-type="float">
            <text:p>-410.66643</text:p>
          </table:table-cell>
          <table:table-cell office:value-type="float" office:value="81000" calcext:value-type="float">
            <text:p>81000</text:p>
          </table:table-cell>
          <table:table-cell office:value-type="float" office:value="-680.19217" calcext:value-type="float">
            <text:p>-680.19217</text:p>
          </table:table-cell>
          <table:table-cell office:value-type="float" office:value="667.07311" calcext:value-type="float">
            <text:p>667.07311</text:p>
          </table:table-cell>
          <table:table-cell office:value-type="float" office:value="-13.119065" calcext:value-type="float">
            <text:p>-13.119065</text:p>
          </table:table-cell>
          <table:table-cell office:value-type="float" office:value="-187.05876" calcext:value-type="float">
            <text:p>-187.05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00" calcext:value-type="float">
            <text:p>45700</text:p>
          </table:table-cell>
          <table:table-cell office:value-type="float" office:value="311.37346" calcext:value-type="float">
            <text:p>311.37346</text:p>
          </table:table-cell>
          <table:table-cell office:value-type="float" office:value="257.00508" calcext:value-type="float">
            <text:p>257.005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97673" calcext:value-type="float">
            <text:p>-743.97673</text:p>
          </table:table-cell>
          <table:table-cell office:value-type="float" office:value="684.04297" calcext:value-type="float">
            <text:p>684.04297</text:p>
          </table:table-cell>
          <table:table-cell office:value-type="float" office:value="-59.933759" calcext:value-type="float">
            <text:p>-59.933759</text:p>
          </table:table-cell>
          <table:table-cell office:value-type="float" office:value="85.788805" calcext:value-type="float">
            <text:p>85.788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00" calcext:value-type="float">
            <text:p>45800</text:p>
          </table:table-cell>
          <table:table-cell office:value-type="float" office:value="292.0538" calcext:value-type="float">
            <text:p>292.0538</text:p>
          </table:table-cell>
          <table:table-cell office:value-type="float" office:value="-155.71928" calcext:value-type="float">
            <text:p>-155.71928</text:p>
          </table:table-cell>
          <table:table-cell office:value-type="float" office:value="81000" calcext:value-type="float">
            <text:p>81000</text:p>
          </table:table-cell>
          <table:table-cell office:value-type="float" office:value="-715.36146" calcext:value-type="float">
            <text:p>-715.36146</text:p>
          </table:table-cell>
          <table:table-cell office:value-type="float" office:value="641.60044" calcext:value-type="float">
            <text:p>641.60044</text:p>
          </table:table-cell>
          <table:table-cell office:value-type="float" office:value="-73.761014" calcext:value-type="float">
            <text:p>-73.761014</text:p>
          </table:table-cell>
          <table:table-cell office:value-type="float" office:value="-1.1866934" calcext:value-type="float">
            <text:p>-1.18669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00" calcext:value-type="float">
            <text:p>45900</text:p>
          </table:table-cell>
          <table:table-cell office:value-type="float" office:value="299.35459" calcext:value-type="float">
            <text:p>299.35459</text:p>
          </table:table-cell>
          <table:table-cell office:value-type="float" office:value="-382.83699" calcext:value-type="float">
            <text:p>-382.836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8.10499" calcext:value-type="float">
            <text:p>-728.10499</text:p>
          </table:table-cell>
          <table:table-cell office:value-type="float" office:value="657.63924" calcext:value-type="float">
            <text:p>657.63924</text:p>
          </table:table-cell>
          <table:table-cell office:value-type="float" office:value="-70.465752" calcext:value-type="float">
            <text:p>-70.465752</text:p>
          </table:table-cell>
          <table:table-cell office:value-type="float" office:value="-72.546023" calcext:value-type="float">
            <text:p>-72.54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297.653" calcext:value-type="float">
            <text:p>297.653</text:p>
          </table:table-cell>
          <table:table-cell office:value-type="float" office:value="-94.80226" calcext:value-type="float">
            <text:p>-94.802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4.73641" calcext:value-type="float">
            <text:p>-724.73641</text:p>
          </table:table-cell>
          <table:table-cell office:value-type="float" office:value="653.90109" calcext:value-type="float">
            <text:p>653.90109</text:p>
          </table:table-cell>
          <table:table-cell office:value-type="float" office:value="-70.835328" calcext:value-type="float">
            <text:p>-70.835328</text:p>
          </table:table-cell>
          <table:table-cell office:value-type="float" office:value="-50.443284" calcext:value-type="float">
            <text:p>-50.443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00" calcext:value-type="float">
            <text:p>46100</text:p>
          </table:table-cell>
          <table:table-cell office:value-type="float" office:value="306.46007" calcext:value-type="float">
            <text:p>306.46007</text:p>
          </table:table-cell>
          <table:table-cell office:value-type="float" office:value="-24.631142" calcext:value-type="float">
            <text:p>-24.6311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18651" calcext:value-type="float">
            <text:p>-739.18651</text:p>
          </table:table-cell>
          <table:table-cell office:value-type="float" office:value="673.24896" calcext:value-type="float">
            <text:p>673.24896</text:p>
          </table:table-cell>
          <table:table-cell office:value-type="float" office:value="-65.937543" calcext:value-type="float">
            <text:p>-65.937543</text:p>
          </table:table-cell>
          <table:table-cell office:value-type="float" office:value="86.643813" calcext:value-type="float">
            <text:p>86.643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00" calcext:value-type="float">
            <text:p>46200</text:p>
          </table:table-cell>
          <table:table-cell office:value-type="float" office:value="295.15149" calcext:value-type="float">
            <text:p>295.15149</text:p>
          </table:table-cell>
          <table:table-cell office:value-type="float" office:value="64.900897" calcext:value-type="float">
            <text:p>64.9008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62527" calcext:value-type="float">
            <text:p>-732.62527</text:p>
          </table:table-cell>
          <table:table-cell office:value-type="float" office:value="648.40562" calcext:value-type="float">
            <text:p>648.40562</text:p>
          </table:table-cell>
          <table:table-cell office:value-type="float" office:value="-84.219649" calcext:value-type="float">
            <text:p>-84.219649</text:p>
          </table:table-cell>
          <table:table-cell office:value-type="float" office:value="132.40935" calcext:value-type="float">
            <text:p>132.40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00" calcext:value-type="float">
            <text:p>46300</text:p>
          </table:table-cell>
          <table:table-cell office:value-type="float" office:value="289.5184" calcext:value-type="float">
            <text:p>289.5184</text:p>
          </table:table-cell>
          <table:table-cell office:value-type="float" office:value="-196.10259" calcext:value-type="float">
            <text:p>-196.102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32765" calcext:value-type="float">
            <text:p>-751.32765</text:p>
          </table:table-cell>
          <table:table-cell office:value-type="float" office:value="636.03052" calcext:value-type="float">
            <text:p>636.03052</text:p>
          </table:table-cell>
          <table:table-cell office:value-type="float" office:value="-115.29713" calcext:value-type="float">
            <text:p>-115.29713</text:p>
          </table:table-cell>
          <table:table-cell office:value-type="float" office:value="116.71431" calcext:value-type="float">
            <text:p>116.71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00" calcext:value-type="float">
            <text:p>46400</text:p>
          </table:table-cell>
          <table:table-cell office:value-type="float" office:value="302.36406" calcext:value-type="float">
            <text:p>302.36406</text:p>
          </table:table-cell>
          <table:table-cell office:value-type="float" office:value="-59.96474" calcext:value-type="float">
            <text:p>-59.964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42736" calcext:value-type="float">
            <text:p>-782.42736</text:p>
          </table:table-cell>
          <table:table-cell office:value-type="float" office:value="664.2506" calcext:value-type="float">
            <text:p>664.2506</text:p>
          </table:table-cell>
          <table:table-cell office:value-type="float" office:value="-118.17677" calcext:value-type="float">
            <text:p>-118.17677</text:p>
          </table:table-cell>
          <table:table-cell office:value-type="float" office:value="49.510963" calcext:value-type="float">
            <text:p>49.51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297.65396" calcext:value-type="float">
            <text:p>297.65396</text:p>
          </table:table-cell>
          <table:table-cell office:value-type="float" office:value="199.55177" calcext:value-type="float">
            <text:p>199.551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11337" calcext:value-type="float">
            <text:p>-734.11337</text:p>
          </table:table-cell>
          <table:table-cell office:value-type="float" office:value="653.90319" calcext:value-type="float">
            <text:p>653.90319</text:p>
          </table:table-cell>
          <table:table-cell office:value-type="float" office:value="-80.210177" calcext:value-type="float">
            <text:p>-80.210177</text:p>
          </table:table-cell>
          <table:table-cell office:value-type="float" office:value="120.58194" calcext:value-type="float">
            <text:p>120.58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00" calcext:value-type="float">
            <text:p>46600</text:p>
          </table:table-cell>
          <table:table-cell office:value-type="float" office:value="311.96708" calcext:value-type="float">
            <text:p>311.96708</text:p>
          </table:table-cell>
          <table:table-cell office:value-type="float" office:value="94.635348" calcext:value-type="float">
            <text:p>94.6353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41396" calcext:value-type="float">
            <text:p>-734.41396</text:p>
          </table:table-cell>
          <table:table-cell office:value-type="float" office:value="685.34706" calcext:value-type="float">
            <text:p>685.34706</text:p>
          </table:table-cell>
          <table:table-cell office:value-type="float" office:value="-49.066905" calcext:value-type="float">
            <text:p>-49.066905</text:p>
          </table:table-cell>
          <table:table-cell office:value-type="float" office:value="-38.392417" calcext:value-type="float">
            <text:p>-38.392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00" calcext:value-type="float">
            <text:p>46700</text:p>
          </table:table-cell>
          <table:table-cell office:value-type="float" office:value="302.45699" calcext:value-type="float">
            <text:p>302.45699</text:p>
          </table:table-cell>
          <table:table-cell office:value-type="float" office:value="17.577262" calcext:value-type="float">
            <text:p>17.5772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5.96425" calcext:value-type="float">
            <text:p>-735.96425</text:p>
          </table:table-cell>
          <table:table-cell office:value-type="float" office:value="664.45475" calcext:value-type="float">
            <text:p>664.45475</text:p>
          </table:table-cell>
          <table:table-cell office:value-type="float" office:value="-71.509501" calcext:value-type="float">
            <text:p>-71.509501</text:p>
          </table:table-cell>
          <table:table-cell office:value-type="float" office:value="-6.2860138" calcext:value-type="float">
            <text:p>-6.2860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00" calcext:value-type="float">
            <text:p>46800</text:p>
          </table:table-cell>
          <table:table-cell office:value-type="float" office:value="309.74701" calcext:value-type="float">
            <text:p>309.74701</text:p>
          </table:table-cell>
          <table:table-cell office:value-type="float" office:value="164.32679" calcext:value-type="float">
            <text:p>164.326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50134" calcext:value-type="float">
            <text:p>-780.50134</text:p>
          </table:table-cell>
          <table:table-cell office:value-type="float" office:value="680.46988" calcext:value-type="float">
            <text:p>680.46988</text:p>
          </table:table-cell>
          <table:table-cell office:value-type="float" office:value="-100.03146" calcext:value-type="float">
            <text:p>-100.03146</text:p>
          </table:table-cell>
          <table:table-cell office:value-type="float" office:value="9.5089718" calcext:value-type="float">
            <text:p>9.508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00" calcext:value-type="float">
            <text:p>46900</text:p>
          </table:table-cell>
          <table:table-cell office:value-type="float" office:value="289.01064" calcext:value-type="float">
            <text:p>289.01064</text:p>
          </table:table-cell>
          <table:table-cell office:value-type="float" office:value="-85.053062" calcext:value-type="float">
            <text:p>-85.0530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38614" calcext:value-type="float">
            <text:p>-742.38614</text:p>
          </table:table-cell>
          <table:table-cell office:value-type="float" office:value="634.91504" calcext:value-type="float">
            <text:p>634.91504</text:p>
          </table:table-cell>
          <table:table-cell office:value-type="float" office:value="-107.4711" calcext:value-type="float">
            <text:p>-107.4711</text:p>
          </table:table-cell>
          <table:table-cell office:value-type="float" office:value="-43.652118" calcext:value-type="float">
            <text:p>-43.6521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office:value-type="float" office:value="299.55972" calcext:value-type="float">
            <text:p>299.55972</text:p>
          </table:table-cell>
          <table:table-cell office:value-type="float" office:value="81.914472" calcext:value-type="float">
            <text:p>81.9144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79681" calcext:value-type="float">
            <text:p>-752.79681</text:p>
          </table:table-cell>
          <table:table-cell office:value-type="float" office:value="658.08988" calcext:value-type="float">
            <text:p>658.08988</text:p>
          </table:table-cell>
          <table:table-cell office:value-type="float" office:value="-94.70693" calcext:value-type="float">
            <text:p>-94.70693</text:p>
          </table:table-cell>
          <table:table-cell office:value-type="float" office:value="32.596808" calcext:value-type="float">
            <text:p>32.5968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00" calcext:value-type="float">
            <text:p>47100</text:p>
          </table:table-cell>
          <table:table-cell office:value-type="float" office:value="293.09514" calcext:value-type="float">
            <text:p>293.09514</text:p>
          </table:table-cell>
          <table:table-cell office:value-type="float" office:value="-90.431743" calcext:value-type="float">
            <text:p>-90.4317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43938" calcext:value-type="float">
            <text:p>-727.43938</text:p>
          </table:table-cell>
          <table:table-cell office:value-type="float" office:value="643.88811" calcext:value-type="float">
            <text:p>643.88811</text:p>
          </table:table-cell>
          <table:table-cell office:value-type="float" office:value="-83.551271" calcext:value-type="float">
            <text:p>-83.551271</text:p>
          </table:table-cell>
          <table:table-cell office:value-type="float" office:value="-37.567459" calcext:value-type="float">
            <text:p>-37.5674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306.76179" calcext:value-type="float">
            <text:p>306.76179</text:p>
          </table:table-cell>
          <table:table-cell office:value-type="float" office:value="-17.783897" calcext:value-type="float">
            <text:p>-17.7838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6018" calcext:value-type="float">
            <text:p>-746.6018</text:p>
          </table:table-cell>
          <table:table-cell office:value-type="float" office:value="673.91178" calcext:value-type="float">
            <text:p>673.91178</text:p>
          </table:table-cell>
          <table:table-cell office:value-type="float" office:value="-72.690027" calcext:value-type="float">
            <text:p>-72.690027</text:p>
          </table:table-cell>
          <table:table-cell office:value-type="float" office:value="-124.37957" calcext:value-type="float">
            <text:p>-124.37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00" calcext:value-type="float">
            <text:p>47300</text:p>
          </table:table-cell>
          <table:table-cell office:value-type="float" office:value="303.47654" calcext:value-type="float">
            <text:p>303.47654</text:p>
          </table:table-cell>
          <table:table-cell office:value-type="float" office:value="-26.722931" calcext:value-type="float">
            <text:p>-26.7229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65966" calcext:value-type="float">
            <text:p>-752.65966</text:p>
          </table:table-cell>
          <table:table-cell office:value-type="float" office:value="666.69456" calcext:value-type="float">
            <text:p>666.69456</text:p>
          </table:table-cell>
          <table:table-cell office:value-type="float" office:value="-85.965106" calcext:value-type="float">
            <text:p>-85.965106</text:p>
          </table:table-cell>
          <table:table-cell office:value-type="float" office:value="8.739111" calcext:value-type="float">
            <text:p>8.739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00" calcext:value-type="float">
            <text:p>47400</text:p>
          </table:table-cell>
          <table:table-cell office:value-type="float" office:value="288.1631" calcext:value-type="float">
            <text:p>288.1631</text:p>
          </table:table-cell>
          <table:table-cell office:value-type="float" office:value="-54.130682" calcext:value-type="float">
            <text:p>-54.1306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3541" calcext:value-type="float">
            <text:p>-747.3541</text:p>
          </table:table-cell>
          <table:table-cell office:value-type="float" office:value="633.05312" calcext:value-type="float">
            <text:p>633.05312</text:p>
          </table:table-cell>
          <table:table-cell office:value-type="float" office:value="-114.30098" calcext:value-type="float">
            <text:p>-114.30098</text:p>
          </table:table-cell>
          <table:table-cell office:value-type="float" office:value="67.612994" calcext:value-type="float">
            <text:p>67.61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00" calcext:value-type="float">
            <text:p>47500</text:p>
          </table:table-cell>
          <table:table-cell office:value-type="float" office:value="287.14179" calcext:value-type="float">
            <text:p>287.14179</text:p>
          </table:table-cell>
          <table:table-cell office:value-type="float" office:value="-512.55973" calcext:value-type="float">
            <text:p>-512.559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5.1072" calcext:value-type="float">
            <text:p>-735.1072</text:p>
          </table:table-cell>
          <table:table-cell office:value-type="float" office:value="630.80946" calcext:value-type="float">
            <text:p>630.80946</text:p>
          </table:table-cell>
          <table:table-cell office:value-type="float" office:value="-104.29774" calcext:value-type="float">
            <text:p>-104.29774</text:p>
          </table:table-cell>
          <table:table-cell office:value-type="float" office:value="-214.01588" calcext:value-type="float">
            <text:p>-214.01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00" calcext:value-type="float">
            <text:p>47600</text:p>
          </table:table-cell>
          <table:table-cell office:value-type="float" office:value="301.78914" calcext:value-type="float">
            <text:p>301.78914</text:p>
          </table:table-cell>
          <table:table-cell office:value-type="float" office:value="154.36055" calcext:value-type="float">
            <text:p>154.360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18.43736" calcext:value-type="float">
            <text:p>-718.43736</text:p>
          </table:table-cell>
          <table:table-cell office:value-type="float" office:value="662.98759" calcext:value-type="float">
            <text:p>662.98759</text:p>
          </table:table-cell>
          <table:table-cell office:value-type="float" office:value="-55.449771" calcext:value-type="float">
            <text:p>-55.449771</text:p>
          </table:table-cell>
          <table:table-cell office:value-type="float" office:value="140.19353" calcext:value-type="float">
            <text:p>140.19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00" calcext:value-type="float">
            <text:p>47700</text:p>
          </table:table-cell>
          <table:table-cell office:value-type="float" office:value="316.42783" calcext:value-type="float">
            <text:p>316.42783</text:p>
          </table:table-cell>
          <table:table-cell office:value-type="float" office:value="-107.66279" calcext:value-type="float">
            <text:p>-107.662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3.07755" calcext:value-type="float">
            <text:p>-733.07755</text:p>
          </table:table-cell>
          <table:table-cell office:value-type="float" office:value="695.14671" calcext:value-type="float">
            <text:p>695.14671</text:p>
          </table:table-cell>
          <table:table-cell office:value-type="float" office:value="-37.930845" calcext:value-type="float">
            <text:p>-37.930845</text:p>
          </table:table-cell>
          <table:table-cell office:value-type="float" office:value="-6.9328833" calcext:value-type="float">
            <text:p>-6.9328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00" calcext:value-type="float">
            <text:p>47800</text:p>
          </table:table-cell>
          <table:table-cell office:value-type="float" office:value="294.4152" calcext:value-type="float">
            <text:p>294.4152</text:p>
          </table:table-cell>
          <table:table-cell office:value-type="float" office:value="-468.73463" calcext:value-type="float">
            <text:p>-468.73463</text:p>
          </table:table-cell>
          <table:table-cell office:value-type="float" office:value="81000" calcext:value-type="float">
            <text:p>81000</text:p>
          </table:table-cell>
          <table:table-cell office:value-type="float" office:value="-695.4927" calcext:value-type="float">
            <text:p>-695.4927</text:p>
          </table:table-cell>
          <table:table-cell office:value-type="float" office:value="646.78809" calcext:value-type="float">
            <text:p>646.78809</text:p>
          </table:table-cell>
          <table:table-cell office:value-type="float" office:value="-48.704606" calcext:value-type="float">
            <text:p>-48.704606</text:p>
          </table:table-cell>
          <table:table-cell office:value-type="float" office:value="-113.27912" calcext:value-type="float">
            <text:p>-113.279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298.68677" calcext:value-type="float">
            <text:p>298.68677</text:p>
          </table:table-cell>
          <table:table-cell office:value-type="float" office:value="106.90422" calcext:value-type="float">
            <text:p>106.9042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25656" calcext:value-type="float">
            <text:p>-726.25656</text:p>
          </table:table-cell>
          <table:table-cell office:value-type="float" office:value="656.17211" calcext:value-type="float">
            <text:p>656.17211</text:p>
          </table:table-cell>
          <table:table-cell office:value-type="float" office:value="-70.084447" calcext:value-type="float">
            <text:p>-70.084447</text:p>
          </table:table-cell>
          <table:table-cell office:value-type="float" office:value="99.007616" calcext:value-type="float">
            <text:p>99.00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286.00864" calcext:value-type="float">
            <text:p>286.00864</text:p>
          </table:table-cell>
          <table:table-cell office:value-type="float" office:value="-335.6886" calcext:value-type="float">
            <text:p>-335.68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40231" calcext:value-type="float">
            <text:p>-726.40231</text:p>
          </table:table-cell>
          <table:table-cell office:value-type="float" office:value="628.32008" calcext:value-type="float">
            <text:p>628.32008</text:p>
          </table:table-cell>
          <table:table-cell office:value-type="float" office:value="-98.082235" calcext:value-type="float">
            <text:p>-98.082235</text:p>
          </table:table-cell>
          <table:table-cell office:value-type="float" office:value="-149.84437" calcext:value-type="float">
            <text:p>-149.844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00" calcext:value-type="float">
            <text:p>48100</text:p>
          </table:table-cell>
          <table:table-cell office:value-type="float" office:value="276.38848" calcext:value-type="float">
            <text:p>276.38848</text:p>
          </table:table-cell>
          <table:table-cell office:value-type="float" office:value="-405.97574" calcext:value-type="float">
            <text:p>-405.975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95184" calcext:value-type="float">
            <text:p>-734.95184</text:p>
          </table:table-cell>
          <table:table-cell office:value-type="float" office:value="607.18597" calcext:value-type="float">
            <text:p>607.18597</text:p>
          </table:table-cell>
          <table:table-cell office:value-type="float" office:value="-127.76587" calcext:value-type="float">
            <text:p>-127.76587</text:p>
          </table:table-cell>
          <table:table-cell office:value-type="float" office:value="-189.43247" calcext:value-type="float">
            <text:p>-189.43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00" calcext:value-type="float">
            <text:p>48200</text:p>
          </table:table-cell>
          <table:table-cell office:value-type="float" office:value="287.76517" calcext:value-type="float">
            <text:p>287.76517</text:p>
          </table:table-cell>
          <table:table-cell office:value-type="float" office:value="-602.13655" calcext:value-type="float">
            <text:p>-602.136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47461" calcext:value-type="float">
            <text:p>-760.47461</text:p>
          </table:table-cell>
          <table:table-cell office:value-type="float" office:value="632.17894" calcext:value-type="float">
            <text:p>632.17894</text:p>
          </table:table-cell>
          <table:table-cell office:value-type="float" office:value="-128.29567" calcext:value-type="float">
            <text:p>-128.29567</text:p>
          </table:table-cell>
          <table:table-cell office:value-type="float" office:value="-161.8777" calcext:value-type="float">
            <text:p>-161.8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00" calcext:value-type="float">
            <text:p>48300</text:p>
          </table:table-cell>
          <table:table-cell office:value-type="float" office:value="302.54226" calcext:value-type="float">
            <text:p>302.54226</text:p>
          </table:table-cell>
          <table:table-cell office:value-type="float" office:value="-189.76563" calcext:value-type="float">
            <text:p>-189.765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79992" calcext:value-type="float">
            <text:p>-744.79992</text:p>
          </table:table-cell>
          <table:table-cell office:value-type="float" office:value="664.64209" calcext:value-type="float">
            <text:p>664.64209</text:p>
          </table:table-cell>
          <table:table-cell office:value-type="float" office:value="-80.157834" calcext:value-type="float">
            <text:p>-80.157834</text:p>
          </table:table-cell>
          <table:table-cell office:value-type="float" office:value="-12.159446" calcext:value-type="float">
            <text:p>-12.159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294.18637" calcext:value-type="float">
            <text:p>294.18637</text:p>
          </table:table-cell>
          <table:table-cell office:value-type="float" office:value="-84.429855" calcext:value-type="float">
            <text:p>-84.4298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06.3493" calcext:value-type="float">
            <text:p>-706.3493</text:p>
          </table:table-cell>
          <table:table-cell office:value-type="float" office:value="646.28538" calcext:value-type="float">
            <text:p>646.28538</text:p>
          </table:table-cell>
          <table:table-cell office:value-type="float" office:value="-60.063923" calcext:value-type="float">
            <text:p>-60.063923</text:p>
          </table:table-cell>
          <table:table-cell office:value-type="float" office:value="38.802394" calcext:value-type="float">
            <text:p>38.8023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00" calcext:value-type="float">
            <text:p>48500</text:p>
          </table:table-cell>
          <table:table-cell office:value-type="float" office:value="303.63024" calcext:value-type="float">
            <text:p>303.63024</text:p>
          </table:table-cell>
          <table:table-cell office:value-type="float" office:value="-299.92981" calcext:value-type="float">
            <text:p>-299.929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3.03953" calcext:value-type="float">
            <text:p>-713.03953</text:p>
          </table:table-cell>
          <table:table-cell office:value-type="float" office:value="667.03223" calcext:value-type="float">
            <text:p>667.03223</text:p>
          </table:table-cell>
          <table:table-cell office:value-type="float" office:value="-46.007296" calcext:value-type="float">
            <text:p>-46.007296</text:p>
          </table:table-cell>
          <table:table-cell office:value-type="float" office:value="-277.80036" calcext:value-type="float">
            <text:p>-277.80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00" calcext:value-type="float">
            <text:p>48600</text:p>
          </table:table-cell>
          <table:table-cell office:value-type="float" office:value="297.26582" calcext:value-type="float">
            <text:p>297.26582</text:p>
          </table:table-cell>
          <table:table-cell office:value-type="float" office:value="-39.473576" calcext:value-type="float">
            <text:p>-39.473576</text:p>
          </table:table-cell>
          <table:table-cell office:value-type="float" office:value="81000" calcext:value-type="float">
            <text:p>81000</text:p>
          </table:table-cell>
          <table:table-cell office:value-type="float" office:value="-708.84307" calcext:value-type="float">
            <text:p>-708.84307</text:p>
          </table:table-cell>
          <table:table-cell office:value-type="float" office:value="653.05049" calcext:value-type="float">
            <text:p>653.05049</text:p>
          </table:table-cell>
          <table:table-cell office:value-type="float" office:value="-55.792581" calcext:value-type="float">
            <text:p>-55.792581</text:p>
          </table:table-cell>
          <table:table-cell office:value-type="float" office:value="-86.610005" calcext:value-type="float">
            <text:p>-86.610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00" calcext:value-type="float">
            <text:p>48700</text:p>
          </table:table-cell>
          <table:table-cell office:value-type="float" office:value="283.80081" calcext:value-type="float">
            <text:p>283.80081</text:p>
          </table:table-cell>
          <table:table-cell office:value-type="float" office:value="258.28512" calcext:value-type="float">
            <text:p>258.285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4.39008" calcext:value-type="float">
            <text:p>-724.39008</text:p>
          </table:table-cell>
          <table:table-cell office:value-type="float" office:value="623.4698" calcext:value-type="float">
            <text:p>623.4698</text:p>
          </table:table-cell>
          <table:table-cell office:value-type="float" office:value="-100.92029" calcext:value-type="float">
            <text:p>-100.92029</text:p>
          </table:table-cell>
          <table:table-cell office:value-type="float" office:value="148.41566" calcext:value-type="float">
            <text:p>148.41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00" calcext:value-type="float">
            <text:p>48800</text:p>
          </table:table-cell>
          <table:table-cell office:value-type="float" office:value="283.53164" calcext:value-type="float">
            <text:p>283.53164</text:p>
          </table:table-cell>
          <table:table-cell office:value-type="float" office:value="139.60024" calcext:value-type="float">
            <text:p>139.6002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36304" calcext:value-type="float">
            <text:p>-738.36304</text:p>
          </table:table-cell>
          <table:table-cell office:value-type="float" office:value="622.87846" calcext:value-type="float">
            <text:p>622.87846</text:p>
          </table:table-cell>
          <table:table-cell office:value-type="float" office:value="-115.48458" calcext:value-type="float">
            <text:p>-115.48458</text:p>
          </table:table-cell>
          <table:table-cell office:value-type="float" office:value="-35.92612" calcext:value-type="float">
            <text:p>-35.92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00" calcext:value-type="float">
            <text:p>48900</text:p>
          </table:table-cell>
          <table:table-cell office:value-type="float" office:value="287.55621" calcext:value-type="float">
            <text:p>287.55621</text:p>
          </table:table-cell>
          <table:table-cell office:value-type="float" office:value="157.54002" calcext:value-type="float">
            <text:p>157.540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8.52519" calcext:value-type="float">
            <text:p>-718.52519</text:p>
          </table:table-cell>
          <table:table-cell office:value-type="float" office:value="631.71987" calcext:value-type="float">
            <text:p>631.71987</text:p>
          </table:table-cell>
          <table:table-cell office:value-type="float" office:value="-86.805321" calcext:value-type="float">
            <text:p>-86.805321</text:p>
          </table:table-cell>
          <table:table-cell office:value-type="float" office:value="-39.47248" calcext:value-type="float">
            <text:p>-39.472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304.42889" calcext:value-type="float">
            <text:p>304.42889</text:p>
          </table:table-cell>
          <table:table-cell office:value-type="float" office:value="135.395" calcext:value-type="float">
            <text:p>135.3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4.16593" calcext:value-type="float">
            <text:p>-724.16593</text:p>
          </table:table-cell>
          <table:table-cell office:value-type="float" office:value="668.78674" calcext:value-type="float">
            <text:p>668.78674</text:p>
          </table:table-cell>
          <table:table-cell office:value-type="float" office:value="-55.379196" calcext:value-type="float">
            <text:p>-55.379196</text:p>
          </table:table-cell>
          <table:table-cell office:value-type="float" office:value="-56.136245" calcext:value-type="float">
            <text:p>-56.136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00" calcext:value-type="float">
            <text:p>49100</text:p>
          </table:table-cell>
          <table:table-cell office:value-type="float" office:value="297.57136" calcext:value-type="float">
            <text:p>297.57136</text:p>
          </table:table-cell>
          <table:table-cell office:value-type="float" office:value="-25.071263" calcext:value-type="float">
            <text:p>-25.0712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13.6208" calcext:value-type="float">
            <text:p>-713.6208</text:p>
          </table:table-cell>
          <table:table-cell office:value-type="float" office:value="653.72173" calcext:value-type="float">
            <text:p>653.72173</text:p>
          </table:table-cell>
          <table:table-cell office:value-type="float" office:value="-59.899068" calcext:value-type="float">
            <text:p>-59.899068</text:p>
          </table:table-cell>
          <table:table-cell office:value-type="float" office:value="-163.46849" calcext:value-type="float">
            <text:p>-163.46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00" calcext:value-type="float">
            <text:p>49200</text:p>
          </table:table-cell>
          <table:table-cell office:value-type="float" office:value="304.21722" calcext:value-type="float">
            <text:p>304.21722</text:p>
          </table:table-cell>
          <table:table-cell office:value-type="float" office:value="492.5344" calcext:value-type="float">
            <text:p>492.53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86542" calcext:value-type="float">
            <text:p>-740.86542</text:p>
          </table:table-cell>
          <table:table-cell office:value-type="float" office:value="668.32174" calcext:value-type="float">
            <text:p>668.32174</text:p>
          </table:table-cell>
          <table:table-cell office:value-type="float" office:value="-72.543681" calcext:value-type="float">
            <text:p>-72.543681</text:p>
          </table:table-cell>
          <table:table-cell office:value-type="float" office:value="123.09725" calcext:value-type="float">
            <text:p>123.09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00" calcext:value-type="float">
            <text:p>49300</text:p>
          </table:table-cell>
          <table:table-cell office:value-type="float" office:value="299.51197" calcext:value-type="float">
            <text:p>299.51197</text:p>
          </table:table-cell>
          <table:table-cell office:value-type="float" office:value="-187.69889" calcext:value-type="float">
            <text:p>-187.698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90949" calcext:value-type="float">
            <text:p>-749.90949</text:p>
          </table:table-cell>
          <table:table-cell office:value-type="float" office:value="657.98497" calcext:value-type="float">
            <text:p>657.98497</text:p>
          </table:table-cell>
          <table:table-cell office:value-type="float" office:value="-91.924519" calcext:value-type="float">
            <text:p>-91.924519</text:p>
          </table:table-cell>
          <table:table-cell office:value-type="float" office:value="-256.34132" calcext:value-type="float">
            <text:p>-256.3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00" calcext:value-type="float">
            <text:p>49400</text:p>
          </table:table-cell>
          <table:table-cell office:value-type="float" office:value="299.8357" calcext:value-type="float">
            <text:p>299.8357</text:p>
          </table:table-cell>
          <table:table-cell office:value-type="float" office:value="436.93691" calcext:value-type="float">
            <text:p>436.936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70126" calcext:value-type="float">
            <text:p>-781.70126</text:p>
          </table:table-cell>
          <table:table-cell office:value-type="float" office:value="658.69616" calcext:value-type="float">
            <text:p>658.69616</text:p>
          </table:table-cell>
          <table:table-cell office:value-type="float" office:value="-123.0051" calcext:value-type="float">
            <text:p>-123.0051</text:p>
          </table:table-cell>
          <table:table-cell office:value-type="float" office:value="119.26407" calcext:value-type="float">
            <text:p>119.26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00" calcext:value-type="float">
            <text:p>49500</text:p>
          </table:table-cell>
          <table:table-cell office:value-type="float" office:value="284.31448" calcext:value-type="float">
            <text:p>284.31448</text:p>
          </table:table-cell>
          <table:table-cell office:value-type="float" office:value="-455.51013" calcext:value-type="float">
            <text:p>-455.510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12121" calcext:value-type="float">
            <text:p>-761.12121</text:p>
          </table:table-cell>
          <table:table-cell office:value-type="float" office:value="624.59825" calcext:value-type="float">
            <text:p>624.59825</text:p>
          </table:table-cell>
          <table:table-cell office:value-type="float" office:value="-136.52295" calcext:value-type="float">
            <text:p>-136.52295</text:p>
          </table:table-cell>
          <table:table-cell office:value-type="float" office:value="-201.95987" calcext:value-type="float">
            <text:p>-201.959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00" calcext:value-type="float">
            <text:p>49600</text:p>
          </table:table-cell>
          <table:table-cell office:value-type="float" office:value="301.98427" calcext:value-type="float">
            <text:p>301.98427</text:p>
          </table:table-cell>
          <table:table-cell office:value-type="float" office:value="-43.314592" calcext:value-type="float">
            <text:p>-43.3145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04706" calcext:value-type="float">
            <text:p>-755.04706</text:p>
          </table:table-cell>
          <table:table-cell office:value-type="float" office:value="663.41625" calcext:value-type="float">
            <text:p>663.41625</text:p>
          </table:table-cell>
          <table:table-cell office:value-type="float" office:value="-91.630803" calcext:value-type="float">
            <text:p>-91.630803</text:p>
          </table:table-cell>
          <table:table-cell office:value-type="float" office:value="110.96178" calcext:value-type="float">
            <text:p>110.96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00" calcext:value-type="float">
            <text:p>49700</text:p>
          </table:table-cell>
          <table:table-cell office:value-type="float" office:value="313.06181" calcext:value-type="float">
            <text:p>313.06181</text:p>
          </table:table-cell>
          <table:table-cell office:value-type="float" office:value="72.252809" calcext:value-type="float">
            <text:p>72.25280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08259" calcext:value-type="float">
            <text:p>-758.08259</text:p>
          </table:table-cell>
          <table:table-cell office:value-type="float" office:value="687.75204" calcext:value-type="float">
            <text:p>687.75204</text:p>
          </table:table-cell>
          <table:table-cell office:value-type="float" office:value="-70.330554" calcext:value-type="float">
            <text:p>-70.330554</text:p>
          </table:table-cell>
          <table:table-cell office:value-type="float" office:value="132.49888" calcext:value-type="float">
            <text:p>132.49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00" calcext:value-type="float">
            <text:p>49800</text:p>
          </table:table-cell>
          <table:table-cell office:value-type="float" office:value="297.10479" calcext:value-type="float">
            <text:p>297.10479</text:p>
          </table:table-cell>
          <table:table-cell office:value-type="float" office:value="-535.8256" calcext:value-type="float">
            <text:p>-535.82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57554" calcext:value-type="float">
            <text:p>-731.57554</text:p>
          </table:table-cell>
          <table:table-cell office:value-type="float" office:value="652.69673" calcext:value-type="float">
            <text:p>652.69673</text:p>
          </table:table-cell>
          <table:table-cell office:value-type="float" office:value="-78.878805" calcext:value-type="float">
            <text:p>-78.878805</text:p>
          </table:table-cell>
          <table:table-cell office:value-type="float" office:value="-261.30941" calcext:value-type="float">
            <text:p>-261.30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00" calcext:value-type="float">
            <text:p>49900</text:p>
          </table:table-cell>
          <table:table-cell office:value-type="float" office:value="285.19508" calcext:value-type="float">
            <text:p>285.19508</text:p>
          </table:table-cell>
          <table:table-cell office:value-type="float" office:value="-195.00666" calcext:value-type="float">
            <text:p>-195.006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2.37394" calcext:value-type="float">
            <text:p>-722.37394</text:p>
          </table:table-cell>
          <table:table-cell office:value-type="float" office:value="626.53281" calcext:value-type="float">
            <text:p>626.53281</text:p>
          </table:table-cell>
          <table:table-cell office:value-type="float" office:value="-95.841132" calcext:value-type="float">
            <text:p>-95.841132</text:p>
          </table:table-cell>
          <table:table-cell office:value-type="float" office:value="-17.818868" calcext:value-type="float">
            <text:p>-17.8188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82.6441" calcext:value-type="float">
            <text:p>282.6441</text:p>
          </table:table-cell>
          <table:table-cell office:value-type="float" office:value="-419.04417" calcext:value-type="float">
            <text:p>-419.044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19.83219" calcext:value-type="float">
            <text:p>-719.83219</text:p>
          </table:table-cell>
          <table:table-cell office:value-type="float" office:value="620.92867" calcext:value-type="float">
            <text:p>620.92867</text:p>
          </table:table-cell>
          <table:table-cell office:value-type="float" office:value="-98.90352" calcext:value-type="float">
            <text:p>-98.90352</text:p>
          </table:table-cell>
          <table:table-cell office:value-type="float" office:value="-180.22477" calcext:value-type="float">
            <text:p>-180.2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00" calcext:value-type="float">
            <text:p>50100</text:p>
          </table:table-cell>
          <table:table-cell office:value-type="float" office:value="312.75923" calcext:value-type="float">
            <text:p>312.75923</text:p>
          </table:table-cell>
          <table:table-cell office:value-type="float" office:value="247.57062" calcext:value-type="float">
            <text:p>247.570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7429" calcext:value-type="float">
            <text:p>-745.7429</text:p>
          </table:table-cell>
          <table:table-cell office:value-type="float" office:value="687.08731" calcext:value-type="float">
            <text:p>687.08731</text:p>
          </table:table-cell>
          <table:table-cell office:value-type="float" office:value="-58.655592" calcext:value-type="float">
            <text:p>-58.655592</text:p>
          </table:table-cell>
          <table:table-cell office:value-type="float" office:value="183.67385" calcext:value-type="float">
            <text:p>183.67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00" calcext:value-type="float">
            <text:p>50200</text:p>
          </table:table-cell>
          <table:table-cell office:value-type="float" office:value="307.16701" calcext:value-type="float">
            <text:p>307.16701</text:p>
          </table:table-cell>
          <table:table-cell office:value-type="float" office:value="130.30026" calcext:value-type="float">
            <text:p>130.300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04071" calcext:value-type="float">
            <text:p>-725.04071</text:p>
          </table:table-cell>
          <table:table-cell office:value-type="float" office:value="674.80199" calcext:value-type="float">
            <text:p>674.80199</text:p>
          </table:table-cell>
          <table:table-cell office:value-type="float" office:value="-50.23872" calcext:value-type="float">
            <text:p>-50.23872</text:p>
          </table:table-cell>
          <table:table-cell office:value-type="float" office:value="34.540147" calcext:value-type="float">
            <text:p>34.5401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00" calcext:value-type="float">
            <text:p>50300</text:p>
          </table:table-cell>
          <table:table-cell office:value-type="float" office:value="299.45282" calcext:value-type="float">
            <text:p>299.45282</text:p>
          </table:table-cell>
          <table:table-cell office:value-type="float" office:value="108.17865" calcext:value-type="float">
            <text:p>108.178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6.23666" calcext:value-type="float">
            <text:p>-736.23666</text:p>
          </table:table-cell>
          <table:table-cell office:value-type="float" office:value="657.85503" calcext:value-type="float">
            <text:p>657.85503</text:p>
          </table:table-cell>
          <table:table-cell office:value-type="float" office:value="-78.381626" calcext:value-type="float">
            <text:p>-78.381626</text:p>
          </table:table-cell>
          <table:table-cell office:value-type="float" office:value="32.58225" calcext:value-type="float">
            <text:p>32.582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400" calcext:value-type="float">
            <text:p>50400</text:p>
          </table:table-cell>
          <table:table-cell office:value-type="float" office:value="293.06977" calcext:value-type="float">
            <text:p>293.06977</text:p>
          </table:table-cell>
          <table:table-cell office:value-type="float" office:value="-251.99511" calcext:value-type="float">
            <text:p>-251.995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8125" calcext:value-type="float">
            <text:p>-758.18125</text:p>
          </table:table-cell>
          <table:table-cell office:value-type="float" office:value="643.83238" calcext:value-type="float">
            <text:p>643.83238</text:p>
          </table:table-cell>
          <table:table-cell office:value-type="float" office:value="-114.34887" calcext:value-type="float">
            <text:p>-114.34887</text:p>
          </table:table-cell>
          <table:table-cell office:value-type="float" office:value="-183.42895" calcext:value-type="float">
            <text:p>-183.42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00" calcext:value-type="float">
            <text:p>50500</text:p>
          </table:table-cell>
          <table:table-cell office:value-type="float" office:value="301.32082" calcext:value-type="float">
            <text:p>301.32082</text:p>
          </table:table-cell>
          <table:table-cell office:value-type="float" office:value="-52.128314" calcext:value-type="float">
            <text:p>-52.1283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77548" calcext:value-type="float">
            <text:p>-781.77548</text:p>
          </table:table-cell>
          <table:table-cell office:value-type="float" office:value="661.95876" calcext:value-type="float">
            <text:p>661.95876</text:p>
          </table:table-cell>
          <table:table-cell office:value-type="float" office:value="-119.81672" calcext:value-type="float">
            <text:p>-119.81672</text:p>
          </table:table-cell>
          <table:table-cell office:value-type="float" office:value="-147.49478" calcext:value-type="float">
            <text:p>-147.49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00" calcext:value-type="float">
            <text:p>50600</text:p>
          </table:table-cell>
          <table:table-cell office:value-type="float" office:value="306.94359" calcext:value-type="float">
            <text:p>306.94359</text:p>
          </table:table-cell>
          <table:table-cell office:value-type="float" office:value="62.433971" calcext:value-type="float">
            <text:p>62.4339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94961" calcext:value-type="float">
            <text:p>-725.94961</text:p>
          </table:table-cell>
          <table:table-cell office:value-type="float" office:value="674.31118" calcext:value-type="float">
            <text:p>674.31118</text:p>
          </table:table-cell>
          <table:table-cell office:value-type="float" office:value="-51.638428" calcext:value-type="float">
            <text:p>-51.638428</text:p>
          </table:table-cell>
          <table:table-cell office:value-type="float" office:value="-144.42678" calcext:value-type="float">
            <text:p>-144.4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00" calcext:value-type="float">
            <text:p>50700</text:p>
          </table:table-cell>
          <table:table-cell office:value-type="float" office:value="305.49032" calcext:value-type="float">
            <text:p>305.49032</text:p>
          </table:table-cell>
          <table:table-cell office:value-type="float" office:value="320.65164" calcext:value-type="float">
            <text:p>320.651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2.55864" calcext:value-type="float">
            <text:p>-722.55864</text:p>
          </table:table-cell>
          <table:table-cell office:value-type="float" office:value="671.11855" calcext:value-type="float">
            <text:p>671.11855</text:p>
          </table:table-cell>
          <table:table-cell office:value-type="float" office:value="-51.440093" calcext:value-type="float">
            <text:p>-51.440093</text:p>
          </table:table-cell>
          <table:table-cell office:value-type="float" office:value="72.706931" calcext:value-type="float">
            <text:p>72.706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00" calcext:value-type="float">
            <text:p>50800</text:p>
          </table:table-cell>
          <table:table-cell office:value-type="float" office:value="289.249" calcext:value-type="float">
            <text:p>289.249</text:p>
          </table:table-cell>
          <table:table-cell office:value-type="float" office:value="-5.9393431" calcext:value-type="float">
            <text:p>-5.93934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3884" calcext:value-type="float">
            <text:p>-725.3884</text:p>
          </table:table-cell>
          <table:table-cell office:value-type="float" office:value="635.43868" calcext:value-type="float">
            <text:p>635.43868</text:p>
          </table:table-cell>
          <table:table-cell office:value-type="float" office:value="-89.949711" calcext:value-type="float">
            <text:p>-89.949711</text:p>
          </table:table-cell>
          <table:table-cell office:value-type="float" office:value="-168.44007" calcext:value-type="float">
            <text:p>-168.4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00" calcext:value-type="float">
            <text:p>50900</text:p>
          </table:table-cell>
          <table:table-cell office:value-type="float" office:value="288.45272" calcext:value-type="float">
            <text:p>288.45272</text:p>
          </table:table-cell>
          <table:table-cell office:value-type="float" office:value="88.429074" calcext:value-type="float">
            <text:p>88.4290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5.84384" calcext:value-type="float">
            <text:p>-735.84384</text:p>
          </table:table-cell>
          <table:table-cell office:value-type="float" office:value="633.68938" calcext:value-type="float">
            <text:p>633.68938</text:p>
          </table:table-cell>
          <table:table-cell office:value-type="float" office:value="-102.15446" calcext:value-type="float">
            <text:p>-102.15446</text:p>
          </table:table-cell>
          <table:table-cell office:value-type="float" office:value="13.127582" calcext:value-type="float">
            <text:p>13.127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00" calcext:value-type="float">
            <text:p>51000</text:p>
          </table:table-cell>
          <table:table-cell office:value-type="float" office:value="308.38097" calcext:value-type="float">
            <text:p>308.38097</text:p>
          </table:table-cell>
          <table:table-cell office:value-type="float" office:value="-131.29793" calcext:value-type="float">
            <text:p>-131.297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5718" calcext:value-type="float">
            <text:p>-753.5718</text:p>
          </table:table-cell>
          <table:table-cell office:value-type="float" office:value="677.46889" calcext:value-type="float">
            <text:p>677.46889</text:p>
          </table:table-cell>
          <table:table-cell office:value-type="float" office:value="-76.102911" calcext:value-type="float">
            <text:p>-76.102911</text:p>
          </table:table-cell>
          <table:table-cell office:value-type="float" office:value="-77.778583" calcext:value-type="float">
            <text:p>-77.7785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00" calcext:value-type="float">
            <text:p>51100</text:p>
          </table:table-cell>
          <table:table-cell office:value-type="float" office:value="305.46593" calcext:value-type="float">
            <text:p>305.46593</text:p>
          </table:table-cell>
          <table:table-cell office:value-type="float" office:value="16.97491" calcext:value-type="float">
            <text:p>16.974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17.91959" calcext:value-type="float">
            <text:p>-717.91959</text:p>
          </table:table-cell>
          <table:table-cell office:value-type="float" office:value="671.06496" calcext:value-type="float">
            <text:p>671.06496</text:p>
          </table:table-cell>
          <table:table-cell office:value-type="float" office:value="-46.854627" calcext:value-type="float">
            <text:p>-46.854627</text:p>
          </table:table-cell>
          <table:table-cell office:value-type="float" office:value="39.504566" calcext:value-type="float">
            <text:p>39.504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00" calcext:value-type="float">
            <text:p>51200</text:p>
          </table:table-cell>
          <table:table-cell office:value-type="float" office:value="309.39941" calcext:value-type="float">
            <text:p>309.39941</text:p>
          </table:table-cell>
          <table:table-cell office:value-type="float" office:value="80.235995" calcext:value-type="float">
            <text:p>80.2359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18.01595" calcext:value-type="float">
            <text:p>-718.01595</text:p>
          </table:table-cell>
          <table:table-cell office:value-type="float" office:value="679.70626" calcext:value-type="float">
            <text:p>679.70626</text:p>
          </table:table-cell>
          <table:table-cell office:value-type="float" office:value="-38.309684" calcext:value-type="float">
            <text:p>-38.309684</text:p>
          </table:table-cell>
          <table:table-cell office:value-type="float" office:value="49.908618" calcext:value-type="float">
            <text:p>49.908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00" calcext:value-type="float">
            <text:p>51300</text:p>
          </table:table-cell>
          <table:table-cell office:value-type="float" office:value="301.55345" calcext:value-type="float">
            <text:p>301.55345</text:p>
          </table:table-cell>
          <table:table-cell office:value-type="float" office:value="-7.8517074" calcext:value-type="float">
            <text:p>-7.85170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05507" calcext:value-type="float">
            <text:p>-747.05507</text:p>
          </table:table-cell>
          <table:table-cell office:value-type="float" office:value="662.46982" calcext:value-type="float">
            <text:p>662.46982</text:p>
          </table:table-cell>
          <table:table-cell office:value-type="float" office:value="-84.585249" calcext:value-type="float">
            <text:p>-84.585249</text:p>
          </table:table-cell>
          <table:table-cell office:value-type="float" office:value="121.49422" calcext:value-type="float">
            <text:p>121.49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00" calcext:value-type="float">
            <text:p>51400</text:p>
          </table:table-cell>
          <table:table-cell office:value-type="float" office:value="284.9846" calcext:value-type="float">
            <text:p>284.9846</text:p>
          </table:table-cell>
          <table:table-cell office:value-type="float" office:value="-120.90172" calcext:value-type="float">
            <text:p>-120.901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42929" calcext:value-type="float">
            <text:p>-737.42929</text:p>
          </table:table-cell>
          <table:table-cell office:value-type="float" office:value="626.07042" calcext:value-type="float">
            <text:p>626.07042</text:p>
          </table:table-cell>
          <table:table-cell office:value-type="float" office:value="-111.35887" calcext:value-type="float">
            <text:p>-111.35887</text:p>
          </table:table-cell>
          <table:table-cell office:value-type="float" office:value="47.697051" calcext:value-type="float">
            <text:p>47.697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00" calcext:value-type="float">
            <text:p>51500</text:p>
          </table:table-cell>
          <table:table-cell office:value-type="float" office:value="290.13303" calcext:value-type="float">
            <text:p>290.13303</text:p>
          </table:table-cell>
          <table:table-cell office:value-type="float" office:value="-187.05002" calcext:value-type="float">
            <text:p>-187.050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61705" calcext:value-type="float">
            <text:p>-742.61705</text:p>
          </table:table-cell>
          <table:table-cell office:value-type="float" office:value="637.38079" calcext:value-type="float">
            <text:p>637.38079</text:p>
          </table:table-cell>
          <table:table-cell office:value-type="float" office:value="-105.23626" calcext:value-type="float">
            <text:p>-105.23626</text:p>
          </table:table-cell>
          <table:table-cell office:value-type="float" office:value="-39.890368" calcext:value-type="float">
            <text:p>-39.890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00" calcext:value-type="float">
            <text:p>51600</text:p>
          </table:table-cell>
          <table:table-cell office:value-type="float" office:value="311.28682" calcext:value-type="float">
            <text:p>311.28682</text:p>
          </table:table-cell>
          <table:table-cell office:value-type="float" office:value="295.0084" calcext:value-type="float">
            <text:p>295.00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61373" calcext:value-type="float">
            <text:p>-756.61373</text:p>
          </table:table-cell>
          <table:table-cell office:value-type="float" office:value="683.85264" calcext:value-type="float">
            <text:p>683.85264</text:p>
          </table:table-cell>
          <table:table-cell office:value-type="float" office:value="-72.761095" calcext:value-type="float">
            <text:p>-72.761095</text:p>
          </table:table-cell>
          <table:table-cell office:value-type="float" office:value="165.30948" calcext:value-type="float">
            <text:p>165.3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00" calcext:value-type="float">
            <text:p>51700</text:p>
          </table:table-cell>
          <table:table-cell office:value-type="float" office:value="316.00776" calcext:value-type="float">
            <text:p>316.00776</text:p>
          </table:table-cell>
          <table:table-cell office:value-type="float" office:value="-86.687203" calcext:value-type="float">
            <text:p>-86.6872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57347" calcext:value-type="float">
            <text:p>-748.57347</text:p>
          </table:table-cell>
          <table:table-cell office:value-type="float" office:value="694.22386" calcext:value-type="float">
            <text:p>694.22386</text:p>
          </table:table-cell>
          <table:table-cell office:value-type="float" office:value="-54.349612" calcext:value-type="float">
            <text:p>-54.349612</text:p>
          </table:table-cell>
          <table:table-cell office:value-type="float" office:value="-79.636487" calcext:value-type="float">
            <text:p>-79.6364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00" calcext:value-type="float">
            <text:p>51800</text:p>
          </table:table-cell>
          <table:table-cell office:value-type="float" office:value="297.00429" calcext:value-type="float">
            <text:p>297.00429</text:p>
          </table:table-cell>
          <table:table-cell office:value-type="float" office:value="-16.800504" calcext:value-type="float">
            <text:p>-16.8005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26416" calcext:value-type="float">
            <text:p>-751.26416</text:p>
          </table:table-cell>
          <table:table-cell office:value-type="float" office:value="652.47596" calcext:value-type="float">
            <text:p>652.47596</text:p>
          </table:table-cell>
          <table:table-cell office:value-type="float" office:value="-98.788194" calcext:value-type="float">
            <text:p>-98.788194</text:p>
          </table:table-cell>
          <table:table-cell office:value-type="float" office:value="-47.583591" calcext:value-type="float">
            <text:p>-47.58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00" calcext:value-type="float">
            <text:p>51900</text:p>
          </table:table-cell>
          <table:table-cell office:value-type="float" office:value="291.44923" calcext:value-type="float">
            <text:p>291.44923</text:p>
          </table:table-cell>
          <table:table-cell office:value-type="float" office:value="628.01423" calcext:value-type="float">
            <text:p>628.014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00177" calcext:value-type="float">
            <text:p>-771.00177</text:p>
          </table:table-cell>
          <table:table-cell office:value-type="float" office:value="640.27227" calcext:value-type="float">
            <text:p>640.27227</text:p>
          </table:table-cell>
          <table:table-cell office:value-type="float" office:value="-130.72949" calcext:value-type="float">
            <text:p>-130.72949</text:p>
          </table:table-cell>
          <table:table-cell office:value-type="float" office:value="252.97858" calcext:value-type="float">
            <text:p>252.97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300.57139" calcext:value-type="float">
            <text:p>300.57139</text:p>
          </table:table-cell>
          <table:table-cell office:value-type="float" office:value="-146.30002" calcext:value-type="float">
            <text:p>-146.300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08992" calcext:value-type="float">
            <text:p>-781.08992</text:p>
          </table:table-cell>
          <table:table-cell office:value-type="float" office:value="660.31236" calcext:value-type="float">
            <text:p>660.31236</text:p>
          </table:table-cell>
          <table:table-cell office:value-type="float" office:value="-120.77756" calcext:value-type="float">
            <text:p>-120.77756</text:p>
          </table:table-cell>
          <table:table-cell office:value-type="float" office:value="-4.6409209" calcext:value-type="float">
            <text:p>-4.6409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00" calcext:value-type="float">
            <text:p>52100</text:p>
          </table:table-cell>
          <table:table-cell office:value-type="float" office:value="292.90099" calcext:value-type="float">
            <text:p>292.90099</text:p>
          </table:table-cell>
          <table:table-cell office:value-type="float" office:value="86.032168" calcext:value-type="float">
            <text:p>86.03216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58751" calcext:value-type="float">
            <text:p>-739.58751</text:p>
          </table:table-cell>
          <table:table-cell office:value-type="float" office:value="643.46159" calcext:value-type="float">
            <text:p>643.46159</text:p>
          </table:table-cell>
          <table:table-cell office:value-type="float" office:value="-96.125919" calcext:value-type="float">
            <text:p>-96.125919</text:p>
          </table:table-cell>
          <table:table-cell office:value-type="float" office:value="60.295692" calcext:value-type="float">
            <text:p>60.295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00" calcext:value-type="float">
            <text:p>52200</text:p>
          </table:table-cell>
          <table:table-cell office:value-type="float" office:value="306.83358" calcext:value-type="float">
            <text:p>306.83358</text:p>
          </table:table-cell>
          <table:table-cell office:value-type="float" office:value="211.86767" calcext:value-type="float">
            <text:p>211.867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70235" calcext:value-type="float">
            <text:p>-740.70235</text:p>
          </table:table-cell>
          <table:table-cell office:value-type="float" office:value="674.0695" calcext:value-type="float">
            <text:p>674.0695</text:p>
          </table:table-cell>
          <table:table-cell office:value-type="float" office:value="-66.632845" calcext:value-type="float">
            <text:p>-66.632845</text:p>
          </table:table-cell>
          <table:table-cell office:value-type="float" office:value="87.359967" calcext:value-type="float">
            <text:p>87.359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00" calcext:value-type="float">
            <text:p>52300</text:p>
          </table:table-cell>
          <table:table-cell office:value-type="float" office:value="304.83205" calcext:value-type="float">
            <text:p>304.83205</text:p>
          </table:table-cell>
          <table:table-cell office:value-type="float" office:value="-244.28054" calcext:value-type="float">
            <text:p>-244.280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01181" calcext:value-type="float">
            <text:p>-731.01181</text:p>
          </table:table-cell>
          <table:table-cell office:value-type="float" office:value="669.67242" calcext:value-type="float">
            <text:p>669.67242</text:p>
          </table:table-cell>
          <table:table-cell office:value-type="float" office:value="-61.339386" calcext:value-type="float">
            <text:p>-61.339386</text:p>
          </table:table-cell>
          <table:table-cell office:value-type="float" office:value="-121.68949" calcext:value-type="float">
            <text:p>-121.689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00" calcext:value-type="float">
            <text:p>52400</text:p>
          </table:table-cell>
          <table:table-cell office:value-type="float" office:value="294.04292" calcext:value-type="float">
            <text:p>294.04292</text:p>
          </table:table-cell>
          <table:table-cell office:value-type="float" office:value="-93.060803" calcext:value-type="float">
            <text:p>-93.0608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34705" calcext:value-type="float">
            <text:p>-763.34705</text:p>
          </table:table-cell>
          <table:table-cell office:value-type="float" office:value="645.97024" calcext:value-type="float">
            <text:p>645.97024</text:p>
          </table:table-cell>
          <table:table-cell office:value-type="float" office:value="-117.3768" calcext:value-type="float">
            <text:p>-117.3768</text:p>
          </table:table-cell>
          <table:table-cell office:value-type="float" office:value="-67.145079" calcext:value-type="float">
            <text:p>-67.145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00" calcext:value-type="float">
            <text:p>52500</text:p>
          </table:table-cell>
          <table:table-cell office:value-type="float" office:value="289.66004" calcext:value-type="float">
            <text:p>289.66004</text:p>
          </table:table-cell>
          <table:table-cell office:value-type="float" office:value="-263.89018" calcext:value-type="float">
            <text:p>-263.8901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45631" calcext:value-type="float">
            <text:p>-769.45631</text:p>
          </table:table-cell>
          <table:table-cell office:value-type="float" office:value="636.34169" calcext:value-type="float">
            <text:p>636.34169</text:p>
          </table:table-cell>
          <table:table-cell office:value-type="float" office:value="-133.11462" calcext:value-type="float">
            <text:p>-133.11462</text:p>
          </table:table-cell>
          <table:table-cell office:value-type="float" office:value="-181.20842" calcext:value-type="float">
            <text:p>-181.208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00" calcext:value-type="float">
            <text:p>52600</text:p>
          </table:table-cell>
          <table:table-cell office:value-type="float" office:value="291.97116" calcext:value-type="float">
            <text:p>291.97116</text:p>
          </table:table-cell>
          <table:table-cell office:value-type="float" office:value="-271.62805" calcext:value-type="float">
            <text:p>-271.628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27628" calcext:value-type="float">
            <text:p>-742.27628</text:p>
          </table:table-cell>
          <table:table-cell office:value-type="float" office:value="641.4189" calcext:value-type="float">
            <text:p>641.4189</text:p>
          </table:table-cell>
          <table:table-cell office:value-type="float" office:value="-100.85738" calcext:value-type="float">
            <text:p>-100.85738</text:p>
          </table:table-cell>
          <table:table-cell office:value-type="float" office:value="-195.05129" calcext:value-type="float">
            <text:p>-195.05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00" calcext:value-type="float">
            <text:p>52700</text:p>
          </table:table-cell>
          <table:table-cell office:value-type="float" office:value="298.11726" calcext:value-type="float">
            <text:p>298.11726</text:p>
          </table:table-cell>
          <table:table-cell office:value-type="float" office:value="146.69219" calcext:value-type="float">
            <text:p>146.6921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90352" calcext:value-type="float">
            <text:p>-723.90352</text:p>
          </table:table-cell>
          <table:table-cell office:value-type="float" office:value="654.92099" calcext:value-type="float">
            <text:p>654.92099</text:p>
          </table:table-cell>
          <table:table-cell office:value-type="float" office:value="-68.982527" calcext:value-type="float">
            <text:p>-68.982527</text:p>
          </table:table-cell>
          <table:table-cell office:value-type="float" office:value="7.5347543" calcext:value-type="float">
            <text:p>7.5347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00" calcext:value-type="float">
            <text:p>52800</text:p>
          </table:table-cell>
          <table:table-cell office:value-type="float" office:value="299.84313" calcext:value-type="float">
            <text:p>299.84313</text:p>
          </table:table-cell>
          <table:table-cell office:value-type="float" office:value="396.49287" calcext:value-type="float">
            <text:p>396.492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51038" calcext:value-type="float">
            <text:p>-734.51038</text:p>
          </table:table-cell>
          <table:table-cell office:value-type="float" office:value="658.71248" calcext:value-type="float">
            <text:p>658.71248</text:p>
          </table:table-cell>
          <table:table-cell office:value-type="float" office:value="-75.797907" calcext:value-type="float">
            <text:p>-75.797907</text:p>
          </table:table-cell>
          <table:table-cell office:value-type="float" office:value="287.77803" calcext:value-type="float">
            <text:p>287.77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00" calcext:value-type="float">
            <text:p>52900</text:p>
          </table:table-cell>
          <table:table-cell office:value-type="float" office:value="302.28054" calcext:value-type="float">
            <text:p>302.28054</text:p>
          </table:table-cell>
          <table:table-cell office:value-type="float" office:value="-246.9711" calcext:value-type="float">
            <text:p>-246.97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86523" calcext:value-type="float">
            <text:p>-767.86523</text:p>
          </table:table-cell>
          <table:table-cell office:value-type="float" office:value="664.06713" calcext:value-type="float">
            <text:p>664.06713</text:p>
          </table:table-cell>
          <table:table-cell office:value-type="float" office:value="-103.7981" calcext:value-type="float">
            <text:p>-103.7981</text:p>
          </table:table-cell>
          <table:table-cell office:value-type="float" office:value="-71.937" calcext:value-type="float">
            <text:p>-71.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00" calcext:value-type="float">
            <text:p>53000</text:p>
          </table:table-cell>
          <table:table-cell office:value-type="float" office:value="304.00517" calcext:value-type="float">
            <text:p>304.00517</text:p>
          </table:table-cell>
          <table:table-cell office:value-type="float" office:value="-114.23007" calcext:value-type="float">
            <text:p>-114.230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2.07927" calcext:value-type="float">
            <text:p>-792.07927</text:p>
          </table:table-cell>
          <table:table-cell office:value-type="float" office:value="667.85588" calcext:value-type="float">
            <text:p>667.85588</text:p>
          </table:table-cell>
          <table:table-cell office:value-type="float" office:value="-124.22338" calcext:value-type="float">
            <text:p>-124.22338</text:p>
          </table:table-cell>
          <table:table-cell office:value-type="float" office:value="-125.90202" calcext:value-type="float">
            <text:p>-125.90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  <table:table-cell office:value-type="float" office:value="289.75856" calcext:value-type="float">
            <text:p>289.75856</text:p>
          </table:table-cell>
          <table:table-cell office:value-type="float" office:value="23.861317" calcext:value-type="float">
            <text:p>23.861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41308" calcext:value-type="float">
            <text:p>-759.41308</text:p>
          </table:table-cell>
          <table:table-cell office:value-type="float" office:value="636.55813" calcext:value-type="float">
            <text:p>636.55813</text:p>
          </table:table-cell>
          <table:table-cell office:value-type="float" office:value="-122.85495" calcext:value-type="float">
            <text:p>-122.85495</text:p>
          </table:table-cell>
          <table:table-cell office:value-type="float" office:value="-31.032788" calcext:value-type="float">
            <text:p>-31.0327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00" calcext:value-type="float">
            <text:p>53200</text:p>
          </table:table-cell>
          <table:table-cell office:value-type="float" office:value="306.69231" calcext:value-type="float">
            <text:p>306.69231</text:p>
          </table:table-cell>
          <table:table-cell office:value-type="float" office:value="-78.453701" calcext:value-type="float">
            <text:p>-78.4537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19805" calcext:value-type="float">
            <text:p>-786.19805</text:p>
          </table:table-cell>
          <table:table-cell office:value-type="float" office:value="673.75916" calcext:value-type="float">
            <text:p>673.75916</text:p>
          </table:table-cell>
          <table:table-cell office:value-type="float" office:value="-112.4389" calcext:value-type="float">
            <text:p>-112.4389</text:p>
          </table:table-cell>
          <table:table-cell office:value-type="float" office:value="76.699286" calcext:value-type="float">
            <text:p>76.699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00" calcext:value-type="float">
            <text:p>53300</text:p>
          </table:table-cell>
          <table:table-cell office:value-type="float" office:value="292.41937" calcext:value-type="float">
            <text:p>292.41937</text:p>
          </table:table-cell>
          <table:table-cell office:value-type="float" office:value="-82.075028" calcext:value-type="float">
            <text:p>-82.07502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15974" calcext:value-type="float">
            <text:p>-757.15974</text:p>
          </table:table-cell>
          <table:table-cell office:value-type="float" office:value="642.40355" calcext:value-type="float">
            <text:p>642.40355</text:p>
          </table:table-cell>
          <table:table-cell office:value-type="float" office:value="-114.75619" calcext:value-type="float">
            <text:p>-114.75619</text:p>
          </table:table-cell>
          <table:table-cell office:value-type="float" office:value="-66.874203" calcext:value-type="float">
            <text:p>-66.874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00" calcext:value-type="float">
            <text:p>53400</text:p>
          </table:table-cell>
          <table:table-cell office:value-type="float" office:value="285.60432" calcext:value-type="float">
            <text:p>285.60432</text:p>
          </table:table-cell>
          <table:table-cell office:value-type="float" office:value="17.231642" calcext:value-type="float">
            <text:p>17.2316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42572" calcext:value-type="float">
            <text:p>-746.42572</text:p>
          </table:table-cell>
          <table:table-cell office:value-type="float" office:value="627.43186" calcext:value-type="float">
            <text:p>627.43186</text:p>
          </table:table-cell>
          <table:table-cell office:value-type="float" office:value="-118.99386" calcext:value-type="float">
            <text:p>-118.99386</text:p>
          </table:table-cell>
          <table:table-cell office:value-type="float" office:value="32.973544" calcext:value-type="float">
            <text:p>32.973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office:value-type="float" office:value="290.51077" calcext:value-type="float">
            <text:p>290.51077</text:p>
          </table:table-cell>
          <table:table-cell office:value-type="float" office:value="-30.147976" calcext:value-type="float">
            <text:p>-30.14797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68483" calcext:value-type="float">
            <text:p>-747.68483</text:p>
          </table:table-cell>
          <table:table-cell office:value-type="float" office:value="638.21062" calcext:value-type="float">
            <text:p>638.21062</text:p>
          </table:table-cell>
          <table:table-cell office:value-type="float" office:value="-109.47421" calcext:value-type="float">
            <text:p>-109.47421</text:p>
          </table:table-cell>
          <table:table-cell office:value-type="float" office:value="192.08616" calcext:value-type="float">
            <text:p>192.08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00" calcext:value-type="float">
            <text:p>53600</text:p>
          </table:table-cell>
          <table:table-cell office:value-type="float" office:value="306.99214" calcext:value-type="float">
            <text:p>306.99214</text:p>
          </table:table-cell>
          <table:table-cell office:value-type="float" office:value="-534.40815" calcext:value-type="float">
            <text:p>-534.4081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47061" calcext:value-type="float">
            <text:p>-763.47061</text:p>
          </table:table-cell>
          <table:table-cell office:value-type="float" office:value="674.41784" calcext:value-type="float">
            <text:p>674.41784</text:p>
          </table:table-cell>
          <table:table-cell office:value-type="float" office:value="-89.052768" calcext:value-type="float">
            <text:p>-89.052768</text:p>
          </table:table-cell>
          <table:table-cell office:value-type="float" office:value="-156.07626" calcext:value-type="float">
            <text:p>-156.07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00" calcext:value-type="float">
            <text:p>53700</text:p>
          </table:table-cell>
          <table:table-cell office:value-type="float" office:value="318.15514" calcext:value-type="float">
            <text:p>318.15514</text:p>
          </table:table-cell>
          <table:table-cell office:value-type="float" office:value="246.32427" calcext:value-type="float">
            <text:p>246.324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6554" calcext:value-type="float">
            <text:p>-778.6554</text:p>
          </table:table-cell>
          <table:table-cell office:value-type="float" office:value="698.94135" calcext:value-type="float">
            <text:p>698.94135</text:p>
          </table:table-cell>
          <table:table-cell office:value-type="float" office:value="-79.714058" calcext:value-type="float">
            <text:p>-79.714058</text:p>
          </table:table-cell>
          <table:table-cell office:value-type="float" office:value="266.58161" calcext:value-type="float">
            <text:p>266.58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00" calcext:value-type="float">
            <text:p>53800</text:p>
          </table:table-cell>
          <table:table-cell office:value-type="float" office:value="291.27157" calcext:value-type="float">
            <text:p>291.27157</text:p>
          </table:table-cell>
          <table:table-cell office:value-type="float" office:value="-281.31254" calcext:value-type="float">
            <text:p>-281.312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51051" calcext:value-type="float">
            <text:p>-760.51051</text:p>
          </table:table-cell>
          <table:table-cell office:value-type="float" office:value="639.88199" calcext:value-type="float">
            <text:p>639.88199</text:p>
          </table:table-cell>
          <table:table-cell office:value-type="float" office:value="-120.62851" calcext:value-type="float">
            <text:p>-120.62851</text:p>
          </table:table-cell>
          <table:table-cell office:value-type="float" office:value="-217.18178" calcext:value-type="float">
            <text:p>-217.18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00" calcext:value-type="float">
            <text:p>53900</text:p>
          </table:table-cell>
          <table:table-cell office:value-type="float" office:value="287.63955" calcext:value-type="float">
            <text:p>287.63955</text:p>
          </table:table-cell>
          <table:table-cell office:value-type="float" office:value="-38.963392" calcext:value-type="float">
            <text:p>-38.9633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62751" calcext:value-type="float">
            <text:p>-770.62751</text:p>
          </table:table-cell>
          <table:table-cell office:value-type="float" office:value="631.90297" calcext:value-type="float">
            <text:p>631.90297</text:p>
          </table:table-cell>
          <table:table-cell office:value-type="float" office:value="-138.72454" calcext:value-type="float">
            <text:p>-138.72454</text:p>
          </table:table-cell>
          <table:table-cell office:value-type="float" office:value="40.278508" calcext:value-type="float">
            <text:p>40.278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294.30106" calcext:value-type="float">
            <text:p>294.30106</text:p>
          </table:table-cell>
          <table:table-cell office:value-type="float" office:value="-275.83541" calcext:value-type="float">
            <text:p>-275.8354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00961" calcext:value-type="float">
            <text:p>-771.00961</text:p>
          </table:table-cell>
          <table:table-cell office:value-type="float" office:value="646.53735" calcext:value-type="float">
            <text:p>646.53735</text:p>
          </table:table-cell>
          <table:table-cell office:value-type="float" office:value="-124.47225" calcext:value-type="float">
            <text:p>-124.47225</text:p>
          </table:table-cell>
          <table:table-cell office:value-type="float" office:value="-253.328" calcext:value-type="float">
            <text:p>-253.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00" calcext:value-type="float">
            <text:p>54100</text:p>
          </table:table-cell>
          <table:table-cell office:value-type="float" office:value="291.99223" calcext:value-type="float">
            <text:p>291.99223</text:p>
          </table:table-cell>
          <table:table-cell office:value-type="float" office:value="344.55429" calcext:value-type="float">
            <text:p>344.554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64307" calcext:value-type="float">
            <text:p>-749.64307</text:p>
          </table:table-cell>
          <table:table-cell office:value-type="float" office:value="641.46518" calcext:value-type="float">
            <text:p>641.46518</text:p>
          </table:table-cell>
          <table:table-cell office:value-type="float" office:value="-108.17789" calcext:value-type="float">
            <text:p>-108.17789</text:p>
          </table:table-cell>
          <table:table-cell office:value-type="float" office:value="-9.8511322" calcext:value-type="float">
            <text:p>-9.8511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00" calcext:value-type="float">
            <text:p>54200</text:p>
          </table:table-cell>
          <table:table-cell office:value-type="float" office:value="301.31748" calcext:value-type="float">
            <text:p>301.31748</text:p>
          </table:table-cell>
          <table:table-cell office:value-type="float" office:value="574.47536" calcext:value-type="float">
            <text:p>574.475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15239" calcext:value-type="float">
            <text:p>-765.15239</text:p>
          </table:table-cell>
          <table:table-cell office:value-type="float" office:value="661.95141" calcext:value-type="float">
            <text:p>661.95141</text:p>
          </table:table-cell>
          <table:table-cell office:value-type="float" office:value="-103.20098" calcext:value-type="float">
            <text:p>-103.20098</text:p>
          </table:table-cell>
          <table:table-cell office:value-type="float" office:value="211.85305" calcext:value-type="float">
            <text:p>211.85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00" calcext:value-type="float">
            <text:p>54300</text:p>
          </table:table-cell>
          <table:table-cell office:value-type="float" office:value="302.65217" calcext:value-type="float">
            <text:p>302.65217</text:p>
          </table:table-cell>
          <table:table-cell office:value-type="float" office:value="235.06152" calcext:value-type="float">
            <text:p>235.061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51967" calcext:value-type="float">
            <text:p>-778.51967</text:p>
          </table:table-cell>
          <table:table-cell office:value-type="float" office:value="664.88354" calcext:value-type="float">
            <text:p>664.88354</text:p>
          </table:table-cell>
          <table:table-cell office:value-type="float" office:value="-113.63612" calcext:value-type="float">
            <text:p>-113.63612</text:p>
          </table:table-cell>
          <table:table-cell office:value-type="float" office:value="-63.388302" calcext:value-type="float">
            <text:p>-63.388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00" calcext:value-type="float">
            <text:p>54400</text:p>
          </table:table-cell>
          <table:table-cell office:value-type="float" office:value="306.94214" calcext:value-type="float">
            <text:p>306.94214</text:p>
          </table:table-cell>
          <table:table-cell office:value-type="float" office:value="49.465354" calcext:value-type="float">
            <text:p>49.4653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4.97474" calcext:value-type="float">
            <text:p>-784.97474</text:p>
          </table:table-cell>
          <table:table-cell office:value-type="float" office:value="674.308" calcext:value-type="float">
            <text:p>674.308</text:p>
          </table:table-cell>
          <table:table-cell office:value-type="float" office:value="-110.66674" calcext:value-type="float">
            <text:p>-110.66674</text:p>
          </table:table-cell>
          <table:table-cell office:value-type="float" office:value="-18.029941" calcext:value-type="float">
            <text:p>-18.029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00" calcext:value-type="float">
            <text:p>54500</text:p>
          </table:table-cell>
          <table:table-cell office:value-type="float" office:value="302.3102" calcext:value-type="float">
            <text:p>302.3102</text:p>
          </table:table-cell>
          <table:table-cell office:value-type="float" office:value="-3.3277312" calcext:value-type="float">
            <text:p>-3.32773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96864" calcext:value-type="float">
            <text:p>-744.96864</text:p>
          </table:table-cell>
          <table:table-cell office:value-type="float" office:value="664.13228" calcext:value-type="float">
            <text:p>664.13228</text:p>
          </table:table-cell>
          <table:table-cell office:value-type="float" office:value="-80.836355" calcext:value-type="float">
            <text:p>-80.836355</text:p>
          </table:table-cell>
          <table:table-cell office:value-type="float" office:value="38.966276" calcext:value-type="float">
            <text:p>38.966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00" calcext:value-type="float">
            <text:p>54600</text:p>
          </table:table-cell>
          <table:table-cell office:value-type="float" office:value="308.58322" calcext:value-type="float">
            <text:p>308.58322</text:p>
          </table:table-cell>
          <table:table-cell office:value-type="float" office:value="-30.594802" calcext:value-type="float">
            <text:p>-30.5948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25735" calcext:value-type="float">
            <text:p>-723.25735</text:p>
          </table:table-cell>
          <table:table-cell office:value-type="float" office:value="677.91322" calcext:value-type="float">
            <text:p>677.91322</text:p>
          </table:table-cell>
          <table:table-cell office:value-type="float" office:value="-45.34413" calcext:value-type="float">
            <text:p>-45.34413</text:p>
          </table:table-cell>
          <table:table-cell office:value-type="float" office:value="-2.128151" calcext:value-type="float">
            <text:p>-2.128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00" calcext:value-type="float">
            <text:p>54700</text:p>
          </table:table-cell>
          <table:table-cell office:value-type="float" office:value="297.35625" calcext:value-type="float">
            <text:p>297.35625</text:p>
          </table:table-cell>
          <table:table-cell office:value-type="float" office:value="-688.85409" calcext:value-type="float">
            <text:p>-688.8540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38715" calcext:value-type="float">
            <text:p>-734.38715</text:p>
          </table:table-cell>
          <table:table-cell office:value-type="float" office:value="653.24916" calcext:value-type="float">
            <text:p>653.24916</text:p>
          </table:table-cell>
          <table:table-cell office:value-type="float" office:value="-81.137992" calcext:value-type="float">
            <text:p>-81.137992</text:p>
          </table:table-cell>
          <table:table-cell office:value-type="float" office:value="-263.09308" calcext:value-type="float">
            <text:p>-263.09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00" calcext:value-type="float">
            <text:p>54800</text:p>
          </table:table-cell>
          <table:table-cell office:value-type="float" office:value="296.80745" calcext:value-type="float">
            <text:p>296.80745</text:p>
          </table:table-cell>
          <table:table-cell office:value-type="float" office:value="-526.69" calcext:value-type="float">
            <text:p>-526.6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98041" calcext:value-type="float">
            <text:p>-749.98041</text:p>
          </table:table-cell>
          <table:table-cell office:value-type="float" office:value="652.04353" calcext:value-type="float">
            <text:p>652.04353</text:p>
          </table:table-cell>
          <table:table-cell office:value-type="float" office:value="-97.936882" calcext:value-type="float">
            <text:p>-97.936882</text:p>
          </table:table-cell>
          <table:table-cell office:value-type="float" office:value="32.280833" calcext:value-type="float">
            <text:p>32.280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00" calcext:value-type="float">
            <text:p>54900</text:p>
          </table:table-cell>
          <table:table-cell office:value-type="float" office:value="297.55313" calcext:value-type="float">
            <text:p>297.55313</text:p>
          </table:table-cell>
          <table:table-cell office:value-type="float" office:value="-187.37342" calcext:value-type="float">
            <text:p>-187.373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03731" calcext:value-type="float">
            <text:p>-751.03731</text:p>
          </table:table-cell>
          <table:table-cell office:value-type="float" office:value="653.68169" calcext:value-type="float">
            <text:p>653.68169</text:p>
          </table:table-cell>
          <table:table-cell office:value-type="float" office:value="-97.35562" calcext:value-type="float">
            <text:p>-97.35562</text:p>
          </table:table-cell>
          <table:table-cell office:value-type="float" office:value="59.374616" calcext:value-type="float">
            <text:p>59.374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296.50601" calcext:value-type="float">
            <text:p>296.50601</text:p>
          </table:table-cell>
          <table:table-cell office:value-type="float" office:value="-42.96247" calcext:value-type="float">
            <text:p>-42.962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24441" calcext:value-type="float">
            <text:p>-745.24441</text:p>
          </table:table-cell>
          <table:table-cell office:value-type="float" office:value="651.3813" calcext:value-type="float">
            <text:p>651.3813</text:p>
          </table:table-cell>
          <table:table-cell office:value-type="float" office:value="-93.86311" calcext:value-type="float">
            <text:p>-93.86311</text:p>
          </table:table-cell>
          <table:table-cell office:value-type="float" office:value="121.48766" calcext:value-type="float">
            <text:p>121.48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00" calcext:value-type="float">
            <text:p>55100</text:p>
          </table:table-cell>
          <table:table-cell office:value-type="float" office:value="304.25578" calcext:value-type="float">
            <text:p>304.25578</text:p>
          </table:table-cell>
          <table:table-cell office:value-type="float" office:value="-427.63588" calcext:value-type="float">
            <text:p>-427.635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0654" calcext:value-type="float">
            <text:p>-752.0654</text:p>
          </table:table-cell>
          <table:table-cell office:value-type="float" office:value="668.40645" calcext:value-type="float">
            <text:p>668.40645</text:p>
          </table:table-cell>
          <table:table-cell office:value-type="float" office:value="-83.658956" calcext:value-type="float">
            <text:p>-83.658956</text:p>
          </table:table-cell>
          <table:table-cell office:value-type="float" office:value="-67.50771" calcext:value-type="float">
            <text:p>-67.50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00" calcext:value-type="float">
            <text:p>55200</text:p>
          </table:table-cell>
          <table:table-cell office:value-type="float" office:value="322.08546" calcext:value-type="float">
            <text:p>322.08546</text:p>
          </table:table-cell>
          <table:table-cell office:value-type="float" office:value="145.56825" calcext:value-type="float">
            <text:p>145.568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74935" calcext:value-type="float">
            <text:p>-759.74935</text:p>
          </table:table-cell>
          <table:table-cell office:value-type="float" office:value="707.5757" calcext:value-type="float">
            <text:p>707.5757</text:p>
          </table:table-cell>
          <table:table-cell office:value-type="float" office:value="-52.173653" calcext:value-type="float">
            <text:p>-52.173653</text:p>
          </table:table-cell>
          <table:table-cell office:value-type="float" office:value="126.33104" calcext:value-type="float">
            <text:p>126.33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00" calcext:value-type="float">
            <text:p>55300</text:p>
          </table:table-cell>
          <table:table-cell office:value-type="float" office:value="310.49665" calcext:value-type="float">
            <text:p>310.49665</text:p>
          </table:table-cell>
          <table:table-cell office:value-type="float" office:value="136.95547" calcext:value-type="float">
            <text:p>136.955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64093" calcext:value-type="float">
            <text:p>-729.64093</text:p>
          </table:table-cell>
          <table:table-cell office:value-type="float" office:value="682.11675" calcext:value-type="float">
            <text:p>682.11675</text:p>
          </table:table-cell>
          <table:table-cell office:value-type="float" office:value="-47.524177" calcext:value-type="float">
            <text:p>-47.524177</text:p>
          </table:table-cell>
          <table:table-cell office:value-type="float" office:value="53.933383" calcext:value-type="float">
            <text:p>53.933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00" calcext:value-type="float">
            <text:p>55400</text:p>
          </table:table-cell>
          <table:table-cell office:value-type="float" office:value="300.21428" calcext:value-type="float">
            <text:p>300.21428</text:p>
          </table:table-cell>
          <table:table-cell office:value-type="float" office:value="-82.651953" calcext:value-type="float">
            <text:p>-82.6519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77512" calcext:value-type="float">
            <text:p>-755.77512</text:p>
          </table:table-cell>
          <table:table-cell office:value-type="float" office:value="659.52785" calcext:value-type="float">
            <text:p>659.52785</text:p>
          </table:table-cell>
          <table:table-cell office:value-type="float" office:value="-96.247272" calcext:value-type="float">
            <text:p>-96.247272</text:p>
          </table:table-cell>
          <table:table-cell office:value-type="float" office:value="54.768308" calcext:value-type="float">
            <text:p>54.768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00" calcext:value-type="float">
            <text:p>55500</text:p>
          </table:table-cell>
          <table:table-cell office:value-type="float" office:value="291.13119" calcext:value-type="float">
            <text:p>291.13119</text:p>
          </table:table-cell>
          <table:table-cell office:value-type="float" office:value="-361.35745" calcext:value-type="float">
            <text:p>-361.357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00601" calcext:value-type="float">
            <text:p>-760.00601</text:p>
          </table:table-cell>
          <table:table-cell office:value-type="float" office:value="639.5736" calcext:value-type="float">
            <text:p>639.5736</text:p>
          </table:table-cell>
          <table:table-cell office:value-type="float" office:value="-120.43241" calcext:value-type="float">
            <text:p>-120.43241</text:p>
          </table:table-cell>
          <table:table-cell office:value-type="float" office:value="-79.333228" calcext:value-type="float">
            <text:p>-79.333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00" calcext:value-type="float">
            <text:p>55600</text:p>
          </table:table-cell>
          <table:table-cell office:value-type="float" office:value="301.67886" calcext:value-type="float">
            <text:p>301.67886</text:p>
          </table:table-cell>
          <table:table-cell office:value-type="float" office:value="-15.403181" calcext:value-type="float">
            <text:p>-15.4031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27355" calcext:value-type="float">
            <text:p>-768.27355</text:p>
          </table:table-cell>
          <table:table-cell office:value-type="float" office:value="662.74531" calcext:value-type="float">
            <text:p>662.74531</text:p>
          </table:table-cell>
          <table:table-cell office:value-type="float" office:value="-105.52824" calcext:value-type="float">
            <text:p>-105.52824</text:p>
          </table:table-cell>
          <table:table-cell office:value-type="float" office:value="75.624061" calcext:value-type="float">
            <text:p>75.624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00" calcext:value-type="float">
            <text:p>55700</text:p>
          </table:table-cell>
          <table:table-cell office:value-type="float" office:value="307.65711" calcext:value-type="float">
            <text:p>307.65711</text:p>
          </table:table-cell>
          <table:table-cell office:value-type="float" office:value="196.30681" calcext:value-type="float">
            <text:p>196.306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09352" calcext:value-type="float">
            <text:p>-758.09352</text:p>
          </table:table-cell>
          <table:table-cell office:value-type="float" office:value="675.87868" calcext:value-type="float">
            <text:p>675.87868</text:p>
          </table:table-cell>
          <table:table-cell office:value-type="float" office:value="-82.214843" calcext:value-type="float">
            <text:p>-82.214843</text:p>
          </table:table-cell>
          <table:table-cell office:value-type="float" office:value="-39.256443" calcext:value-type="float">
            <text:p>-39.256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00" calcext:value-type="float">
            <text:p>55800</text:p>
          </table:table-cell>
          <table:table-cell office:value-type="float" office:value="301.83841" calcext:value-type="float">
            <text:p>301.83841</text:p>
          </table:table-cell>
          <table:table-cell office:value-type="float" office:value="-454.26659" calcext:value-type="float">
            <text:p>-454.266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55142" calcext:value-type="float">
            <text:p>-723.55142</text:p>
          </table:table-cell>
          <table:table-cell office:value-type="float" office:value="663.09583" calcext:value-type="float">
            <text:p>663.09583</text:p>
          </table:table-cell>
          <table:table-cell office:value-type="float" office:value="-60.455588" calcext:value-type="float">
            <text:p>-60.455588</text:p>
          </table:table-cell>
          <table:table-cell office:value-type="float" office:value="-252.94352" calcext:value-type="float">
            <text:p>-252.94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00" calcext:value-type="float">
            <text:p>55900</text:p>
          </table:table-cell>
          <table:table-cell office:value-type="float" office:value="308.7923" calcext:value-type="float">
            <text:p>308.7923</text:p>
          </table:table-cell>
          <table:table-cell office:value-type="float" office:value="-192.62234" calcext:value-type="float">
            <text:p>-192.622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0.99056" calcext:value-type="float">
            <text:p>-730.99056</text:p>
          </table:table-cell>
          <table:table-cell office:value-type="float" office:value="678.37253" calcext:value-type="float">
            <text:p>678.37253</text:p>
          </table:table-cell>
          <table:table-cell office:value-type="float" office:value="-52.618035" calcext:value-type="float">
            <text:p>-52.618035</text:p>
          </table:table-cell>
          <table:table-cell office:value-type="float" office:value="-290.13175" calcext:value-type="float">
            <text:p>-290.13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292.83589" calcext:value-type="float">
            <text:p>292.83589</text:p>
          </table:table-cell>
          <table:table-cell office:value-type="float" office:value="-342.09624" calcext:value-type="float">
            <text:p>-342.0962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72303" calcext:value-type="float">
            <text:p>-737.72303</text:p>
          </table:table-cell>
          <table:table-cell office:value-type="float" office:value="643.31857" calcext:value-type="float">
            <text:p>643.31857</text:p>
          </table:table-cell>
          <table:table-cell office:value-type="float" office:value="-94.404457" calcext:value-type="float">
            <text:p>-94.404457</text:p>
          </table:table-cell>
          <table:table-cell office:value-type="float" office:value="-207.61694" calcext:value-type="float">
            <text:p>-207.61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00" calcext:value-type="float">
            <text:p>56100</text:p>
          </table:table-cell>
          <table:table-cell office:value-type="float" office:value="286.09506" calcext:value-type="float">
            <text:p>286.09506</text:p>
          </table:table-cell>
          <table:table-cell office:value-type="float" office:value="-419.67599" calcext:value-type="float">
            <text:p>-419.675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83704" calcext:value-type="float">
            <text:p>-751.83704</text:p>
          </table:table-cell>
          <table:table-cell office:value-type="float" office:value="628.50993" calcext:value-type="float">
            <text:p>628.50993</text:p>
          </table:table-cell>
          <table:table-cell office:value-type="float" office:value="-123.32711" calcext:value-type="float">
            <text:p>-123.32711</text:p>
          </table:table-cell>
          <table:table-cell office:value-type="float" office:value="-163.2299" calcext:value-type="float">
            <text:p>-163.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00" calcext:value-type="float">
            <text:p>56200</text:p>
          </table:table-cell>
          <table:table-cell office:value-type="float" office:value="292.86521" calcext:value-type="float">
            <text:p>292.86521</text:p>
          </table:table-cell>
          <table:table-cell office:value-type="float" office:value="122.27993" calcext:value-type="float">
            <text:p>122.279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52625" calcext:value-type="float">
            <text:p>-759.52625</text:p>
          </table:table-cell>
          <table:table-cell office:value-type="float" office:value="643.38299" calcext:value-type="float">
            <text:p>643.38299</text:p>
          </table:table-cell>
          <table:table-cell office:value-type="float" office:value="-116.14326" calcext:value-type="float">
            <text:p>-116.14326</text:p>
          </table:table-cell>
          <table:table-cell office:value-type="float" office:value="87.07312" calcext:value-type="float">
            <text:p>87.07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00" calcext:value-type="float">
            <text:p>56300</text:p>
          </table:table-cell>
          <table:table-cell office:value-type="float" office:value="299.76262" calcext:value-type="float">
            <text:p>299.76262</text:p>
          </table:table-cell>
          <table:table-cell office:value-type="float" office:value="337.92429" calcext:value-type="float">
            <text:p>337.924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80396" calcext:value-type="float">
            <text:p>-739.80396</text:p>
          </table:table-cell>
          <table:table-cell office:value-type="float" office:value="658.53561" calcext:value-type="float">
            <text:p>658.53561</text:p>
          </table:table-cell>
          <table:table-cell office:value-type="float" office:value="-81.268356" calcext:value-type="float">
            <text:p>-81.268356</text:p>
          </table:table-cell>
          <table:table-cell office:value-type="float" office:value="256.63641" calcext:value-type="float">
            <text:p>256.63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00" calcext:value-type="float">
            <text:p>56400</text:p>
          </table:table-cell>
          <table:table-cell office:value-type="float" office:value="314.64605" calcext:value-type="float">
            <text:p>314.64605</text:p>
          </table:table-cell>
          <table:table-cell office:value-type="float" office:value="31.078352" calcext:value-type="float">
            <text:p>31.0783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90171" calcext:value-type="float">
            <text:p>-745.90171</text:p>
          </table:table-cell>
          <table:table-cell office:value-type="float" office:value="691.23237" calcext:value-type="float">
            <text:p>691.23237</text:p>
          </table:table-cell>
          <table:table-cell office:value-type="float" office:value="-54.669339" calcext:value-type="float">
            <text:p>-54.669339</text:p>
          </table:table-cell>
          <table:table-cell office:value-type="float" office:value="36.130773" calcext:value-type="float">
            <text:p>36.1307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00" calcext:value-type="float">
            <text:p>56500</text:p>
          </table:table-cell>
          <table:table-cell office:value-type="float" office:value="300.12181" calcext:value-type="float">
            <text:p>300.12181</text:p>
          </table:table-cell>
          <table:table-cell office:value-type="float" office:value="35.611561" calcext:value-type="float">
            <text:p>35.611561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6721" calcext:value-type="float">
            <text:p>-741.6721</text:p>
          </table:table-cell>
          <table:table-cell office:value-type="float" office:value="659.3247" calcext:value-type="float">
            <text:p>659.3247</text:p>
          </table:table-cell>
          <table:table-cell office:value-type="float" office:value="-82.347397" calcext:value-type="float">
            <text:p>-82.347397</text:p>
          </table:table-cell>
          <table:table-cell office:value-type="float" office:value="26.879866" calcext:value-type="float">
            <text:p>26.879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00" calcext:value-type="float">
            <text:p>56600</text:p>
          </table:table-cell>
          <table:table-cell office:value-type="float" office:value="285.68255" calcext:value-type="float">
            <text:p>285.68255</text:p>
          </table:table-cell>
          <table:table-cell office:value-type="float" office:value="-149.98389" calcext:value-type="float">
            <text:p>-149.983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37505" calcext:value-type="float">
            <text:p>-764.37505</text:p>
          </table:table-cell>
          <table:table-cell office:value-type="float" office:value="627.60372" calcext:value-type="float">
            <text:p>627.60372</text:p>
          </table:table-cell>
          <table:table-cell office:value-type="float" office:value="-136.77133" calcext:value-type="float">
            <text:p>-136.77133</text:p>
          </table:table-cell>
          <table:table-cell office:value-type="float" office:value="-57.637154" calcext:value-type="float">
            <text:p>-57.6371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00" calcext:value-type="float">
            <text:p>56700</text:p>
          </table:table-cell>
          <table:table-cell office:value-type="float" office:value="287.34443" calcext:value-type="float">
            <text:p>287.34443</text:p>
          </table:table-cell>
          <table:table-cell office:value-type="float" office:value="272.24803" calcext:value-type="float">
            <text:p>272.248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77305" calcext:value-type="float">
            <text:p>-761.77305</text:p>
          </table:table-cell>
          <table:table-cell office:value-type="float" office:value="631.25462" calcext:value-type="float">
            <text:p>631.25462</text:p>
          </table:table-cell>
          <table:table-cell office:value-type="float" office:value="-130.51843" calcext:value-type="float">
            <text:p>-130.51843</text:p>
          </table:table-cell>
          <table:table-cell office:value-type="float" office:value="189.93396" calcext:value-type="float">
            <text:p>189.93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00" calcext:value-type="float">
            <text:p>56800</text:p>
          </table:table-cell>
          <table:table-cell office:value-type="float" office:value="307.74658" calcext:value-type="float">
            <text:p>307.74658</text:p>
          </table:table-cell>
          <table:table-cell office:value-type="float" office:value="-28.003748" calcext:value-type="float">
            <text:p>-28.0037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29643" calcext:value-type="float">
            <text:p>-775.29643</text:p>
          </table:table-cell>
          <table:table-cell office:value-type="float" office:value="676.07524" calcext:value-type="float">
            <text:p>676.07524</text:p>
          </table:table-cell>
          <table:table-cell office:value-type="float" office:value="-99.221185" calcext:value-type="float">
            <text:p>-99.221185</text:p>
          </table:table-cell>
          <table:table-cell office:value-type="float" office:value="-65.122096" calcext:value-type="float">
            <text:p>-65.122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00" calcext:value-type="float">
            <text:p>56900</text:p>
          </table:table-cell>
          <table:table-cell office:value-type="float" office:value="307.42936" calcext:value-type="float">
            <text:p>307.42936</text:p>
          </table:table-cell>
          <table:table-cell office:value-type="float" office:value="101.83064" calcext:value-type="float">
            <text:p>101.830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9597" calcext:value-type="float">
            <text:p>-757.9597</text:p>
          </table:table-cell>
          <table:table-cell office:value-type="float" office:value="675.37834" calcext:value-type="float">
            <text:p>675.37834</text:p>
          </table:table-cell>
          <table:table-cell office:value-type="float" office:value="-82.581366" calcext:value-type="float">
            <text:p>-82.581366</text:p>
          </table:table-cell>
          <table:table-cell office:value-type="float" office:value="4.6888694" calcext:value-type="float">
            <text:p>4.6888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00" calcext:value-type="float">
            <text:p>57000</text:p>
          </table:table-cell>
          <table:table-cell office:value-type="float" office:value="306.09708" calcext:value-type="float">
            <text:p>306.09708</text:p>
          </table:table-cell>
          <table:table-cell office:value-type="float" office:value="131.35489" calcext:value-type="float">
            <text:p>131.354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19185" calcext:value-type="float">
            <text:p>-754.19185</text:p>
          </table:table-cell>
          <table:table-cell office:value-type="float" office:value="672.45152" calcext:value-type="float">
            <text:p>672.45152</text:p>
          </table:table-cell>
          <table:table-cell office:value-type="float" office:value="-81.740327" calcext:value-type="float">
            <text:p>-81.740327</text:p>
          </table:table-cell>
          <table:table-cell office:value-type="float" office:value="52.167631" calcext:value-type="float">
            <text:p>52.1676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00" calcext:value-type="float">
            <text:p>57100</text:p>
          </table:table-cell>
          <table:table-cell office:value-type="float" office:value="289.6419" calcext:value-type="float">
            <text:p>289.6419</text:p>
          </table:table-cell>
          <table:table-cell office:value-type="float" office:value="-316.44893" calcext:value-type="float">
            <text:p>-316.448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26216" calcext:value-type="float">
            <text:p>-765.26216</text:p>
          </table:table-cell>
          <table:table-cell office:value-type="float" office:value="636.30185" calcext:value-type="float">
            <text:p>636.30185</text:p>
          </table:table-cell>
          <table:table-cell office:value-type="float" office:value="-128.96031" calcext:value-type="float">
            <text:p>-128.96031</text:p>
          </table:table-cell>
          <table:table-cell office:value-type="float" office:value="-170.22187" calcext:value-type="float">
            <text:p>-170.22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00" calcext:value-type="float">
            <text:p>57200</text:p>
          </table:table-cell>
          <table:table-cell office:value-type="float" office:value="287.40048" calcext:value-type="float">
            <text:p>287.40048</text:p>
          </table:table-cell>
          <table:table-cell office:value-type="float" office:value="-88.390882" calcext:value-type="float">
            <text:p>-88.3908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06304" calcext:value-type="float">
            <text:p>-777.06304</text:p>
          </table:table-cell>
          <table:table-cell office:value-type="float" office:value="631.37777" calcext:value-type="float">
            <text:p>631.37777</text:p>
          </table:table-cell>
          <table:table-cell office:value-type="float" office:value="-145.68528" calcext:value-type="float">
            <text:p>-145.68528</text:p>
          </table:table-cell>
          <table:table-cell office:value-type="float" office:value="203.4165" calcext:value-type="float">
            <text:p>203.4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00" calcext:value-type="float">
            <text:p>57300</text:p>
          </table:table-cell>
          <table:table-cell office:value-type="float" office:value="288.78164" calcext:value-type="float">
            <text:p>288.78164</text:p>
          </table:table-cell>
          <table:table-cell office:value-type="float" office:value="-222.92928" calcext:value-type="float">
            <text:p>-222.9292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94393" calcext:value-type="float">
            <text:p>-750.94393</text:p>
          </table:table-cell>
          <table:table-cell office:value-type="float" office:value="634.41197" calcext:value-type="float">
            <text:p>634.41197</text:p>
          </table:table-cell>
          <table:table-cell office:value-type="float" office:value="-116.53197" calcext:value-type="float">
            <text:p>-116.53197</text:p>
          </table:table-cell>
          <table:table-cell office:value-type="float" office:value="65.97183" calcext:value-type="float">
            <text:p>65.97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00" calcext:value-type="float">
            <text:p>57400</text:p>
          </table:table-cell>
          <table:table-cell office:value-type="float" office:value="288.48929" calcext:value-type="float">
            <text:p>288.48929</text:p>
          </table:table-cell>
          <table:table-cell office:value-type="float" office:value="-40.665759" calcext:value-type="float">
            <text:p>-40.6657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30445" calcext:value-type="float">
            <text:p>-731.30445</text:p>
          </table:table-cell>
          <table:table-cell office:value-type="float" office:value="633.76972" calcext:value-type="float">
            <text:p>633.76972</text:p>
          </table:table-cell>
          <table:table-cell office:value-type="float" office:value="-97.534728" calcext:value-type="float">
            <text:p>-97.534728</text:p>
          </table:table-cell>
          <table:table-cell office:value-type="float" office:value="279.68357" calcext:value-type="float">
            <text:p>279.68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00" calcext:value-type="float">
            <text:p>57500</text:p>
          </table:table-cell>
          <table:table-cell office:value-type="float" office:value="290.09181" calcext:value-type="float">
            <text:p>290.09181</text:p>
          </table:table-cell>
          <table:table-cell office:value-type="float" office:value="-493.55048" calcext:value-type="float">
            <text:p>-493.550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8632" calcext:value-type="float">
            <text:p>-737.8632</text:p>
          </table:table-cell>
          <table:table-cell office:value-type="float" office:value="637.29022" calcext:value-type="float">
            <text:p>637.29022</text:p>
          </table:table-cell>
          <table:table-cell office:value-type="float" office:value="-100.57298" calcext:value-type="float">
            <text:p>-100.57298</text:p>
          </table:table-cell>
          <table:table-cell office:value-type="float" office:value="-23.88606" calcext:value-type="float">
            <text:p>-23.88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00" calcext:value-type="float">
            <text:p>57600</text:p>
          </table:table-cell>
          <table:table-cell office:value-type="float" office:value="287.40308" calcext:value-type="float">
            <text:p>287.40308</text:p>
          </table:table-cell>
          <table:table-cell office:value-type="float" office:value="-495.87344" calcext:value-type="float">
            <text:p>-495.873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91792" calcext:value-type="float">
            <text:p>-738.91792</text:p>
          </table:table-cell>
          <table:table-cell office:value-type="float" office:value="631.38346" calcext:value-type="float">
            <text:p>631.38346</text:p>
          </table:table-cell>
          <table:table-cell office:value-type="float" office:value="-107.53446" calcext:value-type="float">
            <text:p>-107.53446</text:p>
          </table:table-cell>
          <table:table-cell office:value-type="float" office:value="42.701019" calcext:value-type="float">
            <text:p>42.701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00" calcext:value-type="float">
            <text:p>57700</text:p>
          </table:table-cell>
          <table:table-cell office:value-type="float" office:value="297.89181" calcext:value-type="float">
            <text:p>297.89181</text:p>
          </table:table-cell>
          <table:table-cell office:value-type="float" office:value="-495.92279" calcext:value-type="float">
            <text:p>-495.922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57683" calcext:value-type="float">
            <text:p>-770.57683</text:p>
          </table:table-cell>
          <table:table-cell office:value-type="float" office:value="654.4257" calcext:value-type="float">
            <text:p>654.4257</text:p>
          </table:table-cell>
          <table:table-cell office:value-type="float" office:value="-116.15112" calcext:value-type="float">
            <text:p>-116.15112</text:p>
          </table:table-cell>
          <table:table-cell office:value-type="float" office:value="-118.91419" calcext:value-type="float">
            <text:p>-118.914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00" calcext:value-type="float">
            <text:p>57800</text:p>
          </table:table-cell>
          <table:table-cell office:value-type="float" office:value="293.4555" calcext:value-type="float">
            <text:p>293.4555</text:p>
          </table:table-cell>
          <table:table-cell office:value-type="float" office:value="-128.69992" calcext:value-type="float">
            <text:p>-128.699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95.82572" calcext:value-type="float">
            <text:p>-795.82572</text:p>
          </table:table-cell>
          <table:table-cell office:value-type="float" office:value="644.67977" calcext:value-type="float">
            <text:p>644.67977</text:p>
          </table:table-cell>
          <table:table-cell office:value-type="float" office:value="-151.14596" calcext:value-type="float">
            <text:p>-151.14596</text:p>
          </table:table-cell>
          <table:table-cell office:value-type="float" office:value="34.448805" calcext:value-type="float">
            <text:p>34.448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00" calcext:value-type="float">
            <text:p>57900</text:p>
          </table:table-cell>
          <table:table-cell office:value-type="float" office:value="282.15624" calcext:value-type="float">
            <text:p>282.15624</text:p>
          </table:table-cell>
          <table:table-cell office:value-type="float" office:value="209.40205" calcext:value-type="float">
            <text:p>209.402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8.66705" calcext:value-type="float">
            <text:p>-788.66705</text:p>
          </table:table-cell>
          <table:table-cell office:value-type="float" office:value="619.85691" calcext:value-type="float">
            <text:p>619.85691</text:p>
          </table:table-cell>
          <table:table-cell office:value-type="float" office:value="-168.81014" calcext:value-type="float">
            <text:p>-168.81014</text:p>
          </table:table-cell>
          <table:table-cell office:value-type="float" office:value="164.50615" calcext:value-type="float">
            <text:p>164.50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00" calcext:value-type="float">
            <text:p>58000</text:p>
          </table:table-cell>
          <table:table-cell office:value-type="float" office:value="299.23821" calcext:value-type="float">
            <text:p>299.23821</text:p>
          </table:table-cell>
          <table:table-cell office:value-type="float" office:value="609.6395" calcext:value-type="float">
            <text:p>609.63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42322" calcext:value-type="float">
            <text:p>-781.42322</text:p>
          </table:table-cell>
          <table:table-cell office:value-type="float" office:value="657.38357" calcext:value-type="float">
            <text:p>657.38357</text:p>
          </table:table-cell>
          <table:table-cell office:value-type="float" office:value="-124.03965" calcext:value-type="float">
            <text:p>-124.03965</text:p>
          </table:table-cell>
          <table:table-cell office:value-type="float" office:value="178.08531" calcext:value-type="float">
            <text:p>178.08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00" calcext:value-type="float">
            <text:p>58100</text:p>
          </table:table-cell>
          <table:table-cell office:value-type="float" office:value="298.85081" calcext:value-type="float">
            <text:p>298.85081</text:p>
          </table:table-cell>
          <table:table-cell office:value-type="float" office:value="557.67505" calcext:value-type="float">
            <text:p>557.675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39609" calcext:value-type="float">
            <text:p>-760.39609</text:p>
          </table:table-cell>
          <table:table-cell office:value-type="float" office:value="656.53249" calcext:value-type="float">
            <text:p>656.53249</text:p>
          </table:table-cell>
          <table:table-cell office:value-type="float" office:value="-103.8636" calcext:value-type="float">
            <text:p>-103.8636</text:p>
          </table:table-cell>
          <table:table-cell office:value-type="float" office:value="-19.071" calcext:value-type="float">
            <text:p>-19.0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00" calcext:value-type="float">
            <text:p>58200</text:p>
          </table:table-cell>
          <table:table-cell office:value-type="float" office:value="293.77872" calcext:value-type="float">
            <text:p>293.77872</text:p>
          </table:table-cell>
          <table:table-cell office:value-type="float" office:value="-159.98581" calcext:value-type="float">
            <text:p>-159.985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68982" calcext:value-type="float">
            <text:p>-746.68982</text:p>
          </table:table-cell>
          <table:table-cell office:value-type="float" office:value="645.38984" calcext:value-type="float">
            <text:p>645.38984</text:p>
          </table:table-cell>
          <table:table-cell office:value-type="float" office:value="-101.29998" calcext:value-type="float">
            <text:p>-101.29998</text:p>
          </table:table-cell>
          <table:table-cell office:value-type="float" office:value="-197.70332" calcext:value-type="float">
            <text:p>-197.703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00" calcext:value-type="float">
            <text:p>58300</text:p>
          </table:table-cell>
          <table:table-cell office:value-type="float" office:value="294.60748" calcext:value-type="float">
            <text:p>294.60748</text:p>
          </table:table-cell>
          <table:table-cell office:value-type="float" office:value="204.69845" calcext:value-type="float">
            <text:p>204.698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30628" calcext:value-type="float">
            <text:p>-742.30628</text:p>
          </table:table-cell>
          <table:table-cell office:value-type="float" office:value="647.2105" calcext:value-type="float">
            <text:p>647.2105</text:p>
          </table:table-cell>
          <table:table-cell office:value-type="float" office:value="-95.095776" calcext:value-type="float">
            <text:p>-95.095776</text:p>
          </table:table-cell>
          <table:table-cell office:value-type="float" office:value="31.313943" calcext:value-type="float">
            <text:p>31.313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00" calcext:value-type="float">
            <text:p>58400</text:p>
          </table:table-cell>
          <table:table-cell office:value-type="float" office:value="316.98644" calcext:value-type="float">
            <text:p>316.98644</text:p>
          </table:table-cell>
          <table:table-cell office:value-type="float" office:value="635.38151" calcext:value-type="float">
            <text:p>635.3815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9049" calcext:value-type="float">
            <text:p>-758.19049</text:p>
          </table:table-cell>
          <table:table-cell office:value-type="float" office:value="696.37388" calcext:value-type="float">
            <text:p>696.37388</text:p>
          </table:table-cell>
          <table:table-cell office:value-type="float" office:value="-61.816612" calcext:value-type="float">
            <text:p>-61.816612</text:p>
          </table:table-cell>
          <table:table-cell office:value-type="float" office:value="137.78322" calcext:value-type="float">
            <text:p>137.7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00" calcext:value-type="float">
            <text:p>58500</text:p>
          </table:table-cell>
          <table:table-cell office:value-type="float" office:value="312.77231" calcext:value-type="float">
            <text:p>312.77231</text:p>
          </table:table-cell>
          <table:table-cell office:value-type="float" office:value="489.93307" calcext:value-type="float">
            <text:p>489.933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35769" calcext:value-type="float">
            <text:p>-745.35769</text:p>
          </table:table-cell>
          <table:table-cell office:value-type="float" office:value="687.11603" calcext:value-type="float">
            <text:p>687.11603</text:p>
          </table:table-cell>
          <table:table-cell office:value-type="float" office:value="-58.241653" calcext:value-type="float">
            <text:p>-58.241653</text:p>
          </table:table-cell>
          <table:table-cell office:value-type="float" office:value="151.86004" calcext:value-type="float">
            <text:p>151.86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00" calcext:value-type="float">
            <text:p>58600</text:p>
          </table:table-cell>
          <table:table-cell office:value-type="float" office:value="297.38317" calcext:value-type="float">
            <text:p>297.38317</text:p>
          </table:table-cell>
          <table:table-cell office:value-type="float" office:value="25.632349" calcext:value-type="float">
            <text:p>25.6323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58733" calcext:value-type="float">
            <text:p>-765.58733</text:p>
          </table:table-cell>
          <table:table-cell office:value-type="float" office:value="653.30829" calcext:value-type="float">
            <text:p>653.30829</text:p>
          </table:table-cell>
          <table:table-cell office:value-type="float" office:value="-112.27904" calcext:value-type="float">
            <text:p>-112.27904</text:p>
          </table:table-cell>
          <table:table-cell office:value-type="float" office:value="0.51504013" calcext:value-type="float">
            <text:p>0.51504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00" calcext:value-type="float">
            <text:p>58700</text:p>
          </table:table-cell>
          <table:table-cell office:value-type="float" office:value="292.21016" calcext:value-type="float">
            <text:p>292.21016</text:p>
          </table:table-cell>
          <table:table-cell office:value-type="float" office:value="-136.96937" calcext:value-type="float">
            <text:p>-136.969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95957" calcext:value-type="float">
            <text:p>-771.95957</text:p>
          </table:table-cell>
          <table:table-cell office:value-type="float" office:value="641.94394" calcext:value-type="float">
            <text:p>641.94394</text:p>
          </table:table-cell>
          <table:table-cell office:value-type="float" office:value="-130.01563" calcext:value-type="float">
            <text:p>-130.01563</text:p>
          </table:table-cell>
          <table:table-cell office:value-type="float" office:value="-132.20334" calcext:value-type="float">
            <text:p>-132.203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00" calcext:value-type="float">
            <text:p>58800</text:p>
          </table:table-cell>
          <table:table-cell office:value-type="float" office:value="295.93383" calcext:value-type="float">
            <text:p>295.93383</text:p>
          </table:table-cell>
          <table:table-cell office:value-type="float" office:value="207.50111" calcext:value-type="float">
            <text:p>207.501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3379" calcext:value-type="float">
            <text:p>-777.3379</text:p>
          </table:table-cell>
          <table:table-cell office:value-type="float" office:value="650.12431" calcext:value-type="float">
            <text:p>650.12431</text:p>
          </table:table-cell>
          <table:table-cell office:value-type="float" office:value="-127.21359" calcext:value-type="float">
            <text:p>-127.21359</text:p>
          </table:table-cell>
          <table:table-cell office:value-type="float" office:value="16.467571" calcext:value-type="float">
            <text:p>16.467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00" calcext:value-type="float">
            <text:p>58900</text:p>
          </table:table-cell>
          <table:table-cell office:value-type="float" office:value="304.08091" calcext:value-type="float">
            <text:p>304.08091</text:p>
          </table:table-cell>
          <table:table-cell office:value-type="float" office:value="60.635784" calcext:value-type="float">
            <text:p>60.6357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55137" calcext:value-type="float">
            <text:p>-767.55137</text:p>
          </table:table-cell>
          <table:table-cell office:value-type="float" office:value="668.02227" calcext:value-type="float">
            <text:p>668.02227</text:p>
          </table:table-cell>
          <table:table-cell office:value-type="float" office:value="-99.529104" calcext:value-type="float">
            <text:p>-99.529104</text:p>
          </table:table-cell>
          <table:table-cell office:value-type="float" office:value="82.128627" calcext:value-type="float">
            <text:p>82.128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00" calcext:value-type="float">
            <text:p>59000</text:p>
          </table:table-cell>
          <table:table-cell office:value-type="float" office:value="306.09214" calcext:value-type="float">
            <text:p>306.09214</text:p>
          </table:table-cell>
          <table:table-cell office:value-type="float" office:value="-233.02256" calcext:value-type="float">
            <text:p>-233.022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8166" calcext:value-type="float">
            <text:p>-743.8166</text:p>
          </table:table-cell>
          <table:table-cell office:value-type="float" office:value="672.44066" calcext:value-type="float">
            <text:p>672.44066</text:p>
          </table:table-cell>
          <table:table-cell office:value-type="float" office:value="-71.375943" calcext:value-type="float">
            <text:p>-71.375943</text:p>
          </table:table-cell>
          <table:table-cell office:value-type="float" office:value="68.093513" calcext:value-type="float">
            <text:p>68.093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00" calcext:value-type="float">
            <text:p>59100</text:p>
          </table:table-cell>
          <table:table-cell office:value-type="float" office:value="314.55809" calcext:value-type="float">
            <text:p>314.55809</text:p>
          </table:table-cell>
          <table:table-cell office:value-type="float" office:value="68.184696" calcext:value-type="float">
            <text:p>68.1846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64961" calcext:value-type="float">
            <text:p>-771.64961</text:p>
          </table:table-cell>
          <table:table-cell office:value-type="float" office:value="691.03914" calcext:value-type="float">
            <text:p>691.03914</text:p>
          </table:table-cell>
          <table:table-cell office:value-type="float" office:value="-80.610468" calcext:value-type="float">
            <text:p>-80.610468</text:p>
          </table:table-cell>
          <table:table-cell office:value-type="float" office:value="75.628922" calcext:value-type="float">
            <text:p>75.628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00" calcext:value-type="float">
            <text:p>59200</text:p>
          </table:table-cell>
          <table:table-cell office:value-type="float" office:value="298.86702" calcext:value-type="float">
            <text:p>298.86702</text:p>
          </table:table-cell>
          <table:table-cell office:value-type="float" office:value="-293.94659" calcext:value-type="float">
            <text:p>-293.946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66781" calcext:value-type="float">
            <text:p>-785.66781</text:p>
          </table:table-cell>
          <table:table-cell office:value-type="float" office:value="656.5681" calcext:value-type="float">
            <text:p>656.5681</text:p>
          </table:table-cell>
          <table:table-cell office:value-type="float" office:value="-129.09971" calcext:value-type="float">
            <text:p>-129.09971</text:p>
          </table:table-cell>
          <table:table-cell office:value-type="float" office:value="-3.4224492" calcext:value-type="float">
            <text:p>-3.4224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00" calcext:value-type="float">
            <text:p>59300</text:p>
          </table:table-cell>
          <table:table-cell office:value-type="float" office:value="293.78705" calcext:value-type="float">
            <text:p>293.78705</text:p>
          </table:table-cell>
          <table:table-cell office:value-type="float" office:value="309.77726" calcext:value-type="float">
            <text:p>309.777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2842" calcext:value-type="float">
            <text:p>-780.2842</text:p>
          </table:table-cell>
          <table:table-cell office:value-type="float" office:value="645.40813" calcext:value-type="float">
            <text:p>645.40813</text:p>
          </table:table-cell>
          <table:table-cell office:value-type="float" office:value="-134.87607" calcext:value-type="float">
            <text:p>-134.87607</text:p>
          </table:table-cell>
          <table:table-cell office:value-type="float" office:value="236.45657" calcext:value-type="float">
            <text:p>236.45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00" calcext:value-type="float">
            <text:p>59400</text:p>
          </table:table-cell>
          <table:table-cell office:value-type="float" office:value="295.24984" calcext:value-type="float">
            <text:p>295.24984</text:p>
          </table:table-cell>
          <table:table-cell office:value-type="float" office:value="-99.243864" calcext:value-type="float">
            <text:p>-99.2438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0656" calcext:value-type="float">
            <text:p>-758.0656</text:p>
          </table:table-cell>
          <table:table-cell office:value-type="float" office:value="648.62168" calcext:value-type="float">
            <text:p>648.62168</text:p>
          </table:table-cell>
          <table:table-cell office:value-type="float" office:value="-109.44392" calcext:value-type="float">
            <text:p>-109.44392</text:p>
          </table:table-cell>
          <table:table-cell office:value-type="float" office:value="-72.010362" calcext:value-type="float">
            <text:p>-72.01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00" calcext:value-type="float">
            <text:p>59500</text:p>
          </table:table-cell>
          <table:table-cell office:value-type="float" office:value="313.9949" calcext:value-type="float">
            <text:p>313.9949</text:p>
          </table:table-cell>
          <table:table-cell office:value-type="float" office:value="169.73427" calcext:value-type="float">
            <text:p>169.734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64014" calcext:value-type="float">
            <text:p>-765.64014</text:p>
          </table:table-cell>
          <table:table-cell office:value-type="float" office:value="689.80191" calcext:value-type="float">
            <text:p>689.80191</text:p>
          </table:table-cell>
          <table:table-cell office:value-type="float" office:value="-75.838232" calcext:value-type="float">
            <text:p>-75.838232</text:p>
          </table:table-cell>
          <table:table-cell office:value-type="float" office:value="106.24517" calcext:value-type="float">
            <text:p>106.24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00" calcext:value-type="float">
            <text:p>59600</text:p>
          </table:table-cell>
          <table:table-cell office:value-type="float" office:value="304.02633" calcext:value-type="float">
            <text:p>304.02633</text:p>
          </table:table-cell>
          <table:table-cell office:value-type="float" office:value="528.07275" calcext:value-type="float">
            <text:p>528.072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98385" calcext:value-type="float">
            <text:p>-750.98385</text:p>
          </table:table-cell>
          <table:table-cell office:value-type="float" office:value="667.90238" calcext:value-type="float">
            <text:p>667.90238</text:p>
          </table:table-cell>
          <table:table-cell office:value-type="float" office:value="-83.081477" calcext:value-type="float">
            <text:p>-83.081477</text:p>
          </table:table-cell>
          <table:table-cell office:value-type="float" office:value="206.19158" calcext:value-type="float">
            <text:p>206.19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00" calcext:value-type="float">
            <text:p>59700</text:p>
          </table:table-cell>
          <table:table-cell office:value-type="float" office:value="304.42308" calcext:value-type="float">
            <text:p>304.42308</text:p>
          </table:table-cell>
          <table:table-cell office:value-type="float" office:value="246.12263" calcext:value-type="float">
            <text:p>246.122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6.04976" calcext:value-type="float">
            <text:p>-766.04976</text:p>
          </table:table-cell>
          <table:table-cell office:value-type="float" office:value="668.77398" calcext:value-type="float">
            <text:p>668.77398</text:p>
          </table:table-cell>
          <table:table-cell office:value-type="float" office:value="-97.275777" calcext:value-type="float">
            <text:p>-97.275777</text:p>
          </table:table-cell>
          <table:table-cell office:value-type="float" office:value="-42.98314" calcext:value-type="float">
            <text:p>-42.98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00" calcext:value-type="float">
            <text:p>59800</text:p>
          </table:table-cell>
          <table:table-cell office:value-type="float" office:value="306.42475" calcext:value-type="float">
            <text:p>306.42475</text:p>
          </table:table-cell>
          <table:table-cell office:value-type="float" office:value="-144.35279" calcext:value-type="float">
            <text:p>-144.352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9.68232" calcext:value-type="float">
            <text:p>-789.68232</text:p>
          </table:table-cell>
          <table:table-cell office:value-type="float" office:value="673.17137" calcext:value-type="float">
            <text:p>673.17137</text:p>
          </table:table-cell>
          <table:table-cell office:value-type="float" office:value="-116.51095" calcext:value-type="float">
            <text:p>-116.51095</text:p>
          </table:table-cell>
          <table:table-cell office:value-type="float" office:value="-99.38039" calcext:value-type="float">
            <text:p>-99.38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00" calcext:value-type="float">
            <text:p>59900</text:p>
          </table:table-cell>
          <table:table-cell office:value-type="float" office:value="304.1293" calcext:value-type="float">
            <text:p>304.1293</text:p>
          </table:table-cell>
          <table:table-cell office:value-type="float" office:value="144.40489" calcext:value-type="float">
            <text:p>144.40489</text:p>
          </table:table-cell>
          <table:table-cell office:value-type="float" office:value="81000" calcext:value-type="float">
            <text:p>81000</text:p>
          </table:table-cell>
          <table:table-cell office:value-type="float" office:value="-803.22726" calcext:value-type="float">
            <text:p>-803.22726</text:p>
          </table:table-cell>
          <table:table-cell office:value-type="float" office:value="668.12859" calcext:value-type="float">
            <text:p>668.12859</text:p>
          </table:table-cell>
          <table:table-cell office:value-type="float" office:value="-135.09867" calcext:value-type="float">
            <text:p>-135.09867</text:p>
          </table:table-cell>
          <table:table-cell office:value-type="float" office:value="114.79489" calcext:value-type="float">
            <text:p>114.79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302.38243" calcext:value-type="float">
            <text:p>302.38243</text:p>
          </table:table-cell>
          <table:table-cell office:value-type="float" office:value="-126.64658" calcext:value-type="float">
            <text:p>-126.646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81177" calcext:value-type="float">
            <text:p>-799.81177</text:p>
          </table:table-cell>
          <table:table-cell office:value-type="float" office:value="664.29096" calcext:value-type="float">
            <text:p>664.29096</text:p>
          </table:table-cell>
          <table:table-cell office:value-type="float" office:value="-135.52081" calcext:value-type="float">
            <text:p>-135.52081</text:p>
          </table:table-cell>
          <table:table-cell office:value-type="float" office:value="-158.56644" calcext:value-type="float">
            <text:p>-158.5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00" calcext:value-type="float">
            <text:p>60100</text:p>
          </table:table-cell>
          <table:table-cell office:value-type="float" office:value="301.4236" calcext:value-type="float">
            <text:p>301.4236</text:p>
          </table:table-cell>
          <table:table-cell office:value-type="float" office:value="108.35653" calcext:value-type="float">
            <text:p>108.356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87379" calcext:value-type="float">
            <text:p>-761.87379</text:p>
          </table:table-cell>
          <table:table-cell office:value-type="float" office:value="662.18456" calcext:value-type="float">
            <text:p>662.18456</text:p>
          </table:table-cell>
          <table:table-cell office:value-type="float" office:value="-99.689236" calcext:value-type="float">
            <text:p>-99.689236</text:p>
          </table:table-cell>
          <table:table-cell office:value-type="float" office:value="139.91854" calcext:value-type="float">
            <text:p>139.91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00" calcext:value-type="float">
            <text:p>60200</text:p>
          </table:table-cell>
          <table:table-cell office:value-type="float" office:value="308.55382" calcext:value-type="float">
            <text:p>308.55382</text:p>
          </table:table-cell>
          <table:table-cell office:value-type="float" office:value="-59.559101" calcext:value-type="float">
            <text:p>-59.5591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65912" calcext:value-type="float">
            <text:p>-743.65912</text:p>
          </table:table-cell>
          <table:table-cell office:value-type="float" office:value="677.84861" calcext:value-type="float">
            <text:p>677.84861</text:p>
          </table:table-cell>
          <table:table-cell office:value-type="float" office:value="-65.810505" calcext:value-type="float">
            <text:p>-65.810505</text:p>
          </table:table-cell>
          <table:table-cell office:value-type="float" office:value="138.34686" calcext:value-type="float">
            <text:p>138.34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00" calcext:value-type="float">
            <text:p>60300</text:p>
          </table:table-cell>
          <table:table-cell office:value-type="float" office:value="303.30874" calcext:value-type="float">
            <text:p>303.30874</text:p>
          </table:table-cell>
          <table:table-cell office:value-type="float" office:value="-343.58771" calcext:value-type="float">
            <text:p>-343.587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64294" calcext:value-type="float">
            <text:p>-760.64294</text:p>
          </table:table-cell>
          <table:table-cell office:value-type="float" office:value="666.32594" calcext:value-type="float">
            <text:p>666.32594</text:p>
          </table:table-cell>
          <table:table-cell office:value-type="float" office:value="-94.317002" calcext:value-type="float">
            <text:p>-94.317002</text:p>
          </table:table-cell>
          <table:table-cell office:value-type="float" office:value="-132.14442" calcext:value-type="float">
            <text:p>-132.144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00" calcext:value-type="float">
            <text:p>60400</text:p>
          </table:table-cell>
          <table:table-cell office:value-type="float" office:value="295.17309" calcext:value-type="float">
            <text:p>295.17309</text:p>
          </table:table-cell>
          <table:table-cell office:value-type="float" office:value="-411.13267" calcext:value-type="float">
            <text:p>-411.132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3541" calcext:value-type="float">
            <text:p>-772.3541</text:p>
          </table:table-cell>
          <table:table-cell office:value-type="float" office:value="648.45307" calcext:value-type="float">
            <text:p>648.45307</text:p>
          </table:table-cell>
          <table:table-cell office:value-type="float" office:value="-123.90103" calcext:value-type="float">
            <text:p>-123.90103</text:p>
          </table:table-cell>
          <table:table-cell office:value-type="float" office:value="-82.997094" calcext:value-type="float">
            <text:p>-82.9970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00" calcext:value-type="float">
            <text:p>60500</text:p>
          </table:table-cell>
          <table:table-cell office:value-type="float" office:value="283.30325" calcext:value-type="float">
            <text:p>283.30325</text:p>
          </table:table-cell>
          <table:table-cell office:value-type="float" office:value="-161.01591" calcext:value-type="float">
            <text:p>-161.015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09632" calcext:value-type="float">
            <text:p>-750.09632</text:p>
          </table:table-cell>
          <table:table-cell office:value-type="float" office:value="622.37673" calcext:value-type="float">
            <text:p>622.37673</text:p>
          </table:table-cell>
          <table:table-cell office:value-type="float" office:value="-127.71959" calcext:value-type="float">
            <text:p>-127.71959</text:p>
          </table:table-cell>
          <table:table-cell office:value-type="float" office:value="-57.732908" calcext:value-type="float">
            <text:p>-57.732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00" calcext:value-type="float">
            <text:p>60600</text:p>
          </table:table-cell>
          <table:table-cell office:value-type="float" office:value="292.08782" calcext:value-type="float">
            <text:p>292.08782</text:p>
          </table:table-cell>
          <table:table-cell office:value-type="float" office:value="387.86364" calcext:value-type="float">
            <text:p>387.863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113" calcext:value-type="float">
            <text:p>-743.2113</text:p>
          </table:table-cell>
          <table:table-cell office:value-type="float" office:value="641.67518" calcext:value-type="float">
            <text:p>641.67518</text:p>
          </table:table-cell>
          <table:table-cell office:value-type="float" office:value="-101.53612" calcext:value-type="float">
            <text:p>-101.53612</text:p>
          </table:table-cell>
          <table:table-cell office:value-type="float" office:value="409.39092" calcext:value-type="float">
            <text:p>409.39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00" calcext:value-type="float">
            <text:p>60700</text:p>
          </table:table-cell>
          <table:table-cell office:value-type="float" office:value="307.78669" calcext:value-type="float">
            <text:p>307.78669</text:p>
          </table:table-cell>
          <table:table-cell office:value-type="float" office:value="317.34978" calcext:value-type="float">
            <text:p>317.3497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05268" calcext:value-type="float">
            <text:p>-761.05268</text:p>
          </table:table-cell>
          <table:table-cell office:value-type="float" office:value="676.16335" calcext:value-type="float">
            <text:p>676.16335</text:p>
          </table:table-cell>
          <table:table-cell office:value-type="float" office:value="-84.889327" calcext:value-type="float">
            <text:p>-84.889327</text:p>
          </table:table-cell>
          <table:table-cell office:value-type="float" office:value="120.22102" calcext:value-type="float">
            <text:p>120.22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00" calcext:value-type="float">
            <text:p>60800</text:p>
          </table:table-cell>
          <table:table-cell office:value-type="float" office:value="295.76141" calcext:value-type="float">
            <text:p>295.76141</text:p>
          </table:table-cell>
          <table:table-cell office:value-type="float" office:value="-38.746326" calcext:value-type="float">
            <text:p>-38.7463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16118" calcext:value-type="float">
            <text:p>-742.16118</text:p>
          </table:table-cell>
          <table:table-cell office:value-type="float" office:value="649.74553" calcext:value-type="float">
            <text:p>649.74553</text:p>
          </table:table-cell>
          <table:table-cell office:value-type="float" office:value="-92.415649" calcext:value-type="float">
            <text:p>-92.415649</text:p>
          </table:table-cell>
          <table:table-cell office:value-type="float" office:value="-11.064787" calcext:value-type="float">
            <text:p>-11.0647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00" calcext:value-type="float">
            <text:p>60900</text:p>
          </table:table-cell>
          <table:table-cell office:value-type="float" office:value="304.62639" calcext:value-type="float">
            <text:p>304.62639</text:p>
          </table:table-cell>
          <table:table-cell office:value-type="float" office:value="148.27876" calcext:value-type="float">
            <text:p>148.2787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6673" calcext:value-type="float">
            <text:p>-769.6673</text:p>
          </table:table-cell>
          <table:table-cell office:value-type="float" office:value="669.22063" calcext:value-type="float">
            <text:p>669.22063</text:p>
          </table:table-cell>
          <table:table-cell office:value-type="float" office:value="-100.44667" calcext:value-type="float">
            <text:p>-100.44667</text:p>
          </table:table-cell>
          <table:table-cell office:value-type="float" office:value="-25.208506" calcext:value-type="float">
            <text:p>-25.208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00" calcext:value-type="float">
            <text:p>61000</text:p>
          </table:table-cell>
          <table:table-cell office:value-type="float" office:value="298.75791" calcext:value-type="float">
            <text:p>298.75791</text:p>
          </table:table-cell>
          <table:table-cell office:value-type="float" office:value="133.79433" calcext:value-type="float">
            <text:p>133.794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54354" calcext:value-type="float">
            <text:p>-768.54354</text:p>
          </table:table-cell>
          <table:table-cell office:value-type="float" office:value="656.3284" calcext:value-type="float">
            <text:p>656.3284</text:p>
          </table:table-cell>
          <table:table-cell office:value-type="float" office:value="-112.21514" calcext:value-type="float">
            <text:p>-112.21514</text:p>
          </table:table-cell>
          <table:table-cell office:value-type="float" office:value="140.32472" calcext:value-type="float">
            <text:p>140.32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00" calcext:value-type="float">
            <text:p>61100</text:p>
          </table:table-cell>
          <table:table-cell office:value-type="float" office:value="300.78875" calcext:value-type="float">
            <text:p>300.78875</text:p>
          </table:table-cell>
          <table:table-cell office:value-type="float" office:value="-183.48396" calcext:value-type="float">
            <text:p>-183.483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49662" calcext:value-type="float">
            <text:p>-762.49662</text:p>
          </table:table-cell>
          <table:table-cell office:value-type="float" office:value="660.78987" calcext:value-type="float">
            <text:p>660.78987</text:p>
          </table:table-cell>
          <table:table-cell office:value-type="float" office:value="-101.70675" calcext:value-type="float">
            <text:p>-101.70675</text:p>
          </table:table-cell>
          <table:table-cell office:value-type="float" office:value="-14.993776" calcext:value-type="float">
            <text:p>-14.993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00" calcext:value-type="float">
            <text:p>61200</text:p>
          </table:table-cell>
          <table:table-cell office:value-type="float" office:value="294.99062" calcext:value-type="float">
            <text:p>294.99062</text:p>
          </table:table-cell>
          <table:table-cell office:value-type="float" office:value="376.54442" calcext:value-type="float">
            <text:p>376.544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1.07503" calcext:value-type="float">
            <text:p>-711.07503</text:p>
          </table:table-cell>
          <table:table-cell office:value-type="float" office:value="648.05222" calcext:value-type="float">
            <text:p>648.05222</text:p>
          </table:table-cell>
          <table:table-cell office:value-type="float" office:value="-63.022819" calcext:value-type="float">
            <text:p>-63.022819</text:p>
          </table:table-cell>
          <table:table-cell office:value-type="float" office:value="219.27706" calcext:value-type="float">
            <text:p>219.27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00" calcext:value-type="float">
            <text:p>61300</text:p>
          </table:table-cell>
          <table:table-cell office:value-type="float" office:value="298.48355" calcext:value-type="float">
            <text:p>298.48355</text:p>
          </table:table-cell>
          <table:table-cell office:value-type="float" office:value="-236.53884" calcext:value-type="float">
            <text:p>-236.538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4.40401" calcext:value-type="float">
            <text:p>-724.40401</text:p>
          </table:table-cell>
          <table:table-cell office:value-type="float" office:value="655.72568" calcext:value-type="float">
            <text:p>655.72568</text:p>
          </table:table-cell>
          <table:table-cell office:value-type="float" office:value="-68.678324" calcext:value-type="float">
            <text:p>-68.678324</text:p>
          </table:table-cell>
          <table:table-cell office:value-type="float" office:value="-65.730589" calcext:value-type="float">
            <text:p>-65.730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00" calcext:value-type="float">
            <text:p>61400</text:p>
          </table:table-cell>
          <table:table-cell office:value-type="float" office:value="287.86955" calcext:value-type="float">
            <text:p>287.86955</text:p>
          </table:table-cell>
          <table:table-cell office:value-type="float" office:value="-29.721814" calcext:value-type="float">
            <text:p>-29.7218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10873" calcext:value-type="float">
            <text:p>-750.10873</text:p>
          </table:table-cell>
          <table:table-cell office:value-type="float" office:value="632.40824" calcext:value-type="float">
            <text:p>632.40824</text:p>
          </table:table-cell>
          <table:table-cell office:value-type="float" office:value="-117.70048" calcext:value-type="float">
            <text:p>-117.70048</text:p>
          </table:table-cell>
          <table:table-cell office:value-type="float" office:value="-23.29765" calcext:value-type="float">
            <text:p>-23.29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00" calcext:value-type="float">
            <text:p>61500</text:p>
          </table:table-cell>
          <table:table-cell office:value-type="float" office:value="296.05628" calcext:value-type="float">
            <text:p>296.05628</text:p>
          </table:table-cell>
          <table:table-cell office:value-type="float" office:value="-111.09503" calcext:value-type="float">
            <text:p>-111.095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7578" calcext:value-type="float">
            <text:p>-790.7578</text:p>
          </table:table-cell>
          <table:table-cell office:value-type="float" office:value="650.39332" calcext:value-type="float">
            <text:p>650.39332</text:p>
          </table:table-cell>
          <table:table-cell office:value-type="float" office:value="-140.36448" calcext:value-type="float">
            <text:p>-140.36448</text:p>
          </table:table-cell>
          <table:table-cell office:value-type="float" office:value="-105.04052" calcext:value-type="float">
            <text:p>-105.04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00" calcext:value-type="float">
            <text:p>61600</text:p>
          </table:table-cell>
          <table:table-cell office:value-type="float" office:value="296.21065" calcext:value-type="float">
            <text:p>296.21065</text:p>
          </table:table-cell>
          <table:table-cell office:value-type="float" office:value="121.24827" calcext:value-type="float">
            <text:p>121.248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81127" calcext:value-type="float">
            <text:p>-799.81127</text:p>
          </table:table-cell>
          <table:table-cell office:value-type="float" office:value="650.73244" calcext:value-type="float">
            <text:p>650.73244</text:p>
          </table:table-cell>
          <table:table-cell office:value-type="float" office:value="-149.07883" calcext:value-type="float">
            <text:p>-149.07883</text:p>
          </table:table-cell>
          <table:table-cell office:value-type="float" office:value="40.110282" calcext:value-type="float">
            <text:p>40.11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00" calcext:value-type="float">
            <text:p>61700</text:p>
          </table:table-cell>
          <table:table-cell office:value-type="float" office:value="294.97522" calcext:value-type="float">
            <text:p>294.97522</text:p>
          </table:table-cell>
          <table:table-cell office:value-type="float" office:value="-480.25614" calcext:value-type="float">
            <text:p>-480.256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97.31144" calcext:value-type="float">
            <text:p>-797.31144</text:p>
          </table:table-cell>
          <table:table-cell office:value-type="float" office:value="648.01838" calcext:value-type="float">
            <text:p>648.01838</text:p>
          </table:table-cell>
          <table:table-cell office:value-type="float" office:value="-149.29306" calcext:value-type="float">
            <text:p>-149.29306</text:p>
          </table:table-cell>
          <table:table-cell office:value-type="float" office:value="-197.02195" calcext:value-type="float">
            <text:p>-197.02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00" calcext:value-type="float">
            <text:p>61800</text:p>
          </table:table-cell>
          <table:table-cell office:value-type="float" office:value="297.80584" calcext:value-type="float">
            <text:p>297.80584</text:p>
          </table:table-cell>
          <table:table-cell office:value-type="float" office:value="178.73856" calcext:value-type="float">
            <text:p>178.738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4079" calcext:value-type="float">
            <text:p>-782.4079</text:p>
          </table:table-cell>
          <table:table-cell office:value-type="float" office:value="654.23685" calcext:value-type="float">
            <text:p>654.23685</text:p>
          </table:table-cell>
          <table:table-cell office:value-type="float" office:value="-128.17105" calcext:value-type="float">
            <text:p>-128.17105</text:p>
          </table:table-cell>
          <table:table-cell office:value-type="float" office:value="-84.072936" calcext:value-type="float">
            <text:p>-84.0729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00" calcext:value-type="float">
            <text:p>61900</text:p>
          </table:table-cell>
          <table:table-cell office:value-type="float" office:value="311.85204" calcext:value-type="float">
            <text:p>311.85204</text:p>
          </table:table-cell>
          <table:table-cell office:value-type="float" office:value="570.15423" calcext:value-type="float">
            <text:p>570.154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87821" calcext:value-type="float">
            <text:p>-783.87821</text:p>
          </table:table-cell>
          <table:table-cell office:value-type="float" office:value="685.09433" calcext:value-type="float">
            <text:p>685.09433</text:p>
          </table:table-cell>
          <table:table-cell office:value-type="float" office:value="-98.78388" calcext:value-type="float">
            <text:p>-98.78388</text:p>
          </table:table-cell>
          <table:table-cell office:value-type="float" office:value="169.27195" calcext:value-type="float">
            <text:p>169.27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00" calcext:value-type="float">
            <text:p>62000</text:p>
          </table:table-cell>
          <table:table-cell office:value-type="float" office:value="305.96908" calcext:value-type="float">
            <text:p>305.96908</text:p>
          </table:table-cell>
          <table:table-cell office:value-type="float" office:value="327.25672" calcext:value-type="float">
            <text:p>327.256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03132" calcext:value-type="float">
            <text:p>-781.03132</text:p>
          </table:table-cell>
          <table:table-cell office:value-type="float" office:value="672.17033" calcext:value-type="float">
            <text:p>672.17033</text:p>
          </table:table-cell>
          <table:table-cell office:value-type="float" office:value="-108.861" calcext:value-type="float">
            <text:p>-108.861</text:p>
          </table:table-cell>
          <table:table-cell office:value-type="float" office:value="219.25895" calcext:value-type="float">
            <text:p>219.25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00" calcext:value-type="float">
            <text:p>62100</text:p>
          </table:table-cell>
          <table:table-cell office:value-type="float" office:value="292.55206" calcext:value-type="float">
            <text:p>292.55206</text:p>
          </table:table-cell>
          <table:table-cell office:value-type="float" office:value="117.53148" calcext:value-type="float">
            <text:p>117.531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8.39479" calcext:value-type="float">
            <text:p>-798.39479</text:p>
          </table:table-cell>
          <table:table-cell office:value-type="float" office:value="642.69505" calcext:value-type="float">
            <text:p>642.69505</text:p>
          </table:table-cell>
          <table:table-cell office:value-type="float" office:value="-155.69974" calcext:value-type="float">
            <text:p>-155.69974</text:p>
          </table:table-cell>
          <table:table-cell office:value-type="float" office:value="165.53514" calcext:value-type="float">
            <text:p>165.53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00" calcext:value-type="float">
            <text:p>62200</text:p>
          </table:table-cell>
          <table:table-cell office:value-type="float" office:value="283.80863" calcext:value-type="float">
            <text:p>283.80863</text:p>
          </table:table-cell>
          <table:table-cell office:value-type="float" office:value="-203.92097" calcext:value-type="float">
            <text:p>-203.920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90553" calcext:value-type="float">
            <text:p>-785.90553</text:p>
          </table:table-cell>
          <table:table-cell office:value-type="float" office:value="623.48697" calcext:value-type="float">
            <text:p>623.48697</text:p>
          </table:table-cell>
          <table:table-cell office:value-type="float" office:value="-162.41856" calcext:value-type="float">
            <text:p>-162.41856</text:p>
          </table:table-cell>
          <table:table-cell office:value-type="float" office:value="-176.4942" calcext:value-type="float">
            <text:p>-176.4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00" calcext:value-type="float">
            <text:p>62300</text:p>
          </table:table-cell>
          <table:table-cell office:value-type="float" office:value="293.5513" calcext:value-type="float">
            <text:p>293.5513</text:p>
          </table:table-cell>
          <table:table-cell office:value-type="float" office:value="-340.95703" calcext:value-type="float">
            <text:p>-340.957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29221" calcext:value-type="float">
            <text:p>-791.29221</text:p>
          </table:table-cell>
          <table:table-cell office:value-type="float" office:value="644.89024" calcext:value-type="float">
            <text:p>644.89024</text:p>
          </table:table-cell>
          <table:table-cell office:value-type="float" office:value="-146.40197" calcext:value-type="float">
            <text:p>-146.40197</text:p>
          </table:table-cell>
          <table:table-cell office:value-type="float" office:value="39.089302" calcext:value-type="float">
            <text:p>39.08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00" calcext:value-type="float">
            <text:p>62400</text:p>
          </table:table-cell>
          <table:table-cell office:value-type="float" office:value="294.11208" calcext:value-type="float">
            <text:p>294.11208</text:p>
          </table:table-cell>
          <table:table-cell office:value-type="float" office:value="-429.65298" calcext:value-type="float">
            <text:p>-429.652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19252" calcext:value-type="float">
            <text:p>-781.19252</text:p>
          </table:table-cell>
          <table:table-cell office:value-type="float" office:value="646.12217" calcext:value-type="float">
            <text:p>646.12217</text:p>
          </table:table-cell>
          <table:table-cell office:value-type="float" office:value="-135.07035" calcext:value-type="float">
            <text:p>-135.07035</text:p>
          </table:table-cell>
          <table:table-cell office:value-type="float" office:value="-86.395012" calcext:value-type="float">
            <text:p>-86.395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00" calcext:value-type="float">
            <text:p>62500</text:p>
          </table:table-cell>
          <table:table-cell office:value-type="float" office:value="307.30428" calcext:value-type="float">
            <text:p>307.30428</text:p>
          </table:table-cell>
          <table:table-cell office:value-type="float" office:value="-232.00599" calcext:value-type="float">
            <text:p>-232.005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04911" calcext:value-type="float">
            <text:p>-799.04911</text:p>
          </table:table-cell>
          <table:table-cell office:value-type="float" office:value="675.10355" calcext:value-type="float">
            <text:p>675.10355</text:p>
          </table:table-cell>
          <table:table-cell office:value-type="float" office:value="-123.94555" calcext:value-type="float">
            <text:p>-123.94555</text:p>
          </table:table-cell>
          <table:table-cell office:value-type="float" office:value="25.207369" calcext:value-type="float">
            <text:p>25.207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00" calcext:value-type="float">
            <text:p>62600</text:p>
          </table:table-cell>
          <table:table-cell office:value-type="float" office:value="306.6487" calcext:value-type="float">
            <text:p>306.6487</text:p>
          </table:table-cell>
          <table:table-cell office:value-type="float" office:value="-546.7324" calcext:value-type="float">
            <text:p>-546.732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54189" calcext:value-type="float">
            <text:p>-773.54189</text:p>
          </table:table-cell>
          <table:table-cell office:value-type="float" office:value="673.66333" calcext:value-type="float">
            <text:p>673.66333</text:p>
          </table:table-cell>
          <table:table-cell office:value-type="float" office:value="-99.878551" calcext:value-type="float">
            <text:p>-99.878551</text:p>
          </table:table-cell>
          <table:table-cell office:value-type="float" office:value="-227.15393" calcext:value-type="float">
            <text:p>-227.15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00" calcext:value-type="float">
            <text:p>62700</text:p>
          </table:table-cell>
          <table:table-cell office:value-type="float" office:value="313.4823" calcext:value-type="float">
            <text:p>313.4823</text:p>
          </table:table-cell>
          <table:table-cell office:value-type="float" office:value="41.388386" calcext:value-type="float">
            <text:p>41.3883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83384" calcext:value-type="float">
            <text:p>-771.83384</text:p>
          </table:table-cell>
          <table:table-cell office:value-type="float" office:value="688.6758" calcext:value-type="float">
            <text:p>688.6758</text:p>
          </table:table-cell>
          <table:table-cell office:value-type="float" office:value="-83.158041" calcext:value-type="float">
            <text:p>-83.158041</text:p>
          </table:table-cell>
          <table:table-cell office:value-type="float" office:value="122.47029" calcext:value-type="float">
            <text:p>122.47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00" calcext:value-type="float">
            <text:p>62800</text:p>
          </table:table-cell>
          <table:table-cell office:value-type="float" office:value="307.17415" calcext:value-type="float">
            <text:p>307.17415</text:p>
          </table:table-cell>
          <table:table-cell office:value-type="float" office:value="-188.29451" calcext:value-type="float">
            <text:p>-188.29451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30453" calcext:value-type="float">
            <text:p>-799.30453</text:p>
          </table:table-cell>
          <table:table-cell office:value-type="float" office:value="674.81767" calcext:value-type="float">
            <text:p>674.81767</text:p>
          </table:table-cell>
          <table:table-cell office:value-type="float" office:value="-124.48686" calcext:value-type="float">
            <text:p>-124.48686</text:p>
          </table:table-cell>
          <table:table-cell office:value-type="float" office:value="-76.234165" calcext:value-type="float">
            <text:p>-76.234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00" calcext:value-type="float">
            <text:p>62900</text:p>
          </table:table-cell>
          <table:table-cell office:value-type="float" office:value="297.15428" calcext:value-type="float">
            <text:p>297.15428</text:p>
          </table:table-cell>
          <table:table-cell office:value-type="float" office:value="155.94029" calcext:value-type="float">
            <text:p>155.94029</text:p>
          </table:table-cell>
          <table:table-cell office:value-type="float" office:value="81000" calcext:value-type="float">
            <text:p>81000</text:p>
          </table:table-cell>
          <table:table-cell office:value-type="float" office:value="-807.98754" calcext:value-type="float">
            <text:p>-807.98754</text:p>
          </table:table-cell>
          <table:table-cell office:value-type="float" office:value="652.80545" calcext:value-type="float">
            <text:p>652.80545</text:p>
          </table:table-cell>
          <table:table-cell office:value-type="float" office:value="-155.18209" calcext:value-type="float">
            <text:p>-155.18209</text:p>
          </table:table-cell>
          <table:table-cell office:value-type="float" office:value="-32.299154" calcext:value-type="float">
            <text:p>-32.2991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00" calcext:value-type="float">
            <text:p>63000</text:p>
          </table:table-cell>
          <table:table-cell office:value-type="float" office:value="300.23262" calcext:value-type="float">
            <text:p>300.23262</text:p>
          </table:table-cell>
          <table:table-cell office:value-type="float" office:value="-31.81476" calcext:value-type="float">
            <text:p>-31.8147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8.1589" calcext:value-type="float">
            <text:p>-808.1589</text:p>
          </table:table-cell>
          <table:table-cell office:value-type="float" office:value="659.56814" calcext:value-type="float">
            <text:p>659.56814</text:p>
          </table:table-cell>
          <table:table-cell office:value-type="float" office:value="-148.59076" calcext:value-type="float">
            <text:p>-148.59076</text:p>
          </table:table-cell>
          <table:table-cell office:value-type="float" office:value="167.32333" calcext:value-type="float">
            <text:p>167.32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00" calcext:value-type="float">
            <text:p>63100</text:p>
          </table:table-cell>
          <table:table-cell office:value-type="float" office:value="312.79872" calcext:value-type="float">
            <text:p>312.79872</text:p>
          </table:table-cell>
          <table:table-cell office:value-type="float" office:value="-361.39106" calcext:value-type="float">
            <text:p>-361.39106</text:p>
          </table:table-cell>
          <table:table-cell office:value-type="float" office:value="81000" calcext:value-type="float">
            <text:p>81000</text:p>
          </table:table-cell>
          <table:table-cell office:value-type="float" office:value="-814.5038" calcext:value-type="float">
            <text:p>-814.5038</text:p>
          </table:table-cell>
          <table:table-cell office:value-type="float" office:value="687.17405" calcext:value-type="float">
            <text:p>687.17405</text:p>
          </table:table-cell>
          <table:table-cell office:value-type="float" office:value="-127.32975" calcext:value-type="float">
            <text:p>-127.32975</text:p>
          </table:table-cell>
          <table:table-cell office:value-type="float" office:value="-139.41156" calcext:value-type="float">
            <text:p>-139.4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00" calcext:value-type="float">
            <text:p>63200</text:p>
          </table:table-cell>
          <table:table-cell office:value-type="float" office:value="310.91698" calcext:value-type="float">
            <text:p>310.91698</text:p>
          </table:table-cell>
          <table:table-cell office:value-type="float" office:value="-161.94017" calcext:value-type="float">
            <text:p>-161.940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8809" calcext:value-type="float">
            <text:p>-771.8809</text:p>
          </table:table-cell>
          <table:table-cell office:value-type="float" office:value="683.04015" calcext:value-type="float">
            <text:p>683.04015</text:p>
          </table:table-cell>
          <table:table-cell office:value-type="float" office:value="-88.840741" calcext:value-type="float">
            <text:p>-88.840741</text:p>
          </table:table-cell>
          <table:table-cell office:value-type="float" office:value="7.5418628" calcext:value-type="float">
            <text:p>7.5418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00" calcext:value-type="float">
            <text:p>63300</text:p>
          </table:table-cell>
          <table:table-cell office:value-type="float" office:value="312.59799" calcext:value-type="float">
            <text:p>312.59799</text:p>
          </table:table-cell>
          <table:table-cell office:value-type="float" office:value="-271.82986" calcext:value-type="float">
            <text:p>-271.829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32008" calcext:value-type="float">
            <text:p>-756.32008</text:p>
          </table:table-cell>
          <table:table-cell office:value-type="float" office:value="686.73309" calcext:value-type="float">
            <text:p>686.73309</text:p>
          </table:table-cell>
          <table:table-cell office:value-type="float" office:value="-69.586986" calcext:value-type="float">
            <text:p>-69.586986</text:p>
          </table:table-cell>
          <table:table-cell office:value-type="float" office:value="-117.28162" calcext:value-type="float">
            <text:p>-117.281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00" calcext:value-type="float">
            <text:p>63400</text:p>
          </table:table-cell>
          <table:table-cell office:value-type="float" office:value="313.76802" calcext:value-type="float">
            <text:p>313.76802</text:p>
          </table:table-cell>
          <table:table-cell office:value-type="float" office:value="-224.07009" calcext:value-type="float">
            <text:p>-224.07009</text:p>
          </table:table-cell>
          <table:table-cell office:value-type="float" office:value="81000" calcext:value-type="float">
            <text:p>81000</text:p>
          </table:table-cell>
          <table:table-cell office:value-type="float" office:value="-820.89221" calcext:value-type="float">
            <text:p>-820.89221</text:p>
          </table:table-cell>
          <table:table-cell office:value-type="float" office:value="689.30348" calcext:value-type="float">
            <text:p>689.30348</text:p>
          </table:table-cell>
          <table:table-cell office:value-type="float" office:value="-131.58873" calcext:value-type="float">
            <text:p>-131.58873</text:p>
          </table:table-cell>
          <table:table-cell office:value-type="float" office:value="-35.546754" calcext:value-type="float">
            <text:p>-35.5467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00" calcext:value-type="float">
            <text:p>63500</text:p>
          </table:table-cell>
          <table:table-cell office:value-type="float" office:value="289.79053" calcext:value-type="float">
            <text:p>289.79053</text:p>
          </table:table-cell>
          <table:table-cell office:value-type="float" office:value="-67.62291" calcext:value-type="float">
            <text:p>-67.622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84351" calcext:value-type="float">
            <text:p>-786.84351</text:p>
          </table:table-cell>
          <table:table-cell office:value-type="float" office:value="636.62836" calcext:value-type="float">
            <text:p>636.62836</text:p>
          </table:table-cell>
          <table:table-cell office:value-type="float" office:value="-150.21516" calcext:value-type="float">
            <text:p>-150.21516</text:p>
          </table:table-cell>
          <table:table-cell office:value-type="float" office:value="-169.76244" calcext:value-type="float">
            <text:p>-169.76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00" calcext:value-type="float">
            <text:p>63600</text:p>
          </table:table-cell>
          <table:table-cell office:value-type="float" office:value="289.87256" calcext:value-type="float">
            <text:p>289.87256</text:p>
          </table:table-cell>
          <table:table-cell office:value-type="float" office:value="98.722297" calcext:value-type="float">
            <text:p>98.7222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51541" calcext:value-type="float">
            <text:p>-778.51541</text:p>
          </table:table-cell>
          <table:table-cell office:value-type="float" office:value="636.80857" calcext:value-type="float">
            <text:p>636.80857</text:p>
          </table:table-cell>
          <table:table-cell office:value-type="float" office:value="-141.70684" calcext:value-type="float">
            <text:p>-141.70684</text:p>
          </table:table-cell>
          <table:table-cell office:value-type="float" office:value="150.44381" calcext:value-type="float">
            <text:p>150.44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00" calcext:value-type="float">
            <text:p>63700</text:p>
          </table:table-cell>
          <table:table-cell office:value-type="float" office:value="311.49879" calcext:value-type="float">
            <text:p>311.49879</text:p>
          </table:table-cell>
          <table:table-cell office:value-type="float" office:value="-117.87487" calcext:value-type="float">
            <text:p>-117.874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77336" calcext:value-type="float">
            <text:p>-799.77336</text:p>
          </table:table-cell>
          <table:table-cell office:value-type="float" office:value="684.31829" calcext:value-type="float">
            <text:p>684.31829</text:p>
          </table:table-cell>
          <table:table-cell office:value-type="float" office:value="-115.45507" calcext:value-type="float">
            <text:p>-115.45507</text:p>
          </table:table-cell>
          <table:table-cell office:value-type="float" office:value="-38.030173" calcext:value-type="float">
            <text:p>-38.0301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00" calcext:value-type="float">
            <text:p>63800</text:p>
          </table:table-cell>
          <table:table-cell office:value-type="float" office:value="296.57687" calcext:value-type="float">
            <text:p>296.57687</text:p>
          </table:table-cell>
          <table:table-cell office:value-type="float" office:value="142.89408" calcext:value-type="float">
            <text:p>142.894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67373" calcext:value-type="float">
            <text:p>-758.67373</text:p>
          </table:table-cell>
          <table:table-cell office:value-type="float" office:value="651.53697" calcext:value-type="float">
            <text:p>651.53697</text:p>
          </table:table-cell>
          <table:table-cell office:value-type="float" office:value="-107.13676" calcext:value-type="float">
            <text:p>-107.13676</text:p>
          </table:table-cell>
          <table:table-cell office:value-type="float" office:value="75.180977" calcext:value-type="float">
            <text:p>75.1809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00" calcext:value-type="float">
            <text:p>63900</text:p>
          </table:table-cell>
          <table:table-cell office:value-type="float" office:value="305.19517" calcext:value-type="float">
            <text:p>305.19517</text:p>
          </table:table-cell>
          <table:table-cell office:value-type="float" office:value="-362.75395" calcext:value-type="float">
            <text:p>-362.753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12827" calcext:value-type="float">
            <text:p>-779.12827</text:p>
          </table:table-cell>
          <table:table-cell office:value-type="float" office:value="670.47014" calcext:value-type="float">
            <text:p>670.47014</text:p>
          </table:table-cell>
          <table:table-cell office:value-type="float" office:value="-108.65812" calcext:value-type="float">
            <text:p>-108.65812</text:p>
          </table:table-cell>
          <table:table-cell office:value-type="float" office:value="-245.83668" calcext:value-type="float">
            <text:p>-245.836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289.67096" calcext:value-type="float">
            <text:p>289.67096</text:p>
          </table:table-cell>
          <table:table-cell office:value-type="float" office:value="250.04497" calcext:value-type="float">
            <text:p>250.044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91481" calcext:value-type="float">
            <text:p>-768.91481</text:p>
          </table:table-cell>
          <table:table-cell office:value-type="float" office:value="636.36568" calcext:value-type="float">
            <text:p>636.36568</text:p>
          </table:table-cell>
          <table:table-cell office:value-type="float" office:value="-132.54912" calcext:value-type="float">
            <text:p>-132.54912</text:p>
          </table:table-cell>
          <table:table-cell office:value-type="float" office:value="86.247801" calcext:value-type="float">
            <text:p>86.2478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00" calcext:value-type="float">
            <text:p>64100</text:p>
          </table:table-cell>
          <table:table-cell office:value-type="float" office:value="286.93111" calcext:value-type="float">
            <text:p>286.93111</text:p>
          </table:table-cell>
          <table:table-cell office:value-type="float" office:value="-70.808392" calcext:value-type="float">
            <text:p>-70.8083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9.67568" calcext:value-type="float">
            <text:p>-789.67568</text:p>
          </table:table-cell>
          <table:table-cell office:value-type="float" office:value="630.34663" calcext:value-type="float">
            <text:p>630.34663</text:p>
          </table:table-cell>
          <table:table-cell office:value-type="float" office:value="-159.32906" calcext:value-type="float">
            <text:p>-159.32906</text:p>
          </table:table-cell>
          <table:table-cell office:value-type="float" office:value="-33.957425" calcext:value-type="float">
            <text:p>-33.957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00" calcext:value-type="float">
            <text:p>64200</text:p>
          </table:table-cell>
          <table:table-cell office:value-type="float" office:value="281.56487" calcext:value-type="float">
            <text:p>281.56487</text:p>
          </table:table-cell>
          <table:table-cell office:value-type="float" office:value="79.910746" calcext:value-type="float">
            <text:p>79.9107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95203" calcext:value-type="float">
            <text:p>-765.95203</text:p>
          </table:table-cell>
          <table:table-cell office:value-type="float" office:value="618.55775" calcext:value-type="float">
            <text:p>618.55775</text:p>
          </table:table-cell>
          <table:table-cell office:value-type="float" office:value="-147.39428" calcext:value-type="float">
            <text:p>-147.39428</text:p>
          </table:table-cell>
          <table:table-cell office:value-type="float" office:value="65.597569" calcext:value-type="float">
            <text:p>65.597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00" calcext:value-type="float">
            <text:p>64300</text:p>
          </table:table-cell>
          <table:table-cell office:value-type="float" office:value="301.64549" calcext:value-type="float">
            <text:p>301.64549</text:p>
          </table:table-cell>
          <table:table-cell office:value-type="float" office:value="-20.063706" calcext:value-type="float">
            <text:p>-20.0637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99877" calcext:value-type="float">
            <text:p>-760.99877</text:p>
          </table:table-cell>
          <table:table-cell office:value-type="float" office:value="662.67201" calcext:value-type="float">
            <text:p>662.67201</text:p>
          </table:table-cell>
          <table:table-cell office:value-type="float" office:value="-98.326756" calcext:value-type="float">
            <text:p>-98.326756</text:p>
          </table:table-cell>
          <table:table-cell office:value-type="float" office:value="-118.94965" calcext:value-type="float">
            <text:p>-118.94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00" calcext:value-type="float">
            <text:p>64400</text:p>
          </table:table-cell>
          <table:table-cell office:value-type="float" office:value="302.91202" calcext:value-type="float">
            <text:p>302.91202</text:p>
          </table:table-cell>
          <table:table-cell office:value-type="float" office:value="-160.73448" calcext:value-type="float">
            <text:p>-160.734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18692" calcext:value-type="float">
            <text:p>-756.18692</text:p>
          </table:table-cell>
          <table:table-cell office:value-type="float" office:value="665.45439" calcext:value-type="float">
            <text:p>665.45439</text:p>
          </table:table-cell>
          <table:table-cell office:value-type="float" office:value="-90.732527" calcext:value-type="float">
            <text:p>-90.732527</text:p>
          </table:table-cell>
          <table:table-cell office:value-type="float" office:value="-9.3864584" calcext:value-type="float">
            <text:p>-9.3864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00" calcext:value-type="float">
            <text:p>64500</text:p>
          </table:table-cell>
          <table:table-cell office:value-type="float" office:value="289.37768" calcext:value-type="float">
            <text:p>289.37768</text:p>
          </table:table-cell>
          <table:table-cell office:value-type="float" office:value="-252.29602" calcext:value-type="float">
            <text:p>-252.296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96371" calcext:value-type="float">
            <text:p>-739.96371</text:p>
          </table:table-cell>
          <table:table-cell office:value-type="float" office:value="635.72138" calcext:value-type="float">
            <text:p>635.72138</text:p>
          </table:table-cell>
          <table:table-cell office:value-type="float" office:value="-104.24232" calcext:value-type="float">
            <text:p>-104.24232</text:p>
          </table:table-cell>
          <table:table-cell office:value-type="float" office:value="-150.24575" calcext:value-type="float">
            <text:p>-150.24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00" calcext:value-type="float">
            <text:p>64600</text:p>
          </table:table-cell>
          <table:table-cell office:value-type="float" office:value="309.74549" calcext:value-type="float">
            <text:p>309.74549</text:p>
          </table:table-cell>
          <table:table-cell office:value-type="float" office:value="-514.93677" calcext:value-type="float">
            <text:p>-514.936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2.70948" calcext:value-type="float">
            <text:p>-792.70948</text:p>
          </table:table-cell>
          <table:table-cell office:value-type="float" office:value="680.46655" calcext:value-type="float">
            <text:p>680.46655</text:p>
          </table:table-cell>
          <table:table-cell office:value-type="float" office:value="-112.24293" calcext:value-type="float">
            <text:p>-112.24293</text:p>
          </table:table-cell>
          <table:table-cell office:value-type="float" office:value="-217.03542" calcext:value-type="float">
            <text:p>-217.03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00" calcext:value-type="float">
            <text:p>64700</text:p>
          </table:table-cell>
          <table:table-cell office:value-type="float" office:value="286.08807" calcext:value-type="float">
            <text:p>286.08807</text:p>
          </table:table-cell>
          <table:table-cell office:value-type="float" office:value="-537.33634" calcext:value-type="float">
            <text:p>-537.336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118" calcext:value-type="float">
            <text:p>-786.118</text:p>
          </table:table-cell>
          <table:table-cell office:value-type="float" office:value="628.49459" calcext:value-type="float">
            <text:p>628.49459</text:p>
          </table:table-cell>
          <table:table-cell office:value-type="float" office:value="-157.62342" calcext:value-type="float">
            <text:p>-157.62342</text:p>
          </table:table-cell>
          <table:table-cell office:value-type="float" office:value="-43.182205" calcext:value-type="float">
            <text:p>-43.182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00" calcext:value-type="float">
            <text:p>64800</text:p>
          </table:table-cell>
          <table:table-cell office:value-type="float" office:value="277.94453" calcext:value-type="float">
            <text:p>277.94453</text:p>
          </table:table-cell>
          <table:table-cell office:value-type="float" office:value="-69.344726" calcext:value-type="float">
            <text:p>-69.3447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29147" calcext:value-type="float">
            <text:p>-776.29147</text:p>
          </table:table-cell>
          <table:table-cell office:value-type="float" office:value="610.6044" calcext:value-type="float">
            <text:p>610.6044</text:p>
          </table:table-cell>
          <table:table-cell office:value-type="float" office:value="-165.68707" calcext:value-type="float">
            <text:p>-165.68707</text:p>
          </table:table-cell>
          <table:table-cell office:value-type="float" office:value="154.49839" calcext:value-type="float">
            <text:p>154.49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00" calcext:value-type="float">
            <text:p>64900</text:p>
          </table:table-cell>
          <table:table-cell office:value-type="float" office:value="292.84055" calcext:value-type="float">
            <text:p>292.84055</text:p>
          </table:table-cell>
          <table:table-cell office:value-type="float" office:value="-252.6008" calcext:value-type="float">
            <text:p>-252.60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48185" calcext:value-type="float">
            <text:p>-771.48185</text:p>
          </table:table-cell>
          <table:table-cell office:value-type="float" office:value="643.32882" calcext:value-type="float">
            <text:p>643.32882</text:p>
          </table:table-cell>
          <table:table-cell office:value-type="float" office:value="-128.15303" calcext:value-type="float">
            <text:p>-128.15303</text:p>
          </table:table-cell>
          <table:table-cell office:value-type="float" office:value="66.593024" calcext:value-type="float">
            <text:p>66.593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00" calcext:value-type="float">
            <text:p>65000</text:p>
          </table:table-cell>
          <table:table-cell office:value-type="float" office:value="307.40177" calcext:value-type="float">
            <text:p>307.40177</text:p>
          </table:table-cell>
          <table:table-cell office:value-type="float" office:value="-270.51277" calcext:value-type="float">
            <text:p>-270.512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35726" calcext:value-type="float">
            <text:p>-777.35726</text:p>
          </table:table-cell>
          <table:table-cell office:value-type="float" office:value="675.31772" calcext:value-type="float">
            <text:p>675.31772</text:p>
          </table:table-cell>
          <table:table-cell office:value-type="float" office:value="-102.03953" calcext:value-type="float">
            <text:p>-102.03953</text:p>
          </table:table-cell>
          <table:table-cell office:value-type="float" office:value="46.560198" calcext:value-type="float">
            <text:p>46.560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00" calcext:value-type="float">
            <text:p>65100</text:p>
          </table:table-cell>
          <table:table-cell office:value-type="float" office:value="300.69998" calcext:value-type="float">
            <text:p>300.69998</text:p>
          </table:table-cell>
          <table:table-cell office:value-type="float" office:value="-70.43317" calcext:value-type="float">
            <text:p>-70.43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66784" calcext:value-type="float">
            <text:p>-742.66784</text:p>
          </table:table-cell>
          <table:table-cell office:value-type="float" office:value="660.59485" calcext:value-type="float">
            <text:p>660.59485</text:p>
          </table:table-cell>
          <table:table-cell office:value-type="float" office:value="-82.072997" calcext:value-type="float">
            <text:p>-82.072997</text:p>
          </table:table-cell>
          <table:table-cell office:value-type="float" office:value="195.85867" calcext:value-type="float">
            <text:p>195.85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00" calcext:value-type="float">
            <text:p>65200</text:p>
          </table:table-cell>
          <table:table-cell office:value-type="float" office:value="309.12295" calcext:value-type="float">
            <text:p>309.12295</text:p>
          </table:table-cell>
          <table:table-cell office:value-type="float" office:value="-240.03256" calcext:value-type="float">
            <text:p>-240.032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13688" calcext:value-type="float">
            <text:p>-739.13688</text:p>
          </table:table-cell>
          <table:table-cell office:value-type="float" office:value="679.09891" calcext:value-type="float">
            <text:p>679.09891</text:p>
          </table:table-cell>
          <table:table-cell office:value-type="float" office:value="-60.037964" calcext:value-type="float">
            <text:p>-60.037964</text:p>
          </table:table-cell>
          <table:table-cell office:value-type="float" office:value="-22.021007" calcext:value-type="float">
            <text:p>-22.021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00" calcext:value-type="float">
            <text:p>65300</text:p>
          </table:table-cell>
          <table:table-cell office:value-type="float" office:value="299.62131" calcext:value-type="float">
            <text:p>299.62131</text:p>
          </table:table-cell>
          <table:table-cell office:value-type="float" office:value="-373.66044" calcext:value-type="float">
            <text:p>-373.660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00.12907" calcext:value-type="float">
            <text:p>-700.12907</text:p>
          </table:table-cell>
          <table:table-cell office:value-type="float" office:value="658.22517" calcext:value-type="float">
            <text:p>658.22517</text:p>
          </table:table-cell>
          <table:table-cell office:value-type="float" office:value="-41.903899" calcext:value-type="float">
            <text:p>-41.903899</text:p>
          </table:table-cell>
          <table:table-cell office:value-type="float" office:value="-82.109733" calcext:value-type="float">
            <text:p>-82.1097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00" calcext:value-type="float">
            <text:p>65400</text:p>
          </table:table-cell>
          <table:table-cell office:value-type="float" office:value="298.70477" calcext:value-type="float">
            <text:p>298.70477</text:p>
          </table:table-cell>
          <table:table-cell office:value-type="float" office:value="-590.71606" calcext:value-type="float">
            <text:p>-590.716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0.90672" calcext:value-type="float">
            <text:p>-730.90672</text:p>
          </table:table-cell>
          <table:table-cell office:value-type="float" office:value="656.21166" calcext:value-type="float">
            <text:p>656.21166</text:p>
          </table:table-cell>
          <table:table-cell office:value-type="float" office:value="-74.695062" calcext:value-type="float">
            <text:p>-74.695062</text:p>
          </table:table-cell>
          <table:table-cell office:value-type="float" office:value="-177.87581" calcext:value-type="float">
            <text:p>-177.87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00" calcext:value-type="float">
            <text:p>65500</text:p>
          </table:table-cell>
          <table:table-cell office:value-type="float" office:value="285.68849" calcext:value-type="float">
            <text:p>285.68849</text:p>
          </table:table-cell>
          <table:table-cell office:value-type="float" office:value="-124.00667" calcext:value-type="float">
            <text:p>-124.006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70837" calcext:value-type="float">
            <text:p>-739.70837</text:p>
          </table:table-cell>
          <table:table-cell office:value-type="float" office:value="627.61675" calcext:value-type="float">
            <text:p>627.61675</text:p>
          </table:table-cell>
          <table:table-cell office:value-type="float" office:value="-112.09161" calcext:value-type="float">
            <text:p>-112.09161</text:p>
          </table:table-cell>
          <table:table-cell office:value-type="float" office:value="55.828852" calcext:value-type="float">
            <text:p>55.828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00" calcext:value-type="float">
            <text:p>65600</text:p>
          </table:table-cell>
          <table:table-cell office:value-type="float" office:value="280.00795" calcext:value-type="float">
            <text:p>280.00795</text:p>
          </table:table-cell>
          <table:table-cell office:value-type="float" office:value="-501.42149" calcext:value-type="float">
            <text:p>-501.421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83818" calcext:value-type="float">
            <text:p>-721.83818</text:p>
          </table:table-cell>
          <table:table-cell office:value-type="float" office:value="615.13744" calcext:value-type="float">
            <text:p>615.13744</text:p>
          </table:table-cell>
          <table:table-cell office:value-type="float" office:value="-106.70074" calcext:value-type="float">
            <text:p>-106.70074</text:p>
          </table:table-cell>
          <table:table-cell office:value-type="float" office:value="-179.82135" calcext:value-type="float">
            <text:p>-179.82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00" calcext:value-type="float">
            <text:p>65700</text:p>
          </table:table-cell>
          <table:table-cell office:value-type="float" office:value="312.92891" calcext:value-type="float">
            <text:p>312.92891</text:p>
          </table:table-cell>
          <table:table-cell office:value-type="float" office:value="40.397967" calcext:value-type="float">
            <text:p>40.3979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39438" calcext:value-type="float">
            <text:p>-758.39438</text:p>
          </table:table-cell>
          <table:table-cell office:value-type="float" office:value="687.46006" calcext:value-type="float">
            <text:p>687.46006</text:p>
          </table:table-cell>
          <table:table-cell office:value-type="float" office:value="-70.934327" calcext:value-type="float">
            <text:p>-70.934327</text:p>
          </table:table-cell>
          <table:table-cell office:value-type="float" office:value="-76.684822" calcext:value-type="float">
            <text:p>-76.684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00" calcext:value-type="float">
            <text:p>65800</text:p>
          </table:table-cell>
          <table:table-cell office:value-type="float" office:value="313.39378" calcext:value-type="float">
            <text:p>313.39378</text:p>
          </table:table-cell>
          <table:table-cell office:value-type="float" office:value="-246.7956" calcext:value-type="float">
            <text:p>-246.79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719" calcext:value-type="float">
            <text:p>-748.719</text:p>
          </table:table-cell>
          <table:table-cell office:value-type="float" office:value="688.48131" calcext:value-type="float">
            <text:p>688.48131</text:p>
          </table:table-cell>
          <table:table-cell office:value-type="float" office:value="-60.237691" calcext:value-type="float">
            <text:p>-60.237691</text:p>
          </table:table-cell>
          <table:table-cell office:value-type="float" office:value="-142.70832" calcext:value-type="float">
            <text:p>-142.708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00" calcext:value-type="float">
            <text:p>65900</text:p>
          </table:table-cell>
          <table:table-cell office:value-type="float" office:value="312.94718" calcext:value-type="float">
            <text:p>312.94718</text:p>
          </table:table-cell>
          <table:table-cell office:value-type="float" office:value="410.28639" calcext:value-type="float">
            <text:p>410.286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11709" calcext:value-type="float">
            <text:p>-769.11709</text:p>
          </table:table-cell>
          <table:table-cell office:value-type="float" office:value="687.50019" calcext:value-type="float">
            <text:p>687.50019</text:p>
          </table:table-cell>
          <table:table-cell office:value-type="float" office:value="-81.616894" calcext:value-type="float">
            <text:p>-81.616894</text:p>
          </table:table-cell>
          <table:table-cell office:value-type="float" office:value="172.91077" calcext:value-type="float">
            <text:p>172.91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00" calcext:value-type="float">
            <text:p>66000</text:p>
          </table:table-cell>
          <table:table-cell office:value-type="float" office:value="301.21489" calcext:value-type="float">
            <text:p>301.21489</text:p>
          </table:table-cell>
          <table:table-cell office:value-type="float" office:value="72.509055" calcext:value-type="float">
            <text:p>72.5090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50914" calcext:value-type="float">
            <text:p>-757.50914</text:p>
          </table:table-cell>
          <table:table-cell office:value-type="float" office:value="661.72604" calcext:value-type="float">
            <text:p>661.72604</text:p>
          </table:table-cell>
          <table:table-cell office:value-type="float" office:value="-95.783103" calcext:value-type="float">
            <text:p>-95.783103</text:p>
          </table:table-cell>
          <table:table-cell office:value-type="float" office:value="103.37052" calcext:value-type="float">
            <text:p>103.37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00" calcext:value-type="float">
            <text:p>66100</text:p>
          </table:table-cell>
          <table:table-cell office:value-type="float" office:value="291.26194" calcext:value-type="float">
            <text:p>291.26194</text:p>
          </table:table-cell>
          <table:table-cell office:value-type="float" office:value="81.306519" calcext:value-type="float">
            <text:p>81.30651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1297" calcext:value-type="float">
            <text:p>-752.1297</text:p>
          </table:table-cell>
          <table:table-cell office:value-type="float" office:value="639.86083" calcext:value-type="float">
            <text:p>639.86083</text:p>
          </table:table-cell>
          <table:table-cell office:value-type="float" office:value="-112.26887" calcext:value-type="float">
            <text:p>-112.26887</text:p>
          </table:table-cell>
          <table:table-cell office:value-type="float" office:value="11.701876" calcext:value-type="float">
            <text:p>11.70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00" calcext:value-type="float">
            <text:p>66200</text:p>
          </table:table-cell>
          <table:table-cell office:value-type="float" office:value="281.80956" calcext:value-type="float">
            <text:p>281.80956</text:p>
          </table:table-cell>
          <table:table-cell office:value-type="float" office:value="165.608" calcext:value-type="float">
            <text:p>165.6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11161" calcext:value-type="float">
            <text:p>-740.11161</text:p>
          </table:table-cell>
          <table:table-cell office:value-type="float" office:value="619.09531" calcext:value-type="float">
            <text:p>619.09531</text:p>
          </table:table-cell>
          <table:table-cell office:value-type="float" office:value="-121.0163" calcext:value-type="float">
            <text:p>-121.0163</text:p>
          </table:table-cell>
          <table:table-cell office:value-type="float" office:value="69.781077" calcext:value-type="float">
            <text:p>69.781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00" calcext:value-type="float">
            <text:p>66300</text:p>
          </table:table-cell>
          <table:table-cell office:value-type="float" office:value="296.71661" calcext:value-type="float">
            <text:p>296.71661</text:p>
          </table:table-cell>
          <table:table-cell office:value-type="float" office:value="-118.64243" calcext:value-type="float">
            <text:p>-118.642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21285" calcext:value-type="float">
            <text:p>-751.21285</text:p>
          </table:table-cell>
          <table:table-cell office:value-type="float" office:value="651.84397" calcext:value-type="float">
            <text:p>651.84397</text:p>
          </table:table-cell>
          <table:table-cell office:value-type="float" office:value="-99.368876" calcext:value-type="float">
            <text:p>-99.368876</text:p>
          </table:table-cell>
          <table:table-cell office:value-type="float" office:value="26.669857" calcext:value-type="float">
            <text:p>26.669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00" calcext:value-type="float">
            <text:p>66400</text:p>
          </table:table-cell>
          <table:table-cell office:value-type="float" office:value="311.98936" calcext:value-type="float">
            <text:p>311.98936</text:p>
          </table:table-cell>
          <table:table-cell office:value-type="float" office:value="-193.8286" calcext:value-type="float">
            <text:p>-193.82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29925" calcext:value-type="float">
            <text:p>-747.29925</text:p>
          </table:table-cell>
          <table:table-cell office:value-type="float" office:value="685.396" calcext:value-type="float">
            <text:p>685.396</text:p>
          </table:table-cell>
          <table:table-cell office:value-type="float" office:value="-61.903244" calcext:value-type="float">
            <text:p>-61.903244</text:p>
          </table:table-cell>
          <table:table-cell office:value-type="float" office:value="-120.27905" calcext:value-type="float">
            <text:p>-120.2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00" calcext:value-type="float">
            <text:p>66500</text:p>
          </table:table-cell>
          <table:table-cell office:value-type="float" office:value="307.69155" calcext:value-type="float">
            <text:p>307.69155</text:p>
          </table:table-cell>
          <table:table-cell office:value-type="float" office:value="-197.50184" calcext:value-type="float">
            <text:p>-197.501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14466" calcext:value-type="float">
            <text:p>-748.14466</text:p>
          </table:table-cell>
          <table:table-cell office:value-type="float" office:value="675.95434" calcext:value-type="float">
            <text:p>675.95434</text:p>
          </table:table-cell>
          <table:table-cell office:value-type="float" office:value="-72.190313" calcext:value-type="float">
            <text:p>-72.190313</text:p>
          </table:table-cell>
          <table:table-cell office:value-type="float" office:value="89.148038" calcext:value-type="float">
            <text:p>89.148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00" calcext:value-type="float">
            <text:p>66600</text:p>
          </table:table-cell>
          <table:table-cell office:value-type="float" office:value="286.83751" calcext:value-type="float">
            <text:p>286.83751</text:p>
          </table:table-cell>
          <table:table-cell office:value-type="float" office:value="-241.53545" calcext:value-type="float">
            <text:p>-241.535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93843" calcext:value-type="float">
            <text:p>-751.93843</text:p>
          </table:table-cell>
          <table:table-cell office:value-type="float" office:value="630.14099" calcext:value-type="float">
            <text:p>630.14099</text:p>
          </table:table-cell>
          <table:table-cell office:value-type="float" office:value="-121.79744" calcext:value-type="float">
            <text:p>-121.79744</text:p>
          </table:table-cell>
          <table:table-cell office:value-type="float" office:value="91.556807" calcext:value-type="float">
            <text:p>91.55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00" calcext:value-type="float">
            <text:p>66700</text:p>
          </table:table-cell>
          <table:table-cell office:value-type="float" office:value="283.71781" calcext:value-type="float">
            <text:p>283.71781</text:p>
          </table:table-cell>
          <table:table-cell office:value-type="float" office:value="-439.44917" calcext:value-type="float">
            <text:p>-439.449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30159" calcext:value-type="float">
            <text:p>-744.30159</text:p>
          </table:table-cell>
          <table:table-cell office:value-type="float" office:value="623.28747" calcext:value-type="float">
            <text:p>623.28747</text:p>
          </table:table-cell>
          <table:table-cell office:value-type="float" office:value="-121.01412" calcext:value-type="float">
            <text:p>-121.01412</text:p>
          </table:table-cell>
          <table:table-cell office:value-type="float" office:value="-89.080892" calcext:value-type="float">
            <text:p>-89.080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00" calcext:value-type="float">
            <text:p>66800</text:p>
          </table:table-cell>
          <table:table-cell office:value-type="float" office:value="289.3445" calcext:value-type="float">
            <text:p>289.3445</text:p>
          </table:table-cell>
          <table:table-cell office:value-type="float" office:value="86.381511" calcext:value-type="float">
            <text:p>86.3815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8.02598" calcext:value-type="float">
            <text:p>-728.02598</text:p>
          </table:table-cell>
          <table:table-cell office:value-type="float" office:value="635.64848" calcext:value-type="float">
            <text:p>635.64848</text:p>
          </table:table-cell>
          <table:table-cell office:value-type="float" office:value="-92.377492" calcext:value-type="float">
            <text:p>-92.377492</text:p>
          </table:table-cell>
          <table:table-cell office:value-type="float" office:value="-106.04665" calcext:value-type="float">
            <text:p>-106.04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00" calcext:value-type="float">
            <text:p>66900</text:p>
          </table:table-cell>
          <table:table-cell office:value-type="float" office:value="312.82963" calcext:value-type="float">
            <text:p>312.82963</text:p>
          </table:table-cell>
          <table:table-cell office:value-type="float" office:value="-589.20014" calcext:value-type="float">
            <text:p>-589.200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32184" calcext:value-type="float">
            <text:p>-758.32184</text:p>
          </table:table-cell>
          <table:table-cell office:value-type="float" office:value="687.24197" calcext:value-type="float">
            <text:p>687.24197</text:p>
          </table:table-cell>
          <table:table-cell office:value-type="float" office:value="-71.079874" calcext:value-type="float">
            <text:p>-71.079874</text:p>
          </table:table-cell>
          <table:table-cell office:value-type="float" office:value="-202.21835" calcext:value-type="float">
            <text:p>-202.21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00" calcext:value-type="float">
            <text:p>67000</text:p>
          </table:table-cell>
          <table:table-cell office:value-type="float" office:value="306.02514" calcext:value-type="float">
            <text:p>306.02514</text:p>
          </table:table-cell>
          <table:table-cell office:value-type="float" office:value="-197.80734" calcext:value-type="float">
            <text:p>-197.807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327" calcext:value-type="float">
            <text:p>-758.1327</text:p>
          </table:table-cell>
          <table:table-cell office:value-type="float" office:value="672.29347" calcext:value-type="float">
            <text:p>672.29347</text:p>
          </table:table-cell>
          <table:table-cell office:value-type="float" office:value="-85.839229" calcext:value-type="float">
            <text:p>-85.839229</text:p>
          </table:table-cell>
          <table:table-cell office:value-type="float" office:value="-24.815263" calcext:value-type="float">
            <text:p>-24.8152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00" calcext:value-type="float">
            <text:p>67100</text:p>
          </table:table-cell>
          <table:table-cell office:value-type="float" office:value="287.86856" calcext:value-type="float">
            <text:p>287.86856</text:p>
          </table:table-cell>
          <table:table-cell office:value-type="float" office:value="186.99079" calcext:value-type="float">
            <text:p>186.990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29165" calcext:value-type="float">
            <text:p>-739.29165</text:p>
          </table:table-cell>
          <table:table-cell office:value-type="float" office:value="632.40606" calcext:value-type="float">
            <text:p>632.40606</text:p>
          </table:table-cell>
          <table:table-cell office:value-type="float" office:value="-106.88559" calcext:value-type="float">
            <text:p>-106.88559</text:p>
          </table:table-cell>
          <table:table-cell office:value-type="float" office:value="84.41005" calcext:value-type="float">
            <text:p>84.41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00" calcext:value-type="float">
            <text:p>67200</text:p>
          </table:table-cell>
          <table:table-cell office:value-type="float" office:value="296.33744" calcext:value-type="float">
            <text:p>296.33744</text:p>
          </table:table-cell>
          <table:table-cell office:value-type="float" office:value="-437.20257" calcext:value-type="float">
            <text:p>-437.202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38779" calcext:value-type="float">
            <text:p>-771.38779</text:p>
          </table:table-cell>
          <table:table-cell office:value-type="float" office:value="651.01099" calcext:value-type="float">
            <text:p>651.01099</text:p>
          </table:table-cell>
          <table:table-cell office:value-type="float" office:value="-120.3768" calcext:value-type="float">
            <text:p>-120.3768</text:p>
          </table:table-cell>
          <table:table-cell office:value-type="float" office:value="-187.94591" calcext:value-type="float">
            <text:p>-187.94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00" calcext:value-type="float">
            <text:p>67300</text:p>
          </table:table-cell>
          <table:table-cell office:value-type="float" office:value="279.77926" calcext:value-type="float">
            <text:p>279.77926</text:p>
          </table:table-cell>
          <table:table-cell office:value-type="float" office:value="30.931866" calcext:value-type="float">
            <text:p>30.9318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18772" calcext:value-type="float">
            <text:p>-765.18772</text:p>
          </table:table-cell>
          <table:table-cell office:value-type="float" office:value="614.63504" calcext:value-type="float">
            <text:p>614.63504</text:p>
          </table:table-cell>
          <table:table-cell office:value-type="float" office:value="-150.55268" calcext:value-type="float">
            <text:p>-150.55268</text:p>
          </table:table-cell>
          <table:table-cell office:value-type="float" office:value="153.41531" calcext:value-type="float">
            <text:p>153.41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00" calcext:value-type="float">
            <text:p>67400</text:p>
          </table:table-cell>
          <table:table-cell office:value-type="float" office:value="278.09235" calcext:value-type="float">
            <text:p>278.09235</text:p>
          </table:table-cell>
          <table:table-cell office:value-type="float" office:value="-195.4377" calcext:value-type="float">
            <text:p>-195.43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13433" calcext:value-type="float">
            <text:p>-791.13433</text:p>
          </table:table-cell>
          <table:table-cell office:value-type="float" office:value="610.92913" calcext:value-type="float">
            <text:p>610.92913</text:p>
          </table:table-cell>
          <table:table-cell office:value-type="float" office:value="-180.20521" calcext:value-type="float">
            <text:p>-180.20521</text:p>
          </table:table-cell>
          <table:table-cell office:value-type="float" office:value="-24.441762" calcext:value-type="float">
            <text:p>-24.4417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00" calcext:value-type="float">
            <text:p>67500</text:p>
          </table:table-cell>
          <table:table-cell office:value-type="float" office:value="296.10155" calcext:value-type="float">
            <text:p>296.10155</text:p>
          </table:table-cell>
          <table:table-cell office:value-type="float" office:value="217.9617" calcext:value-type="float">
            <text:p>217.96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3.52486" calcext:value-type="float">
            <text:p>-793.52486</text:p>
          </table:table-cell>
          <table:table-cell office:value-type="float" office:value="650.49276" calcext:value-type="float">
            <text:p>650.49276</text:p>
          </table:table-cell>
          <table:table-cell office:value-type="float" office:value="-143.0321" calcext:value-type="float">
            <text:p>-143.0321</text:p>
          </table:table-cell>
          <table:table-cell office:value-type="float" office:value="-24.962279" calcext:value-type="float">
            <text:p>-24.962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00" calcext:value-type="float">
            <text:p>67600</text:p>
          </table:table-cell>
          <table:table-cell office:value-type="float" office:value="300.87123" calcext:value-type="float">
            <text:p>300.87123</text:p>
          </table:table-cell>
          <table:table-cell office:value-type="float" office:value="-74.325757" calcext:value-type="float">
            <text:p>-74.3257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90448" calcext:value-type="float">
            <text:p>-764.90448</text:p>
          </table:table-cell>
          <table:table-cell office:value-type="float" office:value="660.97108" calcext:value-type="float">
            <text:p>660.97108</text:p>
          </table:table-cell>
          <table:table-cell office:value-type="float" office:value="-103.9334" calcext:value-type="float">
            <text:p>-103.9334</text:p>
          </table:table-cell>
          <table:table-cell office:value-type="float" office:value="-84.773654" calcext:value-type="float">
            <text:p>-84.773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00" calcext:value-type="float">
            <text:p>67700</text:p>
          </table:table-cell>
          <table:table-cell office:value-type="float" office:value="308.58829" calcext:value-type="float">
            <text:p>308.58829</text:p>
          </table:table-cell>
          <table:table-cell office:value-type="float" office:value="153.82367" calcext:value-type="float">
            <text:p>153.823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67045" calcext:value-type="float">
            <text:p>-767.67045</text:p>
          </table:table-cell>
          <table:table-cell office:value-type="float" office:value="677.92435" calcext:value-type="float">
            <text:p>677.92435</text:p>
          </table:table-cell>
          <table:table-cell office:value-type="float" office:value="-89.746099" calcext:value-type="float">
            <text:p>-89.746099</text:p>
          </table:table-cell>
          <table:table-cell office:value-type="float" office:value="24.082952" calcext:value-type="float">
            <text:p>24.082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00" calcext:value-type="float">
            <text:p>67800</text:p>
          </table:table-cell>
          <table:table-cell office:value-type="float" office:value="304.16292" calcext:value-type="float">
            <text:p>304.16292</text:p>
          </table:table-cell>
          <table:table-cell office:value-type="float" office:value="184.87104" calcext:value-type="float">
            <text:p>184.871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3574" calcext:value-type="float">
            <text:p>-754.3574</text:p>
          </table:table-cell>
          <table:table-cell office:value-type="float" office:value="668.20243" calcext:value-type="float">
            <text:p>668.20243</text:p>
          </table:table-cell>
          <table:table-cell office:value-type="float" office:value="-86.154971" calcext:value-type="float">
            <text:p>-86.154971</text:p>
          </table:table-cell>
          <table:table-cell office:value-type="float" office:value="41.351736" calcext:value-type="float">
            <text:p>41.3517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00" calcext:value-type="float">
            <text:p>67900</text:p>
          </table:table-cell>
          <table:table-cell office:value-type="float" office:value="303.4835" calcext:value-type="float">
            <text:p>303.4835</text:p>
          </table:table-cell>
          <table:table-cell office:value-type="float" office:value="505.07423" calcext:value-type="float">
            <text:p>505.074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69262" calcext:value-type="float">
            <text:p>-768.69262</text:p>
          </table:table-cell>
          <table:table-cell office:value-type="float" office:value="666.70984" calcext:value-type="float">
            <text:p>666.70984</text:p>
          </table:table-cell>
          <table:table-cell office:value-type="float" office:value="-101.98278" calcext:value-type="float">
            <text:p>-101.98278</text:p>
          </table:table-cell>
          <table:table-cell office:value-type="float" office:value="172.47045" calcext:value-type="float">
            <text:p>172.47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00" calcext:value-type="float">
            <text:p>68000</text:p>
          </table:table-cell>
          <table:table-cell office:value-type="float" office:value="287.6946" calcext:value-type="float">
            <text:p>287.6946</text:p>
          </table:table-cell>
          <table:table-cell office:value-type="float" office:value="169.35933" calcext:value-type="float">
            <text:p>169.359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53192" calcext:value-type="float">
            <text:p>-773.53192</text:p>
          </table:table-cell>
          <table:table-cell office:value-type="float" office:value="632.02389" calcext:value-type="float">
            <text:p>632.02389</text:p>
          </table:table-cell>
          <table:table-cell office:value-type="float" office:value="-141.50803" calcext:value-type="float">
            <text:p>-141.50803</text:p>
          </table:table-cell>
          <table:table-cell office:value-type="float" office:value="17.122611" calcext:value-type="float">
            <text:p>17.122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00" calcext:value-type="float">
            <text:p>68100</text:p>
          </table:table-cell>
          <table:table-cell office:value-type="float" office:value="281.2112" calcext:value-type="float">
            <text:p>281.2112</text:p>
          </table:table-cell>
          <table:table-cell office:value-type="float" office:value="-184.6145" calcext:value-type="float">
            <text:p>-184.61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97613" calcext:value-type="float">
            <text:p>-770.97613</text:p>
          </table:table-cell>
          <table:table-cell office:value-type="float" office:value="617.7808" calcext:value-type="float">
            <text:p>617.7808</text:p>
          </table:table-cell>
          <table:table-cell office:value-type="float" office:value="-153.19533" calcext:value-type="float">
            <text:p>-153.19533</text:p>
          </table:table-cell>
          <table:table-cell office:value-type="float" office:value="-152.82439" calcext:value-type="float">
            <text:p>-152.82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00" calcext:value-type="float">
            <text:p>68200</text:p>
          </table:table-cell>
          <table:table-cell office:value-type="float" office:value="294.30798" calcext:value-type="float">
            <text:p>294.30798</text:p>
          </table:table-cell>
          <table:table-cell office:value-type="float" office:value="187.28367" calcext:value-type="float">
            <text:p>187.283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94232" calcext:value-type="float">
            <text:p>-762.94232</text:p>
          </table:table-cell>
          <table:table-cell office:value-type="float" office:value="646.55256" calcext:value-type="float">
            <text:p>646.55256</text:p>
          </table:table-cell>
          <table:table-cell office:value-type="float" office:value="-116.38976" calcext:value-type="float">
            <text:p>-116.38976</text:p>
          </table:table-cell>
          <table:table-cell office:value-type="float" office:value="80.981943" calcext:value-type="float">
            <text:p>80.981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00" calcext:value-type="float">
            <text:p>68300</text:p>
          </table:table-cell>
          <table:table-cell office:value-type="float" office:value="314.64954" calcext:value-type="float">
            <text:p>314.64954</text:p>
          </table:table-cell>
          <table:table-cell office:value-type="float" office:value="237.00831" calcext:value-type="float">
            <text:p>237.008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70724" calcext:value-type="float">
            <text:p>-775.70724</text:p>
          </table:table-cell>
          <table:table-cell office:value-type="float" office:value="691.24004" calcext:value-type="float">
            <text:p>691.24004</text:p>
          </table:table-cell>
          <table:table-cell office:value-type="float" office:value="-84.467195" calcext:value-type="float">
            <text:p>-84.467195</text:p>
          </table:table-cell>
          <table:table-cell office:value-type="float" office:value="138.11631" calcext:value-type="float">
            <text:p>138.116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00" calcext:value-type="float">
            <text:p>68400</text:p>
          </table:table-cell>
          <table:table-cell office:value-type="float" office:value="298.50057" calcext:value-type="float">
            <text:p>298.50057</text:p>
          </table:table-cell>
          <table:table-cell office:value-type="float" office:value="-305.3358" calcext:value-type="float">
            <text:p>-305.33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42552" calcext:value-type="float">
            <text:p>-751.42552</text:p>
          </table:table-cell>
          <table:table-cell office:value-type="float" office:value="655.76308" calcext:value-type="float">
            <text:p>655.76308</text:p>
          </table:table-cell>
          <table:table-cell office:value-type="float" office:value="-95.662444" calcext:value-type="float">
            <text:p>-95.662444</text:p>
          </table:table-cell>
          <table:table-cell office:value-type="float" office:value="-19.118407" calcext:value-type="float">
            <text:p>-19.118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00" calcext:value-type="float">
            <text:p>68500</text:p>
          </table:table-cell>
          <table:table-cell office:value-type="float" office:value="295.91472" calcext:value-type="float">
            <text:p>295.91472</text:p>
          </table:table-cell>
          <table:table-cell office:value-type="float" office:value="-456.7381" calcext:value-type="float">
            <text:p>-456.73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16756" calcext:value-type="float">
            <text:p>-771.16756</text:p>
          </table:table-cell>
          <table:table-cell office:value-type="float" office:value="650.08232" calcext:value-type="float">
            <text:p>650.08232</text:p>
          </table:table-cell>
          <table:table-cell office:value-type="float" office:value="-121.08523" calcext:value-type="float">
            <text:p>-121.08523</text:p>
          </table:table-cell>
          <table:table-cell office:value-type="float" office:value="-181.25126" calcext:value-type="float">
            <text:p>-181.25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00" calcext:value-type="float">
            <text:p>68600</text:p>
          </table:table-cell>
          <table:table-cell office:value-type="float" office:value="294.7331" calcext:value-type="float">
            <text:p>294.7331</text:p>
          </table:table-cell>
          <table:table-cell office:value-type="float" office:value="-86.675249" calcext:value-type="float">
            <text:p>-86.6752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1685" calcext:value-type="float">
            <text:p>-777.1685</text:p>
          </table:table-cell>
          <table:table-cell office:value-type="float" office:value="647.48648" calcext:value-type="float">
            <text:p>647.48648</text:p>
          </table:table-cell>
          <table:table-cell office:value-type="float" office:value="-129.68202" calcext:value-type="float">
            <text:p>-129.68202</text:p>
          </table:table-cell>
          <table:table-cell office:value-type="float" office:value="-53.171712" calcext:value-type="float">
            <text:p>-53.171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00" calcext:value-type="float">
            <text:p>68700</text:p>
          </table:table-cell>
          <table:table-cell office:value-type="float" office:value="290.05591" calcext:value-type="float">
            <text:p>290.05591</text:p>
          </table:table-cell>
          <table:table-cell office:value-type="float" office:value="-151.6443" calcext:value-type="float">
            <text:p>-151.64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11783" calcext:value-type="float">
            <text:p>-734.11783</text:p>
          </table:table-cell>
          <table:table-cell office:value-type="float" office:value="637.21136" calcext:value-type="float">
            <text:p>637.21136</text:p>
          </table:table-cell>
          <table:table-cell office:value-type="float" office:value="-96.906464" calcext:value-type="float">
            <text:p>-96.906464</text:p>
          </table:table-cell>
          <table:table-cell office:value-type="float" office:value="-36.246818" calcext:value-type="float">
            <text:p>-36.246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00" calcext:value-type="float">
            <text:p>68800</text:p>
          </table:table-cell>
          <table:table-cell office:value-type="float" office:value="312.96514" calcext:value-type="float">
            <text:p>312.96514</text:p>
          </table:table-cell>
          <table:table-cell office:value-type="float" office:value="-146.75259" calcext:value-type="float">
            <text:p>-146.752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55648" calcext:value-type="float">
            <text:p>-744.55648</text:p>
          </table:table-cell>
          <table:table-cell office:value-type="float" office:value="687.53966" calcext:value-type="float">
            <text:p>687.53966</text:p>
          </table:table-cell>
          <table:table-cell office:value-type="float" office:value="-57.01682" calcext:value-type="float">
            <text:p>-57.01682</text:p>
          </table:table-cell>
          <table:table-cell office:value-type="float" office:value="31.542442" calcext:value-type="float">
            <text:p>31.5424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00" calcext:value-type="float">
            <text:p>68900</text:p>
          </table:table-cell>
          <table:table-cell office:value-type="float" office:value="298.82225" calcext:value-type="float">
            <text:p>298.82225</text:p>
          </table:table-cell>
          <table:table-cell office:value-type="float" office:value="95.566223" calcext:value-type="float">
            <text:p>95.5662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07944" calcext:value-type="float">
            <text:p>-740.07944</text:p>
          </table:table-cell>
          <table:table-cell office:value-type="float" office:value="656.46974" calcext:value-type="float">
            <text:p>656.46974</text:p>
          </table:table-cell>
          <table:table-cell office:value-type="float" office:value="-83.6097" calcext:value-type="float">
            <text:p>-83.6097</text:p>
          </table:table-cell>
          <table:table-cell office:value-type="float" office:value="111.98319" calcext:value-type="float">
            <text:p>111.9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00" calcext:value-type="float">
            <text:p>69000</text:p>
          </table:table-cell>
          <table:table-cell office:value-type="float" office:value="299.46304" calcext:value-type="float">
            <text:p>299.46304</text:p>
          </table:table-cell>
          <table:table-cell office:value-type="float" office:value="-423.09437" calcext:value-type="float">
            <text:p>-423.094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25905" calcext:value-type="float">
            <text:p>-769.25905</text:p>
          </table:table-cell>
          <table:table-cell office:value-type="float" office:value="657.87748" calcext:value-type="float">
            <text:p>657.87748</text:p>
          </table:table-cell>
          <table:table-cell office:value-type="float" office:value="-111.38157" calcext:value-type="float">
            <text:p>-111.38157</text:p>
          </table:table-cell>
          <table:table-cell office:value-type="float" office:value="-147.43068" calcext:value-type="float">
            <text:p>-147.43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00" calcext:value-type="float">
            <text:p>69100</text:p>
          </table:table-cell>
          <table:table-cell office:value-type="float" office:value="294.65265" calcext:value-type="float">
            <text:p>294.65265</text:p>
          </table:table-cell>
          <table:table-cell office:value-type="float" office:value="398.4208" calcext:value-type="float">
            <text:p>398.42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60041" calcext:value-type="float">
            <text:p>-760.60041</text:p>
          </table:table-cell>
          <table:table-cell office:value-type="float" office:value="647.30974" calcext:value-type="float">
            <text:p>647.30974</text:p>
          </table:table-cell>
          <table:table-cell office:value-type="float" office:value="-113.29067" calcext:value-type="float">
            <text:p>-113.29067</text:p>
          </table:table-cell>
          <table:table-cell office:value-type="float" office:value="300.89081" calcext:value-type="float">
            <text:p>300.89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00" calcext:value-type="float">
            <text:p>69200</text:p>
          </table:table-cell>
          <table:table-cell office:value-type="float" office:value="301.73733" calcext:value-type="float">
            <text:p>301.73733</text:p>
          </table:table-cell>
          <table:table-cell office:value-type="float" office:value="-125.92639" calcext:value-type="float">
            <text:p>-125.926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77351" calcext:value-type="float">
            <text:p>-757.77351</text:p>
          </table:table-cell>
          <table:table-cell office:value-type="float" office:value="662.87377" calcext:value-type="float">
            <text:p>662.87377</text:p>
          </table:table-cell>
          <table:table-cell office:value-type="float" office:value="-94.89974" calcext:value-type="float">
            <text:p>-94.89974</text:p>
          </table:table-cell>
          <table:table-cell office:value-type="float" office:value="-105.89132" calcext:value-type="float">
            <text:p>-105.89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00" calcext:value-type="float">
            <text:p>69300</text:p>
          </table:table-cell>
          <table:table-cell office:value-type="float" office:value="299.91776" calcext:value-type="float">
            <text:p>299.91776</text:p>
          </table:table-cell>
          <table:table-cell office:value-type="float" office:value="-162.63238" calcext:value-type="float">
            <text:p>-162.632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28.43873" calcext:value-type="float">
            <text:p>-728.43873</text:p>
          </table:table-cell>
          <table:table-cell office:value-type="float" office:value="658.87643" calcext:value-type="float">
            <text:p>658.87643</text:p>
          </table:table-cell>
          <table:table-cell office:value-type="float" office:value="-69.562302" calcext:value-type="float">
            <text:p>-69.562302</text:p>
          </table:table-cell>
          <table:table-cell office:value-type="float" office:value="81.917211" calcext:value-type="float">
            <text:p>81.91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00" calcext:value-type="float">
            <text:p>69400</text:p>
          </table:table-cell>
          <table:table-cell office:value-type="float" office:value="323.05382" calcext:value-type="float">
            <text:p>323.05382</text:p>
          </table:table-cell>
          <table:table-cell office:value-type="float" office:value="-283.5417" calcext:value-type="float">
            <text:p>-283.54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3822" calcext:value-type="float">
            <text:p>-729.3822</text:p>
          </table:table-cell>
          <table:table-cell office:value-type="float" office:value="709.70304" calcext:value-type="float">
            <text:p>709.70304</text:p>
          </table:table-cell>
          <table:table-cell office:value-type="float" office:value="-19.679153" calcext:value-type="float">
            <text:p>-19.679153</text:p>
          </table:table-cell>
          <table:table-cell office:value-type="float" office:value="-103.5986" calcext:value-type="float">
            <text:p>-103.5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00" calcext:value-type="float">
            <text:p>69500</text:p>
          </table:table-cell>
          <table:table-cell office:value-type="float" office:value="312.36769" calcext:value-type="float">
            <text:p>312.36769</text:p>
          </table:table-cell>
          <table:table-cell office:value-type="float" office:value="-191.60553" calcext:value-type="float">
            <text:p>-191.605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3.09348" calcext:value-type="float">
            <text:p>-733.09348</text:p>
          </table:table-cell>
          <table:table-cell office:value-type="float" office:value="686.22716" calcext:value-type="float">
            <text:p>686.22716</text:p>
          </table:table-cell>
          <table:table-cell office:value-type="float" office:value="-46.866325" calcext:value-type="float">
            <text:p>-46.866325</text:p>
          </table:table-cell>
          <table:table-cell office:value-type="float" office:value="-51.173767" calcext:value-type="float">
            <text:p>-51.1737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00" calcext:value-type="float">
            <text:p>69600</text:p>
          </table:table-cell>
          <table:table-cell office:value-type="float" office:value="306.13152" calcext:value-type="float">
            <text:p>306.13152</text:p>
          </table:table-cell>
          <table:table-cell office:value-type="float" office:value="-175.51171" calcext:value-type="float">
            <text:p>-175.511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87876" calcext:value-type="float">
            <text:p>-758.87876</text:p>
          </table:table-cell>
          <table:table-cell office:value-type="float" office:value="672.52717" calcext:value-type="float">
            <text:p>672.52717</text:p>
          </table:table-cell>
          <table:table-cell office:value-type="float" office:value="-86.351584" calcext:value-type="float">
            <text:p>-86.351584</text:p>
          </table:table-cell>
          <table:table-cell office:value-type="float" office:value="-151.16224" calcext:value-type="float">
            <text:p>-151.16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00" calcext:value-type="float">
            <text:p>69700</text:p>
          </table:table-cell>
          <table:table-cell office:value-type="float" office:value="292.91127" calcext:value-type="float">
            <text:p>292.91127</text:p>
          </table:table-cell>
          <table:table-cell office:value-type="float" office:value="52.984535" calcext:value-type="float">
            <text:p>52.9845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85097" calcext:value-type="float">
            <text:p>-739.85097</text:p>
          </table:table-cell>
          <table:table-cell office:value-type="float" office:value="643.48418" calcext:value-type="float">
            <text:p>643.48418</text:p>
          </table:table-cell>
          <table:table-cell office:value-type="float" office:value="-96.366788" calcext:value-type="float">
            <text:p>-96.366788</text:p>
          </table:table-cell>
          <table:table-cell office:value-type="float" office:value="-20.289022" calcext:value-type="float">
            <text:p>-20.289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00" calcext:value-type="float">
            <text:p>69800</text:p>
          </table:table-cell>
          <table:table-cell office:value-type="float" office:value="292.28305" calcext:value-type="float">
            <text:p>292.28305</text:p>
          </table:table-cell>
          <table:table-cell office:value-type="float" office:value="127.69759" calcext:value-type="float">
            <text:p>127.697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87762" calcext:value-type="float">
            <text:p>-732.87762</text:p>
          </table:table-cell>
          <table:table-cell office:value-type="float" office:value="642.10406" calcext:value-type="float">
            <text:p>642.10406</text:p>
          </table:table-cell>
          <table:table-cell office:value-type="float" office:value="-90.773553" calcext:value-type="float">
            <text:p>-90.773553</text:p>
          </table:table-cell>
          <table:table-cell office:value-type="float" office:value="150.33286" calcext:value-type="float">
            <text:p>150.33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00" calcext:value-type="float">
            <text:p>69900</text:p>
          </table:table-cell>
          <table:table-cell office:value-type="float" office:value="294.53211" calcext:value-type="float">
            <text:p>294.53211</text:p>
          </table:table-cell>
          <table:table-cell office:value-type="float" office:value="117.90258" calcext:value-type="float">
            <text:p>117.902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16.81491" calcext:value-type="float">
            <text:p>-716.81491</text:p>
          </table:table-cell>
          <table:table-cell office:value-type="float" office:value="647.04494" calcext:value-type="float">
            <text:p>647.04494</text:p>
          </table:table-cell>
          <table:table-cell office:value-type="float" office:value="-69.769968" calcext:value-type="float">
            <text:p>-69.769968</text:p>
          </table:table-cell>
          <table:table-cell office:value-type="float" office:value="34.977491" calcext:value-type="float">
            <text:p>34.977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310.3967" calcext:value-type="float">
            <text:p>310.3967</text:p>
          </table:table-cell>
          <table:table-cell office:value-type="float" office:value="-129.02826" calcext:value-type="float">
            <text:p>-129.028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12.68573" calcext:value-type="float">
            <text:p>-712.68573</text:p>
          </table:table-cell>
          <table:table-cell office:value-type="float" office:value="681.89717" calcext:value-type="float">
            <text:p>681.89717</text:p>
          </table:table-cell>
          <table:table-cell office:value-type="float" office:value="-30.78856" calcext:value-type="float">
            <text:p>-30.78856</text:p>
          </table:table-cell>
          <table:table-cell office:value-type="float" office:value="-89.225526" calcext:value-type="float">
            <text:p>-89.225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00" calcext:value-type="float">
            <text:p>70100</text:p>
          </table:table-cell>
          <table:table-cell office:value-type="float" office:value="313.11382" calcext:value-type="float">
            <text:p>313.11382</text:p>
          </table:table-cell>
          <table:table-cell office:value-type="float" office:value="-436.72666" calcext:value-type="float">
            <text:p>-436.726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59956" calcext:value-type="float">
            <text:p>-726.59956</text:p>
          </table:table-cell>
          <table:table-cell office:value-type="float" office:value="687.8663" calcext:value-type="float">
            <text:p>687.8663</text:p>
          </table:table-cell>
          <table:table-cell office:value-type="float" office:value="-38.73326" calcext:value-type="float">
            <text:p>-38.73326</text:p>
          </table:table-cell>
          <table:table-cell office:value-type="float" office:value="-152.7681" calcext:value-type="float">
            <text:p>-152.7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00" calcext:value-type="float">
            <text:p>70200</text:p>
          </table:table-cell>
          <table:table-cell office:value-type="float" office:value="289.46237" calcext:value-type="float">
            <text:p>289.46237</text:p>
          </table:table-cell>
          <table:table-cell office:value-type="float" office:value="-285.2435" calcext:value-type="float">
            <text:p>-285.24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04872" calcext:value-type="float">
            <text:p>-729.04872</text:p>
          </table:table-cell>
          <table:table-cell office:value-type="float" office:value="635.90743" calcext:value-type="float">
            <text:p>635.90743</text:p>
          </table:table-cell>
          <table:table-cell office:value-type="float" office:value="-93.141295" calcext:value-type="float">
            <text:p>-93.141295</text:p>
          </table:table-cell>
          <table:table-cell office:value-type="float" office:value="60.165224" calcext:value-type="float">
            <text:p>60.165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00" calcext:value-type="float">
            <text:p>70300</text:p>
          </table:table-cell>
          <table:table-cell office:value-type="float" office:value="291.55737" calcext:value-type="float">
            <text:p>291.55737</text:p>
          </table:table-cell>
          <table:table-cell office:value-type="float" office:value="-251.44448" calcext:value-type="float">
            <text:p>-251.444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58604" calcext:value-type="float">
            <text:p>-734.58604</text:p>
          </table:table-cell>
          <table:table-cell office:value-type="float" office:value="640.50985" calcext:value-type="float">
            <text:p>640.50985</text:p>
          </table:table-cell>
          <table:table-cell office:value-type="float" office:value="-94.076194" calcext:value-type="float">
            <text:p>-94.076194</text:p>
          </table:table-cell>
          <table:table-cell office:value-type="float" office:value="-94.007227" calcext:value-type="float">
            <text:p>-94.0072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00" calcext:value-type="float">
            <text:p>70400</text:p>
          </table:table-cell>
          <table:table-cell office:value-type="float" office:value="307.18576" calcext:value-type="float">
            <text:p>307.18576</text:p>
          </table:table-cell>
          <table:table-cell office:value-type="float" office:value="257.6727" calcext:value-type="float">
            <text:p>257.67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93662" calcext:value-type="float">
            <text:p>-749.93662</text:p>
          </table:table-cell>
          <table:table-cell office:value-type="float" office:value="674.8432" calcext:value-type="float">
            <text:p>674.8432</text:p>
          </table:table-cell>
          <table:table-cell office:value-type="float" office:value="-75.09342" calcext:value-type="float">
            <text:p>-75.09342</text:p>
          </table:table-cell>
          <table:table-cell office:value-type="float" office:value="90.639379" calcext:value-type="float">
            <text:p>90.6393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00" calcext:value-type="float">
            <text:p>70500</text:p>
          </table:table-cell>
          <table:table-cell office:value-type="float" office:value="314.28992" calcext:value-type="float">
            <text:p>314.28992</text:p>
          </table:table-cell>
          <table:table-cell office:value-type="float" office:value="-266.85765" calcext:value-type="float">
            <text:p>-266.857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91549" calcext:value-type="float">
            <text:p>-737.91549</text:p>
          </table:table-cell>
          <table:table-cell office:value-type="float" office:value="690.45002" calcext:value-type="float">
            <text:p>690.45002</text:p>
          </table:table-cell>
          <table:table-cell office:value-type="float" office:value="-47.46547" calcext:value-type="float">
            <text:p>-47.46547</text:p>
          </table:table-cell>
          <table:table-cell office:value-type="float" office:value="-44.720097" calcext:value-type="float">
            <text:p>-44.7200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00" calcext:value-type="float">
            <text:p>70600</text:p>
          </table:table-cell>
          <table:table-cell office:value-type="float" office:value="305.01956" calcext:value-type="float">
            <text:p>305.01956</text:p>
          </table:table-cell>
          <table:table-cell office:value-type="float" office:value="-26.794017" calcext:value-type="float">
            <text:p>-26.7940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27522" calcext:value-type="float">
            <text:p>-720.27522</text:p>
          </table:table-cell>
          <table:table-cell office:value-type="float" office:value="670.08436" calcext:value-type="float">
            <text:p>670.08436</text:p>
          </table:table-cell>
          <table:table-cell office:value-type="float" office:value="-50.190861" calcext:value-type="float">
            <text:p>-50.190861</text:p>
          </table:table-cell>
          <table:table-cell office:value-type="float" office:value="133.76629" calcext:value-type="float">
            <text:p>133.76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00" calcext:value-type="float">
            <text:p>70700</text:p>
          </table:table-cell>
          <table:table-cell office:value-type="float" office:value="286.74628" calcext:value-type="float">
            <text:p>286.74628</text:p>
          </table:table-cell>
          <table:table-cell office:value-type="float" office:value="133.87613" calcext:value-type="float">
            <text:p>133.876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6.69747" calcext:value-type="float">
            <text:p>-736.69747</text:p>
          </table:table-cell>
          <table:table-cell office:value-type="float" office:value="629.94058" calcext:value-type="float">
            <text:p>629.94058</text:p>
          </table:table-cell>
          <table:table-cell office:value-type="float" office:value="-106.75688" calcext:value-type="float">
            <text:p>-106.75688</text:p>
          </table:table-cell>
          <table:table-cell office:value-type="float" office:value="3.2405213" calcext:value-type="float">
            <text:p>3.2405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00" calcext:value-type="float">
            <text:p>70800</text:p>
          </table:table-cell>
          <table:table-cell office:value-type="float" office:value="287.41255" calcext:value-type="float">
            <text:p>287.41255</text:p>
          </table:table-cell>
          <table:table-cell office:value-type="float" office:value="210.48475" calcext:value-type="float">
            <text:p>210.484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6056" calcext:value-type="float">
            <text:p>-749.6056</text:p>
          </table:table-cell>
          <table:table-cell office:value-type="float" office:value="631.40428" calcext:value-type="float">
            <text:p>631.40428</text:p>
          </table:table-cell>
          <table:table-cell office:value-type="float" office:value="-118.20132" calcext:value-type="float">
            <text:p>-118.20132</text:p>
          </table:table-cell>
          <table:table-cell office:value-type="float" office:value="-24.019466" calcext:value-type="float">
            <text:p>-24.0194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00" calcext:value-type="float">
            <text:p>70900</text:p>
          </table:table-cell>
          <table:table-cell office:value-type="float" office:value="300.65982" calcext:value-type="float">
            <text:p>300.65982</text:p>
          </table:table-cell>
          <table:table-cell office:value-type="float" office:value="-456.1767" calcext:value-type="float">
            <text:p>-456.17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77325" calcext:value-type="float">
            <text:p>-748.77325</text:p>
          </table:table-cell>
          <table:table-cell office:value-type="float" office:value="660.50663" calcext:value-type="float">
            <text:p>660.50663</text:p>
          </table:table-cell>
          <table:table-cell office:value-type="float" office:value="-88.266611" calcext:value-type="float">
            <text:p>-88.266611</text:p>
          </table:table-cell>
          <table:table-cell office:value-type="float" office:value="-244.82975" calcext:value-type="float">
            <text:p>-244.82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00" calcext:value-type="float">
            <text:p>71000</text:p>
          </table:table-cell>
          <table:table-cell office:value-type="float" office:value="302.92982" calcext:value-type="float">
            <text:p>302.92982</text:p>
          </table:table-cell>
          <table:table-cell office:value-type="float" office:value="-268.24746" calcext:value-type="float">
            <text:p>-268.247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81609" calcext:value-type="float">
            <text:p>-732.81609</text:p>
          </table:table-cell>
          <table:table-cell office:value-type="float" office:value="665.4935" calcext:value-type="float">
            <text:p>665.4935</text:p>
          </table:table-cell>
          <table:table-cell office:value-type="float" office:value="-67.322592" calcext:value-type="float">
            <text:p>-67.322592</text:p>
          </table:table-cell>
          <table:table-cell office:value-type="float" office:value="-116.71539" calcext:value-type="float">
            <text:p>-116.715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00" calcext:value-type="float">
            <text:p>71100</text:p>
          </table:table-cell>
          <table:table-cell office:value-type="float" office:value="304.5157" calcext:value-type="float">
            <text:p>304.5157</text:p>
          </table:table-cell>
          <table:table-cell office:value-type="float" office:value="551.58504" calcext:value-type="float">
            <text:p>551.585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34176" calcext:value-type="float">
            <text:p>-737.34176</text:p>
          </table:table-cell>
          <table:table-cell office:value-type="float" office:value="668.97746" calcext:value-type="float">
            <text:p>668.97746</text:p>
          </table:table-cell>
          <table:table-cell office:value-type="float" office:value="-68.364305" calcext:value-type="float">
            <text:p>-68.364305</text:p>
          </table:table-cell>
          <table:table-cell office:value-type="float" office:value="228.52536" calcext:value-type="float">
            <text:p>228.52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00" calcext:value-type="float">
            <text:p>71200</text:p>
          </table:table-cell>
          <table:table-cell office:value-type="float" office:value="291.29046" calcext:value-type="float">
            <text:p>291.29046</text:p>
          </table:table-cell>
          <table:table-cell office:value-type="float" office:value="429.15529" calcext:value-type="float">
            <text:p>429.155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49213" calcext:value-type="float">
            <text:p>-764.49213</text:p>
          </table:table-cell>
          <table:table-cell office:value-type="float" office:value="639.92348" calcext:value-type="float">
            <text:p>639.92348</text:p>
          </table:table-cell>
          <table:table-cell office:value-type="float" office:value="-124.56865" calcext:value-type="float">
            <text:p>-124.56865</text:p>
          </table:table-cell>
          <table:table-cell office:value-type="float" office:value="124.19458" calcext:value-type="float">
            <text:p>124.194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00" calcext:value-type="float">
            <text:p>71300</text:p>
          </table:table-cell>
          <table:table-cell office:value-type="float" office:value="274.54014" calcext:value-type="float">
            <text:p>274.54014</text:p>
          </table:table-cell>
          <table:table-cell office:value-type="float" office:value="81.339372" calcext:value-type="float">
            <text:p>81.3393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8418" calcext:value-type="float">
            <text:p>-752.8418</text:p>
          </table:table-cell>
          <table:table-cell office:value-type="float" office:value="603.12542" calcext:value-type="float">
            <text:p>603.12542</text:p>
          </table:table-cell>
          <table:table-cell office:value-type="float" office:value="-149.71638" calcext:value-type="float">
            <text:p>-149.71638</text:p>
          </table:table-cell>
          <table:table-cell office:value-type="float" office:value="105.39262" calcext:value-type="float">
            <text:p>105.39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00" calcext:value-type="float">
            <text:p>71400</text:p>
          </table:table-cell>
          <table:table-cell office:value-type="float" office:value="288.59617" calcext:value-type="float">
            <text:p>288.59617</text:p>
          </table:table-cell>
          <table:table-cell office:value-type="float" office:value="-186.12746" calcext:value-type="float">
            <text:p>-186.127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49556" calcext:value-type="float">
            <text:p>-755.49556</text:p>
          </table:table-cell>
          <table:table-cell office:value-type="float" office:value="634.00452" calcext:value-type="float">
            <text:p>634.00452</text:p>
          </table:table-cell>
          <table:table-cell office:value-type="float" office:value="-121.49104" calcext:value-type="float">
            <text:p>-121.49104</text:p>
          </table:table-cell>
          <table:table-cell office:value-type="float" office:value="-153.97369" calcext:value-type="float">
            <text:p>-153.97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00" calcext:value-type="float">
            <text:p>71500</text:p>
          </table:table-cell>
          <table:table-cell office:value-type="float" office:value="313.13495" calcext:value-type="float">
            <text:p>313.13495</text:p>
          </table:table-cell>
          <table:table-cell office:value-type="float" office:value="111.07399" calcext:value-type="float">
            <text:p>111.073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20055" calcext:value-type="float">
            <text:p>-781.20055</text:p>
          </table:table-cell>
          <table:table-cell office:value-type="float" office:value="687.91271" calcext:value-type="float">
            <text:p>687.91271</text:p>
          </table:table-cell>
          <table:table-cell office:value-type="float" office:value="-93.287841" calcext:value-type="float">
            <text:p>-93.287841</text:p>
          </table:table-cell>
          <table:table-cell office:value-type="float" office:value="-29.899632" calcext:value-type="float">
            <text:p>-29.899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00" calcext:value-type="float">
            <text:p>71600</text:p>
          </table:table-cell>
          <table:table-cell office:value-type="float" office:value="311.74738" calcext:value-type="float">
            <text:p>311.74738</text:p>
          </table:table-cell>
          <table:table-cell office:value-type="float" office:value="30.887452" calcext:value-type="float">
            <text:p>30.8874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3624" calcext:value-type="float">
            <text:p>-765.3624</text:p>
          </table:table-cell>
          <table:table-cell office:value-type="float" office:value="684.86442" calcext:value-type="float">
            <text:p>684.86442</text:p>
          </table:table-cell>
          <table:table-cell office:value-type="float" office:value="-80.49798" calcext:value-type="float">
            <text:p>-80.49798</text:p>
          </table:table-cell>
          <table:table-cell office:value-type="float" office:value="58.887602" calcext:value-type="float">
            <text:p>58.887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00" calcext:value-type="float">
            <text:p>71700</text:p>
          </table:table-cell>
          <table:table-cell office:value-type="float" office:value="299.93625" calcext:value-type="float">
            <text:p>299.93625</text:p>
          </table:table-cell>
          <table:table-cell office:value-type="float" office:value="-417.83197" calcext:value-type="float">
            <text:p>-417.831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09112" calcext:value-type="float">
            <text:p>-773.09112</text:p>
          </table:table-cell>
          <table:table-cell office:value-type="float" office:value="658.91705" calcext:value-type="float">
            <text:p>658.91705</text:p>
          </table:table-cell>
          <table:table-cell office:value-type="float" office:value="-114.17407" calcext:value-type="float">
            <text:p>-114.17407</text:p>
          </table:table-cell>
          <table:table-cell office:value-type="float" office:value="-77.836388" calcext:value-type="float">
            <text:p>-77.836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00" calcext:value-type="float">
            <text:p>71800</text:p>
          </table:table-cell>
          <table:table-cell office:value-type="float" office:value="295.81137" calcext:value-type="float">
            <text:p>295.81137</text:p>
          </table:table-cell>
          <table:table-cell office:value-type="float" office:value="-586.24811" calcext:value-type="float">
            <text:p>-586.24811</text:p>
          </table:table-cell>
          <table:table-cell office:value-type="float" office:value="81000" calcext:value-type="float">
            <text:p>81000</text:p>
          </table:table-cell>
          <table:table-cell office:value-type="float" office:value="-800.36211" calcext:value-type="float">
            <text:p>-800.36211</text:p>
          </table:table-cell>
          <table:table-cell office:value-type="float" office:value="649.85527" calcext:value-type="float">
            <text:p>649.85527</text:p>
          </table:table-cell>
          <table:table-cell office:value-type="float" office:value="-150.50684" calcext:value-type="float">
            <text:p>-150.50684</text:p>
          </table:table-cell>
          <table:table-cell office:value-type="float" office:value="-163.4144" calcext:value-type="float">
            <text:p>-163.4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00" calcext:value-type="float">
            <text:p>71900</text:p>
          </table:table-cell>
          <table:table-cell office:value-type="float" office:value="290.8831" calcext:value-type="float">
            <text:p>290.8831</text:p>
          </table:table-cell>
          <table:table-cell office:value-type="float" office:value="-199.87729" calcext:value-type="float">
            <text:p>-199.877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28617" calcext:value-type="float">
            <text:p>-782.28617</text:p>
          </table:table-cell>
          <table:table-cell office:value-type="float" office:value="639.02858" calcext:value-type="float">
            <text:p>639.02858</text:p>
          </table:table-cell>
          <table:table-cell office:value-type="float" office:value="-143.25759" calcext:value-type="float">
            <text:p>-143.25759</text:p>
          </table:table-cell>
          <table:table-cell office:value-type="float" office:value="11.519506" calcext:value-type="float">
            <text:p>11.51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00" calcext:value-type="float">
            <text:p>72000</text:p>
          </table:table-cell>
          <table:table-cell office:value-type="float" office:value="294.33322" calcext:value-type="float">
            <text:p>294.33322</text:p>
          </table:table-cell>
          <table:table-cell office:value-type="float" office:value="-10.973547" calcext:value-type="float">
            <text:p>-10.9735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08508" calcext:value-type="float">
            <text:p>-760.08508</text:p>
          </table:table-cell>
          <table:table-cell office:value-type="float" office:value="646.608" calcext:value-type="float">
            <text:p>646.608</text:p>
          </table:table-cell>
          <table:table-cell office:value-type="float" office:value="-113.47708" calcext:value-type="float">
            <text:p>-113.47708</text:p>
          </table:table-cell>
          <table:table-cell office:value-type="float" office:value="25.944234" calcext:value-type="float">
            <text:p>25.9442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00" calcext:value-type="float">
            <text:p>72100</text:p>
          </table:table-cell>
          <table:table-cell office:value-type="float" office:value="294.84151" calcext:value-type="float">
            <text:p>294.84151</text:p>
          </table:table-cell>
          <table:table-cell office:value-type="float" office:value="-161.07592" calcext:value-type="float">
            <text:p>-161.075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52981" calcext:value-type="float">
            <text:p>-741.52981</text:p>
          </table:table-cell>
          <table:table-cell office:value-type="float" office:value="647.72463" calcext:value-type="float">
            <text:p>647.72463</text:p>
          </table:table-cell>
          <table:table-cell office:value-type="float" office:value="-93.805182" calcext:value-type="float">
            <text:p>-93.805182</text:p>
          </table:table-cell>
          <table:table-cell office:value-type="float" office:value="-81.263654" calcext:value-type="float">
            <text:p>-81.263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00" calcext:value-type="float">
            <text:p>72200</text:p>
          </table:table-cell>
          <table:table-cell office:value-type="float" office:value="311.00093" calcext:value-type="float">
            <text:p>311.00093</text:p>
          </table:table-cell>
          <table:table-cell office:value-type="float" office:value="20.924453" calcext:value-type="float">
            <text:p>20.9244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4.62658" calcext:value-type="float">
            <text:p>-784.62658</text:p>
          </table:table-cell>
          <table:table-cell office:value-type="float" office:value="683.22457" calcext:value-type="float">
            <text:p>683.22457</text:p>
          </table:table-cell>
          <table:table-cell office:value-type="float" office:value="-101.40201" calcext:value-type="float">
            <text:p>-101.40201</text:p>
          </table:table-cell>
          <table:table-cell office:value-type="float" office:value="-7.2700635" calcext:value-type="float">
            <text:p>-7.27006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00" calcext:value-type="float">
            <text:p>72300</text:p>
          </table:table-cell>
          <table:table-cell office:value-type="float" office:value="312.47461" calcext:value-type="float">
            <text:p>312.47461</text:p>
          </table:table-cell>
          <table:table-cell office:value-type="float" office:value="264.25287" calcext:value-type="float">
            <text:p>264.252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7.42951" calcext:value-type="float">
            <text:p>-797.42951</text:p>
          </table:table-cell>
          <table:table-cell office:value-type="float" office:value="686.46204" calcext:value-type="float">
            <text:p>686.46204</text:p>
          </table:table-cell>
          <table:table-cell office:value-type="float" office:value="-110.96746" calcext:value-type="float">
            <text:p>-110.96746</text:p>
          </table:table-cell>
          <table:table-cell office:value-type="float" office:value="-34.178575" calcext:value-type="float">
            <text:p>-34.178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00" calcext:value-type="float">
            <text:p>72400</text:p>
          </table:table-cell>
          <table:table-cell office:value-type="float" office:value="304.68522" calcext:value-type="float">
            <text:p>304.68522</text:p>
          </table:table-cell>
          <table:table-cell office:value-type="float" office:value="-295.56484" calcext:value-type="float">
            <text:p>-295.564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4409" calcext:value-type="float">
            <text:p>-790.4409</text:p>
          </table:table-cell>
          <table:table-cell office:value-type="float" office:value="669.34987" calcext:value-type="float">
            <text:p>669.34987</text:p>
          </table:table-cell>
          <table:table-cell office:value-type="float" office:value="-121.09103" calcext:value-type="float">
            <text:p>-121.09103</text:p>
          </table:table-cell>
          <table:table-cell office:value-type="float" office:value="-169.28591" calcext:value-type="float">
            <text:p>-169.28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00" calcext:value-type="float">
            <text:p>72500</text:p>
          </table:table-cell>
          <table:table-cell office:value-type="float" office:value="289.39649" calcext:value-type="float">
            <text:p>289.39649</text:p>
          </table:table-cell>
          <table:table-cell office:value-type="float" office:value="-56.67711" calcext:value-type="float">
            <text:p>-56.677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88666" calcext:value-type="float">
            <text:p>-765.88666</text:p>
          </table:table-cell>
          <table:table-cell office:value-type="float" office:value="635.7627" calcext:value-type="float">
            <text:p>635.7627</text:p>
          </table:table-cell>
          <table:table-cell office:value-type="float" office:value="-130.12395" calcext:value-type="float">
            <text:p>-130.12395</text:p>
          </table:table-cell>
          <table:table-cell office:value-type="float" office:value="33.246009" calcext:value-type="float">
            <text:p>33.246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00" calcext:value-type="float">
            <text:p>72600</text:p>
          </table:table-cell>
          <table:table-cell office:value-type="float" office:value="284.50347" calcext:value-type="float">
            <text:p>284.50347</text:p>
          </table:table-cell>
          <table:table-cell office:value-type="float" office:value="67.119687" calcext:value-type="float">
            <text:p>67.1196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14385" calcext:value-type="float">
            <text:p>-745.14385</text:p>
          </table:table-cell>
          <table:table-cell office:value-type="float" office:value="625.01345" calcext:value-type="float">
            <text:p>625.01345</text:p>
          </table:table-cell>
          <table:table-cell office:value-type="float" office:value="-120.1304" calcext:value-type="float">
            <text:p>-120.1304</text:p>
          </table:table-cell>
          <table:table-cell office:value-type="float" office:value="150.62262" calcext:value-type="float">
            <text:p>150.62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00" calcext:value-type="float">
            <text:p>72700</text:p>
          </table:table-cell>
          <table:table-cell office:value-type="float" office:value="298.84512" calcext:value-type="float">
            <text:p>298.84512</text:p>
          </table:table-cell>
          <table:table-cell office:value-type="float" office:value="115.61049" calcext:value-type="float">
            <text:p>115.610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66533" calcext:value-type="float">
            <text:p>-726.66533</text:p>
          </table:table-cell>
          <table:table-cell office:value-type="float" office:value="656.51999" calcext:value-type="float">
            <text:p>656.51999</text:p>
          </table:table-cell>
          <table:table-cell office:value-type="float" office:value="-70.145343" calcext:value-type="float">
            <text:p>-70.145343</text:p>
          </table:table-cell>
          <table:table-cell office:value-type="float" office:value="172.94153" calcext:value-type="float">
            <text:p>172.94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00" calcext:value-type="float">
            <text:p>72800</text:p>
          </table:table-cell>
          <table:table-cell office:value-type="float" office:value="301.67618" calcext:value-type="float">
            <text:p>301.67618</text:p>
          </table:table-cell>
          <table:table-cell office:value-type="float" office:value="-1.3380658" calcext:value-type="float">
            <text:p>-1.33806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25842" calcext:value-type="float">
            <text:p>-721.25842</text:p>
          </table:table-cell>
          <table:table-cell office:value-type="float" office:value="662.73943" calcext:value-type="float">
            <text:p>662.73943</text:p>
          </table:table-cell>
          <table:table-cell office:value-type="float" office:value="-58.518991" calcext:value-type="float">
            <text:p>-58.518991</text:p>
          </table:table-cell>
          <table:table-cell office:value-type="float" office:value="106.98019" calcext:value-type="float">
            <text:p>106.9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00" calcext:value-type="float">
            <text:p>72900</text:p>
          </table:table-cell>
          <table:table-cell office:value-type="float" office:value="301.47496" calcext:value-type="float">
            <text:p>301.47496</text:p>
          </table:table-cell>
          <table:table-cell office:value-type="float" office:value="-303.25746" calcext:value-type="float">
            <text:p>-303.257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48009" calcext:value-type="float">
            <text:p>-753.48009</text:p>
          </table:table-cell>
          <table:table-cell office:value-type="float" office:value="662.29739" calcext:value-type="float">
            <text:p>662.29739</text:p>
          </table:table-cell>
          <table:table-cell office:value-type="float" office:value="-91.182704" calcext:value-type="float">
            <text:p>-91.182704</text:p>
          </table:table-cell>
          <table:table-cell office:value-type="float" office:value="-120.13918" calcext:value-type="float">
            <text:p>-120.139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00" calcext:value-type="float">
            <text:p>73000</text:p>
          </table:table-cell>
          <table:table-cell office:value-type="float" office:value="292.1939" calcext:value-type="float">
            <text:p>292.1939</text:p>
          </table:table-cell>
          <table:table-cell office:value-type="float" office:value="-68.076887" calcext:value-type="float">
            <text:p>-68.0768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97782" calcext:value-type="float">
            <text:p>-748.97782</text:p>
          </table:table-cell>
          <table:table-cell office:value-type="float" office:value="641.90822" calcext:value-type="float">
            <text:p>641.90822</text:p>
          </table:table-cell>
          <table:table-cell office:value-type="float" office:value="-107.0696" calcext:value-type="float">
            <text:p>-107.0696</text:p>
          </table:table-cell>
          <table:table-cell office:value-type="float" office:value="-85.238454" calcext:value-type="float">
            <text:p>-85.2384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00" calcext:value-type="float">
            <text:p>73100</text:p>
          </table:table-cell>
          <table:table-cell office:value-type="float" office:value="306.95933" calcext:value-type="float">
            <text:p>306.95933</text:p>
          </table:table-cell>
          <table:table-cell office:value-type="float" office:value="-190.30862" calcext:value-type="float">
            <text:p>-190.308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49794" calcext:value-type="float">
            <text:p>-776.49794</text:p>
          </table:table-cell>
          <table:table-cell office:value-type="float" office:value="674.34575" calcext:value-type="float">
            <text:p>674.34575</text:p>
          </table:table-cell>
          <table:table-cell office:value-type="float" office:value="-102.15219" calcext:value-type="float">
            <text:p>-102.15219</text:p>
          </table:table-cell>
          <table:table-cell office:value-type="float" office:value="61.918517" calcext:value-type="float">
            <text:p>61.918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00" calcext:value-type="float">
            <text:p>73200</text:p>
          </table:table-cell>
          <table:table-cell office:value-type="float" office:value="305.25453" calcext:value-type="float">
            <text:p>305.25453</text:p>
          </table:table-cell>
          <table:table-cell office:value-type="float" office:value="7.4055205" calcext:value-type="float">
            <text:p>7.40552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00587" calcext:value-type="float">
            <text:p>-775.00587</text:p>
          </table:table-cell>
          <table:table-cell office:value-type="float" office:value="670.60055" calcext:value-type="float">
            <text:p>670.60055</text:p>
          </table:table-cell>
          <table:table-cell office:value-type="float" office:value="-104.40532" calcext:value-type="float">
            <text:p>-104.40532</text:p>
          </table:table-cell>
          <table:table-cell office:value-type="float" office:value="125.59307" calcext:value-type="float">
            <text:p>125.59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00" calcext:value-type="float">
            <text:p>73300</text:p>
          </table:table-cell>
          <table:table-cell office:value-type="float" office:value="275.53112" calcext:value-type="float">
            <text:p>275.53112</text:p>
          </table:table-cell>
          <table:table-cell office:value-type="float" office:value="-174.38746" calcext:value-type="float">
            <text:p>-174.387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05719" calcext:value-type="float">
            <text:p>-741.05719</text:p>
          </table:table-cell>
          <table:table-cell office:value-type="float" office:value="605.30247" calcext:value-type="float">
            <text:p>605.30247</text:p>
          </table:table-cell>
          <table:table-cell office:value-type="float" office:value="-135.75472" calcext:value-type="float">
            <text:p>-135.75472</text:p>
          </table:table-cell>
          <table:table-cell office:value-type="float" office:value="-163.4066" calcext:value-type="float">
            <text:p>-163.40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00" calcext:value-type="float">
            <text:p>73400</text:p>
          </table:table-cell>
          <table:table-cell office:value-type="float" office:value="284.97314" calcext:value-type="float">
            <text:p>284.97314</text:p>
          </table:table-cell>
          <table:table-cell office:value-type="float" office:value="353.41452" calcext:value-type="float">
            <text:p>353.414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9.51651" calcext:value-type="float">
            <text:p>-789.51651</text:p>
          </table:table-cell>
          <table:table-cell office:value-type="float" office:value="626.04524" calcext:value-type="float">
            <text:p>626.04524</text:p>
          </table:table-cell>
          <table:table-cell office:value-type="float" office:value="-163.47127" calcext:value-type="float">
            <text:p>-163.47127</text:p>
          </table:table-cell>
          <table:table-cell office:value-type="float" office:value="181.1491" calcext:value-type="float">
            <text:p>181.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00" calcext:value-type="float">
            <text:p>73500</text:p>
          </table:table-cell>
          <table:table-cell office:value-type="float" office:value="291.25586" calcext:value-type="float">
            <text:p>291.25586</text:p>
          </table:table-cell>
          <table:table-cell office:value-type="float" office:value="53.239548" calcext:value-type="float">
            <text:p>53.2395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14684" calcext:value-type="float">
            <text:p>-776.14684</text:p>
          </table:table-cell>
          <table:table-cell office:value-type="float" office:value="639.84749" calcext:value-type="float">
            <text:p>639.84749</text:p>
          </table:table-cell>
          <table:table-cell office:value-type="float" office:value="-136.29935" calcext:value-type="float">
            <text:p>-136.29935</text:p>
          </table:table-cell>
          <table:table-cell office:value-type="float" office:value="50.219808" calcext:value-type="float">
            <text:p>50.2198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00" calcext:value-type="float">
            <text:p>73600</text:p>
          </table:table-cell>
          <table:table-cell office:value-type="float" office:value="305.44553" calcext:value-type="float">
            <text:p>305.44553</text:p>
          </table:table-cell>
          <table:table-cell office:value-type="float" office:value="-3.650549" calcext:value-type="float">
            <text:p>-3.6505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03957" calcext:value-type="float">
            <text:p>-768.03957</text:p>
          </table:table-cell>
          <table:table-cell office:value-type="float" office:value="671.02016" calcext:value-type="float">
            <text:p>671.02016</text:p>
          </table:table-cell>
          <table:table-cell office:value-type="float" office:value="-97.019414" calcext:value-type="float">
            <text:p>-97.019414</text:p>
          </table:table-cell>
          <table:table-cell office:value-type="float" office:value="-84.349419" calcext:value-type="float">
            <text:p>-84.3494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00" calcext:value-type="float">
            <text:p>73700</text:p>
          </table:table-cell>
          <table:table-cell office:value-type="float" office:value="297.16638" calcext:value-type="float">
            <text:p>297.16638</text:p>
          </table:table-cell>
          <table:table-cell office:value-type="float" office:value="332.56599" calcext:value-type="float">
            <text:p>332.565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64311" calcext:value-type="float">
            <text:p>-746.64311</text:p>
          </table:table-cell>
          <table:table-cell office:value-type="float" office:value="652.83204" calcext:value-type="float">
            <text:p>652.83204</text:p>
          </table:table-cell>
          <table:table-cell office:value-type="float" office:value="-93.811068" calcext:value-type="float">
            <text:p>-93.811068</text:p>
          </table:table-cell>
          <table:table-cell office:value-type="float" office:value="67.181011" calcext:value-type="float">
            <text:p>67.181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00" calcext:value-type="float">
            <text:p>73800</text:p>
          </table:table-cell>
          <table:table-cell office:value-type="float" office:value="296.7179" calcext:value-type="float">
            <text:p>296.7179</text:p>
          </table:table-cell>
          <table:table-cell office:value-type="float" office:value="71.98784" calcext:value-type="float">
            <text:p>71.987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38149" calcext:value-type="float">
            <text:p>-746.38149</text:p>
          </table:table-cell>
          <table:table-cell office:value-type="float" office:value="651.8468" calcext:value-type="float">
            <text:p>651.8468</text:p>
          </table:table-cell>
          <table:table-cell office:value-type="float" office:value="-94.534687" calcext:value-type="float">
            <text:p>-94.534687</text:p>
          </table:table-cell>
          <table:table-cell office:value-type="float" office:value="103.56706" calcext:value-type="float">
            <text:p>103.56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00" calcext:value-type="float">
            <text:p>73900</text:p>
          </table:table-cell>
          <table:table-cell office:value-type="float" office:value="292.90327" calcext:value-type="float">
            <text:p>292.90327</text:p>
          </table:table-cell>
          <table:table-cell office:value-type="float" office:value="239.04753" calcext:value-type="float">
            <text:p>239.047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15337" calcext:value-type="float">
            <text:p>-759.15337</text:p>
          </table:table-cell>
          <table:table-cell office:value-type="float" office:value="643.46661" calcext:value-type="float">
            <text:p>643.46661</text:p>
          </table:table-cell>
          <table:table-cell office:value-type="float" office:value="-115.68677" calcext:value-type="float">
            <text:p>-115.68677</text:p>
          </table:table-cell>
          <table:table-cell office:value-type="float" office:value="140.31322" calcext:value-type="float">
            <text:p>140.31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00" calcext:value-type="float">
            <text:p>74000</text:p>
          </table:table-cell>
          <table:table-cell office:value-type="float" office:value="280.1551" calcext:value-type="float">
            <text:p>280.1551</text:p>
          </table:table-cell>
          <table:table-cell office:value-type="float" office:value="-277.07348" calcext:value-type="float">
            <text:p>-277.073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09248" calcext:value-type="float">
            <text:p>-757.09248</text:p>
          </table:table-cell>
          <table:table-cell office:value-type="float" office:value="615.46069" calcext:value-type="float">
            <text:p>615.46069</text:p>
          </table:table-cell>
          <table:table-cell office:value-type="float" office:value="-141.63179" calcext:value-type="float">
            <text:p>-141.63179</text:p>
          </table:table-cell>
          <table:table-cell office:value-type="float" office:value="-162.18554" calcext:value-type="float">
            <text:p>-162.1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00" calcext:value-type="float">
            <text:p>74100</text:p>
          </table:table-cell>
          <table:table-cell office:value-type="float" office:value="288.81931" calcext:value-type="float">
            <text:p>288.81931</text:p>
          </table:table-cell>
          <table:table-cell office:value-type="float" office:value="-27.301868" calcext:value-type="float">
            <text:p>-27.30186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73537" calcext:value-type="float">
            <text:p>-775.73537</text:p>
          </table:table-cell>
          <table:table-cell office:value-type="float" office:value="634.49474" calcext:value-type="float">
            <text:p>634.49474</text:p>
          </table:table-cell>
          <table:table-cell office:value-type="float" office:value="-141.24064" calcext:value-type="float">
            <text:p>-141.24064</text:p>
          </table:table-cell>
          <table:table-cell office:value-type="float" office:value="-23.765873" calcext:value-type="float">
            <text:p>-23.76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00" calcext:value-type="float">
            <text:p>74200</text:p>
          </table:table-cell>
          <table:table-cell office:value-type="float" office:value="304.58131" calcext:value-type="float">
            <text:p>304.58131</text:p>
          </table:table-cell>
          <table:table-cell office:value-type="float" office:value="-225.24873" calcext:value-type="float">
            <text:p>-225.248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1213" calcext:value-type="float">
            <text:p>-758.11213</text:p>
          </table:table-cell>
          <table:table-cell office:value-type="float" office:value="669.12158" calcext:value-type="float">
            <text:p>669.12158</text:p>
          </table:table-cell>
          <table:table-cell office:value-type="float" office:value="-88.990551" calcext:value-type="float">
            <text:p>-88.990551</text:p>
          </table:table-cell>
          <table:table-cell office:value-type="float" office:value="31.720764" calcext:value-type="float">
            <text:p>31.7207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00" calcext:value-type="float">
            <text:p>74300</text:p>
          </table:table-cell>
          <table:table-cell office:value-type="float" office:value="309.49" calcext:value-type="float">
            <text:p>309.49</text:p>
          </table:table-cell>
          <table:table-cell office:value-type="float" office:value="-150.15292" calcext:value-type="float">
            <text:p>-150.152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75868" calcext:value-type="float">
            <text:p>-754.75868</text:p>
          </table:table-cell>
          <table:table-cell office:value-type="float" office:value="679.90527" calcext:value-type="float">
            <text:p>679.90527</text:p>
          </table:table-cell>
          <table:table-cell office:value-type="float" office:value="-74.853417" calcext:value-type="float">
            <text:p>-74.853417</text:p>
          </table:table-cell>
          <table:table-cell office:value-type="float" office:value="68.895579" calcext:value-type="float">
            <text:p>68.895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00" calcext:value-type="float">
            <text:p>74400</text:p>
          </table:table-cell>
          <table:table-cell office:value-type="float" office:value="305.50299" calcext:value-type="float">
            <text:p>305.50299</text:p>
          </table:table-cell>
          <table:table-cell office:value-type="float" office:value="-299.73334" calcext:value-type="float">
            <text:p>-299.733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61824" calcext:value-type="float">
            <text:p>-747.61824</text:p>
          </table:table-cell>
          <table:table-cell office:value-type="float" office:value="671.14639" calcext:value-type="float">
            <text:p>671.14639</text:p>
          </table:table-cell>
          <table:table-cell office:value-type="float" office:value="-76.471857" calcext:value-type="float">
            <text:p>-76.471857</text:p>
          </table:table-cell>
          <table:table-cell office:value-type="float" office:value="68.556937" calcext:value-type="float">
            <text:p>68.556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00" calcext:value-type="float">
            <text:p>74500</text:p>
          </table:table-cell>
          <table:table-cell office:value-type="float" office:value="279.63906" calcext:value-type="float">
            <text:p>279.63906</text:p>
          </table:table-cell>
          <table:table-cell office:value-type="float" office:value="-122.25734" calcext:value-type="float">
            <text:p>-122.257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91305" calcext:value-type="float">
            <text:p>-725.91305</text:p>
          </table:table-cell>
          <table:table-cell office:value-type="float" office:value="614.32704" calcext:value-type="float">
            <text:p>614.32704</text:p>
          </table:table-cell>
          <table:table-cell office:value-type="float" office:value="-111.58601" calcext:value-type="float">
            <text:p>-111.58601</text:p>
          </table:table-cell>
          <table:table-cell office:value-type="float" office:value="44.651708" calcext:value-type="float">
            <text:p>44.6517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00" calcext:value-type="float">
            <text:p>74600</text:p>
          </table:table-cell>
          <table:table-cell office:value-type="float" office:value="285.62341" calcext:value-type="float">
            <text:p>285.62341</text:p>
          </table:table-cell>
          <table:table-cell office:value-type="float" office:value="22.370723" calcext:value-type="float">
            <text:p>22.3707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77373" calcext:value-type="float">
            <text:p>-757.77373</text:p>
          </table:table-cell>
          <table:table-cell office:value-type="float" office:value="627.47379" calcext:value-type="float">
            <text:p>627.47379</text:p>
          </table:table-cell>
          <table:table-cell office:value-type="float" office:value="-130.29994" calcext:value-type="float">
            <text:p>-130.29994</text:p>
          </table:table-cell>
          <table:table-cell office:value-type="float" office:value="253.16344" calcext:value-type="float">
            <text:p>253.1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00" calcext:value-type="float">
            <text:p>74700</text:p>
          </table:table-cell>
          <table:table-cell office:value-type="float" office:value="293.43676" calcext:value-type="float">
            <text:p>293.43676</text:p>
          </table:table-cell>
          <table:table-cell office:value-type="float" office:value="-495.91401" calcext:value-type="float">
            <text:p>-495.914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94273" calcext:value-type="float">
            <text:p>-726.94273</text:p>
          </table:table-cell>
          <table:table-cell office:value-type="float" office:value="644.6386" calcext:value-type="float">
            <text:p>644.6386</text:p>
          </table:table-cell>
          <table:table-cell office:value-type="float" office:value="-82.304125" calcext:value-type="float">
            <text:p>-82.304125</text:p>
          </table:table-cell>
          <table:table-cell office:value-type="float" office:value="-100.70712" calcext:value-type="float">
            <text:p>-100.7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00" calcext:value-type="float">
            <text:p>74800</text:p>
          </table:table-cell>
          <table:table-cell office:value-type="float" office:value="306.72995" calcext:value-type="float">
            <text:p>306.72995</text:p>
          </table:table-cell>
          <table:table-cell office:value-type="float" office:value="221.5248" calcext:value-type="float">
            <text:p>221.52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41913" calcext:value-type="float">
            <text:p>-740.41913</text:p>
          </table:table-cell>
          <table:table-cell office:value-type="float" office:value="673.84183" calcext:value-type="float">
            <text:p>673.84183</text:p>
          </table:table-cell>
          <table:table-cell office:value-type="float" office:value="-66.577299" calcext:value-type="float">
            <text:p>-66.577299</text:p>
          </table:table-cell>
          <table:table-cell office:value-type="float" office:value="363.49381" calcext:value-type="float">
            <text:p>363.49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00" calcext:value-type="float">
            <text:p>74900</text:p>
          </table:table-cell>
          <table:table-cell office:value-type="float" office:value="299.00903" calcext:value-type="float">
            <text:p>299.00903</text:p>
          </table:table-cell>
          <table:table-cell office:value-type="float" office:value="92.287758" calcext:value-type="float">
            <text:p>92.2877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61852" calcext:value-type="float">
            <text:p>-739.61852</text:p>
          </table:table-cell>
          <table:table-cell office:value-type="float" office:value="656.88009" calcext:value-type="float">
            <text:p>656.88009</text:p>
          </table:table-cell>
          <table:table-cell office:value-type="float" office:value="-82.738431" calcext:value-type="float">
            <text:p>-82.738431</text:p>
          </table:table-cell>
          <table:table-cell office:value-type="float" office:value="-66.539113" calcext:value-type="float">
            <text:p>-66.539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00" calcext:value-type="float">
            <text:p>75000</text:p>
          </table:table-cell>
          <table:table-cell office:value-type="float" office:value="299.7888" calcext:value-type="float">
            <text:p>299.7888</text:p>
          </table:table-cell>
          <table:table-cell office:value-type="float" office:value="48.16317" calcext:value-type="float">
            <text:p>48.16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28046" calcext:value-type="float">
            <text:p>-770.28046</text:p>
          </table:table-cell>
          <table:table-cell office:value-type="float" office:value="658.59312" calcext:value-type="float">
            <text:p>658.59312</text:p>
          </table:table-cell>
          <table:table-cell office:value-type="float" office:value="-111.68734" calcext:value-type="float">
            <text:p>-111.68734</text:p>
          </table:table-cell>
          <table:table-cell office:value-type="float" office:value="153.61011" calcext:value-type="float">
            <text:p>153.61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00" calcext:value-type="float">
            <text:p>75100</text:p>
          </table:table-cell>
          <table:table-cell office:value-type="float" office:value="297.2345" calcext:value-type="float">
            <text:p>297.2345</text:p>
          </table:table-cell>
          <table:table-cell office:value-type="float" office:value="-220.90247" calcext:value-type="float">
            <text:p>-220.902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89274" calcext:value-type="float">
            <text:p>-781.89274</text:p>
          </table:table-cell>
          <table:table-cell office:value-type="float" office:value="652.98169" calcext:value-type="float">
            <text:p>652.98169</text:p>
          </table:table-cell>
          <table:table-cell office:value-type="float" office:value="-128.91105" calcext:value-type="float">
            <text:p>-128.91105</text:p>
          </table:table-cell>
          <table:table-cell office:value-type="float" office:value="-118.57112" calcext:value-type="float">
            <text:p>-118.5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00" calcext:value-type="float">
            <text:p>75200</text:p>
          </table:table-cell>
          <table:table-cell office:value-type="float" office:value="291.91106" calcext:value-type="float">
            <text:p>291.91106</text:p>
          </table:table-cell>
          <table:table-cell office:value-type="float" office:value="-176.95714" calcext:value-type="float">
            <text:p>-176.957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60731" calcext:value-type="float">
            <text:p>-756.60731</text:p>
          </table:table-cell>
          <table:table-cell office:value-type="float" office:value="641.28686" calcext:value-type="float">
            <text:p>641.28686</text:p>
          </table:table-cell>
          <table:table-cell office:value-type="float" office:value="-115.32046" calcext:value-type="float">
            <text:p>-115.32046</text:p>
          </table:table-cell>
          <table:table-cell office:value-type="float" office:value="-136.89579" calcext:value-type="float">
            <text:p>-136.89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00" calcext:value-type="float">
            <text:p>75300</text:p>
          </table:table-cell>
          <table:table-cell office:value-type="float" office:value="305.77253" calcext:value-type="float">
            <text:p>305.77253</text:p>
          </table:table-cell>
          <table:table-cell office:value-type="float" office:value="718.61282" calcext:value-type="float">
            <text:p>718.612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5.86444" calcext:value-type="float">
            <text:p>-735.86444</text:p>
          </table:table-cell>
          <table:table-cell office:value-type="float" office:value="671.73852" calcext:value-type="float">
            <text:p>671.73852</text:p>
          </table:table-cell>
          <table:table-cell office:value-type="float" office:value="-64.125917" calcext:value-type="float">
            <text:p>-64.125917</text:p>
          </table:table-cell>
          <table:table-cell office:value-type="float" office:value="226.98089" calcext:value-type="float">
            <text:p>226.980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00" calcext:value-type="float">
            <text:p>75400</text:p>
          </table:table-cell>
          <table:table-cell office:value-type="float" office:value="301.34623" calcext:value-type="float">
            <text:p>301.34623</text:p>
          </table:table-cell>
          <table:table-cell office:value-type="float" office:value="559.09802" calcext:value-type="float">
            <text:p>559.098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13571" calcext:value-type="float">
            <text:p>-723.13571</text:p>
          </table:table-cell>
          <table:table-cell office:value-type="float" office:value="662.01457" calcext:value-type="float">
            <text:p>662.01457</text:p>
          </table:table-cell>
          <table:table-cell office:value-type="float" office:value="-61.121138" calcext:value-type="float">
            <text:p>-61.121138</text:p>
          </table:table-cell>
          <table:table-cell office:value-type="float" office:value="343.61986" calcext:value-type="float">
            <text:p>343.61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00" calcext:value-type="float">
            <text:p>75500</text:p>
          </table:table-cell>
          <table:table-cell office:value-type="float" office:value="297.83484" calcext:value-type="float">
            <text:p>297.83484</text:p>
          </table:table-cell>
          <table:table-cell office:value-type="float" office:value="650.72349" calcext:value-type="float">
            <text:p>650.723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49848" calcext:value-type="float">
            <text:p>-749.49848</text:p>
          </table:table-cell>
          <table:table-cell office:value-type="float" office:value="654.30055" calcext:value-type="float">
            <text:p>654.30055</text:p>
          </table:table-cell>
          <table:table-cell office:value-type="float" office:value="-95.197939" calcext:value-type="float">
            <text:p>-95.197939</text:p>
          </table:table-cell>
          <table:table-cell office:value-type="float" office:value="266.75888" calcext:value-type="float">
            <text:p>266.7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00" calcext:value-type="float">
            <text:p>75600</text:p>
          </table:table-cell>
          <table:table-cell office:value-type="float" office:value="299.08822" calcext:value-type="float">
            <text:p>299.08822</text:p>
          </table:table-cell>
          <table:table-cell office:value-type="float" office:value="604.73575" calcext:value-type="float">
            <text:p>604.735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6.50548" calcext:value-type="float">
            <text:p>-766.50548</text:p>
          </table:table-cell>
          <table:table-cell office:value-type="float" office:value="657.05406" calcext:value-type="float">
            <text:p>657.05406</text:p>
          </table:table-cell>
          <table:table-cell office:value-type="float" office:value="-109.45142" calcext:value-type="float">
            <text:p>-109.45142</text:p>
          </table:table-cell>
          <table:table-cell office:value-type="float" office:value="197.66842" calcext:value-type="float">
            <text:p>197.668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00" calcext:value-type="float">
            <text:p>75700</text:p>
          </table:table-cell>
          <table:table-cell office:value-type="float" office:value="309.84077" calcext:value-type="float">
            <text:p>309.84077</text:p>
          </table:table-cell>
          <table:table-cell office:value-type="float" office:value="-105.72114" calcext:value-type="float">
            <text:p>-105.721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97.99916" calcext:value-type="float">
            <text:p>-797.99916</text:p>
          </table:table-cell>
          <table:table-cell office:value-type="float" office:value="680.67588" calcext:value-type="float">
            <text:p>680.67588</text:p>
          </table:table-cell>
          <table:table-cell office:value-type="float" office:value="-117.32328" calcext:value-type="float">
            <text:p>-117.32328</text:p>
          </table:table-cell>
          <table:table-cell office:value-type="float" office:value="-55.717883" calcext:value-type="float">
            <text:p>-55.717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00" calcext:value-type="float">
            <text:p>75800</text:p>
          </table:table-cell>
          <table:table-cell office:value-type="float" office:value="291.39458" calcext:value-type="float">
            <text:p>291.39458</text:p>
          </table:table-cell>
          <table:table-cell office:value-type="float" office:value="-217.36765" calcext:value-type="float">
            <text:p>-217.367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83737" calcext:value-type="float">
            <text:p>-758.83737</text:p>
          </table:table-cell>
          <table:table-cell office:value-type="float" office:value="640.15222" calcext:value-type="float">
            <text:p>640.15222</text:p>
          </table:table-cell>
          <table:table-cell office:value-type="float" office:value="-118.68515" calcext:value-type="float">
            <text:p>-118.68515</text:p>
          </table:table-cell>
          <table:table-cell office:value-type="float" office:value="-161.72915" calcext:value-type="float">
            <text:p>-161.72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00" calcext:value-type="float">
            <text:p>75900</text:p>
          </table:table-cell>
          <table:table-cell office:value-type="float" office:value="307.20642" calcext:value-type="float">
            <text:p>307.20642</text:p>
          </table:table-cell>
          <table:table-cell office:value-type="float" office:value="38.842997" calcext:value-type="float">
            <text:p>38.8429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88639" calcext:value-type="float">
            <text:p>-773.88639</text:p>
          </table:table-cell>
          <table:table-cell office:value-type="float" office:value="674.88857" calcext:value-type="float">
            <text:p>674.88857</text:p>
          </table:table-cell>
          <table:table-cell office:value-type="float" office:value="-98.997818" calcext:value-type="float">
            <text:p>-98.997818</text:p>
          </table:table-cell>
          <table:table-cell office:value-type="float" office:value="13.411527" calcext:value-type="float">
            <text:p>13.41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326.24802" calcext:value-type="float">
            <text:p>326.24802</text:p>
          </table:table-cell>
          <table:table-cell office:value-type="float" office:value="398.25123" calcext:value-type="float">
            <text:p>398.251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85944" calcext:value-type="float">
            <text:p>-763.85944</text:p>
          </table:table-cell>
          <table:table-cell office:value-type="float" office:value="716.72025" calcext:value-type="float">
            <text:p>716.72025</text:p>
          </table:table-cell>
          <table:table-cell office:value-type="float" office:value="-47.139187" calcext:value-type="float">
            <text:p>-47.139187</text:p>
          </table:table-cell>
          <table:table-cell office:value-type="float" office:value="42.342998" calcext:value-type="float">
            <text:p>42.342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00" calcext:value-type="float">
            <text:p>76100</text:p>
          </table:table-cell>
          <table:table-cell office:value-type="float" office:value="301.05496" calcext:value-type="float">
            <text:p>301.05496</text:p>
          </table:table-cell>
          <table:table-cell office:value-type="float" office:value="167.75007" calcext:value-type="float">
            <text:p>167.750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03909" calcext:value-type="float">
            <text:p>-726.03909</text:p>
          </table:table-cell>
          <table:table-cell office:value-type="float" office:value="661.3747" calcext:value-type="float">
            <text:p>661.3747</text:p>
          </table:table-cell>
          <table:table-cell office:value-type="float" office:value="-64.66439" calcext:value-type="float">
            <text:p>-64.66439</text:p>
          </table:table-cell>
          <table:table-cell office:value-type="float" office:value="125.47248" calcext:value-type="float">
            <text:p>125.472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00" calcext:value-type="float">
            <text:p>76200</text:p>
          </table:table-cell>
          <table:table-cell office:value-type="float" office:value="307.93858" calcext:value-type="float">
            <text:p>307.93858</text:p>
          </table:table-cell>
          <table:table-cell office:value-type="float" office:value="218.2872" calcext:value-type="float">
            <text:p>218.28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89328" calcext:value-type="float">
            <text:p>-785.89328</text:p>
          </table:table-cell>
          <table:table-cell office:value-type="float" office:value="676.49703" calcext:value-type="float">
            <text:p>676.49703</text:p>
          </table:table-cell>
          <table:table-cell office:value-type="float" office:value="-109.39625" calcext:value-type="float">
            <text:p>-109.39625</text:p>
          </table:table-cell>
          <table:table-cell office:value-type="float" office:value="169.86769" calcext:value-type="float">
            <text:p>169.86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00" calcext:value-type="float">
            <text:p>76300</text:p>
          </table:table-cell>
          <table:table-cell office:value-type="float" office:value="293.35778" calcext:value-type="float">
            <text:p>293.35778</text:p>
          </table:table-cell>
          <table:table-cell office:value-type="float" office:value="277.45232" calcext:value-type="float">
            <text:p>277.45232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08173" calcext:value-type="float">
            <text:p>-761.08173</text:p>
          </table:table-cell>
          <table:table-cell office:value-type="float" office:value="644.4651" calcext:value-type="float">
            <text:p>644.4651</text:p>
          </table:table-cell>
          <table:table-cell office:value-type="float" office:value="-116.61664" calcext:value-type="float">
            <text:p>-116.61664</text:p>
          </table:table-cell>
          <table:table-cell office:value-type="float" office:value="273.56347" calcext:value-type="float">
            <text:p>273.563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00" calcext:value-type="float">
            <text:p>76400</text:p>
          </table:table-cell>
          <table:table-cell office:value-type="float" office:value="297.65506" calcext:value-type="float">
            <text:p>297.65506</text:p>
          </table:table-cell>
          <table:table-cell office:value-type="float" office:value="-247.2089" calcext:value-type="float">
            <text:p>-247.20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11357" calcext:value-type="float">
            <text:p>-748.11357</text:p>
          </table:table-cell>
          <table:table-cell office:value-type="float" office:value="653.90561" calcext:value-type="float">
            <text:p>653.90561</text:p>
          </table:table-cell>
          <table:table-cell office:value-type="float" office:value="-94.207962" calcext:value-type="float">
            <text:p>-94.207962</text:p>
          </table:table-cell>
          <table:table-cell office:value-type="float" office:value="-69.855106" calcext:value-type="float">
            <text:p>-69.855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00" calcext:value-type="float">
            <text:p>76500</text:p>
          </table:table-cell>
          <table:table-cell office:value-type="float" office:value="312.21772" calcext:value-type="float">
            <text:p>312.21772</text:p>
          </table:table-cell>
          <table:table-cell office:value-type="float" office:value="-350.54438" calcext:value-type="float">
            <text:p>-350.544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57949" calcext:value-type="float">
            <text:p>-757.57949</text:p>
          </table:table-cell>
          <table:table-cell office:value-type="float" office:value="685.89769" calcext:value-type="float">
            <text:p>685.89769</text:p>
          </table:table-cell>
          <table:table-cell office:value-type="float" office:value="-71.681795" calcext:value-type="float">
            <text:p>-71.681795</text:p>
          </table:table-cell>
          <table:table-cell office:value-type="float" office:value="62.874053" calcext:value-type="float">
            <text:p>62.874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00" calcext:value-type="float">
            <text:p>76600</text:p>
          </table:table-cell>
          <table:table-cell office:value-type="float" office:value="295.90449" calcext:value-type="float">
            <text:p>295.90449</text:p>
          </table:table-cell>
          <table:table-cell office:value-type="float" office:value="-767.45874" calcext:value-type="float">
            <text:p>-767.458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14.86303" calcext:value-type="float">
            <text:p>-714.86303</text:p>
          </table:table-cell>
          <table:table-cell office:value-type="float" office:value="650.05985" calcext:value-type="float">
            <text:p>650.05985</text:p>
          </table:table-cell>
          <table:table-cell office:value-type="float" office:value="-64.80318" calcext:value-type="float">
            <text:p>-64.80318</text:p>
          </table:table-cell>
          <table:table-cell office:value-type="float" office:value="-195.2559" calcext:value-type="float">
            <text:p>-195.2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00" calcext:value-type="float">
            <text:p>76700</text:p>
          </table:table-cell>
          <table:table-cell office:value-type="float" office:value="296.68033" calcext:value-type="float">
            <text:p>296.68033</text:p>
          </table:table-cell>
          <table:table-cell office:value-type="float" office:value="-222.54027" calcext:value-type="float">
            <text:p>-222.540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84761" calcext:value-type="float">
            <text:p>-723.84761</text:p>
          </table:table-cell>
          <table:table-cell office:value-type="float" office:value="651.76426" calcext:value-type="float">
            <text:p>651.76426</text:p>
          </table:table-cell>
          <table:table-cell office:value-type="float" office:value="-72.083353" calcext:value-type="float">
            <text:p>-72.083353</text:p>
          </table:table-cell>
          <table:table-cell office:value-type="float" office:value="85.296106" calcext:value-type="float">
            <text:p>85.296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00" calcext:value-type="float">
            <text:p>76800</text:p>
          </table:table-cell>
          <table:table-cell office:value-type="float" office:value="295.76108" calcext:value-type="float">
            <text:p>295.76108</text:p>
          </table:table-cell>
          <table:table-cell office:value-type="float" office:value="-612.35312" calcext:value-type="float">
            <text:p>-612.353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95931" calcext:value-type="float">
            <text:p>-752.95931</text:p>
          </table:table-cell>
          <table:table-cell office:value-type="float" office:value="649.74481" calcext:value-type="float">
            <text:p>649.74481</text:p>
          </table:table-cell>
          <table:table-cell office:value-type="float" office:value="-103.21451" calcext:value-type="float">
            <text:p>-103.21451</text:p>
          </table:table-cell>
          <table:table-cell office:value-type="float" office:value="-90.380505" calcext:value-type="float">
            <text:p>-90.3805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00" calcext:value-type="float">
            <text:p>76900</text:p>
          </table:table-cell>
          <table:table-cell office:value-type="float" office:value="283.36071" calcext:value-type="float">
            <text:p>283.36071</text:p>
          </table:table-cell>
          <table:table-cell office:value-type="float" office:value="-230.63099" calcext:value-type="float">
            <text:p>-230.630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2266" calcext:value-type="float">
            <text:p>-743.22266</text:p>
          </table:table-cell>
          <table:table-cell office:value-type="float" office:value="622.50296" calcext:value-type="float">
            <text:p>622.50296</text:p>
          </table:table-cell>
          <table:table-cell office:value-type="float" office:value="-120.7197" calcext:value-type="float">
            <text:p>-120.7197</text:p>
          </table:table-cell>
          <table:table-cell office:value-type="float" office:value="-60.794642" calcext:value-type="float">
            <text:p>-60.7946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00" calcext:value-type="float">
            <text:p>77000</text:p>
          </table:table-cell>
          <table:table-cell office:value-type="float" office:value="296.5637" calcext:value-type="float">
            <text:p>296.5637</text:p>
          </table:table-cell>
          <table:table-cell office:value-type="float" office:value="-233.0888" calcext:value-type="float">
            <text:p>-233.08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09557" calcext:value-type="float">
            <text:p>-737.09557</text:p>
          </table:table-cell>
          <table:table-cell office:value-type="float" office:value="651.50804" calcext:value-type="float">
            <text:p>651.50804</text:p>
          </table:table-cell>
          <table:table-cell office:value-type="float" office:value="-85.58753" calcext:value-type="float">
            <text:p>-85.58753</text:p>
          </table:table-cell>
          <table:table-cell office:value-type="float" office:value="-21.200796" calcext:value-type="float">
            <text:p>-21.2007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00" calcext:value-type="float">
            <text:p>77100</text:p>
          </table:table-cell>
          <table:table-cell office:value-type="float" office:value="303.29161" calcext:value-type="float">
            <text:p>303.29161</text:p>
          </table:table-cell>
          <table:table-cell office:value-type="float" office:value="-65.463196" calcext:value-type="float">
            <text:p>-65.4631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3.02383" calcext:value-type="float">
            <text:p>-723.02383</text:p>
          </table:table-cell>
          <table:table-cell office:value-type="float" office:value="666.28831" calcext:value-type="float">
            <text:p>666.28831</text:p>
          </table:table-cell>
          <table:table-cell office:value-type="float" office:value="-56.735521" calcext:value-type="float">
            <text:p>-56.735521</text:p>
          </table:table-cell>
          <table:table-cell office:value-type="float" office:value="-51.094686" calcext:value-type="float">
            <text:p>-51.094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00" calcext:value-type="float">
            <text:p>77200</text:p>
          </table:table-cell>
          <table:table-cell office:value-type="float" office:value="310.1209" calcext:value-type="float">
            <text:p>310.1209</text:p>
          </table:table-cell>
          <table:table-cell office:value-type="float" office:value="526.22859" calcext:value-type="float">
            <text:p>526.228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14794" calcext:value-type="float">
            <text:p>-743.14794</text:p>
          </table:table-cell>
          <table:table-cell office:value-type="float" office:value="681.29127" calcext:value-type="float">
            <text:p>681.29127</text:p>
          </table:table-cell>
          <table:table-cell office:value-type="float" office:value="-61.856678" calcext:value-type="float">
            <text:p>-61.856678</text:p>
          </table:table-cell>
          <table:table-cell office:value-type="float" office:value="288.31769" calcext:value-type="float">
            <text:p>288.31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00" calcext:value-type="float">
            <text:p>77300</text:p>
          </table:table-cell>
          <table:table-cell office:value-type="float" office:value="300.98547" calcext:value-type="float">
            <text:p>300.98547</text:p>
          </table:table-cell>
          <table:table-cell office:value-type="float" office:value="110.73185" calcext:value-type="float">
            <text:p>110.7318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3.33073" calcext:value-type="float">
            <text:p>-733.33073</text:p>
          </table:table-cell>
          <table:table-cell office:value-type="float" office:value="661.22204" calcext:value-type="float">
            <text:p>661.22204</text:p>
          </table:table-cell>
          <table:table-cell office:value-type="float" office:value="-72.108684" calcext:value-type="float">
            <text:p>-72.108684</text:p>
          </table:table-cell>
          <table:table-cell office:value-type="float" office:value="65.994505" calcext:value-type="float">
            <text:p>65.9945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00" calcext:value-type="float">
            <text:p>77400</text:p>
          </table:table-cell>
          <table:table-cell office:value-type="float" office:value="278.18164" calcext:value-type="float">
            <text:p>278.18164</text:p>
          </table:table-cell>
          <table:table-cell office:value-type="float" office:value="360.82572" calcext:value-type="float">
            <text:p>360.825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11.41305" calcext:value-type="float">
            <text:p>-711.41305</text:p>
          </table:table-cell>
          <table:table-cell office:value-type="float" office:value="611.12528" calcext:value-type="float">
            <text:p>611.12528</text:p>
          </table:table-cell>
          <table:table-cell office:value-type="float" office:value="-100.28777" calcext:value-type="float">
            <text:p>-100.28777</text:p>
          </table:table-cell>
          <table:table-cell office:value-type="float" office:value="188.49018" calcext:value-type="float">
            <text:p>188.49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00" calcext:value-type="float">
            <text:p>77500</text:p>
          </table:table-cell>
          <table:table-cell office:value-type="float" office:value="283.83015" calcext:value-type="float">
            <text:p>283.83015</text:p>
          </table:table-cell>
          <table:table-cell office:value-type="float" office:value="235.60094" calcext:value-type="float">
            <text:p>235.6009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71373" calcext:value-type="float">
            <text:p>-747.71373</text:p>
          </table:table-cell>
          <table:table-cell office:value-type="float" office:value="623.53425" calcext:value-type="float">
            <text:p>623.53425</text:p>
          </table:table-cell>
          <table:table-cell office:value-type="float" office:value="-124.17948" calcext:value-type="float">
            <text:p>-124.17948</text:p>
          </table:table-cell>
          <table:table-cell office:value-type="float" office:value="3.868323" calcext:value-type="float">
            <text:p>3.868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00" calcext:value-type="float">
            <text:p>77600</text:p>
          </table:table-cell>
          <table:table-cell office:value-type="float" office:value="292.9239" calcext:value-type="float">
            <text:p>292.9239</text:p>
          </table:table-cell>
          <table:table-cell office:value-type="float" office:value="155.30988" calcext:value-type="float">
            <text:p>155.309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21071" calcext:value-type="float">
            <text:p>-748.21071</text:p>
          </table:table-cell>
          <table:table-cell office:value-type="float" office:value="643.51191" calcext:value-type="float">
            <text:p>643.51191</text:p>
          </table:table-cell>
          <table:table-cell office:value-type="float" office:value="-104.6988" calcext:value-type="float">
            <text:p>-104.6988</text:p>
          </table:table-cell>
          <table:table-cell office:value-type="float" office:value="241.69868" calcext:value-type="float">
            <text:p>241.698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00" calcext:value-type="float">
            <text:p>77700</text:p>
          </table:table-cell>
          <table:table-cell office:value-type="float" office:value="314.29901" calcext:value-type="float">
            <text:p>314.29901</text:p>
          </table:table-cell>
          <table:table-cell office:value-type="float" office:value="91.385983" calcext:value-type="float">
            <text:p>91.38598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92645" calcext:value-type="float">
            <text:p>-756.92645</text:p>
          </table:table-cell>
          <table:table-cell office:value-type="float" office:value="690.46998" calcext:value-type="float">
            <text:p>690.46998</text:p>
          </table:table-cell>
          <table:table-cell office:value-type="float" office:value="-66.456468" calcext:value-type="float">
            <text:p>-66.456468</text:p>
          </table:table-cell>
          <table:table-cell office:value-type="float" office:value="96.327237" calcext:value-type="float">
            <text:p>96.327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00" calcext:value-type="float">
            <text:p>77800</text:p>
          </table:table-cell>
          <table:table-cell office:value-type="float" office:value="296.29349" calcext:value-type="float">
            <text:p>296.29349</text:p>
          </table:table-cell>
          <table:table-cell office:value-type="float" office:value="39.604774" calcext:value-type="float">
            <text:p>39.6047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19918" calcext:value-type="float">
            <text:p>-721.19918</text:p>
          </table:table-cell>
          <table:table-cell office:value-type="float" office:value="650.91443" calcext:value-type="float">
            <text:p>650.91443</text:p>
          </table:table-cell>
          <table:table-cell office:value-type="float" office:value="-70.284749" calcext:value-type="float">
            <text:p>-70.284749</text:p>
          </table:table-cell>
          <table:table-cell office:value-type="float" office:value="-1.343812" calcext:value-type="float">
            <text:p>-1.343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00" calcext:value-type="float">
            <text:p>77900</text:p>
          </table:table-cell>
          <table:table-cell office:value-type="float" office:value="296.42683" calcext:value-type="float">
            <text:p>296.42683</text:p>
          </table:table-cell>
          <table:table-cell office:value-type="float" office:value="275.14776" calcext:value-type="float">
            <text:p>275.1477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1786" calcext:value-type="float">
            <text:p>-762.1786</text:p>
          </table:table-cell>
          <table:table-cell office:value-type="float" office:value="651.20736" calcext:value-type="float">
            <text:p>651.20736</text:p>
          </table:table-cell>
          <table:table-cell office:value-type="float" office:value="-110.97124" calcext:value-type="float">
            <text:p>-110.97124</text:p>
          </table:table-cell>
          <table:table-cell office:value-type="float" office:value="39.787406" calcext:value-type="float">
            <text:p>39.787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00" calcext:value-type="float">
            <text:p>78000</text:p>
          </table:table-cell>
          <table:table-cell office:value-type="float" office:value="278.35817" calcext:value-type="float">
            <text:p>278.35817</text:p>
          </table:table-cell>
          <table:table-cell office:value-type="float" office:value="490.09125" calcext:value-type="float">
            <text:p>490.091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82775" calcext:value-type="float">
            <text:p>-754.82775</text:p>
          </table:table-cell>
          <table:table-cell office:value-type="float" office:value="611.5131" calcext:value-type="float">
            <text:p>611.5131</text:p>
          </table:table-cell>
          <table:table-cell office:value-type="float" office:value="-143.31465" calcext:value-type="float">
            <text:p>-143.31465</text:p>
          </table:table-cell>
          <table:table-cell office:value-type="float" office:value="444.06551" calcext:value-type="float">
            <text:p>444.06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00" calcext:value-type="float">
            <text:p>78100</text:p>
          </table:table-cell>
          <table:table-cell office:value-type="float" office:value="302.91429" calcext:value-type="float">
            <text:p>302.91429</text:p>
          </table:table-cell>
          <table:table-cell office:value-type="float" office:value="-133.81399" calcext:value-type="float">
            <text:p>-133.813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95.39063" calcext:value-type="float">
            <text:p>-795.39063</text:p>
          </table:table-cell>
          <table:table-cell office:value-type="float" office:value="665.45939" calcext:value-type="float">
            <text:p>665.45939</text:p>
          </table:table-cell>
          <table:table-cell office:value-type="float" office:value="-129.93124" calcext:value-type="float">
            <text:p>-129.93124</text:p>
          </table:table-cell>
          <table:table-cell office:value-type="float" office:value="83.054102" calcext:value-type="float">
            <text:p>83.054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00" calcext:value-type="float">
            <text:p>78200</text:p>
          </table:table-cell>
          <table:table-cell office:value-type="float" office:value="312.19456" calcext:value-type="float">
            <text:p>312.19456</text:p>
          </table:table-cell>
          <table:table-cell office:value-type="float" office:value="164.10535" calcext:value-type="float">
            <text:p>164.10535</text:p>
          </table:table-cell>
          <table:table-cell office:value-type="float" office:value="81000" calcext:value-type="float">
            <text:p>81000</text:p>
          </table:table-cell>
          <table:table-cell office:value-type="float" office:value="-808.3785" calcext:value-type="float">
            <text:p>-808.3785</text:p>
          </table:table-cell>
          <table:table-cell office:value-type="float" office:value="685.84681" calcext:value-type="float">
            <text:p>685.84681</text:p>
          </table:table-cell>
          <table:table-cell office:value-type="float" office:value="-122.53168" calcext:value-type="float">
            <text:p>-122.53168</text:p>
          </table:table-cell>
          <table:table-cell office:value-type="float" office:value="193.60409" calcext:value-type="float">
            <text:p>193.60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00" calcext:value-type="float">
            <text:p>78300</text:p>
          </table:table-cell>
          <table:table-cell office:value-type="float" office:value="294.49083" calcext:value-type="float">
            <text:p>294.49083</text:p>
          </table:table-cell>
          <table:table-cell office:value-type="float" office:value="-367.23096" calcext:value-type="float">
            <text:p>-367.230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7274" calcext:value-type="float">
            <text:p>-781.7274</text:p>
          </table:table-cell>
          <table:table-cell office:value-type="float" office:value="646.95424" calcext:value-type="float">
            <text:p>646.95424</text:p>
          </table:table-cell>
          <table:table-cell office:value-type="float" office:value="-134.77315" calcext:value-type="float">
            <text:p>-134.77315</text:p>
          </table:table-cell>
          <table:table-cell office:value-type="float" office:value="-43.682405" calcext:value-type="float">
            <text:p>-43.68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00" calcext:value-type="float">
            <text:p>78400</text:p>
          </table:table-cell>
          <table:table-cell office:value-type="float" office:value="288.64612" calcext:value-type="float">
            <text:p>288.64612</text:p>
          </table:table-cell>
          <table:table-cell office:value-type="float" office:value="-80.22473" calcext:value-type="float">
            <text:p>-80.22473</text:p>
          </table:table-cell>
          <table:table-cell office:value-type="float" office:value="81000" calcext:value-type="float">
            <text:p>81000</text:p>
          </table:table-cell>
          <table:table-cell office:value-type="float" office:value="-800.56409" calcext:value-type="float">
            <text:p>-800.56409</text:p>
          </table:table-cell>
          <table:table-cell office:value-type="float" office:value="634.11425" calcext:value-type="float">
            <text:p>634.11425</text:p>
          </table:table-cell>
          <table:table-cell office:value-type="float" office:value="-166.44983" calcext:value-type="float">
            <text:p>-166.44983</text:p>
          </table:table-cell>
          <table:table-cell office:value-type="float" office:value="139.61481" calcext:value-type="float">
            <text:p>139.6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00" calcext:value-type="float">
            <text:p>78500</text:p>
          </table:table-cell>
          <table:table-cell office:value-type="float" office:value="274.72097" calcext:value-type="float">
            <text:p>274.72097</text:p>
          </table:table-cell>
          <table:table-cell office:value-type="float" office:value="-236.29789" calcext:value-type="float">
            <text:p>-236.297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98.38222" calcext:value-type="float">
            <text:p>-798.38222</text:p>
          </table:table-cell>
          <table:table-cell office:value-type="float" office:value="603.52269" calcext:value-type="float">
            <text:p>603.52269</text:p>
          </table:table-cell>
          <table:table-cell office:value-type="float" office:value="-194.85952" calcext:value-type="float">
            <text:p>-194.85952</text:p>
          </table:table-cell>
          <table:table-cell office:value-type="float" office:value="65.17332" calcext:value-type="float">
            <text:p>65.173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00" calcext:value-type="float">
            <text:p>78600</text:p>
          </table:table-cell>
          <table:table-cell office:value-type="float" office:value="283.0647" calcext:value-type="float">
            <text:p>283.0647</text:p>
          </table:table-cell>
          <table:table-cell office:value-type="float" office:value="-248.29231" calcext:value-type="float">
            <text:p>-248.292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53986" calcext:value-type="float">
            <text:p>-783.53986</text:p>
          </table:table-cell>
          <table:table-cell office:value-type="float" office:value="621.85266" calcext:value-type="float">
            <text:p>621.85266</text:p>
          </table:table-cell>
          <table:table-cell office:value-type="float" office:value="-161.68719" calcext:value-type="float">
            <text:p>-161.68719</text:p>
          </table:table-cell>
          <table:table-cell office:value-type="float" office:value="-24.18361" calcext:value-type="float">
            <text:p>-24.18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00" calcext:value-type="float">
            <text:p>78700</text:p>
          </table:table-cell>
          <table:table-cell office:value-type="float" office:value="293.99214" calcext:value-type="float">
            <text:p>293.99214</text:p>
          </table:table-cell>
          <table:table-cell office:value-type="float" office:value="-42.616453" calcext:value-type="float">
            <text:p>-42.6164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24561" calcext:value-type="float">
            <text:p>-764.24561</text:p>
          </table:table-cell>
          <table:table-cell office:value-type="float" office:value="645.85868" calcext:value-type="float">
            <text:p>645.85868</text:p>
          </table:table-cell>
          <table:table-cell office:value-type="float" office:value="-118.38692" calcext:value-type="float">
            <text:p>-118.38692</text:p>
          </table:table-cell>
          <table:table-cell office:value-type="float" office:value="-52.786463" calcext:value-type="float">
            <text:p>-52.7864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298.67884" calcext:value-type="float">
            <text:p>298.67884</text:p>
          </table:table-cell>
          <table:table-cell office:value-type="float" office:value="-379.43413" calcext:value-type="float">
            <text:p>-379.434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03795" calcext:value-type="float">
            <text:p>-768.03795</text:p>
          </table:table-cell>
          <table:table-cell office:value-type="float" office:value="656.15471" calcext:value-type="float">
            <text:p>656.15471</text:p>
          </table:table-cell>
          <table:table-cell office:value-type="float" office:value="-111.88324" calcext:value-type="float">
            <text:p>-111.88324</text:p>
          </table:table-cell>
          <table:table-cell office:value-type="float" office:value="-308.97673" calcext:value-type="float">
            <text:p>-308.976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00" calcext:value-type="float">
            <text:p>78900</text:p>
          </table:table-cell>
          <table:table-cell office:value-type="float" office:value="299.11127" calcext:value-type="float">
            <text:p>299.11127</text:p>
          </table:table-cell>
          <table:table-cell office:value-type="float" office:value="-199.07506" calcext:value-type="float">
            <text:p>-199.075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56641" calcext:value-type="float">
            <text:p>-783.56641</text:p>
          </table:table-cell>
          <table:table-cell office:value-type="float" office:value="657.10468" calcext:value-type="float">
            <text:p>657.10468</text:p>
          </table:table-cell>
          <table:table-cell office:value-type="float" office:value="-126.46173" calcext:value-type="float">
            <text:p>-126.46173</text:p>
          </table:table-cell>
          <table:table-cell office:value-type="float" office:value="-60.172905" calcext:value-type="float">
            <text:p>-60.172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00" calcext:value-type="float">
            <text:p>79000</text:p>
          </table:table-cell>
          <table:table-cell office:value-type="float" office:value="296.76463" calcext:value-type="float">
            <text:p>296.76463</text:p>
          </table:table-cell>
          <table:table-cell office:value-type="float" office:value="14.783569" calcext:value-type="float">
            <text:p>14.78356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8.14545" calcext:value-type="float">
            <text:p>-788.14545</text:p>
          </table:table-cell>
          <table:table-cell office:value-type="float" office:value="651.94946" calcext:value-type="float">
            <text:p>651.94946</text:p>
          </table:table-cell>
          <table:table-cell office:value-type="float" office:value="-136.19599" calcext:value-type="float">
            <text:p>-136.19599</text:p>
          </table:table-cell>
          <table:table-cell office:value-type="float" office:value="-103.68159" calcext:value-type="float">
            <text:p>-103.68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00" calcext:value-type="float">
            <text:p>79100</text:p>
          </table:table-cell>
          <table:table-cell office:value-type="float" office:value="293.12993" calcext:value-type="float">
            <text:p>293.12993</text:p>
          </table:table-cell>
          <table:table-cell office:value-type="float" office:value="313.89706" calcext:value-type="float">
            <text:p>313.897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15826" calcext:value-type="float">
            <text:p>-759.15826</text:p>
          </table:table-cell>
          <table:table-cell office:value-type="float" office:value="643.96454" calcext:value-type="float">
            <text:p>643.96454</text:p>
          </table:table-cell>
          <table:table-cell office:value-type="float" office:value="-115.19372" calcext:value-type="float">
            <text:p>-115.19372</text:p>
          </table:table-cell>
          <table:table-cell office:value-type="float" office:value="103.42743" calcext:value-type="float">
            <text:p>103.4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00" calcext:value-type="float">
            <text:p>79200</text:p>
          </table:table-cell>
          <table:table-cell office:value-type="float" office:value="306.78082" calcext:value-type="float">
            <text:p>306.78082</text:p>
          </table:table-cell>
          <table:table-cell office:value-type="float" office:value="81.266902" calcext:value-type="float">
            <text:p>81.2669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47793" calcext:value-type="float">
            <text:p>-746.47793</text:p>
          </table:table-cell>
          <table:table-cell office:value-type="float" office:value="673.95359" calcext:value-type="float">
            <text:p>673.95359</text:p>
          </table:table-cell>
          <table:table-cell office:value-type="float" office:value="-72.524341" calcext:value-type="float">
            <text:p>-72.524341</text:p>
          </table:table-cell>
          <table:table-cell office:value-type="float" office:value="-72.884899" calcext:value-type="float">
            <text:p>-72.8848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00" calcext:value-type="float">
            <text:p>79300</text:p>
          </table:table-cell>
          <table:table-cell office:value-type="float" office:value="294.14381" calcext:value-type="float">
            <text:p>294.14381</text:p>
          </table:table-cell>
          <table:table-cell office:value-type="float" office:value="-291.51326" calcext:value-type="float">
            <text:p>-291.513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7069" calcext:value-type="float">
            <text:p>-721.7069</text:p>
          </table:table-cell>
          <table:table-cell office:value-type="float" office:value="646.19189" calcext:value-type="float">
            <text:p>646.19189</text:p>
          </table:table-cell>
          <table:table-cell office:value-type="float" office:value="-75.515006" calcext:value-type="float">
            <text:p>-75.515006</text:p>
          </table:table-cell>
          <table:table-cell office:value-type="float" office:value="-260.21924" calcext:value-type="float">
            <text:p>-260.21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00" calcext:value-type="float">
            <text:p>79400</text:p>
          </table:table-cell>
          <table:table-cell office:value-type="float" office:value="301.57217" calcext:value-type="float">
            <text:p>301.57217</text:p>
          </table:table-cell>
          <table:table-cell office:value-type="float" office:value="-418.47306" calcext:value-type="float">
            <text:p>-418.473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67874" calcext:value-type="float">
            <text:p>-759.67874</text:p>
          </table:table-cell>
          <table:table-cell office:value-type="float" office:value="662.51094" calcext:value-type="float">
            <text:p>662.51094</text:p>
          </table:table-cell>
          <table:table-cell office:value-type="float" office:value="-97.167801" calcext:value-type="float">
            <text:p>-97.167801</text:p>
          </table:table-cell>
          <table:table-cell office:value-type="float" office:value="-170.20321" calcext:value-type="float">
            <text:p>-170.20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00" calcext:value-type="float">
            <text:p>79500</text:p>
          </table:table-cell>
          <table:table-cell office:value-type="float" office:value="281.43714" calcext:value-type="float">
            <text:p>281.43714</text:p>
          </table:table-cell>
          <table:table-cell office:value-type="float" office:value="-467.6859" calcext:value-type="float">
            <text:p>-467.68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48388" calcext:value-type="float">
            <text:p>-751.48388</text:p>
          </table:table-cell>
          <table:table-cell office:value-type="float" office:value="618.27714" calcext:value-type="float">
            <text:p>618.27714</text:p>
          </table:table-cell>
          <table:table-cell office:value-type="float" office:value="-133.20673" calcext:value-type="float">
            <text:p>-133.20673</text:p>
          </table:table-cell>
          <table:table-cell office:value-type="float" office:value="-179.16813" calcext:value-type="float">
            <text:p>-179.16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00" calcext:value-type="float">
            <text:p>79600</text:p>
          </table:table-cell>
          <table:table-cell office:value-type="float" office:value="274.35369" calcext:value-type="float">
            <text:p>274.35369</text:p>
          </table:table-cell>
          <table:table-cell office:value-type="float" office:value="-145.81721" calcext:value-type="float">
            <text:p>-145.8172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31334" calcext:value-type="float">
            <text:p>-767.31334</text:p>
          </table:table-cell>
          <table:table-cell office:value-type="float" office:value="602.71582" calcext:value-type="float">
            <text:p>602.71582</text:p>
          </table:table-cell>
          <table:table-cell office:value-type="float" office:value="-164.59752" calcext:value-type="float">
            <text:p>-164.59752</text:p>
          </table:table-cell>
          <table:table-cell office:value-type="float" office:value="166.87031" calcext:value-type="float">
            <text:p>166.87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00" calcext:value-type="float">
            <text:p>79700</text:p>
          </table:table-cell>
          <table:table-cell office:value-type="float" office:value="290.30492" calcext:value-type="float">
            <text:p>290.30492</text:p>
          </table:table-cell>
          <table:table-cell office:value-type="float" office:value="13.597314" calcext:value-type="float">
            <text:p>13.5973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80058" calcext:value-type="float">
            <text:p>-755.80058</text:p>
          </table:table-cell>
          <table:table-cell office:value-type="float" office:value="637.75839" calcext:value-type="float">
            <text:p>637.75839</text:p>
          </table:table-cell>
          <table:table-cell office:value-type="float" office:value="-118.04219" calcext:value-type="float">
            <text:p>-118.04219</text:p>
          </table:table-cell>
          <table:table-cell office:value-type="float" office:value="116.49576" calcext:value-type="float">
            <text:p>116.49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00" calcext:value-type="float">
            <text:p>79800</text:p>
          </table:table-cell>
          <table:table-cell office:value-type="float" office:value="308.45642" calcext:value-type="float">
            <text:p>308.45642</text:p>
          </table:table-cell>
          <table:table-cell office:value-type="float" office:value="-21.412183" calcext:value-type="float">
            <text:p>-21.41218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74692" calcext:value-type="float">
            <text:p>-767.74692</text:p>
          </table:table-cell>
          <table:table-cell office:value-type="float" office:value="677.63465" calcext:value-type="float">
            <text:p>677.63465</text:p>
          </table:table-cell>
          <table:table-cell office:value-type="float" office:value="-90.112268" calcext:value-type="float">
            <text:p>-90.112268</text:p>
          </table:table-cell>
          <table:table-cell office:value-type="float" office:value="163.43684" calcext:value-type="float">
            <text:p>163.436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00" calcext:value-type="float">
            <text:p>79900</text:p>
          </table:table-cell>
          <table:table-cell office:value-type="float" office:value="300.67102" calcext:value-type="float">
            <text:p>300.67102</text:p>
          </table:table-cell>
          <table:table-cell office:value-type="float" office:value="-255.30908" calcext:value-type="float">
            <text:p>-255.309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73794" calcext:value-type="float">
            <text:p>-738.73794</text:p>
          </table:table-cell>
          <table:table-cell office:value-type="float" office:value="660.53123" calcext:value-type="float">
            <text:p>660.53123</text:p>
          </table:table-cell>
          <table:table-cell office:value-type="float" office:value="-78.206709" calcext:value-type="float">
            <text:p>-78.206709</text:p>
          </table:table-cell>
          <table:table-cell office:value-type="float" office:value="75.776191" calcext:value-type="float">
            <text:p>75.776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99.97705" calcext:value-type="float">
            <text:p>299.97705</text:p>
          </table:table-cell>
          <table:table-cell office:value-type="float" office:value="-125.00398" calcext:value-type="float">
            <text:p>-125.003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42069" calcext:value-type="float">
            <text:p>-732.42069</text:p>
          </table:table-cell>
          <table:table-cell office:value-type="float" office:value="659.00669" calcext:value-type="float">
            <text:p>659.00669</text:p>
          </table:table-cell>
          <table:table-cell office:value-type="float" office:value="-73.414004" calcext:value-type="float">
            <text:p>-73.414004</text:p>
          </table:table-cell>
          <table:table-cell office:value-type="float" office:value="156.23507" calcext:value-type="float">
            <text:p>156.23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00" calcext:value-type="float">
            <text:p>80100</text:p>
          </table:table-cell>
          <table:table-cell office:value-type="float" office:value="310.66386" calcext:value-type="float">
            <text:p>310.66386</text:p>
          </table:table-cell>
          <table:table-cell office:value-type="float" office:value="-389.89811" calcext:value-type="float">
            <text:p>-389.898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53485" calcext:value-type="float">
            <text:p>-771.53485</text:p>
          </table:table-cell>
          <table:table-cell office:value-type="float" office:value="682.48408" calcext:value-type="float">
            <text:p>682.48408</text:p>
          </table:table-cell>
          <table:table-cell office:value-type="float" office:value="-89.050776" calcext:value-type="float">
            <text:p>-89.050776</text:p>
          </table:table-cell>
          <table:table-cell office:value-type="float" office:value="-26.08512" calcext:value-type="float">
            <text:p>-26.08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00" calcext:value-type="float">
            <text:p>80200</text:p>
          </table:table-cell>
          <table:table-cell office:value-type="float" office:value="287.81596" calcext:value-type="float">
            <text:p>287.81596</text:p>
          </table:table-cell>
          <table:table-cell office:value-type="float" office:value="-206.96297" calcext:value-type="float">
            <text:p>-206.962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68715" calcext:value-type="float">
            <text:p>-768.68715</text:p>
          </table:table-cell>
          <table:table-cell office:value-type="float" office:value="632.29052" calcext:value-type="float">
            <text:p>632.29052</text:p>
          </table:table-cell>
          <table:table-cell office:value-type="float" office:value="-136.39663" calcext:value-type="float">
            <text:p>-136.39663</text:p>
          </table:table-cell>
          <table:table-cell office:value-type="float" office:value="-47.92718" calcext:value-type="float">
            <text:p>-47.92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00" calcext:value-type="float">
            <text:p>80300</text:p>
          </table:table-cell>
          <table:table-cell office:value-type="float" office:value="296.51256" calcext:value-type="float">
            <text:p>296.51256</text:p>
          </table:table-cell>
          <table:table-cell office:value-type="float" office:value="95.459271" calcext:value-type="float">
            <text:p>95.4592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98.51582" calcext:value-type="float">
            <text:p>-798.51582</text:p>
          </table:table-cell>
          <table:table-cell office:value-type="float" office:value="651.39569" calcext:value-type="float">
            <text:p>651.39569</text:p>
          </table:table-cell>
          <table:table-cell office:value-type="float" office:value="-147.12013" calcext:value-type="float">
            <text:p>-147.12013</text:p>
          </table:table-cell>
          <table:table-cell office:value-type="float" office:value="7.9180653" calcext:value-type="float">
            <text:p>7.9180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00" calcext:value-type="float">
            <text:p>80400</text:p>
          </table:table-cell>
          <table:table-cell office:value-type="float" office:value="290.27769" calcext:value-type="float">
            <text:p>290.27769</text:p>
          </table:table-cell>
          <table:table-cell office:value-type="float" office:value="618.95901" calcext:value-type="float">
            <text:p>618.959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78268" calcext:value-type="float">
            <text:p>-775.78268</text:p>
          </table:table-cell>
          <table:table-cell office:value-type="float" office:value="637.69859" calcext:value-type="float">
            <text:p>637.69859</text:p>
          </table:table-cell>
          <table:table-cell office:value-type="float" office:value="-138.0841" calcext:value-type="float">
            <text:p>-138.0841</text:p>
          </table:table-cell>
          <table:table-cell office:value-type="float" office:value="225.47063" calcext:value-type="float">
            <text:p>225.47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00" calcext:value-type="float">
            <text:p>80500</text:p>
          </table:table-cell>
          <table:table-cell office:value-type="float" office:value="322.61303" calcext:value-type="float">
            <text:p>322.61303</text:p>
          </table:table-cell>
          <table:table-cell office:value-type="float" office:value="391.89308" calcext:value-type="float">
            <text:p>391.89308</text:p>
          </table:table-cell>
          <table:table-cell office:value-type="float" office:value="81000" calcext:value-type="float">
            <text:p>81000</text:p>
          </table:table-cell>
          <table:table-cell office:value-type="float" office:value="-807.13626" calcext:value-type="float">
            <text:p>-807.13626</text:p>
          </table:table-cell>
          <table:table-cell office:value-type="float" office:value="708.73469" calcext:value-type="float">
            <text:p>708.73469</text:p>
          </table:table-cell>
          <table:table-cell office:value-type="float" office:value="-98.401572" calcext:value-type="float">
            <text:p>-98.401572</text:p>
          </table:table-cell>
          <table:table-cell office:value-type="float" office:value="156.83173" calcext:value-type="float">
            <text:p>156.831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00" calcext:value-type="float">
            <text:p>80600</text:p>
          </table:table-cell>
          <table:table-cell office:value-type="float" office:value="320.62459" calcext:value-type="float">
            <text:p>320.62459</text:p>
          </table:table-cell>
          <table:table-cell office:value-type="float" office:value="259.82613" calcext:value-type="float">
            <text:p>259.826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14983" calcext:value-type="float">
            <text:p>-775.14983</text:p>
          </table:table-cell>
          <table:table-cell office:value-type="float" office:value="704.36638" calcext:value-type="float">
            <text:p>704.36638</text:p>
          </table:table-cell>
          <table:table-cell office:value-type="float" office:value="-70.783445" calcext:value-type="float">
            <text:p>-70.783445</text:p>
          </table:table-cell>
          <table:table-cell office:value-type="float" office:value="83.873131" calcext:value-type="float">
            <text:p>83.87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00" calcext:value-type="float">
            <text:p>80700</text:p>
          </table:table-cell>
          <table:table-cell office:value-type="float" office:value="297.61176" calcext:value-type="float">
            <text:p>297.61176</text:p>
          </table:table-cell>
          <table:table-cell office:value-type="float" office:value="56.415558" calcext:value-type="float">
            <text:p>56.4155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85094" calcext:value-type="float">
            <text:p>-791.85094</text:p>
          </table:table-cell>
          <table:table-cell office:value-type="float" office:value="653.81048" calcext:value-type="float">
            <text:p>653.81048</text:p>
          </table:table-cell>
          <table:table-cell office:value-type="float" office:value="-138.04046" calcext:value-type="float">
            <text:p>-138.04046</text:p>
          </table:table-cell>
          <table:table-cell office:value-type="float" office:value="-67.387788" calcext:value-type="float">
            <text:p>-67.3877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00" calcext:value-type="float">
            <text:p>80800</text:p>
          </table:table-cell>
          <table:table-cell office:value-type="float" office:value="281.65982" calcext:value-type="float">
            <text:p>281.65982</text:p>
          </table:table-cell>
          <table:table-cell office:value-type="float" office:value="160.86459" calcext:value-type="float">
            <text:p>160.864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26741" calcext:value-type="float">
            <text:p>-782.26741</text:p>
          </table:table-cell>
          <table:table-cell office:value-type="float" office:value="618.76634" calcext:value-type="float">
            <text:p>618.76634</text:p>
          </table:table-cell>
          <table:table-cell office:value-type="float" office:value="-163.50107" calcext:value-type="float">
            <text:p>-163.50107</text:p>
          </table:table-cell>
          <table:table-cell office:value-type="float" office:value="276.2993" calcext:value-type="float">
            <text:p>276.2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00" calcext:value-type="float">
            <text:p>80900</text:p>
          </table:table-cell>
          <table:table-cell office:value-type="float" office:value="286.79827" calcext:value-type="float">
            <text:p>286.79827</text:p>
          </table:table-cell>
          <table:table-cell office:value-type="float" office:value="17.149557" calcext:value-type="float">
            <text:p>17.1495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34783" calcext:value-type="float">
            <text:p>-782.34783</text:p>
          </table:table-cell>
          <table:table-cell office:value-type="float" office:value="630.05479" calcext:value-type="float">
            <text:p>630.05479</text:p>
          </table:table-cell>
          <table:table-cell office:value-type="float" office:value="-152.29305" calcext:value-type="float">
            <text:p>-152.29305</text:p>
          </table:table-cell>
          <table:table-cell office:value-type="float" office:value="189.51977" calcext:value-type="float">
            <text:p>189.519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00" calcext:value-type="float">
            <text:p>81000</text:p>
          </table:table-cell>
          <table:table-cell office:value-type="float" office:value="304.7329" calcext:value-type="float">
            <text:p>304.7329</text:p>
          </table:table-cell>
          <table:table-cell office:value-type="float" office:value="346.50054" calcext:value-type="float">
            <text:p>346.500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95.99126" calcext:value-type="float">
            <text:p>-795.99126</text:p>
          </table:table-cell>
          <table:table-cell office:value-type="float" office:value="669.4546" calcext:value-type="float">
            <text:p>669.4546</text:p>
          </table:table-cell>
          <table:table-cell office:value-type="float" office:value="-126.53666" calcext:value-type="float">
            <text:p>-126.53666</text:p>
          </table:table-cell>
          <table:table-cell office:value-type="float" office:value="169.73433" calcext:value-type="float">
            <text:p>169.734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00" calcext:value-type="float">
            <text:p>81100</text:p>
          </table:table-cell>
          <table:table-cell office:value-type="float" office:value="301.82853" calcext:value-type="float">
            <text:p>301.82853</text:p>
          </table:table-cell>
          <table:table-cell office:value-type="float" office:value="208.35858" calcext:value-type="float">
            <text:p>208.358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6.32695" calcext:value-type="float">
            <text:p>-766.32695</text:p>
          </table:table-cell>
          <table:table-cell office:value-type="float" office:value="663.07412" calcext:value-type="float">
            <text:p>663.07412</text:p>
          </table:table-cell>
          <table:table-cell office:value-type="float" office:value="-103.25283" calcext:value-type="float">
            <text:p>-103.25283</text:p>
          </table:table-cell>
          <table:table-cell office:value-type="float" office:value="158.44136" calcext:value-type="float">
            <text:p>158.441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00" calcext:value-type="float">
            <text:p>81200</text:p>
          </table:table-cell>
          <table:table-cell office:value-type="float" office:value="312.52053" calcext:value-type="float">
            <text:p>312.52053</text:p>
          </table:table-cell>
          <table:table-cell office:value-type="float" office:value="338.57874" calcext:value-type="float">
            <text:p>338.578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18866" calcext:value-type="float">
            <text:p>-770.18866</text:p>
          </table:table-cell>
          <table:table-cell office:value-type="float" office:value="686.56291" calcext:value-type="float">
            <text:p>686.56291</text:p>
          </table:table-cell>
          <table:table-cell office:value-type="float" office:value="-83.625747" calcext:value-type="float">
            <text:p>-83.625747</text:p>
          </table:table-cell>
          <table:table-cell office:value-type="float" office:value="212.43008" calcext:value-type="float">
            <text:p>212.43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00" calcext:value-type="float">
            <text:p>81300</text:p>
          </table:table-cell>
          <table:table-cell office:value-type="float" office:value="299.01359" calcext:value-type="float">
            <text:p>299.01359</text:p>
          </table:table-cell>
          <table:table-cell office:value-type="float" office:value="-11.23459" calcext:value-type="float">
            <text:p>-11.234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78805" calcext:value-type="float">
            <text:p>-773.78805</text:p>
          </table:table-cell>
          <table:table-cell office:value-type="float" office:value="656.89011" calcext:value-type="float">
            <text:p>656.89011</text:p>
          </table:table-cell>
          <table:table-cell office:value-type="float" office:value="-116.89794" calcext:value-type="float">
            <text:p>-116.89794</text:p>
          </table:table-cell>
          <table:table-cell office:value-type="float" office:value="-158.75658" calcext:value-type="float">
            <text:p>-158.756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00" calcext:value-type="float">
            <text:p>81400</text:p>
          </table:table-cell>
          <table:table-cell office:value-type="float" office:value="278.54782" calcext:value-type="float">
            <text:p>278.54782</text:p>
          </table:table-cell>
          <table:table-cell office:value-type="float" office:value="-278.77331" calcext:value-type="float">
            <text:p>-278.773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58778" calcext:value-type="float">
            <text:p>-764.58778</text:p>
          </table:table-cell>
          <table:table-cell office:value-type="float" office:value="611.92973" calcext:value-type="float">
            <text:p>611.92973</text:p>
          </table:table-cell>
          <table:table-cell office:value-type="float" office:value="-152.65806" calcext:value-type="float">
            <text:p>-152.65806</text:p>
          </table:table-cell>
          <table:table-cell office:value-type="float" office:value="-235.90767" calcext:value-type="float">
            <text:p>-235.907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00" calcext:value-type="float">
            <text:p>81500</text:p>
          </table:table-cell>
          <table:table-cell office:value-type="float" office:value="291.82528" calcext:value-type="float">
            <text:p>291.82528</text:p>
          </table:table-cell>
          <table:table-cell office:value-type="float" office:value="-189.52633" calcext:value-type="float">
            <text:p>-189.526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27406" calcext:value-type="float">
            <text:p>-777.27406</text:p>
          </table:table-cell>
          <table:table-cell office:value-type="float" office:value="641.09842" calcext:value-type="float">
            <text:p>641.09842</text:p>
          </table:table-cell>
          <table:table-cell office:value-type="float" office:value="-136.17564" calcext:value-type="float">
            <text:p>-136.17564</text:p>
          </table:table-cell>
          <table:table-cell office:value-type="float" office:value="24.660885" calcext:value-type="float">
            <text:p>24.660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00" calcext:value-type="float">
            <text:p>81600</text:p>
          </table:table-cell>
          <table:table-cell office:value-type="float" office:value="293.33499" calcext:value-type="float">
            <text:p>293.33499</text:p>
          </table:table-cell>
          <table:table-cell office:value-type="float" office:value="-337.46006" calcext:value-type="float">
            <text:p>-337.460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99455" calcext:value-type="float">
            <text:p>-747.99455</text:p>
          </table:table-cell>
          <table:table-cell office:value-type="float" office:value="644.41503" calcext:value-type="float">
            <text:p>644.41503</text:p>
          </table:table-cell>
          <table:table-cell office:value-type="float" office:value="-103.57952" calcext:value-type="float">
            <text:p>-103.57952</text:p>
          </table:table-cell>
          <table:table-cell office:value-type="float" office:value="-144.59987" calcext:value-type="float">
            <text:p>-144.599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00" calcext:value-type="float">
            <text:p>81700</text:p>
          </table:table-cell>
          <table:table-cell office:value-type="float" office:value="286.01778" calcext:value-type="float">
            <text:p>286.01778</text:p>
          </table:table-cell>
          <table:table-cell office:value-type="float" office:value="-309.6283" calcext:value-type="float">
            <text:p>-309.6283</text:p>
          </table:table-cell>
          <table:table-cell office:value-type="float" office:value="81000" calcext:value-type="float">
            <text:p>81000</text:p>
          </table:table-cell>
          <table:table-cell office:value-type="float" office:value="-714.48033" calcext:value-type="float">
            <text:p>-714.48033</text:p>
          </table:table-cell>
          <table:table-cell office:value-type="float" office:value="628.34015" calcext:value-type="float">
            <text:p>628.34015</text:p>
          </table:table-cell>
          <table:table-cell office:value-type="float" office:value="-86.140178" calcext:value-type="float">
            <text:p>-86.140178</text:p>
          </table:table-cell>
          <table:table-cell office:value-type="float" office:value="-92.354804" calcext:value-type="float">
            <text:p>-92.354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00" calcext:value-type="float">
            <text:p>81800</text:p>
          </table:table-cell>
          <table:table-cell office:value-type="float" office:value="307.65164" calcext:value-type="float">
            <text:p>307.65164</text:p>
          </table:table-cell>
          <table:table-cell office:value-type="float" office:value="-845.40811" calcext:value-type="float">
            <text:p>-845.408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53446" calcext:value-type="float">
            <text:p>-760.53446</text:p>
          </table:table-cell>
          <table:table-cell office:value-type="float" office:value="675.86666" calcext:value-type="float">
            <text:p>675.86666</text:p>
          </table:table-cell>
          <table:table-cell office:value-type="float" office:value="-84.667801" calcext:value-type="float">
            <text:p>-84.667801</text:p>
          </table:table-cell>
          <table:table-cell office:value-type="float" office:value="-320.71198" calcext:value-type="float">
            <text:p>-320.71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00" calcext:value-type="float">
            <text:p>81900</text:p>
          </table:table-cell>
          <table:table-cell office:value-type="float" office:value="288.23019" calcext:value-type="float">
            <text:p>288.23019</text:p>
          </table:table-cell>
          <table:table-cell office:value-type="float" office:value="-319.67881" calcext:value-type="float">
            <text:p>-319.678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82564" calcext:value-type="float">
            <text:p>-725.82564</text:p>
          </table:table-cell>
          <table:table-cell office:value-type="float" office:value="633.2005" calcext:value-type="float">
            <text:p>633.2005</text:p>
          </table:table-cell>
          <table:table-cell office:value-type="float" office:value="-92.625141" calcext:value-type="float">
            <text:p>-92.625141</text:p>
          </table:table-cell>
          <table:table-cell office:value-type="float" office:value="-147.91483" calcext:value-type="float">
            <text:p>-147.91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00" calcext:value-type="float">
            <text:p>82000</text:p>
          </table:table-cell>
          <table:table-cell office:value-type="float" office:value="297.753" calcext:value-type="float">
            <text:p>297.753</text:p>
          </table:table-cell>
          <table:table-cell office:value-type="float" office:value="-45.811619" calcext:value-type="float">
            <text:p>-45.81161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78999" calcext:value-type="float">
            <text:p>-752.78999</text:p>
          </table:table-cell>
          <table:table-cell office:value-type="float" office:value="654.12077" calcext:value-type="float">
            <text:p>654.12077</text:p>
          </table:table-cell>
          <table:table-cell office:value-type="float" office:value="-98.669225" calcext:value-type="float">
            <text:p>-98.669225</text:p>
          </table:table-cell>
          <table:table-cell office:value-type="float" office:value="93.5404" calcext:value-type="float">
            <text:p>93.5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00" calcext:value-type="float">
            <text:p>82100</text:p>
          </table:table-cell>
          <table:table-cell office:value-type="float" office:value="291.86765" calcext:value-type="float">
            <text:p>291.86765</text:p>
          </table:table-cell>
          <table:table-cell office:value-type="float" office:value="271.36417" calcext:value-type="float">
            <text:p>271.364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3581" calcext:value-type="float">
            <text:p>-746.3581</text:p>
          </table:table-cell>
          <table:table-cell office:value-type="float" office:value="641.1915" calcext:value-type="float">
            <text:p>641.1915</text:p>
          </table:table-cell>
          <table:table-cell office:value-type="float" office:value="-105.1666" calcext:value-type="float">
            <text:p>-105.1666</text:p>
          </table:table-cell>
          <table:table-cell office:value-type="float" office:value="160.54659" calcext:value-type="float">
            <text:p>160.54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00" calcext:value-type="float">
            <text:p>82200</text:p>
          </table:table-cell>
          <table:table-cell office:value-type="float" office:value="298.45739" calcext:value-type="float">
            <text:p>298.45739</text:p>
          </table:table-cell>
          <table:table-cell office:value-type="float" office:value="-98.713896" calcext:value-type="float">
            <text:p>-98.7138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19945" calcext:value-type="float">
            <text:p>-786.19945</text:p>
          </table:table-cell>
          <table:table-cell office:value-type="float" office:value="655.66821" calcext:value-type="float">
            <text:p>655.66821</text:p>
          </table:table-cell>
          <table:table-cell office:value-type="float" office:value="-130.53124" calcext:value-type="float">
            <text:p>-130.53124</text:p>
          </table:table-cell>
          <table:table-cell office:value-type="float" office:value="47.071149" calcext:value-type="float">
            <text:p>47.071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00" calcext:value-type="float">
            <text:p>82300</text:p>
          </table:table-cell>
          <table:table-cell office:value-type="float" office:value="281.20118" calcext:value-type="float">
            <text:p>281.20118</text:p>
          </table:table-cell>
          <table:table-cell office:value-type="float" office:value="65.34414" calcext:value-type="float">
            <text:p>65.344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93768" calcext:value-type="float">
            <text:p>-776.93768</text:p>
          </table:table-cell>
          <table:table-cell office:value-type="float" office:value="617.75879" calcext:value-type="float">
            <text:p>617.75879</text:p>
          </table:table-cell>
          <table:table-cell office:value-type="float" office:value="-159.17889" calcext:value-type="float">
            <text:p>-159.17889</text:p>
          </table:table-cell>
          <table:table-cell office:value-type="float" office:value="-32.227342" calcext:value-type="float">
            <text:p>-32.2273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00" calcext:value-type="float">
            <text:p>82400</text:p>
          </table:table-cell>
          <table:table-cell office:value-type="float" office:value="289.99933" calcext:value-type="float">
            <text:p>289.99933</text:p>
          </table:table-cell>
          <table:table-cell office:value-type="float" office:value="200.95872" calcext:value-type="float">
            <text:p>200.958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64904" calcext:value-type="float">
            <text:p>-770.64904</text:p>
          </table:table-cell>
          <table:table-cell office:value-type="float" office:value="637.08705" calcext:value-type="float">
            <text:p>637.08705</text:p>
          </table:table-cell>
          <table:table-cell office:value-type="float" office:value="-133.56198" calcext:value-type="float">
            <text:p>-133.56198</text:p>
          </table:table-cell>
          <table:table-cell office:value-type="float" office:value="-5.1578783" calcext:value-type="float">
            <text:p>-5.1578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00" calcext:value-type="float">
            <text:p>82500</text:p>
          </table:table-cell>
          <table:table-cell office:value-type="float" office:value="302.43186" calcext:value-type="float">
            <text:p>302.43186</text:p>
          </table:table-cell>
          <table:table-cell office:value-type="float" office:value="358.55788" calcext:value-type="float">
            <text:p>358.557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4.63819" calcext:value-type="float">
            <text:p>-764.63819</text:p>
          </table:table-cell>
          <table:table-cell office:value-type="float" office:value="664.39954" calcext:value-type="float">
            <text:p>664.39954</text:p>
          </table:table-cell>
          <table:table-cell office:value-type="float" office:value="-100.23865" calcext:value-type="float">
            <text:p>-100.23865</text:p>
          </table:table-cell>
          <table:table-cell office:value-type="float" office:value="108.55909" calcext:value-type="float">
            <text:p>108.55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00" calcext:value-type="float">
            <text:p>82600</text:p>
          </table:table-cell>
          <table:table-cell office:value-type="float" office:value="303.7033" calcext:value-type="float">
            <text:p>303.7033</text:p>
          </table:table-cell>
          <table:table-cell office:value-type="float" office:value="185.78371" calcext:value-type="float">
            <text:p>185.783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19195" calcext:value-type="float">
            <text:p>-759.19195</text:p>
          </table:table-cell>
          <table:table-cell office:value-type="float" office:value="667.19271" calcext:value-type="float">
            <text:p>667.19271</text:p>
          </table:table-cell>
          <table:table-cell office:value-type="float" office:value="-91.999236" calcext:value-type="float">
            <text:p>-91.999236</text:p>
          </table:table-cell>
          <table:table-cell office:value-type="float" office:value="79.466312" calcext:value-type="float">
            <text:p>79.466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00" calcext:value-type="float">
            <text:p>82700</text:p>
          </table:table-cell>
          <table:table-cell office:value-type="float" office:value="295.7964" calcext:value-type="float">
            <text:p>295.7964</text:p>
          </table:table-cell>
          <table:table-cell office:value-type="float" office:value="227.99492" calcext:value-type="float">
            <text:p>227.994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09159" calcext:value-type="float">
            <text:p>-747.09159</text:p>
          </table:table-cell>
          <table:table-cell office:value-type="float" office:value="649.82239" calcext:value-type="float">
            <text:p>649.82239</text:p>
          </table:table-cell>
          <table:table-cell office:value-type="float" office:value="-97.269199" calcext:value-type="float">
            <text:p>-97.269199</text:p>
          </table:table-cell>
          <table:table-cell office:value-type="float" office:value="23.082218" calcext:value-type="float">
            <text:p>23.082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00" calcext:value-type="float">
            <text:p>82800</text:p>
          </table:table-cell>
          <table:table-cell office:value-type="float" office:value="298.41973" calcext:value-type="float">
            <text:p>298.41973</text:p>
          </table:table-cell>
          <table:table-cell office:value-type="float" office:value="188.99739" calcext:value-type="float">
            <text:p>188.997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58213" calcext:value-type="float">
            <text:p>-750.58213</text:p>
          </table:table-cell>
          <table:table-cell office:value-type="float" office:value="655.58547" calcext:value-type="float">
            <text:p>655.58547</text:p>
          </table:table-cell>
          <table:table-cell office:value-type="float" office:value="-94.996657" calcext:value-type="float">
            <text:p>-94.996657</text:p>
          </table:table-cell>
          <table:table-cell office:value-type="float" office:value="4.9430313" calcext:value-type="float">
            <text:p>4.9430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00" calcext:value-type="float">
            <text:p>82900</text:p>
          </table:table-cell>
          <table:table-cell office:value-type="float" office:value="298.38409" calcext:value-type="float">
            <text:p>298.38409</text:p>
          </table:table-cell>
          <table:table-cell office:value-type="float" office:value="-378.1949" calcext:value-type="float">
            <text:p>-378.19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91787" calcext:value-type="float">
            <text:p>-759.91787</text:p>
          </table:table-cell>
          <table:table-cell office:value-type="float" office:value="655.50717" calcext:value-type="float">
            <text:p>655.50717</text:p>
          </table:table-cell>
          <table:table-cell office:value-type="float" office:value="-104.4107" calcext:value-type="float">
            <text:p>-104.4107</text:p>
          </table:table-cell>
          <table:table-cell office:value-type="float" office:value="-35.87009" calcext:value-type="float">
            <text:p>-35.8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00" calcext:value-type="float">
            <text:p>83000</text:p>
          </table:table-cell>
          <table:table-cell office:value-type="float" office:value="284.36925" calcext:value-type="float">
            <text:p>284.36925</text:p>
          </table:table-cell>
          <table:table-cell office:value-type="float" office:value="-460.48433" calcext:value-type="float">
            <text:p>-460.484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40126" calcext:value-type="float">
            <text:p>-742.40126</text:p>
          </table:table-cell>
          <table:table-cell office:value-type="float" office:value="624.71858" calcext:value-type="float">
            <text:p>624.71858</text:p>
          </table:table-cell>
          <table:table-cell office:value-type="float" office:value="-117.68267" calcext:value-type="float">
            <text:p>-117.68267</text:p>
          </table:table-cell>
          <table:table-cell office:value-type="float" office:value="-91.583795" calcext:value-type="float">
            <text:p>-91.583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00" calcext:value-type="float">
            <text:p>83100</text:p>
          </table:table-cell>
          <table:table-cell office:value-type="float" office:value="298.32527" calcext:value-type="float">
            <text:p>298.32527</text:p>
          </table:table-cell>
          <table:table-cell office:value-type="float" office:value="-415.28848" calcext:value-type="float">
            <text:p>-415.2884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06786" calcext:value-type="float">
            <text:p>-760.06786</text:p>
          </table:table-cell>
          <table:table-cell office:value-type="float" office:value="655.37796" calcext:value-type="float">
            <text:p>655.37796</text:p>
          </table:table-cell>
          <table:table-cell office:value-type="float" office:value="-104.6899" calcext:value-type="float">
            <text:p>-104.6899</text:p>
          </table:table-cell>
          <table:table-cell office:value-type="float" office:value="-42.866518" calcext:value-type="float">
            <text:p>-42.866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00" calcext:value-type="float">
            <text:p>83200</text:p>
          </table:table-cell>
          <table:table-cell office:value-type="float" office:value="297.25112" calcext:value-type="float">
            <text:p>297.25112</text:p>
          </table:table-cell>
          <table:table-cell office:value-type="float" office:value="71.577829" calcext:value-type="float">
            <text:p>71.5778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60826" calcext:value-type="float">
            <text:p>-727.60826</text:p>
          </table:table-cell>
          <table:table-cell office:value-type="float" office:value="653.01821" calcext:value-type="float">
            <text:p>653.01821</text:p>
          </table:table-cell>
          <table:table-cell office:value-type="float" office:value="-74.590054" calcext:value-type="float">
            <text:p>-74.590054</text:p>
          </table:table-cell>
          <table:table-cell office:value-type="float" office:value="151.02471" calcext:value-type="float">
            <text:p>151.02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00" calcext:value-type="float">
            <text:p>83300</text:p>
          </table:table-cell>
          <table:table-cell office:value-type="float" office:value="315.33178" calcext:value-type="float">
            <text:p>315.33178</text:p>
          </table:table-cell>
          <table:table-cell office:value-type="float" office:value="-159.12677" calcext:value-type="float">
            <text:p>-159.126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95521" calcext:value-type="float">
            <text:p>-737.95521</text:p>
          </table:table-cell>
          <table:table-cell office:value-type="float" office:value="692.73882" calcext:value-type="float">
            <text:p>692.73882</text:p>
          </table:table-cell>
          <table:table-cell office:value-type="float" office:value="-45.216388" calcext:value-type="float">
            <text:p>-45.216388</text:p>
          </table:table-cell>
          <table:table-cell office:value-type="float" office:value="55.375663" calcext:value-type="float">
            <text:p>55.375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00" calcext:value-type="float">
            <text:p>83400</text:p>
          </table:table-cell>
          <table:table-cell office:value-type="float" office:value="305.66162" calcext:value-type="float">
            <text:p>305.66162</text:p>
          </table:table-cell>
          <table:table-cell office:value-type="float" office:value="148.6243" calcext:value-type="float">
            <text:p>148.62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5.22995" calcext:value-type="float">
            <text:p>-735.22995</text:p>
          </table:table-cell>
          <table:table-cell office:value-type="float" office:value="671.49488" calcext:value-type="float">
            <text:p>671.49488</text:p>
          </table:table-cell>
          <table:table-cell office:value-type="float" office:value="-63.735071" calcext:value-type="float">
            <text:p>-63.735071</text:p>
          </table:table-cell>
          <table:table-cell office:value-type="float" office:value="285.37684" calcext:value-type="float">
            <text:p>285.376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00" calcext:value-type="float">
            <text:p>83500</text:p>
          </table:table-cell>
          <table:table-cell office:value-type="float" office:value="289.3199" calcext:value-type="float">
            <text:p>289.3199</text:p>
          </table:table-cell>
          <table:table-cell office:value-type="float" office:value="150.77599" calcext:value-type="float">
            <text:p>150.775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30856" calcext:value-type="float">
            <text:p>-752.30856</text:p>
          </table:table-cell>
          <table:table-cell office:value-type="float" office:value="635.59445" calcext:value-type="float">
            <text:p>635.59445</text:p>
          </table:table-cell>
          <table:table-cell office:value-type="float" office:value="-116.71411" calcext:value-type="float">
            <text:p>-116.71411</text:p>
          </table:table-cell>
          <table:table-cell office:value-type="float" office:value="-48.019586" calcext:value-type="float">
            <text:p>-48.019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00" calcext:value-type="float">
            <text:p>83600</text:p>
          </table:table-cell>
          <table:table-cell office:value-type="float" office:value="291.13101" calcext:value-type="float">
            <text:p>291.13101</text:p>
          </table:table-cell>
          <table:table-cell office:value-type="float" office:value="296.44825" calcext:value-type="float">
            <text:p>296.448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60556" calcext:value-type="float">
            <text:p>-757.60556</text:p>
          </table:table-cell>
          <table:table-cell office:value-type="float" office:value="639.5732" calcext:value-type="float">
            <text:p>639.5732</text:p>
          </table:table-cell>
          <table:table-cell office:value-type="float" office:value="-118.03236" calcext:value-type="float">
            <text:p>-118.03236</text:p>
          </table:table-cell>
          <table:table-cell office:value-type="float" office:value="144.45792" calcext:value-type="float">
            <text:p>144.457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00" calcext:value-type="float">
            <text:p>83700</text:p>
          </table:table-cell>
          <table:table-cell office:value-type="float" office:value="305.69094" calcext:value-type="float">
            <text:p>305.69094</text:p>
          </table:table-cell>
          <table:table-cell office:value-type="float" office:value="-173.20307" calcext:value-type="float">
            <text:p>-173.203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60121" calcext:value-type="float">
            <text:p>-779.60121</text:p>
          </table:table-cell>
          <table:table-cell office:value-type="float" office:value="671.55929" calcext:value-type="float">
            <text:p>671.55929</text:p>
          </table:table-cell>
          <table:table-cell office:value-type="float" office:value="-108.04191" calcext:value-type="float">
            <text:p>-108.04191</text:p>
          </table:table-cell>
          <table:table-cell office:value-type="float" office:value="-40.544483" calcext:value-type="float">
            <text:p>-40.544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00" calcext:value-type="float">
            <text:p>83800</text:p>
          </table:table-cell>
          <table:table-cell office:value-type="float" office:value="292.54856" calcext:value-type="float">
            <text:p>292.54856</text:p>
          </table:table-cell>
          <table:table-cell office:value-type="float" office:value="-317.52123" calcext:value-type="float">
            <text:p>-317.521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63526" calcext:value-type="float">
            <text:p>-738.63526</text:p>
          </table:table-cell>
          <table:table-cell office:value-type="float" office:value="642.68735" calcext:value-type="float">
            <text:p>642.68735</text:p>
          </table:table-cell>
          <table:table-cell office:value-type="float" office:value="-95.947904" calcext:value-type="float">
            <text:p>-95.947904</text:p>
          </table:table-cell>
          <table:table-cell office:value-type="float" office:value="-231.33957" calcext:value-type="float">
            <text:p>-231.33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00" calcext:value-type="float">
            <text:p>83900</text:p>
          </table:table-cell>
          <table:table-cell office:value-type="float" office:value="302.25592" calcext:value-type="float">
            <text:p>302.25592</text:p>
          </table:table-cell>
          <table:table-cell office:value-type="float" office:value="402.81633" calcext:value-type="float">
            <text:p>402.816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90056" calcext:value-type="float">
            <text:p>-752.90056</text:p>
          </table:table-cell>
          <table:table-cell office:value-type="float" office:value="664.01303" calcext:value-type="float">
            <text:p>664.01303</text:p>
          </table:table-cell>
          <table:table-cell office:value-type="float" office:value="-88.887535" calcext:value-type="float">
            <text:p>-88.887535</text:p>
          </table:table-cell>
          <table:table-cell office:value-type="float" office:value="164.09999" calcext:value-type="float">
            <text:p>164.09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00" calcext:value-type="float">
            <text:p>84000</text:p>
          </table:table-cell>
          <table:table-cell office:value-type="float" office:value="313.88993" calcext:value-type="float">
            <text:p>313.88993</text:p>
          </table:table-cell>
          <table:table-cell office:value-type="float" office:value="125.04157" calcext:value-type="float">
            <text:p>125.041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60764" calcext:value-type="float">
            <text:p>-779.60764</text:p>
          </table:table-cell>
          <table:table-cell office:value-type="float" office:value="689.5713" calcext:value-type="float">
            <text:p>689.5713</text:p>
          </table:table-cell>
          <table:table-cell office:value-type="float" office:value="-90.036347" calcext:value-type="float">
            <text:p>-90.036347</text:p>
          </table:table-cell>
          <table:table-cell office:value-type="float" office:value="-38.100193" calcext:value-type="float">
            <text:p>-38.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00" calcext:value-type="float">
            <text:p>84100</text:p>
          </table:table-cell>
          <table:table-cell office:value-type="float" office:value="291.98956" calcext:value-type="float">
            <text:p>291.98956</text:p>
          </table:table-cell>
          <table:table-cell office:value-type="float" office:value="60.461784" calcext:value-type="float">
            <text:p>60.4617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50013" calcext:value-type="float">
            <text:p>-757.50013</text:p>
          </table:table-cell>
          <table:table-cell office:value-type="float" office:value="641.45931" calcext:value-type="float">
            <text:p>641.45931</text:p>
          </table:table-cell>
          <table:table-cell office:value-type="float" office:value="-116.04082" calcext:value-type="float">
            <text:p>-116.04082</text:p>
          </table:table-cell>
          <table:table-cell office:value-type="float" office:value="211.95371" calcext:value-type="float">
            <text:p>211.95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00" calcext:value-type="float">
            <text:p>84200</text:p>
          </table:table-cell>
          <table:table-cell office:value-type="float" office:value="283.55761" calcext:value-type="float">
            <text:p>283.55761</text:p>
          </table:table-cell>
          <table:table-cell office:value-type="float" office:value="-33.342454" calcext:value-type="float">
            <text:p>-33.34245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20627" calcext:value-type="float">
            <text:p>-763.20627</text:p>
          </table:table-cell>
          <table:table-cell office:value-type="float" office:value="622.93553" calcext:value-type="float">
            <text:p>622.93553</text:p>
          </table:table-cell>
          <table:table-cell office:value-type="float" office:value="-140.27074" calcext:value-type="float">
            <text:p>-140.27074</text:p>
          </table:table-cell>
          <table:table-cell office:value-type="float" office:value="95.227014" calcext:value-type="float">
            <text:p>95.227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00" calcext:value-type="float">
            <text:p>84300</text:p>
          </table:table-cell>
          <table:table-cell office:value-type="float" office:value="293.48269" calcext:value-type="float">
            <text:p>293.48269</text:p>
          </table:table-cell>
          <table:table-cell office:value-type="float" office:value="187.21196" calcext:value-type="float">
            <text:p>187.211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93491" calcext:value-type="float">
            <text:p>-767.93491</text:p>
          </table:table-cell>
          <table:table-cell office:value-type="float" office:value="644.73949" calcext:value-type="float">
            <text:p>644.73949</text:p>
          </table:table-cell>
          <table:table-cell office:value-type="float" office:value="-123.19541" calcext:value-type="float">
            <text:p>-123.19541</text:p>
          </table:table-cell>
          <table:table-cell office:value-type="float" office:value="96.39453" calcext:value-type="float">
            <text:p>96.39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00" calcext:value-type="float">
            <text:p>84400</text:p>
          </table:table-cell>
          <table:table-cell office:value-type="float" office:value="306.2228" calcext:value-type="float">
            <text:p>306.2228</text:p>
          </table:table-cell>
          <table:table-cell office:value-type="float" office:value="-35.442702" calcext:value-type="float">
            <text:p>-35.4427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49777" calcext:value-type="float">
            <text:p>-750.49777</text:p>
          </table:table-cell>
          <table:table-cell office:value-type="float" office:value="672.72771" calcext:value-type="float">
            <text:p>672.72771</text:p>
          </table:table-cell>
          <table:table-cell office:value-type="float" office:value="-77.770053" calcext:value-type="float">
            <text:p>-77.770053</text:p>
          </table:table-cell>
          <table:table-cell office:value-type="float" office:value="-7.1980258" calcext:value-type="float">
            <text:p>-7.1980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00" calcext:value-type="float">
            <text:p>84500</text:p>
          </table:table-cell>
          <table:table-cell office:value-type="float" office:value="312.68193" calcext:value-type="float">
            <text:p>312.68193</text:p>
          </table:table-cell>
          <table:table-cell office:value-type="float" office:value="-473.95153" calcext:value-type="float">
            <text:p>-473.951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68341" calcext:value-type="float">
            <text:p>-772.68341</text:p>
          </table:table-cell>
          <table:table-cell office:value-type="float" office:value="686.91749" calcext:value-type="float">
            <text:p>686.91749</text:p>
          </table:table-cell>
          <table:table-cell office:value-type="float" office:value="-85.76592" calcext:value-type="float">
            <text:p>-85.76592</text:p>
          </table:table-cell>
          <table:table-cell office:value-type="float" office:value="-255.00917" calcext:value-type="float">
            <text:p>-255.00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00" calcext:value-type="float">
            <text:p>84600</text:p>
          </table:table-cell>
          <table:table-cell office:value-type="float" office:value="300.39465" calcext:value-type="float">
            <text:p>300.39465</text:p>
          </table:table-cell>
          <table:table-cell office:value-type="float" office:value="-321.9904" calcext:value-type="float">
            <text:p>-321.99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33164" calcext:value-type="float">
            <text:p>-777.33164</text:p>
          </table:table-cell>
          <table:table-cell office:value-type="float" office:value="659.92408" calcext:value-type="float">
            <text:p>659.92408</text:p>
          </table:table-cell>
          <table:table-cell office:value-type="float" office:value="-117.40756" calcext:value-type="float">
            <text:p>-117.40756</text:p>
          </table:table-cell>
          <table:table-cell office:value-type="float" office:value="-142.35789" calcext:value-type="float">
            <text:p>-142.35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00" calcext:value-type="float">
            <text:p>84700</text:p>
          </table:table-cell>
          <table:table-cell office:value-type="float" office:value="298.50589" calcext:value-type="float">
            <text:p>298.50589</text:p>
          </table:table-cell>
          <table:table-cell office:value-type="float" office:value="-677.63529" calcext:value-type="float">
            <text:p>-677.635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96712" calcext:value-type="float">
            <text:p>-775.96712</text:p>
          </table:table-cell>
          <table:table-cell office:value-type="float" office:value="655.77476" calcext:value-type="float">
            <text:p>655.77476</text:p>
          </table:table-cell>
          <table:table-cell office:value-type="float" office:value="-120.19236" calcext:value-type="float">
            <text:p>-120.19236</text:p>
          </table:table-cell>
          <table:table-cell office:value-type="float" office:value="-356.71473" calcext:value-type="float">
            <text:p>-356.714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00" calcext:value-type="float">
            <text:p>84800</text:p>
          </table:table-cell>
          <table:table-cell office:value-type="float" office:value="304.96929" calcext:value-type="float">
            <text:p>304.96929</text:p>
          </table:table-cell>
          <table:table-cell office:value-type="float" office:value="-53.549937" calcext:value-type="float">
            <text:p>-53.5499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80089" calcext:value-type="float">
            <text:p>-769.80089</text:p>
          </table:table-cell>
          <table:table-cell office:value-type="float" office:value="669.97393" calcext:value-type="float">
            <text:p>669.97393</text:p>
          </table:table-cell>
          <table:table-cell office:value-type="float" office:value="-99.826962" calcext:value-type="float">
            <text:p>-99.826962</text:p>
          </table:table-cell>
          <table:table-cell office:value-type="float" office:value="44.583734" calcext:value-type="float">
            <text:p>44.583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00" calcext:value-type="float">
            <text:p>84900</text:p>
          </table:table-cell>
          <table:table-cell office:value-type="float" office:value="305.67996" calcext:value-type="float">
            <text:p>305.67996</text:p>
          </table:table-cell>
          <table:table-cell office:value-type="float" office:value="6.9807173" calcext:value-type="float">
            <text:p>6.98071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03073" calcext:value-type="float">
            <text:p>-737.03073</text:p>
          </table:table-cell>
          <table:table-cell office:value-type="float" office:value="671.53516" calcext:value-type="float">
            <text:p>671.53516</text:p>
          </table:table-cell>
          <table:table-cell office:value-type="float" office:value="-65.495566" calcext:value-type="float">
            <text:p>-65.495566</text:p>
          </table:table-cell>
          <table:table-cell office:value-type="float" office:value="-24.383686" calcext:value-type="float">
            <text:p>-24.383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00" calcext:value-type="float">
            <text:p>85000</text:p>
          </table:table-cell>
          <table:table-cell office:value-type="float" office:value="327.53064" calcext:value-type="float">
            <text:p>327.53064</text:p>
          </table:table-cell>
          <table:table-cell office:value-type="float" office:value="73.022753" calcext:value-type="float">
            <text:p>73.0227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05608" calcext:value-type="float">
            <text:p>-737.05608</text:p>
          </table:table-cell>
          <table:table-cell office:value-type="float" office:value="719.53798" calcext:value-type="float">
            <text:p>719.53798</text:p>
          </table:table-cell>
          <table:table-cell office:value-type="float" office:value="-17.518099" calcext:value-type="float">
            <text:p>-17.518099</text:p>
          </table:table-cell>
          <table:table-cell office:value-type="float" office:value="-129.22374" calcext:value-type="float">
            <text:p>-129.22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00" calcext:value-type="float">
            <text:p>85100</text:p>
          </table:table-cell>
          <table:table-cell office:value-type="float" office:value="313.84688" calcext:value-type="float">
            <text:p>313.84688</text:p>
          </table:table-cell>
          <table:table-cell office:value-type="float" office:value="614.70982" calcext:value-type="float">
            <text:p>614.709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0881" calcext:value-type="float">
            <text:p>-752.0881</text:p>
          </table:table-cell>
          <table:table-cell office:value-type="float" office:value="689.47672" calcext:value-type="float">
            <text:p>689.47672</text:p>
          </table:table-cell>
          <table:table-cell office:value-type="float" office:value="-62.611381" calcext:value-type="float">
            <text:p>-62.611381</text:p>
          </table:table-cell>
          <table:table-cell office:value-type="float" office:value="94.163255" calcext:value-type="float">
            <text:p>94.163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00" calcext:value-type="float">
            <text:p>85200</text:p>
          </table:table-cell>
          <table:table-cell office:value-type="float" office:value="302.99012" calcext:value-type="float">
            <text:p>302.99012</text:p>
          </table:table-cell>
          <table:table-cell office:value-type="float" office:value="216.66555" calcext:value-type="float">
            <text:p>216.665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40429" calcext:value-type="float">
            <text:p>-753.40429</text:p>
          </table:table-cell>
          <table:table-cell office:value-type="float" office:value="665.62596" calcext:value-type="float">
            <text:p>665.62596</text:p>
          </table:table-cell>
          <table:table-cell office:value-type="float" office:value="-87.77833" calcext:value-type="float">
            <text:p>-87.77833</text:p>
          </table:table-cell>
          <table:table-cell office:value-type="float" office:value="-74.855731" calcext:value-type="float">
            <text:p>-74.855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00" calcext:value-type="float">
            <text:p>85300</text:p>
          </table:table-cell>
          <table:table-cell office:value-type="float" office:value="293.71083" calcext:value-type="float">
            <text:p>293.71083</text:p>
          </table:table-cell>
          <table:table-cell office:value-type="float" office:value="578.11375" calcext:value-type="float">
            <text:p>578.113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05094" calcext:value-type="float">
            <text:p>-752.05094</text:p>
          </table:table-cell>
          <table:table-cell office:value-type="float" office:value="645.2407" calcext:value-type="float">
            <text:p>645.2407</text:p>
          </table:table-cell>
          <table:table-cell office:value-type="float" office:value="-106.81024" calcext:value-type="float">
            <text:p>-106.81024</text:p>
          </table:table-cell>
          <table:table-cell office:value-type="float" office:value="310.68938" calcext:value-type="float">
            <text:p>310.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00" calcext:value-type="float">
            <text:p>85400</text:p>
          </table:table-cell>
          <table:table-cell office:value-type="float" office:value="283.27092" calcext:value-type="float">
            <text:p>283.27092</text:p>
          </table:table-cell>
          <table:table-cell office:value-type="float" office:value="280.10605" calcext:value-type="float">
            <text:p>280.106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83843" calcext:value-type="float">
            <text:p>-740.83843</text:p>
          </table:table-cell>
          <table:table-cell office:value-type="float" office:value="622.30571" calcext:value-type="float">
            <text:p>622.30571</text:p>
          </table:table-cell>
          <table:table-cell office:value-type="float" office:value="-118.53271" calcext:value-type="float">
            <text:p>-118.53271</text:p>
          </table:table-cell>
          <table:table-cell office:value-type="float" office:value="8.1669149" calcext:value-type="float">
            <text:p>8.1669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00" calcext:value-type="float">
            <text:p>85500</text:p>
          </table:table-cell>
          <table:table-cell office:value-type="float" office:value="297.58293" calcext:value-type="float">
            <text:p>297.58293</text:p>
          </table:table-cell>
          <table:table-cell office:value-type="float" office:value="96.731438" calcext:value-type="float">
            <text:p>96.7314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3.99512" calcext:value-type="float">
            <text:p>-733.99512</text:p>
          </table:table-cell>
          <table:table-cell office:value-type="float" office:value="653.74714" calcext:value-type="float">
            <text:p>653.74714</text:p>
          </table:table-cell>
          <table:table-cell office:value-type="float" office:value="-80.24798" calcext:value-type="float">
            <text:p>-80.24798</text:p>
          </table:table-cell>
          <table:table-cell office:value-type="float" office:value="-45.671817" calcext:value-type="float">
            <text:p>-45.671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00" calcext:value-type="float">
            <text:p>85600</text:p>
          </table:table-cell>
          <table:table-cell office:value-type="float" office:value="299.67373" calcext:value-type="float">
            <text:p>299.67373</text:p>
          </table:table-cell>
          <table:table-cell office:value-type="float" office:value="292.6508" calcext:value-type="float">
            <text:p>292.65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15.01339" calcext:value-type="float">
            <text:p>-715.01339</text:p>
          </table:table-cell>
          <table:table-cell office:value-type="float" office:value="658.34034" calcext:value-type="float">
            <text:p>658.34034</text:p>
          </table:table-cell>
          <table:table-cell office:value-type="float" office:value="-56.673052" calcext:value-type="float">
            <text:p>-56.673052</text:p>
          </table:table-cell>
          <table:table-cell office:value-type="float" office:value="265.34996" calcext:value-type="float">
            <text:p>265.34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00" calcext:value-type="float">
            <text:p>85700</text:p>
          </table:table-cell>
          <table:table-cell office:value-type="float" office:value="303.1018" calcext:value-type="float">
            <text:p>303.1018</text:p>
          </table:table-cell>
          <table:table-cell office:value-type="float" office:value="-75.989756" calcext:value-type="float">
            <text:p>-75.9897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83109" calcext:value-type="float">
            <text:p>-741.83109</text:p>
          </table:table-cell>
          <table:table-cell office:value-type="float" office:value="665.87132" calcext:value-type="float">
            <text:p>665.87132</text:p>
          </table:table-cell>
          <table:table-cell office:value-type="float" office:value="-75.959765" calcext:value-type="float">
            <text:p>-75.959765</text:p>
          </table:table-cell>
          <table:table-cell office:value-type="float" office:value="-53.617892" calcext:value-type="float">
            <text:p>-53.617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00" calcext:value-type="float">
            <text:p>85800</text:p>
          </table:table-cell>
          <table:table-cell office:value-type="float" office:value="294.9697" calcext:value-type="float">
            <text:p>294.9697</text:p>
          </table:table-cell>
          <table:table-cell office:value-type="float" office:value="-98.329878" calcext:value-type="float">
            <text:p>-98.32987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61233" calcext:value-type="float">
            <text:p>-744.61233</text:p>
          </table:table-cell>
          <table:table-cell office:value-type="float" office:value="648.00626" calcext:value-type="float">
            <text:p>648.00626</text:p>
          </table:table-cell>
          <table:table-cell office:value-type="float" office:value="-96.606068" calcext:value-type="float">
            <text:p>-96.606068</text:p>
          </table:table-cell>
          <table:table-cell office:value-type="float" office:value="-125.57994" calcext:value-type="float">
            <text:p>-125.57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00" calcext:value-type="float">
            <text:p>85900</text:p>
          </table:table-cell>
          <table:table-cell office:value-type="float" office:value="302.97614" calcext:value-type="float">
            <text:p>302.97614</text:p>
          </table:table-cell>
          <table:table-cell office:value-type="float" office:value="-425.40774" calcext:value-type="float">
            <text:p>-425.407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94565" calcext:value-type="float">
            <text:p>-769.94565</text:p>
          </table:table-cell>
          <table:table-cell office:value-type="float" office:value="665.59526" calcext:value-type="float">
            <text:p>665.59526</text:p>
          </table:table-cell>
          <table:table-cell office:value-type="float" office:value="-104.35039" calcext:value-type="float">
            <text:p>-104.35039</text:p>
          </table:table-cell>
          <table:table-cell office:value-type="float" office:value="-86.775603" calcext:value-type="float">
            <text:p>-86.775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00" calcext:value-type="float">
            <text:p>86000</text:p>
          </table:table-cell>
          <table:table-cell office:value-type="float" office:value="296.57276" calcext:value-type="float">
            <text:p>296.57276</text:p>
          </table:table-cell>
          <table:table-cell office:value-type="float" office:value="-273.57762" calcext:value-type="float">
            <text:p>-273.577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96238" calcext:value-type="float">
            <text:p>-761.96238</text:p>
          </table:table-cell>
          <table:table-cell office:value-type="float" office:value="651.52795" calcext:value-type="float">
            <text:p>651.52795</text:p>
          </table:table-cell>
          <table:table-cell office:value-type="float" office:value="-110.43442" calcext:value-type="float">
            <text:p>-110.43442</text:p>
          </table:table-cell>
          <table:table-cell office:value-type="float" office:value="-108.15193" calcext:value-type="float">
            <text:p>-108.15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00" calcext:value-type="float">
            <text:p>86100</text:p>
          </table:table-cell>
          <table:table-cell office:value-type="float" office:value="302.38352" calcext:value-type="float">
            <text:p>302.38352</text:p>
          </table:table-cell>
          <table:table-cell office:value-type="float" office:value="-46.522575" calcext:value-type="float">
            <text:p>-46.5225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82369" calcext:value-type="float">
            <text:p>-780.82369</text:p>
          </table:table-cell>
          <table:table-cell office:value-type="float" office:value="664.29335" calcext:value-type="float">
            <text:p>664.29335</text:p>
          </table:table-cell>
          <table:table-cell office:value-type="float" office:value="-116.53034" calcext:value-type="float">
            <text:p>-116.53034</text:p>
          </table:table-cell>
          <table:table-cell office:value-type="float" office:value="39.97952" calcext:value-type="float">
            <text:p>39.97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00" calcext:value-type="float">
            <text:p>86200</text:p>
          </table:table-cell>
          <table:table-cell office:value-type="float" office:value="286.2053" calcext:value-type="float">
            <text:p>286.2053</text:p>
          </table:table-cell>
          <table:table-cell office:value-type="float" office:value="-263.68527" calcext:value-type="float">
            <text:p>-263.685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5.78547" calcext:value-type="float">
            <text:p>-745.78547</text:p>
          </table:table-cell>
          <table:table-cell office:value-type="float" office:value="628.75212" calcext:value-type="float">
            <text:p>628.75212</text:p>
          </table:table-cell>
          <table:table-cell office:value-type="float" office:value="-117.03334" calcext:value-type="float">
            <text:p>-117.03334</text:p>
          </table:table-cell>
          <table:table-cell office:value-type="float" office:value="-87.288622" calcext:value-type="float">
            <text:p>-87.288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00" calcext:value-type="float">
            <text:p>86300</text:p>
          </table:table-cell>
          <table:table-cell office:value-type="float" office:value="294.38435" calcext:value-type="float">
            <text:p>294.38435</text:p>
          </table:table-cell>
          <table:table-cell office:value-type="float" office:value="11.839391" calcext:value-type="float">
            <text:p>11.8393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98981" calcext:value-type="float">
            <text:p>-756.98981</text:p>
          </table:table-cell>
          <table:table-cell office:value-type="float" office:value="646.72033" calcext:value-type="float">
            <text:p>646.72033</text:p>
          </table:table-cell>
          <table:table-cell office:value-type="float" office:value="-110.26948" calcext:value-type="float">
            <text:p>-110.26948</text:p>
          </table:table-cell>
          <table:table-cell office:value-type="float" office:value="92.843323" calcext:value-type="float">
            <text:p>92.843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00" calcext:value-type="float">
            <text:p>86400</text:p>
          </table:table-cell>
          <table:table-cell office:value-type="float" office:value="303.94398" calcext:value-type="float">
            <text:p>303.94398</text:p>
          </table:table-cell>
          <table:table-cell office:value-type="float" office:value="62.393734" calcext:value-type="float">
            <text:p>62.3937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3865" calcext:value-type="float">
            <text:p>-759.3865</text:p>
          </table:table-cell>
          <table:table-cell office:value-type="float" office:value="667.72146" calcext:value-type="float">
            <text:p>667.72146</text:p>
          </table:table-cell>
          <table:table-cell office:value-type="float" office:value="-91.665037" calcext:value-type="float">
            <text:p>-91.665037</text:p>
          </table:table-cell>
          <table:table-cell office:value-type="float" office:value="54.98262" calcext:value-type="float">
            <text:p>54.9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00" calcext:value-type="float">
            <text:p>86500</text:p>
          </table:table-cell>
          <table:table-cell office:value-type="float" office:value="316.65626" calcext:value-type="float">
            <text:p>316.65626</text:p>
          </table:table-cell>
          <table:table-cell office:value-type="float" office:value="-232.83462" calcext:value-type="float">
            <text:p>-232.834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15953" calcext:value-type="float">
            <text:p>-757.15953</text:p>
          </table:table-cell>
          <table:table-cell office:value-type="float" office:value="695.64852" calcext:value-type="float">
            <text:p>695.64852</text:p>
          </table:table-cell>
          <table:table-cell office:value-type="float" office:value="-61.511008" calcext:value-type="float">
            <text:p>-61.511008</text:p>
          </table:table-cell>
          <table:table-cell office:value-type="float" office:value="-42.532085" calcext:value-type="float">
            <text:p>-42.5320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00" calcext:value-type="float">
            <text:p>86600</text:p>
          </table:table-cell>
          <table:table-cell office:value-type="float" office:value="309.62588" calcext:value-type="float">
            <text:p>309.62588</text:p>
          </table:table-cell>
          <table:table-cell office:value-type="float" office:value="-126.94378" calcext:value-type="float">
            <text:p>-126.9437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38529" calcext:value-type="float">
            <text:p>-749.38529</text:p>
          </table:table-cell>
          <table:table-cell office:value-type="float" office:value="680.20378" calcext:value-type="float">
            <text:p>680.20378</text:p>
          </table:table-cell>
          <table:table-cell office:value-type="float" office:value="-69.181515" calcext:value-type="float">
            <text:p>-69.181515</text:p>
          </table:table-cell>
          <table:table-cell office:value-type="float" office:value="-20.896955" calcext:value-type="float">
            <text:p>-20.896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00" calcext:value-type="float">
            <text:p>86700</text:p>
          </table:table-cell>
          <table:table-cell office:value-type="float" office:value="292.8903" calcext:value-type="float">
            <text:p>292.8903</text:p>
          </table:table-cell>
          <table:table-cell office:value-type="float" office:value="360.79409" calcext:value-type="float">
            <text:p>360.7940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65646" calcext:value-type="float">
            <text:p>-763.65646</text:p>
          </table:table-cell>
          <table:table-cell office:value-type="float" office:value="643.4381" calcext:value-type="float">
            <text:p>643.4381</text:p>
          </table:table-cell>
          <table:table-cell office:value-type="float" office:value="-120.21836" calcext:value-type="float">
            <text:p>-120.21836</text:p>
          </table:table-cell>
          <table:table-cell office:value-type="float" office:value="197.83522" calcext:value-type="float">
            <text:p>197.83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00" calcext:value-type="float">
            <text:p>86800</text:p>
          </table:table-cell>
          <table:table-cell office:value-type="float" office:value="282.34917" calcext:value-type="float">
            <text:p>282.34917</text:p>
          </table:table-cell>
          <table:table-cell office:value-type="float" office:value="-507.99174" calcext:value-type="float">
            <text:p>-507.991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59367" calcext:value-type="float">
            <text:p>-740.59367</text:p>
          </table:table-cell>
          <table:table-cell office:value-type="float" office:value="620.28075" calcext:value-type="float">
            <text:p>620.28075</text:p>
          </table:table-cell>
          <table:table-cell office:value-type="float" office:value="-120.31292" calcext:value-type="float">
            <text:p>-120.31292</text:p>
          </table:table-cell>
          <table:table-cell office:value-type="float" office:value="-291.34328" calcext:value-type="float">
            <text:p>-291.34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00" calcext:value-type="float">
            <text:p>86900</text:p>
          </table:table-cell>
          <table:table-cell office:value-type="float" office:value="302.98026" calcext:value-type="float">
            <text:p>302.98026</text:p>
          </table:table-cell>
          <table:table-cell office:value-type="float" office:value="171.44971" calcext:value-type="float">
            <text:p>171.449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5267" calcext:value-type="float">
            <text:p>-756.5267</text:p>
          </table:table-cell>
          <table:table-cell office:value-type="float" office:value="665.60431" calcext:value-type="float">
            <text:p>665.60431</text:p>
          </table:table-cell>
          <table:table-cell office:value-type="float" office:value="-90.922393" calcext:value-type="float">
            <text:p>-90.922393</text:p>
          </table:table-cell>
          <table:table-cell office:value-type="float" office:value="29.490761" calcext:value-type="float">
            <text:p>29.490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00" calcext:value-type="float">
            <text:p>87000</text:p>
          </table:table-cell>
          <table:table-cell office:value-type="float" office:value="301.80646" calcext:value-type="float">
            <text:p>301.80646</text:p>
          </table:table-cell>
          <table:table-cell office:value-type="float" office:value="-270.25827" calcext:value-type="float">
            <text:p>-270.258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6896" calcext:value-type="float">
            <text:p>-743.26896</text:p>
          </table:table-cell>
          <table:table-cell office:value-type="float" office:value="663.02563" calcext:value-type="float">
            <text:p>663.02563</text:p>
          </table:table-cell>
          <table:table-cell office:value-type="float" office:value="-80.243332" calcext:value-type="float">
            <text:p>-80.243332</text:p>
          </table:table-cell>
          <table:table-cell office:value-type="float" office:value="-141.52549" calcext:value-type="float">
            <text:p>-141.5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00" calcext:value-type="float">
            <text:p>87100</text:p>
          </table:table-cell>
          <table:table-cell office:value-type="float" office:value="298.75741" calcext:value-type="float">
            <text:p>298.75741</text:p>
          </table:table-cell>
          <table:table-cell office:value-type="float" office:value="81.848153" calcext:value-type="float">
            <text:p>81.8481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73913" calcext:value-type="float">
            <text:p>-773.73913</text:p>
          </table:table-cell>
          <table:table-cell office:value-type="float" office:value="656.32731" calcext:value-type="float">
            <text:p>656.32731</text:p>
          </table:table-cell>
          <table:table-cell office:value-type="float" office:value="-117.41183" calcext:value-type="float">
            <text:p>-117.41183</text:p>
          </table:table-cell>
          <table:table-cell office:value-type="float" office:value="-79.943382" calcext:value-type="float">
            <text:p>-79.943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00" calcext:value-type="float">
            <text:p>87200</text:p>
          </table:table-cell>
          <table:table-cell office:value-type="float" office:value="290.72407" calcext:value-type="float">
            <text:p>290.72407</text:p>
          </table:table-cell>
          <table:table-cell office:value-type="float" office:value="11.535474" calcext:value-type="float">
            <text:p>11.5354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0773" calcext:value-type="float">
            <text:p>-782.0773</text:p>
          </table:table-cell>
          <table:table-cell office:value-type="float" office:value="638.67921" calcext:value-type="float">
            <text:p>638.67921</text:p>
          </table:table-cell>
          <table:table-cell office:value-type="float" office:value="-143.39809" calcext:value-type="float">
            <text:p>-143.39809</text:p>
          </table:table-cell>
          <table:table-cell office:value-type="float" office:value="10.721506" calcext:value-type="float">
            <text:p>10.721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00" calcext:value-type="float">
            <text:p>87300</text:p>
          </table:table-cell>
          <table:table-cell office:value-type="float" office:value="298.80877" calcext:value-type="float">
            <text:p>298.80877</text:p>
          </table:table-cell>
          <table:table-cell office:value-type="float" office:value="-47.693097" calcext:value-type="float">
            <text:p>-47.6930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03531" calcext:value-type="float">
            <text:p>-772.03531</text:p>
          </table:table-cell>
          <table:table-cell office:value-type="float" office:value="656.44013" calcext:value-type="float">
            <text:p>656.44013</text:p>
          </table:table-cell>
          <table:table-cell office:value-type="float" office:value="-115.59518" calcext:value-type="float">
            <text:p>-115.59518</text:p>
          </table:table-cell>
          <table:table-cell office:value-type="float" office:value="-0.21644822" calcext:value-type="float">
            <text:p>-0.21644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00" calcext:value-type="float">
            <text:p>87400</text:p>
          </table:table-cell>
          <table:table-cell office:value-type="float" office:value="302.87099" calcext:value-type="float">
            <text:p>302.87099</text:p>
          </table:table-cell>
          <table:table-cell office:value-type="float" office:value="164.89433" calcext:value-type="float">
            <text:p>164.894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38075" calcext:value-type="float">
            <text:p>-763.38075</text:p>
          </table:table-cell>
          <table:table-cell office:value-type="float" office:value="665.36425" calcext:value-type="float">
            <text:p>665.36425</text:p>
          </table:table-cell>
          <table:table-cell office:value-type="float" office:value="-98.016502" calcext:value-type="float">
            <text:p>-98.016502</text:p>
          </table:table-cell>
          <table:table-cell office:value-type="float" office:value="88.514006" calcext:value-type="float">
            <text:p>88.514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00" calcext:value-type="float">
            <text:p>87500</text:p>
          </table:table-cell>
          <table:table-cell office:value-type="float" office:value="297.65364" calcext:value-type="float">
            <text:p>297.65364</text:p>
          </table:table-cell>
          <table:table-cell office:value-type="float" office:value="-106.26749" calcext:value-type="float">
            <text:p>-106.267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91874" calcext:value-type="float">
            <text:p>-752.91874</text:p>
          </table:table-cell>
          <table:table-cell office:value-type="float" office:value="653.90248" calcext:value-type="float">
            <text:p>653.90248</text:p>
          </table:table-cell>
          <table:table-cell office:value-type="float" office:value="-99.016256" calcext:value-type="float">
            <text:p>-99.016256</text:p>
          </table:table-cell>
          <table:table-cell office:value-type="float" office:value="-7.3806505" calcext:value-type="float">
            <text:p>-7.38065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00" calcext:value-type="float">
            <text:p>87600</text:p>
          </table:table-cell>
          <table:table-cell office:value-type="float" office:value="298.9311" calcext:value-type="float">
            <text:p>298.9311</text:p>
          </table:table-cell>
          <table:table-cell office:value-type="float" office:value="154.37307" calcext:value-type="float">
            <text:p>154.373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51206" calcext:value-type="float">
            <text:p>-763.51206</text:p>
          </table:table-cell>
          <table:table-cell office:value-type="float" office:value="656.70888" calcext:value-type="float">
            <text:p>656.70888</text:p>
          </table:table-cell>
          <table:table-cell office:value-type="float" office:value="-106.80317" calcext:value-type="float">
            <text:p>-106.80317</text:p>
          </table:table-cell>
          <table:table-cell office:value-type="float" office:value="97.252836" calcext:value-type="float">
            <text:p>97.252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00" calcext:value-type="float">
            <text:p>87700</text:p>
          </table:table-cell>
          <table:table-cell office:value-type="float" office:value="294.52188" calcext:value-type="float">
            <text:p>294.52188</text:p>
          </table:table-cell>
          <table:table-cell office:value-type="float" office:value="136.87858" calcext:value-type="float">
            <text:p>136.878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15201" calcext:value-type="float">
            <text:p>-762.15201</text:p>
          </table:table-cell>
          <table:table-cell office:value-type="float" office:value="647.02246" calcext:value-type="float">
            <text:p>647.02246</text:p>
          </table:table-cell>
          <table:table-cell office:value-type="float" office:value="-115.12955" calcext:value-type="float">
            <text:p>-115.12955</text:p>
          </table:table-cell>
          <table:table-cell office:value-type="float" office:value="191.33345" calcext:value-type="float">
            <text:p>191.33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00" calcext:value-type="float">
            <text:p>87800</text:p>
          </table:table-cell>
          <table:table-cell office:value-type="float" office:value="300.0385" calcext:value-type="float">
            <text:p>300.0385</text:p>
          </table:table-cell>
          <table:table-cell office:value-type="float" office:value="63.75393" calcext:value-type="float">
            <text:p>63.753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53381" calcext:value-type="float">
            <text:p>-746.53381</text:p>
          </table:table-cell>
          <table:table-cell office:value-type="float" office:value="659.14167" calcext:value-type="float">
            <text:p>659.14167</text:p>
          </table:table-cell>
          <table:table-cell office:value-type="float" office:value="-87.392135" calcext:value-type="float">
            <text:p>-87.392135</text:p>
          </table:table-cell>
          <table:table-cell office:value-type="float" office:value="64.115674" calcext:value-type="float">
            <text:p>64.11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00" calcext:value-type="float">
            <text:p>87900</text:p>
          </table:table-cell>
          <table:table-cell office:value-type="float" office:value="308.1567" calcext:value-type="float">
            <text:p>308.1567</text:p>
          </table:table-cell>
          <table:table-cell office:value-type="float" office:value="-210.2324" calcext:value-type="float">
            <text:p>-210.232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19382" calcext:value-type="float">
            <text:p>-726.19382</text:p>
          </table:table-cell>
          <table:table-cell office:value-type="float" office:value="676.9762" calcext:value-type="float">
            <text:p>676.9762</text:p>
          </table:table-cell>
          <table:table-cell office:value-type="float" office:value="-49.217628" calcext:value-type="float">
            <text:p>-49.217628</text:p>
          </table:table-cell>
          <table:table-cell office:value-type="float" office:value="-103.92842" calcext:value-type="float">
            <text:p>-103.928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00" calcext:value-type="float">
            <text:p>88000</text:p>
          </table:table-cell>
          <table:table-cell office:value-type="float" office:value="308.57132" calcext:value-type="float">
            <text:p>308.57132</text:p>
          </table:table-cell>
          <table:table-cell office:value-type="float" office:value="-326.34847" calcext:value-type="float">
            <text:p>-326.348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07221" calcext:value-type="float">
            <text:p>-750.07221</text:p>
          </table:table-cell>
          <table:table-cell office:value-type="float" office:value="677.88706" calcext:value-type="float">
            <text:p>677.88706</text:p>
          </table:table-cell>
          <table:table-cell office:value-type="float" office:value="-72.185142" calcext:value-type="float">
            <text:p>-72.185142</text:p>
          </table:table-cell>
          <table:table-cell office:value-type="float" office:value="25.110629" calcext:value-type="float">
            <text:p>25.110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00" calcext:value-type="float">
            <text:p>88100</text:p>
          </table:table-cell>
          <table:table-cell office:value-type="float" office:value="289.59763" calcext:value-type="float">
            <text:p>289.59763</text:p>
          </table:table-cell>
          <table:table-cell office:value-type="float" office:value="122.91638" calcext:value-type="float">
            <text:p>122.916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79357" calcext:value-type="float">
            <text:p>-747.79357</text:p>
          </table:table-cell>
          <table:table-cell office:value-type="float" office:value="636.20458" calcext:value-type="float">
            <text:p>636.20458</text:p>
          </table:table-cell>
          <table:table-cell office:value-type="float" office:value="-111.58899" calcext:value-type="float">
            <text:p>-111.58899</text:p>
          </table:table-cell>
          <table:table-cell office:value-type="float" office:value="178.39767" calcext:value-type="float">
            <text:p>178.397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00" calcext:value-type="float">
            <text:p>88200</text:p>
          </table:table-cell>
          <table:table-cell office:value-type="float" office:value="278.32772" calcext:value-type="float">
            <text:p>278.32772</text:p>
          </table:table-cell>
          <table:table-cell office:value-type="float" office:value="-78.046795" calcext:value-type="float">
            <text:p>-78.0467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9.58678" calcext:value-type="float">
            <text:p>-729.58678</text:p>
          </table:table-cell>
          <table:table-cell office:value-type="float" office:value="611.44621" calcext:value-type="float">
            <text:p>611.44621</text:p>
          </table:table-cell>
          <table:table-cell office:value-type="float" office:value="-118.14057" calcext:value-type="float">
            <text:p>-118.14057</text:p>
          </table:table-cell>
          <table:table-cell office:value-type="float" office:value="49.013622" calcext:value-type="float">
            <text:p>49.013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00" calcext:value-type="float">
            <text:p>88300</text:p>
          </table:table-cell>
          <table:table-cell office:value-type="float" office:value="297.01808" calcext:value-type="float">
            <text:p>297.01808</text:p>
          </table:table-cell>
          <table:table-cell office:value-type="float" office:value="74.947266" calcext:value-type="float">
            <text:p>74.9472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09746" calcext:value-type="float">
            <text:p>-752.09746</text:p>
          </table:table-cell>
          <table:table-cell office:value-type="float" office:value="652.50625" calcext:value-type="float">
            <text:p>652.50625</text:p>
          </table:table-cell>
          <table:table-cell office:value-type="float" office:value="-99.591212" calcext:value-type="float">
            <text:p>-99.591212</text:p>
          </table:table-cell>
          <table:table-cell office:value-type="float" office:value="216.09234" calcext:value-type="float">
            <text:p>216.092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00" calcext:value-type="float">
            <text:p>88400</text:p>
          </table:table-cell>
          <table:table-cell office:value-type="float" office:value="309.33148" calcext:value-type="float">
            <text:p>309.33148</text:p>
          </table:table-cell>
          <table:table-cell office:value-type="float" office:value="-515.89533" calcext:value-type="float">
            <text:p>-515.895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04561" calcext:value-type="float">
            <text:p>-741.04561</text:p>
          </table:table-cell>
          <table:table-cell office:value-type="float" office:value="679.55702" calcext:value-type="float">
            <text:p>679.55702</text:p>
          </table:table-cell>
          <table:table-cell office:value-type="float" office:value="-61.488589" calcext:value-type="float">
            <text:p>-61.488589</text:p>
          </table:table-cell>
          <table:table-cell office:value-type="float" office:value="-238.60472" calcext:value-type="float">
            <text:p>-238.60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00" calcext:value-type="float">
            <text:p>88500</text:p>
          </table:table-cell>
          <table:table-cell office:value-type="float" office:value="329.7523" calcext:value-type="float">
            <text:p>329.7523</text:p>
          </table:table-cell>
          <table:table-cell office:value-type="float" office:value="-238.54908" calcext:value-type="float">
            <text:p>-238.549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17503" calcext:value-type="float">
            <text:p>-751.17503</text:p>
          </table:table-cell>
          <table:table-cell office:value-type="float" office:value="724.41866" calcext:value-type="float">
            <text:p>724.41866</text:p>
          </table:table-cell>
          <table:table-cell office:value-type="float" office:value="-26.756369" calcext:value-type="float">
            <text:p>-26.756369</text:p>
          </table:table-cell>
          <table:table-cell office:value-type="float" office:value="-95.810414" calcext:value-type="float">
            <text:p>-95.810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00" calcext:value-type="float">
            <text:p>88600</text:p>
          </table:table-cell>
          <table:table-cell office:value-type="float" office:value="303.80291" calcext:value-type="float">
            <text:p>303.80291</text:p>
          </table:table-cell>
          <table:table-cell office:value-type="float" office:value="314.75911" calcext:value-type="float">
            <text:p>314.759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41563" calcext:value-type="float">
            <text:p>-742.41563</text:p>
          </table:table-cell>
          <table:table-cell office:value-type="float" office:value="667.41155" calcext:value-type="float">
            <text:p>667.41155</text:p>
          </table:table-cell>
          <table:table-cell office:value-type="float" office:value="-75.00408" calcext:value-type="float">
            <text:p>-75.00408</text:p>
          </table:table-cell>
          <table:table-cell office:value-type="float" office:value="45.80725" calcext:value-type="float">
            <text:p>45.80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00" calcext:value-type="float">
            <text:p>88700</text:p>
          </table:table-cell>
          <table:table-cell office:value-type="float" office:value="297.07961" calcext:value-type="float">
            <text:p>297.07961</text:p>
          </table:table-cell>
          <table:table-cell office:value-type="float" office:value="-109.11366" calcext:value-type="float">
            <text:p>-109.1136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43563" calcext:value-type="float">
            <text:p>-752.43563</text:p>
          </table:table-cell>
          <table:table-cell office:value-type="float" office:value="652.64143" calcext:value-type="float">
            <text:p>652.64143</text:p>
          </table:table-cell>
          <table:table-cell office:value-type="float" office:value="-99.794208" calcext:value-type="float">
            <text:p>-99.794208</text:p>
          </table:table-cell>
          <table:table-cell office:value-type="float" office:value="-72.140473" calcext:value-type="float">
            <text:p>-72.1404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00" calcext:value-type="float">
            <text:p>88800</text:p>
          </table:table-cell>
          <table:table-cell office:value-type="float" office:value="296.64954" calcext:value-type="float">
            <text:p>296.64954</text:p>
          </table:table-cell>
          <table:table-cell office:value-type="float" office:value="169.62305" calcext:value-type="float">
            <text:p>169.6230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54103" calcext:value-type="float">
            <text:p>-759.54103</text:p>
          </table:table-cell>
          <table:table-cell office:value-type="float" office:value="651.69663" calcext:value-type="float">
            <text:p>651.69663</text:p>
          </table:table-cell>
          <table:table-cell office:value-type="float" office:value="-107.8444" calcext:value-type="float">
            <text:p>-107.8444</text:p>
          </table:table-cell>
          <table:table-cell office:value-type="float" office:value="56.98919" calcext:value-type="float">
            <text:p>56.9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00" calcext:value-type="float">
            <text:p>88900</text:p>
          </table:table-cell>
          <table:table-cell office:value-type="float" office:value="300.65018" calcext:value-type="float">
            <text:p>300.65018</text:p>
          </table:table-cell>
          <table:table-cell office:value-type="float" office:value="130.63401" calcext:value-type="float">
            <text:p>130.634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35411" calcext:value-type="float">
            <text:p>-770.35411</text:p>
          </table:table-cell>
          <table:table-cell office:value-type="float" office:value="660.48545" calcext:value-type="float">
            <text:p>660.48545</text:p>
          </table:table-cell>
          <table:table-cell office:value-type="float" office:value="-109.86866" calcext:value-type="float">
            <text:p>-109.86866</text:p>
          </table:table-cell>
          <table:table-cell office:value-type="float" office:value="-96.309357" calcext:value-type="float">
            <text:p>-96.309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00" calcext:value-type="float">
            <text:p>89000</text:p>
          </table:table-cell>
          <table:table-cell office:value-type="float" office:value="300.97736" calcext:value-type="float">
            <text:p>300.97736</text:p>
          </table:table-cell>
          <table:table-cell office:value-type="float" office:value="433.83484" calcext:value-type="float">
            <text:p>433.834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12904" calcext:value-type="float">
            <text:p>-747.12904</text:p>
          </table:table-cell>
          <table:table-cell office:value-type="float" office:value="661.20423" calcext:value-type="float">
            <text:p>661.20423</text:p>
          </table:table-cell>
          <table:table-cell office:value-type="float" office:value="-85.924817" calcext:value-type="float">
            <text:p>-85.924817</text:p>
          </table:table-cell>
          <table:table-cell office:value-type="float" office:value="140.46423" calcext:value-type="float">
            <text:p>140.46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00" calcext:value-type="float">
            <text:p>89100</text:p>
          </table:table-cell>
          <table:table-cell office:value-type="float" office:value="303.7758" calcext:value-type="float">
            <text:p>303.7758</text:p>
          </table:table-cell>
          <table:table-cell office:value-type="float" office:value="-140.62665" calcext:value-type="float">
            <text:p>-140.626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5.81546" calcext:value-type="float">
            <text:p>-725.81546</text:p>
          </table:table-cell>
          <table:table-cell office:value-type="float" office:value="667.352" calcext:value-type="float">
            <text:p>667.352</text:p>
          </table:table-cell>
          <table:table-cell office:value-type="float" office:value="-58.46346" calcext:value-type="float">
            <text:p>-58.46346</text:p>
          </table:table-cell>
          <table:table-cell office:value-type="float" office:value="-24.063924" calcext:value-type="float">
            <text:p>-24.063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00" calcext:value-type="float">
            <text:p>89200</text:p>
          </table:table-cell>
          <table:table-cell office:value-type="float" office:value="300.06133" calcext:value-type="float">
            <text:p>300.06133</text:p>
          </table:table-cell>
          <table:table-cell office:value-type="float" office:value="-259.60317" calcext:value-type="float">
            <text:p>-259.60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41199" calcext:value-type="float">
            <text:p>-720.41199</text:p>
          </table:table-cell>
          <table:table-cell office:value-type="float" office:value="659.19184" calcext:value-type="float">
            <text:p>659.19184</text:p>
          </table:table-cell>
          <table:table-cell office:value-type="float" office:value="-61.220151" calcext:value-type="float">
            <text:p>-61.220151</text:p>
          </table:table-cell>
          <table:table-cell office:value-type="float" office:value="-24.015009" calcext:value-type="float">
            <text:p>-24.015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00" calcext:value-type="float">
            <text:p>89300</text:p>
          </table:table-cell>
          <table:table-cell office:value-type="float" office:value="295.96582" calcext:value-type="float">
            <text:p>295.96582</text:p>
          </table:table-cell>
          <table:table-cell office:value-type="float" office:value="22.493573" calcext:value-type="float">
            <text:p>22.4935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13303" calcext:value-type="float">
            <text:p>-757.13303</text:p>
          </table:table-cell>
          <table:table-cell office:value-type="float" office:value="650.19459" calcext:value-type="float">
            <text:p>650.19459</text:p>
          </table:table-cell>
          <table:table-cell office:value-type="float" office:value="-106.93844" calcext:value-type="float">
            <text:p>-106.93844</text:p>
          </table:table-cell>
          <table:table-cell office:value-type="float" office:value="103.94579" calcext:value-type="float">
            <text:p>103.94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00" calcext:value-type="float">
            <text:p>89400</text:p>
          </table:table-cell>
          <table:table-cell office:value-type="float" office:value="280.78459" calcext:value-type="float">
            <text:p>280.78459</text:p>
          </table:table-cell>
          <table:table-cell office:value-type="float" office:value="-88.291535" calcext:value-type="float">
            <text:p>-88.2915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39.55354" calcext:value-type="float">
            <text:p>-739.55354</text:p>
          </table:table-cell>
          <table:table-cell office:value-type="float" office:value="616.84359" calcext:value-type="float">
            <text:p>616.84359</text:p>
          </table:table-cell>
          <table:table-cell office:value-type="float" office:value="-122.70995" calcext:value-type="float">
            <text:p>-122.70995</text:p>
          </table:table-cell>
          <table:table-cell office:value-type="float" office:value="72.392174" calcext:value-type="float">
            <text:p>72.392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00" calcext:value-type="float">
            <text:p>89500</text:p>
          </table:table-cell>
          <table:table-cell office:value-type="float" office:value="287.965" calcext:value-type="float">
            <text:p>287.965</text:p>
          </table:table-cell>
          <table:table-cell office:value-type="float" office:value="-269.02906" calcext:value-type="float">
            <text:p>-269.029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28.09975" calcext:value-type="float">
            <text:p>-728.09975</text:p>
          </table:table-cell>
          <table:table-cell office:value-type="float" office:value="632.61793" calcext:value-type="float">
            <text:p>632.61793</text:p>
          </table:table-cell>
          <table:table-cell office:value-type="float" office:value="-95.481829" calcext:value-type="float">
            <text:p>-95.481829</text:p>
          </table:table-cell>
          <table:table-cell office:value-type="float" office:value="35.49562" calcext:value-type="float">
            <text:p>35.49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00" calcext:value-type="float">
            <text:p>89600</text:p>
          </table:table-cell>
          <table:table-cell office:value-type="float" office:value="295.72174" calcext:value-type="float">
            <text:p>295.72174</text:p>
          </table:table-cell>
          <table:table-cell office:value-type="float" office:value="16.034487" calcext:value-type="float">
            <text:p>16.0344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2558" calcext:value-type="float">
            <text:p>-721.2558</text:p>
          </table:table-cell>
          <table:table-cell office:value-type="float" office:value="649.65838" calcext:value-type="float">
            <text:p>649.65838</text:p>
          </table:table-cell>
          <table:table-cell office:value-type="float" office:value="-71.597418" calcext:value-type="float">
            <text:p>-71.597418</text:p>
          </table:table-cell>
          <table:table-cell office:value-type="float" office:value="180.94501" calcext:value-type="float">
            <text:p>180.94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00" calcext:value-type="float">
            <text:p>89700</text:p>
          </table:table-cell>
          <table:table-cell office:value-type="float" office:value="303.68355" calcext:value-type="float">
            <text:p>303.68355</text:p>
          </table:table-cell>
          <table:table-cell office:value-type="float" office:value="-67.342144" calcext:value-type="float">
            <text:p>-67.3421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92474" calcext:value-type="float">
            <text:p>-743.92474</text:p>
          </table:table-cell>
          <table:table-cell office:value-type="float" office:value="667.14933" calcext:value-type="float">
            <text:p>667.14933</text:p>
          </table:table-cell>
          <table:table-cell office:value-type="float" office:value="-76.775409" calcext:value-type="float">
            <text:p>-76.775409</text:p>
          </table:table-cell>
          <table:table-cell office:value-type="float" office:value="191.69414" calcext:value-type="float">
            <text:p>191.69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00" calcext:value-type="float">
            <text:p>89800</text:p>
          </table:table-cell>
          <table:table-cell office:value-type="float" office:value="301.66135" calcext:value-type="float">
            <text:p>301.66135</text:p>
          </table:table-cell>
          <table:table-cell office:value-type="float" office:value="-332.40407" calcext:value-type="float">
            <text:p>-332.404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47994" calcext:value-type="float">
            <text:p>-747.47994</text:p>
          </table:table-cell>
          <table:table-cell office:value-type="float" office:value="662.70684" calcext:value-type="float">
            <text:p>662.70684</text:p>
          </table:table-cell>
          <table:table-cell office:value-type="float" office:value="-84.773104" calcext:value-type="float">
            <text:p>-84.773104</text:p>
          </table:table-cell>
          <table:table-cell office:value-type="float" office:value="-14.264096" calcext:value-type="float">
            <text:p>-14.264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00" calcext:value-type="float">
            <text:p>89900</text:p>
          </table:table-cell>
          <table:table-cell office:value-type="float" office:value="309.61291" calcext:value-type="float">
            <text:p>309.61291</text:p>
          </table:table-cell>
          <table:table-cell office:value-type="float" office:value="-236.27271" calcext:value-type="float">
            <text:p>-236.272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77346" calcext:value-type="float">
            <text:p>-774.77346</text:p>
          </table:table-cell>
          <table:table-cell office:value-type="float" office:value="680.17528" calcext:value-type="float">
            <text:p>680.17528</text:p>
          </table:table-cell>
          <table:table-cell office:value-type="float" office:value="-94.598179" calcext:value-type="float">
            <text:p>-94.598179</text:p>
          </table:table-cell>
          <table:table-cell office:value-type="float" office:value="116.58389" calcext:value-type="float">
            <text:p>116.58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299.78727" calcext:value-type="float">
            <text:p>299.78727</text:p>
          </table:table-cell>
          <table:table-cell office:value-type="float" office:value="-135.32588" calcext:value-type="float">
            <text:p>-135.325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67083" calcext:value-type="float">
            <text:p>-776.67083</text:p>
          </table:table-cell>
          <table:table-cell office:value-type="float" office:value="658.58976" calcext:value-type="float">
            <text:p>658.58976</text:p>
          </table:table-cell>
          <table:table-cell office:value-type="float" office:value="-118.08108" calcext:value-type="float">
            <text:p>-118.08108</text:p>
          </table:table-cell>
          <table:table-cell office:value-type="float" office:value="131.79311" calcext:value-type="float">
            <text:p>131.79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00" calcext:value-type="float">
            <text:p>90100</text:p>
          </table:table-cell>
          <table:table-cell office:value-type="float" office:value="287.20014" calcext:value-type="float">
            <text:p>287.20014</text:p>
          </table:table-cell>
          <table:table-cell office:value-type="float" office:value="154.48971" calcext:value-type="float">
            <text:p>154.4897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1684" calcext:value-type="float">
            <text:p>-778.1684</text:p>
          </table:table-cell>
          <table:table-cell office:value-type="float" office:value="630.93764" calcext:value-type="float">
            <text:p>630.93764</text:p>
          </table:table-cell>
          <table:table-cell office:value-type="float" office:value="-147.23075" calcext:value-type="float">
            <text:p>-147.23075</text:p>
          </table:table-cell>
          <table:table-cell office:value-type="float" office:value="217.77718" calcext:value-type="float">
            <text:p>217.77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00" calcext:value-type="float">
            <text:p>90200</text:p>
          </table:table-cell>
          <table:table-cell office:value-type="float" office:value="281.57994" calcext:value-type="float">
            <text:p>281.57994</text:p>
          </table:table-cell>
          <table:table-cell office:value-type="float" office:value="140.42013" calcext:value-type="float">
            <text:p>140.42013</text:p>
          </table:table-cell>
          <table:table-cell office:value-type="float" office:value="81000" calcext:value-type="float">
            <text:p>81000</text:p>
          </table:table-cell>
          <table:table-cell office:value-type="float" office:value="-811.57597" calcext:value-type="float">
            <text:p>-811.57597</text:p>
          </table:table-cell>
          <table:table-cell office:value-type="float" office:value="618.59086" calcext:value-type="float">
            <text:p>618.59086</text:p>
          </table:table-cell>
          <table:table-cell office:value-type="float" office:value="-192.98511" calcext:value-type="float">
            <text:p>-192.98511</text:p>
          </table:table-cell>
          <table:table-cell office:value-type="float" office:value="-21.294768" calcext:value-type="float">
            <text:p>-21.294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00" calcext:value-type="float">
            <text:p>90300</text:p>
          </table:table-cell>
          <table:table-cell office:value-type="float" office:value="287.10075" calcext:value-type="float">
            <text:p>287.10075</text:p>
          </table:table-cell>
          <table:table-cell office:value-type="float" office:value="383.21221" calcext:value-type="float">
            <text:p>383.21221</text:p>
          </table:table-cell>
          <table:table-cell office:value-type="float" office:value="81000" calcext:value-type="float">
            <text:p>81000</text:p>
          </table:table-cell>
          <table:table-cell office:value-type="float" office:value="-819.85597" calcext:value-type="float">
            <text:p>-819.85597</text:p>
          </table:table-cell>
          <table:table-cell office:value-type="float" office:value="630.71929" calcext:value-type="float">
            <text:p>630.71929</text:p>
          </table:table-cell>
          <table:table-cell office:value-type="float" office:value="-189.13668" calcext:value-type="float">
            <text:p>-189.13668</text:p>
          </table:table-cell>
          <table:table-cell office:value-type="float" office:value="144.07971" calcext:value-type="float">
            <text:p>144.07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00" calcext:value-type="float">
            <text:p>90400</text:p>
          </table:table-cell>
          <table:table-cell office:value-type="float" office:value="304.63312" calcext:value-type="float">
            <text:p>304.63312</text:p>
          </table:table-cell>
          <table:table-cell office:value-type="float" office:value="593.13652" calcext:value-type="float">
            <text:p>593.136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94.24103" calcext:value-type="float">
            <text:p>-794.24103</text:p>
          </table:table-cell>
          <table:table-cell office:value-type="float" office:value="669.2354" calcext:value-type="float">
            <text:p>669.2354</text:p>
          </table:table-cell>
          <table:table-cell office:value-type="float" office:value="-125.00563" calcext:value-type="float">
            <text:p>-125.00563</text:p>
          </table:table-cell>
          <table:table-cell office:value-type="float" office:value="48.876749" calcext:value-type="float">
            <text:p>48.876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00" calcext:value-type="float">
            <text:p>90500</text:p>
          </table:table-cell>
          <table:table-cell office:value-type="float" office:value="309.67069" calcext:value-type="float">
            <text:p>309.67069</text:p>
          </table:table-cell>
          <table:table-cell office:value-type="float" office:value="426.66068" calcext:value-type="float">
            <text:p>426.66068</text:p>
          </table:table-cell>
          <table:table-cell office:value-type="float" office:value="81000" calcext:value-type="float">
            <text:p>81000</text:p>
          </table:table-cell>
          <table:table-cell office:value-type="float" office:value="-801.31077" calcext:value-type="float">
            <text:p>-801.31077</text:p>
          </table:table-cell>
          <table:table-cell office:value-type="float" office:value="680.30223" calcext:value-type="float">
            <text:p>680.30223</text:p>
          </table:table-cell>
          <table:table-cell office:value-type="float" office:value="-121.00853" calcext:value-type="float">
            <text:p>-121.00853</text:p>
          </table:table-cell>
          <table:table-cell office:value-type="float" office:value="-68.06934" calcext:value-type="float">
            <text:p>-68.069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00" calcext:value-type="float">
            <text:p>90600</text:p>
          </table:table-cell>
          <table:table-cell office:value-type="float" office:value="295.43178" calcext:value-type="float">
            <text:p>295.43178</text:p>
          </table:table-cell>
          <table:table-cell office:value-type="float" office:value="-93.538201" calcext:value-type="float">
            <text:p>-93.5382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04798" calcext:value-type="float">
            <text:p>-785.04798</text:p>
          </table:table-cell>
          <table:table-cell office:value-type="float" office:value="649.02137" calcext:value-type="float">
            <text:p>649.02137</text:p>
          </table:table-cell>
          <table:table-cell office:value-type="float" office:value="-136.02661" calcext:value-type="float">
            <text:p>-136.02661</text:p>
          </table:table-cell>
          <table:table-cell office:value-type="float" office:value="-243.25247" calcext:value-type="float">
            <text:p>-243.25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00" calcext:value-type="float">
            <text:p>90700</text:p>
          </table:table-cell>
          <table:table-cell office:value-type="float" office:value="300.01023" calcext:value-type="float">
            <text:p>300.01023</text:p>
          </table:table-cell>
          <table:table-cell office:value-type="float" office:value="106.98718" calcext:value-type="float">
            <text:p>106.98718</text:p>
          </table:table-cell>
          <table:table-cell office:value-type="float" office:value="81000" calcext:value-type="float">
            <text:p>81000</text:p>
          </table:table-cell>
          <table:table-cell office:value-type="float" office:value="-809.97827" calcext:value-type="float">
            <text:p>-809.97827</text:p>
          </table:table-cell>
          <table:table-cell office:value-type="float" office:value="659.07959" calcext:value-type="float">
            <text:p>659.07959</text:p>
          </table:table-cell>
          <table:table-cell office:value-type="float" office:value="-150.89869" calcext:value-type="float">
            <text:p>-150.89869</text:p>
          </table:table-cell>
          <table:table-cell office:value-type="float" office:value="-82.655883" calcext:value-type="float">
            <text:p>-82.655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00" calcext:value-type="float">
            <text:p>90800</text:p>
          </table:table-cell>
          <table:table-cell office:value-type="float" office:value="295.59203" calcext:value-type="float">
            <text:p>295.59203</text:p>
          </table:table-cell>
          <table:table-cell office:value-type="float" office:value="-65.255437" calcext:value-type="float">
            <text:p>-65.25543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26285" calcext:value-type="float">
            <text:p>-791.26285</text:p>
          </table:table-cell>
          <table:table-cell office:value-type="float" office:value="649.37341" calcext:value-type="float">
            <text:p>649.37341</text:p>
          </table:table-cell>
          <table:table-cell office:value-type="float" office:value="-141.88943" calcext:value-type="float">
            <text:p>-141.88943</text:p>
          </table:table-cell>
          <table:table-cell office:value-type="float" office:value="-174.0468" calcext:value-type="float">
            <text:p>-174.04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00" calcext:value-type="float">
            <text:p>90900</text:p>
          </table:table-cell>
          <table:table-cell office:value-type="float" office:value="300.68554" calcext:value-type="float">
            <text:p>300.68554</text:p>
          </table:table-cell>
          <table:table-cell office:value-type="float" office:value="156.50231" calcext:value-type="float">
            <text:p>156.502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90437" calcext:value-type="float">
            <text:p>-761.90437</text:p>
          </table:table-cell>
          <table:table-cell office:value-type="float" office:value="660.56314" calcext:value-type="float">
            <text:p>660.56314</text:p>
          </table:table-cell>
          <table:table-cell office:value-type="float" office:value="-101.34123" calcext:value-type="float">
            <text:p>-101.34123</text:p>
          </table:table-cell>
          <table:table-cell office:value-type="float" office:value="-7.0766447" calcext:value-type="float">
            <text:p>-7.0766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00" calcext:value-type="float">
            <text:p>91000</text:p>
          </table:table-cell>
          <table:table-cell office:value-type="float" office:value="317.37857" calcext:value-type="float">
            <text:p>317.37857</text:p>
          </table:table-cell>
          <table:table-cell office:value-type="float" office:value="-110.61123" calcext:value-type="float">
            <text:p>-110.611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04725" calcext:value-type="float">
            <text:p>-779.04725</text:p>
          </table:table-cell>
          <table:table-cell office:value-type="float" office:value="697.23534" calcext:value-type="float">
            <text:p>697.23534</text:p>
          </table:table-cell>
          <table:table-cell office:value-type="float" office:value="-81.811909" calcext:value-type="float">
            <text:p>-81.811909</text:p>
          </table:table-cell>
          <table:table-cell office:value-type="float" office:value="92.52561" calcext:value-type="float">
            <text:p>92.52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00" calcext:value-type="float">
            <text:p>91100</text:p>
          </table:table-cell>
          <table:table-cell office:value-type="float" office:value="300.48784" calcext:value-type="float">
            <text:p>300.48784</text:p>
          </table:table-cell>
          <table:table-cell office:value-type="float" office:value="-77.116222" calcext:value-type="float">
            <text:p>-77.11622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00215" calcext:value-type="float">
            <text:p>-770.00215</text:p>
          </table:table-cell>
          <table:table-cell office:value-type="float" office:value="660.12881" calcext:value-type="float">
            <text:p>660.12881</text:p>
          </table:table-cell>
          <table:table-cell office:value-type="float" office:value="-109.87335" calcext:value-type="float">
            <text:p>-109.87335</text:p>
          </table:table-cell>
          <table:table-cell office:value-type="float" office:value="-42.056797" calcext:value-type="float">
            <text:p>-42.056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00" calcext:value-type="float">
            <text:p>91200</text:p>
          </table:table-cell>
          <table:table-cell office:value-type="float" office:value="281.73814" calcext:value-type="float">
            <text:p>281.73814</text:p>
          </table:table-cell>
          <table:table-cell office:value-type="float" office:value="-414.59461" calcext:value-type="float">
            <text:p>-414.59461</text:p>
          </table:table-cell>
          <table:table-cell office:value-type="float" office:value="81000" calcext:value-type="float">
            <text:p>81000</text:p>
          </table:table-cell>
          <table:table-cell office:value-type="float" office:value="-749.76864" calcext:value-type="float">
            <text:p>-749.76864</text:p>
          </table:table-cell>
          <table:table-cell office:value-type="float" office:value="618.93842" calcext:value-type="float">
            <text:p>618.93842</text:p>
          </table:table-cell>
          <table:table-cell office:value-type="float" office:value="-130.83022" calcext:value-type="float">
            <text:p>-130.83022</text:p>
          </table:table-cell>
          <table:table-cell office:value-type="float" office:value="-160.25925" calcext:value-type="float">
            <text:p>-160.25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00" calcext:value-type="float">
            <text:p>91300</text:p>
          </table:table-cell>
          <table:table-cell office:value-type="float" office:value="294.61574" calcext:value-type="float">
            <text:p>294.61574</text:p>
          </table:table-cell>
          <table:table-cell office:value-type="float" office:value="-15.872827" calcext:value-type="float">
            <text:p>-15.8728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95372" calcext:value-type="float">
            <text:p>-762.95372</text:p>
          </table:table-cell>
          <table:table-cell office:value-type="float" office:value="647.22865" calcext:value-type="float">
            <text:p>647.22865</text:p>
          </table:table-cell>
          <table:table-cell office:value-type="float" office:value="-115.72507" calcext:value-type="float">
            <text:p>-115.72507</text:p>
          </table:table-cell>
          <table:table-cell office:value-type="float" office:value="208.78167" calcext:value-type="float">
            <text:p>208.781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00" calcext:value-type="float">
            <text:p>91400</text:p>
          </table:table-cell>
          <table:table-cell office:value-type="float" office:value="301.26946" calcext:value-type="float">
            <text:p>301.26946</text:p>
          </table:table-cell>
          <table:table-cell office:value-type="float" office:value="-421.64158" calcext:value-type="float">
            <text:p>-421.641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1987" calcext:value-type="float">
            <text:p>-768.1987</text:p>
          </table:table-cell>
          <table:table-cell office:value-type="float" office:value="661.84592" calcext:value-type="float">
            <text:p>661.84592</text:p>
          </table:table-cell>
          <table:table-cell office:value-type="float" office:value="-106.35278" calcext:value-type="float">
            <text:p>-106.35278</text:p>
          </table:table-cell>
          <table:table-cell office:value-type="float" office:value="-40.73823" calcext:value-type="float">
            <text:p>-40.738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00" calcext:value-type="float">
            <text:p>91500</text:p>
          </table:table-cell>
          <table:table-cell office:value-type="float" office:value="297.10259" calcext:value-type="float">
            <text:p>297.10259</text:p>
          </table:table-cell>
          <table:table-cell office:value-type="float" office:value="-293.3125" calcext:value-type="float">
            <text:p>-293.31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1.94382" calcext:value-type="float">
            <text:p>-751.94382</text:p>
          </table:table-cell>
          <table:table-cell office:value-type="float" office:value="652.69192" calcext:value-type="float">
            <text:p>652.69192</text:p>
          </table:table-cell>
          <table:table-cell office:value-type="float" office:value="-99.251904" calcext:value-type="float">
            <text:p>-99.251904</text:p>
          </table:table-cell>
          <table:table-cell office:value-type="float" office:value="4.1883196" calcext:value-type="float">
            <text:p>4.1883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00" calcext:value-type="float">
            <text:p>91600</text:p>
          </table:table-cell>
          <table:table-cell office:value-type="float" office:value="300.33355" calcext:value-type="float">
            <text:p>300.33355</text:p>
          </table:table-cell>
          <table:table-cell office:value-type="float" office:value="-149.42259" calcext:value-type="float">
            <text:p>-149.422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23728" calcext:value-type="float">
            <text:p>-750.23728</text:p>
          </table:table-cell>
          <table:table-cell office:value-type="float" office:value="659.78986" calcext:value-type="float">
            <text:p>659.78986</text:p>
          </table:table-cell>
          <table:table-cell office:value-type="float" office:value="-90.447424" calcext:value-type="float">
            <text:p>-90.447424</text:p>
          </table:table-cell>
          <table:table-cell office:value-type="float" office:value="-50.342114" calcext:value-type="float">
            <text:p>-50.342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00" calcext:value-type="float">
            <text:p>91700</text:p>
          </table:table-cell>
          <table:table-cell office:value-type="float" office:value="302.92369" calcext:value-type="float">
            <text:p>302.92369</text:p>
          </table:table-cell>
          <table:table-cell office:value-type="float" office:value="313.1964" calcext:value-type="float">
            <text:p>313.19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8083" calcext:value-type="float">
            <text:p>-752.8083</text:p>
          </table:table-cell>
          <table:table-cell office:value-type="float" office:value="665.48003" calcext:value-type="float">
            <text:p>665.48003</text:p>
          </table:table-cell>
          <table:table-cell office:value-type="float" office:value="-87.328264" calcext:value-type="float">
            <text:p>-87.328264</text:p>
          </table:table-cell>
          <table:table-cell office:value-type="float" office:value="133.64109" calcext:value-type="float">
            <text:p>133.64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00" calcext:value-type="float">
            <text:p>91800</text:p>
          </table:table-cell>
          <table:table-cell office:value-type="float" office:value="296.35959" calcext:value-type="float">
            <text:p>296.35959</text:p>
          </table:table-cell>
          <table:table-cell office:value-type="float" office:value="49.588949" calcext:value-type="float">
            <text:p>49.5889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94736" calcext:value-type="float">
            <text:p>-768.94736</text:p>
          </table:table-cell>
          <table:table-cell office:value-type="float" office:value="651.05963" calcext:value-type="float">
            <text:p>651.05963</text:p>
          </table:table-cell>
          <table:table-cell office:value-type="float" office:value="-117.88773" calcext:value-type="float">
            <text:p>-117.88773</text:p>
          </table:table-cell>
          <table:table-cell office:value-type="float" office:value="1.4443927" calcext:value-type="float">
            <text:p>1.444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00" calcext:value-type="float">
            <text:p>91900</text:p>
          </table:table-cell>
          <table:table-cell office:value-type="float" office:value="292.66284" calcext:value-type="float">
            <text:p>292.66284</text:p>
          </table:table-cell>
          <table:table-cell office:value-type="float" office:value="19.747191" calcext:value-type="float">
            <text:p>19.7471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16421" calcext:value-type="float">
            <text:p>-781.16421</text:p>
          </table:table-cell>
          <table:table-cell office:value-type="float" office:value="642.93842" calcext:value-type="float">
            <text:p>642.93842</text:p>
          </table:table-cell>
          <table:table-cell office:value-type="float" office:value="-138.22579" calcext:value-type="float">
            <text:p>-138.22579</text:p>
          </table:table-cell>
          <table:table-cell office:value-type="float" office:value="182.34056" calcext:value-type="float">
            <text:p>182.340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00" calcext:value-type="float">
            <text:p>92000</text:p>
          </table:table-cell>
          <table:table-cell office:value-type="float" office:value="290.90788" calcext:value-type="float">
            <text:p>290.90788</text:p>
          </table:table-cell>
          <table:table-cell office:value-type="float" office:value="-112.12912" calcext:value-type="float">
            <text:p>-112.129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94625" calcext:value-type="float">
            <text:p>-774.94625</text:p>
          </table:table-cell>
          <table:table-cell office:value-type="float" office:value="639.08302" calcext:value-type="float">
            <text:p>639.08302</text:p>
          </table:table-cell>
          <table:table-cell office:value-type="float" office:value="-135.86323" calcext:value-type="float">
            <text:p>-135.86323</text:p>
          </table:table-cell>
          <table:table-cell office:value-type="float" office:value="-127.01865" calcext:value-type="float">
            <text:p>-127.018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00" calcext:value-type="float">
            <text:p>92100</text:p>
          </table:table-cell>
          <table:table-cell office:value-type="float" office:value="296.38827" calcext:value-type="float">
            <text:p>296.38827</text:p>
          </table:table-cell>
          <table:table-cell office:value-type="float" office:value="50.922519" calcext:value-type="float">
            <text:p>50.92251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71675" calcext:value-type="float">
            <text:p>-742.71675</text:p>
          </table:table-cell>
          <table:table-cell office:value-type="float" office:value="651.12265" calcext:value-type="float">
            <text:p>651.12265</text:p>
          </table:table-cell>
          <table:table-cell office:value-type="float" office:value="-91.594103" calcext:value-type="float">
            <text:p>-91.594103</text:p>
          </table:table-cell>
          <table:table-cell office:value-type="float" office:value="-46.973792" calcext:value-type="float">
            <text:p>-46.9737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00" calcext:value-type="float">
            <text:p>92200</text:p>
          </table:table-cell>
          <table:table-cell office:value-type="float" office:value="304.66592" calcext:value-type="float">
            <text:p>304.66592</text:p>
          </table:table-cell>
          <table:table-cell office:value-type="float" office:value="114.2979" calcext:value-type="float">
            <text:p>114.29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1.24365" calcext:value-type="float">
            <text:p>-741.24365</text:p>
          </table:table-cell>
          <table:table-cell office:value-type="float" office:value="669.30747" calcext:value-type="float">
            <text:p>669.30747</text:p>
          </table:table-cell>
          <table:table-cell office:value-type="float" office:value="-71.93618" calcext:value-type="float">
            <text:p>-71.93618</text:p>
          </table:table-cell>
          <table:table-cell office:value-type="float" office:value="39.771231" calcext:value-type="float">
            <text:p>39.771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00" calcext:value-type="float">
            <text:p>92300</text:p>
          </table:table-cell>
          <table:table-cell office:value-type="float" office:value="302.20627" calcext:value-type="float">
            <text:p>302.20627</text:p>
          </table:table-cell>
          <table:table-cell office:value-type="float" office:value="126.41551" calcext:value-type="float">
            <text:p>126.4155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34407" calcext:value-type="float">
            <text:p>-765.34407</text:p>
          </table:table-cell>
          <table:table-cell office:value-type="float" office:value="663.90396" calcext:value-type="float">
            <text:p>663.90396</text:p>
          </table:table-cell>
          <table:table-cell office:value-type="float" office:value="-101.4401" calcext:value-type="float">
            <text:p>-101.4401</text:p>
          </table:table-cell>
          <table:table-cell office:value-type="float" office:value="124.27669" calcext:value-type="float">
            <text:p>124.276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00" calcext:value-type="float">
            <text:p>92400</text:p>
          </table:table-cell>
          <table:table-cell office:value-type="float" office:value="300.47516" calcext:value-type="float">
            <text:p>300.47516</text:p>
          </table:table-cell>
          <table:table-cell office:value-type="float" office:value="463.46786" calcext:value-type="float">
            <text:p>463.467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95.89484" calcext:value-type="float">
            <text:p>-795.89484</text:p>
          </table:table-cell>
          <table:table-cell office:value-type="float" office:value="660.10097" calcext:value-type="float">
            <text:p>660.10097</text:p>
          </table:table-cell>
          <table:table-cell office:value-type="float" office:value="-135.79387" calcext:value-type="float">
            <text:p>-135.79387</text:p>
          </table:table-cell>
          <table:table-cell office:value-type="float" office:value="300.0339" calcext:value-type="float">
            <text:p>300.0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00" calcext:value-type="float">
            <text:p>92500</text:p>
          </table:table-cell>
          <table:table-cell office:value-type="float" office:value="299.14711" calcext:value-type="float">
            <text:p>299.14711</text:p>
          </table:table-cell>
          <table:table-cell office:value-type="float" office:value="200.59672" calcext:value-type="float">
            <text:p>200.596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89.94101" calcext:value-type="float">
            <text:p>-789.94101</text:p>
          </table:table-cell>
          <table:table-cell office:value-type="float" office:value="657.18341" calcext:value-type="float">
            <text:p>657.18341</text:p>
          </table:table-cell>
          <table:table-cell office:value-type="float" office:value="-132.7576" calcext:value-type="float">
            <text:p>-132.7576</text:p>
          </table:table-cell>
          <table:table-cell office:value-type="float" office:value="236.70437" calcext:value-type="float">
            <text:p>236.704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00" calcext:value-type="float">
            <text:p>92600</text:p>
          </table:table-cell>
          <table:table-cell office:value-type="float" office:value="287.48939" calcext:value-type="float">
            <text:p>287.48939</text:p>
          </table:table-cell>
          <table:table-cell office:value-type="float" office:value="-386.68359" calcext:value-type="float">
            <text:p>-386.683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22674" calcext:value-type="float">
            <text:p>-756.22674</text:p>
          </table:table-cell>
          <table:table-cell office:value-type="float" office:value="631.57308" calcext:value-type="float">
            <text:p>631.57308</text:p>
          </table:table-cell>
          <table:table-cell office:value-type="float" office:value="-124.65366" calcext:value-type="float">
            <text:p>-124.65366</text:p>
          </table:table-cell>
          <table:table-cell office:value-type="float" office:value="-187.85188" calcext:value-type="float">
            <text:p>-187.851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00" calcext:value-type="float">
            <text:p>92700</text:p>
          </table:table-cell>
          <table:table-cell office:value-type="float" office:value="299.61049" calcext:value-type="float">
            <text:p>299.61049</text:p>
          </table:table-cell>
          <table:table-cell office:value-type="float" office:value="-194.04036" calcext:value-type="float">
            <text:p>-194.040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869" calcext:value-type="float">
            <text:p>-758.1869</text:p>
          </table:table-cell>
          <table:table-cell office:value-type="float" office:value="658.20141" calcext:value-type="float">
            <text:p>658.20141</text:p>
          </table:table-cell>
          <table:table-cell office:value-type="float" office:value="-99.98549" calcext:value-type="float">
            <text:p>-99.98549</text:p>
          </table:table-cell>
          <table:table-cell office:value-type="float" office:value="75.209174" calcext:value-type="float">
            <text:p>75.209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00" calcext:value-type="float">
            <text:p>92800</text:p>
          </table:table-cell>
          <table:table-cell office:value-type="float" office:value="313.82038" calcext:value-type="float">
            <text:p>313.82038</text:p>
          </table:table-cell>
          <table:table-cell office:value-type="float" office:value="-179.47135" calcext:value-type="float">
            <text:p>-179.471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60266" calcext:value-type="float">
            <text:p>-753.60266</text:p>
          </table:table-cell>
          <table:table-cell office:value-type="float" office:value="689.4185" calcext:value-type="float">
            <text:p>689.4185</text:p>
          </table:table-cell>
          <table:table-cell office:value-type="float" office:value="-64.184162" calcext:value-type="float">
            <text:p>-64.184162</text:p>
          </table:table-cell>
          <table:table-cell office:value-type="float" office:value="-49.349662" calcext:value-type="float">
            <text:p>-49.349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00" calcext:value-type="float">
            <text:p>92900</text:p>
          </table:table-cell>
          <table:table-cell office:value-type="float" office:value="308.01501" calcext:value-type="float">
            <text:p>308.01501</text:p>
          </table:table-cell>
          <table:table-cell office:value-type="float" office:value="197.31451" calcext:value-type="float">
            <text:p>197.3145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0.25795" calcext:value-type="float">
            <text:p>-770.25795</text:p>
          </table:table-cell>
          <table:table-cell office:value-type="float" office:value="676.66494" calcext:value-type="float">
            <text:p>676.66494</text:p>
          </table:table-cell>
          <table:table-cell office:value-type="float" office:value="-93.59301" calcext:value-type="float">
            <text:p>-93.59301</text:p>
          </table:table-cell>
          <table:table-cell office:value-type="float" office:value="-24.204245" calcext:value-type="float">
            <text:p>-24.204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00" calcext:value-type="float">
            <text:p>93000</text:p>
          </table:table-cell>
          <table:table-cell office:value-type="float" office:value="296.31584" calcext:value-type="float">
            <text:p>296.31584</text:p>
          </table:table-cell>
          <table:table-cell office:value-type="float" office:value="-81.52269" calcext:value-type="float">
            <text:p>-81.5226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51372" calcext:value-type="float">
            <text:p>-782.51372</text:p>
          </table:table-cell>
          <table:table-cell office:value-type="float" office:value="650.96353" calcext:value-type="float">
            <text:p>650.96353</text:p>
          </table:table-cell>
          <table:table-cell office:value-type="float" office:value="-131.55019" calcext:value-type="float">
            <text:p>-131.55019</text:p>
          </table:table-cell>
          <table:table-cell office:value-type="float" office:value="130.54891" calcext:value-type="float">
            <text:p>130.54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00" calcext:value-type="float">
            <text:p>93100</text:p>
          </table:table-cell>
          <table:table-cell office:value-type="float" office:value="299.83549" calcext:value-type="float">
            <text:p>299.83549</text:p>
          </table:table-cell>
          <table:table-cell office:value-type="float" office:value="-545.38725" calcext:value-type="float">
            <text:p>-545.387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33752" calcext:value-type="float">
            <text:p>-790.33752</text:p>
          </table:table-cell>
          <table:table-cell office:value-type="float" office:value="658.69569" calcext:value-type="float">
            <text:p>658.69569</text:p>
          </table:table-cell>
          <table:table-cell office:value-type="float" office:value="-131.64183" calcext:value-type="float">
            <text:p>-131.64183</text:p>
          </table:table-cell>
          <table:table-cell office:value-type="float" office:value="-183.22092" calcext:value-type="float">
            <text:p>-183.22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00" calcext:value-type="float">
            <text:p>93200</text:p>
          </table:table-cell>
          <table:table-cell office:value-type="float" office:value="299.42143" calcext:value-type="float">
            <text:p>299.42143</text:p>
          </table:table-cell>
          <table:table-cell office:value-type="float" office:value="-281.13798" calcext:value-type="float">
            <text:p>-281.13798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13969" calcext:value-type="float">
            <text:p>-775.13969</text:p>
          </table:table-cell>
          <table:table-cell office:value-type="float" office:value="657.78607" calcext:value-type="float">
            <text:p>657.78607</text:p>
          </table:table-cell>
          <table:table-cell office:value-type="float" office:value="-117.35362" calcext:value-type="float">
            <text:p>-117.35362</text:p>
          </table:table-cell>
          <table:table-cell office:value-type="float" office:value="-53.767132" calcext:value-type="float">
            <text:p>-53.76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00" calcext:value-type="float">
            <text:p>93300</text:p>
          </table:table-cell>
          <table:table-cell office:value-type="float" office:value="305.26506" calcext:value-type="float">
            <text:p>305.26506</text:p>
          </table:table-cell>
          <table:table-cell office:value-type="float" office:value="52.913814" calcext:value-type="float">
            <text:p>52.9138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74055" calcext:value-type="float">
            <text:p>-752.74055</text:p>
          </table:table-cell>
          <table:table-cell office:value-type="float" office:value="670.6237" calcext:value-type="float">
            <text:p>670.6237</text:p>
          </table:table-cell>
          <table:table-cell office:value-type="float" office:value="-82.116855" calcext:value-type="float">
            <text:p>-82.116855</text:p>
          </table:table-cell>
          <table:table-cell office:value-type="float" office:value="50.55229" calcext:value-type="float">
            <text:p>50.55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00" calcext:value-type="float">
            <text:p>93400</text:p>
          </table:table-cell>
          <table:table-cell office:value-type="float" office:value="314.41761" calcext:value-type="float">
            <text:p>314.41761</text:p>
          </table:table-cell>
          <table:table-cell office:value-type="float" office:value="-316.99584" calcext:value-type="float">
            <text:p>-316.995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5527" calcext:value-type="float">
            <text:p>-750.5527</text:p>
          </table:table-cell>
          <table:table-cell office:value-type="float" office:value="690.73054" calcext:value-type="float">
            <text:p>690.73054</text:p>
          </table:table-cell>
          <table:table-cell office:value-type="float" office:value="-59.822159" calcext:value-type="float">
            <text:p>-59.822159</text:p>
          </table:table-cell>
          <table:table-cell office:value-type="float" office:value="-132.86569" calcext:value-type="float">
            <text:p>-132.8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00" calcext:value-type="float">
            <text:p>93500</text:p>
          </table:table-cell>
          <table:table-cell office:value-type="float" office:value="295.52886" calcext:value-type="float">
            <text:p>295.52886</text:p>
          </table:table-cell>
          <table:table-cell office:value-type="float" office:value="163.35865" calcext:value-type="float">
            <text:p>163.3586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23115" calcext:value-type="float">
            <text:p>-767.23115</text:p>
          </table:table-cell>
          <table:table-cell office:value-type="float" office:value="649.23465" calcext:value-type="float">
            <text:p>649.23465</text:p>
          </table:table-cell>
          <table:table-cell office:value-type="float" office:value="-117.99651" calcext:value-type="float">
            <text:p>-117.99651</text:p>
          </table:table-cell>
          <table:table-cell office:value-type="float" office:value="2.8489855" calcext:value-type="float">
            <text:p>2.84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00" calcext:value-type="float">
            <text:p>93600</text:p>
          </table:table-cell>
          <table:table-cell office:value-type="float" office:value="289.08626" calcext:value-type="float">
            <text:p>289.08626</text:p>
          </table:table-cell>
          <table:table-cell office:value-type="float" office:value="211.14499" calcext:value-type="float">
            <text:p>211.144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3838" calcext:value-type="float">
            <text:p>-772.3838</text:p>
          </table:table-cell>
          <table:table-cell office:value-type="float" office:value="635.08118" calcext:value-type="float">
            <text:p>635.08118</text:p>
          </table:table-cell>
          <table:table-cell office:value-type="float" office:value="-137.30262" calcext:value-type="float">
            <text:p>-137.30262</text:p>
          </table:table-cell>
          <table:table-cell office:value-type="float" office:value="-41.29328" calcext:value-type="float">
            <text:p>-41.29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00" calcext:value-type="float">
            <text:p>93700</text:p>
          </table:table-cell>
          <table:table-cell office:value-type="float" office:value="302.28353" calcext:value-type="float">
            <text:p>302.28353</text:p>
          </table:table-cell>
          <table:table-cell office:value-type="float" office:value="313.61591" calcext:value-type="float">
            <text:p>313.61591</text:p>
          </table:table-cell>
          <table:table-cell office:value-type="float" office:value="81000" calcext:value-type="float">
            <text:p>81000</text:p>
          </table:table-cell>
          <table:table-cell office:value-type="float" office:value="-792.72866" calcext:value-type="float">
            <text:p>-792.72866</text:p>
          </table:table-cell>
          <table:table-cell office:value-type="float" office:value="664.0737" calcext:value-type="float">
            <text:p>664.0737</text:p>
          </table:table-cell>
          <table:table-cell office:value-type="float" office:value="-128.65497" calcext:value-type="float">
            <text:p>-128.65497</text:p>
          </table:table-cell>
          <table:table-cell office:value-type="float" office:value="141.54135" calcext:value-type="float">
            <text:p>141.54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00" calcext:value-type="float">
            <text:p>93800</text:p>
          </table:table-cell>
          <table:table-cell office:value-type="float" office:value="300.68686" calcext:value-type="float">
            <text:p>300.68686</text:p>
          </table:table-cell>
          <table:table-cell office:value-type="float" office:value="195.90621" calcext:value-type="float">
            <text:p>195.9062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67546" calcext:value-type="float">
            <text:p>-774.67546</text:p>
          </table:table-cell>
          <table:table-cell office:value-type="float" office:value="660.56604" calcext:value-type="float">
            <text:p>660.56604</text:p>
          </table:table-cell>
          <table:table-cell office:value-type="float" office:value="-114.10942" calcext:value-type="float">
            <text:p>-114.10942</text:p>
          </table:table-cell>
          <table:table-cell office:value-type="float" office:value="123.75119" calcext:value-type="float">
            <text:p>123.75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00" calcext:value-type="float">
            <text:p>93900</text:p>
          </table:table-cell>
          <table:table-cell office:value-type="float" office:value="307.93323" calcext:value-type="float">
            <text:p>307.93323</text:p>
          </table:table-cell>
          <table:table-cell office:value-type="float" office:value="104.62981" calcext:value-type="float">
            <text:p>104.6298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47832" calcext:value-type="float">
            <text:p>-774.47832</text:p>
          </table:table-cell>
          <table:table-cell office:value-type="float" office:value="676.48528" calcext:value-type="float">
            <text:p>676.48528</text:p>
          </table:table-cell>
          <table:table-cell office:value-type="float" office:value="-97.993044" calcext:value-type="float">
            <text:p>-97.993044</text:p>
          </table:table-cell>
          <table:table-cell office:value-type="float" office:value="-43.724472" calcext:value-type="float">
            <text:p>-43.724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00" calcext:value-type="float">
            <text:p>94000</text:p>
          </table:table-cell>
          <table:table-cell office:value-type="float" office:value="292.86284" calcext:value-type="float">
            <text:p>292.86284</text:p>
          </table:table-cell>
          <table:table-cell office:value-type="float" office:value="509.24307" calcext:value-type="float">
            <text:p>509.243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1859" calcext:value-type="float">
            <text:p>-727.1859</text:p>
          </table:table-cell>
          <table:table-cell office:value-type="float" office:value="643.37778" calcext:value-type="float">
            <text:p>643.37778</text:p>
          </table:table-cell>
          <table:table-cell office:value-type="float" office:value="-83.808122" calcext:value-type="float">
            <text:p>-83.808122</text:p>
          </table:table-cell>
          <table:table-cell office:value-type="float" office:value="98.820526" calcext:value-type="float">
            <text:p>98.82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00" calcext:value-type="float">
            <text:p>94100</text:p>
          </table:table-cell>
          <table:table-cell office:value-type="float" office:value="307.08322" calcext:value-type="float">
            <text:p>307.08322</text:p>
          </table:table-cell>
          <table:table-cell office:value-type="float" office:value="-246.30138" calcext:value-type="float">
            <text:p>-246.30138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07462" calcext:value-type="float">
            <text:p>-734.07462</text:p>
          </table:table-cell>
          <table:table-cell office:value-type="float" office:value="674.61791" calcext:value-type="float">
            <text:p>674.61791</text:p>
          </table:table-cell>
          <table:table-cell office:value-type="float" office:value="-59.456702" calcext:value-type="float">
            <text:p>-59.456702</text:p>
          </table:table-cell>
          <table:table-cell office:value-type="float" office:value="-222.30035" calcext:value-type="float">
            <text:p>-222.30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00" calcext:value-type="float">
            <text:p>94200</text:p>
          </table:table-cell>
          <table:table-cell office:value-type="float" office:value="295.93864" calcext:value-type="float">
            <text:p>295.93864</text:p>
          </table:table-cell>
          <table:table-cell office:value-type="float" office:value="-85.058075" calcext:value-type="float">
            <text:p>-85.0580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21.24595" calcext:value-type="float">
            <text:p>-721.24595</text:p>
          </table:table-cell>
          <table:table-cell office:value-type="float" office:value="650.13489" calcext:value-type="float">
            <text:p>650.13489</text:p>
          </table:table-cell>
          <table:table-cell office:value-type="float" office:value="-71.111067" calcext:value-type="float">
            <text:p>-71.111067</text:p>
          </table:table-cell>
          <table:table-cell office:value-type="float" office:value="17.907384" calcext:value-type="float">
            <text:p>17.907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00" calcext:value-type="float">
            <text:p>94300</text:p>
          </table:table-cell>
          <table:table-cell office:value-type="float" office:value="300.94683" calcext:value-type="float">
            <text:p>300.94683</text:p>
          </table:table-cell>
          <table:table-cell office:value-type="float" office:value="242.14506" calcext:value-type="float">
            <text:p>242.1450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49583" calcext:value-type="float">
            <text:p>-780.49583</text:p>
          </table:table-cell>
          <table:table-cell office:value-type="float" office:value="661.13715" calcext:value-type="float">
            <text:p>661.13715</text:p>
          </table:table-cell>
          <table:table-cell office:value-type="float" office:value="-119.35869" calcext:value-type="float">
            <text:p>-119.35869</text:p>
          </table:table-cell>
          <table:table-cell office:value-type="float" office:value="131.42294" calcext:value-type="float">
            <text:p>131.42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00" calcext:value-type="float">
            <text:p>94400</text:p>
          </table:table-cell>
          <table:table-cell office:value-type="float" office:value="287.94541" calcext:value-type="float">
            <text:p>287.94541</text:p>
          </table:table-cell>
          <table:table-cell office:value-type="float" office:value="-89.24088" calcext:value-type="float">
            <text:p>-89.240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24851" calcext:value-type="float">
            <text:p>-760.24851</text:p>
          </table:table-cell>
          <table:table-cell office:value-type="float" office:value="632.57489" calcext:value-type="float">
            <text:p>632.57489</text:p>
          </table:table-cell>
          <table:table-cell office:value-type="float" office:value="-127.67362" calcext:value-type="float">
            <text:p>-127.67362</text:p>
          </table:table-cell>
          <table:table-cell office:value-type="float" office:value="130.83356" calcext:value-type="float">
            <text:p>130.833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00" calcext:value-type="float">
            <text:p>94500</text:p>
          </table:table-cell>
          <table:table-cell office:value-type="float" office:value="296.56545" calcext:value-type="float">
            <text:p>296.56545</text:p>
          </table:table-cell>
          <table:table-cell office:value-type="float" office:value="-336.82559" calcext:value-type="float">
            <text:p>-336.825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15429" calcext:value-type="float">
            <text:p>-754.15429</text:p>
          </table:table-cell>
          <table:table-cell office:value-type="float" office:value="651.51188" calcext:value-type="float">
            <text:p>651.51188</text:p>
          </table:table-cell>
          <table:table-cell office:value-type="float" office:value="-102.64241" calcext:value-type="float">
            <text:p>-102.64241</text:p>
          </table:table-cell>
          <table:table-cell office:value-type="float" office:value="-36.256884" calcext:value-type="float">
            <text:p>-36.256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00" calcext:value-type="float">
            <text:p>94600</text:p>
          </table:table-cell>
          <table:table-cell office:value-type="float" office:value="304.56024" calcext:value-type="float">
            <text:p>304.56024</text:p>
          </table:table-cell>
          <table:table-cell office:value-type="float" office:value="-369.1339" calcext:value-type="float">
            <text:p>-369.13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77029" calcext:value-type="float">
            <text:p>-755.77029</text:p>
          </table:table-cell>
          <table:table-cell office:value-type="float" office:value="669.07529" calcext:value-type="float">
            <text:p>669.07529</text:p>
          </table:table-cell>
          <table:table-cell office:value-type="float" office:value="-86.694997" calcext:value-type="float">
            <text:p>-86.694997</text:p>
          </table:table-cell>
          <table:table-cell office:value-type="float" office:value="79.506703" calcext:value-type="float">
            <text:p>79.506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00" calcext:value-type="float">
            <text:p>94700</text:p>
          </table:table-cell>
          <table:table-cell office:value-type="float" office:value="293.73233" calcext:value-type="float">
            <text:p>293.73233</text:p>
          </table:table-cell>
          <table:table-cell office:value-type="float" office:value="-160.74811" calcext:value-type="float">
            <text:p>-160.748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23727" calcext:value-type="float">
            <text:p>-731.23727</text:p>
          </table:table-cell>
          <table:table-cell office:value-type="float" office:value="645.28793" calcext:value-type="float">
            <text:p>645.28793</text:p>
          </table:table-cell>
          <table:table-cell office:value-type="float" office:value="-85.949331" calcext:value-type="float">
            <text:p>-85.949331</text:p>
          </table:table-cell>
          <table:table-cell office:value-type="float" office:value="214.43546" calcext:value-type="float">
            <text:p>214.43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00" calcext:value-type="float">
            <text:p>94800</text:p>
          </table:table-cell>
          <table:table-cell office:value-type="float" office:value="293.19529" calcext:value-type="float">
            <text:p>293.19529</text:p>
          </table:table-cell>
          <table:table-cell office:value-type="float" office:value="-364.05946" calcext:value-type="float">
            <text:p>-364.059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2.38319" calcext:value-type="float">
            <text:p>-732.38319</text:p>
          </table:table-cell>
          <table:table-cell office:value-type="float" office:value="644.10812" calcext:value-type="float">
            <text:p>644.10812</text:p>
          </table:table-cell>
          <table:table-cell office:value-type="float" office:value="-88.275072" calcext:value-type="float">
            <text:p>-88.275072</text:p>
          </table:table-cell>
          <table:table-cell office:value-type="float" office:value="-57.105242" calcext:value-type="float">
            <text:p>-57.1052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00" calcext:value-type="float">
            <text:p>94900</text:p>
          </table:table-cell>
          <table:table-cell office:value-type="float" office:value="293.60696" calcext:value-type="float">
            <text:p>293.60696</text:p>
          </table:table-cell>
          <table:table-cell office:value-type="float" office:value="-366.872" calcext:value-type="float">
            <text:p>-366.8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31.91497" calcext:value-type="float">
            <text:p>-731.91497</text:p>
          </table:table-cell>
          <table:table-cell office:value-type="float" office:value="645.01251" calcext:value-type="float">
            <text:p>645.01251</text:p>
          </table:table-cell>
          <table:table-cell office:value-type="float" office:value="-86.902457" calcext:value-type="float">
            <text:p>-86.902457</text:p>
          </table:table-cell>
          <table:table-cell office:value-type="float" office:value="143.40772" calcext:value-type="float">
            <text:p>143.40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00" calcext:value-type="float">
            <text:p>95000</text:p>
          </table:table-cell>
          <table:table-cell office:value-type="float" office:value="309.41315" calcext:value-type="float">
            <text:p>309.41315</text:p>
          </table:table-cell>
          <table:table-cell office:value-type="float" office:value="-410.05296" calcext:value-type="float">
            <text:p>-410.052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9.3246" calcext:value-type="float">
            <text:p>-759.3246</text:p>
          </table:table-cell>
          <table:table-cell office:value-type="float" office:value="679.73645" calcext:value-type="float">
            <text:p>679.73645</text:p>
          </table:table-cell>
          <table:table-cell office:value-type="float" office:value="-79.588143" calcext:value-type="float">
            <text:p>-79.588143</text:p>
          </table:table-cell>
          <table:table-cell office:value-type="float" office:value="-85.03804" calcext:value-type="float">
            <text:p>-85.03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00" calcext:value-type="float">
            <text:p>95100</text:p>
          </table:table-cell>
          <table:table-cell office:value-type="float" office:value="315.26542" calcext:value-type="float">
            <text:p>315.26542</text:p>
          </table:table-cell>
          <table:table-cell office:value-type="float" office:value="-35.234413" calcext:value-type="float">
            <text:p>-35.2344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68746" calcext:value-type="float">
            <text:p>-785.68746</text:p>
          </table:table-cell>
          <table:table-cell office:value-type="float" office:value="692.59304" calcext:value-type="float">
            <text:p>692.59304</text:p>
          </table:table-cell>
          <table:table-cell office:value-type="float" office:value="-93.094413" calcext:value-type="float">
            <text:p>-93.094413</text:p>
          </table:table-cell>
          <table:table-cell office:value-type="float" office:value="-0.97169079" calcext:value-type="float">
            <text:p>-0.97169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00" calcext:value-type="float">
            <text:p>95200</text:p>
          </table:table-cell>
          <table:table-cell office:value-type="float" office:value="285.15273" calcext:value-type="float">
            <text:p>285.15273</text:p>
          </table:table-cell>
          <table:table-cell office:value-type="float" office:value="-26.388143" calcext:value-type="float">
            <text:p>-26.3881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83865" calcext:value-type="float">
            <text:p>-771.83865</text:p>
          </table:table-cell>
          <table:table-cell office:value-type="float" office:value="626.43976" calcext:value-type="float">
            <text:p>626.43976</text:p>
          </table:table-cell>
          <table:table-cell office:value-type="float" office:value="-145.39889" calcext:value-type="float">
            <text:p>-145.39889</text:p>
          </table:table-cell>
          <table:table-cell office:value-type="float" office:value="-0.72564737" calcext:value-type="float">
            <text:p>-0.72564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00" calcext:value-type="float">
            <text:p>95300</text:p>
          </table:table-cell>
          <table:table-cell office:value-type="float" office:value="281.00026" calcext:value-type="float">
            <text:p>281.00026</text:p>
          </table:table-cell>
          <table:table-cell office:value-type="float" office:value="-30.373556" calcext:value-type="float">
            <text:p>-30.3735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7.15719" calcext:value-type="float">
            <text:p>-787.15719</text:p>
          </table:table-cell>
          <table:table-cell office:value-type="float" office:value="617.3174" calcext:value-type="float">
            <text:p>617.3174</text:p>
          </table:table-cell>
          <table:table-cell office:value-type="float" office:value="-169.8398" calcext:value-type="float">
            <text:p>-169.8398</text:p>
          </table:table-cell>
          <table:table-cell office:value-type="float" office:value="17.201853" calcext:value-type="float">
            <text:p>17.20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00" calcext:value-type="float">
            <text:p>95400</text:p>
          </table:table-cell>
          <table:table-cell office:value-type="float" office:value="287.35293" calcext:value-type="float">
            <text:p>287.35293</text:p>
          </table:table-cell>
          <table:table-cell office:value-type="float" office:value="-130.03742" calcext:value-type="float">
            <text:p>-130.037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72006" calcext:value-type="float">
            <text:p>-774.72006</text:p>
          </table:table-cell>
          <table:table-cell office:value-type="float" office:value="631.2733" calcext:value-type="float">
            <text:p>631.2733</text:p>
          </table:table-cell>
          <table:table-cell office:value-type="float" office:value="-143.44675" calcext:value-type="float">
            <text:p>-143.44675</text:p>
          </table:table-cell>
          <table:table-cell office:value-type="float" office:value="15.013525" calcext:value-type="float">
            <text:p>15.013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00" calcext:value-type="float">
            <text:p>95500</text:p>
          </table:table-cell>
          <table:table-cell office:value-type="float" office:value="297.63999" calcext:value-type="float">
            <text:p>297.63999</text:p>
          </table:table-cell>
          <table:table-cell office:value-type="float" office:value="438.87216" calcext:value-type="float">
            <text:p>438.8721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28473" calcext:value-type="float">
            <text:p>-765.28473</text:p>
          </table:table-cell>
          <table:table-cell office:value-type="float" office:value="653.87251" calcext:value-type="float">
            <text:p>653.87251</text:p>
          </table:table-cell>
          <table:table-cell office:value-type="float" office:value="-111.41223" calcext:value-type="float">
            <text:p>-111.41223</text:p>
          </table:table-cell>
          <table:table-cell office:value-type="float" office:value="264.7864" calcext:value-type="float">
            <text:p>264.7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00" calcext:value-type="float">
            <text:p>95600</text:p>
          </table:table-cell>
          <table:table-cell office:value-type="float" office:value="305.05473" calcext:value-type="float">
            <text:p>305.05473</text:p>
          </table:table-cell>
          <table:table-cell office:value-type="float" office:value="88.946293" calcext:value-type="float">
            <text:p>88.9462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4088" calcext:value-type="float">
            <text:p>-763.4088</text:p>
          </table:table-cell>
          <table:table-cell office:value-type="float" office:value="670.16163" calcext:value-type="float">
            <text:p>670.16163</text:p>
          </table:table-cell>
          <table:table-cell office:value-type="float" office:value="-93.247174" calcext:value-type="float">
            <text:p>-93.247174</text:p>
          </table:table-cell>
          <table:table-cell office:value-type="float" office:value="109.15547" calcext:value-type="float">
            <text:p>109.15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00" calcext:value-type="float">
            <text:p>95700</text:p>
          </table:table-cell>
          <table:table-cell office:value-type="float" office:value="291.03999" calcext:value-type="float">
            <text:p>291.03999</text:p>
          </table:table-cell>
          <table:table-cell office:value-type="float" office:value="434.84156" calcext:value-type="float">
            <text:p>434.8415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0.35392" calcext:value-type="float">
            <text:p>-750.35392</text:p>
          </table:table-cell>
          <table:table-cell office:value-type="float" office:value="639.37325" calcext:value-type="float">
            <text:p>639.37325</text:p>
          </table:table-cell>
          <table:table-cell office:value-type="float" office:value="-110.98067" calcext:value-type="float">
            <text:p>-110.98067</text:p>
          </table:table-cell>
          <table:table-cell office:value-type="float" office:value="178.71084" calcext:value-type="float">
            <text:p>178.710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00" calcext:value-type="float">
            <text:p>95800</text:p>
          </table:table-cell>
          <table:table-cell office:value-type="float" office:value="291.81915" calcext:value-type="float">
            <text:p>291.81915</text:p>
          </table:table-cell>
          <table:table-cell office:value-type="float" office:value="111.74831" calcext:value-type="float">
            <text:p>111.748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95.16328" calcext:value-type="float">
            <text:p>-795.16328</text:p>
          </table:table-cell>
          <table:table-cell office:value-type="float" office:value="641.08496" calcext:value-type="float">
            <text:p>641.08496</text:p>
          </table:table-cell>
          <table:table-cell office:value-type="float" office:value="-154.07832" calcext:value-type="float">
            <text:p>-154.07832</text:p>
          </table:table-cell>
          <table:table-cell office:value-type="float" office:value="4.323752" calcext:value-type="float">
            <text:p>4.323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00" calcext:value-type="float">
            <text:p>95900</text:p>
          </table:table-cell>
          <table:table-cell office:value-type="float" office:value="296.41713" calcext:value-type="float">
            <text:p>296.41713</text:p>
          </table:table-cell>
          <table:table-cell office:value-type="float" office:value="2.3386614" calcext:value-type="float">
            <text:p>2.3386614</text:p>
          </table:table-cell>
          <table:table-cell office:value-type="float" office:value="81000" calcext:value-type="float">
            <text:p>81000</text:p>
          </table:table-cell>
          <table:table-cell office:value-type="float" office:value="-826.44333" calcext:value-type="float">
            <text:p>-826.44333</text:p>
          </table:table-cell>
          <table:table-cell office:value-type="float" office:value="651.18605" calcext:value-type="float">
            <text:p>651.18605</text:p>
          </table:table-cell>
          <table:table-cell office:value-type="float" office:value="-175.25728" calcext:value-type="float">
            <text:p>-175.25728</text:p>
          </table:table-cell>
          <table:table-cell office:value-type="float" office:value="-7.1520348" calcext:value-type="float">
            <text:p>-7.1520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00" calcext:value-type="float">
            <text:p>96000</text:p>
          </table:table-cell>
          <table:table-cell office:value-type="float" office:value="292.01993" calcext:value-type="float">
            <text:p>292.01993</text:p>
          </table:table-cell>
          <table:table-cell office:value-type="float" office:value="-69.334516" calcext:value-type="float">
            <text:p>-69.33451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7.96889" calcext:value-type="float">
            <text:p>-807.96889</text:p>
          </table:table-cell>
          <table:table-cell office:value-type="float" office:value="641.52603" calcext:value-type="float">
            <text:p>641.52603</text:p>
          </table:table-cell>
          <table:table-cell office:value-type="float" office:value="-166.44286" calcext:value-type="float">
            <text:p>-166.44286</text:p>
          </table:table-cell>
          <table:table-cell office:value-type="float" office:value="-140.22894" calcext:value-type="float">
            <text:p>-140.228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00" calcext:value-type="float">
            <text:p>96100</text:p>
          </table:table-cell>
          <table:table-cell office:value-type="float" office:value="288.9531" calcext:value-type="float">
            <text:p>288.9531</text:p>
          </table:table-cell>
          <table:table-cell office:value-type="float" office:value="-135.95763" calcext:value-type="float">
            <text:p>-135.957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7.1517" calcext:value-type="float">
            <text:p>-787.1517</text:p>
          </table:table-cell>
          <table:table-cell office:value-type="float" office:value="634.78863" calcext:value-type="float">
            <text:p>634.78863</text:p>
          </table:table-cell>
          <table:table-cell office:value-type="float" office:value="-152.36306" calcext:value-type="float">
            <text:p>-152.36306</text:p>
          </table:table-cell>
          <table:table-cell office:value-type="float" office:value="46.497807" calcext:value-type="float">
            <text:p>46.497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00" calcext:value-type="float">
            <text:p>96200</text:p>
          </table:table-cell>
          <table:table-cell office:value-type="float" office:value="305.55162" calcext:value-type="float">
            <text:p>305.55162</text:p>
          </table:table-cell>
          <table:table-cell office:value-type="float" office:value="397.4859" calcext:value-type="float">
            <text:p>397.4859</text:p>
          </table:table-cell>
          <table:table-cell office:value-type="float" office:value="81000" calcext:value-type="float">
            <text:p>81000</text:p>
          </table:table-cell>
          <table:table-cell office:value-type="float" office:value="-810.52571" calcext:value-type="float">
            <text:p>-810.52571</text:p>
          </table:table-cell>
          <table:table-cell office:value-type="float" office:value="671.25322" calcext:value-type="float">
            <text:p>671.25322</text:p>
          </table:table-cell>
          <table:table-cell office:value-type="float" office:value="-139.27249" calcext:value-type="float">
            <text:p>-139.27249</text:p>
          </table:table-cell>
          <table:table-cell office:value-type="float" office:value="271.11723" calcext:value-type="float">
            <text:p>271.11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00" calcext:value-type="float">
            <text:p>96300</text:p>
          </table:table-cell>
          <table:table-cell office:value-type="float" office:value="288.73064" calcext:value-type="float">
            <text:p>288.73064</text:p>
          </table:table-cell>
          <table:table-cell office:value-type="float" office:value="142.36134" calcext:value-type="float">
            <text:p>142.3613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53366" calcext:value-type="float">
            <text:p>-775.53366</text:p>
          </table:table-cell>
          <table:table-cell office:value-type="float" office:value="634.29994" calcext:value-type="float">
            <text:p>634.29994</text:p>
          </table:table-cell>
          <table:table-cell office:value-type="float" office:value="-141.23372" calcext:value-type="float">
            <text:p>-141.23372</text:p>
          </table:table-cell>
          <table:table-cell office:value-type="float" office:value="28.120899" calcext:value-type="float">
            <text:p>28.1208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00" calcext:value-type="float">
            <text:p>96400</text:p>
          </table:table-cell>
          <table:table-cell office:value-type="float" office:value="285.665" calcext:value-type="float">
            <text:p>285.665</text:p>
          </table:table-cell>
          <table:table-cell office:value-type="float" office:value="169.72262" calcext:value-type="float">
            <text:p>169.72262</text:p>
          </table:table-cell>
          <table:table-cell office:value-type="float" office:value="81000" calcext:value-type="float">
            <text:p>81000</text:p>
          </table:table-cell>
          <table:table-cell office:value-type="float" office:value="-800.69871" calcext:value-type="float">
            <text:p>-800.69871</text:p>
          </table:table-cell>
          <table:table-cell office:value-type="float" office:value="627.56517" calcext:value-type="float">
            <text:p>627.56517</text:p>
          </table:table-cell>
          <table:table-cell office:value-type="float" office:value="-173.13354" calcext:value-type="float">
            <text:p>-173.13354</text:p>
          </table:table-cell>
          <table:table-cell office:value-type="float" office:value="193.22435" calcext:value-type="float">
            <text:p>193.224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00" calcext:value-type="float">
            <text:p>96500</text:p>
          </table:table-cell>
          <table:table-cell office:value-type="float" office:value="280.24104" calcext:value-type="float">
            <text:p>280.24104</text:p>
          </table:table-cell>
          <table:table-cell office:value-type="float" office:value="-619.69296" calcext:value-type="float">
            <text:p>-619.69296</text:p>
          </table:table-cell>
          <table:table-cell office:value-type="float" office:value="81000" calcext:value-type="float">
            <text:p>81000</text:p>
          </table:table-cell>
          <table:table-cell office:value-type="float" office:value="-818.40975" calcext:value-type="float">
            <text:p>-818.40975</text:p>
          </table:table-cell>
          <table:table-cell office:value-type="float" office:value="615.6495" calcext:value-type="float">
            <text:p>615.6495</text:p>
          </table:table-cell>
          <table:table-cell office:value-type="float" office:value="-202.76025" calcext:value-type="float">
            <text:p>-202.76025</text:p>
          </table:table-cell>
          <table:table-cell office:value-type="float" office:value="-132.12176" calcext:value-type="float">
            <text:p>-132.121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00" calcext:value-type="float">
            <text:p>96600</text:p>
          </table:table-cell>
          <table:table-cell office:value-type="float" office:value="289.16551" calcext:value-type="float">
            <text:p>289.16551</text:p>
          </table:table-cell>
          <table:table-cell office:value-type="float" office:value="176.09788" calcext:value-type="float">
            <text:p>176.09788</text:p>
          </table:table-cell>
          <table:table-cell office:value-type="float" office:value="81000" calcext:value-type="float">
            <text:p>81000</text:p>
          </table:table-cell>
          <table:table-cell office:value-type="float" office:value="-820.00423" calcext:value-type="float">
            <text:p>-820.00423</text:p>
          </table:table-cell>
          <table:table-cell office:value-type="float" office:value="635.25528" calcext:value-type="float">
            <text:p>635.25528</text:p>
          </table:table-cell>
          <table:table-cell office:value-type="float" office:value="-184.74896" calcext:value-type="float">
            <text:p>-184.74896</text:p>
          </table:table-cell>
          <table:table-cell office:value-type="float" office:value="48.22946" calcext:value-type="float">
            <text:p>48.22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00" calcext:value-type="float">
            <text:p>96700</text:p>
          </table:table-cell>
          <table:table-cell office:value-type="float" office:value="300.69617" calcext:value-type="float">
            <text:p>300.69617</text:p>
          </table:table-cell>
          <table:table-cell office:value-type="float" office:value="158.05408" calcext:value-type="float">
            <text:p>158.054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82001" calcext:value-type="float">
            <text:p>-799.82001</text:p>
          </table:table-cell>
          <table:table-cell office:value-type="float" office:value="660.58649" calcext:value-type="float">
            <text:p>660.58649</text:p>
          </table:table-cell>
          <table:table-cell office:value-type="float" office:value="-139.23352" calcext:value-type="float">
            <text:p>-139.23352</text:p>
          </table:table-cell>
          <table:table-cell office:value-type="float" office:value="-62.221356" calcext:value-type="float">
            <text:p>-62.2213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00" calcext:value-type="float">
            <text:p>96800</text:p>
          </table:table-cell>
          <table:table-cell office:value-type="float" office:value="306.01905" calcext:value-type="float">
            <text:p>306.01905</text:p>
          </table:table-cell>
          <table:table-cell office:value-type="float" office:value="-171.87657" calcext:value-type="float">
            <text:p>-171.87657</text:p>
          </table:table-cell>
          <table:table-cell office:value-type="float" office:value="81000" calcext:value-type="float">
            <text:p>81000</text:p>
          </table:table-cell>
          <table:table-cell office:value-type="float" office:value="-811.05833" calcext:value-type="float">
            <text:p>-811.05833</text:p>
          </table:table-cell>
          <table:table-cell office:value-type="float" office:value="672.2801" calcext:value-type="float">
            <text:p>672.2801</text:p>
          </table:table-cell>
          <table:table-cell office:value-type="float" office:value="-138.77823" calcext:value-type="float">
            <text:p>-138.77823</text:p>
          </table:table-cell>
          <table:table-cell office:value-type="float" office:value="-126.30459" calcext:value-type="float">
            <text:p>-126.304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00" calcext:value-type="float">
            <text:p>96900</text:p>
          </table:table-cell>
          <table:table-cell office:value-type="float" office:value="304.3645" calcext:value-type="float">
            <text:p>304.3645</text:p>
          </table:table-cell>
          <table:table-cell office:value-type="float" office:value="112.93413" calcext:value-type="float">
            <text:p>112.93413</text:p>
          </table:table-cell>
          <table:table-cell office:value-type="float" office:value="81000" calcext:value-type="float">
            <text:p>81000</text:p>
          </table:table-cell>
          <table:table-cell office:value-type="float" office:value="-817.50466" calcext:value-type="float">
            <text:p>-817.50466</text:p>
          </table:table-cell>
          <table:table-cell office:value-type="float" office:value="668.64529" calcext:value-type="float">
            <text:p>668.64529</text:p>
          </table:table-cell>
          <table:table-cell office:value-type="float" office:value="-148.85937" calcext:value-type="float">
            <text:p>-148.85937</text:p>
          </table:table-cell>
          <table:table-cell office:value-type="float" office:value="107.31354" calcext:value-type="float">
            <text:p>107.313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00" calcext:value-type="float">
            <text:p>97000</text:p>
          </table:table-cell>
          <table:table-cell office:value-type="float" office:value="287.47014" calcext:value-type="float">
            <text:p>287.47014</text:p>
          </table:table-cell>
          <table:table-cell office:value-type="float" office:value="570.82943" calcext:value-type="float">
            <text:p>570.829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9.92381" calcext:value-type="float">
            <text:p>-789.92381</text:p>
          </table:table-cell>
          <table:table-cell office:value-type="float" office:value="631.53079" calcext:value-type="float">
            <text:p>631.53079</text:p>
          </table:table-cell>
          <table:table-cell office:value-type="float" office:value="-158.39302" calcext:value-type="float">
            <text:p>-158.39302</text:p>
          </table:table-cell>
          <table:table-cell office:value-type="float" office:value="172.01206" calcext:value-type="float">
            <text:p>172.01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00" calcext:value-type="float">
            <text:p>97100</text:p>
          </table:table-cell>
          <table:table-cell office:value-type="float" office:value="307.12342" calcext:value-type="float">
            <text:p>307.12342</text:p>
          </table:table-cell>
          <table:table-cell office:value-type="float" office:value="204.35076" calcext:value-type="float">
            <text:p>204.3507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2.47852" calcext:value-type="float">
            <text:p>-802.47852</text:p>
          </table:table-cell>
          <table:table-cell office:value-type="float" office:value="674.70624" calcext:value-type="float">
            <text:p>674.70624</text:p>
          </table:table-cell>
          <table:table-cell office:value-type="float" office:value="-127.77228" calcext:value-type="float">
            <text:p>-127.77228</text:p>
          </table:table-cell>
          <table:table-cell office:value-type="float" office:value="167.97116" calcext:value-type="float">
            <text:p>167.971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00" calcext:value-type="float">
            <text:p>97200</text:p>
          </table:table-cell>
          <table:table-cell office:value-type="float" office:value="323.58146" calcext:value-type="float">
            <text:p>323.58146</text:p>
          </table:table-cell>
          <table:table-cell office:value-type="float" office:value="-327.03806" calcext:value-type="float">
            <text:p>-327.0380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2.60784" calcext:value-type="float">
            <text:p>-802.60784</text:p>
          </table:table-cell>
          <table:table-cell office:value-type="float" office:value="710.8622" calcext:value-type="float">
            <text:p>710.8622</text:p>
          </table:table-cell>
          <table:table-cell office:value-type="float" office:value="-91.745643" calcext:value-type="float">
            <text:p>-91.745643</text:p>
          </table:table-cell>
          <table:table-cell office:value-type="float" office:value="0.38962748" calcext:value-type="float">
            <text:p>0.389627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00" calcext:value-type="float">
            <text:p>97300</text:p>
          </table:table-cell>
          <table:table-cell office:value-type="float" office:value="300.52876" calcext:value-type="float">
            <text:p>300.52876</text:p>
          </table:table-cell>
          <table:table-cell office:value-type="float" office:value="-83.263789" calcext:value-type="float">
            <text:p>-83.2637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75867" calcext:value-type="float">
            <text:p>-758.75867</text:p>
          </table:table-cell>
          <table:table-cell office:value-type="float" office:value="660.2187" calcext:value-type="float">
            <text:p>660.2187</text:p>
          </table:table-cell>
          <table:table-cell office:value-type="float" office:value="-98.539962" calcext:value-type="float">
            <text:p>-98.539962</text:p>
          </table:table-cell>
          <table:table-cell office:value-type="float" office:value="-3.9014876" calcext:value-type="float">
            <text:p>-3.9014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00" calcext:value-type="float">
            <text:p>97400</text:p>
          </table:table-cell>
          <table:table-cell office:value-type="float" office:value="283.23314" calcext:value-type="float">
            <text:p>283.23314</text:p>
          </table:table-cell>
          <table:table-cell office:value-type="float" office:value="452.39183" calcext:value-type="float">
            <text:p>452.3918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21261" calcext:value-type="float">
            <text:p>-748.21261</text:p>
          </table:table-cell>
          <table:table-cell office:value-type="float" office:value="622.22271" calcext:value-type="float">
            <text:p>622.22271</text:p>
          </table:table-cell>
          <table:table-cell office:value-type="float" office:value="-125.9899" calcext:value-type="float">
            <text:p>-125.9899</text:p>
          </table:table-cell>
          <table:table-cell office:value-type="float" office:value="171.03535" calcext:value-type="float">
            <text:p>171.03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00" calcext:value-type="float">
            <text:p>97500</text:p>
          </table:table-cell>
          <table:table-cell office:value-type="float" office:value="281.71778" calcext:value-type="float">
            <text:p>281.71778</text:p>
          </table:table-cell>
          <table:table-cell office:value-type="float" office:value="-189.86633" calcext:value-type="float">
            <text:p>-189.866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7.70237" calcext:value-type="float">
            <text:p>-787.70237</text:p>
          </table:table-cell>
          <table:table-cell office:value-type="float" office:value="618.89367" calcext:value-type="float">
            <text:p>618.89367</text:p>
          </table:table-cell>
          <table:table-cell office:value-type="float" office:value="-168.8087" calcext:value-type="float">
            <text:p>-168.8087</text:p>
          </table:table-cell>
          <table:table-cell office:value-type="float" office:value="-50.151164" calcext:value-type="float">
            <text:p>-50.1511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00" calcext:value-type="float">
            <text:p>97600</text:p>
          </table:table-cell>
          <table:table-cell office:value-type="float" office:value="275.38499" calcext:value-type="float">
            <text:p>275.38499</text:p>
          </table:table-cell>
          <table:table-cell office:value-type="float" office:value="-85.900667" calcext:value-type="float">
            <text:p>-85.9006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88.42178" calcext:value-type="float">
            <text:p>-788.42178</text:p>
          </table:table-cell>
          <table:table-cell office:value-type="float" office:value="604.98145" calcext:value-type="float">
            <text:p>604.98145</text:p>
          </table:table-cell>
          <table:table-cell office:value-type="float" office:value="-183.44034" calcext:value-type="float">
            <text:p>-183.44034</text:p>
          </table:table-cell>
          <table:table-cell office:value-type="float" office:value="-21.473734" calcext:value-type="float">
            <text:p>-21.473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00" calcext:value-type="float">
            <text:p>97700</text:p>
          </table:table-cell>
          <table:table-cell office:value-type="float" office:value="294.89022" calcext:value-type="float">
            <text:p>294.89022</text:p>
          </table:table-cell>
          <table:table-cell office:value-type="float" office:value="-117.66826" calcext:value-type="float">
            <text:p>-117.668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34881" calcext:value-type="float">
            <text:p>-781.34881</text:p>
          </table:table-cell>
          <table:table-cell office:value-type="float" office:value="647.83165" calcext:value-type="float">
            <text:p>647.83165</text:p>
          </table:table-cell>
          <table:table-cell office:value-type="float" office:value="-133.51716" calcext:value-type="float">
            <text:p>-133.51716</text:p>
          </table:table-cell>
          <table:table-cell office:value-type="float" office:value="5.7211135" calcext:value-type="float">
            <text:p>5.7211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00" calcext:value-type="float">
            <text:p>97800</text:p>
          </table:table-cell>
          <table:table-cell office:value-type="float" office:value="302.58984" calcext:value-type="float">
            <text:p>302.58984</text:p>
          </table:table-cell>
          <table:table-cell office:value-type="float" office:value="179.23389" calcext:value-type="float">
            <text:p>179.2338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90649" calcext:value-type="float">
            <text:p>-776.90649</text:p>
          </table:table-cell>
          <table:table-cell office:value-type="float" office:value="664.74661" calcext:value-type="float">
            <text:p>664.74661</text:p>
          </table:table-cell>
          <table:table-cell office:value-type="float" office:value="-112.15988" calcext:value-type="float">
            <text:p>-112.15988</text:p>
          </table:table-cell>
          <table:table-cell office:value-type="float" office:value="164.95699" calcext:value-type="float">
            <text:p>164.956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00" calcext:value-type="float">
            <text:p>97900</text:p>
          </table:table-cell>
          <table:table-cell office:value-type="float" office:value="300.21912" calcext:value-type="float">
            <text:p>300.21912</text:p>
          </table:table-cell>
          <table:table-cell office:value-type="float" office:value="-150.77863" calcext:value-type="float">
            <text:p>-150.778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47033" calcext:value-type="float">
            <text:p>-760.47033</text:p>
          </table:table-cell>
          <table:table-cell office:value-type="float" office:value="659.53848" calcext:value-type="float">
            <text:p>659.53848</text:p>
          </table:table-cell>
          <table:table-cell office:value-type="float" office:value="-100.93185" calcext:value-type="float">
            <text:p>-100.93185</text:p>
          </table:table-cell>
          <table:table-cell office:value-type="float" office:value="-54.673383" calcext:value-type="float">
            <text:p>-54.673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00" calcext:value-type="float">
            <text:p>98000</text:p>
          </table:table-cell>
          <table:table-cell office:value-type="float" office:value="297.37883" calcext:value-type="float">
            <text:p>297.37883</text:p>
          </table:table-cell>
          <table:table-cell office:value-type="float" office:value="-108.66157" calcext:value-type="float">
            <text:p>-108.661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7.14586" calcext:value-type="float">
            <text:p>-757.14586</text:p>
          </table:table-cell>
          <table:table-cell office:value-type="float" office:value="653.29877" calcext:value-type="float">
            <text:p>653.29877</text:p>
          </table:table-cell>
          <table:table-cell office:value-type="float" office:value="-103.84709" calcext:value-type="float">
            <text:p>-103.84709</text:p>
          </table:table-cell>
          <table:table-cell office:value-type="float" office:value="125.17738" calcext:value-type="float">
            <text:p>125.177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00" calcext:value-type="float">
            <text:p>98100</text:p>
          </table:table-cell>
          <table:table-cell office:value-type="float" office:value="298.58531" calcext:value-type="float">
            <text:p>298.58531</text:p>
          </table:table-cell>
          <table:table-cell office:value-type="float" office:value="201.14269" calcext:value-type="float">
            <text:p>201.14269</text:p>
          </table:table-cell>
          <table:table-cell office:value-type="float" office:value="81000" calcext:value-type="float">
            <text:p>81000</text:p>
          </table:table-cell>
          <table:table-cell office:value-type="float" office:value="-794.82608" calcext:value-type="float">
            <text:p>-794.82608</text:p>
          </table:table-cell>
          <table:table-cell office:value-type="float" office:value="655.94924" calcext:value-type="float">
            <text:p>655.94924</text:p>
          </table:table-cell>
          <table:table-cell office:value-type="float" office:value="-138.87684" calcext:value-type="float">
            <text:p>-138.87684</text:p>
          </table:table-cell>
          <table:table-cell office:value-type="float" office:value="147.54481" calcext:value-type="float">
            <text:p>147.54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00" calcext:value-type="float">
            <text:p>98200</text:p>
          </table:table-cell>
          <table:table-cell office:value-type="float" office:value="284.56828" calcext:value-type="float">
            <text:p>284.56828</text:p>
          </table:table-cell>
          <table:table-cell office:value-type="float" office:value="-94.446501" calcext:value-type="float">
            <text:p>-94.4465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7.30251" calcext:value-type="float">
            <text:p>-787.30251</text:p>
          </table:table-cell>
          <table:table-cell office:value-type="float" office:value="625.15583" calcext:value-type="float">
            <text:p>625.15583</text:p>
          </table:table-cell>
          <table:table-cell office:value-type="float" office:value="-162.14668" calcext:value-type="float">
            <text:p>-162.14668</text:p>
          </table:table-cell>
          <table:table-cell office:value-type="float" office:value="-39.128431" calcext:value-type="float">
            <text:p>-39.128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00" calcext:value-type="float">
            <text:p>98300</text:p>
          </table:table-cell>
          <table:table-cell office:value-type="float" office:value="284.07832" calcext:value-type="float">
            <text:p>284.07832</text:p>
          </table:table-cell>
          <table:table-cell office:value-type="float" office:value="74.1977" calcext:value-type="float">
            <text:p>74.19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39503" calcext:value-type="float">
            <text:p>-776.39503</text:p>
          </table:table-cell>
          <table:table-cell office:value-type="float" office:value="624.07944" calcext:value-type="float">
            <text:p>624.07944</text:p>
          </table:table-cell>
          <table:table-cell office:value-type="float" office:value="-152.31558" calcext:value-type="float">
            <text:p>-152.31558</text:p>
          </table:table-cell>
          <table:table-cell office:value-type="float" office:value="110.8859" calcext:value-type="float">
            <text:p>110.8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00" calcext:value-type="float">
            <text:p>98400</text:p>
          </table:table-cell>
          <table:table-cell office:value-type="float" office:value="311.20662" calcext:value-type="float">
            <text:p>311.20662</text:p>
          </table:table-cell>
          <table:table-cell office:value-type="float" office:value="-70.363179" calcext:value-type="float">
            <text:p>-70.3631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82116" calcext:value-type="float">
            <text:p>-773.82116</text:p>
          </table:table-cell>
          <table:table-cell office:value-type="float" office:value="683.67644" calcext:value-type="float">
            <text:p>683.67644</text:p>
          </table:table-cell>
          <table:table-cell office:value-type="float" office:value="-90.144716" calcext:value-type="float">
            <text:p>-90.144716</text:p>
          </table:table-cell>
          <table:table-cell office:value-type="float" office:value="91.552585" calcext:value-type="float">
            <text:p>91.5525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00" calcext:value-type="float">
            <text:p>98500</text:p>
          </table:table-cell>
          <table:table-cell office:value-type="float" office:value="315.57821" calcext:value-type="float">
            <text:p>315.57821</text:p>
          </table:table-cell>
          <table:table-cell office:value-type="float" office:value="115.85988" calcext:value-type="float">
            <text:p>115.859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44037" calcext:value-type="float">
            <text:p>-781.44037</text:p>
          </table:table-cell>
          <table:table-cell office:value-type="float" office:value="693.28021" calcext:value-type="float">
            <text:p>693.28021</text:p>
          </table:table-cell>
          <table:table-cell office:value-type="float" office:value="-88.160163" calcext:value-type="float">
            <text:p>-88.160163</text:p>
          </table:table-cell>
          <table:table-cell office:value-type="float" office:value="56.23294" calcext:value-type="float">
            <text:p>56.23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00" calcext:value-type="float">
            <text:p>98600</text:p>
          </table:table-cell>
          <table:table-cell office:value-type="float" office:value="305.72488" calcext:value-type="float">
            <text:p>305.72488</text:p>
          </table:table-cell>
          <table:table-cell office:value-type="float" office:value="-33.126632" calcext:value-type="float">
            <text:p>-33.126632</text:p>
          </table:table-cell>
          <table:table-cell office:value-type="float" office:value="81000" calcext:value-type="float">
            <text:p>81000</text:p>
          </table:table-cell>
          <table:table-cell office:value-type="float" office:value="-799.26824" calcext:value-type="float">
            <text:p>-799.26824</text:p>
          </table:table-cell>
          <table:table-cell office:value-type="float" office:value="671.63385" calcext:value-type="float">
            <text:p>671.63385</text:p>
          </table:table-cell>
          <table:table-cell office:value-type="float" office:value="-127.63439" calcext:value-type="float">
            <text:p>-127.63439</text:p>
          </table:table-cell>
          <table:table-cell office:value-type="float" office:value="-147.57095" calcext:value-type="float">
            <text:p>-147.57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00" calcext:value-type="float">
            <text:p>98700</text:p>
          </table:table-cell>
          <table:table-cell office:value-type="float" office:value="285.46353" calcext:value-type="float">
            <text:p>285.46353</text:p>
          </table:table-cell>
          <table:table-cell office:value-type="float" office:value="-185.1245" calcext:value-type="float">
            <text:p>-185.12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73073" calcext:value-type="float">
            <text:p>-779.73073</text:p>
          </table:table-cell>
          <table:table-cell office:value-type="float" office:value="627.12256" calcext:value-type="float">
            <text:p>627.12256</text:p>
          </table:table-cell>
          <table:table-cell office:value-type="float" office:value="-152.60817" calcext:value-type="float">
            <text:p>-152.60817</text:p>
          </table:table-cell>
          <table:table-cell office:value-type="float" office:value="-7.7457239" calcext:value-type="float">
            <text:p>-7.74572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00" calcext:value-type="float">
            <text:p>98800</text:p>
          </table:table-cell>
          <table:table-cell office:value-type="float" office:value="294.89675" calcext:value-type="float">
            <text:p>294.89675</text:p>
          </table:table-cell>
          <table:table-cell office:value-type="float" office:value="-57.328644" calcext:value-type="float">
            <text:p>-57.328644</text:p>
          </table:table-cell>
          <table:table-cell office:value-type="float" office:value="81000" calcext:value-type="float">
            <text:p>81000</text:p>
          </table:table-cell>
          <table:table-cell office:value-type="float" office:value="-800.14548" calcext:value-type="float">
            <text:p>-800.14548</text:p>
          </table:table-cell>
          <table:table-cell office:value-type="float" office:value="647.846" calcext:value-type="float">
            <text:p>647.846</text:p>
          </table:table-cell>
          <table:table-cell office:value-type="float" office:value="-152.29948" calcext:value-type="float">
            <text:p>-152.29948</text:p>
          </table:table-cell>
          <table:table-cell office:value-type="float" office:value="214.43932" calcext:value-type="float">
            <text:p>214.43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00" calcext:value-type="float">
            <text:p>98900</text:p>
          </table:table-cell>
          <table:table-cell office:value-type="float" office:value="291.18041" calcext:value-type="float">
            <text:p>291.18041</text:p>
          </table:table-cell>
          <table:table-cell office:value-type="float" office:value="-35.922884" calcext:value-type="float">
            <text:p>-35.9228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5489" calcext:value-type="float">
            <text:p>-778.5489</text:p>
          </table:table-cell>
          <table:table-cell office:value-type="float" office:value="639.68173" calcext:value-type="float">
            <text:p>639.68173</text:p>
          </table:table-cell>
          <table:table-cell office:value-type="float" office:value="-138.86717" calcext:value-type="float">
            <text:p>-138.86717</text:p>
          </table:table-cell>
          <table:table-cell office:value-type="float" office:value="28.009611" calcext:value-type="float">
            <text:p>28.009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00" calcext:value-type="float">
            <text:p>99000</text:p>
          </table:table-cell>
          <table:table-cell office:value-type="float" office:value="301.20054" calcext:value-type="float">
            <text:p>301.20054</text:p>
          </table:table-cell>
          <table:table-cell office:value-type="float" office:value="95.023913" calcext:value-type="float">
            <text:p>95.0239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6364" calcext:value-type="float">
            <text:p>-744.6364</text:p>
          </table:table-cell>
          <table:table-cell office:value-type="float" office:value="661.69452" calcext:value-type="float">
            <text:p>661.69452</text:p>
          </table:table-cell>
          <table:table-cell office:value-type="float" office:value="-82.941878" calcext:value-type="float">
            <text:p>-82.941878</text:p>
          </table:table-cell>
          <table:table-cell office:value-type="float" office:value="132.61741" calcext:value-type="float">
            <text:p>132.61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00" calcext:value-type="float">
            <text:p>99100</text:p>
          </table:table-cell>
          <table:table-cell office:value-type="float" office:value="298.1772" calcext:value-type="float">
            <text:p>298.1772</text:p>
          </table:table-cell>
          <table:table-cell office:value-type="float" office:value="255.80899" calcext:value-type="float">
            <text:p>255.808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0.94365" calcext:value-type="float">
            <text:p>-740.94365</text:p>
          </table:table-cell>
          <table:table-cell office:value-type="float" office:value="655.05267" calcext:value-type="float">
            <text:p>655.05267</text:p>
          </table:table-cell>
          <table:table-cell office:value-type="float" office:value="-85.890976" calcext:value-type="float">
            <text:p>-85.890976</text:p>
          </table:table-cell>
          <table:table-cell office:value-type="float" office:value="148.11739" calcext:value-type="float">
            <text:p>148.1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00" calcext:value-type="float">
            <text:p>99200</text:p>
          </table:table-cell>
          <table:table-cell office:value-type="float" office:value="294.04085" calcext:value-type="float">
            <text:p>294.04085</text:p>
          </table:table-cell>
          <table:table-cell office:value-type="float" office:value="-404.92002" calcext:value-type="float">
            <text:p>-404.920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7.64484" calcext:value-type="float">
            <text:p>-747.64484</text:p>
          </table:table-cell>
          <table:table-cell office:value-type="float" office:value="645.9657" calcext:value-type="float">
            <text:p>645.9657</text:p>
          </table:table-cell>
          <table:table-cell office:value-type="float" office:value="-101.67914" calcext:value-type="float">
            <text:p>-101.67914</text:p>
          </table:table-cell>
          <table:table-cell office:value-type="float" office:value="-92.478693" calcext:value-type="float">
            <text:p>-92.4786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00" calcext:value-type="float">
            <text:p>99300</text:p>
          </table:table-cell>
          <table:table-cell office:value-type="float" office:value="285.38479" calcext:value-type="float">
            <text:p>285.38479</text:p>
          </table:table-cell>
          <table:table-cell office:value-type="float" office:value="60.631539" calcext:value-type="float">
            <text:p>60.6315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6.39327" calcext:value-type="float">
            <text:p>-756.39327</text:p>
          </table:table-cell>
          <table:table-cell office:value-type="float" office:value="626.94957" calcext:value-type="float">
            <text:p>626.94957</text:p>
          </table:table-cell>
          <table:table-cell office:value-type="float" office:value="-129.44371" calcext:value-type="float">
            <text:p>-129.44371</text:p>
          </table:table-cell>
          <table:table-cell office:value-type="float" office:value="121.16696" calcext:value-type="float">
            <text:p>121.16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00" calcext:value-type="float">
            <text:p>99400</text:p>
          </table:table-cell>
          <table:table-cell office:value-type="float" office:value="291.4179" calcext:value-type="float">
            <text:p>291.4179</text:p>
          </table:table-cell>
          <table:table-cell office:value-type="float" office:value="-495.30136" calcext:value-type="float">
            <text:p>-495.301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85034" calcext:value-type="float">
            <text:p>-773.85034</text:p>
          </table:table-cell>
          <table:table-cell office:value-type="float" office:value="640.20345" calcext:value-type="float">
            <text:p>640.20345</text:p>
          </table:table-cell>
          <table:table-cell office:value-type="float" office:value="-133.6469" calcext:value-type="float">
            <text:p>-133.6469</text:p>
          </table:table-cell>
          <table:table-cell office:value-type="float" office:value="-217.18372" calcext:value-type="float">
            <text:p>-217.18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00" calcext:value-type="float">
            <text:p>99500</text:p>
          </table:table-cell>
          <table:table-cell office:value-type="float" office:value="291.34135" calcext:value-type="float">
            <text:p>291.34135</text:p>
          </table:table-cell>
          <table:table-cell office:value-type="float" office:value="143.46914" calcext:value-type="float">
            <text:p>143.469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0.76327" calcext:value-type="float">
            <text:p>-720.76327</text:p>
          </table:table-cell>
          <table:table-cell office:value-type="float" office:value="640.03528" calcext:value-type="float">
            <text:p>640.03528</text:p>
          </table:table-cell>
          <table:table-cell office:value-type="float" office:value="-80.727987" calcext:value-type="float">
            <text:p>-80.727987</text:p>
          </table:table-cell>
          <table:table-cell office:value-type="float" office:value="112.67425" calcext:value-type="float">
            <text:p>112.67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00" calcext:value-type="float">
            <text:p>99600</text:p>
          </table:table-cell>
          <table:table-cell office:value-type="float" office:value="304.31451" calcext:value-type="float">
            <text:p>304.31451</text:p>
          </table:table-cell>
          <table:table-cell office:value-type="float" office:value="31.091347" calcext:value-type="float">
            <text:p>31.0913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24.92294" calcext:value-type="float">
            <text:p>-724.92294</text:p>
          </table:table-cell>
          <table:table-cell office:value-type="float" office:value="668.53547" calcext:value-type="float">
            <text:p>668.53547</text:p>
          </table:table-cell>
          <table:table-cell office:value-type="float" office:value="-56.387469" calcext:value-type="float">
            <text:p>-56.387469</text:p>
          </table:table-cell>
          <table:table-cell office:value-type="float" office:value="63.227356" calcext:value-type="float">
            <text:p>63.2273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00" calcext:value-type="float">
            <text:p>99700</text:p>
          </table:table-cell>
          <table:table-cell office:value-type="float" office:value="304.94864" calcext:value-type="float">
            <text:p>304.94864</text:p>
          </table:table-cell>
          <table:table-cell office:value-type="float" office:value="-66.755362" calcext:value-type="float">
            <text:p>-66.7553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11681" calcext:value-type="float">
            <text:p>-746.11681</text:p>
          </table:table-cell>
          <table:table-cell office:value-type="float" office:value="669.92855" calcext:value-type="float">
            <text:p>669.92855</text:p>
          </table:table-cell>
          <table:table-cell office:value-type="float" office:value="-76.18826" calcext:value-type="float">
            <text:p>-76.18826</text:p>
          </table:table-cell>
          <table:table-cell office:value-type="float" office:value="-11.095676" calcext:value-type="float">
            <text:p>-11.09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00" calcext:value-type="float">
            <text:p>99800</text:p>
          </table:table-cell>
          <table:table-cell office:value-type="float" office:value="304.93571" calcext:value-type="float">
            <text:p>304.93571</text:p>
          </table:table-cell>
          <table:table-cell office:value-type="float" office:value="294.31515" calcext:value-type="float">
            <text:p>294.3151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80097" calcext:value-type="float">
            <text:p>-779.80097</text:p>
          </table:table-cell>
          <table:table-cell office:value-type="float" office:value="669.90015" calcext:value-type="float">
            <text:p>669.90015</text:p>
          </table:table-cell>
          <table:table-cell office:value-type="float" office:value="-109.90082" calcext:value-type="float">
            <text:p>-109.90082</text:p>
          </table:table-cell>
          <table:table-cell office:value-type="float" office:value="39.41377" calcext:value-type="float">
            <text:p>39.413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00" calcext:value-type="float">
            <text:p>99900</text:p>
          </table:table-cell>
          <table:table-cell office:value-type="float" office:value="290.96815" calcext:value-type="float">
            <text:p>290.96815</text:p>
          </table:table-cell>
          <table:table-cell office:value-type="float" office:value="53.02594" calcext:value-type="float">
            <text:p>53.0259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68019" calcext:value-type="float">
            <text:p>-765.68019</text:p>
          </table:table-cell>
          <table:table-cell office:value-type="float" office:value="639.21542" calcext:value-type="float">
            <text:p>639.21542</text:p>
          </table:table-cell>
          <table:table-cell office:value-type="float" office:value="-126.46477" calcext:value-type="float">
            <text:p>-126.46477</text:p>
          </table:table-cell>
          <table:table-cell office:value-type="float" office:value="-58.154252" calcext:value-type="float">
            <text:p>-58.1542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gg100000</text:p>
          </table:table-cell>
          <table:table-cell office:value-type="float" office:value="288.77672" calcext:value-type="float">
            <text:p>288.77672</text:p>
          </table:table-cell>
          <table:table-cell office:value-type="float" office:value="-125.05644" calcext:value-type="float">
            <text:p>-125.0564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6.18285" calcext:value-type="float">
            <text:p>-736.18285</text:p>
          </table:table-cell>
          <table:table-cell office:value-type="float" office:value="634.40116" calcext:value-type="float">
            <text:p>634.40116</text:p>
          </table:table-cell>
          <table:table-cell office:value-type="float" office:value="-101.78169" calcext:value-type="float">
            <text:p>-101.78169</text:p>
          </table:table-cell>
          <table:table-cell office:value-type="float" office:value="62.938658" calcext:value-type="float">
            <text:p>62.9386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00" calcext:value-type="float">
            <text:p>100100</text:p>
          </table:table-cell>
          <table:table-cell office:value-type="float" office:value="319.0183" calcext:value-type="float">
            <text:p>319.0183</text:p>
          </table:table-cell>
          <table:table-cell office:value-type="float" office:value="-581.69853" calcext:value-type="float">
            <text:p>-581.69853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58024" calcext:value-type="float">
            <text:p>-748.58024</text:p>
          </table:table-cell>
          <table:table-cell office:value-type="float" office:value="700.83758" calcext:value-type="float">
            <text:p>700.83758</text:p>
          </table:table-cell>
          <table:table-cell office:value-type="float" office:value="-47.742663" calcext:value-type="float">
            <text:p>-47.742663</text:p>
          </table:table-cell>
          <table:table-cell office:value-type="float" office:value="-227.41376" calcext:value-type="float">
            <text:p>-227.413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00" calcext:value-type="float">
            <text:p>100200</text:p>
          </table:table-cell>
          <table:table-cell office:value-type="float" office:value="313.44078" calcext:value-type="float">
            <text:p>313.44078</text:p>
          </table:table-cell>
          <table:table-cell office:value-type="float" office:value="-196.14232" calcext:value-type="float">
            <text:p>-196.1423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4.87101" calcext:value-type="float">
            <text:p>-744.87101</text:p>
          </table:table-cell>
          <table:table-cell office:value-type="float" office:value="688.58457" calcext:value-type="float">
            <text:p>688.58457</text:p>
          </table:table-cell>
          <table:table-cell office:value-type="float" office:value="-56.286443" calcext:value-type="float">
            <text:p>-56.286443</text:p>
          </table:table-cell>
          <table:table-cell office:value-type="float" office:value="-66.616752" calcext:value-type="float">
            <text:p>-66.616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00" calcext:value-type="float">
            <text:p>100300</text:p>
          </table:table-cell>
          <table:table-cell office:value-type="float" office:value="292.31603" calcext:value-type="float">
            <text:p>292.31603</text:p>
          </table:table-cell>
          <table:table-cell office:value-type="float" office:value="-147.197" calcext:value-type="float">
            <text:p>-147.1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37.50051" calcext:value-type="float">
            <text:p>-737.50051</text:p>
          </table:table-cell>
          <table:table-cell office:value-type="float" office:value="642.17651" calcext:value-type="float">
            <text:p>642.17651</text:p>
          </table:table-cell>
          <table:table-cell office:value-type="float" office:value="-95.323995" calcext:value-type="float">
            <text:p>-95.323995</text:p>
          </table:table-cell>
          <table:table-cell office:value-type="float" office:value="97.553518" calcext:value-type="float">
            <text:p>97.553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00" calcext:value-type="float">
            <text:p>100400</text:p>
          </table:table-cell>
          <table:table-cell office:value-type="float" office:value="295.29804" calcext:value-type="float">
            <text:p>295.29804</text:p>
          </table:table-cell>
          <table:table-cell office:value-type="float" office:value="-238.12074" calcext:value-type="float">
            <text:p>-238.120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69.92381" calcext:value-type="float">
            <text:p>-769.92381</text:p>
          </table:table-cell>
          <table:table-cell office:value-type="float" office:value="648.72758" calcext:value-type="float">
            <text:p>648.72758</text:p>
          </table:table-cell>
          <table:table-cell office:value-type="float" office:value="-121.19623" calcext:value-type="float">
            <text:p>-121.19623</text:p>
          </table:table-cell>
          <table:table-cell office:value-type="float" office:value="83.631384" calcext:value-type="float">
            <text:p>83.631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00" calcext:value-type="float">
            <text:p>100500</text:p>
          </table:table-cell>
          <table:table-cell office:value-type="float" office:value="301.07417" calcext:value-type="float">
            <text:p>301.07417</text:p>
          </table:table-cell>
          <table:table-cell office:value-type="float" office:value="722.40075" calcext:value-type="float">
            <text:p>722.4007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8.14246" calcext:value-type="float">
            <text:p>-788.14246</text:p>
          </table:table-cell>
          <table:table-cell office:value-type="float" office:value="661.41691" calcext:value-type="float">
            <text:p>661.41691</text:p>
          </table:table-cell>
          <table:table-cell office:value-type="float" office:value="-126.72555" calcext:value-type="float">
            <text:p>-126.72555</text:p>
          </table:table-cell>
          <table:table-cell office:value-type="float" office:value="543.23735" calcext:value-type="float">
            <text:p>543.23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00" calcext:value-type="float">
            <text:p>100600</text:p>
          </table:table-cell>
          <table:table-cell office:value-type="float" office:value="306.29411" calcext:value-type="float">
            <text:p>306.29411</text:p>
          </table:table-cell>
          <table:table-cell office:value-type="float" office:value="148.19882" calcext:value-type="float">
            <text:p>148.198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5.03937" calcext:value-type="float">
            <text:p>-775.03937</text:p>
          </table:table-cell>
          <table:table-cell office:value-type="float" office:value="672.88435" calcext:value-type="float">
            <text:p>672.88435</text:p>
          </table:table-cell>
          <table:table-cell office:value-type="float" office:value="-102.15501" calcext:value-type="float">
            <text:p>-102.15501</text:p>
          </table:table-cell>
          <table:table-cell office:value-type="float" office:value="153.98196" calcext:value-type="float">
            <text:p>153.98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00" calcext:value-type="float">
            <text:p>100700</text:p>
          </table:table-cell>
          <table:table-cell office:value-type="float" office:value="304.47279" calcext:value-type="float">
            <text:p>304.47279</text:p>
          </table:table-cell>
          <table:table-cell office:value-type="float" office:value="-270.91712" calcext:value-type="float">
            <text:p>-270.917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39618" calcext:value-type="float">
            <text:p>-727.39618</text:p>
          </table:table-cell>
          <table:table-cell office:value-type="float" office:value="668.88319" calcext:value-type="float">
            <text:p>668.88319</text:p>
          </table:table-cell>
          <table:table-cell office:value-type="float" office:value="-58.51299" calcext:value-type="float">
            <text:p>-58.51299</text:p>
          </table:table-cell>
          <table:table-cell office:value-type="float" office:value="-50.461945" calcext:value-type="float">
            <text:p>-50.461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00" calcext:value-type="float">
            <text:p>100800</text:p>
          </table:table-cell>
          <table:table-cell office:value-type="float" office:value="316.60391" calcext:value-type="float">
            <text:p>316.60391</text:p>
          </table:table-cell>
          <table:table-cell office:value-type="float" office:value="7.672607" calcext:value-type="float">
            <text:p>7.67260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0.06849" calcext:value-type="float">
            <text:p>-760.06849</text:p>
          </table:table-cell>
          <table:table-cell office:value-type="float" office:value="695.53352" calcext:value-type="float">
            <text:p>695.53352</text:p>
          </table:table-cell>
          <table:table-cell office:value-type="float" office:value="-64.534974" calcext:value-type="float">
            <text:p>-64.534974</text:p>
          </table:table-cell>
          <table:table-cell office:value-type="float" office:value="212.46097" calcext:value-type="float">
            <text:p>212.460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00" calcext:value-type="float">
            <text:p>100900</text:p>
          </table:table-cell>
          <table:table-cell office:value-type="float" office:value="302.9666" calcext:value-type="float">
            <text:p>302.9666</text:p>
          </table:table-cell>
          <table:table-cell office:value-type="float" office:value="-237.79396" calcext:value-type="float">
            <text:p>-237.793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69825" calcext:value-type="float">
            <text:p>-791.69825</text:p>
          </table:table-cell>
          <table:table-cell office:value-type="float" office:value="665.57429" calcext:value-type="float">
            <text:p>665.57429</text:p>
          </table:table-cell>
          <table:table-cell office:value-type="float" office:value="-126.12396" calcext:value-type="float">
            <text:p>-126.12396</text:p>
          </table:table-cell>
          <table:table-cell office:value-type="float" office:value="-101.74153" calcext:value-type="float">
            <text:p>-101.74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00" calcext:value-type="float">
            <text:p>101000</text:p>
          </table:table-cell>
          <table:table-cell office:value-type="float" office:value="289.61495" calcext:value-type="float">
            <text:p>289.61495</text:p>
          </table:table-cell>
          <table:table-cell office:value-type="float" office:value="-256.61328" calcext:value-type="float">
            <text:p>-256.6132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37309" calcext:value-type="float">
            <text:p>-761.37309</text:p>
          </table:table-cell>
          <table:table-cell office:value-type="float" office:value="636.24264" calcext:value-type="float">
            <text:p>636.24264</text:p>
          </table:table-cell>
          <table:table-cell office:value-type="float" office:value="-125.13045" calcext:value-type="float">
            <text:p>-125.13045</text:p>
          </table:table-cell>
          <table:table-cell office:value-type="float" office:value="-219.84346" calcext:value-type="float">
            <text:p>-219.84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00" calcext:value-type="float">
            <text:p>101100</text:p>
          </table:table-cell>
          <table:table-cell office:value-type="float" office:value="300.98552" calcext:value-type="float">
            <text:p>300.98552</text:p>
          </table:table-cell>
          <table:table-cell office:value-type="float" office:value="221.09929" calcext:value-type="float">
            <text:p>221.09929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80452" calcext:value-type="float">
            <text:p>-755.80452</text:p>
          </table:table-cell>
          <table:table-cell office:value-type="float" office:value="661.22215" calcext:value-type="float">
            <text:p>661.22215</text:p>
          </table:table-cell>
          <table:table-cell office:value-type="float" office:value="-94.582374" calcext:value-type="float">
            <text:p>-94.582374</text:p>
          </table:table-cell>
          <table:table-cell office:value-type="float" office:value="103.7163" calcext:value-type="float">
            <text:p>103.7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00" calcext:value-type="float">
            <text:p>101200</text:p>
          </table:table-cell>
          <table:table-cell office:value-type="float" office:value="295.86754" calcext:value-type="float">
            <text:p>295.86754</text:p>
          </table:table-cell>
          <table:table-cell office:value-type="float" office:value="206.76662" calcext:value-type="float">
            <text:p>206.76662</text:p>
          </table:table-cell>
          <table:table-cell office:value-type="float" office:value="81000" calcext:value-type="float">
            <text:p>81000</text:p>
          </table:table-cell>
          <table:table-cell office:value-type="float" office:value="-727.9182" calcext:value-type="float">
            <text:p>-727.9182</text:p>
          </table:table-cell>
          <table:table-cell office:value-type="float" office:value="649.97867" calcext:value-type="float">
            <text:p>649.97867</text:p>
          </table:table-cell>
          <table:table-cell office:value-type="float" office:value="-77.939534" calcext:value-type="float">
            <text:p>-77.939534</text:p>
          </table:table-cell>
          <table:table-cell office:value-type="float" office:value="130.06767" calcext:value-type="float">
            <text:p>130.067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00" calcext:value-type="float">
            <text:p>101300</text:p>
          </table:table-cell>
          <table:table-cell office:value-type="float" office:value="302.08251" calcext:value-type="float">
            <text:p>302.08251</text:p>
          </table:table-cell>
          <table:table-cell office:value-type="float" office:value="21.355312" calcext:value-type="float">
            <text:p>21.3553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8962" calcext:value-type="float">
            <text:p>-743.28962</text:p>
          </table:table-cell>
          <table:table-cell office:value-type="float" office:value="663.63208" calcext:value-type="float">
            <text:p>663.63208</text:p>
          </table:table-cell>
          <table:table-cell office:value-type="float" office:value="-79.657538" calcext:value-type="float">
            <text:p>-79.657538</text:p>
          </table:table-cell>
          <table:table-cell office:value-type="float" office:value="-95.956058" calcext:value-type="float">
            <text:p>-95.9560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00" calcext:value-type="float">
            <text:p>101400</text:p>
          </table:table-cell>
          <table:table-cell office:value-type="float" office:value="297.70008" calcext:value-type="float">
            <text:p>297.70008</text:p>
          </table:table-cell>
          <table:table-cell office:value-type="float" office:value="401.44103" calcext:value-type="float">
            <text:p>401.441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56855" calcext:value-type="float">
            <text:p>-782.56855</text:p>
          </table:table-cell>
          <table:table-cell office:value-type="float" office:value="654.00451" calcext:value-type="float">
            <text:p>654.00451</text:p>
          </table:table-cell>
          <table:table-cell office:value-type="float" office:value="-128.56404" calcext:value-type="float">
            <text:p>-128.56404</text:p>
          </table:table-cell>
          <table:table-cell office:value-type="float" office:value="135.76228" calcext:value-type="float">
            <text:p>135.76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00" calcext:value-type="float">
            <text:p>101500</text:p>
          </table:table-cell>
          <table:table-cell office:value-type="float" office:value="289.7464" calcext:value-type="float">
            <text:p>289.7464</text:p>
          </table:table-cell>
          <table:table-cell office:value-type="float" office:value="103.84042" calcext:value-type="float">
            <text:p>103.8404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45102" calcext:value-type="float">
            <text:p>-777.45102</text:p>
          </table:table-cell>
          <table:table-cell office:value-type="float" office:value="636.5314" calcext:value-type="float">
            <text:p>636.5314</text:p>
          </table:table-cell>
          <table:table-cell office:value-type="float" office:value="-140.91961" calcext:value-type="float">
            <text:p>-140.91961</text:p>
          </table:table-cell>
          <table:table-cell office:value-type="float" office:value="-53.614062" calcext:value-type="float">
            <text:p>-53.614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00" calcext:value-type="float">
            <text:p>101600</text:p>
          </table:table-cell>
          <table:table-cell office:value-type="float" office:value="297.08425" calcext:value-type="float">
            <text:p>297.08425</text:p>
          </table:table-cell>
          <table:table-cell office:value-type="float" office:value="40.348435" calcext:value-type="float">
            <text:p>40.348435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29237" calcext:value-type="float">
            <text:p>-774.29237</text:p>
          </table:table-cell>
          <table:table-cell office:value-type="float" office:value="652.65161" calcext:value-type="float">
            <text:p>652.65161</text:p>
          </table:table-cell>
          <table:table-cell office:value-type="float" office:value="-121.64075" calcext:value-type="float">
            <text:p>-121.64075</text:p>
          </table:table-cell>
          <table:table-cell office:value-type="float" office:value="43.924077" calcext:value-type="float">
            <text:p>43.924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00" calcext:value-type="float">
            <text:p>101700</text:p>
          </table:table-cell>
          <table:table-cell office:value-type="float" office:value="300.30351" calcext:value-type="float">
            <text:p>300.30351</text:p>
          </table:table-cell>
          <table:table-cell office:value-type="float" office:value="77.167882" calcext:value-type="float">
            <text:p>77.16788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79622" calcext:value-type="float">
            <text:p>-754.79622</text:p>
          </table:table-cell>
          <table:table-cell office:value-type="float" office:value="659.72387" calcext:value-type="float">
            <text:p>659.72387</text:p>
          </table:table-cell>
          <table:table-cell office:value-type="float" office:value="-95.072342" calcext:value-type="float">
            <text:p>-95.072342</text:p>
          </table:table-cell>
          <table:table-cell office:value-type="float" office:value="7.7778892" calcext:value-type="float">
            <text:p>7.7778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00" calcext:value-type="float">
            <text:p>101800</text:p>
          </table:table-cell>
          <table:table-cell office:value-type="float" office:value="303.07311" calcext:value-type="float">
            <text:p>303.07311</text:p>
          </table:table-cell>
          <table:table-cell office:value-type="float" office:value="216.67857" calcext:value-type="float">
            <text:p>216.678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3.50408" calcext:value-type="float">
            <text:p>-763.50408</text:p>
          </table:table-cell>
          <table:table-cell office:value-type="float" office:value="665.80828" calcext:value-type="float">
            <text:p>665.80828</text:p>
          </table:table-cell>
          <table:table-cell office:value-type="float" office:value="-97.695805" calcext:value-type="float">
            <text:p>-97.695805</text:p>
          </table:table-cell>
          <table:table-cell office:value-type="float" office:value="63.193794" calcext:value-type="float">
            <text:p>63.193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00" calcext:value-type="float">
            <text:p>101900</text:p>
          </table:table-cell>
          <table:table-cell office:value-type="float" office:value="302.78466" calcext:value-type="float">
            <text:p>302.78466</text:p>
          </table:table-cell>
          <table:table-cell office:value-type="float" office:value="26.72036" calcext:value-type="float">
            <text:p>26.720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25786" calcext:value-type="float">
            <text:p>-783.25786</text:p>
          </table:table-cell>
          <table:table-cell office:value-type="float" office:value="665.1746" calcext:value-type="float">
            <text:p>665.1746</text:p>
          </table:table-cell>
          <table:table-cell office:value-type="float" office:value="-118.08326" calcext:value-type="float">
            <text:p>-118.08326</text:p>
          </table:table-cell>
          <table:table-cell office:value-type="float" office:value="-22.904515" calcext:value-type="float">
            <text:p>-22.9045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00" calcext:value-type="float">
            <text:p>102000</text:p>
          </table:table-cell>
          <table:table-cell office:value-type="float" office:value="283.21125" calcext:value-type="float">
            <text:p>283.21125</text:p>
          </table:table-cell>
          <table:table-cell office:value-type="float" office:value="319.4201" calcext:value-type="float">
            <text:p>319.420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99981" calcext:value-type="float">
            <text:p>-765.99981</text:p>
          </table:table-cell>
          <table:table-cell office:value-type="float" office:value="622.17463" calcext:value-type="float">
            <text:p>622.17463</text:p>
          </table:table-cell>
          <table:table-cell office:value-type="float" office:value="-143.82518" calcext:value-type="float">
            <text:p>-143.82518</text:p>
          </table:table-cell>
          <table:table-cell office:value-type="float" office:value="213.44841" calcext:value-type="float">
            <text:p>213.44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00" calcext:value-type="float">
            <text:p>102100</text:p>
          </table:table-cell>
          <table:table-cell office:value-type="float" office:value="288.78062" calcext:value-type="float">
            <text:p>288.78062</text:p>
          </table:table-cell>
          <table:table-cell office:value-type="float" office:value="-257.27096" calcext:value-type="float">
            <text:p>-257.2709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6616" calcext:value-type="float">
            <text:p>-786.6616</text:p>
          </table:table-cell>
          <table:table-cell office:value-type="float" office:value="634.40974" calcext:value-type="float">
            <text:p>634.40974</text:p>
          </table:table-cell>
          <table:table-cell office:value-type="float" office:value="-152.25186" calcext:value-type="float">
            <text:p>-152.25186</text:p>
          </table:table-cell>
          <table:table-cell office:value-type="float" office:value="-93.568723" calcext:value-type="float">
            <text:p>-93.568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00" calcext:value-type="float">
            <text:p>102200</text:p>
          </table:table-cell>
          <table:table-cell office:value-type="float" office:value="311.81593" calcext:value-type="float">
            <text:p>311.81593</text:p>
          </table:table-cell>
          <table:table-cell office:value-type="float" office:value="-191.42556" calcext:value-type="float">
            <text:p>-191.4255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3.06721" calcext:value-type="float">
            <text:p>-803.06721</text:p>
          </table:table-cell>
          <table:table-cell office:value-type="float" office:value="685.01501" calcext:value-type="float">
            <text:p>685.01501</text:p>
          </table:table-cell>
          <table:table-cell office:value-type="float" office:value="-118.0522" calcext:value-type="float">
            <text:p>-118.0522</text:p>
          </table:table-cell>
          <table:table-cell office:value-type="float" office:value="153.81886" calcext:value-type="float">
            <text:p>153.818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00" calcext:value-type="float">
            <text:p>102300</text:p>
          </table:table-cell>
          <table:table-cell office:value-type="float" office:value="318.90393" calcext:value-type="float">
            <text:p>318.90393</text:p>
          </table:table-cell>
          <table:table-cell office:value-type="float" office:value="-263.8533" calcext:value-type="float">
            <text:p>-263.853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60555" calcext:value-type="float">
            <text:p>-776.60555</text:p>
          </table:table-cell>
          <table:table-cell office:value-type="float" office:value="700.58634" calcext:value-type="float">
            <text:p>700.58634</text:p>
          </table:table-cell>
          <table:table-cell office:value-type="float" office:value="-76.019205" calcext:value-type="float">
            <text:p>-76.019205</text:p>
          </table:table-cell>
          <table:table-cell office:value-type="float" office:value="-59.354212" calcext:value-type="float">
            <text:p>-59.354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00" calcext:value-type="float">
            <text:p>102400</text:p>
          </table:table-cell>
          <table:table-cell office:value-type="float" office:value="299.07081" calcext:value-type="float">
            <text:p>299.07081</text:p>
          </table:table-cell>
          <table:table-cell office:value-type="float" office:value="-203.28255" calcext:value-type="float">
            <text:p>-203.2825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55459" calcext:value-type="float">
            <text:p>-762.55459</text:p>
          </table:table-cell>
          <table:table-cell office:value-type="float" office:value="657.0158" calcext:value-type="float">
            <text:p>657.0158</text:p>
          </table:table-cell>
          <table:table-cell office:value-type="float" office:value="-105.5388" calcext:value-type="float">
            <text:p>-105.5388</text:p>
          </table:table-cell>
          <table:table-cell office:value-type="float" office:value="31.2652" calcext:value-type="float">
            <text:p>31.26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00" calcext:value-type="float">
            <text:p>102500</text:p>
          </table:table-cell>
          <table:table-cell office:value-type="float" office:value="300.59436" calcext:value-type="float">
            <text:p>300.59436</text:p>
          </table:table-cell>
          <table:table-cell office:value-type="float" office:value="257.66228" calcext:value-type="float">
            <text:p>257.6622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4.61864" calcext:value-type="float">
            <text:p>-794.61864</text:p>
          </table:table-cell>
          <table:table-cell office:value-type="float" office:value="660.36282" calcext:value-type="float">
            <text:p>660.36282</text:p>
          </table:table-cell>
          <table:table-cell office:value-type="float" office:value="-134.25582" calcext:value-type="float">
            <text:p>-134.25582</text:p>
          </table:table-cell>
          <table:table-cell office:value-type="float" office:value="261.03729" calcext:value-type="float">
            <text:p>261.03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00" calcext:value-type="float">
            <text:p>102600</text:p>
          </table:table-cell>
          <table:table-cell office:value-type="float" office:value="303.73481" calcext:value-type="float">
            <text:p>303.73481</text:p>
          </table:table-cell>
          <table:table-cell office:value-type="float" office:value="-49.089307" calcext:value-type="float">
            <text:p>-49.089307</text:p>
          </table:table-cell>
          <table:table-cell office:value-type="float" office:value="81000" calcext:value-type="float">
            <text:p>81000</text:p>
          </table:table-cell>
          <table:table-cell office:value-type="float" office:value="-810.68222" calcext:value-type="float">
            <text:p>-810.68222</text:p>
          </table:table-cell>
          <table:table-cell office:value-type="float" office:value="667.26194" calcext:value-type="float">
            <text:p>667.26194</text:p>
          </table:table-cell>
          <table:table-cell office:value-type="float" office:value="-143.42028" calcext:value-type="float">
            <text:p>-143.42028</text:p>
          </table:table-cell>
          <table:table-cell office:value-type="float" office:value="0.32163419" calcext:value-type="float">
            <text:p>0.321634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00" calcext:value-type="float">
            <text:p>102700</text:p>
          </table:table-cell>
          <table:table-cell office:value-type="float" office:value="306.91068" calcext:value-type="float">
            <text:p>306.91068</text:p>
          </table:table-cell>
          <table:table-cell office:value-type="float" office:value="82.882956" calcext:value-type="float">
            <text:p>82.882956</text:p>
          </table:table-cell>
          <table:table-cell office:value-type="float" office:value="81000" calcext:value-type="float">
            <text:p>81000</text:p>
          </table:table-cell>
          <table:table-cell office:value-type="float" office:value="-801.26269" calcext:value-type="float">
            <text:p>-801.26269</text:p>
          </table:table-cell>
          <table:table-cell office:value-type="float" office:value="674.23887" calcext:value-type="float">
            <text:p>674.23887</text:p>
          </table:table-cell>
          <table:table-cell office:value-type="float" office:value="-127.02382" calcext:value-type="float">
            <text:p>-127.02382</text:p>
          </table:table-cell>
          <table:table-cell office:value-type="float" office:value="123.18807" calcext:value-type="float">
            <text:p>123.18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00" calcext:value-type="float">
            <text:p>102800</text:p>
          </table:table-cell>
          <table:table-cell office:value-type="float" office:value="312.36903" calcext:value-type="float">
            <text:p>312.36903</text:p>
          </table:table-cell>
          <table:table-cell office:value-type="float" office:value="183.73273" calcext:value-type="float">
            <text:p>183.732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34461" calcext:value-type="float">
            <text:p>-777.34461</text:p>
          </table:table-cell>
          <table:table-cell office:value-type="float" office:value="686.23009" calcext:value-type="float">
            <text:p>686.23009</text:p>
          </table:table-cell>
          <table:table-cell office:value-type="float" office:value="-91.114521" calcext:value-type="float">
            <text:p>-91.114521</text:p>
          </table:table-cell>
          <table:table-cell office:value-type="float" office:value="55.372812" calcext:value-type="float">
            <text:p>55.372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00" calcext:value-type="float">
            <text:p>102900</text:p>
          </table:table-cell>
          <table:table-cell office:value-type="float" office:value="319.73604" calcext:value-type="float">
            <text:p>319.73604</text:p>
          </table:table-cell>
          <table:table-cell office:value-type="float" office:value="-11.935072" calcext:value-type="float">
            <text:p>-11.93507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1.06229" calcext:value-type="float">
            <text:p>-771.06229</text:p>
          </table:table-cell>
          <table:table-cell office:value-type="float" office:value="702.41435" calcext:value-type="float">
            <text:p>702.41435</text:p>
          </table:table-cell>
          <table:table-cell office:value-type="float" office:value="-68.64794" calcext:value-type="float">
            <text:p>-68.64794</text:p>
          </table:table-cell>
          <table:table-cell office:value-type="float" office:value="-98.990853" calcext:value-type="float">
            <text:p>-98.990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00" calcext:value-type="float">
            <text:p>103000</text:p>
          </table:table-cell>
          <table:table-cell office:value-type="float" office:value="299.16465" calcext:value-type="float">
            <text:p>299.16465</text:p>
          </table:table-cell>
          <table:table-cell office:value-type="float" office:value="-345.28804" calcext:value-type="float">
            <text:p>-345.2880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27931" calcext:value-type="float">
            <text:p>-772.27931</text:p>
          </table:table-cell>
          <table:table-cell office:value-type="float" office:value="657.22196" calcext:value-type="float">
            <text:p>657.22196</text:p>
          </table:table-cell>
          <table:table-cell office:value-type="float" office:value="-115.05735" calcext:value-type="float">
            <text:p>-115.05735</text:p>
          </table:table-cell>
          <table:table-cell office:value-type="float" office:value="-225.95899" calcext:value-type="float">
            <text:p>-225.958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00" calcext:value-type="float">
            <text:p>103100</text:p>
          </table:table-cell>
          <table:table-cell office:value-type="float" office:value="302.60068" calcext:value-type="float">
            <text:p>302.60068</text:p>
          </table:table-cell>
          <table:table-cell office:value-type="float" office:value="-390.75562" calcext:value-type="float">
            <text:p>-390.75562</text:p>
          </table:table-cell>
          <table:table-cell office:value-type="float" office:value="81000" calcext:value-type="float">
            <text:p>81000</text:p>
          </table:table-cell>
          <table:table-cell office:value-type="float" office:value="-810.99572" calcext:value-type="float">
            <text:p>-810.99572</text:p>
          </table:table-cell>
          <table:table-cell office:value-type="float" office:value="664.77042" calcext:value-type="float">
            <text:p>664.77042</text:p>
          </table:table-cell>
          <table:table-cell office:value-type="float" office:value="-146.2253" calcext:value-type="float">
            <text:p>-146.2253</text:p>
          </table:table-cell>
          <table:table-cell office:value-type="float" office:value="-227.82432" calcext:value-type="float">
            <text:p>-227.82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00" calcext:value-type="float">
            <text:p>103200</text:p>
          </table:table-cell>
          <table:table-cell office:value-type="float" office:value="290.01207" calcext:value-type="float">
            <text:p>290.01207</text:p>
          </table:table-cell>
          <table:table-cell office:value-type="float" office:value="162.08314" calcext:value-type="float">
            <text:p>162.083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94.28648" calcext:value-type="float">
            <text:p>-794.28648</text:p>
          </table:table-cell>
          <table:table-cell office:value-type="float" office:value="637.11506" calcext:value-type="float">
            <text:p>637.11506</text:p>
          </table:table-cell>
          <table:table-cell office:value-type="float" office:value="-157.17143" calcext:value-type="float">
            <text:p>-157.17143</text:p>
          </table:table-cell>
          <table:table-cell office:value-type="float" office:value="18.058429" calcext:value-type="float">
            <text:p>18.058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00" calcext:value-type="float">
            <text:p>103300</text:p>
          </table:table-cell>
          <table:table-cell office:value-type="float" office:value="288.58695" calcext:value-type="float">
            <text:p>288.58695</text:p>
          </table:table-cell>
          <table:table-cell office:value-type="float" office:value="-156.97647" calcext:value-type="float">
            <text:p>-156.97647</text:p>
          </table:table-cell>
          <table:table-cell office:value-type="float" office:value="81000" calcext:value-type="float">
            <text:p>81000</text:p>
          </table:table-cell>
          <table:table-cell office:value-type="float" office:value="-786.31425" calcext:value-type="float">
            <text:p>-786.31425</text:p>
          </table:table-cell>
          <table:table-cell office:value-type="float" office:value="633.98426" calcext:value-type="float">
            <text:p>633.98426</text:p>
          </table:table-cell>
          <table:table-cell office:value-type="float" office:value="-152.32999" calcext:value-type="float">
            <text:p>-152.32999</text:p>
          </table:table-cell>
          <table:table-cell office:value-type="float" office:value="-104.25042" calcext:value-type="float">
            <text:p>-104.25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00" calcext:value-type="float">
            <text:p>103400</text:p>
          </table:table-cell>
          <table:table-cell office:value-type="float" office:value="315.19152" calcext:value-type="float">
            <text:p>315.19152</text:p>
          </table:table-cell>
          <table:table-cell office:value-type="float" office:value="-30.847692" calcext:value-type="float">
            <text:p>-30.847692</text:p>
          </table:table-cell>
          <table:table-cell office:value-type="float" office:value="81000" calcext:value-type="float">
            <text:p>81000</text:p>
          </table:table-cell>
          <table:table-cell office:value-type="float" office:value="-796.86098" calcext:value-type="float">
            <text:p>-796.86098</text:p>
          </table:table-cell>
          <table:table-cell office:value-type="float" office:value="692.43071" calcext:value-type="float">
            <text:p>692.43071</text:p>
          </table:table-cell>
          <table:table-cell office:value-type="float" office:value="-104.43027" calcext:value-type="float">
            <text:p>-104.43027</text:p>
          </table:table-cell>
          <table:table-cell office:value-type="float" office:value="30.054543" calcext:value-type="float">
            <text:p>30.054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00" calcext:value-type="float">
            <text:p>103500</text:p>
          </table:table-cell>
          <table:table-cell office:value-type="float" office:value="308.56917" calcext:value-type="float">
            <text:p>308.56917</text:p>
          </table:table-cell>
          <table:table-cell office:value-type="float" office:value="-139.27823" calcext:value-type="float">
            <text:p>-139.2782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19528" calcext:value-type="float">
            <text:p>-767.19528</text:p>
          </table:table-cell>
          <table:table-cell office:value-type="float" office:value="677.88234" calcext:value-type="float">
            <text:p>677.88234</text:p>
          </table:table-cell>
          <table:table-cell office:value-type="float" office:value="-89.312932" calcext:value-type="float">
            <text:p>-89.312932</text:p>
          </table:table-cell>
          <table:table-cell office:value-type="float" office:value="87.251391" calcext:value-type="float">
            <text:p>87.251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00" calcext:value-type="float">
            <text:p>103600</text:p>
          </table:table-cell>
          <table:table-cell office:value-type="float" office:value="297.34202" calcext:value-type="float">
            <text:p>297.34202</text:p>
          </table:table-cell>
          <table:table-cell office:value-type="float" office:value="-39.71536" calcext:value-type="float">
            <text:p>-39.715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81453" calcext:value-type="float">
            <text:p>-765.81453</text:p>
          </table:table-cell>
          <table:table-cell office:value-type="float" office:value="653.21791" calcext:value-type="float">
            <text:p>653.21791</text:p>
          </table:table-cell>
          <table:table-cell office:value-type="float" office:value="-112.59662" calcext:value-type="float">
            <text:p>-112.59662</text:p>
          </table:table-cell>
          <table:table-cell office:value-type="float" office:value="-42.170111" calcext:value-type="float">
            <text:p>-42.170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00" calcext:value-type="float">
            <text:p>103700</text:p>
          </table:table-cell>
          <table:table-cell office:value-type="float" office:value="287.36106" calcext:value-type="float">
            <text:p>287.36106</text:p>
          </table:table-cell>
          <table:table-cell office:value-type="float" office:value="-279.13025" calcext:value-type="float">
            <text:p>-279.130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15097" calcext:value-type="float">
            <text:p>-761.15097</text:p>
          </table:table-cell>
          <table:table-cell office:value-type="float" office:value="631.29117" calcext:value-type="float">
            <text:p>631.29117</text:p>
          </table:table-cell>
          <table:table-cell office:value-type="float" office:value="-129.8598" calcext:value-type="float">
            <text:p>-129.8598</text:p>
          </table:table-cell>
          <table:table-cell office:value-type="float" office:value="-114.83922" calcext:value-type="float">
            <text:p>-114.83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00" calcext:value-type="float">
            <text:p>103800</text:p>
          </table:table-cell>
          <table:table-cell office:value-type="float" office:value="291.46934" calcext:value-type="float">
            <text:p>291.46934</text:p>
          </table:table-cell>
          <table:table-cell office:value-type="float" office:value="-282.71827" calcext:value-type="float">
            <text:p>-282.71827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74088" calcext:value-type="float">
            <text:p>-767.74088</text:p>
          </table:table-cell>
          <table:table-cell office:value-type="float" office:value="640.31647" calcext:value-type="float">
            <text:p>640.31647</text:p>
          </table:table-cell>
          <table:table-cell office:value-type="float" office:value="-127.42442" calcext:value-type="float">
            <text:p>-127.42442</text:p>
          </table:table-cell>
          <table:table-cell office:value-type="float" office:value="-9.9073067" calcext:value-type="float">
            <text:p>-9.90730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00" calcext:value-type="float">
            <text:p>103900</text:p>
          </table:table-cell>
          <table:table-cell office:value-type="float" office:value="291.2945" calcext:value-type="float">
            <text:p>291.2945</text:p>
          </table:table-cell>
          <table:table-cell office:value-type="float" office:value="147.49741" calcext:value-type="float">
            <text:p>147.49741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10357" calcext:value-type="float">
            <text:p>-758.10357</text:p>
          </table:table-cell>
          <table:table-cell office:value-type="float" office:value="639.93236" calcext:value-type="float">
            <text:p>639.93236</text:p>
          </table:table-cell>
          <table:table-cell office:value-type="float" office:value="-118.17121" calcext:value-type="float">
            <text:p>-118.17121</text:p>
          </table:table-cell>
          <table:table-cell office:value-type="float" office:value="43.224329" calcext:value-type="float">
            <text:p>43.224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00" calcext:value-type="float">
            <text:p>104000</text:p>
          </table:table-cell>
          <table:table-cell office:value-type="float" office:value="299.53792" calcext:value-type="float">
            <text:p>299.53792</text:p>
          </table:table-cell>
          <table:table-cell office:value-type="float" office:value="-159.37743" calcext:value-type="float">
            <text:p>-159.37743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6954" calcext:value-type="float">
            <text:p>-765.6954</text:p>
          </table:table-cell>
          <table:table-cell office:value-type="float" office:value="658.04198" calcext:value-type="float">
            <text:p>658.04198</text:p>
          </table:table-cell>
          <table:table-cell office:value-type="float" office:value="-107.65342" calcext:value-type="float">
            <text:p>-107.65342</text:p>
          </table:table-cell>
          <table:table-cell office:value-type="float" office:value="-77.710401" calcext:value-type="float">
            <text:p>-77.710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00" calcext:value-type="float">
            <text:p>104100</text:p>
          </table:table-cell>
          <table:table-cell office:value-type="float" office:value="294.94928" calcext:value-type="float">
            <text:p>294.94928</text:p>
          </table:table-cell>
          <table:table-cell office:value-type="float" office:value="72.959316" calcext:value-type="float">
            <text:p>72.95931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29186" calcext:value-type="float">
            <text:p>-752.29186</text:p>
          </table:table-cell>
          <table:table-cell office:value-type="float" office:value="647.9614" calcext:value-type="float">
            <text:p>647.9614</text:p>
          </table:table-cell>
          <table:table-cell office:value-type="float" office:value="-104.33046" calcext:value-type="float">
            <text:p>-104.33046</text:p>
          </table:table-cell>
          <table:table-cell office:value-type="float" office:value="193.70626" calcext:value-type="float">
            <text:p>193.70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00" calcext:value-type="float">
            <text:p>104200</text:p>
          </table:table-cell>
          <table:table-cell office:value-type="float" office:value="310.1524" calcext:value-type="float">
            <text:p>310.1524</text:p>
          </table:table-cell>
          <table:table-cell office:value-type="float" office:value="11.786613" calcext:value-type="float">
            <text:p>11.7866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50139" calcext:value-type="float">
            <text:p>-783.50139</text:p>
          </table:table-cell>
          <table:table-cell office:value-type="float" office:value="681.36048" calcext:value-type="float">
            <text:p>681.36048</text:p>
          </table:table-cell>
          <table:table-cell office:value-type="float" office:value="-102.1409" calcext:value-type="float">
            <text:p>-102.1409</text:p>
          </table:table-cell>
          <table:table-cell office:value-type="float" office:value="13.640795" calcext:value-type="float">
            <text:p>13.640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00" calcext:value-type="float">
            <text:p>104300</text:p>
          </table:table-cell>
          <table:table-cell office:value-type="float" office:value="292.5857" calcext:value-type="float">
            <text:p>292.5857</text:p>
          </table:table-cell>
          <table:table-cell office:value-type="float" office:value="281.42626" calcext:value-type="float">
            <text:p>281.4262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68854" calcext:value-type="float">
            <text:p>-754.68854</text:p>
          </table:table-cell>
          <table:table-cell office:value-type="float" office:value="642.76895" calcext:value-type="float">
            <text:p>642.76895</text:p>
          </table:table-cell>
          <table:table-cell office:value-type="float" office:value="-111.91959" calcext:value-type="float">
            <text:p>-111.91959</text:p>
          </table:table-cell>
          <table:table-cell office:value-type="float" office:value="133.97918" calcext:value-type="float">
            <text:p>133.979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00" calcext:value-type="float">
            <text:p>104400</text:p>
          </table:table-cell>
          <table:table-cell office:value-type="float" office:value="288.75945" calcext:value-type="float">
            <text:p>288.75945</text:p>
          </table:table-cell>
          <table:table-cell office:value-type="float" office:value="216.24261" calcext:value-type="float">
            <text:p>216.2426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29256" calcext:value-type="float">
            <text:p>-767.29256</text:p>
          </table:table-cell>
          <table:table-cell office:value-type="float" office:value="634.36321" calcext:value-type="float">
            <text:p>634.36321</text:p>
          </table:table-cell>
          <table:table-cell office:value-type="float" office:value="-132.92935" calcext:value-type="float">
            <text:p>-132.92935</text:p>
          </table:table-cell>
          <table:table-cell office:value-type="float" office:value="41.525815" calcext:value-type="float">
            <text:p>41.525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00" calcext:value-type="float">
            <text:p>104500</text:p>
          </table:table-cell>
          <table:table-cell office:value-type="float" office:value="298.2544" calcext:value-type="float">
            <text:p>298.2544</text:p>
          </table:table-cell>
          <table:table-cell office:value-type="float" office:value="-85.150797" calcext:value-type="float">
            <text:p>-85.1507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59569" calcext:value-type="float">
            <text:p>-778.59569</text:p>
          </table:table-cell>
          <table:table-cell office:value-type="float" office:value="655.22227" calcext:value-type="float">
            <text:p>655.22227</text:p>
          </table:table-cell>
          <table:table-cell office:value-type="float" office:value="-123.37342" calcext:value-type="float">
            <text:p>-123.37342</text:p>
          </table:table-cell>
          <table:table-cell office:value-type="float" office:value="17.615257" calcext:value-type="float">
            <text:p>17.61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00" calcext:value-type="float">
            <text:p>104600</text:p>
          </table:table-cell>
          <table:table-cell office:value-type="float" office:value="295.67073" calcext:value-type="float">
            <text:p>295.67073</text:p>
          </table:table-cell>
          <table:table-cell office:value-type="float" office:value="-491.28979" calcext:value-type="float">
            <text:p>-491.28979</text:p>
          </table:table-cell>
          <table:table-cell office:value-type="float" office:value="81000" calcext:value-type="float">
            <text:p>81000</text:p>
          </table:table-cell>
          <table:table-cell office:value-type="float" office:value="-730.83823" calcext:value-type="float">
            <text:p>-730.83823</text:p>
          </table:table-cell>
          <table:table-cell office:value-type="float" office:value="649.5463" calcext:value-type="float">
            <text:p>649.5463</text:p>
          </table:table-cell>
          <table:table-cell office:value-type="float" office:value="-81.291926" calcext:value-type="float">
            <text:p>-81.291926</text:p>
          </table:table-cell>
          <table:table-cell office:value-type="float" office:value="-221.40514" calcext:value-type="float">
            <text:p>-221.40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00" calcext:value-type="float">
            <text:p>104700</text:p>
          </table:table-cell>
          <table:table-cell office:value-type="float" office:value="309.44533" calcext:value-type="float">
            <text:p>309.44533</text:p>
          </table:table-cell>
          <table:table-cell office:value-type="float" office:value="-315.52976" calcext:value-type="float">
            <text:p>-315.52976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76094" calcext:value-type="float">
            <text:p>-746.76094</text:p>
          </table:table-cell>
          <table:table-cell office:value-type="float" office:value="679.80714" calcext:value-type="float">
            <text:p>679.80714</text:p>
          </table:table-cell>
          <table:table-cell office:value-type="float" office:value="-66.953804" calcext:value-type="float">
            <text:p>-66.953804</text:p>
          </table:table-cell>
          <table:table-cell office:value-type="float" office:value="-5.3290242" calcext:value-type="float">
            <text:p>-5.32902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00" calcext:value-type="float">
            <text:p>104800</text:p>
          </table:table-cell>
          <table:table-cell office:value-type="float" office:value="296.4405" calcext:value-type="float">
            <text:p>296.4405</text:p>
          </table:table-cell>
          <table:table-cell office:value-type="float" office:value="35.767363" calcext:value-type="float">
            <text:p>35.7673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11796" calcext:value-type="float">
            <text:p>-738.11796</text:p>
          </table:table-cell>
          <table:table-cell office:value-type="float" office:value="651.2374" calcext:value-type="float">
            <text:p>651.2374</text:p>
          </table:table-cell>
          <table:table-cell office:value-type="float" office:value="-86.880567" calcext:value-type="float">
            <text:p>-86.880567</text:p>
          </table:table-cell>
          <table:table-cell office:value-type="float" office:value="116.88006" calcext:value-type="float">
            <text:p>116.8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00" calcext:value-type="float">
            <text:p>104900</text:p>
          </table:table-cell>
          <table:table-cell office:value-type="float" office:value="302.33406" calcext:value-type="float">
            <text:p>302.33406</text:p>
          </table:table-cell>
          <table:table-cell office:value-type="float" office:value="-428.05186" calcext:value-type="float">
            <text:p>-428.051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87132" calcext:value-type="float">
            <text:p>-779.87132</text:p>
          </table:table-cell>
          <table:table-cell office:value-type="float" office:value="664.1847" calcext:value-type="float">
            <text:p>664.1847</text:p>
          </table:table-cell>
          <table:table-cell office:value-type="float" office:value="-115.68662" calcext:value-type="float">
            <text:p>-115.68662</text:p>
          </table:table-cell>
          <table:table-cell office:value-type="float" office:value="-136.59032" calcext:value-type="float">
            <text:p>-136.590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00" calcext:value-type="float">
            <text:p>105000</text:p>
          </table:table-cell>
          <table:table-cell office:value-type="float" office:value="288.07648" calcext:value-type="float">
            <text:p>288.07648</text:p>
          </table:table-cell>
          <table:table-cell office:value-type="float" office:value="63.826736" calcext:value-type="float">
            <text:p>63.8267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01515" calcext:value-type="float">
            <text:p>-754.01515</text:p>
          </table:table-cell>
          <table:table-cell office:value-type="float" office:value="632.86284" calcext:value-type="float">
            <text:p>632.86284</text:p>
          </table:table-cell>
          <table:table-cell office:value-type="float" office:value="-121.15231" calcext:value-type="float">
            <text:p>-121.15231</text:p>
          </table:table-cell>
          <table:table-cell office:value-type="float" office:value="176.75652" calcext:value-type="float">
            <text:p>176.756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00" calcext:value-type="float">
            <text:p>105100</text:p>
          </table:table-cell>
          <table:table-cell office:value-type="float" office:value="289.42283" calcext:value-type="float">
            <text:p>289.42283</text:p>
          </table:table-cell>
          <table:table-cell office:value-type="float" office:value="-177.08074" calcext:value-type="float">
            <text:p>-177.080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43.2858" calcext:value-type="float">
            <text:p>-743.2858</text:p>
          </table:table-cell>
          <table:table-cell office:value-type="float" office:value="635.82057" calcext:value-type="float">
            <text:p>635.82057</text:p>
          </table:table-cell>
          <table:table-cell office:value-type="float" office:value="-107.46523" calcext:value-type="float">
            <text:p>-107.46523</text:p>
          </table:table-cell>
          <table:table-cell office:value-type="float" office:value="-43.922272" calcext:value-type="float">
            <text:p>-43.922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00" calcext:value-type="float">
            <text:p>105200</text:p>
          </table:table-cell>
          <table:table-cell office:value-type="float" office:value="299.41204" calcext:value-type="float">
            <text:p>299.41204</text:p>
          </table:table-cell>
          <table:table-cell office:value-type="float" office:value="-64.353587" calcext:value-type="float">
            <text:p>-64.35358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42325" calcext:value-type="float">
            <text:p>-753.42325</text:p>
          </table:table-cell>
          <table:table-cell office:value-type="float" office:value="657.76544" calcext:value-type="float">
            <text:p>657.76544</text:p>
          </table:table-cell>
          <table:table-cell office:value-type="float" office:value="-95.657806" calcext:value-type="float">
            <text:p>-95.657806</text:p>
          </table:table-cell>
          <table:table-cell office:value-type="float" office:value="49.617946" calcext:value-type="float">
            <text:p>49.617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00" calcext:value-type="float">
            <text:p>105300</text:p>
          </table:table-cell>
          <table:table-cell office:value-type="float" office:value="315.73101" calcext:value-type="float">
            <text:p>315.73101</text:p>
          </table:table-cell>
          <table:table-cell office:value-type="float" office:value="4.555511" calcext:value-type="float">
            <text:p>4.5555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21294" calcext:value-type="float">
            <text:p>-778.21294</text:p>
          </table:table-cell>
          <table:table-cell office:value-type="float" office:value="693.61588" calcext:value-type="float">
            <text:p>693.61588</text:p>
          </table:table-cell>
          <table:table-cell office:value-type="float" office:value="-84.597059" calcext:value-type="float">
            <text:p>-84.597059</text:p>
          </table:table-cell>
          <table:table-cell office:value-type="float" office:value="48.697868" calcext:value-type="float">
            <text:p>48.6978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00" calcext:value-type="float">
            <text:p>105400</text:p>
          </table:table-cell>
          <table:table-cell office:value-type="float" office:value="303.33158" calcext:value-type="float">
            <text:p>303.33158</text:p>
          </table:table-cell>
          <table:table-cell office:value-type="float" office:value="146.66957" calcext:value-type="float">
            <text:p>146.6695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3.58551" calcext:value-type="float">
            <text:p>-773.58551</text:p>
          </table:table-cell>
          <table:table-cell office:value-type="float" office:value="666.37612" calcext:value-type="float">
            <text:p>666.37612</text:p>
          </table:table-cell>
          <table:table-cell office:value-type="float" office:value="-107.20939" calcext:value-type="float">
            <text:p>-107.20939</text:p>
          </table:table-cell>
          <table:table-cell office:value-type="float" office:value="143.79814" calcext:value-type="float">
            <text:p>143.79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00" calcext:value-type="float">
            <text:p>105500</text:p>
          </table:table-cell>
          <table:table-cell office:value-type="float" office:value="294.13784" calcext:value-type="float">
            <text:p>294.13784</text:p>
          </table:table-cell>
          <table:table-cell office:value-type="float" office:value="133.86277" calcext:value-type="float">
            <text:p>133.862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35565" calcext:value-type="float">
            <text:p>-790.35565</text:p>
          </table:table-cell>
          <table:table-cell office:value-type="float" office:value="646.17878" calcext:value-type="float">
            <text:p>646.17878</text:p>
          </table:table-cell>
          <table:table-cell office:value-type="float" office:value="-144.17687" calcext:value-type="float">
            <text:p>-144.17687</text:p>
          </table:table-cell>
          <table:table-cell office:value-type="float" office:value="229.22706" calcext:value-type="float">
            <text:p>229.2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00" calcext:value-type="float">
            <text:p>105600</text:p>
          </table:table-cell>
          <table:table-cell office:value-type="float" office:value="285.78223" calcext:value-type="float">
            <text:p>285.78223</text:p>
          </table:table-cell>
          <table:table-cell office:value-type="float" office:value="240.86158" calcext:value-type="float">
            <text:p>240.86158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66265" calcext:value-type="float">
            <text:p>-780.66265</text:p>
          </table:table-cell>
          <table:table-cell office:value-type="float" office:value="627.82269" calcext:value-type="float">
            <text:p>627.82269</text:p>
          </table:table-cell>
          <table:table-cell office:value-type="float" office:value="-152.83996" calcext:value-type="float">
            <text:p>-152.83996</text:p>
          </table:table-cell>
          <table:table-cell office:value-type="float" office:value="151.53257" calcext:value-type="float">
            <text:p>151.53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00" calcext:value-type="float">
            <text:p>105700</text:p>
          </table:table-cell>
          <table:table-cell office:value-type="float" office:value="309.51665" calcext:value-type="float">
            <text:p>309.51665</text:p>
          </table:table-cell>
          <table:table-cell office:value-type="float" office:value="-77.451688" calcext:value-type="float">
            <text:p>-77.45168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2.81733" calcext:value-type="float">
            <text:p>-792.81733</text:p>
          </table:table-cell>
          <table:table-cell office:value-type="float" office:value="679.96383" calcext:value-type="float">
            <text:p>679.96383</text:p>
          </table:table-cell>
          <table:table-cell office:value-type="float" office:value="-112.8535" calcext:value-type="float">
            <text:p>-112.8535</text:p>
          </table:table-cell>
          <table:table-cell office:value-type="float" office:value="-16.133988" calcext:value-type="float">
            <text:p>-16.133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00" calcext:value-type="float">
            <text:p>105800</text:p>
          </table:table-cell>
          <table:table-cell office:value-type="float" office:value="300.43914" calcext:value-type="float">
            <text:p>300.43914</text:p>
          </table:table-cell>
          <table:table-cell office:value-type="float" office:value="-315.36012" calcext:value-type="float">
            <text:p>-315.3601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3.57842" calcext:value-type="float">
            <text:p>-753.57842</text:p>
          </table:table-cell>
          <table:table-cell office:value-type="float" office:value="660.02184" calcext:value-type="float">
            <text:p>660.02184</text:p>
          </table:table-cell>
          <table:table-cell office:value-type="float" office:value="-93.556581" calcext:value-type="float">
            <text:p>-93.556581</text:p>
          </table:table-cell>
          <table:table-cell office:value-type="float" office:value="-23.498569" calcext:value-type="float">
            <text:p>-23.498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00" calcext:value-type="float">
            <text:p>105900</text:p>
          </table:table-cell>
          <table:table-cell office:value-type="float" office:value="303.22761" calcext:value-type="float">
            <text:p>303.22761</text:p>
          </table:table-cell>
          <table:table-cell office:value-type="float" office:value="220.63614" calcext:value-type="float">
            <text:p>220.63614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92914" calcext:value-type="float">
            <text:p>-772.92914</text:p>
          </table:table-cell>
          <table:table-cell office:value-type="float" office:value="666.1477" calcext:value-type="float">
            <text:p>666.1477</text:p>
          </table:table-cell>
          <table:table-cell office:value-type="float" office:value="-106.78144" calcext:value-type="float">
            <text:p>-106.78144</text:p>
          </table:table-cell>
          <table:table-cell office:value-type="float" office:value="161.14277" calcext:value-type="float">
            <text:p>161.14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00" calcext:value-type="float">
            <text:p>106000</text:p>
          </table:table-cell>
          <table:table-cell office:value-type="float" office:value="298.97836" calcext:value-type="float">
            <text:p>298.97836</text:p>
          </table:table-cell>
          <table:table-cell office:value-type="float" office:value="95.487503" calcext:value-type="float">
            <text:p>95.4875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01106" calcext:value-type="float">
            <text:p>-790.01106</text:p>
          </table:table-cell>
          <table:table-cell office:value-type="float" office:value="656.81271" calcext:value-type="float">
            <text:p>656.81271</text:p>
          </table:table-cell>
          <table:table-cell office:value-type="float" office:value="-133.19836" calcext:value-type="float">
            <text:p>-133.19836</text:p>
          </table:table-cell>
          <table:table-cell office:value-type="float" office:value="88.913087" calcext:value-type="float">
            <text:p>88.913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00" calcext:value-type="float">
            <text:p>106100</text:p>
          </table:table-cell>
          <table:table-cell office:value-type="float" office:value="291.68707" calcext:value-type="float">
            <text:p>291.68707</text:p>
          </table:table-cell>
          <table:table-cell office:value-type="float" office:value="252.81568" calcext:value-type="float">
            <text:p>252.81568</text:p>
          </table:table-cell>
          <table:table-cell office:value-type="float" office:value="81000" calcext:value-type="float">
            <text:p>81000</text:p>
          </table:table-cell>
          <table:table-cell office:value-type="float" office:value="-791.6921" calcext:value-type="float">
            <text:p>-791.6921</text:p>
          </table:table-cell>
          <table:table-cell office:value-type="float" office:value="640.79478" calcext:value-type="float">
            <text:p>640.79478</text:p>
          </table:table-cell>
          <table:table-cell office:value-type="float" office:value="-150.89733" calcext:value-type="float">
            <text:p>-150.89733</text:p>
          </table:table-cell>
          <table:table-cell office:value-type="float" office:value="111.77001" calcext:value-type="float">
            <text:p>111.77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00" calcext:value-type="float">
            <text:p>106200</text:p>
          </table:table-cell>
          <table:table-cell office:value-type="float" office:value="295.54265" calcext:value-type="float">
            <text:p>295.54265</text:p>
          </table:table-cell>
          <table:table-cell office:value-type="float" office:value="308.04167" calcext:value-type="float">
            <text:p>308.04167</text:p>
          </table:table-cell>
          <table:table-cell office:value-type="float" office:value="81000" calcext:value-type="float">
            <text:p>81000</text:p>
          </table:table-cell>
          <table:table-cell office:value-type="float" office:value="-794.53661" calcext:value-type="float">
            <text:p>-794.53661</text:p>
          </table:table-cell>
          <table:table-cell office:value-type="float" office:value="649.26494" calcext:value-type="float">
            <text:p>649.26494</text:p>
          </table:table-cell>
          <table:table-cell office:value-type="float" office:value="-145.27167" calcext:value-type="float">
            <text:p>-145.27167</text:p>
          </table:table-cell>
          <table:table-cell office:value-type="float" office:value="137.46792" calcext:value-type="float">
            <text:p>137.467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00" calcext:value-type="float">
            <text:p>106300</text:p>
          </table:table-cell>
          <table:table-cell office:value-type="float" office:value="298.36963" calcext:value-type="float">
            <text:p>298.36963</text:p>
          </table:table-cell>
          <table:table-cell office:value-type="float" office:value="-138.29046" calcext:value-type="float">
            <text:p>-138.29046</text:p>
          </table:table-cell>
          <table:table-cell office:value-type="float" office:value="81000" calcext:value-type="float">
            <text:p>81000</text:p>
          </table:table-cell>
          <table:table-cell office:value-type="float" office:value="-784.19369" calcext:value-type="float">
            <text:p>-784.19369</text:p>
          </table:table-cell>
          <table:table-cell office:value-type="float" office:value="655.47541" calcext:value-type="float">
            <text:p>655.47541</text:p>
          </table:table-cell>
          <table:table-cell office:value-type="float" office:value="-128.71828" calcext:value-type="float">
            <text:p>-128.71828</text:p>
          </table:table-cell>
          <table:table-cell office:value-type="float" office:value="-133.29865" calcext:value-type="float">
            <text:p>-133.298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00" calcext:value-type="float">
            <text:p>106400</text:p>
          </table:table-cell>
          <table:table-cell office:value-type="float" office:value="316.13366" calcext:value-type="float">
            <text:p>316.13366</text:p>
          </table:table-cell>
          <table:table-cell office:value-type="float" office:value="-143.09268" calcext:value-type="float">
            <text:p>-143.09268</text:p>
          </table:table-cell>
          <table:table-cell office:value-type="float" office:value="81000" calcext:value-type="float">
            <text:p>81000</text:p>
          </table:table-cell>
          <table:table-cell office:value-type="float" office:value="-766.74609" calcext:value-type="float">
            <text:p>-766.74609</text:p>
          </table:table-cell>
          <table:table-cell office:value-type="float" office:value="694.50045" calcext:value-type="float">
            <text:p>694.50045</text:p>
          </table:table-cell>
          <table:table-cell office:value-type="float" office:value="-72.245643" calcext:value-type="float">
            <text:p>-72.245643</text:p>
          </table:table-cell>
          <table:table-cell office:value-type="float" office:value="-9.1193384" calcext:value-type="float">
            <text:p>-9.1193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00" calcext:value-type="float">
            <text:p>106500</text:p>
          </table:table-cell>
          <table:table-cell office:value-type="float" office:value="308.90791" calcext:value-type="float">
            <text:p>308.90791</text:p>
          </table:table-cell>
          <table:table-cell office:value-type="float" office:value="-51.94995" calcext:value-type="float">
            <text:p>-51.9499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5.51163" calcext:value-type="float">
            <text:p>-765.51163</text:p>
          </table:table-cell>
          <table:table-cell office:value-type="float" office:value="678.6265" calcext:value-type="float">
            <text:p>678.6265</text:p>
          </table:table-cell>
          <table:table-cell office:value-type="float" office:value="-86.885122" calcext:value-type="float">
            <text:p>-86.885122</text:p>
          </table:table-cell>
          <table:table-cell office:value-type="float" office:value="-35.945979" calcext:value-type="float">
            <text:p>-35.945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00" calcext:value-type="float">
            <text:p>106600</text:p>
          </table:table-cell>
          <table:table-cell office:value-type="float" office:value="289.54807" calcext:value-type="float">
            <text:p>289.54807</text:p>
          </table:table-cell>
          <table:table-cell office:value-type="float" office:value="10.722725" calcext:value-type="float">
            <text:p>10.7227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2.29492" calcext:value-type="float">
            <text:p>-762.29492</text:p>
          </table:table-cell>
          <table:table-cell office:value-type="float" office:value="636.0957" calcext:value-type="float">
            <text:p>636.0957</text:p>
          </table:table-cell>
          <table:table-cell office:value-type="float" office:value="-126.19922" calcext:value-type="float">
            <text:p>-126.19922</text:p>
          </table:table-cell>
          <table:table-cell office:value-type="float" office:value="-80.588538" calcext:value-type="float">
            <text:p>-80.588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00" calcext:value-type="float">
            <text:p>106700</text:p>
          </table:table-cell>
          <table:table-cell office:value-type="float" office:value="312.02783" calcext:value-type="float">
            <text:p>312.02783</text:p>
          </table:table-cell>
          <table:table-cell office:value-type="float" office:value="-103.5295" calcext:value-type="float">
            <text:p>-103.5295</text:p>
          </table:table-cell>
          <table:table-cell office:value-type="float" office:value="81000" calcext:value-type="float">
            <text:p>81000</text:p>
          </table:table-cell>
          <table:table-cell office:value-type="float" office:value="-821.30554" calcext:value-type="float">
            <text:p>-821.30554</text:p>
          </table:table-cell>
          <table:table-cell office:value-type="float" office:value="685.48053" calcext:value-type="float">
            <text:p>685.48053</text:p>
          </table:table-cell>
          <table:table-cell office:value-type="float" office:value="-135.82502" calcext:value-type="float">
            <text:p>-135.82502</text:p>
          </table:table-cell>
          <table:table-cell office:value-type="float" office:value="110.2514" calcext:value-type="float">
            <text:p>110.2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00" calcext:value-type="float">
            <text:p>106800</text:p>
          </table:table-cell>
          <table:table-cell office:value-type="float" office:value="294.68961" calcext:value-type="float">
            <text:p>294.68961</text:p>
          </table:table-cell>
          <table:table-cell office:value-type="float" office:value="1.4429059" calcext:value-type="float">
            <text:p>1.44290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93.00704" calcext:value-type="float">
            <text:p>-793.00704</text:p>
          </table:table-cell>
          <table:table-cell office:value-type="float" office:value="647.39093" calcext:value-type="float">
            <text:p>647.39093</text:p>
          </table:table-cell>
          <table:table-cell office:value-type="float" office:value="-145.61611" calcext:value-type="float">
            <text:p>-145.61611</text:p>
          </table:table-cell>
          <table:table-cell office:value-type="float" office:value="5.8665068" calcext:value-type="float">
            <text:p>5.8665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00" calcext:value-type="float">
            <text:p>106900</text:p>
          </table:table-cell>
          <table:table-cell office:value-type="float" office:value="291.41098" calcext:value-type="float">
            <text:p>291.41098</text:p>
          </table:table-cell>
          <table:table-cell office:value-type="float" office:value="27.027077" calcext:value-type="float">
            <text:p>27.02707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2.99098" calcext:value-type="float">
            <text:p>-772.99098</text:p>
          </table:table-cell>
          <table:table-cell office:value-type="float" office:value="640.18825" calcext:value-type="float">
            <text:p>640.18825</text:p>
          </table:table-cell>
          <table:table-cell office:value-type="float" office:value="-132.80273" calcext:value-type="float">
            <text:p>-132.80273</text:p>
          </table:table-cell>
          <table:table-cell office:value-type="float" office:value="141.93173" calcext:value-type="float">
            <text:p>141.931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00" calcext:value-type="float">
            <text:p>107000</text:p>
          </table:table-cell>
          <table:table-cell office:value-type="float" office:value="305.09268" calcext:value-type="float">
            <text:p>305.09268</text:p>
          </table:table-cell>
          <table:table-cell office:value-type="float" office:value="153.49286" calcext:value-type="float">
            <text:p>153.49286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07065" calcext:value-type="float">
            <text:p>-754.07065</text:p>
          </table:table-cell>
          <table:table-cell office:value-type="float" office:value="670.245" calcext:value-type="float">
            <text:p>670.245</text:p>
          </table:table-cell>
          <table:table-cell office:value-type="float" office:value="-83.825657" calcext:value-type="float">
            <text:p>-83.825657</text:p>
          </table:table-cell>
          <table:table-cell office:value-type="float" office:value="151.90086" calcext:value-type="float">
            <text:p>151.90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00" calcext:value-type="float">
            <text:p>107100</text:p>
          </table:table-cell>
          <table:table-cell office:value-type="float" office:value="301.58207" calcext:value-type="float">
            <text:p>301.58207</text:p>
          </table:table-cell>
          <table:table-cell office:value-type="float" office:value="68.666708" calcext:value-type="float">
            <text:p>68.666708</text:p>
          </table:table-cell>
          <table:table-cell office:value-type="float" office:value="81000" calcext:value-type="float">
            <text:p>81000</text:p>
          </table:table-cell>
          <table:table-cell office:value-type="float" office:value="-748.66374" calcext:value-type="float">
            <text:p>-748.66374</text:p>
          </table:table-cell>
          <table:table-cell office:value-type="float" office:value="662.53269" calcext:value-type="float">
            <text:p>662.53269</text:p>
          </table:table-cell>
          <table:table-cell office:value-type="float" office:value="-86.131052" calcext:value-type="float">
            <text:p>-86.131052</text:p>
          </table:table-cell>
          <table:table-cell office:value-type="float" office:value="81.926148" calcext:value-type="float">
            <text:p>81.926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00" calcext:value-type="float">
            <text:p>107200</text:p>
          </table:table-cell>
          <table:table-cell office:value-type="float" office:value="302.20081" calcext:value-type="float">
            <text:p>302.20081</text:p>
          </table:table-cell>
          <table:table-cell office:value-type="float" office:value="-72.111349" calcext:value-type="float">
            <text:p>-72.11134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3.32822" calcext:value-type="float">
            <text:p>-783.32822</text:p>
          </table:table-cell>
          <table:table-cell office:value-type="float" office:value="663.89197" calcext:value-type="float">
            <text:p>663.89197</text:p>
          </table:table-cell>
          <table:table-cell office:value-type="float" office:value="-119.43625" calcext:value-type="float">
            <text:p>-119.43625</text:p>
          </table:table-cell>
          <table:table-cell office:value-type="float" office:value="-4.6295417" calcext:value-type="float">
            <text:p>-4.6295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00" calcext:value-type="float">
            <text:p>107300</text:p>
          </table:table-cell>
          <table:table-cell office:value-type="float" office:value="299.58592" calcext:value-type="float">
            <text:p>299.58592</text:p>
          </table:table-cell>
          <table:table-cell office:value-type="float" office:value="30.391013" calcext:value-type="float">
            <text:p>30.391013</text:p>
          </table:table-cell>
          <table:table-cell office:value-type="float" office:value="81000" calcext:value-type="float">
            <text:p>81000</text:p>
          </table:table-cell>
          <table:table-cell office:value-type="float" office:value="-796.87472" calcext:value-type="float">
            <text:p>-796.87472</text:p>
          </table:table-cell>
          <table:table-cell office:value-type="float" office:value="658.14743" calcext:value-type="float">
            <text:p>658.14743</text:p>
          </table:table-cell>
          <table:table-cell office:value-type="float" office:value="-138.72728" calcext:value-type="float">
            <text:p>-138.72728</text:p>
          </table:table-cell>
          <table:table-cell office:value-type="float" office:value="100.8753" calcext:value-type="float">
            <text:p>100.8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00" calcext:value-type="float">
            <text:p>107400</text:p>
          </table:table-cell>
          <table:table-cell office:value-type="float" office:value="292.39381" calcext:value-type="float">
            <text:p>292.39381</text:p>
          </table:table-cell>
          <table:table-cell office:value-type="float" office:value="-207.79485" calcext:value-type="float">
            <text:p>-207.7948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71853" calcext:value-type="float">
            <text:p>-780.71853</text:p>
          </table:table-cell>
          <table:table-cell office:value-type="float" office:value="642.34739" calcext:value-type="float">
            <text:p>642.34739</text:p>
          </table:table-cell>
          <table:table-cell office:value-type="float" office:value="-138.37114" calcext:value-type="float">
            <text:p>-138.37114</text:p>
          </table:table-cell>
          <table:table-cell office:value-type="float" office:value="2.5542426" calcext:value-type="float">
            <text:p>2.5542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00" calcext:value-type="float">
            <text:p>107500</text:p>
          </table:table-cell>
          <table:table-cell office:value-type="float" office:value="303.20752" calcext:value-type="float">
            <text:p>303.20752</text:p>
          </table:table-cell>
          <table:table-cell office:value-type="float" office:value="-164.1248" calcext:value-type="float">
            <text:p>-164.1248</text:p>
          </table:table-cell>
          <table:table-cell office:value-type="float" office:value="81000" calcext:value-type="float">
            <text:p>81000</text:p>
          </table:table-cell>
          <table:table-cell office:value-type="float" office:value="-801.30891" calcext:value-type="float">
            <text:p>-801.30891</text:p>
          </table:table-cell>
          <table:table-cell office:value-type="float" office:value="666.10356" calcext:value-type="float">
            <text:p>666.10356</text:p>
          </table:table-cell>
          <table:table-cell office:value-type="float" office:value="-135.20535" calcext:value-type="float">
            <text:p>-135.20535</text:p>
          </table:table-cell>
          <table:table-cell office:value-type="float" office:value="80.754733" calcext:value-type="float">
            <text:p>80.7547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00" calcext:value-type="float">
            <text:p>107600</text:p>
          </table:table-cell>
          <table:table-cell office:value-type="float" office:value="291.86167" calcext:value-type="float">
            <text:p>291.86167</text:p>
          </table:table-cell>
          <table:table-cell office:value-type="float" office:value="253.79225" calcext:value-type="float">
            <text:p>253.79225</text:p>
          </table:table-cell>
          <table:table-cell office:value-type="float" office:value="81000" calcext:value-type="float">
            <text:p>81000</text:p>
          </table:table-cell>
          <table:table-cell office:value-type="float" office:value="-767.59493" calcext:value-type="float">
            <text:p>-767.59493</text:p>
          </table:table-cell>
          <table:table-cell office:value-type="float" office:value="641.17834" calcext:value-type="float">
            <text:p>641.17834</text:p>
          </table:table-cell>
          <table:table-cell office:value-type="float" office:value="-126.41658" calcext:value-type="float">
            <text:p>-126.41658</text:p>
          </table:table-cell>
          <table:table-cell office:value-type="float" office:value="132.96434" calcext:value-type="float">
            <text:p>132.96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00" calcext:value-type="float">
            <text:p>107700</text:p>
          </table:table-cell>
          <table:table-cell office:value-type="float" office:value="302.98893" calcext:value-type="float">
            <text:p>302.98893</text:p>
          </table:table-cell>
          <table:table-cell office:value-type="float" office:value="-201.95974" calcext:value-type="float">
            <text:p>-201.95974</text:p>
          </table:table-cell>
          <table:table-cell office:value-type="float" office:value="81000" calcext:value-type="float">
            <text:p>81000</text:p>
          </table:table-cell>
          <table:table-cell office:value-type="float" office:value="-738.73734" calcext:value-type="float">
            <text:p>-738.73734</text:p>
          </table:table-cell>
          <table:table-cell office:value-type="float" office:value="665.62336" calcext:value-type="float">
            <text:p>665.62336</text:p>
          </table:table-cell>
          <table:table-cell office:value-type="float" office:value="-73.113977" calcext:value-type="float">
            <text:p>-73.113977</text:p>
          </table:table-cell>
          <table:table-cell office:value-type="float" office:value="-103.90313" calcext:value-type="float">
            <text:p>-103.90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00" calcext:value-type="float">
            <text:p>107800</text:p>
          </table:table-cell>
          <table:table-cell office:value-type="float" office:value="309.36447" calcext:value-type="float">
            <text:p>309.36447</text:p>
          </table:table-cell>
          <table:table-cell office:value-type="float" office:value="37.398973" calcext:value-type="float">
            <text:p>37.398973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0241" calcext:value-type="float">
            <text:p>-752.0241</text:p>
          </table:table-cell>
          <table:table-cell office:value-type="float" office:value="679.6295" calcext:value-type="float">
            <text:p>679.6295</text:p>
          </table:table-cell>
          <table:table-cell office:value-type="float" office:value="-72.394597" calcext:value-type="float">
            <text:p>-72.394597</text:p>
          </table:table-cell>
          <table:table-cell office:value-type="float" office:value="157.95987" calcext:value-type="float">
            <text:p>157.959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00" calcext:value-type="float">
            <text:p>107900</text:p>
          </table:table-cell>
          <table:table-cell office:value-type="float" office:value="293.10567" calcext:value-type="float">
            <text:p>293.10567</text:p>
          </table:table-cell>
          <table:table-cell office:value-type="float" office:value="-485.34799" calcext:value-type="float">
            <text:p>-485.34799</text:p>
          </table:table-cell>
          <table:table-cell office:value-type="float" office:value="81000" calcext:value-type="float">
            <text:p>81000</text:p>
          </table:table-cell>
          <table:table-cell office:value-type="float" office:value="-742.20497" calcext:value-type="float">
            <text:p>-742.20497</text:p>
          </table:table-cell>
          <table:table-cell office:value-type="float" office:value="643.91125" calcext:value-type="float">
            <text:p>643.91125</text:p>
          </table:table-cell>
          <table:table-cell office:value-type="float" office:value="-98.293721" calcext:value-type="float">
            <text:p>-98.293721</text:p>
          </table:table-cell>
          <table:table-cell office:value-type="float" office:value="-106.86743" calcext:value-type="float">
            <text:p>-106.86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00" calcext:value-type="float">
            <text:p>108000</text:p>
          </table:table-cell>
          <table:table-cell office:value-type="float" office:value="304.37254" calcext:value-type="float">
            <text:p>304.37254</text:p>
          </table:table-cell>
          <table:table-cell office:value-type="float" office:value="8.8610845" calcext:value-type="float">
            <text:p>8.8610845</text:p>
          </table:table-cell>
          <table:table-cell office:value-type="float" office:value="81000" calcext:value-type="float">
            <text:p>81000</text:p>
          </table:table-cell>
          <table:table-cell office:value-type="float" office:value="-782.74375" calcext:value-type="float">
            <text:p>-782.74375</text:p>
          </table:table-cell>
          <table:table-cell office:value-type="float" office:value="668.66296" calcext:value-type="float">
            <text:p>668.66296</text:p>
          </table:table-cell>
          <table:table-cell office:value-type="float" office:value="-114.08079" calcext:value-type="float">
            <text:p>-114.08079</text:p>
          </table:table-cell>
          <table:table-cell office:value-type="float" office:value="48.819875" calcext:value-type="float">
            <text:p>48.819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00" calcext:value-type="float">
            <text:p>108100</text:p>
          </table:table-cell>
          <table:table-cell office:value-type="float" office:value="288.27691" calcext:value-type="float">
            <text:p>288.27691</text:p>
          </table:table-cell>
          <table:table-cell office:value-type="float" office:value="-57.927317" calcext:value-type="float">
            <text:p>-57.927317</text:p>
          </table:table-cell>
          <table:table-cell office:value-type="float" office:value="81000" calcext:value-type="float">
            <text:p>81000</text:p>
          </table:table-cell>
          <table:table-cell office:value-type="float" office:value="-752.26634" calcext:value-type="float">
            <text:p>-752.26634</text:p>
          </table:table-cell>
          <table:table-cell office:value-type="float" office:value="633.30314" calcext:value-type="float">
            <text:p>633.30314</text:p>
          </table:table-cell>
          <table:table-cell office:value-type="float" office:value="-118.9632" calcext:value-type="float">
            <text:p>-118.9632</text:p>
          </table:table-cell>
          <table:table-cell office:value-type="float" office:value="-13.052587" calcext:value-type="float">
            <text:p>-13.0525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00" calcext:value-type="float">
            <text:p>108200</text:p>
          </table:table-cell>
          <table:table-cell office:value-type="float" office:value="300.64238" calcext:value-type="float">
            <text:p>300.64238</text:p>
          </table:table-cell>
          <table:table-cell office:value-type="float" office:value="-98.386603" calcext:value-type="float">
            <text:p>-98.38660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8.82539" calcext:value-type="float">
            <text:p>-778.82539</text:p>
          </table:table-cell>
          <table:table-cell office:value-type="float" office:value="660.46832" calcext:value-type="float">
            <text:p>660.46832</text:p>
          </table:table-cell>
          <table:table-cell office:value-type="float" office:value="-118.35707" calcext:value-type="float">
            <text:p>-118.35707</text:p>
          </table:table-cell>
          <table:table-cell office:value-type="float" office:value="77.585658" calcext:value-type="float">
            <text:p>77.5856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00" calcext:value-type="float">
            <text:p>108300</text:p>
          </table:table-cell>
          <table:table-cell office:value-type="float" office:value="290.95646" calcext:value-type="float">
            <text:p>290.95646</text:p>
          </table:table-cell>
          <table:table-cell office:value-type="float" office:value="-421.1321" calcext:value-type="float">
            <text:p>-421.132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6.70717" calcext:value-type="float">
            <text:p>-766.70717</text:p>
          </table:table-cell>
          <table:table-cell office:value-type="float" office:value="639.18974" calcext:value-type="float">
            <text:p>639.18974</text:p>
          </table:table-cell>
          <table:table-cell office:value-type="float" office:value="-127.51743" calcext:value-type="float">
            <text:p>-127.51743</text:p>
          </table:table-cell>
          <table:table-cell office:value-type="float" office:value="33.323092" calcext:value-type="float">
            <text:p>33.323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00" calcext:value-type="float">
            <text:p>108400</text:p>
          </table:table-cell>
          <table:table-cell office:value-type="float" office:value="295.86548" calcext:value-type="float">
            <text:p>295.86548</text:p>
          </table:table-cell>
          <table:table-cell office:value-type="float" office:value="-319.34794" calcext:value-type="float">
            <text:p>-319.34794</text:p>
          </table:table-cell>
          <table:table-cell office:value-type="float" office:value="81000" calcext:value-type="float">
            <text:p>81000</text:p>
          </table:table-cell>
          <table:table-cell office:value-type="float" office:value="-781.70929" calcext:value-type="float">
            <text:p>-781.70929</text:p>
          </table:table-cell>
          <table:table-cell office:value-type="float" office:value="649.97415" calcext:value-type="float">
            <text:p>649.97415</text:p>
          </table:table-cell>
          <table:table-cell office:value-type="float" office:value="-131.73514" calcext:value-type="float">
            <text:p>-131.73514</text:p>
          </table:table-cell>
          <table:table-cell office:value-type="float" office:value="-141.32551" calcext:value-type="float">
            <text:p>-141.32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00" calcext:value-type="float">
            <text:p>108500</text:p>
          </table:table-cell>
          <table:table-cell office:value-type="float" office:value="304.0028" calcext:value-type="float">
            <text:p>304.0028</text:p>
          </table:table-cell>
          <table:table-cell office:value-type="float" office:value="31.251036" calcext:value-type="float">
            <text:p>31.251036</text:p>
          </table:table-cell>
          <table:table-cell office:value-type="float" office:value="81000" calcext:value-type="float">
            <text:p>81000</text:p>
          </table:table-cell>
          <table:table-cell office:value-type="float" office:value="-790.14333" calcext:value-type="float">
            <text:p>-790.14333</text:p>
          </table:table-cell>
          <table:table-cell office:value-type="float" office:value="667.85067" calcext:value-type="float">
            <text:p>667.85067</text:p>
          </table:table-cell>
          <table:table-cell office:value-type="float" office:value="-122.29266" calcext:value-type="float">
            <text:p>-122.29266</text:p>
          </table:table-cell>
          <table:table-cell office:value-type="float" office:value="127.95009" calcext:value-type="float">
            <text:p>127.95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00" calcext:value-type="float">
            <text:p>108600</text:p>
          </table:table-cell>
          <table:table-cell office:value-type="float" office:value="310.23214" calcext:value-type="float">
            <text:p>310.23214</text:p>
          </table:table-cell>
          <table:table-cell office:value-type="float" office:value="-405.54997" calcext:value-type="float">
            <text:p>-405.549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77.76528" calcext:value-type="float">
            <text:p>-777.76528</text:p>
          </table:table-cell>
          <table:table-cell office:value-type="float" office:value="681.53565" calcext:value-type="float">
            <text:p>681.53565</text:p>
          </table:table-cell>
          <table:table-cell office:value-type="float" office:value="-96.229628" calcext:value-type="float">
            <text:p>-96.229628</text:p>
          </table:table-cell>
          <table:table-cell office:value-type="float" office:value="-201.79873" calcext:value-type="float">
            <text:p>-201.79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00" calcext:value-type="float">
            <text:p>108700</text:p>
          </table:table-cell>
          <table:table-cell office:value-type="float" office:value="307.7502" calcext:value-type="float">
            <text:p>307.7502</text:p>
          </table:table-cell>
          <table:table-cell office:value-type="float" office:value="-71.480484" calcext:value-type="float">
            <text:p>-71.48048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4.35135" calcext:value-type="float">
            <text:p>-754.35135</text:p>
          </table:table-cell>
          <table:table-cell office:value-type="float" office:value="676.08318" calcext:value-type="float">
            <text:p>676.08318</text:p>
          </table:table-cell>
          <table:table-cell office:value-type="float" office:value="-78.268172" calcext:value-type="float">
            <text:p>-78.268172</text:p>
          </table:table-cell>
          <table:table-cell office:value-type="float" office:value="6.2274371" calcext:value-type="float">
            <text:p>6.2274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00" calcext:value-type="float">
            <text:p>108800</text:p>
          </table:table-cell>
          <table:table-cell office:value-type="float" office:value="302.7398" calcext:value-type="float">
            <text:p>302.7398</text:p>
          </table:table-cell>
          <table:table-cell office:value-type="float" office:value="562.62202" calcext:value-type="float">
            <text:p>562.62202</text:p>
          </table:table-cell>
          <table:table-cell office:value-type="float" office:value="81000" calcext:value-type="float">
            <text:p>81000</text:p>
          </table:table-cell>
          <table:table-cell office:value-type="float" office:value="-758.30133" calcext:value-type="float">
            <text:p>-758.30133</text:p>
          </table:table-cell>
          <table:table-cell office:value-type="float" office:value="665.07605" calcext:value-type="float">
            <text:p>665.07605</text:p>
          </table:table-cell>
          <table:table-cell office:value-type="float" office:value="-93.22528" calcext:value-type="float">
            <text:p>-93.22528</text:p>
          </table:table-cell>
          <table:table-cell office:value-type="float" office:value="113.69753" calcext:value-type="float">
            <text:p>113.6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00" calcext:value-type="float">
            <text:p>108900</text:p>
          </table:table-cell>
          <table:table-cell office:value-type="float" office:value="292.46509" calcext:value-type="float">
            <text:p>292.46509</text:p>
          </table:table-cell>
          <table:table-cell office:value-type="float" office:value="91.419959" calcext:value-type="float">
            <text:p>91.419959</text:p>
          </table:table-cell>
          <table:table-cell office:value-type="float" office:value="81000" calcext:value-type="float">
            <text:p>81000</text:p>
          </table:table-cell>
          <table:table-cell office:value-type="float" office:value="-780.78565" calcext:value-type="float">
            <text:p>-780.78565</text:p>
          </table:table-cell>
          <table:table-cell office:value-type="float" office:value="642.50398" calcext:value-type="float">
            <text:p>642.50398</text:p>
          </table:table-cell>
          <table:table-cell office:value-type="float" office:value="-138.28167" calcext:value-type="float">
            <text:p>-138.28167</text:p>
          </table:table-cell>
          <table:table-cell office:value-type="float" office:value="114.18077" calcext:value-type="float">
            <text:p>114.18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00" calcext:value-type="float">
            <text:p>109000</text:p>
          </table:table-cell>
          <table:table-cell office:value-type="float" office:value="287.84861" calcext:value-type="float">
            <text:p>287.84861</text:p>
          </table:table-cell>
          <table:table-cell office:value-type="float" office:value="-189.88763" calcext:value-type="float">
            <text:p>-189.8876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4.28954" calcext:value-type="float">
            <text:p>-774.28954</text:p>
          </table:table-cell>
          <table:table-cell office:value-type="float" office:value="632.36223" calcext:value-type="float">
            <text:p>632.36223</text:p>
          </table:table-cell>
          <table:table-cell office:value-type="float" office:value="-141.92731" calcext:value-type="float">
            <text:p>-141.92731</text:p>
          </table:table-cell>
          <table:table-cell office:value-type="float" office:value="-47.279925" calcext:value-type="float">
            <text:p>-47.279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00" calcext:value-type="float">
            <text:p>109100</text:p>
          </table:table-cell>
          <table:table-cell office:value-type="float" office:value="312.09198" calcext:value-type="float">
            <text:p>312.09198</text:p>
          </table:table-cell>
          <table:table-cell office:value-type="float" office:value="10.284611" calcext:value-type="float">
            <text:p>10.284611</text:p>
          </table:table-cell>
          <table:table-cell office:value-type="float" office:value="81000" calcext:value-type="float">
            <text:p>81000</text:p>
          </table:table-cell>
          <table:table-cell office:value-type="float" office:value="-785.77807" calcext:value-type="float">
            <text:p>-785.77807</text:p>
          </table:table-cell>
          <table:table-cell office:value-type="float" office:value="685.62146" calcext:value-type="float">
            <text:p>685.62146</text:p>
          </table:table-cell>
          <table:table-cell office:value-type="float" office:value="-100.15661" calcext:value-type="float">
            <text:p>-100.15661</text:p>
          </table:table-cell>
          <table:table-cell office:value-type="float" office:value="-76.670529" calcext:value-type="float">
            <text:p>-76.670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00" calcext:value-type="float">
            <text:p>109200</text:p>
          </table:table-cell>
          <table:table-cell office:value-type="float" office:value="292.14038" calcext:value-type="float">
            <text:p>292.14038</text:p>
          </table:table-cell>
          <table:table-cell office:value-type="float" office:value="-216.00564" calcext:value-type="float">
            <text:p>-216.00564</text:p>
          </table:table-cell>
          <table:table-cell office:value-type="float" office:value="81000" calcext:value-type="float">
            <text:p>81000</text:p>
          </table:table-cell>
          <table:table-cell office:value-type="float" office:value="-722.38945" calcext:value-type="float">
            <text:p>-722.38945</text:p>
          </table:table-cell>
          <table:table-cell office:value-type="float" office:value="641.79063" calcext:value-type="float">
            <text:p>641.79063</text:p>
          </table:table-cell>
          <table:table-cell office:value-type="float" office:value="-80.598818" calcext:value-type="float">
            <text:p>-80.598818</text:p>
          </table:table-cell>
          <table:table-cell office:value-type="float" office:value="-211.76715" calcext:value-type="float">
            <text:p>-211.76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00" calcext:value-type="float">
            <text:p>109300</text:p>
          </table:table-cell>
          <table:table-cell office:value-type="float" office:value="306.18028" calcext:value-type="float">
            <text:p>306.18028</text:p>
          </table:table-cell>
          <table:table-cell office:value-type="float" office:value="-391.38916" calcext:value-type="float">
            <text:p>-391.38916</text:p>
          </table:table-cell>
          <table:table-cell office:value-type="float" office:value="81000" calcext:value-type="float">
            <text:p>81000</text:p>
          </table:table-cell>
          <table:table-cell office:value-type="float" office:value="-734.28123" calcext:value-type="float">
            <text:p>-734.28123</text:p>
          </table:table-cell>
          <table:table-cell office:value-type="float" office:value="672.63429" calcext:value-type="float">
            <text:p>672.63429</text:p>
          </table:table-cell>
          <table:table-cell office:value-type="float" office:value="-61.646946" calcext:value-type="float">
            <text:p>-61.646946</text:p>
          </table:table-cell>
          <table:table-cell office:value-type="float" office:value="-149.46416" calcext:value-type="float">
            <text:p>-149.464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00" calcext:value-type="float">
            <text:p>109400</text:p>
          </table:table-cell>
          <table:table-cell office:value-type="float" office:value="295.9256" calcext:value-type="float">
            <text:p>295.9256</text:p>
          </table:table-cell>
          <table:table-cell office:value-type="float" office:value="-465.12739" calcext:value-type="float">
            <text:p>-465.127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26.56921" calcext:value-type="float">
            <text:p>-726.56921</text:p>
          </table:table-cell>
          <table:table-cell office:value-type="float" office:value="650.10623" calcext:value-type="float">
            <text:p>650.10623</text:p>
          </table:table-cell>
          <table:table-cell office:value-type="float" office:value="-76.46298" calcext:value-type="float">
            <text:p>-76.46298</text:p>
          </table:table-cell>
          <table:table-cell office:value-type="float" office:value="-109.13144" calcext:value-type="float">
            <text:p>-109.13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00" calcext:value-type="float">
            <text:p>109500</text:p>
          </table:table-cell>
          <table:table-cell office:value-type="float" office:value="288.79244" calcext:value-type="float">
            <text:p>288.79244</text:p>
          </table:table-cell>
          <table:table-cell office:value-type="float" office:value="-430.20624" calcext:value-type="float">
            <text:p>-430.20624</text:p>
          </table:table-cell>
          <table:table-cell office:value-type="float" office:value="81000" calcext:value-type="float">
            <text:p>81000</text:p>
          </table:table-cell>
          <table:table-cell office:value-type="float" office:value="-755.30027" calcext:value-type="float">
            <text:p>-755.30027</text:p>
          </table:table-cell>
          <table:table-cell office:value-type="float" office:value="634.43569" calcext:value-type="float">
            <text:p>634.43569</text:p>
          </table:table-cell>
          <table:table-cell office:value-type="float" office:value="-120.86458" calcext:value-type="float">
            <text:p>-120.86458</text:p>
          </table:table-cell>
          <table:table-cell office:value-type="float" office:value="-220.74218" calcext:value-type="float">
            <text:p>-220.7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00" calcext:value-type="float">
            <text:p>109600</text:p>
          </table:table-cell>
          <table:table-cell office:value-type="float" office:value="297.38659" calcext:value-type="float">
            <text:p>297.38659</text:p>
          </table:table-cell>
          <table:table-cell office:value-type="float" office:value="-201.67293" calcext:value-type="float">
            <text:p>-201.67293</text:p>
          </table:table-cell>
          <table:table-cell office:value-type="float" office:value="81000" calcext:value-type="float">
            <text:p>81000</text:p>
          </table:table-cell>
          <table:table-cell office:value-type="float" office:value="-779.79254" calcext:value-type="float">
            <text:p>-779.79254</text:p>
          </table:table-cell>
          <table:table-cell office:value-type="float" office:value="653.31582" calcext:value-type="float">
            <text:p>653.31582</text:p>
          </table:table-cell>
          <table:table-cell office:value-type="float" office:value="-126.47672" calcext:value-type="float">
            <text:p>-126.47672</text:p>
          </table:table-cell>
          <table:table-cell office:value-type="float" office:value="36.235478" calcext:value-type="float">
            <text:p>36.235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00" calcext:value-type="float">
            <text:p>109700</text:p>
          </table:table-cell>
          <table:table-cell office:value-type="float" office:value="289.53673" calcext:value-type="float">
            <text:p>289.53673</text:p>
          </table:table-cell>
          <table:table-cell office:value-type="float" office:value="-755.83097" calcext:value-type="float">
            <text:p>-755.83097</text:p>
          </table:table-cell>
          <table:table-cell office:value-type="float" office:value="81000" calcext:value-type="float">
            <text:p>81000</text:p>
          </table:table-cell>
          <table:table-cell office:value-type="float" office:value="-746.84396" calcext:value-type="float">
            <text:p>-746.84396</text:p>
          </table:table-cell>
          <table:table-cell office:value-type="float" office:value="636.0708" calcext:value-type="float">
            <text:p>636.0708</text:p>
          </table:table-cell>
          <table:table-cell office:value-type="float" office:value="-110.77316" calcext:value-type="float">
            <text:p>-110.77316</text:p>
          </table:table-cell>
          <table:table-cell office:value-type="float" office:value="-175.53949" calcext:value-type="float">
            <text:p>-175.539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00" calcext:value-type="float">
            <text:p>109800</text:p>
          </table:table-cell>
          <table:table-cell office:value-type="float" office:value="302.2961" calcext:value-type="float">
            <text:p>302.2961</text:p>
          </table:table-cell>
          <table:table-cell office:value-type="float" office:value="-798.82939" calcext:value-type="float">
            <text:p>-798.82939</text:p>
          </table:table-cell>
          <table:table-cell office:value-type="float" office:value="81000" calcext:value-type="float">
            <text:p>81000</text:p>
          </table:table-cell>
          <table:table-cell office:value-type="float" office:value="-761.40543" calcext:value-type="float">
            <text:p>-761.40543</text:p>
          </table:table-cell>
          <table:table-cell office:value-type="float" office:value="664.10131" calcext:value-type="float">
            <text:p>664.10131</text:p>
          </table:table-cell>
          <table:table-cell office:value-type="float" office:value="-97.304119" calcext:value-type="float">
            <text:p>-97.304119</text:p>
          </table:table-cell>
          <table:table-cell office:value-type="float" office:value="-320.22399" calcext:value-type="float">
            <text:p>-320.223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00" calcext:value-type="float">
            <text:p>109900</text:p>
          </table:table-cell>
          <table:table-cell office:value-type="float" office:value="305.70333" calcext:value-type="float">
            <text:p>305.70333</text:p>
          </table:table-cell>
          <table:table-cell office:value-type="float" office:value="-137.31231" calcext:value-type="float">
            <text:p>-137.31231</text:p>
          </table:table-cell>
          <table:table-cell office:value-type="float" office:value="81000" calcext:value-type="float">
            <text:p>81000</text:p>
          </table:table-cell>
          <table:table-cell office:value-type="float" office:value="-768.34414" calcext:value-type="float">
            <text:p>-768.34414</text:p>
          </table:table-cell>
          <table:table-cell office:value-type="float" office:value="671.58649" calcext:value-type="float">
            <text:p>671.58649</text:p>
          </table:table-cell>
          <table:table-cell office:value-type="float" office:value="-96.757645" calcext:value-type="float">
            <text:p>-96.757645</text:p>
          </table:table-cell>
          <table:table-cell office:value-type="float" office:value="-90.474755" calcext:value-type="float">
            <text:p>-90.4747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office:value-type="float" office:value="295.13889" calcext:value-type="float">
            <text:p>295.13889</text:p>
          </table:table-cell>
          <table:table-cell office:value-type="float" office:value="-188.99852" calcext:value-type="float">
            <text:p>-188.99852</text:p>
          </table:table-cell>
          <table:table-cell office:value-type="float" office:value="81000" calcext:value-type="float">
            <text:p>81000</text:p>
          </table:table-cell>
          <table:table-cell office:value-type="float" office:value="-776.9702" calcext:value-type="float">
            <text:p>-776.9702</text:p>
          </table:table-cell>
          <table:table-cell office:value-type="float" office:value="648.37794" calcext:value-type="float">
            <text:p>648.37794</text:p>
          </table:table-cell>
          <table:table-cell office:value-type="float" office:value="-128.59226" calcext:value-type="float">
            <text:p>-128.59226</text:p>
          </table:table-cell>
          <table:table-cell office:value-type="float" office:value="-71.277692" calcext:value-type="float">
            <text:p>-71.277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G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1T18:59:34.888196650</dc:date>
    <meta:editing-duration>PT6M37S</meta:editing-duration>
    <meta:editing-cycles>3</meta:editing-cycles>
    <meta:generator>LibreOffice/6.1.3.2$Linux_x86 LibreOffice_project/10$Build-2</meta:generator>
    <meta:document-statistic meta:table-count="1" meta:cell-count="8017" meta:object-count="0"/>
  </office:meta>
</office:document-meta>
</file>